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_table_percentage_module_data" table:style-name="ta1">
        <table:shapes>
          <draw:frame draw:z-index="0" draw:style-name="gr1" draw:text-style-name="P1" svg:width="6.2988in" svg:height="3.5429in" svg:x="0.7898in" svg:y="0.0394in">
            <draw:object draw:notify-on-update-of-ranges="normal_table_percentage_module_data.A14:normal_table_percentage_module_data.DZ14 normal_table_percentage_module_data.A15:normal_table_percentage_module_data.DZ15 normal_table_percentage_module_data.A15:normal_table_percentage_module_data.DZ15 normal_table_percentage_module_data.A92:normal_table_percentage_module_data.DZ92 normal_table_percentage_module_data.A93:normal_table_percentage_module_data.DZ93 normal_table_percentage_module_data.A93:normal_table_percentage_module_data.DZ93 normal_table_percentage_module_data.A79:normal_table_percentage_module_data.DZ79 normal_table_percentage_module_data.A80:normal_table_percentage_module_data.DZ80 normal_table_percentage_module_data.A80:normal_table_percentage_module_data.DZ80 normal_table_percentage_module_data.A66:normal_table_percentage_module_data.DZ66 normal_table_percentage_module_data.A80:normal_table_percentage_module_data.DZ80 normal_table_percentage_module_data.A80:normal_table_percentage_module_data.DZ80 normal_table_percentage_module_data.A53:normal_table_percentage_module_data.DZ53 normal_table_percentage_module_data.A54:normal_table_percentage_module_data.DZ54 normal_table_percentage_module_data.A54:normal_table_percentage_module_data.DZ54 normal_table_percentage_module_data.A40:normal_table_percentage_module_data.DZ40 normal_table_percentage_module_data.A41:normal_table_percentage_module_data.DZ41 normal_table_percentage_module_data.A41:normal_table_percentage_module_data.DZ41 normal_table_percentage_module_data.A27:normal_table_percentage_module_data.DZ27 normal_table_percentage_module_data.A28:normal_table_percentage_module_data.DZ28 normal_table_percentage_module_data.A28:normal_table_percentage_module_data.DZ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2" table:default-cell-style-name="Default"/>
        <table:table-column table:style-name="co3" table:number-columns-repeated="25" table:default-cell-style-name="Default"/>
        <table:table-column table:style-name="co2" table:number-columns-repeated="4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number-rows-repeated="2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53.8812785388128" calcext:value-type="float">
            <text:p>53.8812785388128</text:p>
          </table:table-cell>
          <table:table-cell office:value-type="float" office:value="52.0547945205479" calcext:value-type="float">
            <text:p>52.0547945205479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5.662100456621" calcext:value-type="float">
            <text:p>45.662100456621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38.3561643835616" calcext:value-type="float">
            <text:p>38.3561643835616</text:p>
          </table:table-cell>
          <table:table-cell table:number-columns-repeated="2" office:value-type="float" office:value="37.8995433789954" calcext:value-type="float">
            <text:p>37.8995433789954</text:p>
          </table:table-cell>
          <table:table-cell table:number-columns-repeated="4" office:value-type="float" office:value="36.986301369863" calcext:value-type="float">
            <text:p>36.986301369863</text:p>
          </table:table-cell>
          <table:table-cell table:number-columns-repeated="2" office:value-type="float" office:value="36.5296803652968" calcext:value-type="float">
            <text:p>36.5296803652968</text:p>
          </table:table-cell>
          <table:table-cell office:value-type="float" office:value="36.0730593607306" calcext:value-type="float">
            <text:p>36.0730593607306</text:p>
          </table:table-cell>
          <table:table-cell table:number-columns-repeated="2" office:value-type="float" office:value="36.986301369863" calcext:value-type="float">
            <text:p>36.986301369863</text:p>
          </table:table-cell>
          <table:table-cell table:number-columns-repeated="2" office:value-type="float" office:value="37.4429223744292" calcext:value-type="float">
            <text:p>37.4429223744292</text:p>
          </table:table-cell>
          <table:table-cell office:value-type="float" office:value="39.2694063926941" calcext:value-type="float">
            <text:p>39.2694063926941</text:p>
          </table:table-cell>
          <table:table-cell table:number-columns-repeated="2" office:value-type="float" office:value="40.1826484018265" calcext:value-type="float">
            <text:p>40.1826484018265</text:p>
          </table:table-cell>
          <table:table-cell table:number-columns-repeated="3" office:value-type="float" office:value="40.6392694063927" calcext:value-type="float">
            <text:p>40.6392694063927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4.7488584474886" calcext:value-type="float">
            <text:p>44.7488584474886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8.8584474885845" calcext:value-type="float">
            <text:p>48.8584474885845</text:p>
          </table:table-cell>
          <table:table-cell office:value-type="float" office:value="50.6849315068493" calcext:value-type="float">
            <text:p>50.6849315068493</text:p>
          </table:table-cell>
          <table:table-cell office:value-type="float" office:value="52.9680365296804" calcext:value-type="float">
            <text:p>52.9680365296804</text:p>
          </table:table-cell>
          <table:table-cell office:value-type="float" office:value="56.1643835616438" calcext:value-type="float">
            <text:p>56.1643835616438</text:p>
          </table:table-cell>
          <table:table-cell office:value-type="float" office:value="57.9908675799087" calcext:value-type="float">
            <text:p>57.9908675799087</text:p>
          </table:table-cell>
          <table:table-cell office:value-type="float" office:value="59.8173515981735" calcext:value-type="float">
            <text:p>59.8173515981735</text:p>
          </table:table-cell>
          <table:table-cell office:value-type="float" office:value="61.6438356164384" calcext:value-type="float">
            <text:p>61.6438356164384</text:p>
          </table:table-cell>
          <table:table-cell office:value-type="float" office:value="63.4703196347032" calcext:value-type="float">
            <text:p>63.470319634703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8.4931506849315" calcext:value-type="float">
            <text:p>68.4931506849315</text:p>
          </table:table-cell>
          <table:table-cell office:value-type="float" office:value="72.6027397260274" calcext:value-type="float">
            <text:p>72.6027397260274</text:p>
          </table:table-cell>
          <table:table-cell office:value-type="float" office:value="73.972602739726" calcext:value-type="float">
            <text:p>73.972602739726</text:p>
          </table:table-cell>
          <table:table-cell office:value-type="float" office:value="77.6255707762557" calcext:value-type="float">
            <text:p>77.6255707762557</text:p>
          </table:table-cell>
          <table:table-cell office:value-type="float" office:value="78.5388127853881" calcext:value-type="float">
            <text:p>78.5388127853881</text:p>
          </table:table-cell>
          <table:table-cell office:value-type="float" office:value="80.365296803653" calcext:value-type="float">
            <text:p>80.365296803653</text:p>
          </table:table-cell>
          <table:table-cell office:value-type="float" office:value="82.1917808219178" calcext:value-type="float">
            <text:p>82.1917808219178</text:p>
          </table:table-cell>
          <table:table-cell office:value-type="float" office:value="84.0182648401826" calcext:value-type="float">
            <text:p>84.0182648401826</text:p>
          </table:table-cell>
          <table:table-cell office:value-type="float" office:value="84.9315068493151" calcext:value-type="float">
            <text:p>84.9315068493151</text:p>
          </table:table-cell>
          <table:table-cell office:value-type="float" office:value="86.3013698630137" calcext:value-type="float">
            <text:p>86.3013698630137</text:p>
          </table:table-cell>
          <table:table-cell office:value-type="float" office:value="88.5844748858447" calcext:value-type="float">
            <text:p>88.5844748858447</text:p>
          </table:table-cell>
          <table:table-cell table:number-columns-repeated="2" office:value-type="float" office:value="89.9543378995434" calcext:value-type="float">
            <text:p>89.9543378995434</text:p>
          </table:table-cell>
          <table:table-cell office:value-type="float" office:value="92.2374429223744" calcext:value-type="float">
            <text:p>92.2374429223744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7.2602739726027" calcext:value-type="float">
            <text:p>97.2602739726027</text:p>
          </table:table-cell>
          <table:table-cell table:number-columns-repeated="2" office:value-type="float" office:value="99.0867579908676" calcext:value-type="float">
            <text:p>99.0867579908676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46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2" office:value-type="float" office:value="98.6301369863014" calcext:value-type="float">
            <text:p>98.6301369863014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5.4337899543379" calcext:value-type="float">
            <text:p>95.4337899543379</text:p>
          </table:table-cell>
          <table:table-cell table:number-columns-repeated="3" office:value-type="float" office:value="94.9771689497717" calcext:value-type="float">
            <text:p>94.9771689497717</text:p>
          </table:table-cell>
          <table:table-cell table:number-columns-repeated="3" office:value-type="float" office:value="94.0639269406393" calcext:value-type="float">
            <text:p>94.0639269406393</text:p>
          </table:table-cell>
          <table:table-cell table:number-columns-repeated="3" office:value-type="float" office:value="93.6073059360731" calcext:value-type="float">
            <text:p>93.6073059360731</text:p>
          </table:table-cell>
          <table:table-cell office:value-type="float" office:value="92.2374429223744" calcext:value-type="float">
            <text:p>92.2374429223744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1.324200913242" calcext:value-type="float">
            <text:p>91.324200913242</text:p>
          </table:table-cell>
          <table:table-cell office:value-type="float" office:value="90.8675799086758" calcext:value-type="float">
            <text:p>90.8675799086758</text:p>
          </table:table-cell>
          <table:table-cell table:number-columns-repeated="2" office:value-type="float" office:value="90.4109589041096" calcext:value-type="float">
            <text:p>90.4109589041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4885844748858" calcext:value-type="float">
            <text:p>47.4885844748858</text:p>
          </table:table-cell>
          <table:table-cell office:value-type="float" office:value="58.4474885844749" calcext:value-type="float">
            <text:p>58.4474885844749</text:p>
          </table:table-cell>
          <table:table-cell office:value-type="float" office:value="58.9041095890411" calcext:value-type="float">
            <text:p>58.9041095890411</text:p>
          </table:table-cell>
          <table:table-cell office:value-type="float" office:value="52.9680365296804" calcext:value-type="float">
            <text:p>52.9680365296804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37.8995433789954" calcext:value-type="float">
            <text:p>37.8995433789954</text:p>
          </table:table-cell>
          <table:table-cell table:number-columns-repeated="2" office:value-type="float" office:value="37.4429223744292" calcext:value-type="float">
            <text:p>37.4429223744292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7.8995433789954" calcext:value-type="float">
            <text:p>37.8995433789954</text:p>
          </table:table-cell>
          <table:table-cell table:number-columns-repeated="2" office:value-type="float" office:value="39.2694063926941" calcext:value-type="float">
            <text:p>39.2694063926941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2.0091324200913" calcext:value-type="float">
            <text:p>42.0091324200913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4.7488584474886" calcext:value-type="float">
            <text:p>44.7488584474886</text:p>
          </table:table-cell>
          <table:table-cell office:value-type="float" office:value="47.4885844748858" calcext:value-type="float">
            <text:p>47.4885844748858</text:p>
          </table:table-cell>
          <table:table-cell office:value-type="float" office:value="49.7716894977169" calcext:value-type="float">
            <text:p>49.7716894977169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51.5981735159817" calcext:value-type="float">
            <text:p>51.5981735159817</text:p>
          </table:table-cell>
          <table:table-cell office:value-type="float" office:value="53.4246575342466" calcext:value-type="float">
            <text:p>53.4246575342466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57.5342465753425" calcext:value-type="float">
            <text:p>57.5342465753425</text:p>
          </table:table-cell>
          <table:table-cell office:value-type="float" office:value="59.8173515981735" calcext:value-type="float">
            <text:p>59.8173515981735</text:p>
          </table:table-cell>
          <table:table-cell office:value-type="float" office:value="62.1004566210046" calcext:value-type="float">
            <text:p>62.1004566210046</text:p>
          </table:table-cell>
          <table:table-cell office:value-type="float" office:value="63.013698630137" calcext:value-type="float">
            <text:p>63.013698630137</text:p>
          </table:table-cell>
          <table:table-cell office:value-type="float" office:value="64.8401826484018" calcext:value-type="float">
            <text:p>64.840182648401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7.5799086757991" calcext:value-type="float">
            <text:p>67.5799086757991</text:p>
          </table:table-cell>
          <table:table-cell office:value-type="float" office:value="69.8630136986301" calcext:value-type="float">
            <text:p>69.8630136986301</text:p>
          </table:table-cell>
          <table:table-cell office:value-type="float" office:value="73.5159817351598" calcext:value-type="float">
            <text:p>73.5159817351598</text:p>
          </table:table-cell>
          <table:table-cell office:value-type="float" office:value="76.7123287671233" calcext:value-type="float">
            <text:p>76.7123287671233</text:p>
          </table:table-cell>
          <table:table-cell office:value-type="float" office:value="78.0821917808219" calcext:value-type="float">
            <text:p>78.0821917808219</text:p>
          </table:table-cell>
          <table:table-cell office:value-type="float" office:value="79.9086757990868" calcext:value-type="float">
            <text:p>79.9086757990868</text:p>
          </table:table-cell>
          <table:table-cell office:value-type="float" office:value="83.5616438356164" calcext:value-type="float">
            <text:p>83.5616438356164</text:p>
          </table:table-cell>
          <table:table-cell office:value-type="float" office:value="86.3013698630137" calcext:value-type="float">
            <text:p>86.3013698630137</text:p>
          </table:table-cell>
          <table:table-cell office:value-type="float" office:value="87.2146118721461" calcext:value-type="float">
            <text:p>87.2146118721461</text:p>
          </table:table-cell>
          <table:table-cell office:value-type="float" office:value="88.1278538812785" calcext:value-type="float">
            <text:p>88.1278538812785</text:p>
          </table:table-cell>
          <table:table-cell office:value-type="float" office:value="89.041095890411" calcext:value-type="float">
            <text:p>89.041095890411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4.0639269406393" calcext:value-type="float">
            <text:p>94.0639269406393</text:p>
          </table:table-cell>
          <table:table-cell table:number-columns-repeated="2" office:value-type="float" office:value="94.9771689497717" calcext:value-type="float">
            <text:p>94.9771689497717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7.716894977169" calcext:value-type="float">
            <text:p>97.716894977169</text:p>
          </table:table-cell>
          <table:table-cell table:number-columns-repeated="3" office:value-type="float" office:value="98.6301369863014" calcext:value-type="float">
            <text:p>98.6301369863014</text:p>
          </table:table-cell>
          <table:table-cell table:number-columns-repeated="2" office:value-type="float" office:value="99.0867579908676" calcext:value-type="float">
            <text:p>99.0867579908676</text:p>
          </table:table-cell>
          <table:table-cell table:number-columns-repeated="3" office:value-type="float" office:value="99.5433789954338" calcext:value-type="float">
            <text:p>99.5433789954338</text:p>
          </table:table-cell>
          <table:table-cell table:number-columns-repeated="53" office:value-type="float" office:value="100" calcext:value-type="float">
            <text:p>100</text:p>
          </table:table-cell>
          <table:table-cell table:number-columns-repeated="8" office:value-type="float" office:value="99.5433789954338" calcext:value-type="float">
            <text:p>99.5433789954338</text:p>
          </table:table-cell>
          <table:table-cell table:number-columns-repeated="4" office:value-type="float" office:value="99.0867579908676" calcext:value-type="float">
            <text:p>99.0867579908676</text:p>
          </table:table-cell>
          <table:table-cell table:number-columns-repeated="2" office:value-type="float" office:value="98.6301369863014" calcext:value-type="float">
            <text:p>98.6301369863014</text:p>
          </table:table-cell>
          <table:table-cell office:value-type="float" office:value="98.1735159817352" calcext:value-type="float">
            <text:p>98.173515981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53.4246575342466" calcext:value-type="float">
            <text:p>53.4246575342466</text:p>
          </table:table-cell>
          <table:table-cell office:value-type="float" office:value="50.6849315068493" calcext:value-type="float">
            <text:p>50.6849315068493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40.1826484018265" calcext:value-type="float">
            <text:p>40.1826484018265</text:p>
          </table:table-cell>
          <table:table-cell table:number-columns-repeated="2" office:value-type="float" office:value="38.3561643835616" calcext:value-type="float">
            <text:p>38.3561643835616</text:p>
          </table:table-cell>
          <table:table-cell table:number-columns-repeated="2" office:value-type="float" office:value="37.8995433789954" calcext:value-type="float">
            <text:p>37.8995433789954</text:p>
          </table:table-cell>
          <table:table-cell table:number-columns-repeated="2" office:value-type="float" office:value="36.5296803652968" calcext:value-type="float">
            <text:p>36.5296803652968</text:p>
          </table:table-cell>
          <table:table-cell table:number-columns-repeated="2" office:value-type="float" office:value="36.0730593607306" calcext:value-type="float">
            <text:p>36.0730593607306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8.8127853881278" calcext:value-type="float">
            <text:p>38.8127853881278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9.7260273972603" calcext:value-type="float">
            <text:p>39.7260273972603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43.37899543379" calcext:value-type="float">
            <text:p>43.37899543379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4.7488584474886" calcext:value-type="float">
            <text:p>44.7488584474886</text:p>
          </table:table-cell>
          <table:table-cell office:value-type="float" office:value="45.662100456621" calcext:value-type="float">
            <text:p>45.662100456621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50.2283105022831" calcext:value-type="float">
            <text:p>50.2283105022831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53.4246575342466" calcext:value-type="float">
            <text:p>53.4246575342466</text:p>
          </table:table-cell>
          <table:table-cell office:value-type="float" office:value="55.7077625570776" calcext:value-type="float">
            <text:p>55.7077625570776</text:p>
          </table:table-cell>
          <table:table-cell office:value-type="float" office:value="56.62100456621" calcext:value-type="float">
            <text:p>56.62100456621</text:p>
          </table:table-cell>
          <table:table-cell office:value-type="float" office:value="59.8173515981735" calcext:value-type="float">
            <text:p>59.8173515981735</text:p>
          </table:table-cell>
          <table:table-cell office:value-type="float" office:value="61.1872146118721" calcext:value-type="float">
            <text:p>61.1872146118721</text:p>
          </table:table-cell>
          <table:table-cell office:value-type="float" office:value="63.4703196347032" calcext:value-type="float">
            <text:p>63.4703196347032</text:p>
          </table:table-cell>
          <table:table-cell office:value-type="float" office:value="67.5799086757991" calcext:value-type="float">
            <text:p>67.5799086757991</text:p>
          </table:table-cell>
          <table:table-cell office:value-type="float" office:value="71.2328767123288" calcext:value-type="float">
            <text:p>71.2328767123288</text:p>
          </table:table-cell>
          <table:table-cell office:value-type="float" office:value="73.5159817351598" calcext:value-type="float">
            <text:p>73.5159817351598</text:p>
          </table:table-cell>
          <table:table-cell office:value-type="float" office:value="76.2557077625571" calcext:value-type="float">
            <text:p>76.2557077625571</text:p>
          </table:table-cell>
          <table:table-cell office:value-type="float" office:value="78.0821917808219" calcext:value-type="float">
            <text:p>78.0821917808219</text:p>
          </table:table-cell>
          <table:table-cell office:value-type="float" office:value="80.8219178082192" calcext:value-type="float">
            <text:p>80.8219178082192</text:p>
          </table:table-cell>
          <table:table-cell office:value-type="float" office:value="81.2785388127854" calcext:value-type="float">
            <text:p>81.2785388127854</text:p>
          </table:table-cell>
          <table:table-cell office:value-type="float" office:value="82.648401826484" calcext:value-type="float">
            <text:p>82.648401826484</text:p>
          </table:table-cell>
          <table:table-cell office:value-type="float" office:value="83.5616438356164" calcext:value-type="float">
            <text:p>83.5616438356164</text:p>
          </table:table-cell>
          <table:table-cell office:value-type="float" office:value="87.6712328767123" calcext:value-type="float">
            <text:p>87.6712328767123</text:p>
          </table:table-cell>
          <table:table-cell office:value-type="float" office:value="89.4977168949772" calcext:value-type="float">
            <text:p>89.4977168949772</text:p>
          </table:table-cell>
          <table:table-cell office:value-type="float" office:value="90.4109589041096" calcext:value-type="float">
            <text:p>90.4109589041096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3.6073059360731" calcext:value-type="float">
            <text:p>93.6073059360731</text:p>
          </table:table-cell>
          <table:table-cell office:value-type="float" office:value="94.5205479452055" calcext:value-type="float">
            <text:p>94.5205479452055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7.2602739726027" calcext:value-type="float">
            <text:p>97.2602739726027</text:p>
          </table:table-cell>
          <table:table-cell office:value-type="float" office:value="99.0867579908676" calcext:value-type="float">
            <text:p>99.0867579908676</text:p>
          </table:table-cell>
          <table:table-cell table:number-columns-repeated="58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office:value-type="float" office:value="99.0867579908676" calcext:value-type="float">
            <text:p>99.0867579908676</text:p>
          </table:table-cell>
          <table:table-cell office:value-type="float" office:value="98.6301369863014" calcext:value-type="float">
            <text:p>98.6301369863014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7.716894977169" calcext:value-type="float">
            <text:p>97.716894977169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4.5205479452055" calcext:value-type="float">
            <text:p>94.5205479452055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2.6940639269406" calcext:value-type="float">
            <text:p>92.6940639269406</text:p>
          </table:table-cell>
          <table:table-cell office:value-type="float" office:value="91.7808219178082" calcext:value-type="float">
            <text:p>91.7808219178082</text:p>
          </table:table-cell>
          <table:table-cell table:number-columns-repeated="4" office:value-type="float" office:value="91.324200913242" calcext:value-type="float">
            <text:p>91.324200913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48.8584474885845" calcext:value-type="float">
            <text:p>48.8584474885845</text:p>
          </table:table-cell>
          <table:table-cell office:value-type="float" office:value="45.2054794520548" calcext:value-type="float">
            <text:p>45.2054794520548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38.8127853881278" calcext:value-type="float">
            <text:p>38.8127853881278</text:p>
          </table:table-cell>
          <table:table-cell office:value-type="float" office:value="36.986301369863" calcext:value-type="float">
            <text:p>36.986301369863</text:p>
          </table:table-cell>
          <table:table-cell table:number-columns-repeated="2" office:value-type="float" office:value="37.4429223744292" calcext:value-type="float">
            <text:p>37.4429223744292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7.8995433789954" calcext:value-type="float">
            <text:p>37.8995433789954</text:p>
          </table:table-cell>
          <table:table-cell table:number-columns-repeated="2" office:value-type="float" office:value="38.8127853881278" calcext:value-type="float">
            <text:p>38.8127853881278</text:p>
          </table:table-cell>
          <table:table-cell office:value-type="float" office:value="39.2694063926941" calcext:value-type="float">
            <text:p>39.2694063926941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42.0091324200913" calcext:value-type="float">
            <text:p>42.0091324200913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5.2054794520548" calcext:value-type="float">
            <text:p>45.2054794520548</text:p>
          </table:table-cell>
          <table:table-cell office:value-type="float" office:value="47.4885844748858" calcext:value-type="float">
            <text:p>47.4885844748858</text:p>
          </table:table-cell>
          <table:table-cell office:value-type="float" office:value="49.3150684931507" calcext:value-type="float">
            <text:p>49.3150684931507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54.337899543379" calcext:value-type="float">
            <text:p>54.337899543379</text:p>
          </table:table-cell>
          <table:table-cell office:value-type="float" office:value="55.2511415525114" calcext:value-type="float">
            <text:p>55.2511415525114</text:p>
          </table:table-cell>
          <table:table-cell office:value-type="float" office:value="56.1643835616438" calcext:value-type="float">
            <text:p>56.1643835616438</text:p>
          </table:table-cell>
          <table:table-cell office:value-type="float" office:value="57.5342465753425" calcext:value-type="float">
            <text:p>57.5342465753425</text:p>
          </table:table-cell>
          <table:table-cell office:value-type="float" office:value="58.9041095890411" calcext:value-type="float">
            <text:p>58.9041095890411</text:p>
          </table:table-cell>
          <table:table-cell office:value-type="float" office:value="61.6438356164384" calcext:value-type="float">
            <text:p>61.6438356164384</text:p>
          </table:table-cell>
          <table:table-cell office:value-type="float" office:value="62.5570776255708" calcext:value-type="float">
            <text:p>62.5570776255708</text:p>
          </table:table-cell>
          <table:table-cell office:value-type="float" office:value="64.3835616438356" calcext:value-type="float">
            <text:p>64.3835616438356</text:p>
          </table:table-cell>
          <table:table-cell office:value-type="float" office:value="67.5799086757991" calcext:value-type="float">
            <text:p>67.5799086757991</text:p>
          </table:table-cell>
          <table:table-cell office:value-type="float" office:value="71.689497716895" calcext:value-type="float">
            <text:p>71.689497716895</text:p>
          </table:table-cell>
          <table:table-cell office:value-type="float" office:value="75.3424657534247" calcext:value-type="float">
            <text:p>75.3424657534247</text:p>
          </table:table-cell>
          <table:table-cell office:value-type="float" office:value="78.9954337899543" calcext:value-type="float">
            <text:p>78.9954337899543</text:p>
          </table:table-cell>
          <table:table-cell office:value-type="float" office:value="79.4520547945205" calcext:value-type="float">
            <text:p>79.4520547945205</text:p>
          </table:table-cell>
          <table:table-cell office:value-type="float" office:value="83.1050228310502" calcext:value-type="float">
            <text:p>83.1050228310502</text:p>
          </table:table-cell>
          <table:table-cell office:value-type="float" office:value="83.5616438356164" calcext:value-type="float">
            <text:p>83.5616438356164</text:p>
          </table:table-cell>
          <table:table-cell office:value-type="float" office:value="86.7579908675799" calcext:value-type="float">
            <text:p>86.7579908675799</text:p>
          </table:table-cell>
          <table:table-cell office:value-type="float" office:value="89.041095890411" calcext:value-type="float">
            <text:p>89.041095890411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94.5205479452055" calcext:value-type="float">
            <text:p>94.5205479452055</text:p>
          </table:table-cell>
          <table:table-cell table:number-columns-repeated="2" office:value-type="float" office:value="95.4337899543379" calcext:value-type="float">
            <text:p>95.4337899543379</text:p>
          </table:table-cell>
          <table:table-cell office:value-type="float" office:value="97.716894977169" calcext:value-type="float">
            <text:p>97.716894977169</text:p>
          </table:table-cell>
          <table:table-cell office:value-type="float" office:value="98.6301369863014" calcext:value-type="float">
            <text:p>98.6301369863014</text:p>
          </table:table-cell>
          <table:table-cell office:value-type="float" office:value="99.0867579908676" calcext:value-type="float">
            <text:p>99.0867579908676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55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2" office:value-type="float" office:value="98.6301369863014" calcext:value-type="float">
            <text:p>98.6301369863014</text:p>
          </table:table-cell>
          <table:table-cell table:number-columns-repeated="2" office:value-type="float" office:value="97.2602739726027" calcext:value-type="float">
            <text:p>97.2602739726027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4.5205479452055" calcext:value-type="float">
            <text:p>94.5205479452055</text:p>
          </table:table-cell>
          <table:table-cell office:value-type="float" office:value="93.1506849315069" calcext:value-type="float">
            <text:p>93.1506849315069</text:p>
          </table:table-cell>
          <table:table-cell table:number-columns-repeated="5" office:value-type="float" office:value="92.2374429223744" calcext:value-type="float">
            <text:p>92.2374429223744</text:p>
          </table:table-cell>
          <table:table-cell table:number-columns-repeated="3" office:value-type="float" office:value="91.7808219178082" calcext:value-type="float">
            <text:p>91.7808219178082</text:p>
          </table:table-cell>
          <table:table-cell table:number-columns-repeated="2" office:value-type="float" office:value="91.324200913242" calcext:value-type="float">
            <text:p>91.324200913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8.8584474885845" calcext:value-type="float">
            <text:p>48.8584474885845</text:p>
          </table:table-cell>
          <table:table-cell office:value-type="float" office:value="47.4885844748858" calcext:value-type="float">
            <text:p>47.4885844748858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38.8127853881278" calcext:value-type="float">
            <text:p>38.8127853881278</text:p>
          </table:table-cell>
          <table:table-cell table:number-columns-repeated="2" office:value-type="float" office:value="37.4429223744292" calcext:value-type="float">
            <text:p>37.4429223744292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5.1598173515982" calcext:value-type="float">
            <text:p>35.1598173515982</text:p>
          </table:table-cell>
          <table:table-cell table:number-columns-repeated="2" office:value-type="float" office:value="34.703196347032" calcext:value-type="float">
            <text:p>34.703196347032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9.2694063926941" calcext:value-type="float">
            <text:p>39.2694063926941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5.662100456621" calcext:value-type="float">
            <text:p>45.662100456621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8.8584474885845" calcext:value-type="float">
            <text:p>48.8584474885845</text:p>
          </table:table-cell>
          <table:table-cell office:value-type="float" office:value="51.5981735159817" calcext:value-type="float">
            <text:p>51.5981735159817</text:p>
          </table:table-cell>
          <table:table-cell office:value-type="float" office:value="53.4246575342466" calcext:value-type="float">
            <text:p>53.4246575342466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56.62100456621" calcext:value-type="float">
            <text:p>56.62100456621</text:p>
          </table:table-cell>
          <table:table-cell office:value-type="float" office:value="57.0776255707763" calcext:value-type="float">
            <text:p>57.0776255707763</text:p>
          </table:table-cell>
          <table:table-cell office:value-type="float" office:value="58.9041095890411" calcext:value-type="float">
            <text:p>58.9041095890411</text:p>
          </table:table-cell>
          <table:table-cell office:value-type="float" office:value="61.1872146118721" calcext:value-type="float">
            <text:p>61.1872146118721</text:p>
          </table:table-cell>
          <table:table-cell office:value-type="float" office:value="64.3835616438356" calcext:value-type="float">
            <text:p>64.3835616438356</text:p>
          </table:table-cell>
          <table:table-cell office:value-type="float" office:value="68.0365296803653" calcext:value-type="float">
            <text:p>68.0365296803653</text:p>
          </table:table-cell>
          <table:table-cell office:value-type="float" office:value="70.3196347031963" calcext:value-type="float">
            <text:p>70.3196347031963</text:p>
          </table:table-cell>
          <table:table-cell office:value-type="float" office:value="73.5159817351598" calcext:value-type="float">
            <text:p>73.5159817351598</text:p>
          </table:table-cell>
          <table:table-cell office:value-type="float" office:value="74.4292237442923" calcext:value-type="float">
            <text:p>74.4292237442923</text:p>
          </table:table-cell>
          <table:table-cell office:value-type="float" office:value="76.7123287671233" calcext:value-type="float">
            <text:p>76.7123287671233</text:p>
          </table:table-cell>
          <table:table-cell office:value-type="float" office:value="79.9086757990868" calcext:value-type="float">
            <text:p>79.9086757990868</text:p>
          </table:table-cell>
          <table:table-cell office:value-type="float" office:value="82.1917808219178" calcext:value-type="float">
            <text:p>82.1917808219178</text:p>
          </table:table-cell>
          <table:table-cell office:value-type="float" office:value="83.1050228310502" calcext:value-type="float">
            <text:p>83.1050228310502</text:p>
          </table:table-cell>
          <table:table-cell office:value-type="float" office:value="85.8447488584475" calcext:value-type="float">
            <text:p>85.8447488584475</text:p>
          </table:table-cell>
          <table:table-cell office:value-type="float" office:value="87.2146118721461" calcext:value-type="float">
            <text:p>87.2146118721461</text:p>
          </table:table-cell>
          <table:table-cell office:value-type="float" office:value="88.1278538812785" calcext:value-type="float">
            <text:p>88.1278538812785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2.6940639269406" calcext:value-type="float">
            <text:p>92.6940639269406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8.1735159817352" calcext:value-type="float">
            <text:p>98.1735159817352</text:p>
          </table:table-cell>
          <table:table-cell table:number-columns-repeated="3" office:value-type="float" office:value="99.5433789954338" calcext:value-type="float">
            <text:p>99.5433789954338</text:p>
          </table:table-cell>
          <table:table-cell table:number-columns-repeated="50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office:value-type="float" office:value="99.0867579908676" calcext:value-type="float">
            <text:p>99.0867579908676</text:p>
          </table:table-cell>
          <table:table-cell table:number-columns-repeated="2" office:value-type="float" office:value="98.6301369863014" calcext:value-type="float">
            <text:p>98.6301369863014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7.716894977169" calcext:value-type="float">
            <text:p>97.716894977169</text:p>
          </table:table-cell>
          <table:table-cell table:number-columns-repeated="2" office:value-type="float" office:value="96.8036529680365" calcext:value-type="float">
            <text:p>96.8036529680365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5.4337899543379" calcext:value-type="float">
            <text:p>95.4337899543379</text:p>
          </table:table-cell>
          <table:table-cell table:number-columns-repeated="2" office:value-type="float" office:value="94.0639269406393" calcext:value-type="float">
            <text:p>94.0639269406393</text:p>
          </table:table-cell>
          <table:table-cell table:number-columns-repeated="3" office:value-type="float" office:value="93.1506849315069" calcext:value-type="float">
            <text:p>93.1506849315069</text:p>
          </table:table-cell>
          <table:table-cell table:number-columns-repeated="2" office:value-type="float" office:value="92.2374429223744" calcext:value-type="float">
            <text:p>92.2374429223744</text:p>
          </table:table-cell>
          <table:table-cell table:number-columns-repeated="2" office:value-type="float" office:value="91.7808219178082" calcext:value-type="float">
            <text:p>91.7808219178082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1.324200913242" calcext:value-type="float">
            <text:p>91.324200913242</text:p>
          </table:table-cell>
          <table:table-cell office:value-type="float" office:value="90.4109589041096" calcext:value-type="float">
            <text:p>90.4109589041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52.5114155251142" calcext:value-type="float">
            <text:p>52.5114155251142</text:p>
          </table:table-cell>
          <table:table-cell office:value-type="float" office:value="53.8812785388128" calcext:value-type="float">
            <text:p>53.8812785388128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3.37899543379" calcext:value-type="float">
            <text:p>43.37899543379</text:p>
          </table:table-cell>
          <table:table-cell office:value-type="float" office:value="38.8127853881278" calcext:value-type="float">
            <text:p>38.8127853881278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7.8995433789954" calcext:value-type="float">
            <text:p>37.8995433789954</text:p>
          </table:table-cell>
          <table:table-cell office:value-type="float" office:value="37.4429223744292" calcext:value-type="float">
            <text:p>37.4429223744292</text:p>
          </table:table-cell>
          <table:table-cell table:number-columns-repeated="3" office:value-type="float" office:value="36.986301369863" calcext:value-type="float">
            <text:p>36.986301369863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6.5296803652968" calcext:value-type="float">
            <text:p>36.5296803652968</text:p>
          </table:table-cell>
          <table:table-cell table:number-columns-repeated="3" office:value-type="float" office:value="37.4429223744292" calcext:value-type="float">
            <text:p>37.4429223744292</text:p>
          </table:table-cell>
          <table:table-cell table:number-columns-repeated="2" office:value-type="float" office:value="37.8995433789954" calcext:value-type="float">
            <text:p>37.8995433789954</text:p>
          </table:table-cell>
          <table:table-cell table:number-columns-repeated="2" office:value-type="float" office:value="39.2694063926941" calcext:value-type="float">
            <text:p>39.2694063926941</text:p>
          </table:table-cell>
          <table:table-cell office:value-type="float" office:value="39.7260273972603" calcext:value-type="float">
            <text:p>39.7260273972603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9.3150684931507" calcext:value-type="float">
            <text:p>49.3150684931507</text:p>
          </table:table-cell>
          <table:table-cell office:value-type="float" office:value="52.0547945205479" calcext:value-type="float">
            <text:p>52.0547945205479</text:p>
          </table:table-cell>
          <table:table-cell office:value-type="float" office:value="52.9680365296804" calcext:value-type="float">
            <text:p>52.9680365296804</text:p>
          </table:table-cell>
          <table:table-cell office:value-type="float" office:value="55.7077625570776" calcext:value-type="float">
            <text:p>55.7077625570776</text:p>
          </table:table-cell>
          <table:table-cell office:value-type="float" office:value="57.9908675799087" calcext:value-type="float">
            <text:p>57.9908675799087</text:p>
          </table:table-cell>
          <table:table-cell office:value-type="float" office:value="58.9041095890411" calcext:value-type="float">
            <text:p>58.9041095890411</text:p>
          </table:table-cell>
          <table:table-cell office:value-type="float" office:value="62.5570776255708" calcext:value-type="float">
            <text:p>62.5570776255708</text:p>
          </table:table-cell>
          <table:table-cell office:value-type="float" office:value="63.9269406392694" calcext:value-type="float">
            <text:p>63.9269406392694</text:p>
          </table:table-cell>
          <table:table-cell office:value-type="float" office:value="67.1232876712329" calcext:value-type="float">
            <text:p>67.1232876712329</text:p>
          </table:table-cell>
          <table:table-cell office:value-type="float" office:value="69.4063926940639" calcext:value-type="float">
            <text:p>69.4063926940639</text:p>
          </table:table-cell>
          <table:table-cell office:value-type="float" office:value="72.6027397260274" calcext:value-type="float">
            <text:p>72.6027397260274</text:p>
          </table:table-cell>
          <table:table-cell office:value-type="float" office:value="75.3424657534247" calcext:value-type="float">
            <text:p>75.3424657534247</text:p>
          </table:table-cell>
          <table:table-cell office:value-type="float" office:value="78.0821917808219" calcext:value-type="float">
            <text:p>78.0821917808219</text:p>
          </table:table-cell>
          <table:table-cell office:value-type="float" office:value="79.9086757990868" calcext:value-type="float">
            <text:p>79.9086757990868</text:p>
          </table:table-cell>
          <table:table-cell office:value-type="float" office:value="82.1917808219178" calcext:value-type="float">
            <text:p>82.1917808219178</text:p>
          </table:table-cell>
          <table:table-cell office:value-type="float" office:value="84.9315068493151" calcext:value-type="float">
            <text:p>84.9315068493151</text:p>
          </table:table-cell>
          <table:table-cell office:value-type="float" office:value="85.3881278538813" calcext:value-type="float">
            <text:p>85.3881278538813</text:p>
          </table:table-cell>
          <table:table-cell office:value-type="float" office:value="86.7579908675799" calcext:value-type="float">
            <text:p>86.7579908675799</text:p>
          </table:table-cell>
          <table:table-cell table:number-columns-repeated="2" office:value-type="float" office:value="89.041095890411" calcext:value-type="float">
            <text:p>89.041095890411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2.2374429223744" calcext:value-type="float">
            <text:p>92.2374429223744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7.2602739726027" calcext:value-type="float">
            <text:p>97.2602739726027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9.0867579908676" calcext:value-type="float">
            <text:p>99.0867579908676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49" office:value-type="float" office:value="100" calcext:value-type="float">
            <text:p>100</text:p>
          </table:table-cell>
          <table:table-cell table:number-columns-repeated="5" office:value-type="float" office:value="99.5433789954338" calcext:value-type="float">
            <text:p>99.5433789954338</text:p>
          </table:table-cell>
          <table:table-cell table:number-columns-repeated="4" office:value-type="float" office:value="99.0867579908676" calcext:value-type="float">
            <text:p>99.0867579908676</text:p>
          </table:table-cell>
          <table:table-cell table:number-columns-repeated="2" office:value-type="float" office:value="98.6301369863014" calcext:value-type="float">
            <text:p>98.6301369863014</text:p>
          </table:table-cell>
          <table:table-cell table:number-columns-repeated="2" office:value-type="float" office:value="98.1735159817352" calcext:value-type="float">
            <text:p>98.1735159817352</text:p>
          </table:table-cell>
          <table:table-cell office:value-type="float" office:value="97.716894977169" calcext:value-type="float">
            <text:p>97.716894977169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4.5205479452055" calcext:value-type="float">
            <text:p>94.5205479452055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2.6940639269406" calcext:value-type="float">
            <text:p>92.6940639269406</text:p>
          </table:table-cell>
          <table:table-cell table:number-columns-repeated="2" office:value-type="float" office:value="92.2374429223744" calcext:value-type="float">
            <text:p>92.2374429223744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0.4109589041096" calcext:value-type="float">
            <text:p>90.4109589041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5525114155251" calcext:value-type="float">
            <text:p>41.5525114155251</text:p>
          </table:table-cell>
          <table:table-cell office:value-type="float" office:value="52.9680365296804" calcext:value-type="float">
            <text:p>52.9680365296804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46.1187214611872" calcext:value-type="float">
            <text:p>46.1187214611872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8.3561643835616" calcext:value-type="float">
            <text:p>38.3561643835616</text:p>
          </table:table-cell>
          <table:table-cell table:number-columns-repeated="2" office:value-type="float" office:value="37.8995433789954" calcext:value-type="float">
            <text:p>37.8995433789954</text:p>
          </table:table-cell>
          <table:table-cell table:number-columns-repeated="2" office:value-type="float" office:value="36.986301369863" calcext:value-type="float">
            <text:p>36.986301369863</text:p>
          </table:table-cell>
          <table:table-cell table:number-columns-repeated="2" office:value-type="float" office:value="37.8995433789954" calcext:value-type="float">
            <text:p>37.8995433789954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8.8127853881278" calcext:value-type="float">
            <text:p>38.8127853881278</text:p>
          </table:table-cell>
          <table:table-cell table:number-columns-repeated="2" office:value-type="float" office:value="39.7260273972603" calcext:value-type="float">
            <text:p>39.7260273972603</text:p>
          </table:table-cell>
          <table:table-cell table:number-columns-repeated="2" office:value-type="float" office:value="40.1826484018265" calcext:value-type="float">
            <text:p>40.1826484018265</text:p>
          </table:table-cell>
          <table:table-cell table:number-columns-repeated="2" office:value-type="float" office:value="41.5525114155251" calcext:value-type="float">
            <text:p>41.5525114155251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46.1187214611872" calcext:value-type="float">
            <text:p>46.1187214611872</text:p>
          </table:table-cell>
          <table:table-cell office:value-type="float" office:value="47.4885844748858" calcext:value-type="float">
            <text:p>47.4885844748858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9.7716894977169" calcext:value-type="float">
            <text:p>49.7716894977169</text:p>
          </table:table-cell>
          <table:table-cell office:value-type="float" office:value="50.6849315068493" calcext:value-type="float">
            <text:p>50.6849315068493</text:p>
          </table:table-cell>
          <table:table-cell office:value-type="float" office:value="52.0547945205479" calcext:value-type="float">
            <text:p>52.0547945205479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57.0776255707763" calcext:value-type="float">
            <text:p>57.0776255707763</text:p>
          </table:table-cell>
          <table:table-cell office:value-type="float" office:value="60.2739726027397" calcext:value-type="float">
            <text:p>60.2739726027397</text:p>
          </table:table-cell>
          <table:table-cell office:value-type="float" office:value="62.5570776255708" calcext:value-type="float">
            <text:p>62.5570776255708</text:p>
          </table:table-cell>
          <table:table-cell office:value-type="float" office:value="63.4703196347032" calcext:value-type="float">
            <text:p>63.4703196347032</text:p>
          </table:table-cell>
          <table:table-cell office:value-type="float" office:value="66.2100456621005" calcext:value-type="float">
            <text:p>66.2100456621005</text:p>
          </table:table-cell>
          <table:table-cell office:value-type="float" office:value="69.4063926940639" calcext:value-type="float">
            <text:p>69.4063926940639</text:p>
          </table:table-cell>
          <table:table-cell office:value-type="float" office:value="73.5159817351598" calcext:value-type="float">
            <text:p>73.5159817351598</text:p>
          </table:table-cell>
          <table:table-cell office:value-type="float" office:value="76.7123287671233" calcext:value-type="float">
            <text:p>76.7123287671233</text:p>
          </table:table-cell>
          <table:table-cell office:value-type="float" office:value="79.9086757990868" calcext:value-type="float">
            <text:p>79.9086757990868</text:p>
          </table:table-cell>
          <table:table-cell office:value-type="float" office:value="80.365296803653" calcext:value-type="float">
            <text:p>80.365296803653</text:p>
          </table:table-cell>
          <table:table-cell office:value-type="float" office:value="83.1050228310502" calcext:value-type="float">
            <text:p>83.1050228310502</text:p>
          </table:table-cell>
          <table:table-cell office:value-type="float" office:value="84.4748858447489" calcext:value-type="float">
            <text:p>84.4748858447489</text:p>
          </table:table-cell>
          <table:table-cell office:value-type="float" office:value="86.7579908675799" calcext:value-type="float">
            <text:p>86.7579908675799</text:p>
          </table:table-cell>
          <table:table-cell office:value-type="float" office:value="89.4977168949772" calcext:value-type="float">
            <text:p>89.4977168949772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3.6073059360731" calcext:value-type="float">
            <text:p>93.6073059360731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7.2602739726027" calcext:value-type="float">
            <text:p>97.2602739726027</text:p>
          </table:table-cell>
          <table:table-cell table:number-columns-repeated="2" office:value-type="float" office:value="97.716894977169" calcext:value-type="float">
            <text:p>97.716894977169</text:p>
          </table:table-cell>
          <table:table-cell office:value-type="float" office:value="98.6301369863014" calcext:value-type="float">
            <text:p>98.6301369863014</text:p>
          </table:table-cell>
          <table:table-cell table:number-columns-repeated="3" office:value-type="float" office:value="99.5433789954338" calcext:value-type="float">
            <text:p>99.5433789954338</text:p>
          </table:table-cell>
          <table:table-cell table:number-columns-repeated="46" office:value-type="float" office:value="100" calcext:value-type="float">
            <text:p>100</text:p>
          </table:table-cell>
          <table:table-cell table:number-columns-repeated="4" office:value-type="float" office:value="99.5433789954338" calcext:value-type="float">
            <text:p>99.5433789954338</text:p>
          </table:table-cell>
          <table:table-cell office:value-type="float" office:value="99.0867579908676" calcext:value-type="float">
            <text:p>99.0867579908676</text:p>
          </table:table-cell>
          <table:table-cell office:value-type="float" office:value="98.6301369863014" calcext:value-type="float">
            <text:p>98.6301369863014</text:p>
          </table:table-cell>
          <table:table-cell table:number-columns-repeated="2" office:value-type="float" office:value="98.1735159817352" calcext:value-type="float">
            <text:p>98.1735159817352</text:p>
          </table:table-cell>
          <table:table-cell office:value-type="float" office:value="97.716894977169" calcext:value-type="float">
            <text:p>97.716894977169</text:p>
          </table:table-cell>
          <table:table-cell office:value-type="float" office:value="97.2602739726027" calcext:value-type="float">
            <text:p>97.2602739726027</text:p>
          </table:table-cell>
          <table:table-cell table:number-columns-repeated="2" office:value-type="float" office:value="96.3470319634703" calcext:value-type="float">
            <text:p>96.3470319634703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3.6073059360731" calcext:value-type="float">
            <text:p>93.6073059360731</text:p>
          </table:table-cell>
          <table:table-cell table:number-columns-repeated="2" office:value-type="float" office:value="92.2374429223744" calcext:value-type="float">
            <text:p>92.2374429223744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0.8675799086758" calcext:value-type="float">
            <text:p>90.8675799086758</text:p>
          </table:table-cell>
          <table:table-cell table:number-columns-repeated="3" office:value-type="float" office:value="90.4109589041096" calcext:value-type="float">
            <text:p>90.4109589041096</text:p>
          </table:table-cell>
          <table:table-cell table:number-columns-repeated="2" office:value-type="float" office:value="89.9543378995434" calcext:value-type="float">
            <text:p>89.9543378995434</text:p>
          </table:table-cell>
          <table:table-cell office:value-type="float" office:value="89.4977168949772" calcext:value-type="float">
            <text:p>89.4977168949772</text:p>
          </table:table-cell>
          <table:table-cell office:value-type="float" office:value="89.041095890411" calcext:value-type="float">
            <text:p>89.041095890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50.2283105022831" calcext:value-type="float">
            <text:p>50.2283105022831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3.37899543379" calcext:value-type="float">
            <text:p>43.37899543379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37.4429223744292" calcext:value-type="float">
            <text:p>37.4429223744292</text:p>
          </table:table-cell>
          <table:table-cell table:number-columns-repeated="2" office:value-type="float" office:value="36.986301369863" calcext:value-type="float">
            <text:p>36.986301369863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34.703196347032" calcext:value-type="float">
            <text:p>34.703196347032</text:p>
          </table:table-cell>
          <table:table-cell table:number-columns-repeated="3" office:value-type="float" office:value="35.1598173515982" calcext:value-type="float">
            <text:p>35.1598173515982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7.8995433789954" calcext:value-type="float">
            <text:p>37.8995433789954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9.2694063926941" calcext:value-type="float">
            <text:p>39.2694063926941</text:p>
          </table:table-cell>
          <table:table-cell office:value-type="float" office:value="39.7260273972603" calcext:value-type="float">
            <text:p>39.7260273972603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3.8356164383562" calcext:value-type="float">
            <text:p>43.8356164383562</text:p>
          </table:table-cell>
          <table:table-cell table:number-columns-repeated="2" office:value-type="float" office:value="44.2922374429224" calcext:value-type="float">
            <text:p>44.2922374429224</text:p>
          </table:table-cell>
          <table:table-cell office:value-type="float" office:value="45.662100456621" calcext:value-type="float">
            <text:p>45.662100456621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8.4018264840183" calcext:value-type="float">
            <text:p>48.4018264840183</text:p>
          </table:table-cell>
          <table:table-cell office:value-type="float" office:value="49.7716894977169" calcext:value-type="float">
            <text:p>49.7716894977169</text:p>
          </table:table-cell>
          <table:table-cell office:value-type="float" office:value="52.5114155251142" calcext:value-type="float">
            <text:p>52.5114155251142</text:p>
          </table:table-cell>
          <table:table-cell office:value-type="float" office:value="54.337899543379" calcext:value-type="float">
            <text:p>54.337899543379</text:p>
          </table:table-cell>
          <table:table-cell office:value-type="float" office:value="55.2511415525114" calcext:value-type="float">
            <text:p>55.2511415525114</text:p>
          </table:table-cell>
          <table:table-cell office:value-type="float" office:value="57.9908675799087" calcext:value-type="float">
            <text:p>57.9908675799087</text:p>
          </table:table-cell>
          <table:table-cell office:value-type="float" office:value="60.2739726027397" calcext:value-type="float">
            <text:p>60.2739726027397</text:p>
          </table:table-cell>
          <table:table-cell office:value-type="float" office:value="61.6438356164384" calcext:value-type="float">
            <text:p>61.6438356164384</text:p>
          </table:table-cell>
          <table:table-cell office:value-type="float" office:value="65.296803652968" calcext:value-type="float">
            <text:p>65.296803652968</text:p>
          </table:table-cell>
          <table:table-cell office:value-type="float" office:value="67.1232876712329" calcext:value-type="float">
            <text:p>67.1232876712329</text:p>
          </table:table-cell>
          <table:table-cell office:value-type="float" office:value="68.4931506849315" calcext:value-type="float">
            <text:p>68.4931506849315</text:p>
          </table:table-cell>
          <table:table-cell office:value-type="float" office:value="69.4063926940639" calcext:value-type="float">
            <text:p>69.4063926940639</text:p>
          </table:table-cell>
          <table:table-cell office:value-type="float" office:value="73.0593607305936" calcext:value-type="float">
            <text:p>73.0593607305936</text:p>
          </table:table-cell>
          <table:table-cell office:value-type="float" office:value="75.7990867579909" calcext:value-type="float">
            <text:p>75.7990867579909</text:p>
          </table:table-cell>
          <table:table-cell office:value-type="float" office:value="80.8219178082192" calcext:value-type="float">
            <text:p>80.8219178082192</text:p>
          </table:table-cell>
          <table:table-cell office:value-type="float" office:value="83.5616438356164" calcext:value-type="float">
            <text:p>83.5616438356164</text:p>
          </table:table-cell>
          <table:table-cell office:value-type="float" office:value="85.8447488584475" calcext:value-type="float">
            <text:p>85.8447488584475</text:p>
          </table:table-cell>
          <table:table-cell office:value-type="float" office:value="87.6712328767123" calcext:value-type="float">
            <text:p>87.6712328767123</text:p>
          </table:table-cell>
          <table:table-cell office:value-type="float" office:value="89.9543378995434" calcext:value-type="float">
            <text:p>89.9543378995434</text:p>
          </table:table-cell>
          <table:table-cell office:value-type="float" office:value="90.8675799086758" calcext:value-type="float">
            <text:p>90.8675799086758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7.716894977169" calcext:value-type="float">
            <text:p>97.716894977169</text:p>
          </table:table-cell>
          <table:table-cell office:value-type="float" office:value="98.1735159817352" calcext:value-type="float">
            <text:p>98.1735159817352</text:p>
          </table:table-cell>
          <table:table-cell table:number-columns-repeated="4" office:value-type="float" office:value="99.5433789954338" calcext:value-type="float">
            <text:p>99.5433789954338</text:p>
          </table:table-cell>
          <table:table-cell table:number-columns-repeated="57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office:value-type="float" office:value="99.0867579908676" calcext:value-type="float">
            <text:p>99.0867579908676</text:p>
          </table:table-cell>
          <table:table-cell table:number-columns-repeated="3" office:value-type="float" office:value="98.6301369863014" calcext:value-type="float">
            <text:p>98.6301369863014</text:p>
          </table:table-cell>
          <table:table-cell office:value-type="float" office:value="97.2602739726027" calcext:value-type="float">
            <text:p>97.2602739726027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4.5205479452055" calcext:value-type="float">
            <text:p>94.5205479452055</text:p>
          </table:table-cell>
          <table:table-cell office:value-type="float" office:value="94.0639269406393" calcext:value-type="float">
            <text:p>94.0639269406393</text:p>
          </table:table-cell>
          <table:table-cell table:number-columns-repeated="2" office:value-type="float" office:value="93.6073059360731" calcext:value-type="float">
            <text:p>93.6073059360731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2.2374429223744" calcext:value-type="float">
            <text:p>92.2374429223744</text:p>
          </table:table-cell>
          <table:table-cell office:value-type="float" office:value="91.7808219178082" calcext:value-type="float">
            <text:p>91.7808219178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4657534246575" calcext:value-type="float">
            <text:p>42.4657534246575</text:p>
          </table:table-cell>
          <table:table-cell office:value-type="float" office:value="53.8812785388128" calcext:value-type="float">
            <text:p>53.8812785388128</text:p>
          </table:table-cell>
          <table:table-cell office:value-type="float" office:value="49.7716894977169" calcext:value-type="float">
            <text:p>49.7716894977169</text:p>
          </table:table-cell>
          <table:table-cell office:value-type="float" office:value="47.9452054794521" calcext:value-type="float">
            <text:p>47.9452054794521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7.8995433789954" calcext:value-type="float">
            <text:p>37.8995433789954</text:p>
          </table:table-cell>
          <table:table-cell table:number-columns-repeated="2" office:value-type="float" office:value="35.6164383561644" calcext:value-type="float">
            <text:p>35.6164383561644</text:p>
          </table:table-cell>
          <table:table-cell table:number-columns-repeated="2" office:value-type="float" office:value="36.0730593607306" calcext:value-type="float">
            <text:p>36.0730593607306</text:p>
          </table:table-cell>
          <table:table-cell office:value-type="float" office:value="36.986301369863" calcext:value-type="float">
            <text:p>36.986301369863</text:p>
          </table:table-cell>
          <table:table-cell table:number-columns-repeated="2" office:value-type="float" office:value="36.5296803652968" calcext:value-type="float">
            <text:p>36.5296803652968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7.4429223744292" calcext:value-type="float">
            <text:p>37.4429223744292</text:p>
          </table:table-cell>
          <table:table-cell office:value-type="float" office:value="39.2694063926941" calcext:value-type="float">
            <text:p>39.2694063926941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0.6392694063927" calcext:value-type="float">
            <text:p>40.6392694063927</text:p>
          </table:table-cell>
          <table:table-cell office:value-type="float" office:value="43.37899543379" calcext:value-type="float">
            <text:p>43.37899543379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7.9452054794521" calcext:value-type="float">
            <text:p>47.9452054794521</text:p>
          </table:table-cell>
          <table:table-cell office:value-type="float" office:value="49.7716894977169" calcext:value-type="float">
            <text:p>49.7716894977169</text:p>
          </table:table-cell>
          <table:table-cell office:value-type="float" office:value="51.1415525114155" calcext:value-type="float">
            <text:p>51.1415525114155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57.0776255707763" calcext:value-type="float">
            <text:p>57.0776255707763</text:p>
          </table:table-cell>
          <table:table-cell office:value-type="float" office:value="58.9041095890411" calcext:value-type="float">
            <text:p>58.9041095890411</text:p>
          </table:table-cell>
          <table:table-cell office:value-type="float" office:value="62.5570776255708" calcext:value-type="float">
            <text:p>62.5570776255708</text:p>
          </table:table-cell>
          <table:table-cell office:value-type="float" office:value="63.4703196347032" calcext:value-type="float">
            <text:p>63.4703196347032</text:p>
          </table:table-cell>
          <table:table-cell office:value-type="float" office:value="64.8401826484018" calcext:value-type="float">
            <text:p>64.8401826484018</text:p>
          </table:table-cell>
          <table:table-cell office:value-type="float" office:value="65.7534246575342" calcext:value-type="float">
            <text:p>65.7534246575342</text:p>
          </table:table-cell>
          <table:table-cell office:value-type="float" office:value="67.5799086757991" calcext:value-type="float">
            <text:p>67.5799086757991</text:p>
          </table:table-cell>
          <table:table-cell office:value-type="float" office:value="69.8630136986301" calcext:value-type="float">
            <text:p>69.8630136986301</text:p>
          </table:table-cell>
          <table:table-cell office:value-type="float" office:value="72.1461187214612" calcext:value-type="float">
            <text:p>72.1461187214612</text:p>
          </table:table-cell>
          <table:table-cell office:value-type="float" office:value="74.4292237442923" calcext:value-type="float">
            <text:p>74.4292237442923</text:p>
          </table:table-cell>
          <table:table-cell office:value-type="float" office:value="75.3424657534247" calcext:value-type="float">
            <text:p>75.3424657534247</text:p>
          </table:table-cell>
          <table:table-cell office:value-type="float" office:value="78.0821917808219" calcext:value-type="float">
            <text:p>78.0821917808219</text:p>
          </table:table-cell>
          <table:table-cell office:value-type="float" office:value="80.365296803653" calcext:value-type="float">
            <text:p>80.365296803653</text:p>
          </table:table-cell>
          <table:table-cell office:value-type="float" office:value="83.5616438356164" calcext:value-type="float">
            <text:p>83.5616438356164</text:p>
          </table:table-cell>
          <table:table-cell office:value-type="float" office:value="87.2146118721461" calcext:value-type="float">
            <text:p>87.2146118721461</text:p>
          </table:table-cell>
          <table:table-cell office:value-type="float" office:value="89.9543378995434" calcext:value-type="float">
            <text:p>89.9543378995434</text:p>
          </table:table-cell>
          <table:table-cell office:value-type="float" office:value="91.7808219178082" calcext:value-type="float">
            <text:p>91.7808219178082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9.0867579908676" calcext:value-type="float">
            <text:p>99.0867579908676</text:p>
          </table:table-cell>
          <table:table-cell table:number-columns-repeated="4" office:value-type="float" office:value="99.5433789954338" calcext:value-type="float">
            <text:p>99.5433789954338</text:p>
          </table:table-cell>
          <table:table-cell table:number-columns-repeated="53" office:value-type="float" office:value="100" calcext:value-type="float">
            <text:p>100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2" office:value-type="float" office:value="99.0867579908676" calcext:value-type="float">
            <text:p>99.0867579908676</text:p>
          </table:table-cell>
          <table:table-cell office:value-type="float" office:value="98.1735159817352" calcext:value-type="float">
            <text:p>98.1735159817352</text:p>
          </table:table-cell>
          <table:table-cell table:number-columns-repeated="2" office:value-type="float" office:value="97.2602739726027" calcext:value-type="float">
            <text:p>97.2602739726027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4.9771689497717" calcext:value-type="float">
            <text:p>94.9771689497717</text:p>
          </table:table-cell>
          <table:table-cell office:value-type="float" office:value="94.0639269406393" calcext:value-type="float">
            <text:p>94.0639269406393</text:p>
          </table:table-cell>
          <table:table-cell table:number-columns-repeated="2" office:value-type="float" office:value="93.6073059360731" calcext:value-type="float">
            <text:p>93.6073059360731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2.6940639269406" calcext:value-type="float">
            <text:p>92.6940639269406</text:p>
          </table:table-cell>
          <table:table-cell table:number-columns-repeated="3" office:value-type="float" office:value="91.7808219178082" calcext:value-type="float">
            <text:p>91.7808219178082</text:p>
          </table:table-cell>
          <table:table-cell office:value-type="float" office:value="91.324200913242" calcext:value-type="float">
            <text:p>91.324200913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0091324200913" calcext:value-type="float">
            <text:p>42.0091324200913</text:p>
          </table:table-cell>
          <table:table-cell office:value-type="float" office:value="51.5981735159817" calcext:value-type="float">
            <text:p>51.5981735159817</text:p>
          </table:table-cell>
          <table:table-cell office:value-type="float" office:value="47.9452054794521" calcext:value-type="float">
            <text:p>47.9452054794521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36.986301369863" calcext:value-type="float">
            <text:p>36.986301369863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34.2465753424658" calcext:value-type="float">
            <text:p>34.2465753424658</text:p>
          </table:table-cell>
          <table:table-cell office:value-type="float" office:value="35.1598173515982" calcext:value-type="float">
            <text:p>35.1598173515982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7.8995433789954" calcext:value-type="float">
            <text:p>37.8995433789954</text:p>
          </table:table-cell>
          <table:table-cell office:value-type="float" office:value="36.0730593607306" calcext:value-type="float">
            <text:p>36.0730593607306</text:p>
          </table:table-cell>
          <table:table-cell office:value-type="float" office:value="36.5296803652968" calcext:value-type="float">
            <text:p>36.5296803652968</text:p>
          </table:table-cell>
          <table:table-cell office:value-type="float" office:value="36.0730593607306" calcext:value-type="float">
            <text:p>36.0730593607306</text:p>
          </table:table-cell>
          <table:table-cell table:number-columns-repeated="3" office:value-type="float" office:value="37.4429223744292" calcext:value-type="float">
            <text:p>37.4429223744292</text:p>
          </table:table-cell>
          <table:table-cell office:value-type="float" office:value="38.3561643835616" calcext:value-type="float">
            <text:p>38.3561643835616</text:p>
          </table:table-cell>
          <table:table-cell office:value-type="float" office:value="40.1826484018265" calcext:value-type="float">
            <text:p>40.1826484018265</text:p>
          </table:table-cell>
          <table:table-cell office:value-type="float" office:value="41.0958904109589" calcext:value-type="float">
            <text:p>41.0958904109589</text:p>
          </table:table-cell>
          <table:table-cell office:value-type="float" office:value="42.9223744292237" calcext:value-type="float">
            <text:p>42.9223744292237</text:p>
          </table:table-cell>
          <table:table-cell office:value-type="float" office:value="43.37899543379" calcext:value-type="float">
            <text:p>43.37899543379</text:p>
          </table:table-cell>
          <table:table-cell office:value-type="float" office:value="44.2922374429224" calcext:value-type="float">
            <text:p>44.2922374429224</text:p>
          </table:table-cell>
          <table:table-cell office:value-type="float" office:value="45.662100456621" calcext:value-type="float">
            <text:p>45.662100456621</text:p>
          </table:table-cell>
          <table:table-cell office:value-type="float" office:value="46.5753424657534" calcext:value-type="float">
            <text:p>46.5753424657534</text:p>
          </table:table-cell>
          <table:table-cell office:value-type="float" office:value="47.0319634703196" calcext:value-type="float">
            <text:p>47.0319634703196</text:p>
          </table:table-cell>
          <table:table-cell office:value-type="float" office:value="47.4885844748858" calcext:value-type="float">
            <text:p>47.4885844748858</text:p>
          </table:table-cell>
          <table:table-cell table:number-columns-repeated="2" office:value-type="float" office:value="49.3150684931507" calcext:value-type="float">
            <text:p>49.3150684931507</text:p>
          </table:table-cell>
          <table:table-cell office:value-type="float" office:value="50.6849315068493" calcext:value-type="float">
            <text:p>50.6849315068493</text:p>
          </table:table-cell>
          <table:table-cell office:value-type="float" office:value="52.0547945205479" calcext:value-type="float">
            <text:p>52.0547945205479</text:p>
          </table:table-cell>
          <table:table-cell office:value-type="float" office:value="53.4246575342466" calcext:value-type="float">
            <text:p>53.4246575342466</text:p>
          </table:table-cell>
          <table:table-cell office:value-type="float" office:value="55.7077625570776" calcext:value-type="float">
            <text:p>55.7077625570776</text:p>
          </table:table-cell>
          <table:table-cell table:number-columns-repeated="2" office:value-type="float" office:value="57.9908675799087" calcext:value-type="float">
            <text:p>57.9908675799087</text:p>
          </table:table-cell>
          <table:table-cell office:value-type="float" office:value="60.7305936073059" calcext:value-type="float">
            <text:p>60.7305936073059</text:p>
          </table:table-cell>
          <table:table-cell office:value-type="float" office:value="63.9269406392694" calcext:value-type="float">
            <text:p>63.9269406392694</text:p>
          </table:table-cell>
          <table:table-cell office:value-type="float" office:value="65.296803652968" calcext:value-type="float">
            <text:p>65.296803652968</text:p>
          </table:table-cell>
          <table:table-cell office:value-type="float" office:value="68.4931506849315" calcext:value-type="float">
            <text:p>68.4931506849315</text:p>
          </table:table-cell>
          <table:table-cell office:value-type="float" office:value="70.3196347031963" calcext:value-type="float">
            <text:p>70.3196347031963</text:p>
          </table:table-cell>
          <table:table-cell office:value-type="float" office:value="72.1461187214612" calcext:value-type="float">
            <text:p>72.1461187214612</text:p>
          </table:table-cell>
          <table:table-cell office:value-type="float" office:value="73.972602739726" calcext:value-type="float">
            <text:p>73.972602739726</text:p>
          </table:table-cell>
          <table:table-cell office:value-type="float" office:value="75.7990867579909" calcext:value-type="float">
            <text:p>75.7990867579909</text:p>
          </table:table-cell>
          <table:table-cell office:value-type="float" office:value="78.0821917808219" calcext:value-type="float">
            <text:p>78.0821917808219</text:p>
          </table:table-cell>
          <table:table-cell office:value-type="float" office:value="83.1050228310502" calcext:value-type="float">
            <text:p>83.1050228310502</text:p>
          </table:table-cell>
          <table:table-cell office:value-type="float" office:value="84.9315068493151" calcext:value-type="float">
            <text:p>84.9315068493151</text:p>
          </table:table-cell>
          <table:table-cell table:number-columns-repeated="2" office:value-type="float" office:value="86.3013698630137" calcext:value-type="float">
            <text:p>86.3013698630137</text:p>
          </table:table-cell>
          <table:table-cell office:value-type="float" office:value="87.6712328767123" calcext:value-type="float">
            <text:p>87.6712328767123</text:p>
          </table:table-cell>
          <table:table-cell office:value-type="float" office:value="89.4977168949772" calcext:value-type="float">
            <text:p>89.4977168949772</text:p>
          </table:table-cell>
          <table:table-cell office:value-type="float" office:value="92.2374429223744" calcext:value-type="float">
            <text:p>92.2374429223744</text:p>
          </table:table-cell>
          <table:table-cell office:value-type="float" office:value="93.1506849315069" calcext:value-type="float">
            <text:p>93.1506849315069</text:p>
          </table:table-cell>
          <table:table-cell office:value-type="float" office:value="93.6073059360731" calcext:value-type="float">
            <text:p>93.6073059360731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7.2602739726027" calcext:value-type="float">
            <text:p>97.2602739726027</text:p>
          </table:table-cell>
          <table:table-cell office:value-type="float" office:value="98.1735159817352" calcext:value-type="float">
            <text:p>98.1735159817352</text:p>
          </table:table-cell>
          <table:table-cell office:value-type="float" office:value="99.5433789954338" calcext:value-type="float">
            <text:p>99.5433789954338</text:p>
          </table:table-cell>
          <table:table-cell table:number-columns-repeated="53" office:value-type="float" office:value="100" calcext:value-type="float">
            <text:p>100</text:p>
          </table:table-cell>
          <table:table-cell table:number-columns-repeated="2" office:value-type="float" office:value="99.5433789954338" calcext:value-type="float">
            <text:p>99.5433789954338</text:p>
          </table:table-cell>
          <table:table-cell office:value-type="float" office:value="99.0867579908676" calcext:value-type="float">
            <text:p>99.0867579908676</text:p>
          </table:table-cell>
          <table:table-cell office:value-type="float" office:value="98.6301369863014" calcext:value-type="float">
            <text:p>98.6301369863014</text:p>
          </table:table-cell>
          <table:table-cell table:number-columns-repeated="2" office:value-type="float" office:value="98.1735159817352" calcext:value-type="float">
            <text:p>98.1735159817352</text:p>
          </table:table-cell>
          <table:table-cell office:value-type="float" office:value="96.8036529680365" calcext:value-type="float">
            <text:p>96.8036529680365</text:p>
          </table:table-cell>
          <table:table-cell office:value-type="float" office:value="96.3470319634703" calcext:value-type="float">
            <text:p>96.3470319634703</text:p>
          </table:table-cell>
          <table:table-cell office:value-type="float" office:value="95.4337899543379" calcext:value-type="float">
            <text:p>95.4337899543379</text:p>
          </table:table-cell>
          <table:table-cell office:value-type="float" office:value="94.0639269406393" calcext:value-type="float">
            <text:p>94.0639269406393</text:p>
          </table:table-cell>
          <table:table-cell table:number-columns-repeated="2" office:value-type="float" office:value="93.1506849315069" calcext:value-type="float">
            <text:p>93.1506849315069</text:p>
          </table:table-cell>
          <table:table-cell table:number-columns-repeated="5" office:value-type="float" office:value="92.6940639269406" calcext:value-type="float">
            <text:p>92.6940639269406</text:p>
          </table:table-cell>
          <table:table-cell office:value-type="float" office:value="92.2374429223744" calcext:value-type="float">
            <text:p>92.2374429223744</text:p>
          </table:table-cell>
        </table:table-row>
        <table:table-row table:style-name="ro1">
          <table:table-cell table:formula="of:=AVERAGE([.A4:.A13])" office:value-type="float" office:value="0" calcext:value-type="float">
            <text:p>0</text:p>
          </table:table-cell>
          <table:table-cell table:formula="of:=AVERAGE([.B4:.B13])" office:value-type="float" office:value="43.7442922374429" calcext:value-type="float">
            <text:p>43.7442922374429</text:p>
          </table:table-cell>
          <table:table-cell table:formula="of:=AVERAGE([.C4:.C13])" office:value-type="float" office:value="52.5114155251142" calcext:value-type="float">
            <text:p>52.5114155251142</text:p>
          </table:table-cell>
          <table:table-cell table:formula="of:=AVERAGE([.D4:.D13])" office:value-type="float" office:value="51.0958904109589" calcext:value-type="float">
            <text:p>51.0958904109589</text:p>
          </table:table-cell>
          <table:table-cell table:formula="of:=AVERAGE([.E4:.E13])" office:value-type="float" office:value="47.351598173516" calcext:value-type="float">
            <text:p>47.351598173516</text:p>
          </table:table-cell>
          <table:table-cell table:formula="of:=AVERAGE([.F4:.F13])" office:value-type="float" office:value="43.013698630137" calcext:value-type="float">
            <text:p>43.013698630137</text:p>
          </table:table-cell>
          <table:table-cell table:formula="of:=AVERAGE([.G4:.G13])" office:value-type="float" office:value="40.2283105022831" calcext:value-type="float">
            <text:p>40.2283105022831</text:p>
          </table:table-cell>
          <table:table-cell table:formula="of:=AVERAGE([.H4:.H13])" office:value-type="float" office:value="38.4931506849315" calcext:value-type="float">
            <text:p>38.4931506849315</text:p>
          </table:table-cell>
          <table:table-cell table:formula="of:=AVERAGE([.I4:.I13])" office:value-type="float" office:value="37.3059360730594" calcext:value-type="float">
            <text:p>37.3059360730594</text:p>
          </table:table-cell>
          <table:table-cell table:formula="of:=AVERAGE([.J4:.J13])" office:value-type="float" office:value="37.1689497716895" calcext:value-type="float">
            <text:p>37.1689497716895</text:p>
          </table:table-cell>
          <table:table-cell table:formula="of:=AVERAGE([.K4:.K13])" office:value-type="float" office:value="37.0319634703196" calcext:value-type="float">
            <text:p>37.0319634703196</text:p>
          </table:table-cell>
          <table:table-cell table:formula="of:=AVERAGE([.L4:.L13])" office:value-type="float" office:value="36.7579908675799" calcext:value-type="float">
            <text:p>36.7579908675799</text:p>
          </table:table-cell>
          <table:table-cell table:formula="of:=AVERAGE([.M4:.M13])" office:value-type="float" office:value="36.4383561643836" calcext:value-type="float">
            <text:p>36.4383561643836</text:p>
          </table:table-cell>
          <table:table-cell table:formula="of:=AVERAGE([.N4:.N13])" office:value-type="float" office:value="36.5296803652968" calcext:value-type="float">
            <text:p>36.5296803652968</text:p>
          </table:table-cell>
          <table:table-cell table:formula="of:=AVERAGE([.O4:.O13])" office:value-type="float" office:value="36.2557077625571" calcext:value-type="float">
            <text:p>36.2557077625571</text:p>
          </table:table-cell>
          <table:table-cell table:formula="of:=AVERAGE([.P4:.P13])" office:value-type="float" office:value="36.5753424657534" calcext:value-type="float">
            <text:p>36.5753424657534</text:p>
          </table:table-cell>
          <table:table-cell table:formula="of:=AVERAGE([.Q4:.Q13])" office:value-type="float" office:value="37.0319634703196" calcext:value-type="float">
            <text:p>37.0319634703196</text:p>
          </table:table-cell>
          <table:table-cell table:formula="of:=AVERAGE([.R4:.R13])" office:value-type="float" office:value="37.7168949771689" calcext:value-type="float">
            <text:p>37.7168949771689</text:p>
          </table:table-cell>
          <table:table-cell table:formula="of:=AVERAGE([.S4:.S13])" office:value-type="float" office:value="38.2191780821918" calcext:value-type="float">
            <text:p>38.2191780821918</text:p>
          </table:table-cell>
          <table:table-cell table:formula="of:=AVERAGE([.T4:.T13])" office:value-type="float" office:value="38.9041095890411" calcext:value-type="float">
            <text:p>38.9041095890411</text:p>
          </table:table-cell>
          <table:table-cell table:formula="of:=AVERAGE([.U4:.U13])" office:value-type="float" office:value="39.4977168949772" calcext:value-type="float">
            <text:p>39.4977168949772</text:p>
          </table:table-cell>
          <table:table-cell table:formula="of:=AVERAGE([.V4:.V13])" office:value-type="float" office:value="40.5022831050228" calcext:value-type="float">
            <text:p>40.5022831050228</text:p>
          </table:table-cell>
          <table:table-cell table:formula="of:=AVERAGE([.W4:.W13])" office:value-type="float" office:value="41.2785388127854" calcext:value-type="float">
            <text:p>41.2785388127854</text:p>
          </table:table-cell>
          <table:table-cell table:formula="of:=AVERAGE([.X4:.X13])" office:value-type="float" office:value="42.1461187214612" calcext:value-type="float">
            <text:p>42.1461187214612</text:p>
          </table:table-cell>
          <table:table-cell table:formula="of:=AVERAGE([.Y4:.Y13])" office:value-type="float" office:value="43.1050228310502" calcext:value-type="float">
            <text:p>43.1050228310502</text:p>
          </table:table-cell>
          <table:table-cell table:formula="of:=AVERAGE([.Z4:.Z13])" office:value-type="float" office:value="44.2922374429224" calcext:value-type="float">
            <text:p>44.2922374429224</text:p>
          </table:table-cell>
          <table:table-cell table:formula="of:=AVERAGE([.AA4:.AA13])" office:value-type="float" office:value="45.4337899543379" calcext:value-type="float">
            <text:p>45.4337899543379</text:p>
          </table:table-cell>
          <table:table-cell table:formula="of:=AVERAGE([.AB4:.AB13])" office:value-type="float" office:value="46.8493150684932" calcext:value-type="float">
            <text:p>46.8493150684932</text:p>
          </table:table-cell>
          <table:table-cell table:formula="of:=AVERAGE([.AC4:.AC13])" office:value-type="float" office:value="48.2648401826484" calcext:value-type="float">
            <text:p>48.2648401826484</text:p>
          </table:table-cell>
          <table:table-cell table:formula="of:=AVERAGE([.AD4:.AD13])" office:value-type="float" office:value="49.4063926940639" calcext:value-type="float">
            <text:p>49.4063926940639</text:p>
          </table:table-cell>
          <table:table-cell table:formula="of:=AVERAGE([.AE4:.AE13])" office:value-type="float" office:value="51.3698630136986" calcext:value-type="float">
            <text:p>51.3698630136986</text:p>
          </table:table-cell>
          <table:table-cell table:formula="of:=AVERAGE([.AF4:.AF13])" office:value-type="float" office:value="53.1050228310502" calcext:value-type="float">
            <text:p>53.1050228310502</text:p>
          </table:table-cell>
          <table:table-cell table:formula="of:=AVERAGE([.AG4:.AG13])" office:value-type="float" office:value="55.0228310502283" calcext:value-type="float">
            <text:p>55.0228310502283</text:p>
          </table:table-cell>
          <table:table-cell table:formula="of:=AVERAGE([.AH4:.AH13])" office:value-type="float" office:value="57.1232876712329" calcext:value-type="float">
            <text:p>57.1232876712329</text:p>
          </table:table-cell>
          <table:table-cell table:formula="of:=AVERAGE([.AI4:.AI13])" office:value-type="float" office:value="58.7214611872146" calcext:value-type="float">
            <text:p>58.7214611872146</text:p>
          </table:table-cell>
          <table:table-cell table:formula="of:=AVERAGE([.AJ4:.AJ13])" office:value-type="float" office:value="60.958904109589" calcext:value-type="float">
            <text:p>60.958904109589</text:p>
          </table:table-cell>
          <table:table-cell table:formula="of:=AVERAGE([.AK4:.AK13])" office:value-type="float" office:value="62.5114155251142" calcext:value-type="float">
            <text:p>62.5114155251142</text:p>
          </table:table-cell>
          <table:table-cell table:formula="of:=AVERAGE([.AL4:.AL13])" office:value-type="float" office:value="64.9771689497717" calcext:value-type="float">
            <text:p>64.9771689497717</text:p>
          </table:table-cell>
          <table:table-cell table:formula="of:=AVERAGE([.AM4:.AM13])" office:value-type="float" office:value="67.5799086757991" calcext:value-type="float">
            <text:p>67.5799086757991</text:p>
          </table:table-cell>
          <table:table-cell table:formula="of:=AVERAGE([.AN4:.AN13])" office:value-type="float" office:value="70.5479452054795" calcext:value-type="float">
            <text:p>70.5479452054795</text:p>
          </table:table-cell>
          <table:table-cell table:formula="of:=AVERAGE([.AO4:.AO13])" office:value-type="float" office:value="73.1963470319635" calcext:value-type="float">
            <text:p>73.1963470319635</text:p>
          </table:table-cell>
          <table:table-cell table:formula="of:=AVERAGE([.AP4:.AP13])" office:value-type="float" office:value="75.4794520547945" calcext:value-type="float">
            <text:p>75.4794520547945</text:p>
          </table:table-cell>
          <table:table-cell table:formula="of:=AVERAGE([.AQ4:.AQ13])" office:value-type="float" office:value="77.4885844748858" calcext:value-type="float">
            <text:p>77.4885844748858</text:p>
          </table:table-cell>
          <table:table-cell table:formula="of:=AVERAGE([.AR4:.AR13])" office:value-type="float" office:value="80.365296803653" calcext:value-type="float">
            <text:p>80.365296803653</text:p>
          </table:table-cell>
          <table:table-cell table:formula="of:=AVERAGE([.AS4:.AS13])" office:value-type="float" office:value="82.5570776255708" calcext:value-type="float">
            <text:p>82.5570776255708</text:p>
          </table:table-cell>
          <table:table-cell table:formula="of:=AVERAGE([.AT4:.AT13])" office:value-type="float" office:value="84.6575342465754" calcext:value-type="float">
            <text:p>84.6575342465754</text:p>
          </table:table-cell>
          <table:table-cell table:formula="of:=AVERAGE([.AU4:.AU13])" office:value-type="float" office:value="86.5753424657534" calcext:value-type="float">
            <text:p>86.5753424657534</text:p>
          </table:table-cell>
          <table:table-cell table:formula="of:=AVERAGE([.AV4:.AV13])" office:value-type="float" office:value="88.4931506849315" calcext:value-type="float">
            <text:p>88.4931506849315</text:p>
          </table:table-cell>
          <table:table-cell table:formula="of:=AVERAGE([.AW4:.AW13])" office:value-type="float" office:value="89.5433789954338" calcext:value-type="float">
            <text:p>89.5433789954338</text:p>
          </table:table-cell>
          <table:table-cell table:formula="of:=AVERAGE([.AX4:.AX13])" office:value-type="float" office:value="91.2328767123288" calcext:value-type="float">
            <text:p>91.2328767123288</text:p>
          </table:table-cell>
          <table:table-cell table:formula="of:=AVERAGE([.AY4:.AY13])" office:value-type="float" office:value="92.7853881278539" calcext:value-type="float">
            <text:p>92.7853881278539</text:p>
          </table:table-cell>
          <table:table-cell table:formula="of:=AVERAGE([.AZ4:.AZ13])" office:value-type="float" office:value="94.4748858447489" calcext:value-type="float">
            <text:p>94.4748858447489</text:p>
          </table:table-cell>
          <table:table-cell table:formula="of:=AVERAGE([.BA4:.BA13])" office:value-type="float" office:value="95.3881278538813" calcext:value-type="float">
            <text:p>95.3881278538813</text:p>
          </table:table-cell>
          <table:table-cell table:formula="of:=AVERAGE([.BB4:.BB13])" office:value-type="float" office:value="96.4383561643836" calcext:value-type="float">
            <text:p>96.4383561643836</text:p>
          </table:table-cell>
          <table:table-cell table:formula="of:=AVERAGE([.BC4:.BC13])" office:value-type="float" office:value="97.6255707762557" calcext:value-type="float">
            <text:p>97.6255707762557</text:p>
          </table:table-cell>
          <table:table-cell table:formula="of:=AVERAGE([.BD4:.BD13])" office:value-type="float" office:value="98.2191780821918" calcext:value-type="float">
            <text:p>98.2191780821918</text:p>
          </table:table-cell>
          <table:table-cell table:formula="of:=AVERAGE([.BE4:.BE13])" office:value-type="float" office:value="98.675799086758" calcext:value-type="float">
            <text:p>98.675799086758</text:p>
          </table:table-cell>
          <table:table-cell table:formula="of:=AVERAGE([.BF4:.BF13])" office:value-type="float" office:value="99.041095890411" calcext:value-type="float">
            <text:p>99.041095890411</text:p>
          </table:table-cell>
          <table:table-cell table:formula="of:=AVERAGE([.BG4:.BG13])" office:value-type="float" office:value="99.3607305936073" calcext:value-type="float">
            <text:p>99.3607305936073</text:p>
          </table:table-cell>
          <table:table-cell table:formula="of:=AVERAGE([.BH4:.BH13])" office:value-type="float" office:value="99.6803652968037" calcext:value-type="float">
            <text:p>99.6803652968037</text:p>
          </table:table-cell>
          <table:table-cell table:formula="of:=AVERAGE([.BI4:.BI13])" office:value-type="float" office:value="99.8630136986301" calcext:value-type="float">
            <text:p>99.8630136986301</text:p>
          </table:table-cell>
          <table:table-cell table:formula="of:=AVERAGE([.BJ4:.BJ13])" office:value-type="float" office:value="99.8630136986301" calcext:value-type="float">
            <text:p>99.8630136986301</text:p>
          </table:table-cell>
          <table:table-cell table:formula="of:=AVERAGE([.BK4:.BK13])" office:value-type="float" office:value="99.9543378995434" calcext:value-type="float">
            <text:p>99.9543378995434</text:p>
          </table:table-cell>
          <table:table-cell table:formula="of:=AVERAGE([.BL4:.BL13])" office:value-type="float" office:value="100" calcext:value-type="float">
            <text:p>100</text:p>
          </table:table-cell>
          <table:table-cell table:formula="of:=AVERAGE([.BM4:.BM13])" office:value-type="float" office:value="100" calcext:value-type="float">
            <text:p>100</text:p>
          </table:table-cell>
          <table:table-cell table:formula="of:=AVERAGE([.BN4:.BN13])" office:value-type="float" office:value="100" calcext:value-type="float">
            <text:p>100</text:p>
          </table:table-cell>
          <table:table-cell table:formula="of:=AVERAGE([.BO4:.BO13])" office:value-type="float" office:value="100" calcext:value-type="float">
            <text:p>100</text:p>
          </table:table-cell>
          <table:table-cell table:formula="of:=AVERAGE([.BP4:.BP13])" office:value-type="float" office:value="100" calcext:value-type="float">
            <text:p>100</text:p>
          </table:table-cell>
          <table:table-cell table:formula="of:=AVERAGE([.BQ4:.BQ13])" office:value-type="float" office:value="100" calcext:value-type="float">
            <text:p>100</text:p>
          </table:table-cell>
          <table:table-cell table:formula="of:=AVERAGE([.BR4:.BR13])" office:value-type="float" office:value="100" calcext:value-type="float">
            <text:p>100</text:p>
          </table:table-cell>
          <table:table-cell table:formula="of:=AVERAGE([.BS4:.BS13])" office:value-type="float" office:value="100" calcext:value-type="float">
            <text:p>100</text:p>
          </table:table-cell>
          <table:table-cell table:formula="of:=AVERAGE([.BT4:.BT13])" office:value-type="float" office:value="100" calcext:value-type="float">
            <text:p>100</text:p>
          </table:table-cell>
          <table:table-cell table:formula="of:=AVERAGE([.BU4:.BU13])" office:value-type="float" office:value="100" calcext:value-type="float">
            <text:p>100</text:p>
          </table:table-cell>
          <table:table-cell table:formula="of:=AVERAGE([.BV4:.BV13])" office:value-type="float" office:value="100" calcext:value-type="float">
            <text:p>100</text:p>
          </table:table-cell>
          <table:table-cell table:formula="of:=AVERAGE([.BW4:.BW13])" office:value-type="float" office:value="100" calcext:value-type="float">
            <text:p>100</text:p>
          </table:table-cell>
          <table:table-cell table:formula="of:=AVERAGE([.BX4:.BX13])" office:value-type="float" office:value="100" calcext:value-type="float">
            <text:p>100</text:p>
          </table:table-cell>
          <table:table-cell table:formula="of:=AVERAGE([.BY4:.BY13])" office:value-type="float" office:value="100" calcext:value-type="float">
            <text:p>100</text:p>
          </table:table-cell>
          <table:table-cell table:formula="of:=AVERAGE([.BZ4:.BZ13])" office:value-type="float" office:value="100" calcext:value-type="float">
            <text:p>100</text:p>
          </table:table-cell>
          <table:table-cell table:formula="of:=AVERAGE([.CA4:.CA13])" office:value-type="float" office:value="100" calcext:value-type="float">
            <text:p>100</text:p>
          </table:table-cell>
          <table:table-cell table:formula="of:=AVERAGE([.CB4:.CB13])" office:value-type="float" office:value="100" calcext:value-type="float">
            <text:p>100</text:p>
          </table:table-cell>
          <table:table-cell table:formula="of:=AVERAGE([.CC4:.CC13])" office:value-type="float" office:value="100" calcext:value-type="float">
            <text:p>100</text:p>
          </table:table-cell>
          <table:table-cell table:formula="of:=AVERAGE([.CD4:.CD13])" office:value-type="float" office:value="100" calcext:value-type="float">
            <text:p>100</text:p>
          </table:table-cell>
          <table:table-cell table:formula="of:=AVERAGE([.CE4:.CE13])" office:value-type="float" office:value="100" calcext:value-type="float">
            <text:p>100</text:p>
          </table:table-cell>
          <table:table-cell table:formula="of:=AVERAGE([.CF4:.CF13])" office:value-type="float" office:value="100" calcext:value-type="float">
            <text:p>100</text:p>
          </table:table-cell>
          <table:table-cell table:formula="of:=AVERAGE([.CG4:.CG13])" office:value-type="float" office:value="100" calcext:value-type="float">
            <text:p>100</text:p>
          </table:table-cell>
          <table:table-cell table:formula="of:=AVERAGE([.CH4:.CH13])" office:value-type="float" office:value="100" calcext:value-type="float">
            <text:p>100</text:p>
          </table:table-cell>
          <table:table-cell table:formula="of:=AVERAGE([.CI4:.CI13])" office:value-type="float" office:value="100" calcext:value-type="float">
            <text:p>100</text:p>
          </table:table-cell>
          <table:table-cell table:formula="of:=AVERAGE([.CJ4:.CJ13])" office:value-type="float" office:value="100" calcext:value-type="float">
            <text:p>100</text:p>
          </table:table-cell>
          <table:table-cell table:formula="of:=AVERAGE([.CK4:.CK13])" office:value-type="float" office:value="100" calcext:value-type="float">
            <text:p>100</text:p>
          </table:table-cell>
          <table:table-cell table:formula="of:=AVERAGE([.CL4:.CL13])" office:value-type="float" office:value="100" calcext:value-type="float">
            <text:p>100</text:p>
          </table:table-cell>
          <table:table-cell table:formula="of:=AVERAGE([.CM4:.CM13])" office:value-type="float" office:value="100" calcext:value-type="float">
            <text:p>100</text:p>
          </table:table-cell>
          <table:table-cell table:formula="of:=AVERAGE([.CN4:.CN13])" office:value-type="float" office:value="100" calcext:value-type="float">
            <text:p>100</text:p>
          </table:table-cell>
          <table:table-cell table:formula="of:=AVERAGE([.CO4:.CO13])" office:value-type="float" office:value="100" calcext:value-type="float">
            <text:p>100</text:p>
          </table:table-cell>
          <table:table-cell table:formula="of:=AVERAGE([.CP4:.CP13])" office:value-type="float" office:value="100" calcext:value-type="float">
            <text:p>100</text:p>
          </table:table-cell>
          <table:table-cell table:formula="of:=AVERAGE([.CQ4:.CQ13])" office:value-type="float" office:value="100" calcext:value-type="float">
            <text:p>100</text:p>
          </table:table-cell>
          <table:table-cell table:formula="of:=AVERAGE([.CR4:.CR13])" office:value-type="float" office:value="100" calcext:value-type="float">
            <text:p>100</text:p>
          </table:table-cell>
          <table:table-cell table:formula="of:=AVERAGE([.CS4:.CS13])" office:value-type="float" office:value="100" calcext:value-type="float">
            <text:p>100</text:p>
          </table:table-cell>
          <table:table-cell table:formula="of:=AVERAGE([.CT4:.CT13])" office:value-type="float" office:value="100" calcext:value-type="float">
            <text:p>100</text:p>
          </table:table-cell>
          <table:table-cell table:formula="of:=AVERAGE([.CU4:.CU13])" office:value-type="float" office:value="100" calcext:value-type="float">
            <text:p>100</text:p>
          </table:table-cell>
          <table:table-cell table:formula="of:=AVERAGE([.CV4:.CV13])" office:value-type="float" office:value="100" calcext:value-type="float">
            <text:p>100</text:p>
          </table:table-cell>
          <table:table-cell table:formula="of:=AVERAGE([.CW4:.CW13])" office:value-type="float" office:value="100" calcext:value-type="float">
            <text:p>100</text:p>
          </table:table-cell>
          <table:table-cell table:formula="of:=AVERAGE([.CX4:.CX13])" office:value-type="float" office:value="100" calcext:value-type="float">
            <text:p>100</text:p>
          </table:table-cell>
          <table:table-cell table:formula="of:=AVERAGE([.CY4:.CY13])" office:value-type="float" office:value="100" calcext:value-type="float">
            <text:p>100</text:p>
          </table:table-cell>
          <table:table-cell table:formula="of:=AVERAGE([.CZ4:.CZ13])" office:value-type="float" office:value="100" calcext:value-type="float">
            <text:p>100</text:p>
          </table:table-cell>
          <table:table-cell table:formula="of:=AVERAGE([.DA4:.DA13])" office:value-type="float" office:value="99.9543378995434" calcext:value-type="float">
            <text:p>99.9543378995434</text:p>
          </table:table-cell>
          <table:table-cell table:formula="of:=AVERAGE([.DB4:.DB13])" office:value-type="float" office:value="99.9086757990868" calcext:value-type="float">
            <text:p>99.9086757990868</text:p>
          </table:table-cell>
          <table:table-cell table:formula="of:=AVERAGE([.DC4:.DC13])" office:value-type="float" office:value="99.9086757990868" calcext:value-type="float">
            <text:p>99.9086757990868</text:p>
          </table:table-cell>
          <table:table-cell table:formula="of:=AVERAGE([.DD4:.DD13])" office:value-type="float" office:value="99.9086757990868" calcext:value-type="float">
            <text:p>99.9086757990868</text:p>
          </table:table-cell>
          <table:table-cell table:formula="of:=AVERAGE([.DE4:.DE13])" office:value-type="float" office:value="99.8173515981735" calcext:value-type="float">
            <text:p>99.8173515981735</text:p>
          </table:table-cell>
          <table:table-cell table:formula="of:=AVERAGE([.DF4:.DF13])" office:value-type="float" office:value="99.6803652968037" calcext:value-type="float">
            <text:p>99.6803652968037</text:p>
          </table:table-cell>
          <table:table-cell table:formula="of:=AVERAGE([.DG4:.DG13])" office:value-type="float" office:value="99.4520547945205" calcext:value-type="float">
            <text:p>99.4520547945205</text:p>
          </table:table-cell>
          <table:table-cell table:formula="of:=AVERAGE([.DH4:.DH13])" office:value-type="float" office:value="99.4520547945205" calcext:value-type="float">
            <text:p>99.4520547945205</text:p>
          </table:table-cell>
          <table:table-cell table:formula="of:=AVERAGE([.DI4:.DI13])" office:value-type="float" office:value="99.1780821917808" calcext:value-type="float">
            <text:p>99.1780821917808</text:p>
          </table:table-cell>
          <table:table-cell table:formula="of:=AVERAGE([.DJ4:.DJ13])" office:value-type="float" office:value="98.7671232876712" calcext:value-type="float">
            <text:p>98.7671232876712</text:p>
          </table:table-cell>
          <table:table-cell table:formula="of:=AVERAGE([.DK4:.DK13])" office:value-type="float" office:value="98.4018264840183" calcext:value-type="float">
            <text:p>98.4018264840183</text:p>
          </table:table-cell>
          <table:table-cell table:formula="of:=AVERAGE([.DL4:.DL13])" office:value-type="float" office:value="97.9452054794521" calcext:value-type="float">
            <text:p>97.9452054794521</text:p>
          </table:table-cell>
          <table:table-cell table:formula="of:=AVERAGE([.DM4:.DM13])" office:value-type="float" office:value="97.5799086757991" calcext:value-type="float">
            <text:p>97.5799086757991</text:p>
          </table:table-cell>
          <table:table-cell table:formula="of:=AVERAGE([.DN4:.DN13])" office:value-type="float" office:value="97.1689497716895" calcext:value-type="float">
            <text:p>97.1689497716895</text:p>
          </table:table-cell>
          <table:table-cell table:formula="of:=AVERAGE([.DO4:.DO13])" office:value-type="float" office:value="96.3470319634703" calcext:value-type="float">
            <text:p>96.3470319634703</text:p>
          </table:table-cell>
          <table:table-cell table:formula="of:=AVERAGE([.DP4:.DP13])" office:value-type="float" office:value="95.7990867579909" calcext:value-type="float">
            <text:p>95.7990867579909</text:p>
          </table:table-cell>
          <table:table-cell table:formula="of:=AVERAGE([.DQ4:.DQ13])" office:value-type="float" office:value="95.2054794520548" calcext:value-type="float">
            <text:p>95.2054794520548</text:p>
          </table:table-cell>
          <table:table-cell table:formula="of:=AVERAGE([.DR4:.DR13])" office:value-type="float" office:value="94.5662100456621" calcext:value-type="float">
            <text:p>94.5662100456621</text:p>
          </table:table-cell>
          <table:table-cell table:formula="of:=AVERAGE([.DS4:.DS13])" office:value-type="float" office:value="94.0182648401826" calcext:value-type="float">
            <text:p>94.0182648401826</text:p>
          </table:table-cell>
          <table:table-cell table:formula="of:=AVERAGE([.DT4:.DT13])" office:value-type="float" office:value="93.6073059360731" calcext:value-type="float">
            <text:p>93.6073059360731</text:p>
          </table:table-cell>
          <table:table-cell table:formula="of:=AVERAGE([.DU4:.DU13])" office:value-type="float" office:value="93.1963470319635" calcext:value-type="float">
            <text:p>93.1963470319635</text:p>
          </table:table-cell>
          <table:table-cell table:formula="of:=AVERAGE([.DV4:.DV13])" office:value-type="float" office:value="92.8310502283105" calcext:value-type="float">
            <text:p>92.8310502283105</text:p>
          </table:table-cell>
          <table:table-cell table:formula="of:=AVERAGE([.DW4:.DW13])" office:value-type="float" office:value="92.5570776255708" calcext:value-type="float">
            <text:p>92.5570776255708</text:p>
          </table:table-cell>
          <table:table-cell table:formula="of:=AVERAGE([.DX4:.DX13])" office:value-type="float" office:value="92.3287671232877" calcext:value-type="float">
            <text:p>92.3287671232877</text:p>
          </table:table-cell>
          <table:table-cell table:formula="of:=AVERAGE([.DY4:.DY13])" office:value-type="float" office:value="92.0091324200913" calcext:value-type="float">
            <text:p>92.0091324200913</text:p>
          </table:table-cell>
          <table:table-cell table:formula="of:=AVERAGE([.DZ4:.DZ13])" office:value-type="float" office:value="91.6438356164383" calcext:value-type="float">
            <text:p>91.6438356164383</text:p>
          </table:table-cell>
        </table:table-row>
        <table:table-row table:style-name="ro1">
          <table:table-cell table:formula="of:=STDEV([.A4:.A13])" office:value-type="float" office:value="0" calcext:value-type="float">
            <text:p>0</text:p>
          </table:table-cell>
          <table:table-cell table:formula="of:=STDEV([.B4:.B13])" office:value-type="float" office:value="2.3658276076378" calcext:value-type="float">
            <text:p>2.3658276076378</text:p>
          </table:table-cell>
          <table:table-cell table:formula="of:=STDEV([.C4:.C13])" office:value-type="float" office:value="2.84753225781883" calcext:value-type="float">
            <text:p>2.84753225781883</text:p>
          </table:table-cell>
          <table:table-cell table:formula="of:=STDEV([.D4:.D13])" office:value-type="float" office:value="3.33781313199287" calcext:value-type="float">
            <text:p>3.33781313199287</text:p>
          </table:table-cell>
          <table:table-cell table:formula="of:=STDEV([.E4:.E13])" office:value-type="float" office:value="2.37803652144833" calcext:value-type="float">
            <text:p>2.37803652144833</text:p>
          </table:table-cell>
          <table:table-cell table:formula="of:=STDEV([.F4:.F13])" office:value-type="float" office:value="1.91078901996654" calcext:value-type="float">
            <text:p>1.91078901996654</text:p>
          </table:table-cell>
          <table:table-cell table:formula="of:=STDEV([.G4:.G13])" office:value-type="float" office:value="1.75467674726997" calcext:value-type="float">
            <text:p>1.75467674726997</text:p>
          </table:table-cell>
          <table:table-cell table:formula="of:=STDEV([.H4:.H13])" office:value-type="float" office:value="1.379133186006" calcext:value-type="float">
            <text:p>1.379133186006</text:p>
          </table:table-cell>
          <table:table-cell table:formula="of:=STDEV([.I4:.I13])" office:value-type="float" office:value="1.16017284628064" calcext:value-type="float">
            <text:p>1.16017284628064</text:p>
          </table:table-cell>
          <table:table-cell table:formula="of:=STDEV([.J4:.J13])" office:value-type="float" office:value="1.0142058599061" calcext:value-type="float">
            <text:p>1.0142058599061</text:p>
          </table:table-cell>
          <table:table-cell table:formula="of:=STDEV([.K4:.K13])" office:value-type="float" office:value="0.695837409477168" calcext:value-type="float">
            <text:p>0.695837409477168</text:p>
          </table:table-cell>
          <table:table-cell table:formula="of:=STDEV([.L4:.L13])" office:value-type="float" office:value="0.753386220442289" calcext:value-type="float">
            <text:p>0.753386220442289</text:p>
          </table:table-cell>
          <table:table-cell table:formula="of:=STDEV([.M4:.M13])" office:value-type="float" office:value="0.933315660076463" calcext:value-type="float">
            <text:p>0.933315660076463</text:p>
          </table:table-cell>
          <table:table-cell table:formula="of:=STDEV([.N4:.N13])" office:value-type="float" office:value="1.03231811006473" calcext:value-type="float">
            <text:p>1.03231811006473</text:p>
          </table:table-cell>
          <table:table-cell table:formula="of:=STDEV([.O4:.O13])" office:value-type="float" office:value="0.94319229131383" calcext:value-type="float">
            <text:p>0.94319229131383</text:p>
          </table:table-cell>
          <table:table-cell table:formula="of:=STDEV([.P4:.P13])" office:value-type="float" office:value="0.789424808516892" calcext:value-type="float">
            <text:p>0.789424808516892</text:p>
          </table:table-cell>
          <table:table-cell table:formula="of:=STDEV([.Q4:.Q13])" office:value-type="float" office:value="0.625717040824795" calcext:value-type="float">
            <text:p>0.625717040824795</text:p>
          </table:table-cell>
          <table:table-cell table:formula="of:=STDEV([.R4:.R13])" office:value-type="float" office:value="1.0589057613958" calcext:value-type="float">
            <text:p>1.0589057613958</text:p>
          </table:table-cell>
          <table:table-cell table:formula="of:=STDEV([.S4:.S13])" office:value-type="float" office:value="1.14002942533175" calcext:value-type="float">
            <text:p>1.14002942533175</text:p>
          </table:table-cell>
          <table:table-cell table:formula="of:=STDEV([.T4:.T13])" office:value-type="float" office:value="1.30579059905798" calcext:value-type="float">
            <text:p>1.30579059905798</text:p>
          </table:table-cell>
          <table:table-cell table:formula="of:=STDEV([.U4:.U13])" office:value-type="float" office:value="1.58543886270926" calcext:value-type="float">
            <text:p>1.58543886270926</text:p>
          </table:table-cell>
          <table:table-cell table:formula="of:=STDEV([.V4:.V13])" office:value-type="float" office:value="1.41233007119173" calcext:value-type="float">
            <text:p>1.41233007119173</text:p>
          </table:table-cell>
          <table:table-cell table:formula="of:=STDEV([.W4:.W13])" office:value-type="float" office:value="1.50984435526785" calcext:value-type="float">
            <text:p>1.50984435526785</text:p>
          </table:table-cell>
          <table:table-cell table:formula="of:=STDEV([.X4:.X13])" office:value-type="float" office:value="1.56780600083021" calcext:value-type="float">
            <text:p>1.56780600083021</text:p>
          </table:table-cell>
          <table:table-cell table:formula="of:=STDEV([.Y4:.Y13])" office:value-type="float" office:value="1.73809466345451" calcext:value-type="float">
            <text:p>1.73809466345451</text:p>
          </table:table-cell>
          <table:table-cell table:formula="of:=STDEV([.Z4:.Z13])" office:value-type="float" office:value="2.22659647463132" calcext:value-type="float">
            <text:p>2.22659647463132</text:p>
          </table:table-cell>
          <table:table-cell table:formula="of:=STDEV([.AA4:.AA13])" office:value-type="float" office:value="2.39937332883325" calcext:value-type="float">
            <text:p>2.39937332883325</text:p>
          </table:table-cell>
          <table:table-cell table:formula="of:=STDEV([.AB4:.AB13])" office:value-type="float" office:value="2.39889050896141" calcext:value-type="float">
            <text:p>2.39889050896141</text:p>
          </table:table-cell>
          <table:table-cell table:formula="of:=STDEV([.AC4:.AC13])" office:value-type="float" office:value="2.09858076958589" calcext:value-type="float">
            <text:p>2.09858076958589</text:p>
          </table:table-cell>
          <table:table-cell table:formula="of:=STDEV([.AD4:.AD13])" office:value-type="float" office:value="2.37559975831071" calcext:value-type="float">
            <text:p>2.37559975831071</text:p>
          </table:table-cell>
          <table:table-cell table:formula="of:=STDEV([.AE4:.AE13])" office:value-type="float" office:value="3.00777364465289" calcext:value-type="float">
            <text:p>3.00777364465289</text:p>
          </table:table-cell>
          <table:table-cell table:formula="of:=STDEV([.AF4:.AF13])" office:value-type="float" office:value="3.04452052416583" calcext:value-type="float">
            <text:p>3.04452052416583</text:p>
          </table:table-cell>
          <table:table-cell table:formula="of:=STDEV([.AG4:.AG13])" office:value-type="float" office:value="3.04604202377314" calcext:value-type="float">
            <text:p>3.04604202377314</text:p>
          </table:table-cell>
          <table:table-cell table:formula="of:=STDEV([.AH4:.AH13])" office:value-type="float" office:value="3.40651375020721" calcext:value-type="float">
            <text:p>3.40651375020721</text:p>
          </table:table-cell>
          <table:table-cell table:formula="of:=STDEV([.AI4:.AI13])" office:value-type="float" office:value="3.06839650979706" calcext:value-type="float">
            <text:p>3.06839650979706</text:p>
          </table:table-cell>
          <table:table-cell table:formula="of:=STDEV([.AJ4:.AJ13])" office:value-type="float" office:value="2.85768392017025" calcext:value-type="float">
            <text:p>2.85768392017025</text:p>
          </table:table-cell>
          <table:table-cell table:formula="of:=STDEV([.AK4:.AK13])" office:value-type="float" office:value="2.55100024336262" calcext:value-type="float">
            <text:p>2.55100024336262</text:p>
          </table:table-cell>
          <table:table-cell table:formula="of:=STDEV([.AL4:.AL13])" office:value-type="float" office:value="2.36827442555067" calcext:value-type="float">
            <text:p>2.36827442555067</text:p>
          </table:table-cell>
          <table:table-cell table:formula="of:=STDEV([.AM4:.AM13])" office:value-type="float" office:value="2.53779786918312" calcext:value-type="float">
            <text:p>2.53779786918312</text:p>
          </table:table-cell>
          <table:table-cell table:formula="of:=STDEV([.AN4:.AN13])" office:value-type="float" office:value="3.06877399599025" calcext:value-type="float">
            <text:p>3.06877399599025</text:p>
          </table:table-cell>
          <table:table-cell table:formula="of:=STDEV([.AO4:.AO13])" office:value-type="float" office:value="3.34889994062282" calcext:value-type="float">
            <text:p>3.34889994062282</text:p>
          </table:table-cell>
          <table:table-cell table:formula="of:=STDEV([.AP4:.AP13])" office:value-type="float" office:value="3.54384186278384" calcext:value-type="float">
            <text:p>3.54384186278384</text:p>
          </table:table-cell>
          <table:table-cell table:formula="of:=STDEV([.AQ4:.AQ13])" office:value-type="float" office:value="2.67165564048434" calcext:value-type="float">
            <text:p>2.67165564048434</text:p>
          </table:table-cell>
          <table:table-cell table:formula="of:=STDEV([.AR4:.AR13])" office:value-type="float" office:value="3.17817549738525" calcext:value-type="float">
            <text:p>3.17817549738525</text:p>
          </table:table-cell>
          <table:table-cell table:formula="of:=STDEV([.AS4:.AS13])" office:value-type="float" office:value="2.83775249593216" calcext:value-type="float">
            <text:p>2.83775249593216</text:p>
          </table:table-cell>
          <table:table-cell table:formula="of:=STDEV([.AT4:.AT13])" office:value-type="float" office:value="2.79166064367985" calcext:value-type="float">
            <text:p>2.79166064367985</text:p>
          </table:table-cell>
          <table:table-cell table:formula="of:=STDEV([.AU4:.AU13])" office:value-type="float" office:value="2.99194213097245" calcext:value-type="float">
            <text:p>2.99194213097245</text:p>
          </table:table-cell>
          <table:table-cell table:formula="of:=STDEV([.AV4:.AV13])" office:value-type="float" office:value="2.82137756121364" calcext:value-type="float">
            <text:p>2.82137756121364</text:p>
          </table:table-cell>
          <table:table-cell table:formula="of:=STDEV([.AW4:.AW13])" office:value-type="float" office:value="2.78542971415587" calcext:value-type="float">
            <text:p>2.78542971415587</text:p>
          </table:table-cell>
          <table:table-cell table:formula="of:=STDEV([.AX4:.AX13])" office:value-type="float" office:value="3.0426175797183" calcext:value-type="float">
            <text:p>3.0426175797183</text:p>
          </table:table-cell>
          <table:table-cell table:formula="of:=STDEV([.AY4:.AY13])" office:value-type="float" office:value="3.00430558087679" calcext:value-type="float">
            <text:p>3.00430558087679</text:p>
          </table:table-cell>
          <table:table-cell table:formula="of:=STDEV([.AZ4:.AZ13])" office:value-type="float" office:value="2.55100024336262" calcext:value-type="float">
            <text:p>2.55100024336262</text:p>
          </table:table-cell>
          <table:table-cell table:formula="of:=STDEV([.BA4:.BA13])" office:value-type="float" office:value="2.40130363753551" calcext:value-type="float">
            <text:p>2.40130363753551</text:p>
          </table:table-cell>
          <table:table-cell table:formula="of:=STDEV([.BB4:.BB13])" office:value-type="float" office:value="2.6694869124376" calcext:value-type="float">
            <text:p>2.6694869124376</text:p>
          </table:table-cell>
          <table:table-cell table:formula="of:=STDEV([.BC4:.BC13])" office:value-type="float" office:value="2.25554137629744" calcext:value-type="float">
            <text:p>2.25554137629744</text:p>
          </table:table-cell>
          <table:table-cell table:formula="of:=STDEV([.BD4:.BD13])" office:value-type="float" office:value="2.10299187433656" calcext:value-type="float">
            <text:p>2.10299187433656</text:p>
          </table:table-cell>
          <table:table-cell table:formula="of:=STDEV([.BE4:.BE13])" office:value-type="float" office:value="1.79384846497243" calcext:value-type="float">
            <text:p>1.79384846497243</text:p>
          </table:table-cell>
          <table:table-cell table:formula="of:=STDEV([.BF4:.BF13])" office:value-type="float" office:value="1.52890398829196" calcext:value-type="float">
            <text:p>1.52890398829196</text:p>
          </table:table-cell>
          <table:table-cell table:formula="of:=STDEV([.BG4:.BG13])" office:value-type="float" office:value="1.41478843697075" calcext:value-type="float">
            <text:p>1.41478843697075</text:p>
          </table:table-cell>
          <table:table-cell table:formula="of:=STDEV([.BH4:.BH13])" office:value-type="float" office:value="0.862357106497124" calcext:value-type="float">
            <text:p>0.862357106497124</text:p>
          </table:table-cell>
          <table:table-cell table:formula="of:=STDEV([.BI4:.BI13])" office:value-type="float" office:value="0.308195688452307" calcext:value-type="float">
            <text:p>0.308195688452307</text:p>
          </table:table-cell>
          <table:table-cell table:formula="of:=STDEV([.BJ4:.BJ13])" office:value-type="float" office:value="0.308195688452307" calcext:value-type="float">
            <text:p>0.308195688452307</text:p>
          </table:table-cell>
          <table:table-cell table:formula="of:=STDEV([.BK4:.BK13])" office:value-type="float" office:value="0.144396240190339" calcext:value-type="float">
            <text:p>0.144396240190339</text:p>
          </table:table-cell>
          <table:table-cell table:formula="of:=STDEV([.BL4:.BL13])" office:value-type="float" office:value="0" calcext:value-type="float">
            <text:p>0</text:p>
          </table:table-cell>
          <table:table-cell table:formula="of:=STDEV([.BM4:.BM13])" office:value-type="float" office:value="0" calcext:value-type="float">
            <text:p>0</text:p>
          </table:table-cell>
          <table:table-cell table:formula="of:=STDEV([.BN4:.BN13])" office:value-type="float" office:value="0" calcext:value-type="float">
            <text:p>0</text:p>
          </table:table-cell>
          <table:table-cell table:formula="of:=STDEV([.BO4:.BO13])" office:value-type="float" office:value="0" calcext:value-type="float">
            <text:p>0</text:p>
          </table:table-cell>
          <table:table-cell table:formula="of:=STDEV([.BP4:.BP13])" office:value-type="float" office:value="0" calcext:value-type="float">
            <text:p>0</text:p>
          </table:table-cell>
          <table:table-cell table:formula="of:=STDEV([.BQ4:.BQ13])" office:value-type="float" office:value="0" calcext:value-type="float">
            <text:p>0</text:p>
          </table:table-cell>
          <table:table-cell table:formula="of:=STDEV([.BR4:.BR13])" office:value-type="float" office:value="0" calcext:value-type="float">
            <text:p>0</text:p>
          </table:table-cell>
          <table:table-cell table:formula="of:=STDEV([.BS4:.BS13])" office:value-type="float" office:value="0" calcext:value-type="float">
            <text:p>0</text:p>
          </table:table-cell>
          <table:table-cell table:formula="of:=STDEV([.BT4:.BT13])" office:value-type="float" office:value="0" calcext:value-type="float">
            <text:p>0</text:p>
          </table:table-cell>
          <table:table-cell table:formula="of:=STDEV([.BU4:.BU13])" office:value-type="float" office:value="0" calcext:value-type="float">
            <text:p>0</text:p>
          </table:table-cell>
          <table:table-cell table:formula="of:=STDEV([.BV4:.BV13])" office:value-type="float" office:value="0" calcext:value-type="float">
            <text:p>0</text:p>
          </table:table-cell>
          <table:table-cell table:formula="of:=STDEV([.BW4:.BW13])" office:value-type="float" office:value="0" calcext:value-type="float">
            <text:p>0</text:p>
          </table:table-cell>
          <table:table-cell table:formula="of:=STDEV([.BX4:.BX13])" office:value-type="float" office:value="0" calcext:value-type="float">
            <text:p>0</text:p>
          </table:table-cell>
          <table:table-cell table:formula="of:=STDEV([.BY4:.BY13])" office:value-type="float" office:value="0" calcext:value-type="float">
            <text:p>0</text:p>
          </table:table-cell>
          <table:table-cell table:formula="of:=STDEV([.BZ4:.BZ13])" office:value-type="float" office:value="0" calcext:value-type="float">
            <text:p>0</text:p>
          </table:table-cell>
          <table:table-cell table:formula="of:=STDEV([.CA4:.CA13])" office:value-type="float" office:value="0" calcext:value-type="float">
            <text:p>0</text:p>
          </table:table-cell>
          <table:table-cell table:formula="of:=STDEV([.CB4:.CB13])" office:value-type="float" office:value="0" calcext:value-type="float">
            <text:p>0</text:p>
          </table:table-cell>
          <table:table-cell table:formula="of:=STDEV([.CC4:.CC13])" office:value-type="float" office:value="0" calcext:value-type="float">
            <text:p>0</text:p>
          </table:table-cell>
          <table:table-cell table:formula="of:=STDEV([.CD4:.CD13])" office:value-type="float" office:value="0" calcext:value-type="float">
            <text:p>0</text:p>
          </table:table-cell>
          <table:table-cell table:formula="of:=STDEV([.CE4:.CE13])" office:value-type="float" office:value="0" calcext:value-type="float">
            <text:p>0</text:p>
          </table:table-cell>
          <table:table-cell table:formula="of:=STDEV([.CF4:.CF13])" office:value-type="float" office:value="0" calcext:value-type="float">
            <text:p>0</text:p>
          </table:table-cell>
          <table:table-cell table:formula="of:=STDEV([.CG4:.CG13])" office:value-type="float" office:value="0" calcext:value-type="float">
            <text:p>0</text:p>
          </table:table-cell>
          <table:table-cell table:formula="of:=STDEV([.CH4:.CH13])" office:value-type="float" office:value="0" calcext:value-type="float">
            <text:p>0</text:p>
          </table:table-cell>
          <table:table-cell table:formula="of:=STDEV([.CI4:.CI13])" office:value-type="float" office:value="0" calcext:value-type="float">
            <text:p>0</text:p>
          </table:table-cell>
          <table:table-cell table:formula="of:=STDEV([.CJ4:.CJ13])" office:value-type="float" office:value="0" calcext:value-type="float">
            <text:p>0</text:p>
          </table:table-cell>
          <table:table-cell table:formula="of:=STDEV([.CK4:.CK13])" office:value-type="float" office:value="0" calcext:value-type="float">
            <text:p>0</text:p>
          </table:table-cell>
          <table:table-cell table:formula="of:=STDEV([.CL4:.CL13])" office:value-type="float" office:value="0" calcext:value-type="float">
            <text:p>0</text:p>
          </table:table-cell>
          <table:table-cell table:formula="of:=STDEV([.CM4:.CM13])" office:value-type="float" office:value="0" calcext:value-type="float">
            <text:p>0</text:p>
          </table:table-cell>
          <table:table-cell table:formula="of:=STDEV([.CN4:.CN13])" office:value-type="float" office:value="0" calcext:value-type="float">
            <text:p>0</text:p>
          </table:table-cell>
          <table:table-cell table:formula="of:=STDEV([.CO4:.CO13])" office:value-type="float" office:value="0" calcext:value-type="float">
            <text:p>0</text:p>
          </table:table-cell>
          <table:table-cell table:formula="of:=STDEV([.CP4:.CP13])" office:value-type="float" office:value="0" calcext:value-type="float">
            <text:p>0</text:p>
          </table:table-cell>
          <table:table-cell table:formula="of:=STDEV([.CQ4:.CQ13])" office:value-type="float" office:value="0" calcext:value-type="float">
            <text:p>0</text:p>
          </table:table-cell>
          <table:table-cell table:formula="of:=STDEV([.CR4:.CR13])" office:value-type="float" office:value="0" calcext:value-type="float">
            <text:p>0</text:p>
          </table:table-cell>
          <table:table-cell table:formula="of:=STDEV([.CS4:.CS13])" office:value-type="float" office:value="0" calcext:value-type="float">
            <text:p>0</text:p>
          </table:table-cell>
          <table:table-cell table:formula="of:=STDEV([.CT4:.CT13])" office:value-type="float" office:value="0" calcext:value-type="float">
            <text:p>0</text:p>
          </table:table-cell>
          <table:table-cell table:formula="of:=STDEV([.CU4:.CU13])" office:value-type="float" office:value="0" calcext:value-type="float">
            <text:p>0</text:p>
          </table:table-cell>
          <table:table-cell table:formula="of:=STDEV([.CV4:.CV13])" office:value-type="float" office:value="0" calcext:value-type="float">
            <text:p>0</text:p>
          </table:table-cell>
          <table:table-cell table:formula="of:=STDEV([.CW4:.CW13])" office:value-type="float" office:value="0" calcext:value-type="float">
            <text:p>0</text:p>
          </table:table-cell>
          <table:table-cell table:formula="of:=STDEV([.CX4:.CX13])" office:value-type="float" office:value="0" calcext:value-type="float">
            <text:p>0</text:p>
          </table:table-cell>
          <table:table-cell table:formula="of:=STDEV([.CY4:.CY13])" office:value-type="float" office:value="0" calcext:value-type="float">
            <text:p>0</text:p>
          </table:table-cell>
          <table:table-cell table:formula="of:=STDEV([.CZ4:.CZ13])" office:value-type="float" office:value="0" calcext:value-type="float">
            <text:p>0</text:p>
          </table:table-cell>
          <table:table-cell table:formula="of:=STDEV([.DA4:.DA13])" office:value-type="float" office:value="0.144396240190339" calcext:value-type="float">
            <text:p>0.144396240190339</text:p>
          </table:table-cell>
          <table:table-cell table:formula="of:=STDEV([.DB4:.DB13])" office:value-type="float" office:value="0.192528320253785" calcext:value-type="float">
            <text:p>0.192528320253785</text:p>
          </table:table-cell>
          <table:table-cell table:formula="of:=STDEV([.DC4:.DC13])" office:value-type="float" office:value="0.192528320253785" calcext:value-type="float">
            <text:p>0.192528320253785</text:p>
          </table:table-cell>
          <table:table-cell table:formula="of:=STDEV([.DD4:.DD13])" office:value-type="float" office:value="0.192528320253785" calcext:value-type="float">
            <text:p>0.192528320253785</text:p>
          </table:table-cell>
          <table:table-cell table:formula="of:=STDEV([.DE4:.DE13])" office:value-type="float" office:value="0.31927209989959" calcext:value-type="float">
            <text:p>0.31927209989959</text:p>
          </table:table-cell>
          <table:table-cell table:formula="of:=STDEV([.DF4:.DF13])" office:value-type="float" office:value="0.483721418023462" calcext:value-type="float">
            <text:p>0.483721418023462</text:p>
          </table:table-cell>
          <table:table-cell table:formula="of:=STDEV([.DG4:.DG13])" office:value-type="float" office:value="0.739419044230814" calcext:value-type="float">
            <text:p>0.739419044230814</text:p>
          </table:table-cell>
          <table:table-cell table:formula="of:=STDEV([.DH4:.DH13])" office:value-type="float" office:value="0.739419044230814" calcext:value-type="float">
            <text:p>0.739419044230814</text:p>
          </table:table-cell>
          <table:table-cell table:formula="of:=STDEV([.DI4:.DI13])" office:value-type="float" office:value="0.855614570627407" calcext:value-type="float">
            <text:p>0.855614570627407</text:p>
          </table:table-cell>
          <table:table-cell table:formula="of:=STDEV([.DJ4:.DJ13])" office:value-type="float" office:value="1.2743644255059" calcext:value-type="float">
            <text:p>1.2743644255059</text:p>
          </table:table-cell>
          <table:table-cell table:formula="of:=STDEV([.DK4:.DK13])" office:value-type="float" office:value="1.64284879337313" calcext:value-type="float">
            <text:p>1.64284879337313</text:p>
          </table:table-cell>
          <table:table-cell table:formula="of:=STDEV([.DL4:.DL13])" office:value-type="float" office:value="1.5559397488783" calcext:value-type="float">
            <text:p>1.5559397488783</text:p>
          </table:table-cell>
          <table:table-cell table:formula="of:=STDEV([.DM4:.DM13])" office:value-type="float" office:value="1.50754100632139" calcext:value-type="float">
            <text:p>1.50754100632139</text:p>
          </table:table-cell>
          <table:table-cell table:formula="of:=STDEV([.DN4:.DN13])" office:value-type="float" office:value="1.70580526345472" calcext:value-type="float">
            <text:p>1.70580526345472</text:p>
          </table:table-cell>
          <table:table-cell table:formula="of:=STDEV([.DO4:.DO13])" office:value-type="float" office:value="2.1632679457461" calcext:value-type="float">
            <text:p>2.1632679457461</text:p>
          </table:table-cell>
          <table:table-cell table:formula="of:=STDEV([.DP4:.DP13])" office:value-type="float" office:value="2.42386961794757" calcext:value-type="float">
            <text:p>2.42386961794757</text:p>
          </table:table-cell>
          <table:table-cell table:formula="of:=STDEV([.DQ4:.DQ13])" office:value-type="float" office:value="2.36043568025431" calcext:value-type="float">
            <text:p>2.36043568025431</text:p>
          </table:table-cell>
          <table:table-cell table:formula="of:=STDEV([.DR4:.DR13])" office:value-type="float" office:value="2.25194360947851" calcext:value-type="float">
            <text:p>2.25194360947851</text:p>
          </table:table-cell>
          <table:table-cell table:formula="of:=STDEV([.DS4:.DS13])" office:value-type="float" office:value="2.28259760977381" calcext:value-type="float">
            <text:p>2.28259760977381</text:p>
          </table:table-cell>
          <table:table-cell table:formula="of:=STDEV([.DT4:.DT13])" office:value-type="float" office:value="2.24730944600204" calcext:value-type="float">
            <text:p>2.24730944600204</text:p>
          </table:table-cell>
          <table:table-cell table:formula="of:=STDEV([.DU4:.DU13])" office:value-type="float" office:value="2.27242555555082" calcext:value-type="float">
            <text:p>2.27242555555082</text:p>
          </table:table-cell>
          <table:table-cell table:formula="of:=STDEV([.DV4:.DV13])" office:value-type="float" office:value="2.35847192310884" calcext:value-type="float">
            <text:p>2.35847192310884</text:p>
          </table:table-cell>
          <table:table-cell table:formula="of:=STDEV([.DW4:.DW13])" office:value-type="float" office:value="2.48288764671572" calcext:value-type="float">
            <text:p>2.48288764671572</text:p>
          </table:table-cell>
          <table:table-cell table:formula="of:=STDEV([.DX4:.DX13])" office:value-type="float" office:value="2.40467794923976" calcext:value-type="float">
            <text:p>2.40467794923976</text:p>
          </table:table-cell>
          <table:table-cell table:formula="of:=STDEV([.DY4:.DY13])" office:value-type="float" office:value="2.49405930109192" calcext:value-type="float">
            <text:p>2.49405930109192</text:p>
          </table:table-cell>
          <table:table-cell table:formula="of:=STDEV([.DZ4:.DZ13])" office:value-type="float" office:value="2.46415567303776" calcext:value-type="float">
            <text:p>2.46415567303776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296028880867" calcext:value-type="float">
            <text:p>53.4296028880867</text:p>
          </table:table-cell>
          <table:table-cell office:value-type="float" office:value="71.841155234657" calcext:value-type="float">
            <text:p>71.841155234657</text:p>
          </table:table-cell>
          <table:table-cell office:value-type="float" office:value="77.2563176895307" calcext:value-type="float">
            <text:p>77.2563176895307</text:p>
          </table:table-cell>
          <table:table-cell office:value-type="float" office:value="78.3393501805054" calcext:value-type="float">
            <text:p>78.3393501805054</text:p>
          </table:table-cell>
          <table:table-cell office:value-type="float" office:value="76.8953068592058" calcext:value-type="float">
            <text:p>76.8953068592058</text:p>
          </table:table-cell>
          <table:table-cell office:value-type="float" office:value="76.5342960288809" calcext:value-type="float">
            <text:p>76.5342960288809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6.1732851985559" calcext:value-type="float">
            <text:p>76.1732851985559</text:p>
          </table:table-cell>
          <table:table-cell office:value-type="float" office:value="77.9783393501805" calcext:value-type="float">
            <text:p>77.9783393501805</text:p>
          </table:table-cell>
          <table:table-cell office:value-type="float" office:value="80.14440433213" calcext:value-type="float">
            <text:p>80.14440433213</text:p>
          </table:table-cell>
          <table:table-cell table:number-columns-repeated="2" office:value-type="float" office:value="82.3104693140794" calcext:value-type="float">
            <text:p>82.3104693140794</text:p>
          </table:table-cell>
          <table:table-cell office:value-type="float" office:value="83.0324909747293" calcext:value-type="float">
            <text:p>83.0324909747293</text:p>
          </table:table-cell>
          <table:table-cell office:value-type="float" office:value="83.3935018050541" calcext:value-type="float">
            <text:p>83.3935018050541</text:p>
          </table:table-cell>
          <table:table-cell table:number-columns-repeated="2" office:value-type="float" office:value="84.4765342960289" calcext:value-type="float">
            <text:p>84.4765342960289</text:p>
          </table:table-cell>
          <table:table-cell table:number-columns-repeated="2" office:value-type="float" office:value="84.8375451263538" calcext:value-type="float">
            <text:p>84.8375451263538</text:p>
          </table:table-cell>
          <table:table-cell office:value-type="float" office:value="85.9205776173285" calcext:value-type="float">
            <text:p>85.9205776173285</text:p>
          </table:table-cell>
          <table:table-cell office:value-type="float" office:value="87.3646209386282" calcext:value-type="float">
            <text:p>87.3646209386282</text:p>
          </table:table-cell>
          <table:table-cell office:value-type="float" office:value="88.4476534296029" calcext:value-type="float">
            <text:p>88.4476534296029</text:p>
          </table:table-cell>
          <table:table-cell office:value-type="float" office:value="88.8086642599278" calcext:value-type="float">
            <text:p>88.8086642599278</text:p>
          </table:table-cell>
          <table:table-cell office:value-type="float" office:value="89.1696750902527" calcext:value-type="float">
            <text:p>89.1696750902527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2.4187725631769" calcext:value-type="float">
            <text:p>92.4187725631769</text:p>
          </table:table-cell>
          <table:table-cell office:value-type="float" office:value="92.7797833935018" calcext:value-type="float">
            <text:p>92.7797833935018</text:p>
          </table:table-cell>
          <table:table-cell table:number-columns-repeated="2" office:value-type="float" office:value="93.5018050541516" calcext:value-type="float">
            <text:p>93.5018050541516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3898916967509" calcext:value-type="float">
            <text:p>96.3898916967509</text:p>
          </table:table-cell>
          <table:table-cell table:number-columns-repeated="2" office:value-type="float" office:value="97.4729241877256" calcext:value-type="float">
            <text:p>97.4729241877256</text:p>
          </table:table-cell>
          <table:table-cell table:number-columns-repeated="2"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table:number-columns-repeated="6" office:value-type="float" office:value="99.2779783393502" calcext:value-type="float">
            <text:p>99.2779783393502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59" office:value-type="float" office:value="100" calcext:value-type="float">
            <text:p>100</text:p>
          </table:table-cell>
          <table:table-cell table:number-columns-repeated="2" office:value-type="float" office:value="99.2779783393502" calcext:value-type="float">
            <text:p>99.2779783393502</text:p>
          </table:table-cell>
          <table:table-cell table:number-columns-repeated="12" office:value-type="float" office:value="98.9169675090253" calcext:value-type="float">
            <text:p>98.9169675090253</text:p>
          </table:table-cell>
          <table:table-cell table:number-columns-repeated="9" office:value-type="float" office:value="99.2779783393502" calcext:value-type="float">
            <text:p>99.277978339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805054151625" calcext:value-type="float">
            <text:p>50.1805054151625</text:p>
          </table:table-cell>
          <table:table-cell office:value-type="float" office:value="66.4259927797834" calcext:value-type="float">
            <text:p>66.4259927797834</text:p>
          </table:table-cell>
          <table:table-cell office:value-type="float" office:value="74.0072202166065" calcext:value-type="float">
            <text:p>74.0072202166065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3.6462093862816" calcext:value-type="float">
            <text:p>73.6462093862816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812274368231" calcext:value-type="float">
            <text:p>75.812274368231</text:p>
          </table:table-cell>
          <table:table-cell office:value-type="float" office:value="77.6173285198556" calcext:value-type="float">
            <text:p>77.6173285198556</text:p>
          </table:table-cell>
          <table:table-cell office:value-type="float" office:value="78.3393501805054" calcext:value-type="float">
            <text:p>78.3393501805054</text:p>
          </table:table-cell>
          <table:table-cell office:value-type="float" office:value="80.5054151624549" calcext:value-type="float">
            <text:p>80.5054151624549</text:p>
          </table:table-cell>
          <table:table-cell table:number-columns-repeated="2" office:value-type="float" office:value="81.5884476534296" calcext:value-type="float">
            <text:p>81.5884476534296</text:p>
          </table:table-cell>
          <table:table-cell office:value-type="float" office:value="82.6714801444043" calcext:value-type="float">
            <text:p>82.6714801444043</text:p>
          </table:table-cell>
          <table:table-cell office:value-type="float" office:value="84.4765342960289" calcext:value-type="float">
            <text:p>84.4765342960289</text:p>
          </table:table-cell>
          <table:table-cell office:value-type="float" office:value="84.115523465704" calcext:value-type="float">
            <text:p>84.115523465704</text:p>
          </table:table-cell>
          <table:table-cell office:value-type="float" office:value="84.4765342960289" calcext:value-type="float">
            <text:p>84.4765342960289</text:p>
          </table:table-cell>
          <table:table-cell office:value-type="float" office:value="85.1985559566787" calcext:value-type="float">
            <text:p>85.1985559566787</text:p>
          </table:table-cell>
          <table:table-cell office:value-type="float" office:value="85.9205776173285" calcext:value-type="float">
            <text:p>85.9205776173285</text:p>
          </table:table-cell>
          <table:table-cell office:value-type="float" office:value="86.2815884476534" calcext:value-type="float">
            <text:p>86.2815884476534</text:p>
          </table:table-cell>
          <table:table-cell office:value-type="float" office:value="86.6425992779783" calcext:value-type="float">
            <text:p>86.6425992779783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2.057761732852" calcext:value-type="float">
            <text:p>92.057761732852</text:p>
          </table:table-cell>
          <table:table-cell office:value-type="float" office:value="92.4187725631769" calcext:value-type="float">
            <text:p>92.4187725631769</text:p>
          </table:table-cell>
          <table:table-cell office:value-type="float" office:value="93.1407942238267" calcext:value-type="float">
            <text:p>93.1407942238267</text:p>
          </table:table-cell>
          <table:table-cell table:number-columns-repeated="2" office:value-type="float" office:value="93.8628158844765" calcext:value-type="float">
            <text:p>93.8628158844765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7509025270758" calcext:value-type="float">
            <text:p>96.7509025270758</text:p>
          </table:table-cell>
          <table:table-cell office:value-type="float" office:value="97.4729241877256" calcext:value-type="float">
            <text:p>97.4729241877256</text:p>
          </table:table-cell>
          <table:table-cell table:number-columns-repeated="3" office:value-type="float" office:value="97.8339350180505" calcext:value-type="float">
            <text:p>97.8339350180505</text:p>
          </table:table-cell>
          <table:table-cell table:number-columns-repeated="2" office:value-type="float" office:value="98.9169675090253" calcext:value-type="float">
            <text:p>98.9169675090253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67" office:value-type="float" office:value="100" calcext:value-type="float">
            <text:p>100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11" office:value-type="float" office:value="99.2779783393502" calcext:value-type="float">
            <text:p>99.2779783393502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8736462093863" calcext:value-type="float">
            <text:p>54.8736462093863</text:p>
          </table:table-cell>
          <table:table-cell office:value-type="float" office:value="71.4801444043321" calcext:value-type="float">
            <text:p>71.4801444043321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4.3682310469314" calcext:value-type="float">
            <text:p>74.3682310469314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5.812274368231" calcext:value-type="float">
            <text:p>75.812274368231</text:p>
          </table:table-cell>
          <table:table-cell office:value-type="float" office:value="76.8953068592058" calcext:value-type="float">
            <text:p>76.8953068592058</text:p>
          </table:table-cell>
          <table:table-cell office:value-type="float" office:value="79.0613718411552" calcext:value-type="float">
            <text:p>79.0613718411552</text:p>
          </table:table-cell>
          <table:table-cell table:number-columns-repeated="2" office:value-type="float" office:value="80.14440433213" calcext:value-type="float">
            <text:p>80.14440433213</text:p>
          </table:table-cell>
          <table:table-cell office:value-type="float" office:value="80.8664259927798" calcext:value-type="float">
            <text:p>80.8664259927798</text:p>
          </table:table-cell>
          <table:table-cell office:value-type="float" office:value="82.3104693140794" calcext:value-type="float">
            <text:p>82.3104693140794</text:p>
          </table:table-cell>
          <table:table-cell office:value-type="float" office:value="83.3935018050541" calcext:value-type="float">
            <text:p>83.3935018050541</text:p>
          </table:table-cell>
          <table:table-cell office:value-type="float" office:value="84.115523465704" calcext:value-type="float">
            <text:p>84.115523465704</text:p>
          </table:table-cell>
          <table:table-cell office:value-type="float" office:value="84.4765342960289" calcext:value-type="float">
            <text:p>84.4765342960289</text:p>
          </table:table-cell>
          <table:table-cell office:value-type="float" office:value="84.8375451263538" calcext:value-type="float">
            <text:p>84.8375451263538</text:p>
          </table:table-cell>
          <table:table-cell office:value-type="float" office:value="86.2815884476534" calcext:value-type="float">
            <text:p>86.2815884476534</text:p>
          </table:table-cell>
          <table:table-cell office:value-type="float" office:value="85.9205776173285" calcext:value-type="float">
            <text:p>85.9205776173285</text:p>
          </table:table-cell>
          <table:table-cell office:value-type="float" office:value="87.3646209386282" calcext:value-type="float">
            <text:p>87.3646209386282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8.4476534296029" calcext:value-type="float">
            <text:p>88.4476534296029</text:p>
          </table:table-cell>
          <table:table-cell table:number-columns-repeated="2" office:value-type="float" office:value="90.2527075812274" calcext:value-type="float">
            <text:p>90.2527075812274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2.4187725631769" calcext:value-type="float">
            <text:p>92.4187725631769</text:p>
          </table:table-cell>
          <table:table-cell office:value-type="float" office:value="92.7797833935018" calcext:value-type="float">
            <text:p>92.7797833935018</text:p>
          </table:table-cell>
          <table:table-cell table:number-columns-repeated="3" office:value-type="float" office:value="93.5018050541516" calcext:value-type="float">
            <text:p>93.5018050541516</text:p>
          </table:table-cell>
          <table:table-cell office:value-type="float" office:value="95.3068592057762" calcext:value-type="float">
            <text:p>95.3068592057762</text:p>
          </table:table-cell>
          <table:table-cell table:number-columns-repeated="3" office:value-type="float" office:value="96.7509025270758" calcext:value-type="float">
            <text:p>96.7509025270758</text:p>
          </table:table-cell>
          <table:table-cell office:value-type="float" office:value="97.4729241877256" calcext:value-type="float">
            <text:p>97.4729241877256</text:p>
          </table:table-cell>
          <table:table-cell office:value-type="float" office:value="97.8339350180505" calcext:value-type="float">
            <text:p>97.8339350180505</text:p>
          </table:table-cell>
          <table:table-cell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6389891696751" calcext:value-type="float">
            <text:p>99.6389891696751</text:p>
          </table:table-cell>
          <table:table-cell table:number-columns-repeated="66" office:value-type="float" office:value="100" calcext:value-type="float">
            <text:p>100</text:p>
          </table:table-cell>
          <table:table-cell table:number-columns-repeated="12" office:value-type="float" office:value="99.6389891696751" calcext:value-type="float">
            <text:p>99.6389891696751</text:p>
          </table:table-cell>
          <table:table-cell table:number-columns-repeated="11" office:value-type="float" office:value="99.2779783393502" calcext:value-type="float">
            <text:p>99.277978339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5126353790614" calcext:value-type="float">
            <text:p>54.5126353790614</text:p>
          </table:table-cell>
          <table:table-cell office:value-type="float" office:value="70.0361010830325" calcext:value-type="float">
            <text:p>70.0361010830325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6.5342960288809" calcext:value-type="float">
            <text:p>76.5342960288809</text:p>
          </table:table-cell>
          <table:table-cell office:value-type="float" office:value="76.1732851985559" calcext:value-type="float">
            <text:p>76.1732851985559</text:p>
          </table:table-cell>
          <table:table-cell office:value-type="float" office:value="74.0072202166065" calcext:value-type="float">
            <text:p>74.0072202166065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6.1732851985559" calcext:value-type="float">
            <text:p>76.1732851985559</text:p>
          </table:table-cell>
          <table:table-cell office:value-type="float" office:value="77.2563176895307" calcext:value-type="float">
            <text:p>77.2563176895307</text:p>
          </table:table-cell>
          <table:table-cell office:value-type="float" office:value="78.3393501805054" calcext:value-type="float">
            <text:p>78.3393501805054</text:p>
          </table:table-cell>
          <table:table-cell office:value-type="float" office:value="79.0613718411552" calcext:value-type="float">
            <text:p>79.0613718411552</text:p>
          </table:table-cell>
          <table:table-cell office:value-type="float" office:value="80.14440433213" calcext:value-type="float">
            <text:p>80.14440433213</text:p>
          </table:table-cell>
          <table:table-cell office:value-type="float" office:value="79.7833935018051" calcext:value-type="float">
            <text:p>79.7833935018051</text:p>
          </table:table-cell>
          <table:table-cell office:value-type="float" office:value="81.2274368231047" calcext:value-type="float">
            <text:p>81.2274368231047</text:p>
          </table:table-cell>
          <table:table-cell office:value-type="float" office:value="81.9494584837545" calcext:value-type="float">
            <text:p>81.9494584837545</text:p>
          </table:table-cell>
          <table:table-cell office:value-type="float" office:value="83.7545126353791" calcext:value-type="float">
            <text:p>83.7545126353791</text:p>
          </table:table-cell>
          <table:table-cell office:value-type="float" office:value="84.8375451263538" calcext:value-type="float">
            <text:p>84.8375451263538</text:p>
          </table:table-cell>
          <table:table-cell office:value-type="float" office:value="85.9205776173285" calcext:value-type="float">
            <text:p>85.9205776173285</text:p>
          </table:table-cell>
          <table:table-cell table:number-columns-repeated="2" office:value-type="float" office:value="86.2815884476534" calcext:value-type="float">
            <text:p>86.2815884476534</text:p>
          </table:table-cell>
          <table:table-cell office:value-type="float" office:value="86.6425992779783" calcext:value-type="float">
            <text:p>86.6425992779783</text:p>
          </table:table-cell>
          <table:table-cell office:value-type="float" office:value="87.0036101083032" calcext:value-type="float">
            <text:p>87.0036101083032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2527075812274" calcext:value-type="float">
            <text:p>90.2527075812274</text:p>
          </table:table-cell>
          <table:table-cell office:value-type="float" office:value="92.057761732852" calcext:value-type="float">
            <text:p>92.057761732852</text:p>
          </table:table-cell>
          <table:table-cell office:value-type="float" office:value="92.7797833935018" calcext:value-type="float">
            <text:p>92.7797833935018</text:p>
          </table:table-cell>
          <table:table-cell office:value-type="float" office:value="93.1407942238267" calcext:value-type="float">
            <text:p>93.1407942238267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6.028880866426" calcext:value-type="float">
            <text:p>96.028880866426</text:p>
          </table:table-cell>
          <table:table-cell office:value-type="float" office:value="96.7509025270758" calcext:value-type="float">
            <text:p>96.7509025270758</text:p>
          </table:table-cell>
          <table:table-cell office:value-type="float" office:value="97.1119133574007" calcext:value-type="float">
            <text:p>97.1119133574007</text:p>
          </table:table-cell>
          <table:table-cell office:value-type="float" office:value="97.4729241877256" calcext:value-type="float">
            <text:p>97.4729241877256</text:p>
          </table:table-cell>
          <table:table-cell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2779783393502" calcext:value-type="float">
            <text:p>99.2779783393502</text:p>
          </table:table-cell>
          <table:table-cell table:number-columns-repeated="4" office:value-type="float" office:value="99.6389891696751" calcext:value-type="float">
            <text:p>99.6389891696751</text:p>
          </table:table-cell>
          <table:table-cell table:number-columns-repeated="51" office:value-type="float" office:value="100" calcext:value-type="float">
            <text:p>100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20" office:value-type="float" office:value="99.2779783393502" calcext:value-type="float">
            <text:p>99.2779783393502</text:p>
          </table:table-cell>
          <table:table-cell table:number-columns-repeated="14" office:value-type="float" office:value="98.9169675090253" calcext:value-type="float">
            <text:p>98.9169675090253</text:p>
          </table:table-cell>
          <table:table-cell office:value-type="float" office:value="99.2779783393502" calcext:value-type="float">
            <text:p>99.277978339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0685920577617" calcext:value-type="float">
            <text:p>53.0685920577617</text:p>
          </table:table-cell>
          <table:table-cell office:value-type="float" office:value="69.6750902527076" calcext:value-type="float">
            <text:p>69.6750902527076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7.9783393501805" calcext:value-type="float">
            <text:p>77.9783393501805</text:p>
          </table:table-cell>
          <table:table-cell table:number-columns-repeated="2" office:value-type="float" office:value="76.1732851985559" calcext:value-type="float">
            <text:p>76.1732851985559</text:p>
          </table:table-cell>
          <table:table-cell office:value-type="float" office:value="76.5342960288809" calcext:value-type="float">
            <text:p>76.5342960288809</text:p>
          </table:table-cell>
          <table:table-cell table:number-columns-repeated="2" office:value-type="float" office:value="76.8953068592058" calcext:value-type="float">
            <text:p>76.8953068592058</text:p>
          </table:table-cell>
          <table:table-cell office:value-type="float" office:value="77.2563176895307" calcext:value-type="float">
            <text:p>77.2563176895307</text:p>
          </table:table-cell>
          <table:table-cell office:value-type="float" office:value="77.9783393501805" calcext:value-type="float">
            <text:p>77.9783393501805</text:p>
          </table:table-cell>
          <table:table-cell office:value-type="float" office:value="80.5054151624549" calcext:value-type="float">
            <text:p>80.5054151624549</text:p>
          </table:table-cell>
          <table:table-cell office:value-type="float" office:value="81.9494584837545" calcext:value-type="float">
            <text:p>81.9494584837545</text:p>
          </table:table-cell>
          <table:table-cell office:value-type="float" office:value="82.6714801444043" calcext:value-type="float">
            <text:p>82.6714801444043</text:p>
          </table:table-cell>
          <table:table-cell office:value-type="float" office:value="83.7545126353791" calcext:value-type="float">
            <text:p>83.7545126353791</text:p>
          </table:table-cell>
          <table:table-cell office:value-type="float" office:value="84.8375451263538" calcext:value-type="float">
            <text:p>84.8375451263538</text:p>
          </table:table-cell>
          <table:table-cell table:number-columns-repeated="2" office:value-type="float" office:value="85.1985559566787" calcext:value-type="float">
            <text:p>85.1985559566787</text:p>
          </table:table-cell>
          <table:table-cell office:value-type="float" office:value="85.9205776173285" calcext:value-type="float">
            <text:p>85.9205776173285</text:p>
          </table:table-cell>
          <table:table-cell office:value-type="float" office:value="87.3646209386282" calcext:value-type="float">
            <text:p>87.3646209386282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9747292418773" calcext:value-type="float">
            <text:p>90.9747292418773</text:p>
          </table:table-cell>
          <table:table-cell office:value-type="float" office:value="92.057761732852" calcext:value-type="float">
            <text:p>92.057761732852</text:p>
          </table:table-cell>
          <table:table-cell office:value-type="float" office:value="92.4187725631769" calcext:value-type="float">
            <text:p>92.4187725631769</text:p>
          </table:table-cell>
          <table:table-cell office:value-type="float" office:value="93.5018050541516" calcext:value-type="float">
            <text:p>93.5018050541516</text:p>
          </table:table-cell>
          <table:table-cell office:value-type="float" office:value="93.8628158844765" calcext:value-type="float">
            <text:p>93.8628158844765</text:p>
          </table:table-cell>
          <table:table-cell office:value-type="float" office:value="94.5848375451264" calcext:value-type="float">
            <text:p>94.5848375451264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3898916967509" calcext:value-type="float">
            <text:p>96.3898916967509</text:p>
          </table:table-cell>
          <table:table-cell office:value-type="float" office:value="97.8339350180505" calcext:value-type="float">
            <text:p>97.8339350180505</text:p>
          </table:table-cell>
          <table:table-cell table:number-columns-repeated="3"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2779783393502" calcext:value-type="float">
            <text:p>99.2779783393502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58" office:value-type="float" office:value="100" calcext:value-type="float">
            <text:p>100</text:p>
          </table:table-cell>
          <table:table-cell table:number-columns-repeated="3" office:value-type="float" office:value="99.2779783393502" calcext:value-type="float">
            <text:p>99.2779783393502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8.5559566787004" calcext:value-type="float">
            <text:p>98.5559566787004</text:p>
          </table:table-cell>
          <table:table-cell table:number-columns-repeated="2" office:value-type="float" office:value="98.1949458483755" calcext:value-type="float">
            <text:p>98.1949458483755</text:p>
          </table:table-cell>
          <table:table-cell office:value-type="float" office:value="97.8339350180505" calcext:value-type="float">
            <text:p>97.8339350180505</text:p>
          </table:table-cell>
          <table:table-cell table:number-columns-repeated="5" office:value-type="float" office:value="97.4729241877256" calcext:value-type="float">
            <text:p>97.4729241877256</text:p>
          </table:table-cell>
          <table:table-cell office:value-type="float" office:value="97.1119133574007" calcext:value-type="float">
            <text:p>97.1119133574007</text:p>
          </table:table-cell>
          <table:table-cell table:number-columns-repeated="10" office:value-type="float" office:value="96.7509025270758" calcext:value-type="float">
            <text:p>96.7509025270758</text:p>
          </table:table-cell>
          <table:table-cell office:value-type="float" office:value="96.028880866426" calcext:value-type="float">
            <text:p>96.028880866426</text:p>
          </table:table-cell>
          <table:table-cell table:number-columns-repeated="2" office:value-type="float" office:value="96.3898916967509" calcext:value-type="float">
            <text:p>96.3898916967509</text:p>
          </table:table-cell>
          <table:table-cell table:number-columns-repeated="4" office:value-type="float" office:value="96.7509025270758" calcext:value-type="float">
            <text:p>96.7509025270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7075812274368" calcext:value-type="float">
            <text:p>52.7075812274368</text:p>
          </table:table-cell>
          <table:table-cell office:value-type="float" office:value="68.9530685920578" calcext:value-type="float">
            <text:p>68.9530685920578</text:p>
          </table:table-cell>
          <table:table-cell office:value-type="float" office:value="73.6462093862816" calcext:value-type="float">
            <text:p>73.6462093862816</text:p>
          </table:table-cell>
          <table:table-cell office:value-type="float" office:value="73.2851985559567" calcext:value-type="float">
            <text:p>73.2851985559567</text:p>
          </table:table-cell>
          <table:table-cell office:value-type="float" office:value="72.9241877256318" calcext:value-type="float">
            <text:p>72.9241877256318</text:p>
          </table:table-cell>
          <table:table-cell office:value-type="float" office:value="73.2851985559567" calcext:value-type="float">
            <text:p>73.2851985559567</text:p>
          </table:table-cell>
          <table:table-cell office:value-type="float" office:value="74.3682310469314" calcext:value-type="float">
            <text:p>74.3682310469314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812274368231" calcext:value-type="float">
            <text:p>75.812274368231</text:p>
          </table:table-cell>
          <table:table-cell office:value-type="float" office:value="77.2563176895307" calcext:value-type="float">
            <text:p>77.2563176895307</text:p>
          </table:table-cell>
          <table:table-cell office:value-type="float" office:value="79.4223826714801" calcext:value-type="float">
            <text:p>79.4223826714801</text:p>
          </table:table-cell>
          <table:table-cell office:value-type="float" office:value="80.8664259927798" calcext:value-type="float">
            <text:p>80.8664259927798</text:p>
          </table:table-cell>
          <table:table-cell office:value-type="float" office:value="82.3104693140794" calcext:value-type="float">
            <text:p>82.3104693140794</text:p>
          </table:table-cell>
          <table:table-cell office:value-type="float" office:value="83.0324909747293" calcext:value-type="float">
            <text:p>83.0324909747293</text:p>
          </table:table-cell>
          <table:table-cell table:number-columns-repeated="2" office:value-type="float" office:value="84.4765342960289" calcext:value-type="float">
            <text:p>84.4765342960289</text:p>
          </table:table-cell>
          <table:table-cell office:value-type="float" office:value="85.1985559566787" calcext:value-type="float">
            <text:p>85.1985559566787</text:p>
          </table:table-cell>
          <table:table-cell table:number-columns-repeated="3" office:value-type="float" office:value="86.2815884476534" calcext:value-type="float">
            <text:p>86.2815884476534</text:p>
          </table:table-cell>
          <table:table-cell office:value-type="float" office:value="87.0036101083032" calcext:value-type="float">
            <text:p>87.0036101083032</text:p>
          </table:table-cell>
          <table:table-cell office:value-type="float" office:value="88.086642599278" calcext:value-type="float">
            <text:p>88.086642599278</text:p>
          </table:table-cell>
          <table:table-cell office:value-type="float" office:value="88.8086642599278" calcext:value-type="float">
            <text:p>88.8086642599278</text:p>
          </table:table-cell>
          <table:table-cell office:value-type="float" office:value="89.5306859205776" calcext:value-type="float">
            <text:p>89.5306859205776</text:p>
          </table:table-cell>
          <table:table-cell office:value-type="float" office:value="90.6137184115523" calcext:value-type="float">
            <text:p>90.6137184115523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2.057761732852" calcext:value-type="float">
            <text:p>92.057761732852</text:p>
          </table:table-cell>
          <table:table-cell office:value-type="float" office:value="92.7797833935018" calcext:value-type="float">
            <text:p>92.7797833935018</text:p>
          </table:table-cell>
          <table:table-cell office:value-type="float" office:value="93.8628158844765" calcext:value-type="float">
            <text:p>93.8628158844765</text:p>
          </table:table-cell>
          <table:table-cell office:value-type="float" office:value="94.5848375451264" calcext:value-type="float">
            <text:p>94.5848375451264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6.028880866426" calcext:value-type="float">
            <text:p>96.028880866426</text:p>
          </table:table-cell>
          <table:table-cell office:value-type="float" office:value="97.1119133574007" calcext:value-type="float">
            <text:p>97.1119133574007</text:p>
          </table:table-cell>
          <table:table-cell table:number-columns-repeated="2" office:value-type="float" office:value="98.1949458483755" calcext:value-type="float">
            <text:p>98.1949458483755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6389891696751" calcext:value-type="float">
            <text:p>99.6389891696751</text:p>
          </table:table-cell>
          <table:table-cell table:number-columns-repeated="62" office:value-type="float" office:value="100" calcext:value-type="float">
            <text:p>100</text:p>
          </table:table-cell>
          <table:table-cell office:value-type="float" office:value="99.6389891696751" calcext:value-type="float">
            <text:p>99.6389891696751</text:p>
          </table:table-cell>
          <table:table-cell table:number-columns-repeated="3" office:value-type="float" office:value="99.2779783393502" calcext:value-type="float">
            <text:p>99.2779783393502</text:p>
          </table:table-cell>
          <table:table-cell table:number-columns-repeated="3" office:value-type="float" office:value="98.9169675090253" calcext:value-type="float">
            <text:p>98.9169675090253</text:p>
          </table:table-cell>
          <table:table-cell table:number-columns-repeated="2" office:value-type="float" office:value="98.5559566787004" calcext:value-type="float">
            <text:p>98.5559566787004</text:p>
          </table:table-cell>
          <table:table-cell table:number-columns-repeated="3" office:value-type="float" office:value="98.1949458483755" calcext:value-type="float">
            <text:p>98.1949458483755</text:p>
          </table:table-cell>
          <table:table-cell table:number-columns-repeated="3" office:value-type="float" office:value="97.8339350180505" calcext:value-type="float">
            <text:p>97.8339350180505</text:p>
          </table:table-cell>
          <table:table-cell table:number-columns-repeated="9" office:value-type="float" office:value="98.1949458483755" calcext:value-type="float">
            <text:p>98.1949458483755</text:p>
          </table:table-cell>
          <table:table-cell office:value-type="float" office:value="97.8339350180505" calcext:value-type="float">
            <text:p>97.8339350180505</text:p>
          </table:table-cell>
          <table:table-cell table:number-columns-repeated="4" office:value-type="float" office:value="98.1949458483755" calcext:value-type="float">
            <text:p>98.194945848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635379061372" calcext:value-type="float">
            <text:p>51.2635379061372</text:p>
          </table:table-cell>
          <table:table-cell office:value-type="float" office:value="67.1480144404332" calcext:value-type="float">
            <text:p>67.1480144404332</text:p>
          </table:table-cell>
          <table:table-cell office:value-type="float" office:value="71.841155234657" calcext:value-type="float">
            <text:p>71.841155234657</text:p>
          </table:table-cell>
          <table:table-cell office:value-type="float" office:value="74.3682310469314" calcext:value-type="float">
            <text:p>74.3682310469314</text:p>
          </table:table-cell>
          <table:table-cell table:number-columns-repeated="2" office:value-type="float" office:value="73.2851985559567" calcext:value-type="float">
            <text:p>73.2851985559567</text:p>
          </table:table-cell>
          <table:table-cell office:value-type="float" office:value="74.7292418772563" calcext:value-type="float">
            <text:p>74.7292418772563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812274368231" calcext:value-type="float">
            <text:p>75.812274368231</text:p>
          </table:table-cell>
          <table:table-cell office:value-type="float" office:value="77.9783393501805" calcext:value-type="float">
            <text:p>77.9783393501805</text:p>
          </table:table-cell>
          <table:table-cell office:value-type="float" office:value="80.14440433213" calcext:value-type="float">
            <text:p>80.14440433213</text:p>
          </table:table-cell>
          <table:table-cell office:value-type="float" office:value="81.2274368231047" calcext:value-type="float">
            <text:p>81.2274368231047</text:p>
          </table:table-cell>
          <table:table-cell table:number-columns-repeated="2" office:value-type="float" office:value="81.5884476534296" calcext:value-type="float">
            <text:p>81.5884476534296</text:p>
          </table:table-cell>
          <table:table-cell office:value-type="float" office:value="82.3104693140794" calcext:value-type="float">
            <text:p>82.3104693140794</text:p>
          </table:table-cell>
          <table:table-cell office:value-type="float" office:value="83.0324909747293" calcext:value-type="float">
            <text:p>83.0324909747293</text:p>
          </table:table-cell>
          <table:table-cell office:value-type="float" office:value="83.3935018050541" calcext:value-type="float">
            <text:p>83.3935018050541</text:p>
          </table:table-cell>
          <table:table-cell office:value-type="float" office:value="84.115523465704" calcext:value-type="float">
            <text:p>84.115523465704</text:p>
          </table:table-cell>
          <table:table-cell office:value-type="float" office:value="84.8375451263538" calcext:value-type="float">
            <text:p>84.8375451263538</text:p>
          </table:table-cell>
          <table:table-cell office:value-type="float" office:value="85.1985559566787" calcext:value-type="float">
            <text:p>85.1985559566787</text:p>
          </table:table-cell>
          <table:table-cell office:value-type="float" office:value="85.5595667870036" calcext:value-type="float">
            <text:p>85.5595667870036</text:p>
          </table:table-cell>
          <table:table-cell office:value-type="float" office:value="86.2815884476534" calcext:value-type="float">
            <text:p>86.2815884476534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8.086642599278" calcext:value-type="float">
            <text:p>88.086642599278</text:p>
          </table:table-cell>
          <table:table-cell office:value-type="float" office:value="88.4476534296029" calcext:value-type="float">
            <text:p>88.4476534296029</text:p>
          </table:table-cell>
          <table:table-cell office:value-type="float" office:value="88.8086642599278" calcext:value-type="float">
            <text:p>88.8086642599278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9747292418773" calcext:value-type="float">
            <text:p>90.9747292418773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1.6967509025271" calcext:value-type="float">
            <text:p>91.6967509025271</text:p>
          </table:table-cell>
          <table:table-cell office:value-type="float" office:value="93.1407942238267" calcext:value-type="float">
            <text:p>93.1407942238267</text:p>
          </table:table-cell>
          <table:table-cell table:number-columns-repeated="2" office:value-type="float" office:value="93.8628158844765" calcext:value-type="float">
            <text:p>93.8628158844765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9458483754513" calcext:value-type="float">
            <text:p>94.9458483754513</text:p>
          </table:table-cell>
          <table:table-cell office:value-type="float" office:value="96.3898916967509" calcext:value-type="float">
            <text:p>96.3898916967509</text:p>
          </table:table-cell>
          <table:table-cell office:value-type="float" office:value="96.7509025270758" calcext:value-type="float">
            <text:p>96.7509025270758</text:p>
          </table:table-cell>
          <table:table-cell office:value-type="float" office:value="97.8339350180505" calcext:value-type="float">
            <text:p>97.8339350180505</text:p>
          </table:table-cell>
          <table:table-cell office:value-type="float" office:value="98.1949458483755" calcext:value-type="float">
            <text:p>98.1949458483755</text:p>
          </table:table-cell>
          <table:table-cell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2779783393502" calcext:value-type="float">
            <text:p>99.2779783393502</text:p>
          </table:table-cell>
          <table:table-cell table:number-columns-repeated="81" office:value-type="float" office:value="100" calcext:value-type="float">
            <text:p>100</text:p>
          </table:table-cell>
          <table:table-cell table:number-columns-repeated="6" office:value-type="float" office:value="99.6389891696751" calcext:value-type="float">
            <text:p>99.6389891696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3754512635379" calcext:value-type="float">
            <text:p>48.3754512635379</text:p>
          </table:table-cell>
          <table:table-cell office:value-type="float" office:value="65.7039711191336" calcext:value-type="float">
            <text:p>65.7039711191336</text:p>
          </table:table-cell>
          <table:table-cell office:value-type="float" office:value="72.202166064982" calcext:value-type="float">
            <text:p>72.202166064982</text:p>
          </table:table-cell>
          <table:table-cell office:value-type="float" office:value="74.3682310469314" calcext:value-type="float">
            <text:p>74.3682310469314</text:p>
          </table:table-cell>
          <table:table-cell office:value-type="float" office:value="73.6462093862816" calcext:value-type="float">
            <text:p>73.6462093862816</text:p>
          </table:table-cell>
          <table:table-cell office:value-type="float" office:value="72.9241877256318" calcext:value-type="float">
            <text:p>72.9241877256318</text:p>
          </table:table-cell>
          <table:table-cell table:number-columns-repeated="3" office:value-type="float" office:value="74.0072202166065" calcext:value-type="float">
            <text:p>74.0072202166065</text:p>
          </table:table-cell>
          <table:table-cell office:value-type="float" office:value="76.1732851985559" calcext:value-type="float">
            <text:p>76.1732851985559</text:p>
          </table:table-cell>
          <table:table-cell office:value-type="float" office:value="77.6173285198556" calcext:value-type="float">
            <text:p>77.6173285198556</text:p>
          </table:table-cell>
          <table:table-cell office:value-type="float" office:value="77.9783393501805" calcext:value-type="float">
            <text:p>77.9783393501805</text:p>
          </table:table-cell>
          <table:table-cell office:value-type="float" office:value="78.7003610108303" calcext:value-type="float">
            <text:p>78.7003610108303</text:p>
          </table:table-cell>
          <table:table-cell office:value-type="float" office:value="80.14440433213" calcext:value-type="float">
            <text:p>80.14440433213</text:p>
          </table:table-cell>
          <table:table-cell office:value-type="float" office:value="81.2274368231047" calcext:value-type="float">
            <text:p>81.2274368231047</text:p>
          </table:table-cell>
          <table:table-cell office:value-type="float" office:value="83.3935018050541" calcext:value-type="float">
            <text:p>83.3935018050541</text:p>
          </table:table-cell>
          <table:table-cell table:number-columns-repeated="2" office:value-type="float" office:value="84.4765342960289" calcext:value-type="float">
            <text:p>84.4765342960289</text:p>
          </table:table-cell>
          <table:table-cell office:value-type="float" office:value="85.1985559566787" calcext:value-type="float">
            <text:p>85.1985559566787</text:p>
          </table:table-cell>
          <table:table-cell office:value-type="float" office:value="85.9205776173285" calcext:value-type="float">
            <text:p>85.9205776173285</text:p>
          </table:table-cell>
          <table:table-cell office:value-type="float" office:value="86.6425992779783" calcext:value-type="float">
            <text:p>86.6425992779783</text:p>
          </table:table-cell>
          <table:table-cell office:value-type="float" office:value="87.3646209386282" calcext:value-type="float">
            <text:p>87.3646209386282</text:p>
          </table:table-cell>
          <table:table-cell office:value-type="float" office:value="88.4476534296029" calcext:value-type="float">
            <text:p>88.4476534296029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2527075812274" calcext:value-type="float">
            <text:p>90.2527075812274</text:p>
          </table:table-cell>
          <table:table-cell office:value-type="float" office:value="90.9747292418773" calcext:value-type="float">
            <text:p>90.9747292418773</text:p>
          </table:table-cell>
          <table:table-cell office:value-type="float" office:value="92.7797833935018" calcext:value-type="float">
            <text:p>92.7797833935018</text:p>
          </table:table-cell>
          <table:table-cell office:value-type="float" office:value="93.5018050541516" calcext:value-type="float">
            <text:p>93.5018050541516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5848375451264" calcext:value-type="float">
            <text:p>94.5848375451264</text:p>
          </table:table-cell>
          <table:table-cell office:value-type="float" office:value="95.3068592057762" calcext:value-type="float">
            <text:p>95.3068592057762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7509025270758" calcext:value-type="float">
            <text:p>96.7509025270758</text:p>
          </table:table-cell>
          <table:table-cell office:value-type="float" office:value="97.1119133574007" calcext:value-type="float">
            <text:p>97.1119133574007</text:p>
          </table:table-cell>
          <table:table-cell office:value-type="float" office:value="97.8339350180505" calcext:value-type="float">
            <text:p>97.8339350180505</text:p>
          </table:table-cell>
          <table:table-cell table:number-columns-repeated="2" office:value-type="float" office:value="98.1949458483755" calcext:value-type="float">
            <text:p>98.1949458483755</text:p>
          </table:table-cell>
          <table:table-cell office:value-type="float" office:value="98.5559566787004" calcext:value-type="float">
            <text:p>98.5559566787004</text:p>
          </table:table-cell>
          <table:table-cell table:number-columns-repeated="2" office:value-type="float" office:value="98.9169675090253" calcext:value-type="float">
            <text:p>98.9169675090253</text:p>
          </table:table-cell>
          <table:table-cell table:number-columns-repeated="2" office:value-type="float" office:value="99.2779783393502" calcext:value-type="float">
            <text:p>99.2779783393502</text:p>
          </table:table-cell>
          <table:table-cell table:number-columns-repeated="59" office:value-type="float" office:value="100" calcext:value-type="float">
            <text:p>100</text:p>
          </table:table-cell>
          <table:table-cell table:number-columns-repeated="5" office:value-type="float" office:value="99.6389891696751" calcext:value-type="float">
            <text:p>99.6389891696751</text:p>
          </table:table-cell>
          <table:table-cell office:value-type="float" office:value="99.2779783393502" calcext:value-type="float">
            <text:p>99.2779783393502</text:p>
          </table:table-cell>
          <table:table-cell table:number-columns-repeated="14" office:value-type="float" office:value="98.9169675090253" calcext:value-type="float">
            <text:p>98.9169675090253</text:p>
          </table:table-cell>
          <table:table-cell table:number-columns-repeated="6" office:value-type="float" office:value="98.5559566787004" calcext:value-type="float">
            <text:p>98.5559566787004</text:p>
          </table:table-cell>
          <table:table-cell table:number-columns-repeated="2" office:value-type="float" office:value="98.9169675090253" calcext:value-type="float">
            <text:p>98.9169675090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296028880867" calcext:value-type="float">
            <text:p>53.4296028880867</text:p>
          </table:table-cell>
          <table:table-cell office:value-type="float" office:value="67.5090252707581" calcext:value-type="float">
            <text:p>67.5090252707581</text:p>
          </table:table-cell>
          <table:table-cell table:number-columns-repeated="2" office:value-type="float" office:value="72.5631768953069" calcext:value-type="float">
            <text:p>72.5631768953069</text:p>
          </table:table-cell>
          <table:table-cell office:value-type="float" office:value="72.202166064982" calcext:value-type="float">
            <text:p>72.202166064982</text:p>
          </table:table-cell>
          <table:table-cell office:value-type="float" office:value="73.6462093862816" calcext:value-type="float">
            <text:p>73.6462093862816</text:p>
          </table:table-cell>
          <table:table-cell office:value-type="float" office:value="74.3682310469314" calcext:value-type="float">
            <text:p>74.3682310469314</text:p>
          </table:table-cell>
          <table:table-cell office:value-type="float" office:value="75.0902527075812" calcext:value-type="float">
            <text:p>75.0902527075812</text:p>
          </table:table-cell>
          <table:table-cell office:value-type="float" office:value="75.812274368231" calcext:value-type="float">
            <text:p>75.812274368231</text:p>
          </table:table-cell>
          <table:table-cell table:number-columns-repeated="2" office:value-type="float" office:value="77.6173285198556" calcext:value-type="float">
            <text:p>77.6173285198556</text:p>
          </table:table-cell>
          <table:table-cell office:value-type="float" office:value="78.7003610108303" calcext:value-type="float">
            <text:p>78.7003610108303</text:p>
          </table:table-cell>
          <table:table-cell office:value-type="float" office:value="80.5054151624549" calcext:value-type="float">
            <text:p>80.5054151624549</text:p>
          </table:table-cell>
          <table:table-cell office:value-type="float" office:value="81.9494584837545" calcext:value-type="float">
            <text:p>81.9494584837545</text:p>
          </table:table-cell>
          <table:table-cell office:value-type="float" office:value="82.3104693140794" calcext:value-type="float">
            <text:p>82.3104693140794</text:p>
          </table:table-cell>
          <table:table-cell office:value-type="float" office:value="83.3935018050541" calcext:value-type="float">
            <text:p>83.3935018050541</text:p>
          </table:table-cell>
          <table:table-cell office:value-type="float" office:value="83.7545126353791" calcext:value-type="float">
            <text:p>83.7545126353791</text:p>
          </table:table-cell>
          <table:table-cell office:value-type="float" office:value="84.4765342960289" calcext:value-type="float">
            <text:p>84.4765342960289</text:p>
          </table:table-cell>
          <table:table-cell office:value-type="float" office:value="85.9205776173285" calcext:value-type="float">
            <text:p>85.9205776173285</text:p>
          </table:table-cell>
          <table:table-cell table:number-columns-repeated="2" office:value-type="float" office:value="86.6425992779783" calcext:value-type="float">
            <text:p>86.6425992779783</text:p>
          </table:table-cell>
          <table:table-cell office:value-type="float" office:value="88.8086642599278" calcext:value-type="float">
            <text:p>88.8086642599278</text:p>
          </table:table-cell>
          <table:table-cell office:value-type="float" office:value="89.1696750902527" calcext:value-type="float">
            <text:p>89.1696750902527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6137184115523" calcext:value-type="float">
            <text:p>90.6137184115523</text:p>
          </table:table-cell>
          <table:table-cell office:value-type="float" office:value="91.6967509025271" calcext:value-type="float">
            <text:p>91.6967509025271</text:p>
          </table:table-cell>
          <table:table-cell office:value-type="float" office:value="92.7797833935018" calcext:value-type="float">
            <text:p>92.7797833935018</text:p>
          </table:table-cell>
          <table:table-cell office:value-type="float" office:value="93.1407942238267" calcext:value-type="float">
            <text:p>93.1407942238267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5848375451264" calcext:value-type="float">
            <text:p>94.5848375451264</text:p>
          </table:table-cell>
          <table:table-cell office:value-type="float" office:value="95.3068592057762" calcext:value-type="float">
            <text:p>95.3068592057762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3898916967509" calcext:value-type="float">
            <text:p>96.3898916967509</text:p>
          </table:table-cell>
          <table:table-cell office:value-type="float" office:value="97.1119133574007" calcext:value-type="float">
            <text:p>97.1119133574007</text:p>
          </table:table-cell>
          <table:table-cell office:value-type="float" office:value="98.1949458483755" calcext:value-type="float">
            <text:p>98.1949458483755</text:p>
          </table:table-cell>
          <table:table-cell office:value-type="float" office:value="98.5559566787004" calcext:value-type="float">
            <text:p>98.5559566787004</text:p>
          </table:table-cell>
          <table:table-cell table:number-columns-repeated="2" office:value-type="float" office:value="99.2779783393502" calcext:value-type="float">
            <text:p>99.2779783393502</text:p>
          </table:table-cell>
          <table:table-cell table:number-columns-repeated="2" office:value-type="float" office:value="99.6389891696751" calcext:value-type="float">
            <text:p>99.6389891696751</text:p>
          </table:table-cell>
          <table:table-cell table:number-columns-repeated="54" office:value-type="float" office:value="100" calcext:value-type="float">
            <text:p>100</text:p>
          </table:table-cell>
          <table:table-cell table:number-columns-repeated="6" office:value-type="float" office:value="99.6389891696751" calcext:value-type="float">
            <text:p>99.6389891696751</text:p>
          </table:table-cell>
          <table:table-cell table:number-columns-repeated="10" office:value-type="float" office:value="99.2779783393502" calcext:value-type="float">
            <text:p>99.2779783393502</text:p>
          </table:table-cell>
          <table:table-cell table:number-columns-repeated="7" office:value-type="float" office:value="98.5559566787004" calcext:value-type="float">
            <text:p>98.5559566787004</text:p>
          </table:table-cell>
          <table:table-cell table:number-columns-repeated="2" office:value-type="float" office:value="98.9169675090253" calcext:value-type="float">
            <text:p>98.9169675090253</text:p>
          </table:table-cell>
          <table:table-cell table:number-columns-repeated="5" office:value-type="float" office:value="98.5559566787004" calcext:value-type="float">
            <text:p>98.5559566787004</text:p>
          </table:table-cell>
          <table:table-cell table:number-columns-repeated="3" office:value-type="float" office:value="98.1949458483755" calcext:value-type="float">
            <text:p>98.1949458483755</text:p>
          </table:table-cell>
          <table:table-cell table:number-columns-repeated="2" office:value-type="float" office:value="98.5559566787004" calcext:value-type="float">
            <text:p>98.5559566787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85559566787" calcext:value-type="float">
            <text:p>51.985559566787</text:p>
          </table:table-cell>
          <table:table-cell office:value-type="float" office:value="67.870036101083" calcext:value-type="float">
            <text:p>67.870036101083</text:p>
          </table:table-cell>
          <table:table-cell office:value-type="float" office:value="71.1191335740072" calcext:value-type="float">
            <text:p>71.1191335740072</text:p>
          </table:table-cell>
          <table:table-cell office:value-type="float" office:value="72.9241877256318" calcext:value-type="float">
            <text:p>72.9241877256318</text:p>
          </table:table-cell>
          <table:table-cell office:value-type="float" office:value="72.5631768953069" calcext:value-type="float">
            <text:p>72.5631768953069</text:p>
          </table:table-cell>
          <table:table-cell office:value-type="float" office:value="73.2851985559567" calcext:value-type="float">
            <text:p>73.2851985559567</text:p>
          </table:table-cell>
          <table:table-cell office:value-type="float" office:value="74.0072202166065" calcext:value-type="float">
            <text:p>74.0072202166065</text:p>
          </table:table-cell>
          <table:table-cell office:value-type="float" office:value="75.4512635379061" calcext:value-type="float">
            <text:p>75.4512635379061</text:p>
          </table:table-cell>
          <table:table-cell office:value-type="float" office:value="75.812274368231" calcext:value-type="float">
            <text:p>75.812274368231</text:p>
          </table:table-cell>
          <table:table-cell office:value-type="float" office:value="77.6173285198556" calcext:value-type="float">
            <text:p>77.6173285198556</text:p>
          </table:table-cell>
          <table:table-cell office:value-type="float" office:value="79.0613718411552" calcext:value-type="float">
            <text:p>79.0613718411552</text:p>
          </table:table-cell>
          <table:table-cell office:value-type="float" office:value="78.3393501805054" calcext:value-type="float">
            <text:p>78.3393501805054</text:p>
          </table:table-cell>
          <table:table-cell office:value-type="float" office:value="79.0613718411552" calcext:value-type="float">
            <text:p>79.0613718411552</text:p>
          </table:table-cell>
          <table:table-cell office:value-type="float" office:value="80.5054151624549" calcext:value-type="float">
            <text:p>80.5054151624549</text:p>
          </table:table-cell>
          <table:table-cell office:value-type="float" office:value="81.2274368231047" calcext:value-type="float">
            <text:p>81.2274368231047</text:p>
          </table:table-cell>
          <table:table-cell office:value-type="float" office:value="83.0324909747293" calcext:value-type="float">
            <text:p>83.0324909747293</text:p>
          </table:table-cell>
          <table:table-cell office:value-type="float" office:value="84.8375451263538" calcext:value-type="float">
            <text:p>84.8375451263538</text:p>
          </table:table-cell>
          <table:table-cell office:value-type="float" office:value="85.5595667870036" calcext:value-type="float">
            <text:p>85.5595667870036</text:p>
          </table:table-cell>
          <table:table-cell office:value-type="float" office:value="86.2815884476534" calcext:value-type="float">
            <text:p>86.2815884476534</text:p>
          </table:table-cell>
          <table:table-cell office:value-type="float" office:value="86.6425992779783" calcext:value-type="float">
            <text:p>86.6425992779783</text:p>
          </table:table-cell>
          <table:table-cell office:value-type="float" office:value="87.3646209386282" calcext:value-type="float">
            <text:p>87.3646209386282</text:p>
          </table:table-cell>
          <table:table-cell office:value-type="float" office:value="87.7256317689531" calcext:value-type="float">
            <text:p>87.7256317689531</text:p>
          </table:table-cell>
          <table:table-cell office:value-type="float" office:value="88.086642599278" calcext:value-type="float">
            <text:p>88.086642599278</text:p>
          </table:table-cell>
          <table:table-cell office:value-type="float" office:value="89.8916967509025" calcext:value-type="float">
            <text:p>89.8916967509025</text:p>
          </table:table-cell>
          <table:table-cell office:value-type="float" office:value="90.2527075812274" calcext:value-type="float">
            <text:p>90.2527075812274</text:p>
          </table:table-cell>
          <table:table-cell office:value-type="float" office:value="91.3357400722022" calcext:value-type="float">
            <text:p>91.3357400722022</text:p>
          </table:table-cell>
          <table:table-cell office:value-type="float" office:value="92.057761732852" calcext:value-type="float">
            <text:p>92.057761732852</text:p>
          </table:table-cell>
          <table:table-cell office:value-type="float" office:value="92.7797833935018" calcext:value-type="float">
            <text:p>92.7797833935018</text:p>
          </table:table-cell>
          <table:table-cell office:value-type="float" office:value="94.2238267148014" calcext:value-type="float">
            <text:p>94.2238267148014</text:p>
          </table:table-cell>
          <table:table-cell office:value-type="float" office:value="94.5848375451264" calcext:value-type="float">
            <text:p>94.5848375451264</text:p>
          </table:table-cell>
          <table:table-cell office:value-type="float" office:value="95.3068592057762" calcext:value-type="float">
            <text:p>95.3068592057762</text:p>
          </table:table-cell>
          <table:table-cell office:value-type="float" office:value="95.6678700361011" calcext:value-type="float">
            <text:p>95.6678700361011</text:p>
          </table:table-cell>
          <table:table-cell office:value-type="float" office:value="96.028880866426" calcext:value-type="float">
            <text:p>96.028880866426</text:p>
          </table:table-cell>
          <table:table-cell office:value-type="float" office:value="97.1119133574007" calcext:value-type="float">
            <text:p>97.1119133574007</text:p>
          </table:table-cell>
          <table:table-cell office:value-type="float" office:value="97.4729241877256" calcext:value-type="float">
            <text:p>97.4729241877256</text:p>
          </table:table-cell>
          <table:table-cell office:value-type="float" office:value="98.1949458483755" calcext:value-type="float">
            <text:p>98.1949458483755</text:p>
          </table:table-cell>
          <table:table-cell office:value-type="float" office:value="98.5559566787004" calcext:value-type="float">
            <text:p>98.5559566787004</text:p>
          </table:table-cell>
          <table:table-cell office:value-type="float" office:value="98.9169675090253" calcext:value-type="float">
            <text:p>98.9169675090253</text:p>
          </table:table-cell>
          <table:table-cell office:value-type="float" office:value="99.2779783393502" calcext:value-type="float">
            <text:p>99.2779783393502</text:p>
          </table:table-cell>
          <table:table-cell office:value-type="float" office:value="99.6389891696751" calcext:value-type="float">
            <text:p>99.6389891696751</text:p>
          </table:table-cell>
          <table:table-cell table:number-columns-repeated="61" office:value-type="float" office:value="100" calcext:value-type="float">
            <text:p>100</text:p>
          </table:table-cell>
          <table:table-cell table:number-columns-repeated="11" office:value-type="float" office:value="99.6389891696751" calcext:value-type="float">
            <text:p>99.6389891696751</text:p>
          </table:table-cell>
          <table:table-cell table:number-columns-repeated="17" office:value-type="float" office:value="99.2779783393502" calcext:value-type="float">
            <text:p>99.2779783393502</text:p>
          </table:table-cell>
        </table:table-row>
        <table:table-row table:style-name="ro1">
          <table:table-cell table:formula="of:=AVERAGE([.A17:.A26])" office:value-type="float" office:value="0" calcext:value-type="float">
            <text:p>0</text:p>
          </table:table-cell>
          <table:table-cell table:formula="of:=AVERAGE([.B17:.B26])" office:value-type="float" office:value="52.3826714801444" calcext:value-type="float">
            <text:p>52.3826714801444</text:p>
          </table:table-cell>
          <table:table-cell table:formula="of:=AVERAGE([.C17:.C26])" office:value-type="float" office:value="68.6642599277978" calcext:value-type="float">
            <text:p>68.6642599277978</text:p>
          </table:table-cell>
          <table:table-cell table:formula="of:=AVERAGE([.D17:.D26])" office:value-type="float" office:value="73.898916967509" calcext:value-type="float">
            <text:p>73.898916967509</text:p>
          </table:table-cell>
          <table:table-cell table:formula="of:=AVERAGE([.E17:.E26])" office:value-type="float" office:value="74.8014440433213" calcext:value-type="float">
            <text:p>74.8014440433213</text:p>
          </table:table-cell>
          <table:table-cell table:formula="of:=AVERAGE([.F17:.F26])" office:value-type="float" office:value="74.4765342960289" calcext:value-type="float">
            <text:p>74.4765342960289</text:p>
          </table:table-cell>
          <table:table-cell table:formula="of:=AVERAGE([.G17:.G26])" office:value-type="float" office:value="74.2599277978339" calcext:value-type="float">
            <text:p>74.2599277978339</text:p>
          </table:table-cell>
          <table:table-cell table:formula="of:=AVERAGE([.H17:.H26])" office:value-type="float" office:value="74.8736462093863" calcext:value-type="float">
            <text:p>74.8736462093863</text:p>
          </table:table-cell>
          <table:table-cell table:formula="of:=AVERAGE([.I17:.I26])" office:value-type="float" office:value="75.4512635379061" calcext:value-type="float">
            <text:p>75.4512635379061</text:p>
          </table:table-cell>
          <table:table-cell table:formula="of:=AVERAGE([.J17:.J26])" office:value-type="float" office:value="76.173285198556" calcext:value-type="float">
            <text:p>76.173285198556</text:p>
          </table:table-cell>
          <table:table-cell table:formula="of:=AVERAGE([.K17:.K26])" office:value-type="float" office:value="77.5812274368231" calcext:value-type="float">
            <text:p>77.5812274368231</text:p>
          </table:table-cell>
          <table:table-cell table:formula="of:=AVERAGE([.L17:.L26])" office:value-type="float" office:value="78.8808664259928" calcext:value-type="float">
            <text:p>78.8808664259928</text:p>
          </table:table-cell>
          <table:table-cell table:formula="of:=AVERAGE([.M17:.M26])" office:value-type="float" office:value="79.7833935018051" calcext:value-type="float">
            <text:p>79.7833935018051</text:p>
          </table:table-cell>
          <table:table-cell table:formula="of:=AVERAGE([.N17:.N26])" office:value-type="float" office:value="80.5776173285199" calcext:value-type="float">
            <text:p>80.5776173285199</text:p>
          </table:table-cell>
          <table:table-cell table:formula="of:=AVERAGE([.O17:.O26])" office:value-type="float" office:value="81.7689530685921" calcext:value-type="float">
            <text:p>81.7689530685921</text:p>
          </table:table-cell>
          <table:table-cell table:formula="of:=AVERAGE([.P17:.P26])" office:value-type="float" office:value="82.5992779783394" calcext:value-type="float">
            <text:p>82.5992779783394</text:p>
          </table:table-cell>
          <table:table-cell table:formula="of:=AVERAGE([.Q17:.Q26])" office:value-type="float" office:value="83.7545126353791" calcext:value-type="float">
            <text:p>83.7545126353791</text:p>
          </table:table-cell>
          <table:table-cell table:formula="of:=AVERAGE([.R17:.R26])" office:value-type="float" office:value="84.4043321299639" calcext:value-type="float">
            <text:p>84.4043321299639</text:p>
          </table:table-cell>
          <table:table-cell table:formula="of:=AVERAGE([.S17:.S26])" office:value-type="float" office:value="84.9819494584838" calcext:value-type="float">
            <text:p>84.9819494584838</text:p>
          </table:table-cell>
          <table:table-cell table:formula="of:=AVERAGE([.T17:.T26])" office:value-type="float" office:value="85.7039711191336" calcext:value-type="float">
            <text:p>85.7039711191336</text:p>
          </table:table-cell>
          <table:table-cell table:formula="of:=AVERAGE([.U17:.U26])" office:value-type="float" office:value="86.101083032491" calcext:value-type="float">
            <text:p>86.101083032491</text:p>
          </table:table-cell>
          <table:table-cell table:formula="of:=AVERAGE([.V17:.V26])" office:value-type="float" office:value="86.7870036101083" calcext:value-type="float">
            <text:p>86.7870036101083</text:p>
          </table:table-cell>
          <table:table-cell table:formula="of:=AVERAGE([.W17:.W26])" office:value-type="float" office:value="87.5812274368231" calcext:value-type="float">
            <text:p>87.5812274368231</text:p>
          </table:table-cell>
          <table:table-cell table:formula="of:=AVERAGE([.X17:.X26])" office:value-type="float" office:value="88.6281588447654" calcext:value-type="float">
            <text:p>88.6281588447654</text:p>
          </table:table-cell>
          <table:table-cell table:formula="of:=AVERAGE([.Y17:.Y26])" office:value-type="float" office:value="89.8194945848375" calcext:value-type="float">
            <text:p>89.8194945848375</text:p>
          </table:table-cell>
          <table:table-cell table:formula="of:=AVERAGE([.Z17:.Z26])" office:value-type="float" office:value="90.3610108303249" calcext:value-type="float">
            <text:p>90.3610108303249</text:p>
          </table:table-cell>
          <table:table-cell table:formula="of:=AVERAGE([.AA17:.AA26])" office:value-type="float" office:value="91.2996389891697" calcext:value-type="float">
            <text:p>91.2996389891697</text:p>
          </table:table-cell>
          <table:table-cell table:formula="of:=AVERAGE([.AB17:.AB26])" office:value-type="float" office:value="92.3104693140794" calcext:value-type="float">
            <text:p>92.3104693140794</text:p>
          </table:table-cell>
          <table:table-cell table:formula="of:=AVERAGE([.AC17:.AC26])" office:value-type="float" office:value="92.8880866425993" calcext:value-type="float">
            <text:p>92.8880866425993</text:p>
          </table:table-cell>
          <table:table-cell table:formula="of:=AVERAGE([.AD17:.AD26])" office:value-type="float" office:value="93.6462093862816" calcext:value-type="float">
            <text:p>93.6462093862816</text:p>
          </table:table-cell>
          <table:table-cell table:formula="of:=AVERAGE([.AE17:.AE26])" office:value-type="float" office:value="94.115523465704" calcext:value-type="float">
            <text:p>94.115523465704</text:p>
          </table:table-cell>
          <table:table-cell table:formula="of:=AVERAGE([.AF17:.AF26])" office:value-type="float" office:value="94.8736462093863" calcext:value-type="float">
            <text:p>94.8736462093863</text:p>
          </table:table-cell>
          <table:table-cell table:formula="of:=AVERAGE([.AG17:.AG26])" office:value-type="float" office:value="95.5956678700361" calcext:value-type="float">
            <text:p>95.5956678700361</text:p>
          </table:table-cell>
          <table:table-cell table:formula="of:=AVERAGE([.AH17:.AH26])" office:value-type="float" office:value="96.3898916967509" calcext:value-type="float">
            <text:p>96.3898916967509</text:p>
          </table:table-cell>
          <table:table-cell table:formula="of:=AVERAGE([.AI17:.AI26])" office:value-type="float" office:value="96.9675090252708" calcext:value-type="float">
            <text:p>96.9675090252708</text:p>
          </table:table-cell>
          <table:table-cell table:formula="of:=AVERAGE([.AJ17:.AJ26])" office:value-type="float" office:value="97.5812274368231" calcext:value-type="float">
            <text:p>97.5812274368231</text:p>
          </table:table-cell>
          <table:table-cell table:formula="of:=AVERAGE([.AK17:.AK26])" office:value-type="float" office:value="97.9783393501805" calcext:value-type="float">
            <text:p>97.9783393501805</text:p>
          </table:table-cell>
          <table:table-cell table:formula="of:=AVERAGE([.AL17:.AL26])" office:value-type="float" office:value="98.5198555956679" calcext:value-type="float">
            <text:p>98.5198555956679</text:p>
          </table:table-cell>
          <table:table-cell table:formula="of:=AVERAGE([.AM17:.AM26])" office:value-type="float" office:value="98.9169675090253" calcext:value-type="float">
            <text:p>98.9169675090253</text:p>
          </table:table-cell>
          <table:table-cell table:formula="of:=AVERAGE([.AN17:.AN26])" office:value-type="float" office:value="99.2779783393502" calcext:value-type="float">
            <text:p>99.2779783393502</text:p>
          </table:table-cell>
          <table:table-cell table:formula="of:=AVERAGE([.AO17:.AO26])" office:value-type="float" office:value="99.4584837545126" calcext:value-type="float">
            <text:p>99.4584837545126</text:p>
          </table:table-cell>
          <table:table-cell table:formula="of:=AVERAGE([.AP17:.AP26])" office:value-type="float" office:value="99.7111913357401" calcext:value-type="float">
            <text:p>99.7111913357401</text:p>
          </table:table-cell>
          <table:table-cell table:formula="of:=AVERAGE([.AQ17:.AQ26])" office:value-type="float" office:value="99.7833935018051" calcext:value-type="float">
            <text:p>99.7833935018051</text:p>
          </table:table-cell>
          <table:table-cell table:formula="of:=AVERAGE([.AR17:.AR26])" office:value-type="float" office:value="99.927797833935" calcext:value-type="float">
            <text:p>99.927797833935</text:p>
          </table:table-cell>
          <table:table-cell table:formula="of:=AVERAGE([.AS17:.AS26])" office:value-type="float" office:value="99.927797833935" calcext:value-type="float">
            <text:p>99.927797833935</text:p>
          </table:table-cell>
          <table:table-cell table:formula="of:=AVERAGE([.AT17:.AT26])" office:value-type="float" office:value="99.927797833935" calcext:value-type="float">
            <text:p>99.927797833935</text:p>
          </table:table-cell>
          <table:table-cell table:formula="of:=AVERAGE([.AU17:.AU26])" office:value-type="float" office:value="99.9638989169675" calcext:value-type="float">
            <text:p>99.9638989169675</text:p>
          </table:table-cell>
          <table:table-cell table:formula="of:=AVERAGE([.AV17:.AV26])" office:value-type="float" office:value="99.9638989169675" calcext:value-type="float">
            <text:p>99.9638989169675</text:p>
          </table:table-cell>
          <table:table-cell table:formula="of:=AVERAGE([.AW17:.AW26])" office:value-type="float" office:value="100" calcext:value-type="float">
            <text:p>100</text:p>
          </table:table-cell>
          <table:table-cell table:formula="of:=AVERAGE([.AX17:.AX26])" office:value-type="float" office:value="100" calcext:value-type="float">
            <text:p>100</text:p>
          </table:table-cell>
          <table:table-cell table:formula="of:=AVERAGE([.AY17:.AY26])" office:value-type="float" office:value="100" calcext:value-type="float">
            <text:p>100</text:p>
          </table:table-cell>
          <table:table-cell table:formula="of:=AVERAGE([.AZ17:.AZ26])" office:value-type="float" office:value="100" calcext:value-type="float">
            <text:p>100</text:p>
          </table:table-cell>
          <table:table-cell table:formula="of:=AVERAGE([.BA17:.BA26])" office:value-type="float" office:value="100" calcext:value-type="float">
            <text:p>100</text:p>
          </table:table-cell>
          <table:table-cell table:formula="of:=AVERAGE([.BB17:.BB26])" office:value-type="float" office:value="100" calcext:value-type="float">
            <text:p>100</text:p>
          </table:table-cell>
          <table:table-cell table:formula="of:=AVERAGE([.BC17:.BC26])" office:value-type="float" office:value="100" calcext:value-type="float">
            <text:p>100</text:p>
          </table:table-cell>
          <table:table-cell table:formula="of:=AVERAGE([.BD17:.BD26])" office:value-type="float" office:value="100" calcext:value-type="float">
            <text:p>100</text:p>
          </table:table-cell>
          <table:table-cell table:formula="of:=AVERAGE([.BE17:.BE26])" office:value-type="float" office:value="100" calcext:value-type="float">
            <text:p>100</text:p>
          </table:table-cell>
          <table:table-cell table:formula="of:=AVERAGE([.BF17:.BF26])" office:value-type="float" office:value="100" calcext:value-type="float">
            <text:p>100</text:p>
          </table:table-cell>
          <table:table-cell table:formula="of:=AVERAGE([.BG17:.BG26])" office:value-type="float" office:value="100" calcext:value-type="float">
            <text:p>100</text:p>
          </table:table-cell>
          <table:table-cell table:formula="of:=AVERAGE([.BH17:.BH26])" office:value-type="float" office:value="100" calcext:value-type="float">
            <text:p>100</text:p>
          </table:table-cell>
          <table:table-cell table:formula="of:=AVERAGE([.BI17:.BI26])" office:value-type="float" office:value="100" calcext:value-type="float">
            <text:p>100</text:p>
          </table:table-cell>
          <table:table-cell table:formula="of:=AVERAGE([.BJ17:.BJ26])" office:value-type="float" office:value="100" calcext:value-type="float">
            <text:p>100</text:p>
          </table:table-cell>
          <table:table-cell table:formula="of:=AVERAGE([.BK17:.BK26])" office:value-type="float" office:value="100" calcext:value-type="float">
            <text:p>100</text:p>
          </table:table-cell>
          <table:table-cell table:formula="of:=AVERAGE([.BL17:.BL26])" office:value-type="float" office:value="100" calcext:value-type="float">
            <text:p>100</text:p>
          </table:table-cell>
          <table:table-cell table:formula="of:=AVERAGE([.BM17:.BM26])" office:value-type="float" office:value="100" calcext:value-type="float">
            <text:p>100</text:p>
          </table:table-cell>
          <table:table-cell table:formula="of:=AVERAGE([.BN17:.BN26])" office:value-type="float" office:value="100" calcext:value-type="float">
            <text:p>100</text:p>
          </table:table-cell>
          <table:table-cell table:formula="of:=AVERAGE([.BO17:.BO26])" office:value-type="float" office:value="100" calcext:value-type="float">
            <text:p>100</text:p>
          </table:table-cell>
          <table:table-cell table:formula="of:=AVERAGE([.BP17:.BP26])" office:value-type="float" office:value="100" calcext:value-type="float">
            <text:p>100</text:p>
          </table:table-cell>
          <table:table-cell table:formula="of:=AVERAGE([.BQ17:.BQ26])" office:value-type="float" office:value="100" calcext:value-type="float">
            <text:p>100</text:p>
          </table:table-cell>
          <table:table-cell table:formula="of:=AVERAGE([.BR17:.BR26])" office:value-type="float" office:value="100" calcext:value-type="float">
            <text:p>100</text:p>
          </table:table-cell>
          <table:table-cell table:formula="of:=AVERAGE([.BS17:.BS26])" office:value-type="float" office:value="100" calcext:value-type="float">
            <text:p>100</text:p>
          </table:table-cell>
          <table:table-cell table:formula="of:=AVERAGE([.BT17:.BT26])" office:value-type="float" office:value="100" calcext:value-type="float">
            <text:p>100</text:p>
          </table:table-cell>
          <table:table-cell table:formula="of:=AVERAGE([.BU17:.BU26])" office:value-type="float" office:value="100" calcext:value-type="float">
            <text:p>100</text:p>
          </table:table-cell>
          <table:table-cell table:formula="of:=AVERAGE([.BV17:.BV26])" office:value-type="float" office:value="100" calcext:value-type="float">
            <text:p>100</text:p>
          </table:table-cell>
          <table:table-cell table:formula="of:=AVERAGE([.BW17:.BW26])" office:value-type="float" office:value="100" calcext:value-type="float">
            <text:p>100</text:p>
          </table:table-cell>
          <table:table-cell table:formula="of:=AVERAGE([.BX17:.BX26])" office:value-type="float" office:value="100" calcext:value-type="float">
            <text:p>100</text:p>
          </table:table-cell>
          <table:table-cell table:formula="of:=AVERAGE([.BY17:.BY26])" office:value-type="float" office:value="100" calcext:value-type="float">
            <text:p>100</text:p>
          </table:table-cell>
          <table:table-cell table:formula="of:=AVERAGE([.BZ17:.BZ26])" office:value-type="float" office:value="100" calcext:value-type="float">
            <text:p>100</text:p>
          </table:table-cell>
          <table:table-cell table:formula="of:=AVERAGE([.CA17:.CA26])" office:value-type="float" office:value="100" calcext:value-type="float">
            <text:p>100</text:p>
          </table:table-cell>
          <table:table-cell table:formula="of:=AVERAGE([.CB17:.CB26])" office:value-type="float" office:value="100" calcext:value-type="float">
            <text:p>100</text:p>
          </table:table-cell>
          <table:table-cell table:formula="of:=AVERAGE([.CC17:.CC26])" office:value-type="float" office:value="100" calcext:value-type="float">
            <text:p>100</text:p>
          </table:table-cell>
          <table:table-cell table:formula="of:=AVERAGE([.CD17:.CD26])" office:value-type="float" office:value="100" calcext:value-type="float">
            <text:p>100</text:p>
          </table:table-cell>
          <table:table-cell table:formula="of:=AVERAGE([.CE17:.CE26])" office:value-type="float" office:value="100" calcext:value-type="float">
            <text:p>100</text:p>
          </table:table-cell>
          <table:table-cell table:formula="of:=AVERAGE([.CF17:.CF26])" office:value-type="float" office:value="100" calcext:value-type="float">
            <text:p>100</text:p>
          </table:table-cell>
          <table:table-cell table:formula="of:=AVERAGE([.CG17:.CG26])" office:value-type="float" office:value="100" calcext:value-type="float">
            <text:p>100</text:p>
          </table:table-cell>
          <table:table-cell table:formula="of:=AVERAGE([.CH17:.CH26])" office:value-type="float" office:value="100" calcext:value-type="float">
            <text:p>100</text:p>
          </table:table-cell>
          <table:table-cell table:formula="of:=AVERAGE([.CI17:.CI26])" office:value-type="float" office:value="100" calcext:value-type="float">
            <text:p>100</text:p>
          </table:table-cell>
          <table:table-cell table:formula="of:=AVERAGE([.CJ17:.CJ26])" office:value-type="float" office:value="100" calcext:value-type="float">
            <text:p>100</text:p>
          </table:table-cell>
          <table:table-cell table:formula="of:=AVERAGE([.CK17:.CK26])" office:value-type="float" office:value="100" calcext:value-type="float">
            <text:p>100</text:p>
          </table:table-cell>
          <table:table-cell table:formula="of:=AVERAGE([.CL17:.CL26])" office:value-type="float" office:value="100" calcext:value-type="float">
            <text:p>100</text:p>
          </table:table-cell>
          <table:table-cell table:formula="of:=AVERAGE([.CM17:.CM26])" office:value-type="float" office:value="100" calcext:value-type="float">
            <text:p>100</text:p>
          </table:table-cell>
          <table:table-cell table:formula="of:=AVERAGE([.CN17:.CN26])" office:value-type="float" office:value="100" calcext:value-type="float">
            <text:p>100</text:p>
          </table:table-cell>
          <table:table-cell table:formula="of:=AVERAGE([.CO17:.CO26])" office:value-type="float" office:value="100" calcext:value-type="float">
            <text:p>100</text:p>
          </table:table-cell>
          <table:table-cell table:formula="of:=AVERAGE([.CP17:.CP26])" office:value-type="float" office:value="99.9638989169675" calcext:value-type="float">
            <text:p>99.9638989169675</text:p>
          </table:table-cell>
          <table:table-cell table:formula="of:=AVERAGE([.CQ17:.CQ26])" office:value-type="float" office:value="99.9638989169675" calcext:value-type="float">
            <text:p>99.9638989169675</text:p>
          </table:table-cell>
          <table:table-cell table:formula="of:=AVERAGE([.CR17:.CR26])" office:value-type="float" office:value="99.8916967509025" calcext:value-type="float">
            <text:p>99.8916967509025</text:p>
          </table:table-cell>
          <table:table-cell table:formula="of:=AVERAGE([.CS17:.CS26])" office:value-type="float" office:value="99.8916967509025" calcext:value-type="float">
            <text:p>99.8916967509025</text:p>
          </table:table-cell>
          <table:table-cell table:formula="of:=AVERAGE([.CT17:.CT26])" office:value-type="float" office:value="99.8916967509025" calcext:value-type="float">
            <text:p>99.8916967509025</text:p>
          </table:table-cell>
          <table:table-cell table:formula="of:=AVERAGE([.CU17:.CU26])" office:value-type="float" office:value="99.8916967509025" calcext:value-type="float">
            <text:p>99.8916967509025</text:p>
          </table:table-cell>
          <table:table-cell table:formula="of:=AVERAGE([.CV17:.CV26])" office:value-type="float" office:value="99.8194945848375" calcext:value-type="float">
            <text:p>99.8194945848375</text:p>
          </table:table-cell>
          <table:table-cell table:formula="of:=AVERAGE([.CW17:.CW26])" office:value-type="float" office:value="99.8194945848375" calcext:value-type="float">
            <text:p>99.8194945848375</text:p>
          </table:table-cell>
          <table:table-cell table:formula="of:=AVERAGE([.CX17:.CX26])" office:value-type="float" office:value="99.7472924187726" calcext:value-type="float">
            <text:p>99.7472924187726</text:p>
          </table:table-cell>
          <table:table-cell table:formula="of:=AVERAGE([.CY17:.CY26])" office:value-type="float" office:value="99.6028880866426" calcext:value-type="float">
            <text:p>99.6028880866426</text:p>
          </table:table-cell>
          <table:table-cell table:formula="of:=AVERAGE([.CZ17:.CZ26])" office:value-type="float" office:value="99.5667870036101" calcext:value-type="float">
            <text:p>99.5667870036101</text:p>
          </table:table-cell>
          <table:table-cell table:formula="of:=AVERAGE([.DA17:.DA26])" office:value-type="float" office:value="99.5306859205776" calcext:value-type="float">
            <text:p>99.5306859205776</text:p>
          </table:table-cell>
          <table:table-cell table:formula="of:=AVERAGE([.DB17:.DB26])" office:value-type="float" office:value="99.4945848375451" calcext:value-type="float">
            <text:p>99.4945848375451</text:p>
          </table:table-cell>
          <table:table-cell table:formula="of:=AVERAGE([.DC17:.DC26])" office:value-type="float" office:value="99.4584837545126" calcext:value-type="float">
            <text:p>99.4584837545126</text:p>
          </table:table-cell>
          <table:table-cell table:formula="of:=AVERAGE([.DD17:.DD26])" office:value-type="float" office:value="99.2779783393502" calcext:value-type="float">
            <text:p>99.2779783393502</text:p>
          </table:table-cell>
          <table:table-cell table:formula="of:=AVERAGE([.DE17:.DE26])" office:value-type="float" office:value="99.1696750902527" calcext:value-type="float">
            <text:p>99.1696750902527</text:p>
          </table:table-cell>
          <table:table-cell table:formula="of:=AVERAGE([.DF17:.DF26])" office:value-type="float" office:value="99.1335740072202" calcext:value-type="float">
            <text:p>99.1335740072202</text:p>
          </table:table-cell>
          <table:table-cell table:formula="of:=AVERAGE([.DG17:.DG26])" office:value-type="float" office:value="99.0613718411552" calcext:value-type="float">
            <text:p>99.0613718411552</text:p>
          </table:table-cell>
          <table:table-cell table:formula="of:=AVERAGE([.DH17:.DH26])" office:value-type="float" office:value="98.9891696750903" calcext:value-type="float">
            <text:p>98.9891696750903</text:p>
          </table:table-cell>
          <table:table-cell table:formula="of:=AVERAGE([.DI17:.DI26])" office:value-type="float" office:value="98.9530685920578" calcext:value-type="float">
            <text:p>98.9530685920578</text:p>
          </table:table-cell>
          <table:table-cell table:formula="of:=AVERAGE([.DJ17:.DJ26])" office:value-type="float" office:value="98.8447653429603" calcext:value-type="float">
            <text:p>98.8447653429603</text:p>
          </table:table-cell>
          <table:table-cell table:formula="of:=AVERAGE([.DK17:.DK26])" office:value-type="float" office:value="98.8447653429603" calcext:value-type="float">
            <text:p>98.8447653429603</text:p>
          </table:table-cell>
          <table:table-cell table:formula="of:=AVERAGE([.DL17:.DL26])" office:value-type="float" office:value="98.8086642599278" calcext:value-type="float">
            <text:p>98.8086642599278</text:p>
          </table:table-cell>
          <table:table-cell table:formula="of:=AVERAGE([.DM17:.DM26])" office:value-type="float" office:value="98.8447653429603" calcext:value-type="float">
            <text:p>98.8447653429603</text:p>
          </table:table-cell>
          <table:table-cell table:formula="of:=AVERAGE([.DN17:.DN26])" office:value-type="float" office:value="98.8447653429603" calcext:value-type="float">
            <text:p>98.8447653429603</text:p>
          </table:table-cell>
          <table:table-cell table:formula="of:=AVERAGE([.DO17:.DO26])" office:value-type="float" office:value="98.8808664259928" calcext:value-type="float">
            <text:p>98.8808664259928</text:p>
          </table:table-cell>
          <table:table-cell table:formula="of:=AVERAGE([.DP17:.DP26])" office:value-type="float" office:value="98.8447653429603" calcext:value-type="float">
            <text:p>98.8447653429603</text:p>
          </table:table-cell>
          <table:table-cell table:formula="of:=AVERAGE([.DQ17:.DQ26])" office:value-type="float" office:value="98.8086642599278" calcext:value-type="float">
            <text:p>98.8086642599278</text:p>
          </table:table-cell>
          <table:table-cell table:formula="of:=AVERAGE([.DR17:.DR26])" office:value-type="float" office:value="98.9169675090253" calcext:value-type="float">
            <text:p>98.9169675090253</text:p>
          </table:table-cell>
          <table:table-cell table:formula="of:=AVERAGE([.DS17:.DS26])" office:value-type="float" office:value="98.8808664259928" calcext:value-type="float">
            <text:p>98.8808664259928</text:p>
          </table:table-cell>
          <table:table-cell table:formula="of:=AVERAGE([.DT17:.DT26])" office:value-type="float" office:value="98.8086642599278" calcext:value-type="float">
            <text:p>98.8086642599278</text:p>
          </table:table-cell>
          <table:table-cell table:formula="of:=AVERAGE([.DU17:.DU26])" office:value-type="float" office:value="98.8086642599278" calcext:value-type="float">
            <text:p>98.8086642599278</text:p>
          </table:table-cell>
          <table:table-cell table:formula="of:=AVERAGE([.DV17:.DV26])" office:value-type="float" office:value="98.7364620938628" calcext:value-type="float">
            <text:p>98.7364620938628</text:p>
          </table:table-cell>
          <table:table-cell table:formula="of:=AVERAGE([.DW17:.DW26])" office:value-type="float" office:value="98.8086642599278" calcext:value-type="float">
            <text:p>98.8086642599278</text:p>
          </table:table-cell>
          <table:table-cell table:formula="of:=AVERAGE([.DX17:.DX26])" office:value-type="float" office:value="98.8086642599278" calcext:value-type="float">
            <text:p>98.8086642599278</text:p>
          </table:table-cell>
          <table:table-cell table:formula="of:=AVERAGE([.DY17:.DY26])" office:value-type="float" office:value="98.8808664259928" calcext:value-type="float">
            <text:p>98.8808664259928</text:p>
          </table:table-cell>
          <table:table-cell table:formula="of:=AVERAGE([.DZ17:.DZ26])" office:value-type="float" office:value="98.9169675090253" calcext:value-type="float">
            <text:p>98.9169675090253</text:p>
          </table:table-cell>
        </table:table-row>
        <table:table-row table:style-name="ro1">
          <table:table-cell table:formula="of:=STDEV([.A17:.A26])" office:value-type="float" office:value="0" calcext:value-type="float">
            <text:p>0</text:p>
          </table:table-cell>
          <table:table-cell table:formula="of:=STDEV([.B17:.B26])" office:value-type="float" office:value="1.99519958654394" calcext:value-type="float">
            <text:p>1.99519958654394</text:p>
          </table:table-cell>
          <table:table-cell table:formula="of:=STDEV([.C17:.C26])" office:value-type="float" office:value="2.08290700586463" calcext:value-type="float">
            <text:p>2.08290700586463</text:p>
          </table:table-cell>
          <table:table-cell table:formula="of:=STDEV([.D17:.D26])" office:value-type="float" office:value="1.97770389248545" calcext:value-type="float">
            <text:p>1.97770389248545</text:p>
          </table:table-cell>
          <table:table-cell table:formula="of:=STDEV([.E17:.E26])" office:value-type="float" office:value="1.74218638467907" calcext:value-type="float">
            <text:p>1.74218638467907</text:p>
          </table:table-cell>
          <table:table-cell table:formula="of:=STDEV([.F17:.F26])" office:value-type="float" office:value="1.99954959080623" calcext:value-type="float">
            <text:p>1.99954959080623</text:p>
          </table:table-cell>
          <table:table-cell table:formula="of:=STDEV([.G17:.G26])" office:value-type="float" office:value="1.27409491528918" calcext:value-type="float">
            <text:p>1.27409491528918</text:p>
          </table:table-cell>
          <table:table-cell table:formula="of:=STDEV([.H17:.H26])" office:value-type="float" office:value="0.705794382604818" calcext:value-type="float">
            <text:p>0.705794382604818</text:p>
          </table:table-cell>
          <table:table-cell table:formula="of:=STDEV([.I17:.I26])" office:value-type="float" office:value="0.7016789283809" calcext:value-type="float">
            <text:p>0.7016789283809</text:p>
          </table:table-cell>
          <table:table-cell table:formula="of:=STDEV([.J17:.J26])" office:value-type="float" office:value="1.04907315127333" calcext:value-type="float">
            <text:p>1.04907315127333</text:p>
          </table:table-cell>
          <table:table-cell table:formula="of:=STDEV([.K17:.K26])" office:value-type="float" office:value="1.01326278868934" calcext:value-type="float">
            <text:p>1.01326278868934</text:p>
          </table:table-cell>
          <table:table-cell table:formula="of:=STDEV([.L17:.L26])" office:value-type="float" office:value="1.33188589778451" calcext:value-type="float">
            <text:p>1.33188589778451</text:p>
          </table:table-cell>
          <table:table-cell table:formula="of:=STDEV([.M17:.M26])" office:value-type="float" office:value="1.55974505376844" calcext:value-type="float">
            <text:p>1.55974505376844</text:p>
          </table:table-cell>
          <table:table-cell table:formula="of:=STDEV([.N17:.N26])" office:value-type="float" office:value="1.13907673320811" calcext:value-type="float">
            <text:p>1.13907673320811</text:p>
          </table:table-cell>
          <table:table-cell table:formula="of:=STDEV([.O17:.O26])" office:value-type="float" office:value="0.920400634222522" calcext:value-type="float">
            <text:p>0.920400634222522</text:p>
          </table:table-cell>
          <table:table-cell table:formula="of:=STDEV([.P17:.P26])" office:value-type="float" office:value="1.01825250547803" calcext:value-type="float">
            <text:p>1.01825250547803</text:p>
          </table:table-cell>
          <table:table-cell table:formula="of:=STDEV([.Q17:.Q26])" office:value-type="float" office:value="0.538163171480097" calcext:value-type="float">
            <text:p>0.538163171480097</text:p>
          </table:table-cell>
          <table:table-cell table:formula="of:=STDEV([.R17:.R26])" office:value-type="float" office:value="0.47529284375768" calcext:value-type="float">
            <text:p>0.47529284375768</text:p>
          </table:table-cell>
          <table:table-cell table:formula="of:=STDEV([.S17:.S26])" office:value-type="float" office:value="0.543518160800778" calcext:value-type="float">
            <text:p>0.543518160800778</text:p>
          </table:table-cell>
          <table:table-cell table:formula="of:=STDEV([.T17:.T26])" office:value-type="float" office:value="0.618302410525399" calcext:value-type="float">
            <text:p>0.618302410525399</text:p>
          </table:table-cell>
          <table:table-cell table:formula="of:=STDEV([.U17:.U26])" office:value-type="float" office:value="0.425455343674215" calcext:value-type="float">
            <text:p>0.425455343674215</text:p>
          </table:table-cell>
          <table:table-cell table:formula="of:=STDEV([.V17:.V26])" office:value-type="float" office:value="0.594420651515207" calcext:value-type="float">
            <text:p>0.594420651515207</text:p>
          </table:table-cell>
          <table:table-cell table:formula="of:=STDEV([.W17:.W26])" office:value-type="float" office:value="0.726021811263458" calcext:value-type="float">
            <text:p>0.726021811263458</text:p>
          </table:table-cell>
          <table:table-cell table:formula="of:=STDEV([.X17:.X26])" office:value-type="float" office:value="0.802747536951043" calcext:value-type="float">
            <text:p>0.802747536951043</text:p>
          </table:table-cell>
          <table:table-cell table:formula="of:=STDEV([.Y17:.Y26])" office:value-type="float" office:value="0.959682408537997" calcext:value-type="float">
            <text:p>0.959682408537997</text:p>
          </table:table-cell>
          <table:table-cell table:formula="of:=STDEV([.Z17:.Z26])" office:value-type="float" office:value="1.07699883683583" calcext:value-type="float">
            <text:p>1.07699883683583</text:p>
          </table:table-cell>
          <table:table-cell table:formula="of:=STDEV([.AA17:.AA26])" office:value-type="float" office:value="1.05526648704663" calcext:value-type="float">
            <text:p>1.05526648704663</text:p>
          </table:table-cell>
          <table:table-cell table:formula="of:=STDEV([.AB17:.AB26])" office:value-type="float" office:value="1.03587673726389" calcext:value-type="float">
            <text:p>1.03587673726389</text:p>
          </table:table-cell>
          <table:table-cell table:formula="of:=STDEV([.AC17:.AC26])" office:value-type="float" office:value="0.868596025637476" calcext:value-type="float">
            <text:p>0.868596025637476</text:p>
          </table:table-cell>
          <table:table-cell table:formula="of:=STDEV([.AD17:.AD26])" office:value-type="float" office:value="0.965699285089713" calcext:value-type="float">
            <text:p>0.965699285089713</text:p>
          </table:table-cell>
          <table:table-cell table:formula="of:=STDEV([.AE17:.AE26])" office:value-type="float" office:value="1.02180167101582" calcext:value-type="float">
            <text:p>1.02180167101582</text:p>
          </table:table-cell>
          <table:table-cell table:formula="of:=STDEV([.AF17:.AF26])" office:value-type="float" office:value="0.974654956982752" calcext:value-type="float">
            <text:p>0.974654956982752</text:p>
          </table:table-cell>
          <table:table-cell table:formula="of:=STDEV([.AG17:.AG26])" office:value-type="float" office:value="0.897297322854741" calcext:value-type="float">
            <text:p>0.897297322854741</text:p>
          </table:table-cell>
          <table:table-cell table:formula="of:=STDEV([.AH17:.AH26])" office:value-type="float" office:value="1.11595890439178" calcext:value-type="float">
            <text:p>1.11595890439178</text:p>
          </table:table-cell>
          <table:table-cell table:formula="of:=STDEV([.AI17:.AI26])" office:value-type="float" office:value="1.13142327543135" calcext:value-type="float">
            <text:p>1.13142327543135</text:p>
          </table:table-cell>
          <table:table-cell table:formula="of:=STDEV([.AJ17:.AJ26])" office:value-type="float" office:value="1.07699883683584" calcext:value-type="float">
            <text:p>1.07699883683584</text:p>
          </table:table-cell>
          <table:table-cell table:formula="of:=STDEV([.AK17:.AK26])" office:value-type="float" office:value="0.72602181126346" calcext:value-type="float">
            <text:p>0.72602181126346</text:p>
          </table:table-cell>
          <table:table-cell table:formula="of:=STDEV([.AL17:.AL26])" office:value-type="float" office:value="0.769592151880603" calcext:value-type="float">
            <text:p>0.769592151880603</text:p>
          </table:table-cell>
          <table:table-cell table:formula="of:=STDEV([.AM17:.AM26])" office:value-type="float" office:value="0.564430296007631" calcext:value-type="float">
            <text:p>0.564430296007631</text:p>
          </table:table-cell>
          <table:table-cell table:formula="of:=STDEV([.AN17:.AN26])" office:value-type="float" office:value="0.538163171480092" calcext:value-type="float">
            <text:p>0.538163171480092</text:p>
          </table:table-cell>
          <table:table-cell table:formula="of:=STDEV([.AO17:.AO26])" office:value-type="float" office:value="0.425455343674213" calcext:value-type="float">
            <text:p>0.425455343674213</text:p>
          </table:table-cell>
          <table:table-cell table:formula="of:=STDEV([.AP17:.AP26])" office:value-type="float" office:value="0.409852860792452" calcext:value-type="float">
            <text:p>0.409852860792452</text:p>
          </table:table-cell>
          <table:table-cell table:formula="of:=STDEV([.AQ17:.AQ26])" office:value-type="float" office:value="0.348769596779527" calcext:value-type="float">
            <text:p>0.348769596779527</text:p>
          </table:table-cell>
          <table:table-cell table:formula="of:=STDEV([.AR17:.AR26])" office:value-type="float" office:value="0.228323296763059" calcext:value-type="float">
            <text:p>0.228323296763059</text:p>
          </table:table-cell>
          <table:table-cell table:formula="of:=STDEV([.AS17:.AS26])" office:value-type="float" office:value="0.228323296763059" calcext:value-type="float">
            <text:p>0.228323296763059</text:p>
          </table:table-cell>
          <table:table-cell table:formula="of:=STDEV([.AT17:.AT26])" office:value-type="float" office:value="0.228323296763059" calcext:value-type="float">
            <text:p>0.228323296763059</text:p>
          </table:table-cell>
          <table:table-cell table:formula="of:=STDEV([.AU17:.AU26])" office:value-type="float" office:value="0.114161648381532" calcext:value-type="float">
            <text:p>0.114161648381532</text:p>
          </table:table-cell>
          <table:table-cell table:formula="of:=STDEV([.AV17:.AV26])" office:value-type="float" office:value="0.114161648381532" calcext:value-type="float">
            <text:p>0.114161648381532</text:p>
          </table:table-cell>
          <table:table-cell table:formula="of:=STDEV([.AW17:.AW26])" office:value-type="float" office:value="0" calcext:value-type="float">
            <text:p>0</text:p>
          </table:table-cell>
          <table:table-cell table:formula="of:=STDEV([.AX17:.AX26])" office:value-type="float" office:value="0" calcext:value-type="float">
            <text:p>0</text:p>
          </table:table-cell>
          <table:table-cell table:formula="of:=STDEV([.AY17:.AY26])" office:value-type="float" office:value="0" calcext:value-type="float">
            <text:p>0</text:p>
          </table:table-cell>
          <table:table-cell table:formula="of:=STDEV([.AZ17:.AZ26])" office:value-type="float" office:value="0" calcext:value-type="float">
            <text:p>0</text:p>
          </table:table-cell>
          <table:table-cell table:formula="of:=STDEV([.BA17:.BA26])" office:value-type="float" office:value="0" calcext:value-type="float">
            <text:p>0</text:p>
          </table:table-cell>
          <table:table-cell table:formula="of:=STDEV([.BB17:.BB26])" office:value-type="float" office:value="0" calcext:value-type="float">
            <text:p>0</text:p>
          </table:table-cell>
          <table:table-cell table:formula="of:=STDEV([.BC17:.BC26])" office:value-type="float" office:value="0" calcext:value-type="float">
            <text:p>0</text:p>
          </table:table-cell>
          <table:table-cell table:formula="of:=STDEV([.BD17:.BD26])" office:value-type="float" office:value="0" calcext:value-type="float">
            <text:p>0</text:p>
          </table:table-cell>
          <table:table-cell table:formula="of:=STDEV([.BE17:.BE26])" office:value-type="float" office:value="0" calcext:value-type="float">
            <text:p>0</text:p>
          </table:table-cell>
          <table:table-cell table:formula="of:=STDEV([.BF17:.BF26])" office:value-type="float" office:value="0" calcext:value-type="float">
            <text:p>0</text:p>
          </table:table-cell>
          <table:table-cell table:formula="of:=STDEV([.BG17:.BG26])" office:value-type="float" office:value="0" calcext:value-type="float">
            <text:p>0</text:p>
          </table:table-cell>
          <table:table-cell table:formula="of:=STDEV([.BH17:.BH26])" office:value-type="float" office:value="0" calcext:value-type="float">
            <text:p>0</text:p>
          </table:table-cell>
          <table:table-cell table:formula="of:=STDEV([.BI17:.BI26])" office:value-type="float" office:value="0" calcext:value-type="float">
            <text:p>0</text:p>
          </table:table-cell>
          <table:table-cell table:formula="of:=STDEV([.BJ17:.BJ26])" office:value-type="float" office:value="0" calcext:value-type="float">
            <text:p>0</text:p>
          </table:table-cell>
          <table:table-cell table:formula="of:=STDEV([.BK17:.BK26])" office:value-type="float" office:value="0" calcext:value-type="float">
            <text:p>0</text:p>
          </table:table-cell>
          <table:table-cell table:formula="of:=STDEV([.BL17:.BL26])" office:value-type="float" office:value="0" calcext:value-type="float">
            <text:p>0</text:p>
          </table:table-cell>
          <table:table-cell table:formula="of:=STDEV([.BM17:.BM26])" office:value-type="float" office:value="0" calcext:value-type="float">
            <text:p>0</text:p>
          </table:table-cell>
          <table:table-cell table:formula="of:=STDEV([.BN17:.BN26])" office:value-type="float" office:value="0" calcext:value-type="float">
            <text:p>0</text:p>
          </table:table-cell>
          <table:table-cell table:formula="of:=STDEV([.BO17:.BO26])" office:value-type="float" office:value="0" calcext:value-type="float">
            <text:p>0</text:p>
          </table:table-cell>
          <table:table-cell table:formula="of:=STDEV([.BP17:.BP26])" office:value-type="float" office:value="0" calcext:value-type="float">
            <text:p>0</text:p>
          </table:table-cell>
          <table:table-cell table:formula="of:=STDEV([.BQ17:.BQ26])" office:value-type="float" office:value="0" calcext:value-type="float">
            <text:p>0</text:p>
          </table:table-cell>
          <table:table-cell table:formula="of:=STDEV([.BR17:.BR26])" office:value-type="float" office:value="0" calcext:value-type="float">
            <text:p>0</text:p>
          </table:table-cell>
          <table:table-cell table:formula="of:=STDEV([.BS17:.BS26])" office:value-type="float" office:value="0" calcext:value-type="float">
            <text:p>0</text:p>
          </table:table-cell>
          <table:table-cell table:formula="of:=STDEV([.BT17:.BT26])" office:value-type="float" office:value="0" calcext:value-type="float">
            <text:p>0</text:p>
          </table:table-cell>
          <table:table-cell table:formula="of:=STDEV([.BU17:.BU26])" office:value-type="float" office:value="0" calcext:value-type="float">
            <text:p>0</text:p>
          </table:table-cell>
          <table:table-cell table:formula="of:=STDEV([.BV17:.BV26])" office:value-type="float" office:value="0" calcext:value-type="float">
            <text:p>0</text:p>
          </table:table-cell>
          <table:table-cell table:formula="of:=STDEV([.BW17:.BW26])" office:value-type="float" office:value="0" calcext:value-type="float">
            <text:p>0</text:p>
          </table:table-cell>
          <table:table-cell table:formula="of:=STDEV([.BX17:.BX26])" office:value-type="float" office:value="0" calcext:value-type="float">
            <text:p>0</text:p>
          </table:table-cell>
          <table:table-cell table:formula="of:=STDEV([.BY17:.BY26])" office:value-type="float" office:value="0" calcext:value-type="float">
            <text:p>0</text:p>
          </table:table-cell>
          <table:table-cell table:formula="of:=STDEV([.BZ17:.BZ26])" office:value-type="float" office:value="0" calcext:value-type="float">
            <text:p>0</text:p>
          </table:table-cell>
          <table:table-cell table:formula="of:=STDEV([.CA17:.CA26])" office:value-type="float" office:value="0" calcext:value-type="float">
            <text:p>0</text:p>
          </table:table-cell>
          <table:table-cell table:formula="of:=STDEV([.CB17:.CB26])" office:value-type="float" office:value="0" calcext:value-type="float">
            <text:p>0</text:p>
          </table:table-cell>
          <table:table-cell table:formula="of:=STDEV([.CC17:.CC26])" office:value-type="float" office:value="0" calcext:value-type="float">
            <text:p>0</text:p>
          </table:table-cell>
          <table:table-cell table:formula="of:=STDEV([.CD17:.CD26])" office:value-type="float" office:value="0" calcext:value-type="float">
            <text:p>0</text:p>
          </table:table-cell>
          <table:table-cell table:formula="of:=STDEV([.CE17:.CE26])" office:value-type="float" office:value="0" calcext:value-type="float">
            <text:p>0</text:p>
          </table:table-cell>
          <table:table-cell table:formula="of:=STDEV([.CF17:.CF26])" office:value-type="float" office:value="0" calcext:value-type="float">
            <text:p>0</text:p>
          </table:table-cell>
          <table:table-cell table:formula="of:=STDEV([.CG17:.CG26])" office:value-type="float" office:value="0" calcext:value-type="float">
            <text:p>0</text:p>
          </table:table-cell>
          <table:table-cell table:formula="of:=STDEV([.CH17:.CH26])" office:value-type="float" office:value="0" calcext:value-type="float">
            <text:p>0</text:p>
          </table:table-cell>
          <table:table-cell table:formula="of:=STDEV([.CI17:.CI26])" office:value-type="float" office:value="0" calcext:value-type="float">
            <text:p>0</text:p>
          </table:table-cell>
          <table:table-cell table:formula="of:=STDEV([.CJ17:.CJ26])" office:value-type="float" office:value="0" calcext:value-type="float">
            <text:p>0</text:p>
          </table:table-cell>
          <table:table-cell table:formula="of:=STDEV([.CK17:.CK26])" office:value-type="float" office:value="0" calcext:value-type="float">
            <text:p>0</text:p>
          </table:table-cell>
          <table:table-cell table:formula="of:=STDEV([.CL17:.CL26])" office:value-type="float" office:value="0" calcext:value-type="float">
            <text:p>0</text:p>
          </table:table-cell>
          <table:table-cell table:formula="of:=STDEV([.CM17:.CM26])" office:value-type="float" office:value="0" calcext:value-type="float">
            <text:p>0</text:p>
          </table:table-cell>
          <table:table-cell table:formula="of:=STDEV([.CN17:.CN26])" office:value-type="float" office:value="0" calcext:value-type="float">
            <text:p>0</text:p>
          </table:table-cell>
          <table:table-cell table:formula="of:=STDEV([.CO17:.CO26])" office:value-type="float" office:value="0" calcext:value-type="float">
            <text:p>0</text:p>
          </table:table-cell>
          <table:table-cell table:formula="of:=STDEV([.CP17:.CP26])" office:value-type="float" office:value="0.114161648381532" calcext:value-type="float">
            <text:p>0.114161648381532</text:p>
          </table:table-cell>
          <table:table-cell table:formula="of:=STDEV([.CQ17:.CQ26])" office:value-type="float" office:value="0.114161648381532" calcext:value-type="float">
            <text:p>0.114161648381532</text:p>
          </table:table-cell>
          <table:table-cell table:formula="of:=STDEV([.CR17:.CR26])" office:value-type="float" office:value="0.243663739245686" calcext:value-type="float">
            <text:p>0.243663739245686</text:p>
          </table:table-cell>
          <table:table-cell table:formula="of:=STDEV([.CS17:.CS26])" office:value-type="float" office:value="0.243663739245686" calcext:value-type="float">
            <text:p>0.243663739245686</text:p>
          </table:table-cell>
          <table:table-cell table:formula="of:=STDEV([.CT17:.CT26])" office:value-type="float" office:value="0.243663739245686" calcext:value-type="float">
            <text:p>0.243663739245686</text:p>
          </table:table-cell>
          <table:table-cell table:formula="of:=STDEV([.CU17:.CU26])" office:value-type="float" office:value="0.243663739245686" calcext:value-type="float">
            <text:p>0.243663739245686</text:p>
          </table:table-cell>
          <table:table-cell table:formula="of:=STDEV([.CV17:.CV26])" office:value-type="float" office:value="0.306800211407507" calcext:value-type="float">
            <text:p>0.306800211407507</text:p>
          </table:table-cell>
          <table:table-cell table:formula="of:=STDEV([.CW17:.CW26])" office:value-type="float" office:value="0.306800211407507" calcext:value-type="float">
            <text:p>0.306800211407507</text:p>
          </table:table-cell>
          <table:table-cell table:formula="of:=STDEV([.CX17:.CX26])" office:value-type="float" office:value="0.342484945144588" calcext:value-type="float">
            <text:p>0.342484945144588</text:p>
          </table:table-cell>
          <table:table-cell table:formula="of:=STDEV([.CY17:.CY26])" office:value-type="float" office:value="0.397294200221881" calcext:value-type="float">
            <text:p>0.397294200221881</text:p>
          </table:table-cell>
          <table:table-cell table:formula="of:=STDEV([.CZ17:.CZ26])" office:value-type="float" office:value="0.475292843757675" calcext:value-type="float">
            <text:p>0.475292843757675</text:p>
          </table:table-cell>
          <table:table-cell table:formula="of:=STDEV([.DA17:.DA26])" office:value-type="float" office:value="0.565711637715674" calcext:value-type="float">
            <text:p>0.565711637715674</text:p>
          </table:table-cell>
          <table:table-cell table:formula="of:=STDEV([.DB17:.DB26])" office:value-type="float" office:value="0.594420651515208" calcext:value-type="float">
            <text:p>0.594420651515208</text:p>
          </table:table-cell>
          <table:table-cell table:formula="of:=STDEV([.DC17:.DC26])" office:value-type="float" office:value="0.686026128218495" calcext:value-type="float">
            <text:p>0.686026128218495</text:p>
          </table:table-cell>
          <table:table-cell table:formula="of:=STDEV([.DD17:.DD26])" office:value-type="float" office:value="0.722021660649821" calcext:value-type="float">
            <text:p>0.722021660649821</text:p>
          </table:table-cell>
          <table:table-cell table:formula="of:=STDEV([.DE17:.DE26])" office:value-type="float" office:value="0.723023773083023" calcext:value-type="float">
            <text:p>0.723023773083023</text:p>
          </table:table-cell>
          <table:table-cell table:formula="of:=STDEV([.DF17:.DF26])" office:value-type="float" office:value="0.726021811263459" calcext:value-type="float">
            <text:p>0.726021811263459</text:p>
          </table:table-cell>
          <table:table-cell table:formula="of:=STDEV([.DG17:.DG26])" office:value-type="float" office:value="0.745700764612741" calcext:value-type="float">
            <text:p>0.745700764612741</text:p>
          </table:table-cell>
          <table:table-cell table:formula="of:=STDEV([.DH17:.DH26])" office:value-type="float" office:value="0.757262706260037" calcext:value-type="float">
            <text:p>0.757262706260037</text:p>
          </table:table-cell>
          <table:table-cell table:formula="of:=STDEV([.DI17:.DI26])" office:value-type="float" office:value="0.841498615501663" calcext:value-type="float">
            <text:p>0.841498615501663</text:p>
          </table:table-cell>
          <table:table-cell table:formula="of:=STDEV([.DJ17:.DJ26])" office:value-type="float" office:value="0.944472532868766" calcext:value-type="float">
            <text:p>0.944472532868766</text:p>
          </table:table-cell>
          <table:table-cell table:formula="of:=STDEV([.DK17:.DK26])" office:value-type="float" office:value="0.944472532868766" calcext:value-type="float">
            <text:p>0.944472532868766</text:p>
          </table:table-cell>
          <table:table-cell table:formula="of:=STDEV([.DL17:.DL26])" office:value-type="float" office:value="0.932902404010316" calcext:value-type="float">
            <text:p>0.932902404010316</text:p>
          </table:table-cell>
          <table:table-cell table:formula="of:=STDEV([.DM17:.DM26])" office:value-type="float" office:value="0.897297322854742" calcext:value-type="float">
            <text:p>0.897297322854742</text:p>
          </table:table-cell>
          <table:table-cell table:formula="of:=STDEV([.DN17:.DN26])" office:value-type="float" office:value="0.897297322854742" calcext:value-type="float">
            <text:p>0.897297322854742</text:p>
          </table:table-cell>
          <table:table-cell table:formula="of:=STDEV([.DO17:.DO26])" office:value-type="float" office:value="0.891630977272814" calcext:value-type="float">
            <text:p>0.891630977272814</text:p>
          </table:table-cell>
          <table:table-cell table:formula="of:=STDEV([.DP17:.DP26])" office:value-type="float" office:value="0.86441805035225" calcext:value-type="float">
            <text:p>0.86441805035225</text:p>
          </table:table-cell>
          <table:table-cell table:formula="of:=STDEV([.DQ17:.DQ26])" office:value-type="float" office:value="0.868596025637478" calcext:value-type="float">
            <text:p>0.868596025637478</text:p>
          </table:table-cell>
          <table:table-cell table:formula="of:=STDEV([.DR17:.DR26])" office:value-type="float" office:value="0.947534040193961" calcext:value-type="float">
            <text:p>0.947534040193961</text:p>
          </table:table-cell>
          <table:table-cell table:formula="of:=STDEV([.DS17:.DS26])" office:value-type="float" office:value="0.954386525097394" calcext:value-type="float">
            <text:p>0.954386525097394</text:p>
          </table:table-cell>
          <table:table-cell table:formula="of:=STDEV([.DT17:.DT26])" office:value-type="float" office:value="1.14225053911762" calcext:value-type="float">
            <text:p>1.14225053911762</text:p>
          </table:table-cell>
          <table:table-cell table:formula="of:=STDEV([.DU17:.DU26])" office:value-type="float" office:value="1.00752999706062" calcext:value-type="float">
            <text:p>1.00752999706062</text:p>
          </table:table-cell>
          <table:table-cell table:formula="of:=STDEV([.DV17:.DV26])" office:value-type="float" office:value="1.05251839257135" calcext:value-type="float">
            <text:p>1.05251839257135</text:p>
          </table:table-cell>
          <table:table-cell table:formula="of:=STDEV([.DW17:.DW26])" office:value-type="float" office:value="0.932902404010316" calcext:value-type="float">
            <text:p>0.932902404010316</text:p>
          </table:table-cell>
          <table:table-cell table:formula="of:=STDEV([.DX17:.DX26])" office:value-type="float" office:value="0.932902404010316" calcext:value-type="float">
            <text:p>0.932902404010316</text:p>
          </table:table-cell>
          <table:table-cell table:formula="of:=STDEV([.DY17:.DY26])" office:value-type="float" office:value="0.907726698707394" calcext:value-type="float">
            <text:p>0.907726698707394</text:p>
          </table:table-cell>
          <table:table-cell table:formula="of:=STDEV([.DZ17:.DZ26])" office:value-type="float" office:value="0.916458857504682" calcext:value-type="float">
            <text:p>0.916458857504682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4472049689441" calcext:value-type="float">
            <text:p>48.4472049689441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55.2795031055901" calcext:value-type="float">
            <text:p>55.2795031055901</text:p>
          </table:table-cell>
          <table:table-cell table:number-columns-repeated="2" office:value-type="float" office:value="54.0372670807454" calcext:value-type="float">
            <text:p>54.0372670807454</text:p>
          </table:table-cell>
          <table:table-cell office:value-type="float" office:value="55.2795031055901" calcext:value-type="float">
            <text:p>55.2795031055901</text:p>
          </table:table-cell>
          <table:table-cell table:number-columns-repeated="3" office:value-type="float" office:value="57.7639751552795" calcext:value-type="float">
            <text:p>57.7639751552795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4.5962732919255" calcext:value-type="float">
            <text:p>64.5962732919255</text:p>
          </table:table-cell>
          <table:table-cell table:number-columns-repeated="2" office:value-type="float" office:value="65.8385093167702" calcext:value-type="float">
            <text:p>65.8385093167702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7.7018633540373" calcext:value-type="float">
            <text:p>67.7018633540373</text:p>
          </table:table-cell>
          <table:table-cell office:value-type="float" office:value="70.1863354037267" calcext:value-type="float">
            <text:p>70.186335403726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2.6708074534162" calcext:value-type="float">
            <text:p>72.6708074534162</text:p>
          </table:table-cell>
          <table:table-cell office:value-type="float" office:value="75.1552795031056" calcext:value-type="float">
            <text:p>75.1552795031056</text:p>
          </table:table-cell>
          <table:table-cell office:value-type="float" office:value="76.3975155279503" calcext:value-type="float">
            <text:p>76.3975155279503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79.5031055900621" calcext:value-type="float">
            <text:p>79.5031055900621</text:p>
          </table:table-cell>
          <table:table-cell office:value-type="float" office:value="81.9875776397516" calcext:value-type="float">
            <text:p>81.9875776397516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83.8509316770186" calcext:value-type="float">
            <text:p>83.850931677018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9565217391304" calcext:value-type="float">
            <text:p>86.9565217391304</text:p>
          </table:table-cell>
          <table:table-cell table:number-columns-repeated="2" office:value-type="float" office:value="87.5776397515528" calcext:value-type="float">
            <text:p>87.5776397515528</text:p>
          </table:table-cell>
          <table:table-cell office:value-type="float" office:value="89.4409937888199" calcext:value-type="float">
            <text:p>89.4409937888199</text:p>
          </table:table-cell>
          <table:table-cell table:number-columns-repeated="3" office:value-type="float" office:value="91.304347826087" calcext:value-type="float">
            <text:p>91.304347826087</text:p>
          </table:table-cell>
          <table:table-cell office:value-type="float" office:value="91.9254658385093" calcext:value-type="float">
            <text:p>91.9254658385093</text:p>
          </table:table-cell>
          <table:table-cell table:number-columns-repeated="2" office:value-type="float" office:value="93.7888198757764" calcext:value-type="float">
            <text:p>93.7888198757764</text:p>
          </table:table-cell>
          <table:table-cell table:number-columns-repeated="2" office:value-type="float" office:value="95.6521739130435" calcext:value-type="float">
            <text:p>95.6521739130435</text:p>
          </table:table-cell>
          <table:table-cell office:value-type="float" office:value="96.8944099378882" calcext:value-type="float">
            <text:p>96.8944099378882</text:p>
          </table:table-cell>
          <table:table-cell table:number-columns-repeated="2" office:value-type="float" office:value="97.5155279503106" calcext:value-type="float">
            <text:p>97.5155279503106</text:p>
          </table:table-cell>
          <table:table-cell table:number-columns-repeated="3" office:value-type="float" office:value="98.1366459627329" calcext:value-type="float">
            <text:p>98.1366459627329</text:p>
          </table:table-cell>
          <table:table-cell table:number-columns-repeated="4" office:value-type="float" office:value="98.7577639751553" calcext:value-type="float">
            <text:p>98.7577639751553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61" office:value-type="float" office:value="100" calcext:value-type="float">
            <text:p>100</text:p>
          </table:table-cell>
          <table:table-cell table:number-columns-repeated="5" office:value-type="float" office:value="99.3788819875777" calcext:value-type="float">
            <text:p>99.3788819875777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office:value-type="float" office:value="97.5155279503106" calcext:value-type="float">
            <text:p>97.5155279503106</text:p>
          </table:table-cell>
          <table:table-cell table:number-columns-repeated="3" office:value-type="float" office:value="96.8944099378882" calcext:value-type="float">
            <text:p>96.8944099378882</text:p>
          </table:table-cell>
          <table:table-cell table:number-columns-repeated="3" office:value-type="float" office:value="97.5155279503106" calcext:value-type="float">
            <text:p>97.5155279503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316770186335" calcext:value-type="float">
            <text:p>50.9316770186335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2.7950310559006" calcext:value-type="float">
            <text:p>52.7950310559006</text:p>
          </table:table-cell>
          <table:table-cell office:value-type="float" office:value="54.6583850931677" calcext:value-type="float">
            <text:p>54.6583850931677</text:p>
          </table:table-cell>
          <table:table-cell office:value-type="float" office:value="55.2795031055901" calcext:value-type="float">
            <text:p>55.2795031055901</text:p>
          </table:table-cell>
          <table:table-cell office:value-type="float" office:value="54.6583850931677" calcext:value-type="float">
            <text:p>54.6583850931677</text:p>
          </table:table-cell>
          <table:table-cell office:value-type="float" office:value="55.9006211180124" calcext:value-type="float">
            <text:p>55.900621118012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61.4906832298137" calcext:value-type="float">
            <text:p>61.4906832298137</text:p>
          </table:table-cell>
          <table:table-cell table:number-columns-repeated="3" office:value-type="float" office:value="65.2173913043478" calcext:value-type="float">
            <text:p>65.2173913043478</text:p>
          </table:table-cell>
          <table:table-cell office:value-type="float" office:value="68.3229813664596" calcext:value-type="float">
            <text:p>68.3229813664596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70.8074534161491" calcext:value-type="float">
            <text:p>70.8074534161491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77.0186335403727" calcext:value-type="float">
            <text:p>77.0186335403727</text:p>
          </table:table-cell>
          <table:table-cell office:value-type="float" office:value="77.639751552795" calcext:value-type="float">
            <text:p>77.639751552795</text:p>
          </table:table-cell>
          <table:table-cell office:value-type="float" office:value="78.8819875776398" calcext:value-type="float">
            <text:p>78.8819875776398</text:p>
          </table:table-cell>
          <table:table-cell office:value-type="float" office:value="80.1242236024845" calcext:value-type="float">
            <text:p>80.1242236024845</text:p>
          </table:table-cell>
          <table:table-cell office:value-type="float" office:value="80.7453416149068" calcext:value-type="float">
            <text:p>80.7453416149068</text:p>
          </table:table-cell>
          <table:table-cell office:value-type="float" office:value="81.9875776397516" calcext:value-type="float">
            <text:p>81.9875776397516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83.8509316770186" calcext:value-type="float">
            <text:p>83.850931677018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9565217391304" calcext:value-type="float">
            <text:p>86.9565217391304</text:p>
          </table:table-cell>
          <table:table-cell office:value-type="float" office:value="88.1987577639752" calcext:value-type="float">
            <text:p>88.1987577639752</text:p>
          </table:table-cell>
          <table:table-cell office:value-type="float" office:value="88.8198757763975" calcext:value-type="float">
            <text:p>88.8198757763975</text:p>
          </table:table-cell>
          <table:table-cell table:number-columns-repeated="3" office:value-type="float" office:value="90.0621118012422" calcext:value-type="float">
            <text:p>90.0621118012422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92.5465838509317" calcext:value-type="float">
            <text:p>92.5465838509317</text:p>
          </table:table-cell>
          <table:table-cell office:value-type="float" office:value="93.7888198757764" calcext:value-type="float">
            <text:p>93.7888198757764</text:p>
          </table:table-cell>
          <table:table-cell office:value-type="float" office:value="95.0310559006211" calcext:value-type="float">
            <text:p>95.0310559006211</text:p>
          </table:table-cell>
          <table:table-cell table:number-columns-repeated="4" office:value-type="float" office:value="96.2732919254658" calcext:value-type="float">
            <text:p>96.2732919254658</text:p>
          </table:table-cell>
          <table:table-cell table:number-columns-repeated="2" office:value-type="float" office:value="97.5155279503106" calcext:value-type="float">
            <text:p>97.5155279503106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table:number-columns-repeated="2" office:value-type="float" office:value="99.3788819875777" calcext:value-type="float">
            <text:p>99.3788819875777</text:p>
          </table:table-cell>
          <table:table-cell table:number-columns-repeated="49" office:value-type="float" office:value="100" calcext:value-type="float">
            <text:p>100</text:p>
          </table:table-cell>
          <table:table-cell table:number-columns-repeated="9" office:value-type="float" office:value="99.3788819875777" calcext:value-type="float">
            <text:p>99.3788819875777</text:p>
          </table:table-cell>
          <table:table-cell table:number-columns-repeated="3" office:value-type="float" office:value="98.7577639751553" calcext:value-type="float">
            <text:p>98.7577639751553</text:p>
          </table:table-cell>
          <table:table-cell office:value-type="float" office:value="97.5155279503106" calcext:value-type="float">
            <text:p>97.5155279503106</text:p>
          </table:table-cell>
          <table:table-cell office:value-type="float" office:value="95.6521739130435" calcext:value-type="float">
            <text:p>95.6521739130435</text:p>
          </table:table-cell>
          <table:table-cell table:number-columns-repeated="5" office:value-type="float" office:value="95.0310559006211" calcext:value-type="float">
            <text:p>95.0310559006211</text:p>
          </table:table-cell>
          <table:table-cell table:number-columns-repeated="3" office:value-type="float" office:value="93.7888198757764" calcext:value-type="float">
            <text:p>93.7888198757764</text:p>
          </table:table-cell>
          <table:table-cell table:number-columns-repeated="2" office:value-type="float" office:value="93.167701863354" calcext:value-type="float">
            <text:p>93.167701863354</text:p>
          </table:table-cell>
          <table:table-cell office:value-type="float" office:value="93.7888198757764" calcext:value-type="float">
            <text:p>93.7888198757764</text:p>
          </table:table-cell>
          <table:table-cell office:value-type="float" office:value="94.4099378881988" calcext:value-type="float">
            <text:p>94.4099378881988</text:p>
          </table:table-cell>
          <table:table-cell table:number-columns-repeated="3" office:value-type="float" office:value="93.7888198757764" calcext:value-type="float">
            <text:p>93.788819875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2049689440994" calcext:value-type="float">
            <text:p>47.2049689440994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5.9006211180124" calcext:value-type="float">
            <text:p>55.9006211180124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55.2795031055901" calcext:value-type="float">
            <text:p>55.279503105590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7639751552795" calcext:value-type="float">
            <text:p>57.7639751552795</text:p>
          </table:table-cell>
          <table:table-cell table:number-columns-repeated="2" office:value-type="float" office:value="60.248447204969" calcext:value-type="float">
            <text:p>60.248447204969</text:p>
          </table:table-cell>
          <table:table-cell office:value-type="float" office:value="62.111801242236" calcext:value-type="float">
            <text:p>62.111801242236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65.8385093167702" calcext:value-type="float">
            <text:p>65.8385093167702</text:p>
          </table:table-cell>
          <table:table-cell office:value-type="float" office:value="67.0807453416149" calcext:value-type="float">
            <text:p>67.0807453416149</text:p>
          </table:table-cell>
          <table:table-cell office:value-type="float" office:value="68.3229813664596" calcext:value-type="float">
            <text:p>68.3229813664596</text:p>
          </table:table-cell>
          <table:table-cell office:value-type="float" office:value="70.1863354037267" calcext:value-type="float">
            <text:p>70.1863354037267</text:p>
          </table:table-cell>
          <table:table-cell office:value-type="float" office:value="72.6708074534162" calcext:value-type="float">
            <text:p>72.6708074534162</text:p>
          </table:table-cell>
          <table:table-cell office:value-type="float" office:value="74.5341614906832" calcext:value-type="float">
            <text:p>74.5341614906832</text:p>
          </table:table-cell>
          <table:table-cell office:value-type="float" office:value="75.776397515528" calcext:value-type="float">
            <text:p>75.776397515528</text:p>
          </table:table-cell>
          <table:table-cell table:number-columns-repeated="2" office:value-type="float" office:value="76.3975155279503" calcext:value-type="float">
            <text:p>76.3975155279503</text:p>
          </table:table-cell>
          <table:table-cell office:value-type="float" office:value="80.1242236024845" calcext:value-type="float">
            <text:p>80.1242236024845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84.472049689441" calcext:value-type="float">
            <text:p>84.472049689441</text:p>
          </table:table-cell>
          <table:table-cell office:value-type="float" office:value="85.0931677018634" calcext:value-type="float">
            <text:p>85.0931677018634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8.8198757763975" calcext:value-type="float">
            <text:p>88.8198757763975</text:p>
          </table:table-cell>
          <table:table-cell office:value-type="float" office:value="90.0621118012422" calcext:value-type="float">
            <text:p>90.0621118012422</text:p>
          </table:table-cell>
          <table:table-cell table:number-columns-repeated="2" office:value-type="float" office:value="90.6832298136646" calcext:value-type="float">
            <text:p>90.6832298136646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92.5465838509317" calcext:value-type="float">
            <text:p>92.5465838509317</text:p>
          </table:table-cell>
          <table:table-cell office:value-type="float" office:value="94.4099378881988" calcext:value-type="float">
            <text:p>94.4099378881988</text:p>
          </table:table-cell>
          <table:table-cell office:value-type="float" office:value="95.0310559006211" calcext:value-type="float">
            <text:p>95.0310559006211</text:p>
          </table:table-cell>
          <table:table-cell table:number-columns-repeated="2" office:value-type="float" office:value="96.2732919254658" calcext:value-type="float">
            <text:p>96.2732919254658</text:p>
          </table:table-cell>
          <table:table-cell table:number-columns-repeated="3" office:value-type="float" office:value="98.7577639751553" calcext:value-type="float">
            <text:p>98.7577639751553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47" office:value-type="float" office:value="100" calcext:value-type="float">
            <text:p>100</text:p>
          </table:table-cell>
          <table:table-cell table:number-columns-repeated="3" office:value-type="float" office:value="99.3788819875777" calcext:value-type="float">
            <text:p>99.3788819875777</text:p>
          </table:table-cell>
          <table:table-cell table:number-columns-repeated="5" office:value-type="float" office:value="98.7577639751553" calcext:value-type="float">
            <text:p>98.7577639751553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table:number-columns-repeated="6" office:value-type="float" office:value="97.5155279503106" calcext:value-type="float">
            <text:p>97.5155279503106</text:p>
          </table:table-cell>
          <table:table-cell office:value-type="float" office:value="96.8944099378882" calcext:value-type="float">
            <text:p>96.8944099378882</text:p>
          </table:table-cell>
          <table:table-cell table:number-columns-repeated="3" office:value-type="float" office:value="97.5155279503106" calcext:value-type="float">
            <text:p>97.5155279503106</text:p>
          </table:table-cell>
          <table:table-cell table:number-columns-repeated="2" office:value-type="float" office:value="96.8944099378882" calcext:value-type="float">
            <text:p>96.8944099378882</text:p>
          </table:table-cell>
          <table:table-cell table:number-columns-repeated="5"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table:number-columns-repeated="7" office:value-type="float" office:value="95.6521739130435" calcext:value-type="float">
            <text:p>95.6521739130435</text:p>
          </table:table-cell>
          <table:table-cell office:value-type="float" office:value="94.4099378881988" calcext:value-type="float">
            <text:p>94.4099378881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316770186335" calcext:value-type="float">
            <text:p>50.9316770186335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5.2795031055901" calcext:value-type="float">
            <text:p>55.2795031055901</text:p>
          </table:table-cell>
          <table:table-cell table:number-columns-repeated="2" office:value-type="float" office:value="55.9006211180124" calcext:value-type="float">
            <text:p>55.9006211180124</text:p>
          </table:table-cell>
          <table:table-cell table:number-columns-repeated="3" office:value-type="float" office:value="56.5217391304348" calcext:value-type="float">
            <text:p>56.5217391304348</text:p>
          </table:table-cell>
          <table:table-cell table:number-columns-repeated="3" office:value-type="float" office:value="57.1428571428571" calcext:value-type="float">
            <text:p>57.1428571428571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64.5962732919255" calcext:value-type="float">
            <text:p>64.5962732919255</text:p>
          </table:table-cell>
          <table:table-cell office:value-type="float" office:value="67.7018633540373" calcext:value-type="float">
            <text:p>67.7018633540373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70.8074534161491" calcext:value-type="float">
            <text:p>70.8074534161491</text:p>
          </table:table-cell>
          <table:table-cell office:value-type="float" office:value="72.6708074534162" calcext:value-type="float">
            <text:p>72.6708074534162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75.776397515528" calcext:value-type="float">
            <text:p>75.776397515528</text:p>
          </table:table-cell>
          <table:table-cell office:value-type="float" office:value="77.0186335403727" calcext:value-type="float">
            <text:p>77.0186335403727</text:p>
          </table:table-cell>
          <table:table-cell office:value-type="float" office:value="77.639751552795" calcext:value-type="float">
            <text:p>77.639751552795</text:p>
          </table:table-cell>
          <table:table-cell office:value-type="float" office:value="79.5031055900621" calcext:value-type="float">
            <text:p>79.5031055900621</text:p>
          </table:table-cell>
          <table:table-cell office:value-type="float" office:value="80.7453416149068" calcext:value-type="float">
            <text:p>80.7453416149068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83.2298136645963" calcext:value-type="float">
            <text:p>83.2298136645963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7.5776397515528" calcext:value-type="float">
            <text:p>87.5776397515528</text:p>
          </table:table-cell>
          <table:table-cell office:value-type="float" office:value="88.1987577639752" calcext:value-type="float">
            <text:p>88.1987577639752</text:p>
          </table:table-cell>
          <table:table-cell office:value-type="float" office:value="89.4409937888199" calcext:value-type="float">
            <text:p>89.4409937888199</text:p>
          </table:table-cell>
          <table:table-cell office:value-type="float" office:value="90.6832298136646" calcext:value-type="float">
            <text:p>90.6832298136646</text:p>
          </table:table-cell>
          <table:table-cell table:number-columns-repeated="2" office:value-type="float" office:value="92.5465838509317" calcext:value-type="float">
            <text:p>92.5465838509317</text:p>
          </table:table-cell>
          <table:table-cell office:value-type="float" office:value="93.167701863354" calcext:value-type="float">
            <text:p>93.167701863354</text:p>
          </table:table-cell>
          <table:table-cell office:value-type="float" office:value="93.7888198757764" calcext:value-type="float">
            <text:p>93.7888198757764</text:p>
          </table:table-cell>
          <table:table-cell office:value-type="float" office:value="94.4099378881988" calcext:value-type="float">
            <text:p>94.4099378881988</text:p>
          </table:table-cell>
          <table:table-cell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table:number-columns-repeated="2" office:value-type="float" office:value="96.8944099378882" calcext:value-type="float">
            <text:p>96.8944099378882</text:p>
          </table:table-cell>
          <table:table-cell office:value-type="float" office:value="97.5155279503106" calcext:value-type="float">
            <text:p>97.5155279503106</text:p>
          </table:table-cell>
          <table:table-cell office:value-type="float" office:value="98.1366459627329" calcext:value-type="float">
            <text:p>98.1366459627329</text:p>
          </table:table-cell>
          <table:table-cell table:number-columns-repeated="2" office:value-type="float" office:value="98.7577639751553" calcext:value-type="float">
            <text:p>98.7577639751553</text:p>
          </table:table-cell>
          <table:table-cell table:number-columns-repeated="3" office:value-type="float" office:value="99.3788819875777" calcext:value-type="float">
            <text:p>99.3788819875777</text:p>
          </table:table-cell>
          <table:table-cell table:number-columns-repeated="45" office:value-type="float" office:value="100" calcext:value-type="float">
            <text:p>100</text:p>
          </table:table-cell>
          <table:table-cell table:number-columns-repeated="8" office:value-type="float" office:value="99.3788819875777" calcext:value-type="float">
            <text:p>99.3788819875777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5" office:value-type="float" office:value="98.7577639751553" calcext:value-type="float">
            <text:p>98.7577639751553</text:p>
          </table:table-cell>
          <table:table-cell table:number-columns-repeated="3" office:value-type="float" office:value="98.1366459627329" calcext:value-type="float">
            <text:p>98.1366459627329</text:p>
          </table:table-cell>
          <table:table-cell table:number-columns-repeated="2" office:value-type="float" office:value="98.7577639751553" calcext:value-type="float">
            <text:p>98.7577639751553</text:p>
          </table:table-cell>
          <table:table-cell table:number-columns-repeated="2" office:value-type="float" office:value="98.1366459627329" calcext:value-type="float">
            <text:p>98.1366459627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8260869565217" calcext:value-type="float">
            <text:p>47.8260869565217</text:p>
          </table:table-cell>
          <table:table-cell table:number-columns-repeated="2" office:value-type="float" office:value="65.2173913043478" calcext:value-type="float">
            <text:p>65.2173913043478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5.9006211180124" calcext:value-type="float">
            <text:p>55.9006211180124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62.111801242236" calcext:value-type="float">
            <text:p>62.111801242236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7.0807453416149" calcext:value-type="float">
            <text:p>67.0807453416149</text:p>
          </table:table-cell>
          <table:table-cell office:value-type="float" office:value="68.3229813664596" calcext:value-type="float">
            <text:p>68.3229813664596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3.2919254658385" calcext:value-type="float">
            <text:p>73.2919254658385</text:p>
          </table:table-cell>
          <table:table-cell office:value-type="float" office:value="75.1552795031056" calcext:value-type="float">
            <text:p>75.1552795031056</text:p>
          </table:table-cell>
          <table:table-cell office:value-type="float" office:value="75.776397515528" calcext:value-type="float">
            <text:p>75.776397515528</text:p>
          </table:table-cell>
          <table:table-cell office:value-type="float" office:value="77.639751552795" calcext:value-type="float">
            <text:p>77.639751552795</text:p>
          </table:table-cell>
          <table:table-cell office:value-type="float" office:value="79.5031055900621" calcext:value-type="float">
            <text:p>79.5031055900621</text:p>
          </table:table-cell>
          <table:table-cell office:value-type="float" office:value="81.9875776397516" calcext:value-type="float">
            <text:p>81.9875776397516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84.472049689441" calcext:value-type="float">
            <text:p>84.472049689441</text:p>
          </table:table-cell>
          <table:table-cell office:value-type="float" office:value="85.0931677018634" calcext:value-type="float">
            <text:p>85.0931677018634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9565217391304" calcext:value-type="float">
            <text:p>86.9565217391304</text:p>
          </table:table-cell>
          <table:table-cell office:value-type="float" office:value="87.5776397515528" calcext:value-type="float">
            <text:p>87.5776397515528</text:p>
          </table:table-cell>
          <table:table-cell office:value-type="float" office:value="89.4409937888199" calcext:value-type="float">
            <text:p>89.4409937888199</text:p>
          </table:table-cell>
          <table:table-cell office:value-type="float" office:value="90.0621118012422" calcext:value-type="float">
            <text:p>90.0621118012422</text:p>
          </table:table-cell>
          <table:table-cell office:value-type="float" office:value="91.9254658385093" calcext:value-type="float">
            <text:p>91.9254658385093</text:p>
          </table:table-cell>
          <table:table-cell office:value-type="float" office:value="92.5465838509317" calcext:value-type="float">
            <text:p>92.5465838509317</text:p>
          </table:table-cell>
          <table:table-cell table:number-columns-repeated="2" office:value-type="float" office:value="93.167701863354" calcext:value-type="float">
            <text:p>93.167701863354</text:p>
          </table:table-cell>
          <table:table-cell office:value-type="float" office:value="95.0310559006211" calcext:value-type="float">
            <text:p>95.0310559006211</text:p>
          </table:table-cell>
          <table:table-cell office:value-type="float" office:value="95.6521739130435" calcext:value-type="float">
            <text:p>95.6521739130435</text:p>
          </table:table-cell>
          <table:table-cell table:number-columns-repeated="2" office:value-type="float" office:value="96.8944099378882" calcext:value-type="float">
            <text:p>96.8944099378882</text:p>
          </table:table-cell>
          <table:table-cell table:number-columns-repeated="3" office:value-type="float" office:value="97.5155279503106" calcext:value-type="float">
            <text:p>97.5155279503106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table:number-columns-repeated="2" office:value-type="float" office:value="98.7577639751553" calcext:value-type="float">
            <text:p>98.7577639751553</text:p>
          </table:table-cell>
          <table:table-cell table:number-columns-repeated="5" office:value-type="float" office:value="99.3788819875777" calcext:value-type="float">
            <text:p>99.3788819875777</text:p>
          </table:table-cell>
          <table:table-cell table:number-columns-repeated="52" office:value-type="float" office:value="100" calcext:value-type="float">
            <text:p>100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12" office:value-type="float" office:value="98.7577639751553" calcext:value-type="float">
            <text:p>98.7577639751553</text:p>
          </table:table-cell>
          <table:table-cell table:number-columns-repeated="5" office:value-type="float" office:value="98.1366459627329" calcext:value-type="float">
            <text:p>98.1366459627329</text:p>
          </table:table-cell>
          <table:table-cell table:number-columns-repeated="2" office:value-type="float" office:value="97.5155279503106" calcext:value-type="float">
            <text:p>97.5155279503106</text:p>
          </table:table-cell>
          <table:table-cell office:value-type="float" office:value="98.1366459627329" calcext:value-type="float">
            <text:p>98.1366459627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67.0807453416149" calcext:value-type="float">
            <text:p>67.0807453416149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55.2795031055901" calcext:value-type="float">
            <text:p>55.2795031055901</text:p>
          </table:table-cell>
          <table:table-cell office:value-type="float" office:value="54.6583850931677" calcext:value-type="float">
            <text:p>54.6583850931677</text:p>
          </table:table-cell>
          <table:table-cell office:value-type="float" office:value="53.416149068323" calcext:value-type="float">
            <text:p>53.416149068323</text:p>
          </table:table-cell>
          <table:table-cell office:value-type="float" office:value="54.0372670807454" calcext:value-type="float">
            <text:p>54.0372670807454</text:p>
          </table:table-cell>
          <table:table-cell office:value-type="float" office:value="55.2795031055901" calcext:value-type="float">
            <text:p>55.2795031055901</text:p>
          </table:table-cell>
          <table:table-cell table:number-columns-repeated="2" office:value-type="float" office:value="55.9006211180124" calcext:value-type="float">
            <text:p>55.9006211180124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5.8385093167702" calcext:value-type="float">
            <text:p>65.8385093167702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2.6708074534162" calcext:value-type="float">
            <text:p>72.6708074534162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76.3975155279503" calcext:value-type="float">
            <text:p>76.3975155279503</text:p>
          </table:table-cell>
          <table:table-cell table:number-columns-repeated="2" office:value-type="float" office:value="77.0186335403727" calcext:value-type="float">
            <text:p>77.0186335403727</text:p>
          </table:table-cell>
          <table:table-cell office:value-type="float" office:value="78.8819875776398" calcext:value-type="float">
            <text:p>78.8819875776398</text:p>
          </table:table-cell>
          <table:table-cell office:value-type="float" office:value="80.1242236024845" calcext:value-type="float">
            <text:p>80.1242236024845</text:p>
          </table:table-cell>
          <table:table-cell office:value-type="float" office:value="80.7453416149068" calcext:value-type="float">
            <text:p>80.7453416149068</text:p>
          </table:table-cell>
          <table:table-cell office:value-type="float" office:value="81.9875776397516" calcext:value-type="float">
            <text:p>81.9875776397516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84.472049689441" calcext:value-type="float">
            <text:p>84.472049689441</text:p>
          </table:table-cell>
          <table:table-cell table:number-columns-repeated="2" office:value-type="float" office:value="86.9565217391304" calcext:value-type="float">
            <text:p>86.9565217391304</text:p>
          </table:table-cell>
          <table:table-cell office:value-type="float" office:value="89.4409937888199" calcext:value-type="float">
            <text:p>89.4409937888199</text:p>
          </table:table-cell>
          <table:table-cell office:value-type="float" office:value="90.0621118012422" calcext:value-type="float">
            <text:p>90.0621118012422</text:p>
          </table:table-cell>
          <table:table-cell office:value-type="float" office:value="90.6832298136646" calcext:value-type="float">
            <text:p>90.6832298136646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91.9254658385093" calcext:value-type="float">
            <text:p>91.9254658385093</text:p>
          </table:table-cell>
          <table:table-cell office:value-type="float" office:value="92.5465838509317" calcext:value-type="float">
            <text:p>92.5465838509317</text:p>
          </table:table-cell>
          <table:table-cell office:value-type="float" office:value="93.7888198757764" calcext:value-type="float">
            <text:p>93.7888198757764</text:p>
          </table:table-cell>
          <table:table-cell table:number-columns-repeated="2" office:value-type="float" office:value="95.0310559006211" calcext:value-type="float">
            <text:p>95.0310559006211</text:p>
          </table:table-cell>
          <table:table-cell table:number-columns-repeated="3" office:value-type="float" office:value="96.2732919254658" calcext:value-type="float">
            <text:p>96.2732919254658</text:p>
          </table:table-cell>
          <table:table-cell office:value-type="float" office:value="96.8944099378882" calcext:value-type="float">
            <text:p>96.8944099378882</text:p>
          </table:table-cell>
          <table:table-cell table:number-columns-repeated="4" office:value-type="float" office:value="98.1366459627329" calcext:value-type="float">
            <text:p>98.1366459627329</text:p>
          </table:table-cell>
          <table:table-cell table:number-columns-repeated="8" office:value-type="float" office:value="99.3788819875777" calcext:value-type="float">
            <text:p>99.3788819875777</text:p>
          </table:table-cell>
          <table:table-cell table:number-columns-repeated="49" office:value-type="float" office:value="100" calcext:value-type="float">
            <text:p>100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12" office:value-type="float" office:value="98.7577639751553" calcext:value-type="float">
            <text:p>98.7577639751553</text:p>
          </table:table-cell>
          <table:table-cell office:value-type="float" office:value="98.1366459627329" calcext:value-type="float">
            <text:p>98.1366459627329</text:p>
          </table:table-cell>
          <table:table-cell table:number-columns-repeated="2" office:value-type="float" office:value="97.5155279503106" calcext:value-type="float">
            <text:p>97.5155279503106</text:p>
          </table:table-cell>
          <table:table-cell table:number-columns-repeated="4" office:value-type="float" office:value="98.1366459627329" calcext:value-type="float">
            <text:p>98.1366459627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6894409937888" calcext:value-type="float">
            <text:p>49.6894409937888</text:p>
          </table:table-cell>
          <table:table-cell office:value-type="float" office:value="62.111801242236" calcext:value-type="float">
            <text:p>62.111801242236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5.9006211180124" calcext:value-type="float">
            <text:p>55.9006211180124</text:p>
          </table:table-cell>
          <table:table-cell office:value-type="float" office:value="54.0372670807454" calcext:value-type="float">
            <text:p>54.0372670807454</text:p>
          </table:table-cell>
          <table:table-cell table:number-columns-repeated="2" office:value-type="float" office:value="53.416149068323" calcext:value-type="float">
            <text:p>53.416149068323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57.7639751552795" calcext:value-type="float">
            <text:p>57.7639751552795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62.111801242236" calcext:value-type="float">
            <text:p>62.111801242236</text:p>
          </table:table-cell>
          <table:table-cell table:number-columns-repeated="2" office:value-type="float" office:value="63.3540372670807" calcext:value-type="float">
            <text:p>63.3540372670807</text:p>
          </table:table-cell>
          <table:table-cell office:value-type="float" office:value="67.0807453416149" calcext:value-type="float">
            <text:p>67.0807453416149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70.8074534161491" calcext:value-type="float">
            <text:p>70.8074534161491</text:p>
          </table:table-cell>
          <table:table-cell office:value-type="float" office:value="72.0496894409938" calcext:value-type="float">
            <text:p>72.0496894409938</text:p>
          </table:table-cell>
          <table:table-cell office:value-type="float" office:value="73.2919254658385" calcext:value-type="float">
            <text:p>73.2919254658385</text:p>
          </table:table-cell>
          <table:table-cell office:value-type="float" office:value="75.1552795031056" calcext:value-type="float">
            <text:p>75.1552795031056</text:p>
          </table:table-cell>
          <table:table-cell table:number-columns-repeated="2" office:value-type="float" office:value="75.776397515528" calcext:value-type="float">
            <text:p>75.776397515528</text:p>
          </table:table-cell>
          <table:table-cell office:value-type="float" office:value="77.0186335403727" calcext:value-type="float">
            <text:p>77.0186335403727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80.1242236024845" calcext:value-type="float">
            <text:p>80.1242236024845</text:p>
          </table:table-cell>
          <table:table-cell office:value-type="float" office:value="81.3664596273292" calcext:value-type="float">
            <text:p>81.3664596273292</text:p>
          </table:table-cell>
          <table:table-cell table:number-columns-repeated="3" office:value-type="float" office:value="82.6086956521739" calcext:value-type="float">
            <text:p>82.6086956521739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7.5776397515528" calcext:value-type="float">
            <text:p>87.5776397515528</text:p>
          </table:table-cell>
          <table:table-cell office:value-type="float" office:value="89.4409937888199" calcext:value-type="float">
            <text:p>89.4409937888199</text:p>
          </table:table-cell>
          <table:table-cell table:number-columns-repeated="2" office:value-type="float" office:value="90.6832298136646" calcext:value-type="float">
            <text:p>90.6832298136646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93.167701863354" calcext:value-type="float">
            <text:p>93.167701863354</text:p>
          </table:table-cell>
          <table:table-cell table:number-columns-repeated="3" office:value-type="float" office:value="94.4099378881988" calcext:value-type="float">
            <text:p>94.4099378881988</text:p>
          </table:table-cell>
          <table:table-cell table:number-columns-repeated="3"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table:number-columns-repeated="2" office:value-type="float" office:value="96.8944099378882" calcext:value-type="float">
            <text:p>96.8944099378882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table:number-columns-repeated="4" office:value-type="float" office:value="98.7577639751553" calcext:value-type="float">
            <text:p>98.7577639751553</text:p>
          </table:table-cell>
          <table:table-cell table:number-columns-repeated="6" office:value-type="float" office:value="99.3788819875777" calcext:value-type="float">
            <text:p>99.3788819875777</text:p>
          </table:table-cell>
          <table:table-cell table:number-columns-repeated="36" office:value-type="float" office:value="100" calcext:value-type="float">
            <text:p>100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4" office:value-type="float" office:value="98.7577639751553" calcext:value-type="float">
            <text:p>98.7577639751553</text:p>
          </table:table-cell>
          <table:table-cell table:number-columns-repeated="6" office:value-type="float" office:value="98.1366459627329" calcext:value-type="float">
            <text:p>98.1366459627329</text:p>
          </table:table-cell>
          <table:table-cell office:value-type="float" office:value="97.5155279503106" calcext:value-type="float">
            <text:p>97.5155279503106</text:p>
          </table:table-cell>
          <table:table-cell table:number-columns-repeated="5" office:value-type="float" office:value="96.8944099378882" calcext:value-type="float">
            <text:p>96.8944099378882</text:p>
          </table:table-cell>
          <table:table-cell office:value-type="float" office:value="96.2732919254658" calcext:value-type="float">
            <text:p>96.2732919254658</text:p>
          </table:table-cell>
          <table:table-cell table:number-columns-repeated="2" office:value-type="float" office:value="96.8944099378882" calcext:value-type="float">
            <text:p>96.8944099378882</text:p>
          </table:table-cell>
          <table:table-cell table:number-columns-repeated="4" office:value-type="float" office:value="96.2732919254658" calcext:value-type="float">
            <text:p>96.2732919254658</text:p>
          </table:table-cell>
          <table:table-cell table:number-columns-repeated="3" office:value-type="float" office:value="95.6521739130435" calcext:value-type="float">
            <text:p>95.6521739130435</text:p>
          </table:table-cell>
          <table:table-cell table:number-columns-repeated="4" office:value-type="float" office:value="96.2732919254658" calcext:value-type="float">
            <text:p>96.2732919254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7204968944099" calcext:value-type="float">
            <text:p>44.7204968944099</text:p>
          </table:table-cell>
          <table:table-cell table:number-columns-repeated="2" office:value-type="float" office:value="62.111801242236" calcext:value-type="float">
            <text:p>62.111801242236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3850931677019" calcext:value-type="float">
            <text:p>58.3850931677019</text:p>
          </table:table-cell>
          <table:table-cell office:value-type="float" office:value="59.0062111801242" calcext:value-type="float">
            <text:p>59.0062111801242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4.5962732919255" calcext:value-type="float">
            <text:p>64.5962732919255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7.0807453416149" calcext:value-type="float">
            <text:p>67.0807453416149</text:p>
          </table:table-cell>
          <table:table-cell office:value-type="float" office:value="67.7018633540373" calcext:value-type="float">
            <text:p>67.7018633540373</text:p>
          </table:table-cell>
          <table:table-cell office:value-type="float" office:value="68.3229813664596" calcext:value-type="float">
            <text:p>68.3229813664596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2.6708074534162" calcext:value-type="float">
            <text:p>72.6708074534162</text:p>
          </table:table-cell>
          <table:table-cell office:value-type="float" office:value="74.5341614906832" calcext:value-type="float">
            <text:p>74.5341614906832</text:p>
          </table:table-cell>
          <table:table-cell office:value-type="float" office:value="75.776397515528" calcext:value-type="float">
            <text:p>75.776397515528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79.5031055900621" calcext:value-type="float">
            <text:p>79.5031055900621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83.2298136645963" calcext:value-type="float">
            <text:p>83.2298136645963</text:p>
          </table:table-cell>
          <table:table-cell office:value-type="float" office:value="84.472049689441" calcext:value-type="float">
            <text:p>84.472049689441</text:p>
          </table:table-cell>
          <table:table-cell table:number-columns-repeated="2" office:value-type="float" office:value="86.3354037267081" calcext:value-type="float">
            <text:p>86.3354037267081</text:p>
          </table:table-cell>
          <table:table-cell office:value-type="float" office:value="88.1987577639752" calcext:value-type="float">
            <text:p>88.1987577639752</text:p>
          </table:table-cell>
          <table:table-cell table:number-columns-repeated="2" office:value-type="float" office:value="88.8198757763975" calcext:value-type="float">
            <text:p>88.8198757763975</text:p>
          </table:table-cell>
          <table:table-cell office:value-type="float" office:value="89.4409937888199" calcext:value-type="float">
            <text:p>89.4409937888199</text:p>
          </table:table-cell>
          <table:table-cell office:value-type="float" office:value="90.6832298136646" calcext:value-type="float">
            <text:p>90.6832298136646</text:p>
          </table:table-cell>
          <table:table-cell office:value-type="float" office:value="91.9254658385093" calcext:value-type="float">
            <text:p>91.9254658385093</text:p>
          </table:table-cell>
          <table:table-cell office:value-type="float" office:value="93.167701863354" calcext:value-type="float">
            <text:p>93.167701863354</text:p>
          </table:table-cell>
          <table:table-cell office:value-type="float" office:value="93.7888198757764" calcext:value-type="float">
            <text:p>93.7888198757764</text:p>
          </table:table-cell>
          <table:table-cell office:value-type="float" office:value="95.0310559006211" calcext:value-type="float">
            <text:p>95.0310559006211</text:p>
          </table:table-cell>
          <table:table-cell table:number-columns-repeated="2"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office:value-type="float" office:value="96.8944099378882" calcext:value-type="float">
            <text:p>96.8944099378882</text:p>
          </table:table-cell>
          <table:table-cell office:value-type="float" office:value="97.5155279503106" calcext:value-type="float">
            <text:p>97.5155279503106</text:p>
          </table:table-cell>
          <table:table-cell office:value-type="float" office:value="98.1366459627329" calcext:value-type="float">
            <text:p>98.1366459627329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8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9627329192547" calcext:value-type="float">
            <text:p>45.9627329192547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2.7329192546584" calcext:value-type="float">
            <text:p>62.7329192546584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4.6583850931677" calcext:value-type="float">
            <text:p>54.6583850931677</text:p>
          </table:table-cell>
          <table:table-cell office:value-type="float" office:value="55.2795031055901" calcext:value-type="float">
            <text:p>55.2795031055901</text:p>
          </table:table-cell>
          <table:table-cell office:value-type="float" office:value="53.416149068323" calcext:value-type="float">
            <text:p>53.416149068323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55.2795031055901" calcext:value-type="float">
            <text:p>55.2795031055901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9.6273291925466" calcext:value-type="float">
            <text:p>59.6273291925466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4.5962732919255" calcext:value-type="float">
            <text:p>64.5962732919255</text:p>
          </table:table-cell>
          <table:table-cell office:value-type="float" office:value="66.4596273291926" calcext:value-type="float">
            <text:p>66.4596273291926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70.1863354037267" calcext:value-type="float">
            <text:p>70.1863354037267</text:p>
          </table:table-cell>
          <table:table-cell office:value-type="float" office:value="70.8074534161491" calcext:value-type="float">
            <text:p>70.8074534161491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2.0496894409938" calcext:value-type="float">
            <text:p>72.0496894409938</text:p>
          </table:table-cell>
          <table:table-cell office:value-type="float" office:value="73.2919254658385" calcext:value-type="float">
            <text:p>73.2919254658385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75.776397515528" calcext:value-type="float">
            <text:p>75.776397515528</text:p>
          </table:table-cell>
          <table:table-cell table:number-columns-repeated="2" office:value-type="float" office:value="77.0186335403727" calcext:value-type="float">
            <text:p>77.0186335403727</text:p>
          </table:table-cell>
          <table:table-cell office:value-type="float" office:value="78.8819875776398" calcext:value-type="float">
            <text:p>78.8819875776398</text:p>
          </table:table-cell>
          <table:table-cell office:value-type="float" office:value="80.1242236024845" calcext:value-type="float">
            <text:p>80.1242236024845</text:p>
          </table:table-cell>
          <table:table-cell table:number-columns-repeated="2" office:value-type="float" office:value="83.2298136645963" calcext:value-type="float">
            <text:p>83.2298136645963</text:p>
          </table:table-cell>
          <table:table-cell office:value-type="float" office:value="85.0931677018634" calcext:value-type="float">
            <text:p>85.0931677018634</text:p>
          </table:table-cell>
          <table:table-cell office:value-type="float" office:value="86.9565217391304" calcext:value-type="float">
            <text:p>86.9565217391304</text:p>
          </table:table-cell>
          <table:table-cell office:value-type="float" office:value="88.8198757763975" calcext:value-type="float">
            <text:p>88.8198757763975</text:p>
          </table:table-cell>
          <table:table-cell table:number-columns-repeated="2" office:value-type="float" office:value="91.304347826087" calcext:value-type="float">
            <text:p>91.304347826087</text:p>
          </table:table-cell>
          <table:table-cell office:value-type="float" office:value="91.9254658385093" calcext:value-type="float">
            <text:p>91.9254658385093</text:p>
          </table:table-cell>
          <table:table-cell office:value-type="float" office:value="92.5465838509317" calcext:value-type="float">
            <text:p>92.5465838509317</text:p>
          </table:table-cell>
          <table:table-cell office:value-type="float" office:value="93.7888198757764" calcext:value-type="float">
            <text:p>93.7888198757764</text:p>
          </table:table-cell>
          <table:table-cell office:value-type="float" office:value="94.4099378881988" calcext:value-type="float">
            <text:p>94.4099378881988</text:p>
          </table:table-cell>
          <table:table-cell table:number-columns-repeated="2"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office:value-type="float" office:value="98.1366459627329" calcext:value-type="float">
            <text:p>98.1366459627329</text:p>
          </table:table-cell>
          <table:table-cell table:number-columns-repeated="2" office:value-type="float" office:value="98.7577639751553" calcext:value-type="float">
            <text:p>98.7577639751553</text:p>
          </table:table-cell>
          <table:table-cell table:number-columns-repeated="11" office:value-type="float" office:value="99.3788819875777" calcext:value-type="float">
            <text:p>99.3788819875777</text:p>
          </table:table-cell>
          <table:table-cell table:number-columns-repeated="47" office:value-type="float" office:value="100" calcext:value-type="float">
            <text:p>100</text:p>
          </table:table-cell>
          <table:table-cell table:number-columns-repeated="7" office:value-type="float" office:value="99.3788819875777" calcext:value-type="float">
            <text:p>99.3788819875777</text:p>
          </table:table-cell>
          <table:table-cell table:number-columns-repeated="13" office:value-type="float" office:value="98.7577639751553" calcext:value-type="float">
            <text:p>98.7577639751553</text:p>
          </table:table-cell>
          <table:table-cell table:number-columns-repeated="3" office:value-type="float" office:value="98.1366459627329" calcext:value-type="float">
            <text:p>98.1366459627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16149068323" calcext:value-type="float">
            <text:p>53.416149068323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63.9751552795031" calcext:value-type="float">
            <text:p>63.9751552795031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0.248447204969" calcext:value-type="float">
            <text:p>60.248447204969</text:p>
          </table:table-cell>
          <table:table-cell table:number-columns-repeated="2" office:value-type="float" office:value="57.1428571428571" calcext:value-type="float">
            <text:p>57.1428571428571</text:p>
          </table:table-cell>
          <table:table-cell office:value-type="float" office:value="54.6583850931677" calcext:value-type="float">
            <text:p>54.6583850931677</text:p>
          </table:table-cell>
          <table:table-cell office:value-type="float" office:value="55.2795031055901" calcext:value-type="float">
            <text:p>55.2795031055901</text:p>
          </table:table-cell>
          <table:table-cell office:value-type="float" office:value="55.9006211180124" calcext:value-type="float">
            <text:p>55.900621118012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7639751552795" calcext:value-type="float">
            <text:p>57.7639751552795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60.248447204969" calcext:value-type="float">
            <text:p>60.248447204969</text:p>
          </table:table-cell>
          <table:table-cell office:value-type="float" office:value="61.4906832298137" calcext:value-type="float">
            <text:p>61.4906832298137</text:p>
          </table:table-cell>
          <table:table-cell office:value-type="float" office:value="63.3540372670807" calcext:value-type="float">
            <text:p>63.3540372670807</text:p>
          </table:table-cell>
          <table:table-cell office:value-type="float" office:value="64.5962732919255" calcext:value-type="float">
            <text:p>64.5962732919255</text:p>
          </table:table-cell>
          <table:table-cell office:value-type="float" office:value="65.8385093167702" calcext:value-type="float">
            <text:p>65.8385093167702</text:p>
          </table:table-cell>
          <table:table-cell office:value-type="float" office:value="68.3229813664596" calcext:value-type="float">
            <text:p>68.3229813664596</text:p>
          </table:table-cell>
          <table:table-cell office:value-type="float" office:value="68.944099378882" calcext:value-type="float">
            <text:p>68.944099378882</text:p>
          </table:table-cell>
          <table:table-cell office:value-type="float" office:value="70.8074534161491" calcext:value-type="float">
            <text:p>70.8074534161491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3.2919254658385" calcext:value-type="float">
            <text:p>73.2919254658385</text:p>
          </table:table-cell>
          <table:table-cell office:value-type="float" office:value="74.5341614906832" calcext:value-type="float">
            <text:p>74.5341614906832</text:p>
          </table:table-cell>
          <table:table-cell office:value-type="float" office:value="75.776397515528" calcext:value-type="float">
            <text:p>75.776397515528</text:p>
          </table:table-cell>
          <table:table-cell office:value-type="float" office:value="77.0186335403727" calcext:value-type="float">
            <text:p>77.0186335403727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79.5031055900621" calcext:value-type="float">
            <text:p>79.5031055900621</text:p>
          </table:table-cell>
          <table:table-cell office:value-type="float" office:value="81.3664596273292" calcext:value-type="float">
            <text:p>81.3664596273292</text:p>
          </table:table-cell>
          <table:table-cell table:number-columns-repeated="2" office:value-type="float" office:value="83.8509316770186" calcext:value-type="float">
            <text:p>83.850931677018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3354037267081" calcext:value-type="float">
            <text:p>86.3354037267081</text:p>
          </table:table-cell>
          <table:table-cell office:value-type="float" office:value="86.9565217391304" calcext:value-type="float">
            <text:p>86.9565217391304</text:p>
          </table:table-cell>
          <table:table-cell office:value-type="float" office:value="88.8198757763975" calcext:value-type="float">
            <text:p>88.8198757763975</text:p>
          </table:table-cell>
          <table:table-cell office:value-type="float" office:value="89.4409937888199" calcext:value-type="float">
            <text:p>89.4409937888199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3" office:value-type="float" office:value="93.167701863354" calcext:value-type="float">
            <text:p>93.167701863354</text:p>
          </table:table-cell>
          <table:table-cell table:number-columns-repeated="2" office:value-type="float" office:value="95.0310559006211" calcext:value-type="float">
            <text:p>95.0310559006211</text:p>
          </table:table-cell>
          <table:table-cell office:value-type="float" office:value="95.6521739130435" calcext:value-type="float">
            <text:p>95.6521739130435</text:p>
          </table:table-cell>
          <table:table-cell office:value-type="float" office:value="96.2732919254658" calcext:value-type="float">
            <text:p>96.2732919254658</text:p>
          </table:table-cell>
          <table:table-cell office:value-type="float" office:value="97.5155279503106" calcext:value-type="float">
            <text:p>97.5155279503106</text:p>
          </table:table-cell>
          <table:table-cell table:number-columns-repeated="5" office:value-type="float" office:value="98.7577639751553" calcext:value-type="float">
            <text:p>98.7577639751553</text:p>
          </table:table-cell>
          <table:table-cell office:value-type="float" office:value="99.3788819875777" calcext:value-type="float">
            <text:p>99.3788819875777</text:p>
          </table:table-cell>
          <table:table-cell table:number-columns-repeated="41" office:value-type="float" office:value="100" calcext:value-type="float">
            <text:p>100</text:p>
          </table:table-cell>
          <table:table-cell table:number-columns-repeated="8" office:value-type="float" office:value="99.3788819875777" calcext:value-type="float">
            <text:p>99.3788819875777</text:p>
          </table:table-cell>
          <table:table-cell table:number-columns-repeated="4" office:value-type="float" office:value="98.7577639751553" calcext:value-type="float">
            <text:p>98.7577639751553</text:p>
          </table:table-cell>
          <table:table-cell table:number-columns-repeated="2" office:value-type="float" office:value="98.1366459627329" calcext:value-type="float">
            <text:p>98.1366459627329</text:p>
          </table:table-cell>
          <table:table-cell table:number-columns-repeated="2" office:value-type="float" office:value="97.5155279503106" calcext:value-type="float">
            <text:p>97.5155279503106</text:p>
          </table:table-cell>
          <table:table-cell office:value-type="float" office:value="96.8944099378882" calcext:value-type="float">
            <text:p>96.8944099378882</text:p>
          </table:table-cell>
          <table:table-cell table:number-columns-repeated="3" office:value-type="float" office:value="96.2732919254658" calcext:value-type="float">
            <text:p>96.2732919254658</text:p>
          </table:table-cell>
          <table:table-cell office:value-type="float" office:value="96.8944099378882" calcext:value-type="float">
            <text:p>96.8944099378882</text:p>
          </table:table-cell>
          <table:table-cell office:value-type="float" office:value="96.2732919254658" calcext:value-type="float">
            <text:p>96.2732919254658</text:p>
          </table:table-cell>
          <table:table-cell office:value-type="float" office:value="95.6521739130435" calcext:value-type="float">
            <text:p>95.6521739130435</text:p>
          </table:table-cell>
          <table:table-cell table:number-columns-repeated="3" office:value-type="float" office:value="95.0310559006211" calcext:value-type="float">
            <text:p>95.0310559006211</text:p>
          </table:table-cell>
          <table:table-cell office:value-type="float" office:value="94.4099378881988" calcext:value-type="float">
            <text:p>94.4099378881988</text:p>
          </table:table-cell>
          <table:table-cell table:number-columns-repeated="7" office:value-type="float" office:value="93.7888198757764" calcext:value-type="float">
            <text:p>93.7888198757764</text:p>
          </table:table-cell>
          <table:table-cell table:number-columns-repeated="2" office:value-type="float" office:value="94.4099378881988" calcext:value-type="float">
            <text:p>94.4099378881988</text:p>
          </table:table-cell>
          <table:table-cell office:value-type="float" office:value="93.7888198757764" calcext:value-type="float">
            <text:p>93.7888198757764</text:p>
          </table:table-cell>
        </table:table-row>
        <table:table-row table:style-name="ro1">
          <table:table-cell table:formula="of:=AVERAGE([.A30:.A39])" office:value-type="float" office:value="0" calcext:value-type="float">
            <text:p>0</text:p>
          </table:table-cell>
          <table:table-cell table:formula="of:=AVERAGE([.B30:.B39])" office:value-type="float" office:value="49.1304347826087" calcext:value-type="float">
            <text:p>49.1304347826087</text:p>
          </table:table-cell>
          <table:table-cell table:formula="of:=AVERAGE([.C30:.C39])" office:value-type="float" office:value="62.7329192546584" calcext:value-type="float">
            <text:p>62.7329192546584</text:p>
          </table:table-cell>
          <table:table-cell table:formula="of:=AVERAGE([.D30:.D39])" office:value-type="float" office:value="64.1614906832298" calcext:value-type="float">
            <text:p>64.1614906832298</text:p>
          </table:table-cell>
          <table:table-cell table:formula="of:=AVERAGE([.E30:.E39])" office:value-type="float" office:value="61.3664596273292" calcext:value-type="float">
            <text:p>61.3664596273292</text:p>
          </table:table-cell>
          <table:table-cell table:formula="of:=AVERAGE([.F30:.F39])" office:value-type="float" office:value="59.0062111801242" calcext:value-type="float">
            <text:p>59.0062111801242</text:p>
          </table:table-cell>
          <table:table-cell table:formula="of:=AVERAGE([.G30:.G39])" office:value-type="float" office:value="56.832298136646" calcext:value-type="float">
            <text:p>56.832298136646</text:p>
          </table:table-cell>
          <table:table-cell table:formula="of:=AVERAGE([.H30:.H39])" office:value-type="float" office:value="55.3416149068323" calcext:value-type="float">
            <text:p>55.3416149068323</text:p>
          </table:table-cell>
          <table:table-cell table:formula="of:=AVERAGE([.I30:.I39])" office:value-type="float" office:value="54.9689440993789" calcext:value-type="float">
            <text:p>54.9689440993789</text:p>
          </table:table-cell>
          <table:table-cell table:formula="of:=AVERAGE([.J30:.J39])" office:value-type="float" office:value="55.4037267080745" calcext:value-type="float">
            <text:p>55.4037267080745</text:p>
          </table:table-cell>
          <table:table-cell table:formula="of:=AVERAGE([.K30:.K39])" office:value-type="float" office:value="56.2111801242236" calcext:value-type="float">
            <text:p>56.2111801242236</text:p>
          </table:table-cell>
          <table:table-cell table:formula="of:=AVERAGE([.L30:.L39])" office:value-type="float" office:value="56.7701863354037" calcext:value-type="float">
            <text:p>56.7701863354037</text:p>
          </table:table-cell>
          <table:table-cell table:formula="of:=AVERAGE([.M30:.M39])" office:value-type="float" office:value="57.4534161490683" calcext:value-type="float">
            <text:p>57.4534161490683</text:p>
          </table:table-cell>
          <table:table-cell table:formula="of:=AVERAGE([.N30:.N39])" office:value-type="float" office:value="58.3850931677019" calcext:value-type="float">
            <text:p>58.3850931677019</text:p>
          </table:table-cell>
          <table:table-cell table:formula="of:=AVERAGE([.O30:.O39])" office:value-type="float" office:value="59.5031055900621" calcext:value-type="float">
            <text:p>59.5031055900621</text:p>
          </table:table-cell>
          <table:table-cell table:formula="of:=AVERAGE([.P30:.P39])" office:value-type="float" office:value="61.1180124223603" calcext:value-type="float">
            <text:p>61.1180124223603</text:p>
          </table:table-cell>
          <table:table-cell table:formula="of:=AVERAGE([.Q30:.Q39])" office:value-type="float" office:value="63.0434782608696" calcext:value-type="float">
            <text:p>63.0434782608696</text:p>
          </table:table-cell>
          <table:table-cell table:formula="of:=AVERAGE([.R30:.R39])" office:value-type="float" office:value="63.9751552795031" calcext:value-type="float">
            <text:p>63.9751552795031</text:p>
          </table:table-cell>
          <table:table-cell table:formula="of:=AVERAGE([.S30:.S39])" office:value-type="float" office:value="65.7142857142857" calcext:value-type="float">
            <text:p>65.7142857142857</text:p>
          </table:table-cell>
          <table:table-cell table:formula="of:=AVERAGE([.T30:.T39])" office:value-type="float" office:value="67.2670807453416" calcext:value-type="float">
            <text:p>67.2670807453416</text:p>
          </table:table-cell>
          <table:table-cell table:formula="of:=AVERAGE([.U30:.U39])" office:value-type="float" office:value="68.7577639751553" calcext:value-type="float">
            <text:p>68.7577639751553</text:p>
          </table:table-cell>
          <table:table-cell table:formula="of:=AVERAGE([.V30:.V39])" office:value-type="float" office:value="69.8757763975155" calcext:value-type="float">
            <text:p>69.8757763975155</text:p>
          </table:table-cell>
          <table:table-cell table:formula="of:=AVERAGE([.W30:.W39])" office:value-type="float" office:value="71.6149068322981" calcext:value-type="float">
            <text:p>71.6149068322981</text:p>
          </table:table-cell>
          <table:table-cell table:formula="of:=AVERAGE([.X30:.X39])" office:value-type="float" office:value="73.2298136645963" calcext:value-type="float">
            <text:p>73.2298136645963</text:p>
          </table:table-cell>
          <table:table-cell table:formula="of:=AVERAGE([.Y30:.Y39])" office:value-type="float" office:value="74.5962732919255" calcext:value-type="float">
            <text:p>74.5962732919255</text:p>
          </table:table-cell>
          <table:table-cell table:formula="of:=AVERAGE([.Z30:.Z39])" office:value-type="float" office:value="75.9627329192547" calcext:value-type="float">
            <text:p>75.9627329192547</text:p>
          </table:table-cell>
          <table:table-cell table:formula="of:=AVERAGE([.AA30:.AA39])" office:value-type="float" office:value="77.1428571428571" calcext:value-type="float">
            <text:p>77.1428571428571</text:p>
          </table:table-cell>
          <table:table-cell table:formula="of:=AVERAGE([.AB30:.AB39])" office:value-type="float" office:value="78.3850931677019" calcext:value-type="float">
            <text:p>78.3850931677019</text:p>
          </table:table-cell>
          <table:table-cell table:formula="of:=AVERAGE([.AC30:.AC39])" office:value-type="float" office:value="80.3105590062112" calcext:value-type="float">
            <text:p>80.3105590062112</text:p>
          </table:table-cell>
          <table:table-cell table:formula="of:=AVERAGE([.AD30:.AD39])" office:value-type="float" office:value="81.304347826087" calcext:value-type="float">
            <text:p>81.304347826087</text:p>
          </table:table-cell>
          <table:table-cell table:formula="of:=AVERAGE([.AE30:.AE39])" office:value-type="float" office:value="82.6086956521739" calcext:value-type="float">
            <text:p>82.6086956521739</text:p>
          </table:table-cell>
          <table:table-cell table:formula="of:=AVERAGE([.AF30:.AF39])" office:value-type="float" office:value="83.6645962732919" calcext:value-type="float">
            <text:p>83.6645962732919</text:p>
          </table:table-cell>
          <table:table-cell table:formula="of:=AVERAGE([.AG30:.AG39])" office:value-type="float" office:value="85.1552795031056" calcext:value-type="float">
            <text:p>85.1552795031056</text:p>
          </table:table-cell>
          <table:table-cell table:formula="of:=AVERAGE([.AH30:.AH39])" office:value-type="float" office:value="86.0248447204969" calcext:value-type="float">
            <text:p>86.0248447204969</text:p>
          </table:table-cell>
          <table:table-cell table:formula="of:=AVERAGE([.AI30:.AI39])" office:value-type="float" office:value="87.1428571428571" calcext:value-type="float">
            <text:p>87.1428571428571</text:p>
          </table:table-cell>
          <table:table-cell table:formula="of:=AVERAGE([.AJ30:.AJ39])" office:value-type="float" office:value="88.5093167701863" calcext:value-type="float">
            <text:p>88.5093167701863</text:p>
          </table:table-cell>
          <table:table-cell table:formula="of:=AVERAGE([.AK30:.AK39])" office:value-type="float" office:value="89.5652173913043" calcext:value-type="float">
            <text:p>89.5652173913043</text:p>
          </table:table-cell>
          <table:table-cell table:formula="of:=AVERAGE([.AL30:.AL39])" office:value-type="float" office:value="90.6832298136646" calcext:value-type="float">
            <text:p>90.6832298136646</text:p>
          </table:table-cell>
          <table:table-cell table:formula="of:=AVERAGE([.AM30:.AM39])" office:value-type="float" office:value="91.6770186335404" calcext:value-type="float">
            <text:p>91.6770186335404</text:p>
          </table:table-cell>
          <table:table-cell table:formula="of:=AVERAGE([.AN30:.AN39])" office:value-type="float" office:value="92.360248447205" calcext:value-type="float">
            <text:p>92.360248447205</text:p>
          </table:table-cell>
          <table:table-cell table:formula="of:=AVERAGE([.AO30:.AO39])" office:value-type="float" office:value="93.1055900621118" calcext:value-type="float">
            <text:p>93.1055900621118</text:p>
          </table:table-cell>
          <table:table-cell table:formula="of:=AVERAGE([.AP30:.AP39])" office:value-type="float" office:value="94.2236024844721" calcext:value-type="float">
            <text:p>94.2236024844721</text:p>
          </table:table-cell>
          <table:table-cell table:formula="of:=AVERAGE([.AQ30:.AQ39])" office:value-type="float" office:value="95.0931677018633" calcext:value-type="float">
            <text:p>95.0931677018633</text:p>
          </table:table-cell>
          <table:table-cell table:formula="of:=AVERAGE([.AR30:.AR39])" office:value-type="float" office:value="95.9627329192547" calcext:value-type="float">
            <text:p>95.9627329192547</text:p>
          </table:table-cell>
          <table:table-cell table:formula="of:=AVERAGE([.AS30:.AS39])" office:value-type="float" office:value="96.2111801242236" calcext:value-type="float">
            <text:p>96.2111801242236</text:p>
          </table:table-cell>
          <table:table-cell table:formula="of:=AVERAGE([.AT30:.AT39])" office:value-type="float" office:value="96.8944099378882" calcext:value-type="float">
            <text:p>96.8944099378882</text:p>
          </table:table-cell>
          <table:table-cell table:formula="of:=AVERAGE([.AU30:.AU39])" office:value-type="float" office:value="97.4534161490683" calcext:value-type="float">
            <text:p>97.4534161490683</text:p>
          </table:table-cell>
          <table:table-cell table:formula="of:=AVERAGE([.AV30:.AV39])" office:value-type="float" office:value="97.7639751552795" calcext:value-type="float">
            <text:p>97.7639751552795</text:p>
          </table:table-cell>
          <table:table-cell table:formula="of:=AVERAGE([.AW30:.AW39])" office:value-type="float" office:value="98.1366459627329" calcext:value-type="float">
            <text:p>98.1366459627329</text:p>
          </table:table-cell>
          <table:table-cell table:formula="of:=AVERAGE([.AX30:.AX39])" office:value-type="float" office:value="98.5714285714286" calcext:value-type="float">
            <text:p>98.5714285714286</text:p>
          </table:table-cell>
          <table:table-cell table:formula="of:=AVERAGE([.AY30:.AY39])" office:value-type="float" office:value="98.8819875776398" calcext:value-type="float">
            <text:p>98.8819875776398</text:p>
          </table:table-cell>
          <table:table-cell table:formula="of:=AVERAGE([.AZ30:.AZ39])" office:value-type="float" office:value="99.1304347826087" calcext:value-type="float">
            <text:p>99.1304347826087</text:p>
          </table:table-cell>
          <table:table-cell table:formula="of:=AVERAGE([.BA30:.BA39])" office:value-type="float" office:value="99.3167701863354" calcext:value-type="float">
            <text:p>99.3167701863354</text:p>
          </table:table-cell>
          <table:table-cell table:formula="of:=AVERAGE([.BB30:.BB39])" office:value-type="float" office:value="99.5031055900621" calcext:value-type="float">
            <text:p>99.5031055900621</text:p>
          </table:table-cell>
          <table:table-cell table:formula="of:=AVERAGE([.BC30:.BC39])" office:value-type="float" office:value="99.6273291925466" calcext:value-type="float">
            <text:p>99.6273291925466</text:p>
          </table:table-cell>
          <table:table-cell table:formula="of:=AVERAGE([.BD30:.BD39])" office:value-type="float" office:value="99.6894409937888" calcext:value-type="float">
            <text:p>99.6894409937888</text:p>
          </table:table-cell>
          <table:table-cell table:formula="of:=AVERAGE([.BE30:.BE39])" office:value-type="float" office:value="99.6894409937888" calcext:value-type="float">
            <text:p>99.6894409937888</text:p>
          </table:table-cell>
          <table:table-cell table:formula="of:=AVERAGE([.BF30:.BF39])" office:value-type="float" office:value="99.8136645962733" calcext:value-type="float">
            <text:p>99.8136645962733</text:p>
          </table:table-cell>
          <table:table-cell table:formula="of:=AVERAGE([.BG30:.BG39])" office:value-type="float" office:value="99.8136645962733" calcext:value-type="float">
            <text:p>99.8136645962733</text:p>
          </table:table-cell>
          <table:table-cell table:formula="of:=AVERAGE([.BH30:.BH39])" office:value-type="float" office:value="99.8136645962733" calcext:value-type="float">
            <text:p>99.8136645962733</text:p>
          </table:table-cell>
          <table:table-cell table:formula="of:=AVERAGE([.BI30:.BI39])" office:value-type="float" office:value="99.8757763975155" calcext:value-type="float">
            <text:p>99.8757763975155</text:p>
          </table:table-cell>
          <table:table-cell table:formula="of:=AVERAGE([.BJ30:.BJ39])" office:value-type="float" office:value="99.9378881987578" calcext:value-type="float">
            <text:p>99.9378881987578</text:p>
          </table:table-cell>
          <table:table-cell table:formula="of:=AVERAGE([.BK30:.BK39])" office:value-type="float" office:value="99.9378881987578" calcext:value-type="float">
            <text:p>99.9378881987578</text:p>
          </table:table-cell>
          <table:table-cell table:formula="of:=AVERAGE([.BL30:.BL39])" office:value-type="float" office:value="100" calcext:value-type="float">
            <text:p>100</text:p>
          </table:table-cell>
          <table:table-cell table:formula="of:=AVERAGE([.BM30:.BM39])" office:value-type="float" office:value="100" calcext:value-type="float">
            <text:p>100</text:p>
          </table:table-cell>
          <table:table-cell table:formula="of:=AVERAGE([.BN30:.BN39])" office:value-type="float" office:value="100" calcext:value-type="float">
            <text:p>100</text:p>
          </table:table-cell>
          <table:table-cell table:formula="of:=AVERAGE([.BO30:.BO39])" office:value-type="float" office:value="100" calcext:value-type="float">
            <text:p>100</text:p>
          </table:table-cell>
          <table:table-cell table:formula="of:=AVERAGE([.BP30:.BP39])" office:value-type="float" office:value="100" calcext:value-type="float">
            <text:p>100</text:p>
          </table:table-cell>
          <table:table-cell table:formula="of:=AVERAGE([.BQ30:.BQ39])" office:value-type="float" office:value="100" calcext:value-type="float">
            <text:p>100</text:p>
          </table:table-cell>
          <table:table-cell table:formula="of:=AVERAGE([.BR30:.BR39])" office:value-type="float" office:value="100" calcext:value-type="float">
            <text:p>100</text:p>
          </table:table-cell>
          <table:table-cell table:formula="of:=AVERAGE([.BS30:.BS39])" office:value-type="float" office:value="100" calcext:value-type="float">
            <text:p>100</text:p>
          </table:table-cell>
          <table:table-cell table:formula="of:=AVERAGE([.BT30:.BT39])" office:value-type="float" office:value="100" calcext:value-type="float">
            <text:p>100</text:p>
          </table:table-cell>
          <table:table-cell table:formula="of:=AVERAGE([.BU30:.BU39])" office:value-type="float" office:value="100" calcext:value-type="float">
            <text:p>100</text:p>
          </table:table-cell>
          <table:table-cell table:formula="of:=AVERAGE([.BV30:.BV39])" office:value-type="float" office:value="100" calcext:value-type="float">
            <text:p>100</text:p>
          </table:table-cell>
          <table:table-cell table:formula="of:=AVERAGE([.BW30:.BW39])" office:value-type="float" office:value="100" calcext:value-type="float">
            <text:p>100</text:p>
          </table:table-cell>
          <table:table-cell table:formula="of:=AVERAGE([.BX30:.BX39])" office:value-type="float" office:value="100" calcext:value-type="float">
            <text:p>100</text:p>
          </table:table-cell>
          <table:table-cell table:formula="of:=AVERAGE([.BY30:.BY39])" office:value-type="float" office:value="100" calcext:value-type="float">
            <text:p>100</text:p>
          </table:table-cell>
          <table:table-cell table:formula="of:=AVERAGE([.BZ30:.BZ39])" office:value-type="float" office:value="100" calcext:value-type="float">
            <text:p>100</text:p>
          </table:table-cell>
          <table:table-cell table:formula="of:=AVERAGE([.CA30:.CA39])" office:value-type="float" office:value="100" calcext:value-type="float">
            <text:p>100</text:p>
          </table:table-cell>
          <table:table-cell table:formula="of:=AVERAGE([.CB30:.CB39])" office:value-type="float" office:value="100" calcext:value-type="float">
            <text:p>100</text:p>
          </table:table-cell>
          <table:table-cell table:formula="of:=AVERAGE([.CC30:.CC39])" office:value-type="float" office:value="100" calcext:value-type="float">
            <text:p>100</text:p>
          </table:table-cell>
          <table:table-cell table:formula="of:=AVERAGE([.CD30:.CD39])" office:value-type="float" office:value="100" calcext:value-type="float">
            <text:p>100</text:p>
          </table:table-cell>
          <table:table-cell table:formula="of:=AVERAGE([.CE30:.CE39])" office:value-type="float" office:value="100" calcext:value-type="float">
            <text:p>100</text:p>
          </table:table-cell>
          <table:table-cell table:formula="of:=AVERAGE([.CF30:.CF39])" office:value-type="float" office:value="100" calcext:value-type="float">
            <text:p>100</text:p>
          </table:table-cell>
          <table:table-cell table:formula="of:=AVERAGE([.CG30:.CG39])" office:value-type="float" office:value="100" calcext:value-type="float">
            <text:p>100</text:p>
          </table:table-cell>
          <table:table-cell table:formula="of:=AVERAGE([.CH30:.CH39])" office:value-type="float" office:value="100" calcext:value-type="float">
            <text:p>100</text:p>
          </table:table-cell>
          <table:table-cell table:formula="of:=AVERAGE([.CI30:.CI39])" office:value-type="float" office:value="100" calcext:value-type="float">
            <text:p>100</text:p>
          </table:table-cell>
          <table:table-cell table:formula="of:=AVERAGE([.CJ30:.CJ39])" office:value-type="float" office:value="100" calcext:value-type="float">
            <text:p>100</text:p>
          </table:table-cell>
          <table:table-cell table:formula="of:=AVERAGE([.CK30:.CK39])" office:value-type="float" office:value="100" calcext:value-type="float">
            <text:p>100</text:p>
          </table:table-cell>
          <table:table-cell table:formula="of:=AVERAGE([.CL30:.CL39])" office:value-type="float" office:value="100" calcext:value-type="float">
            <text:p>100</text:p>
          </table:table-cell>
          <table:table-cell table:formula="of:=AVERAGE([.CM30:.CM39])" office:value-type="float" office:value="100" calcext:value-type="float">
            <text:p>100</text:p>
          </table:table-cell>
          <table:table-cell table:formula="of:=AVERAGE([.CN30:.CN39])" office:value-type="float" office:value="100" calcext:value-type="float">
            <text:p>100</text:p>
          </table:table-cell>
          <table:table-cell table:formula="of:=AVERAGE([.CO30:.CO39])" office:value-type="float" office:value="100" calcext:value-type="float">
            <text:p>100</text:p>
          </table:table-cell>
          <table:table-cell table:formula="of:=AVERAGE([.CP30:.CP39])" office:value-type="float" office:value="99.9378881987578" calcext:value-type="float">
            <text:p>99.9378881987578</text:p>
          </table:table-cell>
          <table:table-cell table:formula="of:=AVERAGE([.CQ30:.CQ39])" office:value-type="float" office:value="99.8757763975155" calcext:value-type="float">
            <text:p>99.8757763975155</text:p>
          </table:table-cell>
          <table:table-cell table:formula="of:=AVERAGE([.CR30:.CR39])" office:value-type="float" office:value="99.8757763975155" calcext:value-type="float">
            <text:p>99.8757763975155</text:p>
          </table:table-cell>
          <table:table-cell table:formula="of:=AVERAGE([.CS30:.CS39])" office:value-type="float" office:value="99.8757763975155" calcext:value-type="float">
            <text:p>99.8757763975155</text:p>
          </table:table-cell>
          <table:table-cell table:formula="of:=AVERAGE([.CT30:.CT39])" office:value-type="float" office:value="99.8136645962733" calcext:value-type="float">
            <text:p>99.8136645962733</text:p>
          </table:table-cell>
          <table:table-cell table:formula="of:=AVERAGE([.CU30:.CU39])" office:value-type="float" office:value="99.8136645962733" calcext:value-type="float">
            <text:p>99.8136645962733</text:p>
          </table:table-cell>
          <table:table-cell table:formula="of:=AVERAGE([.CV30:.CV39])" office:value-type="float" office:value="99.6894409937888" calcext:value-type="float">
            <text:p>99.6894409937888</text:p>
          </table:table-cell>
          <table:table-cell table:formula="of:=AVERAGE([.CW30:.CW39])" office:value-type="float" office:value="99.6273291925466" calcext:value-type="float">
            <text:p>99.6273291925466</text:p>
          </table:table-cell>
          <table:table-cell table:formula="of:=AVERAGE([.CX30:.CX39])" office:value-type="float" office:value="99.5031055900621" calcext:value-type="float">
            <text:p>99.5031055900621</text:p>
          </table:table-cell>
          <table:table-cell table:formula="of:=AVERAGE([.CY30:.CY39])" office:value-type="float" office:value="99.4409937888199" calcext:value-type="float">
            <text:p>99.4409937888199</text:p>
          </table:table-cell>
          <table:table-cell table:formula="of:=AVERAGE([.CZ30:.CZ39])" office:value-type="float" office:value="99.4409937888199" calcext:value-type="float">
            <text:p>99.4409937888199</text:p>
          </table:table-cell>
          <table:table-cell table:formula="of:=AVERAGE([.DA30:.DA39])" office:value-type="float" office:value="99.3167701863354" calcext:value-type="float">
            <text:p>99.3167701863354</text:p>
          </table:table-cell>
          <table:table-cell table:formula="of:=AVERAGE([.DB30:.DB39])" office:value-type="float" office:value="99.2546583850932" calcext:value-type="float">
            <text:p>99.2546583850932</text:p>
          </table:table-cell>
          <table:table-cell table:formula="of:=AVERAGE([.DC30:.DC39])" office:value-type="float" office:value="99.2546583850932" calcext:value-type="float">
            <text:p>99.2546583850932</text:p>
          </table:table-cell>
          <table:table-cell table:formula="of:=AVERAGE([.DD30:.DD39])" office:value-type="float" office:value="99.1925465838509" calcext:value-type="float">
            <text:p>99.1925465838509</text:p>
          </table:table-cell>
          <table:table-cell table:formula="of:=AVERAGE([.DE30:.DE39])" office:value-type="float" office:value="99.1925465838509" calcext:value-type="float">
            <text:p>99.1925465838509</text:p>
          </table:table-cell>
          <table:table-cell table:formula="of:=AVERAGE([.DF30:.DF39])" office:value-type="float" office:value="99.0683229813665" calcext:value-type="float">
            <text:p>99.0683229813665</text:p>
          </table:table-cell>
          <table:table-cell table:formula="of:=AVERAGE([.DG30:.DG39])" office:value-type="float" office:value="98.695652173913" calcext:value-type="float">
            <text:p>98.695652173913</text:p>
          </table:table-cell>
          <table:table-cell table:formula="of:=AVERAGE([.DH30:.DH39])" office:value-type="float" office:value="98.6335403726708" calcext:value-type="float">
            <text:p>98.6335403726708</text:p>
          </table:table-cell>
          <table:table-cell table:formula="of:=AVERAGE([.DI30:.DI39])" office:value-type="float" office:value="98.6335403726708" calcext:value-type="float">
            <text:p>98.6335403726708</text:p>
          </table:table-cell>
          <table:table-cell table:formula="of:=AVERAGE([.DJ30:.DJ39])" office:value-type="float" office:value="98.5714285714286" calcext:value-type="float">
            <text:p>98.5714285714286</text:p>
          </table:table-cell>
          <table:table-cell table:formula="of:=AVERAGE([.DK30:.DK39])" office:value-type="float" office:value="98.1987577639752" calcext:value-type="float">
            <text:p>98.1987577639752</text:p>
          </table:table-cell>
          <table:table-cell table:formula="of:=AVERAGE([.DL30:.DL39])" office:value-type="float" office:value="98.0745341614907" calcext:value-type="float">
            <text:p>98.0745341614907</text:p>
          </table:table-cell>
          <table:table-cell table:formula="of:=AVERAGE([.DM30:.DM39])" office:value-type="float" office:value="97.7639751552795" calcext:value-type="float">
            <text:p>97.7639751552795</text:p>
          </table:table-cell>
          <table:table-cell table:formula="of:=AVERAGE([.DN30:.DN39])" office:value-type="float" office:value="97.7639751552795" calcext:value-type="float">
            <text:p>97.7639751552795</text:p>
          </table:table-cell>
          <table:table-cell table:formula="of:=AVERAGE([.DO30:.DO39])" office:value-type="float" office:value="97.7018633540373" calcext:value-type="float">
            <text:p>97.7018633540373</text:p>
          </table:table-cell>
          <table:table-cell table:formula="of:=AVERAGE([.DP30:.DP39])" office:value-type="float" office:value="97.5776397515528" calcext:value-type="float">
            <text:p>97.5776397515528</text:p>
          </table:table-cell>
          <table:table-cell table:formula="of:=AVERAGE([.DQ30:.DQ39])" office:value-type="float" office:value="97.3913043478261" calcext:value-type="float">
            <text:p>97.3913043478261</text:p>
          </table:table-cell>
          <table:table-cell table:formula="of:=AVERAGE([.DR30:.DR39])" office:value-type="float" office:value="97.3291925465839" calcext:value-type="float">
            <text:p>97.3291925465839</text:p>
          </table:table-cell>
          <table:table-cell table:formula="of:=AVERAGE([.DS30:.DS39])" office:value-type="float" office:value="97.2049689440994" calcext:value-type="float">
            <text:p>97.2049689440994</text:p>
          </table:table-cell>
          <table:table-cell table:formula="of:=AVERAGE([.DT30:.DT39])" office:value-type="float" office:value="96.8944099378882" calcext:value-type="float">
            <text:p>96.8944099378882</text:p>
          </table:table-cell>
          <table:table-cell table:formula="of:=AVERAGE([.DU30:.DU39])" office:value-type="float" office:value="96.7701863354037" calcext:value-type="float">
            <text:p>96.7701863354037</text:p>
          </table:table-cell>
          <table:table-cell table:formula="of:=AVERAGE([.DV30:.DV39])" office:value-type="float" office:value="96.832298136646" calcext:value-type="float">
            <text:p>96.832298136646</text:p>
          </table:table-cell>
          <table:table-cell table:formula="of:=AVERAGE([.DW30:.DW39])" office:value-type="float" office:value="97.0807453416149" calcext:value-type="float">
            <text:p>97.0807453416149</text:p>
          </table:table-cell>
          <table:table-cell table:formula="of:=AVERAGE([.DX30:.DX39])" office:value-type="float" office:value="97.0186335403727" calcext:value-type="float">
            <text:p>97.0186335403727</text:p>
          </table:table-cell>
          <table:table-cell table:formula="of:=AVERAGE([.DY30:.DY39])" office:value-type="float" office:value="96.9565217391304" calcext:value-type="float">
            <text:p>96.9565217391304</text:p>
          </table:table-cell>
          <table:table-cell table:formula="of:=AVERAGE([.DZ30:.DZ39])" office:value-type="float" office:value="96.832298136646" calcext:value-type="float">
            <text:p>96.832298136646</text:p>
          </table:table-cell>
        </table:table-row>
        <table:table-row table:style-name="ro1">
          <table:table-cell table:formula="of:=STDEV([.A30:.A39])" office:value-type="float" office:value="0" calcext:value-type="float">
            <text:p>0</text:p>
          </table:table-cell>
          <table:table-cell table:formula="of:=STDEV([.B30:.B39])" office:value-type="float" office:value="2.78465984738632" calcext:value-type="float">
            <text:p>2.78465984738632</text:p>
          </table:table-cell>
          <table:table-cell table:formula="of:=STDEV([.C30:.C39])" office:value-type="float" office:value="2.8688212133646" calcext:value-type="float">
            <text:p>2.8688212133646</text:p>
          </table:table-cell>
          <table:table-cell table:formula="of:=STDEV([.D30:.D39])" office:value-type="float" office:value="1.4654524529347" calcext:value-type="float">
            <text:p>1.4654524529347</text:p>
          </table:table-cell>
          <table:table-cell table:formula="of:=STDEV([.E30:.E39])" office:value-type="float" office:value="2.26421914939831" calcext:value-type="float">
            <text:p>2.26421914939831</text:p>
          </table:table-cell>
          <table:table-cell table:formula="of:=STDEV([.F30:.F39])" office:value-type="float" office:value="1.75678703400385" calcext:value-type="float">
            <text:p>1.75678703400385</text:p>
          </table:table-cell>
          <table:table-cell table:formula="of:=STDEV([.G30:.G39])" office:value-type="float" office:value="1.71355542000485" calcext:value-type="float">
            <text:p>1.71355542000485</text:p>
          </table:table-cell>
          <table:table-cell table:formula="of:=STDEV([.H30:.H39])" office:value-type="float" office:value="1.56174096609906" calcext:value-type="float">
            <text:p>1.56174096609906</text:p>
          </table:table-cell>
          <table:table-cell table:formula="of:=STDEV([.I30:.I39])" office:value-type="float" office:value="1.31759027550288" calcext:value-type="float">
            <text:p>1.31759027550288</text:p>
          </table:table-cell>
          <table:table-cell table:formula="of:=STDEV([.J30:.J39])" office:value-type="float" office:value="1.84718078867043" calcext:value-type="float">
            <text:p>1.84718078867043</text:p>
          </table:table-cell>
          <table:table-cell table:formula="of:=STDEV([.K30:.K39])" office:value-type="float" office:value="1.21608075822678" calcext:value-type="float">
            <text:p>1.21608075822678</text:p>
          </table:table-cell>
          <table:table-cell table:formula="of:=STDEV([.L30:.L39])" office:value-type="float" office:value="1.17848856900685" calcext:value-type="float">
            <text:p>1.17848856900685</text:p>
          </table:table-cell>
          <table:table-cell table:formula="of:=STDEV([.M30:.M39])" office:value-type="float" office:value="0.937410469786484" calcext:value-type="float">
            <text:p>0.937410469786484</text:p>
          </table:table-cell>
          <table:table-cell table:formula="of:=STDEV([.N30:.N39])" office:value-type="float" office:value="1.52142220048645" calcext:value-type="float">
            <text:p>1.52142220048645</text:p>
          </table:table-cell>
          <table:table-cell table:formula="of:=STDEV([.O30:.O39])" office:value-type="float" office:value="1.39809051893451" calcext:value-type="float">
            <text:p>1.39809051893451</text:p>
          </table:table-cell>
          <table:table-cell table:formula="of:=STDEV([.P30:.P39])" office:value-type="float" office:value="1.94661023164276" calcext:value-type="float">
            <text:p>1.94661023164276</text:p>
          </table:table-cell>
          <table:table-cell table:formula="of:=STDEV([.Q30:.Q39])" office:value-type="float" office:value="1.58354643279279" calcext:value-type="float">
            <text:p>1.58354643279279</text:p>
          </table:table-cell>
          <table:table-cell table:formula="of:=STDEV([.R30:.R39])" office:value-type="float" office:value="1.20723641715224" calcext:value-type="float">
            <text:p>1.20723641715224</text:p>
          </table:table-cell>
          <table:table-cell table:formula="of:=STDEV([.S30:.S39])" office:value-type="float" office:value="1.33536360220266" calcext:value-type="float">
            <text:p>1.33536360220266</text:p>
          </table:table-cell>
          <table:table-cell table:formula="of:=STDEV([.T30:.T39])" office:value-type="float" office:value="0.830741310465373" calcext:value-type="float">
            <text:p>0.830741310465373</text:p>
          </table:table-cell>
          <table:table-cell table:formula="of:=STDEV([.U30:.U39])" office:value-type="float" office:value="0.880830119510672" calcext:value-type="float">
            <text:p>0.880830119510672</text:p>
          </table:table-cell>
          <table:table-cell table:formula="of:=STDEV([.V30:.V39])" office:value-type="float" office:value="0.890509862012695" calcext:value-type="float">
            <text:p>0.890509862012695</text:p>
          </table:table-cell>
          <table:table-cell table:formula="of:=STDEV([.W30:.W39])" office:value-type="float" office:value="0.973305115821377" calcext:value-type="float">
            <text:p>0.973305115821377</text:p>
          </table:table-cell>
          <table:table-cell table:formula="of:=STDEV([.X30:.X39])" office:value-type="float" office:value="1.56174096609906" calcext:value-type="float">
            <text:p>1.56174096609906</text:p>
          </table:table-cell>
          <table:table-cell table:formula="of:=STDEV([.Y30:.Y39])" office:value-type="float" office:value="1.50584650484209" calcext:value-type="float">
            <text:p>1.50584650484209</text:p>
          </table:table-cell>
          <table:table-cell table:formula="of:=STDEV([.Z30:.Z39])" office:value-type="float" office:value="1.37490333050799" calcext:value-type="float">
            <text:p>1.37490333050799</text:p>
          </table:table-cell>
          <table:table-cell table:formula="of:=STDEV([.AA30:.AA39])" office:value-type="float" office:value="1.65113060350947" calcext:value-type="float">
            <text:p>1.65113060350947</text:p>
          </table:table-cell>
          <table:table-cell table:formula="of:=STDEV([.AB30:.AB39])" office:value-type="float" office:value="1.77619963474345" calcext:value-type="float">
            <text:p>1.77619963474345</text:p>
          </table:table-cell>
          <table:table-cell table:formula="of:=STDEV([.AC30:.AC39])" office:value-type="float" office:value="2.21154454546196" calcext:value-type="float">
            <text:p>2.21154454546196</text:p>
          </table:table-cell>
          <table:table-cell table:formula="of:=STDEV([.AD30:.AD39])" office:value-type="float" office:value="2.31384406972232" calcext:value-type="float">
            <text:p>2.31384406972232</text:p>
          </table:table-cell>
          <table:table-cell table:formula="of:=STDEV([.AE30:.AE39])" office:value-type="float" office:value="1.98585156244833" calcext:value-type="float">
            <text:p>1.98585156244833</text:p>
          </table:table-cell>
          <table:table-cell table:formula="of:=STDEV([.AF30:.AF39])" office:value-type="float" office:value="1.94330435283765" calcext:value-type="float">
            <text:p>1.94330435283765</text:p>
          </table:table-cell>
          <table:table-cell table:formula="of:=STDEV([.AG30:.AG39])" office:value-type="float" office:value="1.69342484858621" calcext:value-type="float">
            <text:p>1.69342484858621</text:p>
          </table:table-cell>
          <table:table-cell table:formula="of:=STDEV([.AH30:.AH39])" office:value-type="float" office:value="2.05480675375561" calcext:value-type="float">
            <text:p>2.05480675375561</text:p>
          </table:table-cell>
          <table:table-cell table:formula="of:=STDEV([.AI30:.AI39])" office:value-type="float" office:value="2.05063031294648" calcext:value-type="float">
            <text:p>2.05063031294648</text:p>
          </table:table-cell>
          <table:table-cell table:formula="of:=STDEV([.AJ30:.AJ39])" office:value-type="float" office:value="1.55624186111521" calcext:value-type="float">
            <text:p>1.55624186111521</text:p>
          </table:table-cell>
          <table:table-cell table:formula="of:=STDEV([.AK30:.AK39])" office:value-type="float" office:value="1.04754539467276" calcext:value-type="float">
            <text:p>1.04754539467276</text:p>
          </table:table-cell>
          <table:table-cell table:formula="of:=STDEV([.AL30:.AL39])" office:value-type="float" office:value="0.878393517001918" calcext:value-type="float">
            <text:p>0.878393517001918</text:p>
          </table:table-cell>
          <table:table-cell table:formula="of:=STDEV([.AM30:.AM39])" office:value-type="float" office:value="0.935121307713142" calcext:value-type="float">
            <text:p>0.935121307713142</text:p>
          </table:table-cell>
          <table:table-cell table:formula="of:=STDEV([.AN30:.AN39])" office:value-type="float" office:value="1.05772586123767" calcext:value-type="float">
            <text:p>1.05772586123767</text:p>
          </table:table-cell>
          <table:table-cell table:formula="of:=STDEV([.AO30:.AO39])" office:value-type="float" office:value="1.03312421945132" calcext:value-type="float">
            <text:p>1.03312421945132</text:p>
          </table:table-cell>
          <table:table-cell table:formula="of:=STDEV([.AP30:.AP39])" office:value-type="float" office:value="1.0975037913622" calcext:value-type="float">
            <text:p>1.0975037913622</text:p>
          </table:table-cell>
          <table:table-cell table:formula="of:=STDEV([.AQ30:.AQ39])" office:value-type="float" office:value="0.851130633171616" calcext:value-type="float">
            <text:p>0.851130633171616</text:p>
          </table:table-cell>
          <table:table-cell table:formula="of:=STDEV([.AR30:.AR39])" office:value-type="float" office:value="1.18030582308399" calcext:value-type="float">
            <text:p>1.18030582308399</text:p>
          </table:table-cell>
          <table:table-cell table:formula="of:=STDEV([.AS30:.AS39])" office:value-type="float" office:value="1.18754703103105" calcext:value-type="float">
            <text:p>1.18754703103105</text:p>
          </table:table-cell>
          <table:table-cell table:formula="of:=STDEV([.AT30:.AT39])" office:value-type="float" office:value="0.9259080652173" calcext:value-type="float">
            <text:p>0.9259080652173</text:p>
          </table:table-cell>
          <table:table-cell table:formula="of:=STDEV([.AU30:.AU39])" office:value-type="float" office:value="1.1130169818398" calcext:value-type="float">
            <text:p>1.1130169818398</text:p>
          </table:table-cell>
          <table:table-cell table:formula="of:=STDEV([.AV30:.AV39])" office:value-type="float" office:value="1.24911827155266" calcext:value-type="float">
            <text:p>1.24911827155266</text:p>
          </table:table-cell>
          <table:table-cell table:formula="of:=STDEV([.AW30:.AW39])" office:value-type="float" office:value="1.01428146699096" calcext:value-type="float">
            <text:p>1.01428146699096</text:p>
          </table:table-cell>
          <table:table-cell table:formula="of:=STDEV([.AX30:.AX39])" office:value-type="float" office:value="0.88083011951067" calcext:value-type="float">
            <text:p>0.88083011951067</text:p>
          </table:table-cell>
          <table:table-cell table:formula="of:=STDEV([.AY30:.AY39])" office:value-type="float" office:value="0.916602220338662" calcext:value-type="float">
            <text:p>0.916602220338662</text:p>
          </table:table-cell>
          <table:table-cell table:formula="of:=STDEV([.AZ30:.AZ39])" office:value-type="float" office:value="0.667681801101333" calcext:value-type="float">
            <text:p>0.667681801101333</text:p>
          </table:table-cell>
          <table:table-cell table:formula="of:=STDEV([.BA30:.BA39])" office:value-type="float" office:value="0.743614285551472" calcext:value-type="float">
            <text:p>0.743614285551472</text:p>
          </table:table-cell>
          <table:table-cell table:formula="of:=STDEV([.BB30:.BB39])" office:value-type="float" office:value="0.489944495494795" calcext:value-type="float">
            <text:p>0.489944495494795</text:p>
          </table:table-cell>
          <table:table-cell table:formula="of:=STDEV([.BC30:.BC39])" office:value-type="float" office:value="0.434289378124288" calcext:value-type="float">
            <text:p>0.434289378124288</text:p>
          </table:table-cell>
          <table:table-cell table:formula="of:=STDEV([.BD30:.BD39])" office:value-type="float" office:value="0.439196758500963" calcext:value-type="float">
            <text:p>0.439196758500963</text:p>
          </table:table-cell>
          <table:table-cell table:formula="of:=STDEV([.BE30:.BE39])" office:value-type="float" office:value="0.439196758500963" calcext:value-type="float">
            <text:p>0.439196758500963</text:p>
          </table:table-cell>
          <table:table-cell table:formula="of:=STDEV([.BF30:.BF39])" office:value-type="float" office:value="0.300028504061892" calcext:value-type="float">
            <text:p>0.300028504061892</text:p>
          </table:table-cell>
          <table:table-cell table:formula="of:=STDEV([.BG30:.BG39])" office:value-type="float" office:value="0.300028504061892" calcext:value-type="float">
            <text:p>0.300028504061892</text:p>
          </table:table-cell>
          <table:table-cell table:formula="of:=STDEV([.BH30:.BH39])" office:value-type="float" office:value="0.300028504061892" calcext:value-type="float">
            <text:p>0.300028504061892</text:p>
          </table:table-cell>
          <table:table-cell table:formula="of:=STDEV([.BI30:.BI39])" office:value-type="float" office:value="0.261886348668188" calcext:value-type="float">
            <text:p>0.261886348668188</text:p>
          </table:table-cell>
          <table:table-cell table:formula="of:=STDEV([.BJ30:.BJ39])" office:value-type="float" office:value="0.196414761501141" calcext:value-type="float">
            <text:p>0.196414761501141</text:p>
          </table:table-cell>
          <table:table-cell table:formula="of:=STDEV([.BK30:.BK39])" office:value-type="float" office:value="0.196414761501141" calcext:value-type="float">
            <text:p>0.196414761501141</text:p>
          </table:table-cell>
          <table:table-cell table:formula="of:=STDEV([.BL30:.BL39])" office:value-type="float" office:value="0" calcext:value-type="float">
            <text:p>0</text:p>
          </table:table-cell>
          <table:table-cell table:formula="of:=STDEV([.BM30:.BM39])" office:value-type="float" office:value="0" calcext:value-type="float">
            <text:p>0</text:p>
          </table:table-cell>
          <table:table-cell table:formula="of:=STDEV([.BN30:.BN39])" office:value-type="float" office:value="0" calcext:value-type="float">
            <text:p>0</text:p>
          </table:table-cell>
          <table:table-cell table:formula="of:=STDEV([.BO30:.BO39])" office:value-type="float" office:value="0" calcext:value-type="float">
            <text:p>0</text:p>
          </table:table-cell>
          <table:table-cell table:formula="of:=STDEV([.BP30:.BP39])" office:value-type="float" office:value="0" calcext:value-type="float">
            <text:p>0</text:p>
          </table:table-cell>
          <table:table-cell table:formula="of:=STDEV([.BQ30:.BQ39])" office:value-type="float" office:value="0" calcext:value-type="float">
            <text:p>0</text:p>
          </table:table-cell>
          <table:table-cell table:formula="of:=STDEV([.BR30:.BR39])" office:value-type="float" office:value="0" calcext:value-type="float">
            <text:p>0</text:p>
          </table:table-cell>
          <table:table-cell table:formula="of:=STDEV([.BS30:.BS39])" office:value-type="float" office:value="0" calcext:value-type="float">
            <text:p>0</text:p>
          </table:table-cell>
          <table:table-cell table:formula="of:=STDEV([.BT30:.BT39])" office:value-type="float" office:value="0" calcext:value-type="float">
            <text:p>0</text:p>
          </table:table-cell>
          <table:table-cell table:formula="of:=STDEV([.BU30:.BU39])" office:value-type="float" office:value="0" calcext:value-type="float">
            <text:p>0</text:p>
          </table:table-cell>
          <table:table-cell table:formula="of:=STDEV([.BV30:.BV39])" office:value-type="float" office:value="0" calcext:value-type="float">
            <text:p>0</text:p>
          </table:table-cell>
          <table:table-cell table:formula="of:=STDEV([.BW30:.BW39])" office:value-type="float" office:value="0" calcext:value-type="float">
            <text:p>0</text:p>
          </table:table-cell>
          <table:table-cell table:formula="of:=STDEV([.BX30:.BX39])" office:value-type="float" office:value="0" calcext:value-type="float">
            <text:p>0</text:p>
          </table:table-cell>
          <table:table-cell table:formula="of:=STDEV([.BY30:.BY39])" office:value-type="float" office:value="0" calcext:value-type="float">
            <text:p>0</text:p>
          </table:table-cell>
          <table:table-cell table:formula="of:=STDEV([.BZ30:.BZ39])" office:value-type="float" office:value="0" calcext:value-type="float">
            <text:p>0</text:p>
          </table:table-cell>
          <table:table-cell table:formula="of:=STDEV([.CA30:.CA39])" office:value-type="float" office:value="0" calcext:value-type="float">
            <text:p>0</text:p>
          </table:table-cell>
          <table:table-cell table:formula="of:=STDEV([.CB30:.CB39])" office:value-type="float" office:value="0" calcext:value-type="float">
            <text:p>0</text:p>
          </table:table-cell>
          <table:table-cell table:formula="of:=STDEV([.CC30:.CC39])" office:value-type="float" office:value="0" calcext:value-type="float">
            <text:p>0</text:p>
          </table:table-cell>
          <table:table-cell table:formula="of:=STDEV([.CD30:.CD39])" office:value-type="float" office:value="0" calcext:value-type="float">
            <text:p>0</text:p>
          </table:table-cell>
          <table:table-cell table:formula="of:=STDEV([.CE30:.CE39])" office:value-type="float" office:value="0" calcext:value-type="float">
            <text:p>0</text:p>
          </table:table-cell>
          <table:table-cell table:formula="of:=STDEV([.CF30:.CF39])" office:value-type="float" office:value="0" calcext:value-type="float">
            <text:p>0</text:p>
          </table:table-cell>
          <table:table-cell table:formula="of:=STDEV([.CG30:.CG39])" office:value-type="float" office:value="0" calcext:value-type="float">
            <text:p>0</text:p>
          </table:table-cell>
          <table:table-cell table:formula="of:=STDEV([.CH30:.CH39])" office:value-type="float" office:value="0" calcext:value-type="float">
            <text:p>0</text:p>
          </table:table-cell>
          <table:table-cell table:formula="of:=STDEV([.CI30:.CI39])" office:value-type="float" office:value="0" calcext:value-type="float">
            <text:p>0</text:p>
          </table:table-cell>
          <table:table-cell table:formula="of:=STDEV([.CJ30:.CJ39])" office:value-type="float" office:value="0" calcext:value-type="float">
            <text:p>0</text:p>
          </table:table-cell>
          <table:table-cell table:formula="of:=STDEV([.CK30:.CK39])" office:value-type="float" office:value="0" calcext:value-type="float">
            <text:p>0</text:p>
          </table:table-cell>
          <table:table-cell table:formula="of:=STDEV([.CL30:.CL39])" office:value-type="float" office:value="0" calcext:value-type="float">
            <text:p>0</text:p>
          </table:table-cell>
          <table:table-cell table:formula="of:=STDEV([.CM30:.CM39])" office:value-type="float" office:value="0" calcext:value-type="float">
            <text:p>0</text:p>
          </table:table-cell>
          <table:table-cell table:formula="of:=STDEV([.CN30:.CN39])" office:value-type="float" office:value="0" calcext:value-type="float">
            <text:p>0</text:p>
          </table:table-cell>
          <table:table-cell table:formula="of:=STDEV([.CO30:.CO39])" office:value-type="float" office:value="0" calcext:value-type="float">
            <text:p>0</text:p>
          </table:table-cell>
          <table:table-cell table:formula="of:=STDEV([.CP30:.CP39])" office:value-type="float" office:value="0.196414761501141" calcext:value-type="float">
            <text:p>0.196414761501141</text:p>
          </table:table-cell>
          <table:table-cell table:formula="of:=STDEV([.CQ30:.CQ39])" office:value-type="float" office:value="0.261886348668188" calcext:value-type="float">
            <text:p>0.261886348668188</text:p>
          </table:table-cell>
          <table:table-cell table:formula="of:=STDEV([.CR30:.CR39])" office:value-type="float" office:value="0.261886348668188" calcext:value-type="float">
            <text:p>0.261886348668188</text:p>
          </table:table-cell>
          <table:table-cell table:formula="of:=STDEV([.CS30:.CS39])" office:value-type="float" office:value="0.261886348668188" calcext:value-type="float">
            <text:p>0.261886348668188</text:p>
          </table:table-cell>
          <table:table-cell table:formula="of:=STDEV([.CT30:.CT39])" office:value-type="float" office:value="0.419222706652519" calcext:value-type="float">
            <text:p>0.419222706652519</text:p>
          </table:table-cell>
          <table:table-cell table:formula="of:=STDEV([.CU30:.CU39])" office:value-type="float" office:value="0.419222706652519" calcext:value-type="float">
            <text:p>0.419222706652519</text:p>
          </table:table-cell>
          <table:table-cell table:formula="of:=STDEV([.CV30:.CV39])" office:value-type="float" office:value="0.439196758500963" calcext:value-type="float">
            <text:p>0.439196758500963</text:p>
          </table:table-cell>
          <table:table-cell table:formula="of:=STDEV([.CW30:.CW39])" office:value-type="float" office:value="0.52377269733638" calcext:value-type="float">
            <text:p>0.52377269733638</text:p>
          </table:table-cell>
          <table:table-cell table:formula="of:=STDEV([.CX30:.CX39])" office:value-type="float" office:value="0.57076806426875" calcext:value-type="float">
            <text:p>0.57076806426875</text:p>
          </table:table-cell>
          <table:table-cell table:formula="of:=STDEV([.CY30:.CY39])" office:value-type="float" office:value="0.68354343764883" calcext:value-type="float">
            <text:p>0.68354343764883</text:p>
          </table:table-cell>
          <table:table-cell table:formula="of:=STDEV([.CZ30:.CZ39])" office:value-type="float" office:value="0.68354343764883" calcext:value-type="float">
            <text:p>0.68354343764883</text:p>
          </table:table-cell>
          <table:table-cell table:formula="of:=STDEV([.DA30:.DA39])" office:value-type="float" office:value="0.900085512185682" calcext:value-type="float">
            <text:p>0.900085512185682</text:p>
          </table:table-cell>
          <table:table-cell table:formula="of:=STDEV([.DB30:.DB39])" office:value-type="float" office:value="0.962231887256503" calcext:value-type="float">
            <text:p>0.962231887256503</text:p>
          </table:table-cell>
          <table:table-cell table:formula="of:=STDEV([.DC30:.DC39])" office:value-type="float" office:value="0.962231887256503" calcext:value-type="float">
            <text:p>0.962231887256503</text:p>
          </table:table-cell>
          <table:table-cell table:formula="of:=STDEV([.DD30:.DD39])" office:value-type="float" office:value="1.05772586123767" calcext:value-type="float">
            <text:p>1.05772586123767</text:p>
          </table:table-cell>
          <table:table-cell table:formula="of:=STDEV([.DE30:.DE39])" office:value-type="float" office:value="1.05772586123767" calcext:value-type="float">
            <text:p>1.05772586123767</text:p>
          </table:table-cell>
          <table:table-cell table:formula="of:=STDEV([.DF30:.DF39])" office:value-type="float" office:value="1.14341211358046" calcext:value-type="float">
            <text:p>1.14341211358046</text:p>
          </table:table-cell>
          <table:table-cell table:formula="of:=STDEV([.DG30:.DG39])" office:value-type="float" office:value="1.35606814855593" calcext:value-type="float">
            <text:p>1.35606814855593</text:p>
          </table:table-cell>
          <table:table-cell table:formula="of:=STDEV([.DH30:.DH39])" office:value-type="float" office:value="1.33536360220266" calcext:value-type="float">
            <text:p>1.33536360220266</text:p>
          </table:table-cell>
          <table:table-cell table:formula="of:=STDEV([.DI30:.DI39])" office:value-type="float" office:value="1.33536360220266" calcext:value-type="float">
            <text:p>1.33536360220266</text:p>
          </table:table-cell>
          <table:table-cell table:formula="of:=STDEV([.DJ30:.DJ39])" office:value-type="float" office:value="1.27795439851023" calcext:value-type="float">
            <text:p>1.27795439851023</text:p>
          </table:table-cell>
          <table:table-cell table:formula="of:=STDEV([.DK30:.DK39])" office:value-type="float" office:value="1.64201905249676" calcext:value-type="float">
            <text:p>1.64201905249676</text:p>
          </table:table-cell>
          <table:table-cell table:formula="of:=STDEV([.DL30:.DL39])" office:value-type="float" office:value="1.83904082742877" calcext:value-type="float">
            <text:p>1.83904082742877</text:p>
          </table:table-cell>
          <table:table-cell table:formula="of:=STDEV([.DM30:.DM39])" office:value-type="float" office:value="2.03278471364531" calcext:value-type="float">
            <text:p>2.03278471364531</text:p>
          </table:table-cell>
          <table:table-cell table:formula="of:=STDEV([.DN30:.DN39])" office:value-type="float" office:value="1.924463774513" calcext:value-type="float">
            <text:p>1.924463774513</text:p>
          </table:table-cell>
          <table:table-cell table:formula="of:=STDEV([.DO30:.DO39])" office:value-type="float" office:value="1.8759637747535" calcext:value-type="float">
            <text:p>1.8759637747535</text:p>
          </table:table-cell>
          <table:table-cell table:formula="of:=STDEV([.DP30:.DP39])" office:value-type="float" office:value="2.01690747460994" calcext:value-type="float">
            <text:p>2.01690747460994</text:p>
          </table:table-cell>
          <table:table-cell table:formula="of:=STDEV([.DQ30:.DQ39])" office:value-type="float" office:value="2.32031896084835" calcext:value-type="float">
            <text:p>2.32031896084835</text:p>
          </table:table-cell>
          <table:table-cell table:formula="of:=STDEV([.DR30:.DR39])" office:value-type="float" office:value="2.19207634493854" calcext:value-type="float">
            <text:p>2.19207634493854</text:p>
          </table:table-cell>
          <table:table-cell table:formula="of:=STDEV([.DS30:.DS39])" office:value-type="float" office:value="2.1959837925048" calcext:value-type="float">
            <text:p>2.1959837925048</text:p>
          </table:table-cell>
          <table:table-cell table:formula="of:=STDEV([.DT30:.DT39])" office:value-type="float" office:value="2.22988190771615" calcext:value-type="float">
            <text:p>2.22988190771615</text:p>
          </table:table-cell>
          <table:table-cell table:formula="of:=STDEV([.DU30:.DU39])" office:value-type="float" office:value="2.18718221883963" calcext:value-type="float">
            <text:p>2.18718221883963</text:p>
          </table:table-cell>
          <table:table-cell table:formula="of:=STDEV([.DV30:.DV39])" office:value-type="float" office:value="2.07968927599961" calcext:value-type="float">
            <text:p>2.07968927599961</text:p>
          </table:table-cell>
          <table:table-cell table:formula="of:=STDEV([.DW30:.DW39])" office:value-type="float" office:value="2.02961920217846" calcext:value-type="float">
            <text:p>2.02961920217846</text:p>
          </table:table-cell>
          <table:table-cell table:formula="of:=STDEV([.DX30:.DX39])" office:value-type="float" office:value="1.95977798197917" calcext:value-type="float">
            <text:p>1.95977798197917</text:p>
          </table:table-cell>
          <table:table-cell table:formula="of:=STDEV([.DY30:.DY39])" office:value-type="float" office:value="1.90768521735643" calcext:value-type="float">
            <text:p>1.90768521735643</text:p>
          </table:table-cell>
          <table:table-cell table:formula="of:=STDEV([.DZ30:.DZ39])" office:value-type="float" office:value="2.16056237651256" calcext:value-type="float">
            <text:p>2.16056237651256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5188679245283" calcext:value-type="float">
            <text:p>45.5188679245283</text:p>
          </table:table-cell>
          <table:table-cell office:value-type="float" office:value="63.6792452830189" calcext:value-type="float">
            <text:p>63.6792452830189</text:p>
          </table:table-cell>
          <table:table-cell office:value-type="float" office:value="67.9245283018868" calcext:value-type="float">
            <text:p>67.9245283018868</text:p>
          </table:table-cell>
          <table:table-cell office:value-type="float" office:value="68.6320754716981" calcext:value-type="float">
            <text:p>68.6320754716981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9.1037735849057" calcext:value-type="float">
            <text:p>69.1037735849057</text:p>
          </table:table-cell>
          <table:table-cell table:number-columns-repeated="2" office:value-type="float" office:value="68.8679245283019" calcext:value-type="float">
            <text:p>68.8679245283019</text:p>
          </table:table-cell>
          <table:table-cell office:value-type="float" office:value="70.0471698113208" calcext:value-type="float">
            <text:p>70.0471698113208</text:p>
          </table:table-cell>
          <table:table-cell office:value-type="float" office:value="71.4622641509434" calcext:value-type="float">
            <text:p>71.4622641509434</text:p>
          </table:table-cell>
          <table:table-cell office:value-type="float" office:value="70.7547169811321" calcext:value-type="float">
            <text:p>70.7547169811321</text:p>
          </table:table-cell>
          <table:table-cell office:value-type="float" office:value="71.9339622641509" calcext:value-type="float">
            <text:p>71.9339622641509</text:p>
          </table:table-cell>
          <table:table-cell office:value-type="float" office:value="72.4056603773585" calcext:value-type="float">
            <text:p>72.4056603773585</text:p>
          </table:table-cell>
          <table:table-cell office:value-type="float" office:value="72.1698113207547" calcext:value-type="float">
            <text:p>72.1698113207547</text:p>
          </table:table-cell>
          <table:table-cell office:value-type="float" office:value="73.1132075471698" calcext:value-type="float">
            <text:p>73.1132075471698</text:p>
          </table:table-cell>
          <table:table-cell office:value-type="float" office:value="74.0566037735849" calcext:value-type="float">
            <text:p>74.0566037735849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5.9433962264151" calcext:value-type="float">
            <text:p>75.9433962264151</text:p>
          </table:table-cell>
          <table:table-cell office:value-type="float" office:value="76.4150943396226" calcext:value-type="float">
            <text:p>76.4150943396226</text:p>
          </table:table-cell>
          <table:table-cell office:value-type="float" office:value="77.5943396226415" calcext:value-type="float">
            <text:p>77.5943396226415</text:p>
          </table:table-cell>
          <table:table-cell office:value-type="float" office:value="78.7735849056604" calcext:value-type="float">
            <text:p>78.7735849056604</text:p>
          </table:table-cell>
          <table:table-cell office:value-type="float" office:value="79.4811320754717" calcext:value-type="float">
            <text:p>79.4811320754717</text:p>
          </table:table-cell>
          <table:table-cell office:value-type="float" office:value="80.188679245283" calcext:value-type="float">
            <text:p>80.188679245283</text:p>
          </table:table-cell>
          <table:table-cell office:value-type="float" office:value="81.3679245283019" calcext:value-type="float">
            <text:p>81.3679245283019</text:p>
          </table:table-cell>
          <table:table-cell office:value-type="float" office:value="82.5471698113208" calcext:value-type="float">
            <text:p>82.5471698113208</text:p>
          </table:table-cell>
          <table:table-cell office:value-type="float" office:value="83.9622641509434" calcext:value-type="float">
            <text:p>83.9622641509434</text:p>
          </table:table-cell>
          <table:table-cell office:value-type="float" office:value="84.9056603773585" calcext:value-type="float">
            <text:p>84.9056603773585</text:p>
          </table:table-cell>
          <table:table-cell office:value-type="float" office:value="85.8490566037736" calcext:value-type="float">
            <text:p>85.8490566037736</text:p>
          </table:table-cell>
          <table:table-cell office:value-type="float" office:value="86.7924528301887" calcext:value-type="float">
            <text:p>86.7924528301887</text:p>
          </table:table-cell>
          <table:table-cell office:value-type="float" office:value="88.2075471698113" calcext:value-type="float">
            <text:p>88.2075471698113</text:p>
          </table:table-cell>
          <table:table-cell office:value-type="float" office:value="89.1509433962264" calcext:value-type="float">
            <text:p>89.1509433962264</text:p>
          </table:table-cell>
          <table:table-cell office:value-type="float" office:value="90.0943396226415" calcext:value-type="float">
            <text:p>90.0943396226415</text:p>
          </table:table-cell>
          <table:table-cell office:value-type="float" office:value="90.8018867924528" calcext:value-type="float">
            <text:p>90.8018867924528</text:p>
          </table:table-cell>
          <table:table-cell office:value-type="float" office:value="92.4528301886793" calcext:value-type="float">
            <text:p>92.4528301886793</text:p>
          </table:table-cell>
          <table:table-cell office:value-type="float" office:value="93.3962264150943" calcext:value-type="float">
            <text:p>93.3962264150943</text:p>
          </table:table-cell>
          <table:table-cell office:value-type="float" office:value="94.5754716981132" calcext:value-type="float">
            <text:p>94.5754716981132</text:p>
          </table:table-cell>
          <table:table-cell office:value-type="float" office:value="95.5188679245283" calcext:value-type="float">
            <text:p>95.5188679245283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6415094339623" calcext:value-type="float">
            <text:p>97.6415094339623</text:p>
          </table:table-cell>
          <table:table-cell office:value-type="float" office:value="97.877358490566" calcext:value-type="float">
            <text:p>97.877358490566</text:p>
          </table:table-cell>
          <table:table-cell office:value-type="float" office:value="98.3490566037736" calcext:value-type="float">
            <text:p>98.3490566037736</text:p>
          </table:table-cell>
          <table:table-cell office:value-type="float" office:value="99.0566037735849" calcext:value-type="float">
            <text:p>99.0566037735849</text:p>
          </table:table-cell>
          <table:table-cell office:value-type="float" office:value="99.2924528301887" calcext:value-type="float">
            <text:p>99.2924528301887</text:p>
          </table:table-cell>
          <table:table-cell office:value-type="float" office:value="99.7641509433962" calcext:value-type="float">
            <text:p>99.7641509433962</text:p>
          </table:table-cell>
          <table:table-cell table:number-columns-repeated="70" office:value-type="float" office:value="100" calcext:value-type="float">
            <text:p>100</text:p>
          </table:table-cell>
          <table:table-cell table:number-columns-repeated="13" office:value-type="float" office:value="99.7641509433962" calcext:value-type="float">
            <text:p>99.7641509433962</text:p>
          </table:table-cell>
          <table:table-cell office:value-type="float" office:value="99.5283018867925" calcext:value-type="float">
            <text:p>99.5283018867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3490566037736" calcext:value-type="float">
            <text:p>48.3490566037736</text:p>
          </table:table-cell>
          <table:table-cell office:value-type="float" office:value="63.4433962264151" calcext:value-type="float">
            <text:p>63.4433962264151</text:p>
          </table:table-cell>
          <table:table-cell office:value-type="float" office:value="68.6320754716981" calcext:value-type="float">
            <text:p>68.6320754716981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70.5188679245283" calcext:value-type="float">
            <text:p>70.5188679245283</text:p>
          </table:table-cell>
          <table:table-cell office:value-type="float" office:value="70.9905660377359" calcext:value-type="float">
            <text:p>70.9905660377359</text:p>
          </table:table-cell>
          <table:table-cell office:value-type="float" office:value="71.2264150943396" calcext:value-type="float">
            <text:p>71.2264150943396</text:p>
          </table:table-cell>
          <table:table-cell office:value-type="float" office:value="71.6981132075472" calcext:value-type="float">
            <text:p>71.6981132075472</text:p>
          </table:table-cell>
          <table:table-cell office:value-type="float" office:value="72.6415094339623" calcext:value-type="float">
            <text:p>72.6415094339623</text:p>
          </table:table-cell>
          <table:table-cell table:number-columns-repeated="2" office:value-type="float" office:value="73.1132075471698" calcext:value-type="float">
            <text:p>73.1132075471698</text:p>
          </table:table-cell>
          <table:table-cell office:value-type="float" office:value="73.3490566037736" calcext:value-type="float">
            <text:p>73.3490566037736</text:p>
          </table:table-cell>
          <table:table-cell office:value-type="float" office:value="73.8207547169811" calcext:value-type="float">
            <text:p>73.8207547169811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" calcext:value-type="float">
            <text:p>75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5.7075471698113" calcext:value-type="float">
            <text:p>75.7075471698113</text:p>
          </table:table-cell>
          <table:table-cell office:value-type="float" office:value="76.6509433962264" calcext:value-type="float">
            <text:p>76.6509433962264</text:p>
          </table:table-cell>
          <table:table-cell office:value-type="float" office:value="77.8301886792453" calcext:value-type="float">
            <text:p>77.8301886792453</text:p>
          </table:table-cell>
          <table:table-cell office:value-type="float" office:value="80.6603773584906" calcext:value-type="float">
            <text:p>80.6603773584906</text:p>
          </table:table-cell>
          <table:table-cell office:value-type="float" office:value="81.3679245283019" calcext:value-type="float">
            <text:p>81.3679245283019</text:p>
          </table:table-cell>
          <table:table-cell office:value-type="float" office:value="83.0188679245283" calcext:value-type="float">
            <text:p>83.0188679245283</text:p>
          </table:table-cell>
          <table:table-cell office:value-type="float" office:value="84.1981132075472" calcext:value-type="float">
            <text:p>84.1981132075472</text:p>
          </table:table-cell>
          <table:table-cell office:value-type="float" office:value="84.9056603773585" calcext:value-type="float">
            <text:p>84.9056603773585</text:p>
          </table:table-cell>
          <table:table-cell office:value-type="float" office:value="86.3207547169811" calcext:value-type="float">
            <text:p>86.3207547169811</text:p>
          </table:table-cell>
          <table:table-cell office:value-type="float" office:value="87.9716981132076" calcext:value-type="float">
            <text:p>87.9716981132076</text:p>
          </table:table-cell>
          <table:table-cell office:value-type="float" office:value="89.3867924528302" calcext:value-type="float">
            <text:p>89.3867924528302</text:p>
          </table:table-cell>
          <table:table-cell office:value-type="float" office:value="90.5660377358491" calcext:value-type="float">
            <text:p>90.5660377358491</text:p>
          </table:table-cell>
          <table:table-cell office:value-type="float" office:value="91.0377358490566" calcext:value-type="float">
            <text:p>91.0377358490566</text:p>
          </table:table-cell>
          <table:table-cell office:value-type="float" office:value="92.4528301886793" calcext:value-type="float">
            <text:p>92.4528301886793</text:p>
          </table:table-cell>
          <table:table-cell office:value-type="float" office:value="94.811320754717" calcext:value-type="float">
            <text:p>94.811320754717</text:p>
          </table:table-cell>
          <table:table-cell office:value-type="float" office:value="95.0471698113208" calcext:value-type="float">
            <text:p>95.0471698113208</text:p>
          </table:table-cell>
          <table:table-cell office:value-type="float" office:value="95.5188679245283" calcext:value-type="float">
            <text:p>95.5188679245283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8.3490566037736" calcext:value-type="float">
            <text:p>98.3490566037736</text:p>
          </table:table-cell>
          <table:table-cell table:number-columns-repeated="2" office:value-type="float" office:value="99.0566037735849" calcext:value-type="float">
            <text:p>99.0566037735849</text:p>
          </table:table-cell>
          <table:table-cell office:value-type="float" office:value="99.7641509433962" calcext:value-type="float">
            <text:p>99.7641509433962</text:p>
          </table:table-cell>
          <table:table-cell table:number-columns-repeated="79" office:value-type="float" office:value="100" calcext:value-type="float">
            <text:p>100</text:p>
          </table:table-cell>
          <table:table-cell table:number-columns-repeated="7" office:value-type="float" office:value="99.7641509433962" calcext:value-type="float">
            <text:p>99.7641509433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075471698113" calcext:value-type="float">
            <text:p>50.7075471698113</text:p>
          </table:table-cell>
          <table:table-cell office:value-type="float" office:value="66.0377358490566" calcext:value-type="float">
            <text:p>66.0377358490566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70.2830188679245" calcext:value-type="float">
            <text:p>70.2830188679245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70.7547169811321" calcext:value-type="float">
            <text:p>70.7547169811321</text:p>
          </table:table-cell>
          <table:table-cell office:value-type="float" office:value="71.2264150943396" calcext:value-type="float">
            <text:p>71.2264150943396</text:p>
          </table:table-cell>
          <table:table-cell office:value-type="float" office:value="70.9905660377359" calcext:value-type="float">
            <text:p>70.9905660377359</text:p>
          </table:table-cell>
          <table:table-cell office:value-type="float" office:value="71.2264150943396" calcext:value-type="float">
            <text:p>71.2264150943396</text:p>
          </table:table-cell>
          <table:table-cell table:number-columns-repeated="2" office:value-type="float" office:value="71.6981132075472" calcext:value-type="float">
            <text:p>71.6981132075472</text:p>
          </table:table-cell>
          <table:table-cell office:value-type="float" office:value="72.6415094339623" calcext:value-type="float">
            <text:p>72.6415094339623</text:p>
          </table:table-cell>
          <table:table-cell table:number-columns-repeated="2" office:value-type="float" office:value="73.1132075471698" calcext:value-type="float">
            <text:p>73.1132075471698</text:p>
          </table:table-cell>
          <table:table-cell office:value-type="float" office:value="73.5849056603774" calcext:value-type="float">
            <text:p>73.5849056603774</text:p>
          </table:table-cell>
          <table:table-cell office:value-type="float" office:value="74.5283018867925" calcext:value-type="float">
            <text:p>74.5283018867925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5.4716981132076" calcext:value-type="float">
            <text:p>75.4716981132076</text:p>
          </table:table-cell>
          <table:table-cell office:value-type="float" office:value="76.6509433962264" calcext:value-type="float">
            <text:p>76.6509433962264</text:p>
          </table:table-cell>
          <table:table-cell office:value-type="float" office:value="77.3584905660377" calcext:value-type="float">
            <text:p>77.3584905660377</text:p>
          </table:table-cell>
          <table:table-cell office:value-type="float" office:value="78.5377358490566" calcext:value-type="float">
            <text:p>78.5377358490566</text:p>
          </table:table-cell>
          <table:table-cell office:value-type="float" office:value="79.7169811320755" calcext:value-type="float">
            <text:p>79.7169811320755</text:p>
          </table:table-cell>
          <table:table-cell office:value-type="float" office:value="81.6037735849057" calcext:value-type="float">
            <text:p>81.6037735849057</text:p>
          </table:table-cell>
          <table:table-cell office:value-type="float" office:value="83.7264150943396" calcext:value-type="float">
            <text:p>83.7264150943396</text:p>
          </table:table-cell>
          <table:table-cell office:value-type="float" office:value="84.6698113207547" calcext:value-type="float">
            <text:p>84.6698113207547</text:p>
          </table:table-cell>
          <table:table-cell office:value-type="float" office:value="85.6132075471698" calcext:value-type="float">
            <text:p>85.6132075471698</text:p>
          </table:table-cell>
          <table:table-cell office:value-type="float" office:value="87.0283018867925" calcext:value-type="float">
            <text:p>87.0283018867925</text:p>
          </table:table-cell>
          <table:table-cell office:value-type="float" office:value="88.9150943396226" calcext:value-type="float">
            <text:p>88.9150943396226</text:p>
          </table:table-cell>
          <table:table-cell office:value-type="float" office:value="90.0943396226415" calcext:value-type="float">
            <text:p>90.0943396226415</text:p>
          </table:table-cell>
          <table:table-cell office:value-type="float" office:value="90.8018867924528" calcext:value-type="float">
            <text:p>90.8018867924528</text:p>
          </table:table-cell>
          <table:table-cell office:value-type="float" office:value="91.5094339622642" calcext:value-type="float">
            <text:p>91.5094339622642</text:p>
          </table:table-cell>
          <table:table-cell office:value-type="float" office:value="92.2169811320755" calcext:value-type="float">
            <text:p>92.2169811320755</text:p>
          </table:table-cell>
          <table:table-cell office:value-type="float" office:value="92.9245283018868" calcext:value-type="float">
            <text:p>92.9245283018868</text:p>
          </table:table-cell>
          <table:table-cell office:value-type="float" office:value="94.3396226415094" calcext:value-type="float">
            <text:p>94.3396226415094</text:p>
          </table:table-cell>
          <table:table-cell office:value-type="float" office:value="94.811320754717" calcext:value-type="float">
            <text:p>94.811320754717</text:p>
          </table:table-cell>
          <table:table-cell office:value-type="float" office:value="95.9905660377359" calcext:value-type="float">
            <text:p>95.9905660377359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7.877358490566" calcext:value-type="float">
            <text:p>97.877358490566</text:p>
          </table:table-cell>
          <table:table-cell table:number-columns-repeated="3" office:value-type="float" office:value="98.5849056603774" calcext:value-type="float">
            <text:p>98.5849056603774</text:p>
          </table:table-cell>
          <table:table-cell table:number-columns-repeated="2" office:value-type="float" office:value="98.8207547169811" calcext:value-type="float">
            <text:p>98.8207547169811</text:p>
          </table:table-cell>
          <table:table-cell office:value-type="float" office:value="99.2924528301887" calcext:value-type="float">
            <text:p>99.2924528301887</text:p>
          </table:table-cell>
          <table:table-cell office:value-type="float" office:value="99.5283018867925" calcext:value-type="float">
            <text:p>99.5283018867925</text:p>
          </table:table-cell>
          <table:table-cell table:number-columns-repeated="2" office:value-type="float" office:value="99.7641509433962" calcext:value-type="float">
            <text:p>99.7641509433962</text:p>
          </table:table-cell>
          <table:table-cell table:number-columns-repeated="74" office:value-type="float" office:value="100" calcext:value-type="float">
            <text:p>100</text:p>
          </table:table-cell>
          <table:table-cell table:number-columns-repeated="4" office:value-type="float" office:value="99.7641509433962" calcext:value-type="float">
            <text:p>99.7641509433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3490566037736" calcext:value-type="float">
            <text:p>48.3490566037736</text:p>
          </table:table-cell>
          <table:table-cell office:value-type="float" office:value="63.6792452830189" calcext:value-type="float">
            <text:p>63.6792452830189</text:p>
          </table:table-cell>
          <table:table-cell office:value-type="float" office:value="68.6320754716981" calcext:value-type="float">
            <text:p>68.6320754716981</text:p>
          </table:table-cell>
          <table:table-cell office:value-type="float" office:value="67.688679245283" calcext:value-type="float">
            <text:p>67.688679245283</text:p>
          </table:table-cell>
          <table:table-cell office:value-type="float" office:value="67.2169811320755" calcext:value-type="float">
            <text:p>67.2169811320755</text:p>
          </table:table-cell>
          <table:table-cell table:number-columns-repeated="3" office:value-type="float" office:value="67.4528301886793" calcext:value-type="float">
            <text:p>67.4528301886793</text:p>
          </table:table-cell>
          <table:table-cell office:value-type="float" office:value="68.6320754716981" calcext:value-type="float">
            <text:p>68.6320754716981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69.3396226415094" calcext:value-type="float">
            <text:p>69.3396226415094</text:p>
          </table:table-cell>
          <table:table-cell office:value-type="float" office:value="70.9905660377359" calcext:value-type="float">
            <text:p>70.9905660377359</text:p>
          </table:table-cell>
          <table:table-cell office:value-type="float" office:value="72.4056603773585" calcext:value-type="float">
            <text:p>72.4056603773585</text:p>
          </table:table-cell>
          <table:table-cell table:number-columns-repeated="2" office:value-type="float" office:value="72.6415094339623" calcext:value-type="float">
            <text:p>72.6415094339623</text:p>
          </table:table-cell>
          <table:table-cell office:value-type="float" office:value="72.877358490566" calcext:value-type="float">
            <text:p>72.877358490566</text:p>
          </table:table-cell>
          <table:table-cell office:value-type="float" office:value="74.0566037735849" calcext:value-type="float">
            <text:p>74.0566037735849</text:p>
          </table:table-cell>
          <table:table-cell office:value-type="float" office:value="75" calcext:value-type="float">
            <text:p>75</text:p>
          </table:table-cell>
          <table:table-cell office:value-type="float" office:value="75.7075471698113" calcext:value-type="float">
            <text:p>75.7075471698113</text:p>
          </table:table-cell>
          <table:table-cell office:value-type="float" office:value="76.6509433962264" calcext:value-type="float">
            <text:p>76.6509433962264</text:p>
          </table:table-cell>
          <table:table-cell office:value-type="float" office:value="78.0660377358491" calcext:value-type="float">
            <text:p>78.0660377358491</text:p>
          </table:table-cell>
          <table:table-cell office:value-type="float" office:value="79.2452830188679" calcext:value-type="float">
            <text:p>79.2452830188679</text:p>
          </table:table-cell>
          <table:table-cell office:value-type="float" office:value="79.7169811320755" calcext:value-type="float">
            <text:p>79.7169811320755</text:p>
          </table:table-cell>
          <table:table-cell office:value-type="float" office:value="80.8962264150943" calcext:value-type="float">
            <text:p>80.8962264150943</text:p>
          </table:table-cell>
          <table:table-cell office:value-type="float" office:value="82.5471698113208" calcext:value-type="float">
            <text:p>82.5471698113208</text:p>
          </table:table-cell>
          <table:table-cell office:value-type="float" office:value="83.7264150943396" calcext:value-type="float">
            <text:p>83.7264150943396</text:p>
          </table:table-cell>
          <table:table-cell office:value-type="float" office:value="85.6132075471698" calcext:value-type="float">
            <text:p>85.6132075471698</text:p>
          </table:table-cell>
          <table:table-cell office:value-type="float" office:value="86.7924528301887" calcext:value-type="float">
            <text:p>86.7924528301887</text:p>
          </table:table-cell>
          <table:table-cell office:value-type="float" office:value="87.7358490566038" calcext:value-type="float">
            <text:p>87.7358490566038</text:p>
          </table:table-cell>
          <table:table-cell office:value-type="float" office:value="88.9150943396226" calcext:value-type="float">
            <text:p>88.9150943396226</text:p>
          </table:table-cell>
          <table:table-cell office:value-type="float" office:value="89.8584905660377" calcext:value-type="float">
            <text:p>89.8584905660377</text:p>
          </table:table-cell>
          <table:table-cell office:value-type="float" office:value="91.7452830188679" calcext:value-type="float">
            <text:p>91.7452830188679</text:p>
          </table:table-cell>
          <table:table-cell office:value-type="float" office:value="92.9245283018868" calcext:value-type="float">
            <text:p>92.9245283018868</text:p>
          </table:table-cell>
          <table:table-cell office:value-type="float" office:value="93.8679245283019" calcext:value-type="float">
            <text:p>93.8679245283019</text:p>
          </table:table-cell>
          <table:table-cell office:value-type="float" office:value="94.3396226415094" calcext:value-type="float">
            <text:p>94.3396226415094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6415094339623" calcext:value-type="float">
            <text:p>97.6415094339623</text:p>
          </table:table-cell>
          <table:table-cell office:value-type="float" office:value="97.877358490566" calcext:value-type="float">
            <text:p>97.877358490566</text:p>
          </table:table-cell>
          <table:table-cell office:value-type="float" office:value="98.3490566037736" calcext:value-type="float">
            <text:p>98.3490566037736</text:p>
          </table:table-cell>
          <table:table-cell office:value-type="float" office:value="99.2924528301887" calcext:value-type="float">
            <text:p>99.2924528301887</text:p>
          </table:table-cell>
          <table:table-cell office:value-type="float" office:value="99.5283018867925" calcext:value-type="float">
            <text:p>99.5283018867925</text:p>
          </table:table-cell>
          <table:table-cell office:value-type="float" office:value="99.7641509433962" calcext:value-type="float">
            <text:p>99.7641509433962</text:p>
          </table:table-cell>
          <table:table-cell table:number-columns-repeated="80" office:value-type="float" office:value="100" calcext:value-type="float">
            <text:p>100</text:p>
          </table:table-cell>
          <table:table-cell table:number-columns-repeated="7" office:value-type="float" office:value="99.7641509433962" calcext:value-type="float">
            <text:p>99.7641509433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2924528301887" calcext:value-type="float">
            <text:p>49.2924528301887</text:p>
          </table:table-cell>
          <table:table-cell office:value-type="float" office:value="63.2075471698113" calcext:value-type="float">
            <text:p>63.2075471698113</text:p>
          </table:table-cell>
          <table:table-cell office:value-type="float" office:value="68.1603773584906" calcext:value-type="float">
            <text:p>68.1603773584906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70.0471698113208" calcext:value-type="float">
            <text:p>70.0471698113208</text:p>
          </table:table-cell>
          <table:table-cell office:value-type="float" office:value="70.2830188679245" calcext:value-type="float">
            <text:p>70.2830188679245</text:p>
          </table:table-cell>
          <table:table-cell office:value-type="float" office:value="69.5754716981132" calcext:value-type="float">
            <text:p>69.5754716981132</text:p>
          </table:table-cell>
          <table:table-cell table:number-columns-repeated="2" office:value-type="float" office:value="70.5188679245283" calcext:value-type="float">
            <text:p>70.5188679245283</text:p>
          </table:table-cell>
          <table:table-cell office:value-type="float" office:value="71.2264150943396" calcext:value-type="float">
            <text:p>71.2264150943396</text:p>
          </table:table-cell>
          <table:table-cell office:value-type="float" office:value="71.9339622641509" calcext:value-type="float">
            <text:p>71.9339622641509</text:p>
          </table:table-cell>
          <table:table-cell office:value-type="float" office:value="72.4056603773585" calcext:value-type="float">
            <text:p>72.4056603773585</text:p>
          </table:table-cell>
          <table:table-cell office:value-type="float" office:value="72.6415094339623" calcext:value-type="float">
            <text:p>72.6415094339623</text:p>
          </table:table-cell>
          <table:table-cell office:value-type="float" office:value="73.3490566037736" calcext:value-type="float">
            <text:p>73.3490566037736</text:p>
          </table:table-cell>
          <table:table-cell office:value-type="float" office:value="73.8207547169811" calcext:value-type="float">
            <text:p>73.8207547169811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.7075471698113" calcext:value-type="float">
            <text:p>75.7075471698113</text:p>
          </table:table-cell>
          <table:table-cell office:value-type="float" office:value="77.122641509434" calcext:value-type="float">
            <text:p>77.122641509434</text:p>
          </table:table-cell>
          <table:table-cell office:value-type="float" office:value="77.3584905660377" calcext:value-type="float">
            <text:p>77.3584905660377</text:p>
          </table:table-cell>
          <table:table-cell office:value-type="float" office:value="78.3018867924528" calcext:value-type="float">
            <text:p>78.3018867924528</text:p>
          </table:table-cell>
          <table:table-cell office:value-type="float" office:value="79.2452830188679" calcext:value-type="float">
            <text:p>79.2452830188679</text:p>
          </table:table-cell>
          <table:table-cell office:value-type="float" office:value="80.6603773584906" calcext:value-type="float">
            <text:p>80.6603773584906</text:p>
          </table:table-cell>
          <table:table-cell office:value-type="float" office:value="82.0754716981132" calcext:value-type="float">
            <text:p>82.0754716981132</text:p>
          </table:table-cell>
          <table:table-cell office:value-type="float" office:value="83.4905660377359" calcext:value-type="float">
            <text:p>83.4905660377359</text:p>
          </table:table-cell>
          <table:table-cell office:value-type="float" office:value="84.6698113207547" calcext:value-type="float">
            <text:p>84.6698113207547</text:p>
          </table:table-cell>
          <table:table-cell office:value-type="float" office:value="85.8490566037736" calcext:value-type="float">
            <text:p>85.8490566037736</text:p>
          </table:table-cell>
          <table:table-cell office:value-type="float" office:value="87.0283018867925" calcext:value-type="float">
            <text:p>87.0283018867925</text:p>
          </table:table-cell>
          <table:table-cell office:value-type="float" office:value="88.2075471698113" calcext:value-type="float">
            <text:p>88.2075471698113</text:p>
          </table:table-cell>
          <table:table-cell office:value-type="float" office:value="89.3867924528302" calcext:value-type="float">
            <text:p>89.3867924528302</text:p>
          </table:table-cell>
          <table:table-cell office:value-type="float" office:value="90.5660377358491" calcext:value-type="float">
            <text:p>90.5660377358491</text:p>
          </table:table-cell>
          <table:table-cell office:value-type="float" office:value="91.9811320754717" calcext:value-type="float">
            <text:p>91.9811320754717</text:p>
          </table:table-cell>
          <table:table-cell office:value-type="float" office:value="93.6320754716981" calcext:value-type="float">
            <text:p>93.6320754716981</text:p>
          </table:table-cell>
          <table:table-cell office:value-type="float" office:value="95.2830188679245" calcext:value-type="float">
            <text:p>95.2830188679245</text:p>
          </table:table-cell>
          <table:table-cell office:value-type="float" office:value="95.9905660377359" calcext:value-type="float">
            <text:p>95.9905660377359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8.1132075471698" calcext:value-type="float">
            <text:p>98.1132075471698</text:p>
          </table:table-cell>
          <table:table-cell office:value-type="float" office:value="98.5849056603774" calcext:value-type="float">
            <text:p>98.5849056603774</text:p>
          </table:table-cell>
          <table:table-cell office:value-type="float" office:value="99.0566037735849" calcext:value-type="float">
            <text:p>99.0566037735849</text:p>
          </table:table-cell>
          <table:table-cell table:number-columns-repeated="3" office:value-type="float" office:value="99.7641509433962" calcext:value-type="float">
            <text:p>99.7641509433962</text:p>
          </table:table-cell>
          <table:table-cell table:number-columns-repeated="8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4056603773585" calcext:value-type="float">
            <text:p>47.4056603773585</text:p>
          </table:table-cell>
          <table:table-cell office:value-type="float" office:value="64.1509433962264" calcext:value-type="float">
            <text:p>64.1509433962264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8.3962264150943" calcext:value-type="float">
            <text:p>68.3962264150943</text:p>
          </table:table-cell>
          <table:table-cell office:value-type="float" office:value="67.4528301886793" calcext:value-type="float">
            <text:p>67.4528301886793</text:p>
          </table:table-cell>
          <table:table-cell office:value-type="float" office:value="66.9811320754717" calcext:value-type="float">
            <text:p>66.9811320754717</text:p>
          </table:table-cell>
          <table:table-cell office:value-type="float" office:value="67.9245283018868" calcext:value-type="float">
            <text:p>67.9245283018868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70.5188679245283" calcext:value-type="float">
            <text:p>70.5188679245283</text:p>
          </table:table-cell>
          <table:table-cell office:value-type="float" office:value="71.2264150943396" calcext:value-type="float">
            <text:p>71.2264150943396</text:p>
          </table:table-cell>
          <table:table-cell table:number-columns-repeated="2" office:value-type="float" office:value="72.1698113207547" calcext:value-type="float">
            <text:p>72.1698113207547</text:p>
          </table:table-cell>
          <table:table-cell office:value-type="float" office:value="72.6415094339623" calcext:value-type="float">
            <text:p>72.6415094339623</text:p>
          </table:table-cell>
          <table:table-cell office:value-type="float" office:value="73.1132075471698" calcext:value-type="float">
            <text:p>73.1132075471698</text:p>
          </table:table-cell>
          <table:table-cell office:value-type="float" office:value="73.5849056603774" calcext:value-type="float">
            <text:p>73.5849056603774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5.7075471698113" calcext:value-type="float">
            <text:p>75.7075471698113</text:p>
          </table:table-cell>
          <table:table-cell table:number-columns-repeated="2" office:value-type="float" office:value="76.1792452830189" calcext:value-type="float">
            <text:p>76.1792452830189</text:p>
          </table:table-cell>
          <table:table-cell office:value-type="float" office:value="77.3584905660377" calcext:value-type="float">
            <text:p>77.3584905660377</text:p>
          </table:table-cell>
          <table:table-cell office:value-type="float" office:value="78.3018867924528" calcext:value-type="float">
            <text:p>78.3018867924528</text:p>
          </table:table-cell>
          <table:table-cell office:value-type="float" office:value="79.4811320754717" calcext:value-type="float">
            <text:p>79.4811320754717</text:p>
          </table:table-cell>
          <table:table-cell office:value-type="float" office:value="80.8962264150943" calcext:value-type="float">
            <text:p>80.8962264150943</text:p>
          </table:table-cell>
          <table:table-cell office:value-type="float" office:value="82.0754716981132" calcext:value-type="float">
            <text:p>82.0754716981132</text:p>
          </table:table-cell>
          <table:table-cell office:value-type="float" office:value="83.7264150943396" calcext:value-type="float">
            <text:p>83.7264150943396</text:p>
          </table:table-cell>
          <table:table-cell office:value-type="float" office:value="85.377358490566" calcext:value-type="float">
            <text:p>85.377358490566</text:p>
          </table:table-cell>
          <table:table-cell office:value-type="float" office:value="86.3207547169811" calcext:value-type="float">
            <text:p>86.3207547169811</text:p>
          </table:table-cell>
          <table:table-cell office:value-type="float" office:value="87.9716981132076" calcext:value-type="float">
            <text:p>87.9716981132076</text:p>
          </table:table-cell>
          <table:table-cell office:value-type="float" office:value="89.1509433962264" calcext:value-type="float">
            <text:p>89.1509433962264</text:p>
          </table:table-cell>
          <table:table-cell office:value-type="float" office:value="91.0377358490566" calcext:value-type="float">
            <text:p>91.0377358490566</text:p>
          </table:table-cell>
          <table:table-cell office:value-type="float" office:value="92.688679245283" calcext:value-type="float">
            <text:p>92.688679245283</text:p>
          </table:table-cell>
          <table:table-cell office:value-type="float" office:value="93.1603773584906" calcext:value-type="float">
            <text:p>93.1603773584906</text:p>
          </table:table-cell>
          <table:table-cell office:value-type="float" office:value="94.1037735849057" calcext:value-type="float">
            <text:p>94.1037735849057</text:p>
          </table:table-cell>
          <table:table-cell office:value-type="float" office:value="95.7547169811321" calcext:value-type="float">
            <text:p>95.7547169811321</text:p>
          </table:table-cell>
          <table:table-cell office:value-type="float" office:value="95.9905660377359" calcext:value-type="float">
            <text:p>95.9905660377359</text:p>
          </table:table-cell>
          <table:table-cell office:value-type="float" office:value="96.2264150943396" calcext:value-type="float">
            <text:p>96.2264150943396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8.3490566037736" calcext:value-type="float">
            <text:p>98.3490566037736</text:p>
          </table:table-cell>
          <table:table-cell office:value-type="float" office:value="99.2924528301887" calcext:value-type="float">
            <text:p>99.2924528301887</text:p>
          </table:table-cell>
          <table:table-cell table:number-columns-repeated="2" office:value-type="float" office:value="99.5283018867925" calcext:value-type="float">
            <text:p>99.5283018867925</text:p>
          </table:table-cell>
          <table:table-cell office:value-type="float" office:value="99.7641509433962" calcext:value-type="float">
            <text:p>99.7641509433962</text:p>
          </table:table-cell>
          <table:table-cell table:number-columns-repeated="8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5849056603774" calcext:value-type="float">
            <text:p>48.5849056603774</text:p>
          </table:table-cell>
          <table:table-cell office:value-type="float" office:value="64.8584905660377" calcext:value-type="float">
            <text:p>64.8584905660377</text:p>
          </table:table-cell>
          <table:table-cell office:value-type="float" office:value="66.9811320754717" calcext:value-type="float">
            <text:p>66.9811320754717</text:p>
          </table:table-cell>
          <table:table-cell office:value-type="float" office:value="67.9245283018868" calcext:value-type="float">
            <text:p>67.9245283018868</text:p>
          </table:table-cell>
          <table:table-cell office:value-type="float" office:value="68.1603773584906" calcext:value-type="float">
            <text:p>68.1603773584906</text:p>
          </table:table-cell>
          <table:table-cell office:value-type="float" office:value="68.3962264150943" calcext:value-type="float">
            <text:p>68.3962264150943</text:p>
          </table:table-cell>
          <table:table-cell office:value-type="float" office:value="68.1603773584906" calcext:value-type="float">
            <text:p>68.1603773584906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70.2830188679245" calcext:value-type="float">
            <text:p>70.2830188679245</text:p>
          </table:table-cell>
          <table:table-cell office:value-type="float" office:value="70.0471698113208" calcext:value-type="float">
            <text:p>70.0471698113208</text:p>
          </table:table-cell>
          <table:table-cell office:value-type="float" office:value="70.5188679245283" calcext:value-type="float">
            <text:p>70.5188679245283</text:p>
          </table:table-cell>
          <table:table-cell office:value-type="float" office:value="70.9905660377359" calcext:value-type="float">
            <text:p>70.9905660377359</text:p>
          </table:table-cell>
          <table:table-cell office:value-type="float" office:value="71.9339622641509" calcext:value-type="float">
            <text:p>71.9339622641509</text:p>
          </table:table-cell>
          <table:table-cell office:value-type="float" office:value="72.1698113207547" calcext:value-type="float">
            <text:p>72.1698113207547</text:p>
          </table:table-cell>
          <table:table-cell office:value-type="float" office:value="73.1132075471698" calcext:value-type="float">
            <text:p>73.1132075471698</text:p>
          </table:table-cell>
          <table:table-cell office:value-type="float" office:value="73.8207547169811" calcext:value-type="float">
            <text:p>73.8207547169811</text:p>
          </table:table-cell>
          <table:table-cell office:value-type="float" office:value="74.0566037735849" calcext:value-type="float">
            <text:p>74.0566037735849</text:p>
          </table:table-cell>
          <table:table-cell office:value-type="float" office:value="74.2924528301887" calcext:value-type="float">
            <text:p>74.2924528301887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.4716981132076" calcext:value-type="float">
            <text:p>75.4716981132076</text:p>
          </table:table-cell>
          <table:table-cell office:value-type="float" office:value="76.6509433962264" calcext:value-type="float">
            <text:p>76.6509433962264</text:p>
          </table:table-cell>
          <table:table-cell office:value-type="float" office:value="78.0660377358491" calcext:value-type="float">
            <text:p>78.0660377358491</text:p>
          </table:table-cell>
          <table:table-cell office:value-type="float" office:value="79.4811320754717" calcext:value-type="float">
            <text:p>79.4811320754717</text:p>
          </table:table-cell>
          <table:table-cell office:value-type="float" office:value="81.6037735849057" calcext:value-type="float">
            <text:p>81.6037735849057</text:p>
          </table:table-cell>
          <table:table-cell office:value-type="float" office:value="83.0188679245283" calcext:value-type="float">
            <text:p>83.0188679245283</text:p>
          </table:table-cell>
          <table:table-cell office:value-type="float" office:value="84.1981132075472" calcext:value-type="float">
            <text:p>84.1981132075472</text:p>
          </table:table-cell>
          <table:table-cell office:value-type="float" office:value="85.377358490566" calcext:value-type="float">
            <text:p>85.377358490566</text:p>
          </table:table-cell>
          <table:table-cell office:value-type="float" office:value="86.7924528301887" calcext:value-type="float">
            <text:p>86.7924528301887</text:p>
          </table:table-cell>
          <table:table-cell office:value-type="float" office:value="89.1509433962264" calcext:value-type="float">
            <text:p>89.1509433962264</text:p>
          </table:table-cell>
          <table:table-cell office:value-type="float" office:value="90.0943396226415" calcext:value-type="float">
            <text:p>90.0943396226415</text:p>
          </table:table-cell>
          <table:table-cell office:value-type="float" office:value="91.5094339622642" calcext:value-type="float">
            <text:p>91.5094339622642</text:p>
          </table:table-cell>
          <table:table-cell office:value-type="float" office:value="92.688679245283" calcext:value-type="float">
            <text:p>92.688679245283</text:p>
          </table:table-cell>
          <table:table-cell office:value-type="float" office:value="93.8679245283019" calcext:value-type="float">
            <text:p>93.8679245283019</text:p>
          </table:table-cell>
          <table:table-cell office:value-type="float" office:value="95.0471698113208" calcext:value-type="float">
            <text:p>95.0471698113208</text:p>
          </table:table-cell>
          <table:table-cell office:value-type="float" office:value="95.7547169811321" calcext:value-type="float">
            <text:p>95.7547169811321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6.9339622641509" calcext:value-type="float">
            <text:p>96.9339622641509</text:p>
          </table:table-cell>
          <table:table-cell office:value-type="float" office:value="97.6415094339623" calcext:value-type="float">
            <text:p>97.6415094339623</text:p>
          </table:table-cell>
          <table:table-cell office:value-type="float" office:value="98.1132075471698" calcext:value-type="float">
            <text:p>98.1132075471698</text:p>
          </table:table-cell>
          <table:table-cell table:number-columns-repeated="2" office:value-type="float" office:value="99.0566037735849" calcext:value-type="float">
            <text:p>99.0566037735849</text:p>
          </table:table-cell>
          <table:table-cell office:value-type="float" office:value="99.5283018867925" calcext:value-type="float">
            <text:p>99.5283018867925</text:p>
          </table:table-cell>
          <table:table-cell office:value-type="float" office:value="99.7641509433962" calcext:value-type="float">
            <text:p>99.7641509433962</text:p>
          </table:table-cell>
          <table:table-cell table:number-columns-repeated="8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1132075471698" calcext:value-type="float">
            <text:p>48.1132075471698</text:p>
          </table:table-cell>
          <table:table-cell office:value-type="float" office:value="64.8584905660377" calcext:value-type="float">
            <text:p>64.8584905660377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9.3396226415094" calcext:value-type="float">
            <text:p>69.3396226415094</text:p>
          </table:table-cell>
          <table:table-cell office:value-type="float" office:value="69.811320754717" calcext:value-type="float">
            <text:p>69.811320754717</text:p>
          </table:table-cell>
          <table:table-cell table:number-columns-repeated="2" office:value-type="float" office:value="68.8679245283019" calcext:value-type="float">
            <text:p>68.8679245283019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70.0471698113208" calcext:value-type="float">
            <text:p>70.0471698113208</text:p>
          </table:table-cell>
          <table:table-cell office:value-type="float" office:value="70.5188679245283" calcext:value-type="float">
            <text:p>70.5188679245283</text:p>
          </table:table-cell>
          <table:table-cell office:value-type="float" office:value="72.4056603773585" calcext:value-type="float">
            <text:p>72.4056603773585</text:p>
          </table:table-cell>
          <table:table-cell table:number-columns-repeated="2" office:value-type="float" office:value="72.877358490566" calcext:value-type="float">
            <text:p>72.877358490566</text:p>
          </table:table-cell>
          <table:table-cell office:value-type="float" office:value="73.5849056603774" calcext:value-type="float">
            <text:p>73.5849056603774</text:p>
          </table:table-cell>
          <table:table-cell table:number-columns-repeated="2" office:value-type="float" office:value="74.2924528301887" calcext:value-type="float">
            <text:p>74.2924528301887</text:p>
          </table:table-cell>
          <table:table-cell office:value-type="float" office:value="74.0566037735849" calcext:value-type="float">
            <text:p>74.0566037735849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" calcext:value-type="float">
            <text:p>75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6.1792452830189" calcext:value-type="float">
            <text:p>76.1792452830189</text:p>
          </table:table-cell>
          <table:table-cell office:value-type="float" office:value="76.8867924528302" calcext:value-type="float">
            <text:p>76.8867924528302</text:p>
          </table:table-cell>
          <table:table-cell office:value-type="float" office:value="78.5377358490566" calcext:value-type="float">
            <text:p>78.5377358490566</text:p>
          </table:table-cell>
          <table:table-cell office:value-type="float" office:value="80.188679245283" calcext:value-type="float">
            <text:p>80.188679245283</text:p>
          </table:table-cell>
          <table:table-cell office:value-type="float" office:value="81.6037735849057" calcext:value-type="float">
            <text:p>81.6037735849057</text:p>
          </table:table-cell>
          <table:table-cell office:value-type="float" office:value="82.5471698113208" calcext:value-type="float">
            <text:p>82.5471698113208</text:p>
          </table:table-cell>
          <table:table-cell office:value-type="float" office:value="84.4339622641509" calcext:value-type="float">
            <text:p>84.4339622641509</text:p>
          </table:table-cell>
          <table:table-cell office:value-type="float" office:value="86.3207547169811" calcext:value-type="float">
            <text:p>86.3207547169811</text:p>
          </table:table-cell>
          <table:table-cell office:value-type="float" office:value="87.5" calcext:value-type="float">
            <text:p>87.5</text:p>
          </table:table-cell>
          <table:table-cell office:value-type="float" office:value="89.1509433962264" calcext:value-type="float">
            <text:p>89.1509433962264</text:p>
          </table:table-cell>
          <table:table-cell office:value-type="float" office:value="90.3301886792453" calcext:value-type="float">
            <text:p>90.3301886792453</text:p>
          </table:table-cell>
          <table:table-cell office:value-type="float" office:value="91.7452830188679" calcext:value-type="float">
            <text:p>91.7452830188679</text:p>
          </table:table-cell>
          <table:table-cell office:value-type="float" office:value="92.9245283018868" calcext:value-type="float">
            <text:p>92.9245283018868</text:p>
          </table:table-cell>
          <table:table-cell office:value-type="float" office:value="94.5754716981132" calcext:value-type="float">
            <text:p>94.5754716981132</text:p>
          </table:table-cell>
          <table:table-cell office:value-type="float" office:value="95.0471698113208" calcext:value-type="float">
            <text:p>95.0471698113208</text:p>
          </table:table-cell>
          <table:table-cell office:value-type="float" office:value="95.9905660377359" calcext:value-type="float">
            <text:p>95.9905660377359</text:p>
          </table:table-cell>
          <table:table-cell office:value-type="float" office:value="96.2264150943396" calcext:value-type="float">
            <text:p>96.2264150943396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7.877358490566" calcext:value-type="float">
            <text:p>97.877358490566</text:p>
          </table:table-cell>
          <table:table-cell office:value-type="float" office:value="98.8207547169811" calcext:value-type="float">
            <text:p>98.8207547169811</text:p>
          </table:table-cell>
          <table:table-cell table:number-columns-repeated="5" office:value-type="float" office:value="99.7641509433962" calcext:value-type="float">
            <text:p>99.7641509433962</text:p>
          </table:table-cell>
          <table:table-cell table:number-columns-repeated="8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7641509433962" calcext:value-type="float">
            <text:p>49.7641509433962</text:p>
          </table:table-cell>
          <table:table-cell office:value-type="float" office:value="63.9150943396226" calcext:value-type="float">
            <text:p>63.9150943396226</text:p>
          </table:table-cell>
          <table:table-cell office:value-type="float" office:value="66.7452830188679" calcext:value-type="float">
            <text:p>66.7452830188679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69.1037735849057" calcext:value-type="float">
            <text:p>69.1037735849057</text:p>
          </table:table-cell>
          <table:table-cell office:value-type="float" office:value="68.8679245283019" calcext:value-type="float">
            <text:p>68.8679245283019</text:p>
          </table:table-cell>
          <table:table-cell office:value-type="float" office:value="70.2830188679245" calcext:value-type="float">
            <text:p>70.2830188679245</text:p>
          </table:table-cell>
          <table:table-cell office:value-type="float" office:value="70.0471698113208" calcext:value-type="float">
            <text:p>70.0471698113208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70.9905660377359" calcext:value-type="float">
            <text:p>70.9905660377359</text:p>
          </table:table-cell>
          <table:table-cell office:value-type="float" office:value="71.6981132075472" calcext:value-type="float">
            <text:p>71.6981132075472</text:p>
          </table:table-cell>
          <table:table-cell office:value-type="float" office:value="72.4056603773585" calcext:value-type="float">
            <text:p>72.4056603773585</text:p>
          </table:table-cell>
          <table:table-cell office:value-type="float" office:value="73.3490566037736" calcext:value-type="float">
            <text:p>73.3490566037736</text:p>
          </table:table-cell>
          <table:table-cell office:value-type="float" office:value="73.5849056603774" calcext:value-type="float">
            <text:p>73.5849056603774</text:p>
          </table:table-cell>
          <table:table-cell table:number-columns-repeated="2" office:value-type="float" office:value="74.5283018867925" calcext:value-type="float">
            <text:p>74.5283018867925</text:p>
          </table:table-cell>
          <table:table-cell office:value-type="float" office:value="74.7641509433962" calcext:value-type="float">
            <text:p>74.7641509433962</text:p>
          </table:table-cell>
          <table:table-cell office:value-type="float" office:value="75.9433962264151" calcext:value-type="float">
            <text:p>75.9433962264151</text:p>
          </table:table-cell>
          <table:table-cell office:value-type="float" office:value="76.6509433962264" calcext:value-type="float">
            <text:p>76.6509433962264</text:p>
          </table:table-cell>
          <table:table-cell office:value-type="float" office:value="78.0660377358491" calcext:value-type="float">
            <text:p>78.0660377358491</text:p>
          </table:table-cell>
          <table:table-cell office:value-type="float" office:value="79.0094339622642" calcext:value-type="float">
            <text:p>79.0094339622642</text:p>
          </table:table-cell>
          <table:table-cell office:value-type="float" office:value="80.188679245283" calcext:value-type="float">
            <text:p>80.188679245283</text:p>
          </table:table-cell>
          <table:table-cell office:value-type="float" office:value="80.4245283018868" calcext:value-type="float">
            <text:p>80.4245283018868</text:p>
          </table:table-cell>
          <table:table-cell office:value-type="float" office:value="82.7830188679245" calcext:value-type="float">
            <text:p>82.7830188679245</text:p>
          </table:table-cell>
          <table:table-cell office:value-type="float" office:value="85.1415094339623" calcext:value-type="float">
            <text:p>85.1415094339623</text:p>
          </table:table-cell>
          <table:table-cell office:value-type="float" office:value="86.0849056603774" calcext:value-type="float">
            <text:p>86.0849056603774</text:p>
          </table:table-cell>
          <table:table-cell office:value-type="float" office:value="87.0283018867925" calcext:value-type="float">
            <text:p>87.0283018867925</text:p>
          </table:table-cell>
          <table:table-cell office:value-type="float" office:value="87.9716981132076" calcext:value-type="float">
            <text:p>87.9716981132076</text:p>
          </table:table-cell>
          <table:table-cell office:value-type="float" office:value="88.9150943396226" calcext:value-type="float">
            <text:p>88.9150943396226</text:p>
          </table:table-cell>
          <table:table-cell office:value-type="float" office:value="89.8584905660377" calcext:value-type="float">
            <text:p>89.8584905660377</text:p>
          </table:table-cell>
          <table:table-cell office:value-type="float" office:value="91.9811320754717" calcext:value-type="float">
            <text:p>91.9811320754717</text:p>
          </table:table-cell>
          <table:table-cell office:value-type="float" office:value="93.8679245283019" calcext:value-type="float">
            <text:p>93.8679245283019</text:p>
          </table:table-cell>
          <table:table-cell office:value-type="float" office:value="94.3396226415094" calcext:value-type="float">
            <text:p>94.3396226415094</text:p>
          </table:table-cell>
          <table:table-cell office:value-type="float" office:value="95.5188679245283" calcext:value-type="float">
            <text:p>95.5188679245283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8.5849056603774" calcext:value-type="float">
            <text:p>98.5849056603774</text:p>
          </table:table-cell>
          <table:table-cell office:value-type="float" office:value="99.2924528301887" calcext:value-type="float">
            <text:p>99.2924528301887</text:p>
          </table:table-cell>
          <table:table-cell office:value-type="float" office:value="99.5283018867925" calcext:value-type="float">
            <text:p>99.5283018867925</text:p>
          </table:table-cell>
          <table:table-cell table:number-columns-repeated="3" office:value-type="float" office:value="99.7641509433962" calcext:value-type="float">
            <text:p>99.7641509433962</text:p>
          </table:table-cell>
          <table:table-cell table:number-columns-repeated="78" office:value-type="float" office:value="100" calcext:value-type="float">
            <text:p>100</text:p>
          </table:table-cell>
          <table:table-cell office:value-type="float" office:value="99.7641509433962" calcext:value-type="float">
            <text:p>99.7641509433962</text:p>
          </table:table-cell>
          <table:table-cell office:value-type="float" office:value="99.5283018867925" calcext:value-type="float">
            <text:p>99.5283018867925</text:p>
          </table:table-cell>
          <table:table-cell table:number-columns-repeated="5" office:value-type="float" office:value="99.2924528301887" calcext:value-type="float">
            <text:p>99.2924528301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0566037735849" calcext:value-type="float">
            <text:p>49.0566037735849</text:p>
          </table:table-cell>
          <table:table-cell office:value-type="float" office:value="64.8584905660377" calcext:value-type="float">
            <text:p>64.8584905660377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8.3962264150943" calcext:value-type="float">
            <text:p>68.3962264150943</text:p>
          </table:table-cell>
          <table:table-cell office:value-type="float" office:value="69.5754716981132" calcext:value-type="float">
            <text:p>69.5754716981132</text:p>
          </table:table-cell>
          <table:table-cell office:value-type="float" office:value="69.811320754717" calcext:value-type="float">
            <text:p>69.811320754717</text:p>
          </table:table-cell>
          <table:table-cell office:value-type="float" office:value="70.0471698113208" calcext:value-type="float">
            <text:p>70.0471698113208</text:p>
          </table:table-cell>
          <table:table-cell table:number-columns-repeated="2" office:value-type="float" office:value="69.3396226415094" calcext:value-type="float">
            <text:p>69.3396226415094</text:p>
          </table:table-cell>
          <table:table-cell table:number-columns-repeated="2" office:value-type="float" office:value="70.5188679245283" calcext:value-type="float">
            <text:p>70.5188679245283</text:p>
          </table:table-cell>
          <table:table-cell table:number-columns-repeated="2" office:value-type="float" office:value="70.9905660377359" calcext:value-type="float">
            <text:p>70.9905660377359</text:p>
          </table:table-cell>
          <table:table-cell office:value-type="float" office:value="71.2264150943396" calcext:value-type="float">
            <text:p>71.2264150943396</text:p>
          </table:table-cell>
          <table:table-cell office:value-type="float" office:value="71.6981132075472" calcext:value-type="float">
            <text:p>71.6981132075472</text:p>
          </table:table-cell>
          <table:table-cell office:value-type="float" office:value="72.1698113207547" calcext:value-type="float">
            <text:p>72.1698113207547</text:p>
          </table:table-cell>
          <table:table-cell office:value-type="float" office:value="73.1132075471698" calcext:value-type="float">
            <text:p>73.1132075471698</text:p>
          </table:table-cell>
          <table:table-cell office:value-type="float" office:value="73.8207547169811" calcext:value-type="float">
            <text:p>73.8207547169811</text:p>
          </table:table-cell>
          <table:table-cell office:value-type="float" office:value="74.2924528301887" calcext:value-type="float">
            <text:p>74.2924528301887</text:p>
          </table:table-cell>
          <table:table-cell office:value-type="float" office:value="75" calcext:value-type="float">
            <text:p>75</text:p>
          </table:table-cell>
          <table:table-cell office:value-type="float" office:value="75.2358490566038" calcext:value-type="float">
            <text:p>75.2358490566038</text:p>
          </table:table-cell>
          <table:table-cell office:value-type="float" office:value="75.9433962264151" calcext:value-type="float">
            <text:p>75.9433962264151</text:p>
          </table:table-cell>
          <table:table-cell office:value-type="float" office:value="77.122641509434" calcext:value-type="float">
            <text:p>77.122641509434</text:p>
          </table:table-cell>
          <table:table-cell office:value-type="float" office:value="79.0094339622642" calcext:value-type="float">
            <text:p>79.0094339622642</text:p>
          </table:table-cell>
          <table:table-cell office:value-type="float" office:value="80.4245283018868" calcext:value-type="float">
            <text:p>80.4245283018868</text:p>
          </table:table-cell>
          <table:table-cell office:value-type="float" office:value="81.6037735849057" calcext:value-type="float">
            <text:p>81.6037735849057</text:p>
          </table:table-cell>
          <table:table-cell office:value-type="float" office:value="83.9622641509434" calcext:value-type="float">
            <text:p>83.9622641509434</text:p>
          </table:table-cell>
          <table:table-cell office:value-type="float" office:value="85.377358490566" calcext:value-type="float">
            <text:p>85.377358490566</text:p>
          </table:table-cell>
          <table:table-cell office:value-type="float" office:value="87.0283018867925" calcext:value-type="float">
            <text:p>87.0283018867925</text:p>
          </table:table-cell>
          <table:table-cell office:value-type="float" office:value="88.2075471698113" calcext:value-type="float">
            <text:p>88.2075471698113</text:p>
          </table:table-cell>
          <table:table-cell office:value-type="float" office:value="89.1509433962264" calcext:value-type="float">
            <text:p>89.1509433962264</text:p>
          </table:table-cell>
          <table:table-cell office:value-type="float" office:value="91.0377358490566" calcext:value-type="float">
            <text:p>91.0377358490566</text:p>
          </table:table-cell>
          <table:table-cell office:value-type="float" office:value="92.4528301886793" calcext:value-type="float">
            <text:p>92.4528301886793</text:p>
          </table:table-cell>
          <table:table-cell office:value-type="float" office:value="93.1603773584906" calcext:value-type="float">
            <text:p>93.1603773584906</text:p>
          </table:table-cell>
          <table:table-cell office:value-type="float" office:value="94.811320754717" calcext:value-type="float">
            <text:p>94.811320754717</text:p>
          </table:table-cell>
          <table:table-cell office:value-type="float" office:value="95.9905660377359" calcext:value-type="float">
            <text:p>95.9905660377359</text:p>
          </table:table-cell>
          <table:table-cell office:value-type="float" office:value="96.6981132075472" calcext:value-type="float">
            <text:p>96.6981132075472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9.0566037735849" calcext:value-type="float">
            <text:p>99.0566037735849</text:p>
          </table:table-cell>
          <table:table-cell office:value-type="float" office:value="99.2924528301887" calcext:value-type="float">
            <text:p>99.2924528301887</text:p>
          </table:table-cell>
          <table:table-cell office:value-type="float" office:value="99.5283018867925" calcext:value-type="float">
            <text:p>99.5283018867925</text:p>
          </table:table-cell>
          <table:table-cell table:number-columns-repeated="6" office:value-type="float" office:value="99.7641509433962" calcext:value-type="float">
            <text:p>99.7641509433962</text:p>
          </table:table-cell>
          <table:table-cell table:number-columns-repeated="71" office:value-type="float" office:value="100" calcext:value-type="float">
            <text:p>100</text:p>
          </table:table-cell>
          <table:table-cell table:number-columns-repeated="7" office:value-type="float" office:value="99.7641509433962" calcext:value-type="float">
            <text:p>99.7641509433962</text:p>
          </table:table-cell>
          <table:table-cell table:number-columns-repeated="2" office:value-type="float" office:value="99.5283018867925" calcext:value-type="float">
            <text:p>99.5283018867925</text:p>
          </table:table-cell>
          <table:table-cell table:number-columns-repeated="2" office:value-type="float" office:value="99.2924528301887" calcext:value-type="float">
            <text:p>99.2924528301887</text:p>
          </table:table-cell>
        </table:table-row>
        <table:table-row table:style-name="ro1">
          <table:table-cell table:formula="of:=AVERAGE([.A43:.A52])" office:value-type="float" office:value="0" calcext:value-type="float">
            <text:p>0</text:p>
          </table:table-cell>
          <table:table-cell table:formula="of:=AVERAGE([.B43:.B52])" office:value-type="float" office:value="48.5141509433962" calcext:value-type="float">
            <text:p>48.5141509433962</text:p>
          </table:table-cell>
          <table:table-cell table:formula="of:=AVERAGE([.C43:.C52])" office:value-type="float" office:value="64.2688679245283" calcext:value-type="float">
            <text:p>64.2688679245283</text:p>
          </table:table-cell>
          <table:table-cell table:formula="of:=AVERAGE([.D43:.D52])" office:value-type="float" office:value="68.372641509434" calcext:value-type="float">
            <text:p>68.372641509434</text:p>
          </table:table-cell>
          <table:table-cell table:formula="of:=AVERAGE([.E43:.E52])" office:value-type="float" office:value="68.7735849056604" calcext:value-type="float">
            <text:p>68.7735849056604</text:p>
          </table:table-cell>
          <table:table-cell table:formula="of:=AVERAGE([.F43:.F52])" office:value-type="float" office:value="68.8443396226415" calcext:value-type="float">
            <text:p>68.8443396226415</text:p>
          </table:table-cell>
          <table:table-cell table:formula="of:=AVERAGE([.G43:.G52])" office:value-type="float" office:value="68.8915094339623" calcext:value-type="float">
            <text:p>68.8915094339623</text:p>
          </table:table-cell>
          <table:table-cell table:formula="of:=AVERAGE([.H43:.H52])" office:value-type="float" office:value="68.9150943396226" calcext:value-type="float">
            <text:p>68.9150943396226</text:p>
          </table:table-cell>
          <table:table-cell table:formula="of:=AVERAGE([.I43:.I52])" office:value-type="float" office:value="69.1981132075472" calcext:value-type="float">
            <text:p>69.1981132075472</text:p>
          </table:table-cell>
          <table:table-cell table:formula="of:=AVERAGE([.J43:.J52])" office:value-type="float" office:value="69.9292452830189" calcext:value-type="float">
            <text:p>69.9292452830189</text:p>
          </table:table-cell>
          <table:table-cell table:formula="of:=AVERAGE([.K43:.K52])" office:value-type="float" office:value="70.4716981132076" calcext:value-type="float">
            <text:p>70.4716981132076</text:p>
          </table:table-cell>
          <table:table-cell table:formula="of:=AVERAGE([.L43:.L52])" office:value-type="float" office:value="70.7075471698113" calcext:value-type="float">
            <text:p>70.7075471698113</text:p>
          </table:table-cell>
          <table:table-cell table:formula="of:=AVERAGE([.M43:.M52])" office:value-type="float" office:value="71.5094339622642" calcext:value-type="float">
            <text:p>71.5094339622642</text:p>
          </table:table-cell>
          <table:table-cell table:formula="of:=AVERAGE([.N43:.N52])" office:value-type="float" office:value="71.9811320754717" calcext:value-type="float">
            <text:p>71.9811320754717</text:p>
          </table:table-cell>
          <table:table-cell table:formula="of:=AVERAGE([.O43:.O52])" office:value-type="float" office:value="72.4764150943396" calcext:value-type="float">
            <text:p>72.4764150943396</text:p>
          </table:table-cell>
          <table:table-cell table:formula="of:=AVERAGE([.P43:.P52])" office:value-type="float" office:value="72.9245283018868" calcext:value-type="float">
            <text:p>72.9245283018868</text:p>
          </table:table-cell>
          <table:table-cell table:formula="of:=AVERAGE([.Q43:.Q52])" office:value-type="float" office:value="73.3490566037736" calcext:value-type="float">
            <text:p>73.3490566037736</text:p>
          </table:table-cell>
          <table:table-cell table:formula="of:=AVERAGE([.R43:.R52])" office:value-type="float" office:value="74.0801886792453" calcext:value-type="float">
            <text:p>74.0801886792453</text:p>
          </table:table-cell>
          <table:table-cell table:formula="of:=AVERAGE([.S43:.S52])" office:value-type="float" office:value="74.7169811320755" calcext:value-type="float">
            <text:p>74.7169811320755</text:p>
          </table:table-cell>
          <table:table-cell table:formula="of:=AVERAGE([.T43:.T52])" office:value-type="float" office:value="75.2122641509434" calcext:value-type="float">
            <text:p>75.2122641509434</text:p>
          </table:table-cell>
          <table:table-cell table:formula="of:=AVERAGE([.U43:.U52])" office:value-type="float" office:value="75.8018867924528" calcext:value-type="float">
            <text:p>75.8018867924528</text:p>
          </table:table-cell>
          <table:table-cell table:formula="of:=AVERAGE([.V43:.V52])" office:value-type="float" office:value="76.627358490566" calcext:value-type="float">
            <text:p>76.627358490566</text:p>
          </table:table-cell>
          <table:table-cell table:formula="of:=AVERAGE([.W43:.W52])" office:value-type="float" office:value="77.6179245283019" calcext:value-type="float">
            <text:p>77.6179245283019</text:p>
          </table:table-cell>
          <table:table-cell table:formula="of:=AVERAGE([.X43:.X52])" office:value-type="float" office:value="78.7028301886793" calcext:value-type="float">
            <text:p>78.7028301886793</text:p>
          </table:table-cell>
          <table:table-cell table:formula="of:=AVERAGE([.Y43:.Y52])" office:value-type="float" office:value="80.188679245283" calcext:value-type="float">
            <text:p>80.188679245283</text:p>
          </table:table-cell>
          <table:table-cell table:formula="of:=AVERAGE([.Z43:.Z52])" office:value-type="float" office:value="81.5094339622641" calcext:value-type="float">
            <text:p>81.5094339622641</text:p>
          </table:table-cell>
          <table:table-cell table:formula="of:=AVERAGE([.AA43:.AA52])" office:value-type="float" office:value="83.0188679245283" calcext:value-type="float">
            <text:p>83.0188679245283</text:p>
          </table:table-cell>
          <table:table-cell table:formula="of:=AVERAGE([.AB43:.AB52])" office:value-type="float" office:value="84.622641509434" calcext:value-type="float">
            <text:p>84.622641509434</text:p>
          </table:table-cell>
          <table:table-cell table:formula="of:=AVERAGE([.AC43:.AC52])" office:value-type="float" office:value="85.7547169811321" calcext:value-type="float">
            <text:p>85.7547169811321</text:p>
          </table:table-cell>
          <table:table-cell table:formula="of:=AVERAGE([.AD43:.AD52])" office:value-type="float" office:value="87.0283018867925" calcext:value-type="float">
            <text:p>87.0283018867925</text:p>
          </table:table-cell>
          <table:table-cell table:formula="of:=AVERAGE([.AE43:.AE52])" office:value-type="float" office:value="88.4433962264151" calcext:value-type="float">
            <text:p>88.4433962264151</text:p>
          </table:table-cell>
          <table:table-cell table:formula="of:=AVERAGE([.AF43:.AF52])" office:value-type="float" office:value="89.6462264150943" calcext:value-type="float">
            <text:p>89.6462264150943</text:p>
          </table:table-cell>
          <table:table-cell table:formula="of:=AVERAGE([.AG43:.AG52])" office:value-type="float" office:value="90.9669811320755" calcext:value-type="float">
            <text:p>90.9669811320755</text:p>
          </table:table-cell>
          <table:table-cell table:formula="of:=AVERAGE([.AH43:.AH52])" office:value-type="float" office:value="92.0754716981132" calcext:value-type="float">
            <text:p>92.0754716981132</text:p>
          </table:table-cell>
          <table:table-cell table:formula="of:=AVERAGE([.AI43:.AI52])" office:value-type="float" office:value="93.2547169811321" calcext:value-type="float">
            <text:p>93.2547169811321</text:p>
          </table:table-cell>
          <table:table-cell table:formula="of:=AVERAGE([.AJ43:.AJ52])" office:value-type="float" office:value="94.4811320754717" calcext:value-type="float">
            <text:p>94.4811320754717</text:p>
          </table:table-cell>
          <table:table-cell table:formula="of:=AVERAGE([.AK43:.AK52])" office:value-type="float" office:value="95.4716981132076" calcext:value-type="float">
            <text:p>95.4716981132076</text:p>
          </table:table-cell>
          <table:table-cell table:formula="of:=AVERAGE([.AL43:.AL52])" office:value-type="float" office:value="96.1320754716981" calcext:value-type="float">
            <text:p>96.1320754716981</text:p>
          </table:table-cell>
          <table:table-cell table:formula="of:=AVERAGE([.AM43:.AM52])" office:value-type="float" office:value="96.8867924528302" calcext:value-type="float">
            <text:p>96.8867924528302</text:p>
          </table:table-cell>
          <table:table-cell table:formula="of:=AVERAGE([.AN43:.AN52])" office:value-type="float" office:value="97.8066037735849" calcext:value-type="float">
            <text:p>97.8066037735849</text:p>
          </table:table-cell>
          <table:table-cell table:formula="of:=AVERAGE([.AO43:.AO52])" office:value-type="float" office:value="98.4433962264151" calcext:value-type="float">
            <text:p>98.4433962264151</text:p>
          </table:table-cell>
          <table:table-cell table:formula="of:=AVERAGE([.AP43:.AP52])" office:value-type="float" office:value="98.938679245283" calcext:value-type="float">
            <text:p>98.938679245283</text:p>
          </table:table-cell>
          <table:table-cell table:formula="of:=AVERAGE([.AQ43:.AQ52])" office:value-type="float" office:value="99.2688679245283" calcext:value-type="float">
            <text:p>99.2688679245283</text:p>
          </table:table-cell>
          <table:table-cell table:formula="of:=AVERAGE([.AR43:.AR52])" office:value-type="float" office:value="99.5754716981132" calcext:value-type="float">
            <text:p>99.5754716981132</text:p>
          </table:table-cell>
          <table:table-cell table:formula="of:=AVERAGE([.AS43:.AS52])" office:value-type="float" office:value="99.6698113207547" calcext:value-type="float">
            <text:p>99.6698113207547</text:p>
          </table:table-cell>
          <table:table-cell table:formula="of:=AVERAGE([.AT43:.AT52])" office:value-type="float" office:value="99.7877358490566" calcext:value-type="float">
            <text:p>99.7877358490566</text:p>
          </table:table-cell>
          <table:table-cell table:formula="of:=AVERAGE([.AU43:.AU52])" office:value-type="float" office:value="99.8349056603774" calcext:value-type="float">
            <text:p>99.8349056603774</text:p>
          </table:table-cell>
          <table:table-cell table:formula="of:=AVERAGE([.AV43:.AV52])" office:value-type="float" office:value="99.8584905660377" calcext:value-type="float">
            <text:p>99.8584905660377</text:p>
          </table:table-cell>
          <table:table-cell table:formula="of:=AVERAGE([.AW43:.AW52])" office:value-type="float" office:value="99.9292452830189" calcext:value-type="float">
            <text:p>99.9292452830189</text:p>
          </table:table-cell>
          <table:table-cell table:formula="of:=AVERAGE([.AX43:.AX52])" office:value-type="float" office:value="99.9528301886793" calcext:value-type="float">
            <text:p>99.9528301886793</text:p>
          </table:table-cell>
          <table:table-cell table:formula="of:=AVERAGE([.AY43:.AY52])" office:value-type="float" office:value="99.9764150943396" calcext:value-type="float">
            <text:p>99.9764150943396</text:p>
          </table:table-cell>
          <table:table-cell table:formula="of:=AVERAGE([.AZ43:.AZ52])" office:value-type="float" office:value="99.9764150943396" calcext:value-type="float">
            <text:p>99.9764150943396</text:p>
          </table:table-cell>
          <table:table-cell table:formula="of:=AVERAGE([.BA43:.BA52])" office:value-type="float" office:value="100" calcext:value-type="float">
            <text:p>100</text:p>
          </table:table-cell>
          <table:table-cell table:formula="of:=AVERAGE([.BB43:.BB52])" office:value-type="float" office:value="100" calcext:value-type="float">
            <text:p>100</text:p>
          </table:table-cell>
          <table:table-cell table:formula="of:=AVERAGE([.BC43:.BC52])" office:value-type="float" office:value="100" calcext:value-type="float">
            <text:p>100</text:p>
          </table:table-cell>
          <table:table-cell table:formula="of:=AVERAGE([.BD43:.BD52])" office:value-type="float" office:value="100" calcext:value-type="float">
            <text:p>100</text:p>
          </table:table-cell>
          <table:table-cell table:formula="of:=AVERAGE([.BE43:.BE52])" office:value-type="float" office:value="100" calcext:value-type="float">
            <text:p>100</text:p>
          </table:table-cell>
          <table:table-cell table:formula="of:=AVERAGE([.BF43:.BF52])" office:value-type="float" office:value="100" calcext:value-type="float">
            <text:p>100</text:p>
          </table:table-cell>
          <table:table-cell table:formula="of:=AVERAGE([.BG43:.BG52])" office:value-type="float" office:value="100" calcext:value-type="float">
            <text:p>100</text:p>
          </table:table-cell>
          <table:table-cell table:formula="of:=AVERAGE([.BH43:.BH52])" office:value-type="float" office:value="100" calcext:value-type="float">
            <text:p>100</text:p>
          </table:table-cell>
          <table:table-cell table:formula="of:=AVERAGE([.BI43:.BI52])" office:value-type="float" office:value="100" calcext:value-type="float">
            <text:p>100</text:p>
          </table:table-cell>
          <table:table-cell table:formula="of:=AVERAGE([.BJ43:.BJ52])" office:value-type="float" office:value="100" calcext:value-type="float">
            <text:p>100</text:p>
          </table:table-cell>
          <table:table-cell table:formula="of:=AVERAGE([.BK43:.BK52])" office:value-type="float" office:value="100" calcext:value-type="float">
            <text:p>100</text:p>
          </table:table-cell>
          <table:table-cell table:formula="of:=AVERAGE([.BL43:.BL52])" office:value-type="float" office:value="100" calcext:value-type="float">
            <text:p>100</text:p>
          </table:table-cell>
          <table:table-cell table:formula="of:=AVERAGE([.BM43:.BM52])" office:value-type="float" office:value="100" calcext:value-type="float">
            <text:p>100</text:p>
          </table:table-cell>
          <table:table-cell table:formula="of:=AVERAGE([.BN43:.BN52])" office:value-type="float" office:value="100" calcext:value-type="float">
            <text:p>100</text:p>
          </table:table-cell>
          <table:table-cell table:formula="of:=AVERAGE([.BO43:.BO52])" office:value-type="float" office:value="100" calcext:value-type="float">
            <text:p>100</text:p>
          </table:table-cell>
          <table:table-cell table:formula="of:=AVERAGE([.BP43:.BP52])" office:value-type="float" office:value="100" calcext:value-type="float">
            <text:p>100</text:p>
          </table:table-cell>
          <table:table-cell table:formula="of:=AVERAGE([.BQ43:.BQ52])" office:value-type="float" office:value="100" calcext:value-type="float">
            <text:p>100</text:p>
          </table:table-cell>
          <table:table-cell table:formula="of:=AVERAGE([.BR43:.BR52])" office:value-type="float" office:value="100" calcext:value-type="float">
            <text:p>100</text:p>
          </table:table-cell>
          <table:table-cell table:formula="of:=AVERAGE([.BS43:.BS52])" office:value-type="float" office:value="100" calcext:value-type="float">
            <text:p>100</text:p>
          </table:table-cell>
          <table:table-cell table:formula="of:=AVERAGE([.BT43:.BT52])" office:value-type="float" office:value="100" calcext:value-type="float">
            <text:p>100</text:p>
          </table:table-cell>
          <table:table-cell table:formula="of:=AVERAGE([.BU43:.BU52])" office:value-type="float" office:value="100" calcext:value-type="float">
            <text:p>100</text:p>
          </table:table-cell>
          <table:table-cell table:formula="of:=AVERAGE([.BV43:.BV52])" office:value-type="float" office:value="100" calcext:value-type="float">
            <text:p>100</text:p>
          </table:table-cell>
          <table:table-cell table:formula="of:=AVERAGE([.BW43:.BW52])" office:value-type="float" office:value="100" calcext:value-type="float">
            <text:p>100</text:p>
          </table:table-cell>
          <table:table-cell table:formula="of:=AVERAGE([.BX43:.BX52])" office:value-type="float" office:value="100" calcext:value-type="float">
            <text:p>100</text:p>
          </table:table-cell>
          <table:table-cell table:formula="of:=AVERAGE([.BY43:.BY52])" office:value-type="float" office:value="100" calcext:value-type="float">
            <text:p>100</text:p>
          </table:table-cell>
          <table:table-cell table:formula="of:=AVERAGE([.BZ43:.BZ52])" office:value-type="float" office:value="100" calcext:value-type="float">
            <text:p>100</text:p>
          </table:table-cell>
          <table:table-cell table:formula="of:=AVERAGE([.CA43:.CA52])" office:value-type="float" office:value="100" calcext:value-type="float">
            <text:p>100</text:p>
          </table:table-cell>
          <table:table-cell table:formula="of:=AVERAGE([.CB43:.CB52])" office:value-type="float" office:value="100" calcext:value-type="float">
            <text:p>100</text:p>
          </table:table-cell>
          <table:table-cell table:formula="of:=AVERAGE([.CC43:.CC52])" office:value-type="float" office:value="100" calcext:value-type="float">
            <text:p>100</text:p>
          </table:table-cell>
          <table:table-cell table:formula="of:=AVERAGE([.CD43:.CD52])" office:value-type="float" office:value="100" calcext:value-type="float">
            <text:p>100</text:p>
          </table:table-cell>
          <table:table-cell table:formula="of:=AVERAGE([.CE43:.CE52])" office:value-type="float" office:value="100" calcext:value-type="float">
            <text:p>100</text:p>
          </table:table-cell>
          <table:table-cell table:formula="of:=AVERAGE([.CF43:.CF52])" office:value-type="float" office:value="100" calcext:value-type="float">
            <text:p>100</text:p>
          </table:table-cell>
          <table:table-cell table:formula="of:=AVERAGE([.CG43:.CG52])" office:value-type="float" office:value="100" calcext:value-type="float">
            <text:p>100</text:p>
          </table:table-cell>
          <table:table-cell table:formula="of:=AVERAGE([.CH43:.CH52])" office:value-type="float" office:value="100" calcext:value-type="float">
            <text:p>100</text:p>
          </table:table-cell>
          <table:table-cell table:formula="of:=AVERAGE([.CI43:.CI52])" office:value-type="float" office:value="100" calcext:value-type="float">
            <text:p>100</text:p>
          </table:table-cell>
          <table:table-cell table:formula="of:=AVERAGE([.CJ43:.CJ52])" office:value-type="float" office:value="100" calcext:value-type="float">
            <text:p>100</text:p>
          </table:table-cell>
          <table:table-cell table:formula="of:=AVERAGE([.CK43:.CK52])" office:value-type="float" office:value="100" calcext:value-type="float">
            <text:p>100</text:p>
          </table:table-cell>
          <table:table-cell table:formula="of:=AVERAGE([.CL43:.CL52])" office:value-type="float" office:value="100" calcext:value-type="float">
            <text:p>100</text:p>
          </table:table-cell>
          <table:table-cell table:formula="of:=AVERAGE([.CM43:.CM52])" office:value-type="float" office:value="100" calcext:value-type="float">
            <text:p>100</text:p>
          </table:table-cell>
          <table:table-cell table:formula="of:=AVERAGE([.CN43:.CN52])" office:value-type="float" office:value="100" calcext:value-type="float">
            <text:p>100</text:p>
          </table:table-cell>
          <table:table-cell table:formula="of:=AVERAGE([.CO43:.CO52])" office:value-type="float" office:value="100" calcext:value-type="float">
            <text:p>100</text:p>
          </table:table-cell>
          <table:table-cell table:formula="of:=AVERAGE([.CP43:.CP52])" office:value-type="float" office:value="100" calcext:value-type="float">
            <text:p>100</text:p>
          </table:table-cell>
          <table:table-cell table:formula="of:=AVERAGE([.CQ43:.CQ52])" office:value-type="float" office:value="100" calcext:value-type="float">
            <text:p>100</text:p>
          </table:table-cell>
          <table:table-cell table:formula="of:=AVERAGE([.CR43:.CR52])" office:value-type="float" office:value="100" calcext:value-type="float">
            <text:p>100</text:p>
          </table:table-cell>
          <table:table-cell table:formula="of:=AVERAGE([.CS43:.CS52])" office:value-type="float" office:value="100" calcext:value-type="float">
            <text:p>100</text:p>
          </table:table-cell>
          <table:table-cell table:formula="of:=AVERAGE([.CT43:.CT52])" office:value-type="float" office:value="100" calcext:value-type="float">
            <text:p>100</text:p>
          </table:table-cell>
          <table:table-cell table:formula="of:=AVERAGE([.CU43:.CU52])" office:value-type="float" office:value="100" calcext:value-type="float">
            <text:p>100</text:p>
          </table:table-cell>
          <table:table-cell table:formula="of:=AVERAGE([.CV43:.CV52])" office:value-type="float" office:value="100" calcext:value-type="float">
            <text:p>100</text:p>
          </table:table-cell>
          <table:table-cell table:formula="of:=AVERAGE([.CW43:.CW52])" office:value-type="float" office:value="100" calcext:value-type="float">
            <text:p>100</text:p>
          </table:table-cell>
          <table:table-cell table:formula="of:=AVERAGE([.CX43:.CX52])" office:value-type="float" office:value="100" calcext:value-type="float">
            <text:p>100</text:p>
          </table:table-cell>
          <table:table-cell table:formula="of:=AVERAGE([.CY43:.CY52])" office:value-type="float" office:value="100" calcext:value-type="float">
            <text:p>100</text:p>
          </table:table-cell>
          <table:table-cell table:formula="of:=AVERAGE([.CZ43:.CZ52])" office:value-type="float" office:value="100" calcext:value-type="float">
            <text:p>100</text:p>
          </table:table-cell>
          <table:table-cell table:formula="of:=AVERAGE([.DA43:.DA52])" office:value-type="float" office:value="100" calcext:value-type="float">
            <text:p>100</text:p>
          </table:table-cell>
          <table:table-cell table:formula="of:=AVERAGE([.DB43:.DB52])" office:value-type="float" office:value="100" calcext:value-type="float">
            <text:p>100</text:p>
          </table:table-cell>
          <table:table-cell table:formula="of:=AVERAGE([.DC43:.DC52])" office:value-type="float" office:value="100" calcext:value-type="float">
            <text:p>100</text:p>
          </table:table-cell>
          <table:table-cell table:formula="of:=AVERAGE([.DD43:.DD52])" office:value-type="float" office:value="100" calcext:value-type="float">
            <text:p>100</text:p>
          </table:table-cell>
          <table:table-cell table:formula="of:=AVERAGE([.DE43:.DE52])" office:value-type="float" office:value="100" calcext:value-type="float">
            <text:p>100</text:p>
          </table:table-cell>
          <table:table-cell table:formula="of:=AVERAGE([.DF43:.DF52])" office:value-type="float" office:value="100" calcext:value-type="float">
            <text:p>100</text:p>
          </table:table-cell>
          <table:table-cell table:formula="of:=AVERAGE([.DG43:.DG52])" office:value-type="float" office:value="100" calcext:value-type="float">
            <text:p>100</text:p>
          </table:table-cell>
          <table:table-cell table:formula="of:=AVERAGE([.DH43:.DH52])" office:value-type="float" office:value="100" calcext:value-type="float">
            <text:p>100</text:p>
          </table:table-cell>
          <table:table-cell table:formula="of:=AVERAGE([.DI43:.DI52])" office:value-type="float" office:value="100" calcext:value-type="float">
            <text:p>100</text:p>
          </table:table-cell>
          <table:table-cell table:formula="of:=AVERAGE([.DJ43:.DJ52])" office:value-type="float" office:value="100" calcext:value-type="float">
            <text:p>100</text:p>
          </table:table-cell>
          <table:table-cell table:formula="of:=AVERAGE([.DK43:.DK52])" office:value-type="float" office:value="100" calcext:value-type="float">
            <text:p>100</text:p>
          </table:table-cell>
          <table:table-cell table:formula="of:=AVERAGE([.DL43:.DL52])" office:value-type="float" office:value="100" calcext:value-type="float">
            <text:p>100</text:p>
          </table:table-cell>
          <table:table-cell table:formula="of:=AVERAGE([.DM43:.DM52])" office:value-type="float" office:value="99.9764150943396" calcext:value-type="float">
            <text:p>99.9764150943396</text:p>
          </table:table-cell>
          <table:table-cell table:formula="of:=AVERAGE([.DN43:.DN52])" office:value-type="float" office:value="99.9764150943396" calcext:value-type="float">
            <text:p>99.9764150943396</text:p>
          </table:table-cell>
          <table:table-cell table:formula="of:=AVERAGE([.DO43:.DO52])" office:value-type="float" office:value="99.9764150943396" calcext:value-type="float">
            <text:p>99.9764150943396</text:p>
          </table:table-cell>
          <table:table-cell table:formula="of:=AVERAGE([.DP43:.DP52])" office:value-type="float" office:value="99.9528301886793" calcext:value-type="float">
            <text:p>99.9528301886793</text:p>
          </table:table-cell>
          <table:table-cell table:formula="of:=AVERAGE([.DQ43:.DQ52])" office:value-type="float" office:value="99.9528301886793" calcext:value-type="float">
            <text:p>99.9528301886793</text:p>
          </table:table-cell>
          <table:table-cell table:formula="of:=AVERAGE([.DR43:.DR52])" office:value-type="float" office:value="99.9528301886793" calcext:value-type="float">
            <text:p>99.9528301886793</text:p>
          </table:table-cell>
          <table:table-cell table:formula="of:=AVERAGE([.DS43:.DS52])" office:value-type="float" office:value="99.9528301886793" calcext:value-type="float">
            <text:p>99.9528301886793</text:p>
          </table:table-cell>
          <table:table-cell table:formula="of:=AVERAGE([.DT43:.DT52])" office:value-type="float" office:value="99.8820754716981" calcext:value-type="float">
            <text:p>99.8820754716981</text:p>
          </table:table-cell>
          <table:table-cell table:formula="of:=AVERAGE([.DU43:.DU52])" office:value-type="float" office:value="99.8584905660377" calcext:value-type="float">
            <text:p>99.8584905660377</text:p>
          </table:table-cell>
          <table:table-cell table:formula="of:=AVERAGE([.DV43:.DV52])" office:value-type="float" office:value="99.8349056603774" calcext:value-type="float">
            <text:p>99.8349056603774</text:p>
          </table:table-cell>
          <table:table-cell table:formula="of:=AVERAGE([.DW43:.DW52])" office:value-type="float" office:value="99.7877358490566" calcext:value-type="float">
            <text:p>99.7877358490566</text:p>
          </table:table-cell>
          <table:table-cell table:formula="of:=AVERAGE([.DX43:.DX52])" office:value-type="float" office:value="99.7877358490566" calcext:value-type="float">
            <text:p>99.7877358490566</text:p>
          </table:table-cell>
          <table:table-cell table:formula="of:=AVERAGE([.DY43:.DY52])" office:value-type="float" office:value="99.7641509433962" calcext:value-type="float">
            <text:p>99.7641509433962</text:p>
          </table:table-cell>
          <table:table-cell table:formula="of:=AVERAGE([.DZ43:.DZ52])" office:value-type="float" office:value="99.7405660377359" calcext:value-type="float">
            <text:p>99.7405660377359</text:p>
          </table:table-cell>
        </table:table-row>
        <table:table-row table:style-name="ro1">
          <table:table-cell table:formula="of:=STDEV([.A43:.A52])" office:value-type="float" office:value="0" calcext:value-type="float">
            <text:p>0</text:p>
          </table:table-cell>
          <table:table-cell table:formula="of:=STDEV([.B43:.B52])" office:value-type="float" office:value="1.40215079720934" calcext:value-type="float">
            <text:p>1.40215079720934</text:p>
          </table:table-cell>
          <table:table-cell table:formula="of:=STDEV([.C43:.C52])" office:value-type="float" office:value="0.870123570014885" calcext:value-type="float">
            <text:p>0.870123570014885</text:p>
          </table:table-cell>
          <table:table-cell table:formula="of:=STDEV([.D43:.D52])" office:value-type="float" office:value="0.926539655256986" calcext:value-type="float">
            <text:p>0.926539655256986</text:p>
          </table:table-cell>
          <table:table-cell table:formula="of:=STDEV([.E43:.E52])" office:value-type="float" office:value="0.747475743648092" calcext:value-type="float">
            <text:p>0.747475743648092</text:p>
          </table:table-cell>
          <table:table-cell table:formula="of:=STDEV([.F43:.F52])" office:value-type="float" office:value="0.926539655256984" calcext:value-type="float">
            <text:p>0.926539655256984</text:p>
          </table:table-cell>
          <table:table-cell table:formula="of:=STDEV([.G43:.G52])" office:value-type="float" office:value="1.02171016328835" calcext:value-type="float">
            <text:p>1.02171016328835</text:p>
          </table:table-cell>
          <table:table-cell table:formula="of:=STDEV([.H43:.H52])" office:value-type="float" office:value="0.866921305162907" calcext:value-type="float">
            <text:p>0.866921305162907</text:p>
          </table:table-cell>
          <table:table-cell table:formula="of:=STDEV([.I43:.I52])" office:value-type="float" office:value="0.897742290793724" calcext:value-type="float">
            <text:p>0.897742290793724</text:p>
          </table:table-cell>
          <table:table-cell table:formula="of:=STDEV([.J43:.J52])" office:value-type="float" office:value="0.696542655136375" calcext:value-type="float">
            <text:p>0.696542655136375</text:p>
          </table:table-cell>
          <table:table-cell table:formula="of:=STDEV([.K43:.K52])" office:value-type="float" office:value="0.692538224702681" calcext:value-type="float">
            <text:p>0.692538224702681</text:p>
          </table:table-cell>
          <table:table-cell table:formula="of:=STDEV([.L43:.L52])" office:value-type="float" office:value="0.874021516332535" calcext:value-type="float">
            <text:p>0.874021516332535</text:p>
          </table:table-cell>
          <table:table-cell table:formula="of:=STDEV([.M43:.M52])" office:value-type="float" office:value="0.701405912679102" calcext:value-type="float">
            <text:p>0.701405912679102</text:p>
          </table:table-cell>
          <table:table-cell table:formula="of:=STDEV([.N43:.N52])" office:value-type="float" office:value="0.646377509153914" calcext:value-type="float">
            <text:p>0.646377509153914</text:p>
          </table:table-cell>
          <table:table-cell table:formula="of:=STDEV([.O43:.O52])" office:value-type="float" office:value="0.639165931577918" calcext:value-type="float">
            <text:p>0.639165931577918</text:p>
          </table:table-cell>
          <table:table-cell table:formula="of:=STDEV([.P43:.P52])" office:value-type="float" office:value="0.701405912679104" calcext:value-type="float">
            <text:p>0.701405912679104</text:p>
          </table:table-cell>
          <table:table-cell table:formula="of:=STDEV([.Q43:.Q52])" office:value-type="float" office:value="0.598724300775465" calcext:value-type="float">
            <text:p>0.598724300775465</text:p>
          </table:table-cell>
          <table:table-cell table:formula="of:=STDEV([.R43:.R52])" office:value-type="float" office:value="0.613509843242979" calcext:value-type="float">
            <text:p>0.613509843242979</text:p>
          </table:table-cell>
          <table:table-cell table:formula="of:=STDEV([.S43:.S52])" office:value-type="float" office:value="0.542395858825798" calcext:value-type="float">
            <text:p>0.542395858825798</text:p>
          </table:table-cell>
          <table:table-cell table:formula="of:=STDEV([.T43:.T52])" office:value-type="float" office:value="0.661966491667324" calcext:value-type="float">
            <text:p>0.661966491667324</text:p>
          </table:table-cell>
          <table:table-cell table:formula="of:=STDEV([.U43:.U52])" office:value-type="float" office:value="0.779848853310517" calcext:value-type="float">
            <text:p>0.779848853310517</text:p>
          </table:table-cell>
          <table:table-cell table:formula="of:=STDEV([.V43:.V52])" office:value-type="float" office:value="0.965733971011129" calcext:value-type="float">
            <text:p>0.965733971011129</text:p>
          </table:table-cell>
          <table:table-cell table:formula="of:=STDEV([.W43:.W52])" office:value-type="float" office:value="1.07477495912795" calcext:value-type="float">
            <text:p>1.07477495912795</text:p>
          </table:table-cell>
          <table:table-cell table:formula="of:=STDEV([.X43:.X52])" office:value-type="float" office:value="0.839761018441922" calcext:value-type="float">
            <text:p>0.839761018441922</text:p>
          </table:table-cell>
          <table:table-cell table:formula="of:=STDEV([.Y43:.Y52])" office:value-type="float" office:value="0.628930817610064" calcext:value-type="float">
            <text:p>0.628930817610064</text:p>
          </table:table-cell>
          <table:table-cell table:formula="of:=STDEV([.Z43:.Z52])" office:value-type="float" office:value="0.678108762668169" calcext:value-type="float">
            <text:p>0.678108762668169</text:p>
          </table:table-cell>
          <table:table-cell table:formula="of:=STDEV([.AA43:.AA52])" office:value-type="float" office:value="0.685361469110172" calcext:value-type="float">
            <text:p>0.685361469110172</text:p>
          </table:table-cell>
          <table:table-cell table:formula="of:=STDEV([.AB43:.AB52])" office:value-type="float" office:value="0.586206034034818" calcext:value-type="float">
            <text:p>0.586206034034818</text:p>
          </table:table-cell>
          <table:table-cell table:formula="of:=STDEV([.AC43:.AC52])" office:value-type="float" office:value="0.630893165023236" calcext:value-type="float">
            <text:p>0.630893165023236</text:p>
          </table:table-cell>
          <table:table-cell table:formula="of:=STDEV([.AD43:.AD52])" office:value-type="float" office:value="0.628930817610064" calcext:value-type="float">
            <text:p>0.628930817610064</text:p>
          </table:table-cell>
          <table:table-cell table:formula="of:=STDEV([.AE43:.AE52])" office:value-type="float" office:value="0.762213814059169" calcext:value-type="float">
            <text:p>0.762213814059169</text:p>
          </table:table-cell>
          <table:table-cell table:formula="of:=STDEV([.AF43:.AF52])" office:value-type="float" office:value="0.805194190507508" calcext:value-type="float">
            <text:p>0.805194190507508</text:p>
          </table:table-cell>
          <table:table-cell table:formula="of:=STDEV([.AG43:.AG52])" office:value-type="float" office:value="1.01928761058886" calcext:value-type="float">
            <text:p>1.01928761058886</text:p>
          </table:table-cell>
          <table:table-cell table:formula="of:=STDEV([.AH43:.AH52])" office:value-type="float" office:value="0.97052197245352" calcext:value-type="float">
            <text:p>0.97052197245352</text:p>
          </table:table-cell>
          <table:table-cell table:formula="of:=STDEV([.AI43:.AI52])" office:value-type="float" office:value="1.12945188654515" calcext:value-type="float">
            <text:p>1.12945188654515</text:p>
          </table:table-cell>
          <table:table-cell table:formula="of:=STDEV([.AJ43:.AJ52])" office:value-type="float" office:value="1.03821220246661" calcext:value-type="float">
            <text:p>1.03821220246661</text:p>
          </table:table-cell>
          <table:table-cell table:formula="of:=STDEV([.AK43:.AK52])" office:value-type="float" office:value="0.967971318969895" calcext:value-type="float">
            <text:p>0.967971318969895</text:p>
          </table:table-cell>
          <table:table-cell table:formula="of:=STDEV([.AL43:.AL52])" office:value-type="float" office:value="0.924870513827216" calcext:value-type="float">
            <text:p>0.924870513827216</text:p>
          </table:table-cell>
          <table:table-cell table:formula="of:=STDEV([.AM43:.AM52])" office:value-type="float" office:value="0.727360597875494" calcext:value-type="float">
            <text:p>0.727360597875494</text:p>
          </table:table-cell>
          <table:table-cell table:formula="of:=STDEV([.AN43:.AN52])" office:value-type="float" office:value="0.832368612111098" calcext:value-type="float">
            <text:p>0.832368612111098</text:p>
          </table:table-cell>
          <table:table-cell table:formula="of:=STDEV([.AO43:.AO52])" office:value-type="float" office:value="0.883865995129259" calcext:value-type="float">
            <text:p>0.883865995129259</text:p>
          </table:table-cell>
          <table:table-cell table:formula="of:=STDEV([.AP43:.AP52])" office:value-type="float" office:value="0.739578919898851" calcext:value-type="float">
            <text:p>0.739578919898851</text:p>
          </table:table-cell>
          <table:table-cell table:formula="of:=STDEV([.AQ43:.AQ52])" office:value-type="float" office:value="0.680383538472284" calcext:value-type="float">
            <text:p>0.680383538472284</text:p>
          </table:table-cell>
          <table:table-cell table:formula="of:=STDEV([.AR43:.AR52])" office:value-type="float" office:value="0.427719198387904" calcext:value-type="float">
            <text:p>0.427719198387904</text:p>
          </table:table-cell>
          <table:table-cell table:formula="of:=STDEV([.AS43:.AS52])" office:value-type="float" office:value="0.433460652581452" calcext:value-type="float">
            <text:p>0.433460652581452</text:p>
          </table:table-cell>
          <table:table-cell table:formula="of:=STDEV([.AT43:.AT52])" office:value-type="float" office:value="0.437010758166267" calcext:value-type="float">
            <text:p>0.437010758166267</text:p>
          </table:table-cell>
          <table:table-cell table:formula="of:=STDEV([.AU43:.AU52])" office:value-type="float" office:value="0.369580480300101" calcext:value-type="float">
            <text:p>0.369580480300101</text:p>
          </table:table-cell>
          <table:table-cell table:formula="of:=STDEV([.AV43:.AV52])" office:value-type="float" office:value="0.372080489503122" calcext:value-type="float">
            <text:p>0.372080489503122</text:p>
          </table:table-cell>
          <table:table-cell table:formula="of:=STDEV([.AW43:.AW52])" office:value-type="float" office:value="0.22374606086097" calcext:value-type="float">
            <text:p>0.22374606086097</text:p>
          </table:table-cell>
          <table:table-cell table:formula="of:=STDEV([.AX43:.AX52])" office:value-type="float" office:value="0.149164040573982" calcext:value-type="float">
            <text:p>0.149164040573982</text:p>
          </table:table-cell>
          <table:table-cell table:formula="of:=STDEV([.AY43:.AY52])" office:value-type="float" office:value="0.0745820202869931" calcext:value-type="float">
            <text:p>0.0745820202869931</text:p>
          </table:table-cell>
          <table:table-cell table:formula="of:=STDEV([.AZ43:.AZ52])" office:value-type="float" office:value="0.0745820202869931" calcext:value-type="float">
            <text:p>0.0745820202869931</text:p>
          </table:table-cell>
          <table:table-cell table:formula="of:=STDEV([.BA43:.BA52])" office:value-type="float" office:value="0" calcext:value-type="float">
            <text:p>0</text:p>
          </table:table-cell>
          <table:table-cell table:formula="of:=STDEV([.BB43:.BB52])" office:value-type="float" office:value="0" calcext:value-type="float">
            <text:p>0</text:p>
          </table:table-cell>
          <table:table-cell table:formula="of:=STDEV([.BC43:.BC52])" office:value-type="float" office:value="0" calcext:value-type="float">
            <text:p>0</text:p>
          </table:table-cell>
          <table:table-cell table:formula="of:=STDEV([.BD43:.BD52])" office:value-type="float" office:value="0" calcext:value-type="float">
            <text:p>0</text:p>
          </table:table-cell>
          <table:table-cell table:formula="of:=STDEV([.BE43:.BE52])" office:value-type="float" office:value="0" calcext:value-type="float">
            <text:p>0</text:p>
          </table:table-cell>
          <table:table-cell table:formula="of:=STDEV([.BF43:.BF52])" office:value-type="float" office:value="0" calcext:value-type="float">
            <text:p>0</text:p>
          </table:table-cell>
          <table:table-cell table:formula="of:=STDEV([.BG43:.BG52])" office:value-type="float" office:value="0" calcext:value-type="float">
            <text:p>0</text:p>
          </table:table-cell>
          <table:table-cell table:formula="of:=STDEV([.BH43:.BH52])" office:value-type="float" office:value="0" calcext:value-type="float">
            <text:p>0</text:p>
          </table:table-cell>
          <table:table-cell table:formula="of:=STDEV([.BI43:.BI52])" office:value-type="float" office:value="0" calcext:value-type="float">
            <text:p>0</text:p>
          </table:table-cell>
          <table:table-cell table:formula="of:=STDEV([.BJ43:.BJ52])" office:value-type="float" office:value="0" calcext:value-type="float">
            <text:p>0</text:p>
          </table:table-cell>
          <table:table-cell table:formula="of:=STDEV([.BK43:.BK52])" office:value-type="float" office:value="0" calcext:value-type="float">
            <text:p>0</text:p>
          </table:table-cell>
          <table:table-cell table:formula="of:=STDEV([.BL43:.BL52])" office:value-type="float" office:value="0" calcext:value-type="float">
            <text:p>0</text:p>
          </table:table-cell>
          <table:table-cell table:formula="of:=STDEV([.BM43:.BM52])" office:value-type="float" office:value="0" calcext:value-type="float">
            <text:p>0</text:p>
          </table:table-cell>
          <table:table-cell table:formula="of:=STDEV([.BN43:.BN52])" office:value-type="float" office:value="0" calcext:value-type="float">
            <text:p>0</text:p>
          </table:table-cell>
          <table:table-cell table:formula="of:=STDEV([.BO43:.BO52])" office:value-type="float" office:value="0" calcext:value-type="float">
            <text:p>0</text:p>
          </table:table-cell>
          <table:table-cell table:formula="of:=STDEV([.BP43:.BP52])" office:value-type="float" office:value="0" calcext:value-type="float">
            <text:p>0</text:p>
          </table:table-cell>
          <table:table-cell table:formula="of:=STDEV([.BQ43:.BQ52])" office:value-type="float" office:value="0" calcext:value-type="float">
            <text:p>0</text:p>
          </table:table-cell>
          <table:table-cell table:formula="of:=STDEV([.BR43:.BR52])" office:value-type="float" office:value="0" calcext:value-type="float">
            <text:p>0</text:p>
          </table:table-cell>
          <table:table-cell table:formula="of:=STDEV([.BS43:.BS52])" office:value-type="float" office:value="0" calcext:value-type="float">
            <text:p>0</text:p>
          </table:table-cell>
          <table:table-cell table:formula="of:=STDEV([.BT43:.BT52])" office:value-type="float" office:value="0" calcext:value-type="float">
            <text:p>0</text:p>
          </table:table-cell>
          <table:table-cell table:formula="of:=STDEV([.BU43:.BU52])" office:value-type="float" office:value="0" calcext:value-type="float">
            <text:p>0</text:p>
          </table:table-cell>
          <table:table-cell table:formula="of:=STDEV([.BV43:.BV52])" office:value-type="float" office:value="0" calcext:value-type="float">
            <text:p>0</text:p>
          </table:table-cell>
          <table:table-cell table:formula="of:=STDEV([.BW43:.BW52])" office:value-type="float" office:value="0" calcext:value-type="float">
            <text:p>0</text:p>
          </table:table-cell>
          <table:table-cell table:formula="of:=STDEV([.BX43:.BX52])" office:value-type="float" office:value="0" calcext:value-type="float">
            <text:p>0</text:p>
          </table:table-cell>
          <table:table-cell table:formula="of:=STDEV([.BY43:.BY52])" office:value-type="float" office:value="0" calcext:value-type="float">
            <text:p>0</text:p>
          </table:table-cell>
          <table:table-cell table:formula="of:=STDEV([.BZ43:.BZ52])" office:value-type="float" office:value="0" calcext:value-type="float">
            <text:p>0</text:p>
          </table:table-cell>
          <table:table-cell table:formula="of:=STDEV([.CA43:.CA52])" office:value-type="float" office:value="0" calcext:value-type="float">
            <text:p>0</text:p>
          </table:table-cell>
          <table:table-cell table:formula="of:=STDEV([.CB43:.CB52])" office:value-type="float" office:value="0" calcext:value-type="float">
            <text:p>0</text:p>
          </table:table-cell>
          <table:table-cell table:formula="of:=STDEV([.CC43:.CC52])" office:value-type="float" office:value="0" calcext:value-type="float">
            <text:p>0</text:p>
          </table:table-cell>
          <table:table-cell table:formula="of:=STDEV([.CD43:.CD52])" office:value-type="float" office:value="0" calcext:value-type="float">
            <text:p>0</text:p>
          </table:table-cell>
          <table:table-cell table:formula="of:=STDEV([.CE43:.CE52])" office:value-type="float" office:value="0" calcext:value-type="float">
            <text:p>0</text:p>
          </table:table-cell>
          <table:table-cell table:formula="of:=STDEV([.CF43:.CF52])" office:value-type="float" office:value="0" calcext:value-type="float">
            <text:p>0</text:p>
          </table:table-cell>
          <table:table-cell table:formula="of:=STDEV([.CG43:.CG52])" office:value-type="float" office:value="0" calcext:value-type="float">
            <text:p>0</text:p>
          </table:table-cell>
          <table:table-cell table:formula="of:=STDEV([.CH43:.CH52])" office:value-type="float" office:value="0" calcext:value-type="float">
            <text:p>0</text:p>
          </table:table-cell>
          <table:table-cell table:formula="of:=STDEV([.CI43:.CI52])" office:value-type="float" office:value="0" calcext:value-type="float">
            <text:p>0</text:p>
          </table:table-cell>
          <table:table-cell table:formula="of:=STDEV([.CJ43:.CJ52])" office:value-type="float" office:value="0" calcext:value-type="float">
            <text:p>0</text:p>
          </table:table-cell>
          <table:table-cell table:formula="of:=STDEV([.CK43:.CK52])" office:value-type="float" office:value="0" calcext:value-type="float">
            <text:p>0</text:p>
          </table:table-cell>
          <table:table-cell table:formula="of:=STDEV([.CL43:.CL52])" office:value-type="float" office:value="0" calcext:value-type="float">
            <text:p>0</text:p>
          </table:table-cell>
          <table:table-cell table:formula="of:=STDEV([.CM43:.CM52])" office:value-type="float" office:value="0" calcext:value-type="float">
            <text:p>0</text:p>
          </table:table-cell>
          <table:table-cell table:formula="of:=STDEV([.CN43:.CN52])" office:value-type="float" office:value="0" calcext:value-type="float">
            <text:p>0</text:p>
          </table:table-cell>
          <table:table-cell table:formula="of:=STDEV([.CO43:.CO52])" office:value-type="float" office:value="0" calcext:value-type="float">
            <text:p>0</text:p>
          </table:table-cell>
          <table:table-cell table:formula="of:=STDEV([.CP43:.CP52])" office:value-type="float" office:value="0" calcext:value-type="float">
            <text:p>0</text:p>
          </table:table-cell>
          <table:table-cell table:formula="of:=STDEV([.CQ43:.CQ52])" office:value-type="float" office:value="0" calcext:value-type="float">
            <text:p>0</text:p>
          </table:table-cell>
          <table:table-cell table:formula="of:=STDEV([.CR43:.CR52])" office:value-type="float" office:value="0" calcext:value-type="float">
            <text:p>0</text:p>
          </table:table-cell>
          <table:table-cell table:formula="of:=STDEV([.CS43:.CS52])" office:value-type="float" office:value="0" calcext:value-type="float">
            <text:p>0</text:p>
          </table:table-cell>
          <table:table-cell table:formula="of:=STDEV([.CT43:.CT52])" office:value-type="float" office:value="0" calcext:value-type="float">
            <text:p>0</text:p>
          </table:table-cell>
          <table:table-cell table:formula="of:=STDEV([.CU43:.CU52])" office:value-type="float" office:value="0" calcext:value-type="float">
            <text:p>0</text:p>
          </table:table-cell>
          <table:table-cell table:formula="of:=STDEV([.CV43:.CV52])" office:value-type="float" office:value="0" calcext:value-type="float">
            <text:p>0</text:p>
          </table:table-cell>
          <table:table-cell table:formula="of:=STDEV([.CW43:.CW52])" office:value-type="float" office:value="0" calcext:value-type="float">
            <text:p>0</text:p>
          </table:table-cell>
          <table:table-cell table:formula="of:=STDEV([.CX43:.CX52])" office:value-type="float" office:value="0" calcext:value-type="float">
            <text:p>0</text:p>
          </table:table-cell>
          <table:table-cell table:formula="of:=STDEV([.CY43:.CY52])" office:value-type="float" office:value="0" calcext:value-type="float">
            <text:p>0</text:p>
          </table:table-cell>
          <table:table-cell table:formula="of:=STDEV([.CZ43:.CZ52])" office:value-type="float" office:value="0" calcext:value-type="float">
            <text:p>0</text:p>
          </table:table-cell>
          <table:table-cell table:formula="of:=STDEV([.DA43:.DA52])" office:value-type="float" office:value="0" calcext:value-type="float">
            <text:p>0</text:p>
          </table:table-cell>
          <table:table-cell table:formula="of:=STDEV([.DB43:.DB52])" office:value-type="float" office:value="0" calcext:value-type="float">
            <text:p>0</text:p>
          </table:table-cell>
          <table:table-cell table:formula="of:=STDEV([.DC43:.DC52])" office:value-type="float" office:value="0" calcext:value-type="float">
            <text:p>0</text:p>
          </table:table-cell>
          <table:table-cell table:formula="of:=STDEV([.DD43:.DD52])" office:value-type="float" office:value="0" calcext:value-type="float">
            <text:p>0</text:p>
          </table:table-cell>
          <table:table-cell table:formula="of:=STDEV([.DE43:.DE52])" office:value-type="float" office:value="0" calcext:value-type="float">
            <text:p>0</text:p>
          </table:table-cell>
          <table:table-cell table:formula="of:=STDEV([.DF43:.DF52])" office:value-type="float" office:value="0" calcext:value-type="float">
            <text:p>0</text:p>
          </table:table-cell>
          <table:table-cell table:formula="of:=STDEV([.DG43:.DG52])" office:value-type="float" office:value="0" calcext:value-type="float">
            <text:p>0</text:p>
          </table:table-cell>
          <table:table-cell table:formula="of:=STDEV([.DH43:.DH52])" office:value-type="float" office:value="0" calcext:value-type="float">
            <text:p>0</text:p>
          </table:table-cell>
          <table:table-cell table:formula="of:=STDEV([.DI43:.DI52])" office:value-type="float" office:value="0" calcext:value-type="float">
            <text:p>0</text:p>
          </table:table-cell>
          <table:table-cell table:formula="of:=STDEV([.DJ43:.DJ52])" office:value-type="float" office:value="0" calcext:value-type="float">
            <text:p>0</text:p>
          </table:table-cell>
          <table:table-cell table:formula="of:=STDEV([.DK43:.DK52])" office:value-type="float" office:value="0" calcext:value-type="float">
            <text:p>0</text:p>
          </table:table-cell>
          <table:table-cell table:formula="of:=STDEV([.DL43:.DL52])" office:value-type="float" office:value="0" calcext:value-type="float">
            <text:p>0</text:p>
          </table:table-cell>
          <table:table-cell table:formula="of:=STDEV([.DM43:.DM52])" office:value-type="float" office:value="0.0745820202869931" calcext:value-type="float">
            <text:p>0.0745820202869931</text:p>
          </table:table-cell>
          <table:table-cell table:formula="of:=STDEV([.DN43:.DN52])" office:value-type="float" office:value="0.0745820202869931" calcext:value-type="float">
            <text:p>0.0745820202869931</text:p>
          </table:table-cell>
          <table:table-cell table:formula="of:=STDEV([.DO43:.DO52])" office:value-type="float" office:value="0.0745820202869931" calcext:value-type="float">
            <text:p>0.0745820202869931</text:p>
          </table:table-cell>
          <table:table-cell table:formula="of:=STDEV([.DP43:.DP52])" office:value-type="float" office:value="0.0994426937159907" calcext:value-type="float">
            <text:p>0.0994426937159907</text:p>
          </table:table-cell>
          <table:table-cell table:formula="of:=STDEV([.DQ43:.DQ52])" office:value-type="float" office:value="0.0994426937159907" calcext:value-type="float">
            <text:p>0.0994426937159907</text:p>
          </table:table-cell>
          <table:table-cell table:formula="of:=STDEV([.DR43:.DR52])" office:value-type="float" office:value="0.0994426937159907" calcext:value-type="float">
            <text:p>0.0994426937159907</text:p>
          </table:table-cell>
          <table:table-cell table:formula="of:=STDEV([.DS43:.DS52])" office:value-type="float" office:value="0.0994426937159907" calcext:value-type="float">
            <text:p>0.0994426937159907</text:p>
          </table:table-cell>
          <table:table-cell table:formula="of:=STDEV([.DT43:.DT52])" office:value-type="float" office:value="0.124303367144988" calcext:value-type="float">
            <text:p>0.124303367144988</text:p>
          </table:table-cell>
          <table:table-cell table:formula="of:=STDEV([.DU43:.DU52])" office:value-type="float" office:value="0.164907051599084" calcext:value-type="float">
            <text:p>0.164907051599084</text:p>
          </table:table-cell>
          <table:table-cell table:formula="of:=STDEV([.DV43:.DV52])" office:value-type="float" office:value="0.223746060860971" calcext:value-type="float">
            <text:p>0.223746060860971</text:p>
          </table:table-cell>
          <table:table-cell table:formula="of:=STDEV([.DW43:.DW52])" office:value-type="float" office:value="0.234535124059377" calcext:value-type="float">
            <text:p>0.234535124059377</text:p>
          </table:table-cell>
          <table:table-cell table:formula="of:=STDEV([.DX43:.DX52])" office:value-type="float" office:value="0.234535124059377" calcext:value-type="float">
            <text:p>0.234535124059377</text:p>
          </table:table-cell>
          <table:table-cell table:formula="of:=STDEV([.DY43:.DY52])" office:value-type="float" office:value="0.272335032636616" calcext:value-type="float">
            <text:p>0.272335032636616</text:p>
          </table:table-cell>
          <table:table-cell table:formula="of:=STDEV([.DZ43:.DZ52])" office:value-type="float" office:value="0.282362971636289" calcext:value-type="float">
            <text:p>0.282362971636289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69.3877551020408" calcext:value-type="float">
            <text:p>69.3877551020408</text:p>
          </table:table-cell>
          <table:table-cell office:value-type="float" office:value="75.9183673469388" calcext:value-type="float">
            <text:p>75.9183673469388</text:p>
          </table:table-cell>
          <table:table-cell office:value-type="float" office:value="76.734693877551" calcext:value-type="float">
            <text:p>76.734693877551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9.1836734693878" calcext:value-type="float">
            <text:p>79.1836734693878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0.8163265306122" calcext:value-type="float">
            <text:p>80.8163265306122</text:p>
          </table:table-cell>
          <table:table-cell office:value-type="float" office:value="81.2244897959184" calcext:value-type="float">
            <text:p>81.2244897959184</text:p>
          </table:table-cell>
          <table:table-cell office:value-type="float" office:value="83.265306122449" calcext:value-type="float">
            <text:p>83.265306122449</text:p>
          </table:table-cell>
          <table:table-cell office:value-type="float" office:value="86.1224489795918" calcext:value-type="float">
            <text:p>86.1224489795918</text:p>
          </table:table-cell>
          <table:table-cell office:value-type="float" office:value="88.1632653061225" calcext:value-type="float">
            <text:p>88.1632653061225</text:p>
          </table:table-cell>
          <table:table-cell office:value-type="float" office:value="88.9795918367347" calcext:value-type="float">
            <text:p>88.9795918367347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3.0612244897959" calcext:value-type="float">
            <text:p>93.0612244897959</text:p>
          </table:table-cell>
          <table:table-cell table:number-columns-repeated="2" office:value-type="float" office:value="94.6938775510204" calcext:value-type="float">
            <text:p>94.6938775510204</text:p>
          </table:table-cell>
          <table:table-cell office:value-type="float" office:value="95.1020408163265" calcext:value-type="float">
            <text:p>95.1020408163265</text:p>
          </table:table-cell>
          <table:table-cell office:value-type="float" office:value="96.3265306122449" calcext:value-type="float">
            <text:p>96.3265306122449</text:p>
          </table:table-cell>
          <table:table-cell office:value-type="float" office:value="96.734693877551" calcext:value-type="float">
            <text:p>96.734693877551</text:p>
          </table:table-cell>
          <table:table-cell office:value-type="float" office:value="97.5510204081633" calcext:value-type="float">
            <text:p>97.5510204081633</text:p>
          </table:table-cell>
          <table:table-cell office:value-type="float" office:value="98.3673469387755" calcext:value-type="float">
            <text:p>98.3673469387755</text:p>
          </table:table-cell>
          <table:table-cell table:number-columns-repeated="6" office:value-type="float" office:value="98.7755102040816" calcext:value-type="float">
            <text:p>98.7755102040816</text:p>
          </table:table-cell>
          <table:table-cell table:number-columns-repeated="4" office:value-type="float" office:value="99.1836734693878" calcext:value-type="float">
            <text:p>99.1836734693878</text:p>
          </table:table-cell>
          <table:table-cell table:number-columns-repeated="2" office:value-type="float" office:value="99.5918367346939" calcext:value-type="float">
            <text:p>99.5918367346939</text:p>
          </table:table-cell>
          <table:table-cell table:number-columns-repeated="9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0204081632653" calcext:value-type="float">
            <text:p>51.0204081632653</text:p>
          </table:table-cell>
          <table:table-cell office:value-type="float" office:value="68.1632653061224" calcext:value-type="float">
            <text:p>68.1632653061224</text:p>
          </table:table-cell>
          <table:table-cell office:value-type="float" office:value="76.3265306122449" calcext:value-type="float">
            <text:p>76.3265306122449</text:p>
          </table:table-cell>
          <table:table-cell office:value-type="float" office:value="77.9591836734694" calcext:value-type="float">
            <text:p>77.9591836734694</text:p>
          </table:table-cell>
          <table:table-cell office:value-type="float" office:value="79.1836734693878" calcext:value-type="float">
            <text:p>79.1836734693878</text:p>
          </table:table-cell>
          <table:table-cell office:value-type="float" office:value="80.8163265306122" calcext:value-type="float">
            <text:p>80.8163265306122</text:p>
          </table:table-cell>
          <table:table-cell office:value-type="float" office:value="82.4489795918367" calcext:value-type="float">
            <text:p>82.4489795918367</text:p>
          </table:table-cell>
          <table:table-cell office:value-type="float" office:value="82.8571428571429" calcext:value-type="float">
            <text:p>82.8571428571429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86.1224489795918" calcext:value-type="float">
            <text:p>86.1224489795918</text:p>
          </table:table-cell>
          <table:table-cell office:value-type="float" office:value="87.3469387755102" calcext:value-type="float">
            <text:p>87.3469387755102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9.3877551020408" calcext:value-type="float">
            <text:p>89.3877551020408</text:p>
          </table:table-cell>
          <table:table-cell office:value-type="float" office:value="91.0204081632653" calcext:value-type="float">
            <text:p>91.0204081632653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3.0612244897959" calcext:value-type="float">
            <text:p>93.0612244897959</text:p>
          </table:table-cell>
          <table:table-cell table:number-columns-repeated="2" office:value-type="float" office:value="93.469387755102" calcext:value-type="float">
            <text:p>93.469387755102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2" office:value-type="float" office:value="95.1020408163265" calcext:value-type="float">
            <text:p>95.1020408163265</text:p>
          </table:table-cell>
          <table:table-cell office:value-type="float" office:value="96.3265306122449" calcext:value-type="float">
            <text:p>96.3265306122449</text:p>
          </table:table-cell>
          <table:table-cell office:value-type="float" office:value="97.1428571428571" calcext:value-type="float">
            <text:p>97.1428571428571</text:p>
          </table:table-cell>
          <table:table-cell office:value-type="float" office:value="97.5510204081633" calcext:value-type="float">
            <text:p>97.5510204081633</text:p>
          </table:table-cell>
          <table:table-cell office:value-type="float" office:value="98.7755102040816" calcext:value-type="float">
            <text:p>98.7755102040816</text:p>
          </table:table-cell>
          <table:table-cell table:number-columns-repeated="2" office:value-type="float" office:value="99.1836734693878" calcext:value-type="float">
            <text:p>99.1836734693878</text:p>
          </table:table-cell>
          <table:table-cell table:number-columns-repeated="2" office:value-type="float" office:value="99.5918367346939" calcext:value-type="float">
            <text:p>99.5918367346939</text:p>
          </table:table-cell>
          <table:table-cell table:number-columns-repeated="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367346938776" calcext:value-type="float">
            <text:p>51.8367346938776</text:p>
          </table:table-cell>
          <table:table-cell office:value-type="float" office:value="73.0612244897959" calcext:value-type="float">
            <text:p>73.0612244897959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2.0408163265306" calcext:value-type="float">
            <text:p>82.0408163265306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3.265306122449" calcext:value-type="float">
            <text:p>83.265306122449</text:p>
          </table:table-cell>
          <table:table-cell table:number-columns-repeated="2" office:value-type="float" office:value="84.8979591836735" calcext:value-type="float">
            <text:p>84.8979591836735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9387755102041" calcext:value-type="float">
            <text:p>86.9387755102041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89.3877551020408" calcext:value-type="float">
            <text:p>89.3877551020408</text:p>
          </table:table-cell>
          <table:table-cell office:value-type="float" office:value="90.2040816326531" calcext:value-type="float">
            <text:p>90.2040816326531</text:p>
          </table:table-cell>
          <table:table-cell office:value-type="float" office:value="91.0204081632653" calcext:value-type="float">
            <text:p>91.0204081632653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3.469387755102" calcext:value-type="float">
            <text:p>93.469387755102</text:p>
          </table:table-cell>
          <table:table-cell office:value-type="float" office:value="94.6938775510204" calcext:value-type="float">
            <text:p>94.6938775510204</text:p>
          </table:table-cell>
          <table:table-cell office:value-type="float" office:value="95.9183673469388" calcext:value-type="float">
            <text:p>95.9183673469388</text:p>
          </table:table-cell>
          <table:table-cell office:value-type="float" office:value="96.734693877551" calcext:value-type="float">
            <text:p>96.734693877551</text:p>
          </table:table-cell>
          <table:table-cell office:value-type="float" office:value="97.5510204081633" calcext:value-type="float">
            <text:p>97.5510204081633</text:p>
          </table:table-cell>
          <table:table-cell table:number-columns-repeated="2" office:value-type="float" office:value="97.9591836734694" calcext:value-type="float">
            <text:p>97.9591836734694</text:p>
          </table:table-cell>
          <table:table-cell office:value-type="float" office:value="98.3673469387755" calcext:value-type="float">
            <text:p>98.3673469387755</text:p>
          </table:table-cell>
          <table:table-cell office:value-type="float" office:value="99.1836734693878" calcext:value-type="float">
            <text:p>99.1836734693878</text:p>
          </table:table-cell>
          <table:table-cell office:value-type="float" office:value="99.5918367346939" calcext:value-type="float">
            <text:p>99.5918367346939</text:p>
          </table:table-cell>
          <table:table-cell table:number-columns-repeated="10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9387755102041" calcext:value-type="float">
            <text:p>46.9387755102041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1.6326530612245" calcext:value-type="float">
            <text:p>81.6326530612245</text:p>
          </table:table-cell>
          <table:table-cell table:number-columns-repeated="2" office:value-type="float" office:value="82.4489795918367" calcext:value-type="float">
            <text:p>82.4489795918367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84.0816326530612" calcext:value-type="float">
            <text:p>84.0816326530612</text:p>
          </table:table-cell>
          <table:table-cell office:value-type="float" office:value="86.1224489795918" calcext:value-type="float">
            <text:p>86.1224489795918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8.1632653061225" calcext:value-type="float">
            <text:p>88.1632653061225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1.0204081632653" calcext:value-type="float">
            <text:p>91.0204081632653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1.8367346938776" calcext:value-type="float">
            <text:p>91.8367346938776</text:p>
          </table:table-cell>
          <table:table-cell table:number-columns-repeated="2" office:value-type="float" office:value="93.0612244897959" calcext:value-type="float">
            <text:p>93.0612244897959</text:p>
          </table:table-cell>
          <table:table-cell office:value-type="float" office:value="93.469387755102" calcext:value-type="float">
            <text:p>93.469387755102</text:p>
          </table:table-cell>
          <table:table-cell office:value-type="float" office:value="95.1020408163265" calcext:value-type="float">
            <text:p>95.1020408163265</text:p>
          </table:table-cell>
          <table:table-cell office:value-type="float" office:value="95.5102040816326" calcext:value-type="float">
            <text:p>95.5102040816326</text:p>
          </table:table-cell>
          <table:table-cell table:number-columns-repeated="2" office:value-type="float" office:value="96.3265306122449" calcext:value-type="float">
            <text:p>96.3265306122449</text:p>
          </table:table-cell>
          <table:table-cell office:value-type="float" office:value="97.1428571428571" calcext:value-type="float">
            <text:p>97.1428571428571</text:p>
          </table:table-cell>
          <table:table-cell office:value-type="float" office:value="97.5510204081633" calcext:value-type="float">
            <text:p>97.5510204081633</text:p>
          </table:table-cell>
          <table:table-cell office:value-type="float" office:value="98.7755102040816" calcext:value-type="float">
            <text:p>98.7755102040816</text:p>
          </table:table-cell>
          <table:table-cell office:value-type="float" office:value="99.1836734693878" calcext:value-type="float">
            <text:p>99.1836734693878</text:p>
          </table:table-cell>
          <table:table-cell office:value-type="float" office:value="99.5918367346939" calcext:value-type="float">
            <text:p>99.5918367346939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3877551020408" calcext:value-type="float">
            <text:p>49.3877551020408</text:p>
          </table:table-cell>
          <table:table-cell office:value-type="float" office:value="66.9387755102041" calcext:value-type="float">
            <text:p>66.9387755102041</text:p>
          </table:table-cell>
          <table:table-cell office:value-type="float" office:value="75.5102040816327" calcext:value-type="float">
            <text:p>75.5102040816327</text:p>
          </table:table-cell>
          <table:table-cell office:value-type="float" office:value="76.734693877551" calcext:value-type="float">
            <text:p>76.734693877551</text:p>
          </table:table-cell>
          <table:table-cell office:value-type="float" office:value="78.7755102040816" calcext:value-type="float">
            <text:p>78.7755102040816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1.2244897959184" calcext:value-type="float">
            <text:p>81.2244897959184</text:p>
          </table:table-cell>
          <table:table-cell office:value-type="float" office:value="82.8571428571429" calcext:value-type="float">
            <text:p>82.8571428571429</text:p>
          </table:table-cell>
          <table:table-cell office:value-type="float" office:value="84.4897959183674" calcext:value-type="float">
            <text:p>84.4897959183674</text:p>
          </table:table-cell>
          <table:table-cell office:value-type="float" office:value="86.1224489795918" calcext:value-type="float">
            <text:p>86.1224489795918</text:p>
          </table:table-cell>
          <table:table-cell office:value-type="float" office:value="88.1632653061225" calcext:value-type="float">
            <text:p>88.1632653061225</text:p>
          </table:table-cell>
          <table:table-cell office:value-type="float" office:value="88.9795918367347" calcext:value-type="float">
            <text:p>88.9795918367347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3" office:value-type="float" office:value="96.3265306122449" calcext:value-type="float">
            <text:p>96.3265306122449</text:p>
          </table:table-cell>
          <table:table-cell office:value-type="float" office:value="96.734693877551" calcext:value-type="float">
            <text:p>96.734693877551</text:p>
          </table:table-cell>
          <table:table-cell table:number-columns-repeated="2" office:value-type="float" office:value="97.1428571428571" calcext:value-type="float">
            <text:p>97.1428571428571</text:p>
          </table:table-cell>
          <table:table-cell office:value-type="float" office:value="97.5510204081633" calcext:value-type="float">
            <text:p>97.5510204081633</text:p>
          </table:table-cell>
          <table:table-cell office:value-type="float" office:value="98.7755102040816" calcext:value-type="float">
            <text:p>98.7755102040816</text:p>
          </table:table-cell>
          <table:table-cell table:number-columns-repeated="2" office:value-type="float" office:value="99.1836734693878" calcext:value-type="float">
            <text:p>99.1836734693878</text:p>
          </table:table-cell>
          <table:table-cell table:number-columns-repeated="4" office:value-type="float" office:value="99.5918367346939" calcext:value-type="float">
            <text:p>99.5918367346939</text:p>
          </table:table-cell>
          <table:table-cell table:number-columns-repeated="9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857142857143" calcext:value-type="float">
            <text:p>54.2857142857143</text:p>
          </table:table-cell>
          <table:table-cell office:value-type="float" office:value="68.9795918367347" calcext:value-type="float">
            <text:p>68.9795918367347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78.3673469387755" calcext:value-type="float">
            <text:p>78.3673469387755</text:p>
          </table:table-cell>
          <table:table-cell office:value-type="float" office:value="80.8163265306122" calcext:value-type="float">
            <text:p>80.8163265306122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2.4489795918367" calcext:value-type="float">
            <text:p>82.4489795918367</text:p>
          </table:table-cell>
          <table:table-cell office:value-type="float" office:value="83.265306122449" calcext:value-type="float">
            <text:p>83.265306122449</text:p>
          </table:table-cell>
          <table:table-cell office:value-type="float" office:value="85.3061224489796" calcext:value-type="float">
            <text:p>85.3061224489796</text:p>
          </table:table-cell>
          <table:table-cell office:value-type="float" office:value="86.530612244898" calcext:value-type="float">
            <text:p>86.530612244898</text:p>
          </table:table-cell>
          <table:table-cell office:value-type="float" office:value="87.3469387755102" calcext:value-type="float">
            <text:p>87.3469387755102</text:p>
          </table:table-cell>
          <table:table-cell table:number-columns-repeated="2" office:value-type="float" office:value="88.5714285714286" calcext:value-type="float">
            <text:p>88.5714285714286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0.6122448979592" calcext:value-type="float">
            <text:p>90.6122448979592</text:p>
          </table:table-cell>
          <table:table-cell office:value-type="float" office:value="92.2448979591837" calcext:value-type="float">
            <text:p>92.2448979591837</text:p>
          </table:table-cell>
          <table:table-cell office:value-type="float" office:value="93.0612244897959" calcext:value-type="float">
            <text:p>93.0612244897959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2" office:value-type="float" office:value="94.2857142857143" calcext:value-type="float">
            <text:p>94.2857142857143</text:p>
          </table:table-cell>
          <table:table-cell office:value-type="float" office:value="95.1020408163265" calcext:value-type="float">
            <text:p>95.1020408163265</text:p>
          </table:table-cell>
          <table:table-cell office:value-type="float" office:value="95.5102040816326" calcext:value-type="float">
            <text:p>95.5102040816326</text:p>
          </table:table-cell>
          <table:table-cell table:number-columns-repeated="2" office:value-type="float" office:value="97.9591836734694" calcext:value-type="float">
            <text:p>97.9591836734694</text:p>
          </table:table-cell>
          <table:table-cell office:value-type="float" office:value="98.3673469387755" calcext:value-type="float">
            <text:p>98.3673469387755</text:p>
          </table:table-cell>
          <table:table-cell office:value-type="float" office:value="99.1836734693878" calcext:value-type="float">
            <text:p>99.1836734693878</text:p>
          </table:table-cell>
          <table:table-cell table:number-columns-repeated="3" office:value-type="float" office:value="99.5918367346939" calcext:value-type="float">
            <text:p>99.5918367346939</text:p>
          </table:table-cell>
          <table:table-cell table:number-columns-repeated="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70.2040816326531" calcext:value-type="float">
            <text:p>70.2040816326531</text:p>
          </table:table-cell>
          <table:table-cell office:value-type="float" office:value="75.5102040816327" calcext:value-type="float">
            <text:p>75.5102040816327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0.8163265306122" calcext:value-type="float">
            <text:p>80.8163265306122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3.265306122449" calcext:value-type="float">
            <text:p>83.265306122449</text:p>
          </table:table-cell>
          <table:table-cell office:value-type="float" office:value="84.4897959183674" calcext:value-type="float">
            <text:p>84.489795918367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6.9387755102041" calcext:value-type="float">
            <text:p>86.9387755102041</text:p>
          </table:table-cell>
          <table:table-cell office:value-type="float" office:value="87.3469387755102" calcext:value-type="float">
            <text:p>87.3469387755102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8.9795918367347" calcext:value-type="float">
            <text:p>88.9795918367347</text:p>
          </table:table-cell>
          <table:table-cell office:value-type="float" office:value="89.3877551020408" calcext:value-type="float">
            <text:p>89.3877551020408</text:p>
          </table:table-cell>
          <table:table-cell office:value-type="float" office:value="90.6122448979592" calcext:value-type="float">
            <text:p>90.6122448979592</text:p>
          </table:table-cell>
          <table:table-cell office:value-type="float" office:value="93.0612244897959" calcext:value-type="float">
            <text:p>93.0612244897959</text:p>
          </table:table-cell>
          <table:table-cell office:value-type="float" office:value="93.469387755102" calcext:value-type="float">
            <text:p>93.469387755102</text:p>
          </table:table-cell>
          <table:table-cell table:number-columns-repeated="2" office:value-type="float" office:value="94.2857142857143" calcext:value-type="float">
            <text:p>94.2857142857143</text:p>
          </table:table-cell>
          <table:table-cell office:value-type="float" office:value="95.5102040816326" calcext:value-type="float">
            <text:p>95.5102040816326</text:p>
          </table:table-cell>
          <table:table-cell table:number-columns-repeated="2" office:value-type="float" office:value="96.3265306122449" calcext:value-type="float">
            <text:p>96.3265306122449</text:p>
          </table:table-cell>
          <table:table-cell office:value-type="float" office:value="97.9591836734694" calcext:value-type="float">
            <text:p>97.9591836734694</text:p>
          </table:table-cell>
          <table:table-cell table:number-columns-repeated="3" office:value-type="float" office:value="98.3673469387755" calcext:value-type="float">
            <text:p>98.3673469387755</text:p>
          </table:table-cell>
          <table:table-cell office:value-type="float" office:value="99.5918367346939" calcext:value-type="float">
            <text:p>99.5918367346939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68.1632653061224" calcext:value-type="float">
            <text:p>68.1632653061224</text:p>
          </table:table-cell>
          <table:table-cell office:value-type="float" office:value="73.4693877551021" calcext:value-type="float">
            <text:p>73.4693877551021</text:p>
          </table:table-cell>
          <table:table-cell office:value-type="float" office:value="78.3673469387755" calcext:value-type="float">
            <text:p>78.3673469387755</text:p>
          </table:table-cell>
          <table:table-cell office:value-type="float" office:value="80.4081632653061" calcext:value-type="float">
            <text:p>80.4081632653061</text:p>
          </table:table-cell>
          <table:table-cell office:value-type="float" office:value="81.2244897959184" calcext:value-type="float">
            <text:p>81.2244897959184</text:p>
          </table:table-cell>
          <table:table-cell office:value-type="float" office:value="82.0408163265306" calcext:value-type="float">
            <text:p>82.0408163265306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84.4897959183674" calcext:value-type="float">
            <text:p>84.4897959183674</text:p>
          </table:table-cell>
          <table:table-cell table:number-columns-repeated="2" office:value-type="float" office:value="86.1224489795918" calcext:value-type="float">
            <text:p>86.1224489795918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1.0204081632653" calcext:value-type="float">
            <text:p>91.0204081632653</text:p>
          </table:table-cell>
          <table:table-cell table:number-columns-repeated="2" office:value-type="float" office:value="91.4285714285714" calcext:value-type="float">
            <text:p>91.4285714285714</text:p>
          </table:table-cell>
          <table:table-cell office:value-type="float" office:value="93.0612244897959" calcext:value-type="float">
            <text:p>93.0612244897959</text:p>
          </table:table-cell>
          <table:table-cell office:value-type="float" office:value="94.2857142857143" calcext:value-type="float">
            <text:p>94.2857142857143</text:p>
          </table:table-cell>
          <table:table-cell office:value-type="float" office:value="95.1020408163265" calcext:value-type="float">
            <text:p>95.1020408163265</text:p>
          </table:table-cell>
          <table:table-cell table:number-columns-repeated="2" office:value-type="float" office:value="95.5102040816326" calcext:value-type="float">
            <text:p>95.5102040816326</text:p>
          </table:table-cell>
          <table:table-cell office:value-type="float" office:value="96.3265306122449" calcext:value-type="float">
            <text:p>96.3265306122449</text:p>
          </table:table-cell>
          <table:table-cell table:number-columns-repeated="3" office:value-type="float" office:value="97.1428571428571" calcext:value-type="float">
            <text:p>97.1428571428571</text:p>
          </table:table-cell>
          <table:table-cell office:value-type="float" office:value="97.9591836734694" calcext:value-type="float">
            <text:p>97.9591836734694</text:p>
          </table:table-cell>
          <table:table-cell table:number-columns-repeated="2" office:value-type="float" office:value="98.3673469387755" calcext:value-type="float">
            <text:p>98.3673469387755</text:p>
          </table:table-cell>
          <table:table-cell table:number-columns-repeated="3" office:value-type="float" office:value="98.7755102040816" calcext:value-type="float">
            <text:p>98.7755102040816</text:p>
          </table:table-cell>
          <table:table-cell table:number-columns-repeated="3" office:value-type="float" office:value="99.1836734693878" calcext:value-type="float">
            <text:p>99.1836734693878</text:p>
          </table:table-cell>
          <table:table-cell office:value-type="float" office:value="99.5918367346939" calcext:value-type="float">
            <text:p>99.5918367346939</text:p>
          </table:table-cell>
          <table:table-cell table:number-columns-repeated="9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530612244898" calcext:value-type="float">
            <text:p>52.6530612244898</text:p>
          </table:table-cell>
          <table:table-cell office:value-type="float" office:value="69.7959183673469" calcext:value-type="float">
            <text:p>69.7959183673469</text:p>
          </table:table-cell>
          <table:table-cell office:value-type="float" office:value="75.5102040816327" calcext:value-type="float">
            <text:p>75.5102040816327</text:p>
          </table:table-cell>
          <table:table-cell table:number-columns-repeated="2" office:value-type="float" office:value="78.3673469387755" calcext:value-type="float">
            <text:p>78.3673469387755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2.0408163265306" calcext:value-type="float">
            <text:p>82.0408163265306</text:p>
          </table:table-cell>
          <table:table-cell table:number-columns-repeated="2" office:value-type="float" office:value="84.4897959183674" calcext:value-type="float">
            <text:p>84.4897959183674</text:p>
          </table:table-cell>
          <table:table-cell table:number-columns-repeated="2" office:value-type="float" office:value="86.1224489795918" calcext:value-type="float">
            <text:p>86.1224489795918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9.3877551020408" calcext:value-type="float">
            <text:p>89.3877551020408</text:p>
          </table:table-cell>
          <table:table-cell office:value-type="float" office:value="91.0204081632653" calcext:value-type="float">
            <text:p>91.0204081632653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2.6530612244898" calcext:value-type="float">
            <text:p>92.6530612244898</text:p>
          </table:table-cell>
          <table:table-cell table:number-columns-repeated="2" office:value-type="float" office:value="93.469387755102" calcext:value-type="float">
            <text:p>93.469387755102</text:p>
          </table:table-cell>
          <table:table-cell office:value-type="float" office:value="94.2857142857143" calcext:value-type="float">
            <text:p>94.2857142857143</text:p>
          </table:table-cell>
          <table:table-cell office:value-type="float" office:value="94.6938775510204" calcext:value-type="float">
            <text:p>94.6938775510204</text:p>
          </table:table-cell>
          <table:table-cell table:number-columns-repeated="2" office:value-type="float" office:value="95.5102040816326" calcext:value-type="float">
            <text:p>95.5102040816326</text:p>
          </table:table-cell>
          <table:table-cell office:value-type="float" office:value="96.3265306122449" calcext:value-type="float">
            <text:p>96.3265306122449</text:p>
          </table:table-cell>
          <table:table-cell table:number-columns-repeated="2" office:value-type="float" office:value="98.3673469387755" calcext:value-type="float">
            <text:p>98.3673469387755</text:p>
          </table:table-cell>
          <table:table-cell office:value-type="float" office:value="98.7755102040816" calcext:value-type="float">
            <text:p>98.7755102040816</text:p>
          </table:table-cell>
          <table:table-cell table:number-columns-repeated="2" office:value-type="float" office:value="99.5918367346939" calcext:value-type="float">
            <text:p>99.5918367346939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0204081632653" calcext:value-type="float">
            <text:p>51.0204081632653</text:p>
          </table:table-cell>
          <table:table-cell office:value-type="float" office:value="68.1632653061224" calcext:value-type="float">
            <text:p>68.1632653061224</text:p>
          </table:table-cell>
          <table:table-cell office:value-type="float" office:value="74.6938775510204" calcext:value-type="float">
            <text:p>74.6938775510204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9.5918367346939" calcext:value-type="float">
            <text:p>79.5918367346939</text:p>
          </table:table-cell>
          <table:table-cell table:number-columns-repeated="2" office:value-type="float" office:value="80.8163265306122" calcext:value-type="float">
            <text:p>80.8163265306122</text:p>
          </table:table-cell>
          <table:table-cell office:value-type="float" office:value="82.4489795918367" calcext:value-type="float">
            <text:p>82.4489795918367</text:p>
          </table:table-cell>
          <table:table-cell office:value-type="float" office:value="82.0408163265306" calcext:value-type="float">
            <text:p>82.0408163265306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7.3469387755102" calcext:value-type="float">
            <text:p>87.3469387755102</text:p>
          </table:table-cell>
          <table:table-cell office:value-type="float" office:value="89.3877551020408" calcext:value-type="float">
            <text:p>89.3877551020408</text:p>
          </table:table-cell>
          <table:table-cell office:value-type="float" office:value="90.2040816326531" calcext:value-type="float">
            <text:p>90.2040816326531</text:p>
          </table:table-cell>
          <table:table-cell office:value-type="float" office:value="91.0204081632653" calcext:value-type="float">
            <text:p>91.0204081632653</text:p>
          </table:table-cell>
          <table:table-cell office:value-type="float" office:value="90.6122448979592" calcext:value-type="float">
            <text:p>90.6122448979592</text:p>
          </table:table-cell>
          <table:table-cell office:value-type="float" office:value="92.6530612244898" calcext:value-type="float">
            <text:p>92.6530612244898</text:p>
          </table:table-cell>
          <table:table-cell office:value-type="float" office:value="94.2857142857143" calcext:value-type="float">
            <text:p>94.2857142857143</text:p>
          </table:table-cell>
          <table:table-cell office:value-type="float" office:value="94.6938775510204" calcext:value-type="float">
            <text:p>94.6938775510204</text:p>
          </table:table-cell>
          <table:table-cell office:value-type="float" office:value="95.5102040816326" calcext:value-type="float">
            <text:p>95.5102040816326</text:p>
          </table:table-cell>
          <table:table-cell office:value-type="float" office:value="96.3265306122449" calcext:value-type="float">
            <text:p>96.3265306122449</text:p>
          </table:table-cell>
          <table:table-cell office:value-type="float" office:value="97.1428571428571" calcext:value-type="float">
            <text:p>97.1428571428571</text:p>
          </table:table-cell>
          <table:table-cell office:value-type="float" office:value="97.5510204081633" calcext:value-type="float">
            <text:p>97.5510204081633</text:p>
          </table:table-cell>
          <table:table-cell office:value-type="float" office:value="98.7755102040816" calcext:value-type="float">
            <text:p>98.7755102040816</text:p>
          </table:table-cell>
          <table:table-cell office:value-type="float" office:value="99.1836734693878" calcext:value-type="float">
            <text:p>99.1836734693878</text:p>
          </table:table-cell>
          <table:table-cell table:number-columns-repeated="2" office:value-type="float" office:value="99.5918367346939" calcext:value-type="float">
            <text:p>99.5918367346939</text:p>
          </table:table-cell>
          <table:table-cell table:number-columns-repeated="102" office:value-type="float" office:value="100" calcext:value-type="float">
            <text:p>100</text:p>
          </table:table-cell>
        </table:table-row>
        <table:table-row table:style-name="ro1">
          <table:table-cell table:formula="of:=AVERAGE([.A56:.A65])" office:value-type="float" office:value="0" calcext:value-type="float">
            <text:p>0</text:p>
          </table:table-cell>
          <table:table-cell table:formula="of:=AVERAGE([.B56:.B65])" office:value-type="float" office:value="51.0204081632653" calcext:value-type="float">
            <text:p>51.0204081632653</text:p>
          </table:table-cell>
          <table:table-cell table:formula="of:=AVERAGE([.C56:.C65])" office:value-type="float" office:value="69.1428571428571" calcext:value-type="float">
            <text:p>69.1428571428571</text:p>
          </table:table-cell>
          <table:table-cell table:formula="of:=AVERAGE([.D56:.D65])" office:value-type="float" office:value="75.8367346938776" calcext:value-type="float">
            <text:p>75.8367346938776</text:p>
          </table:table-cell>
          <table:table-cell table:formula="of:=AVERAGE([.E56:.E65])" office:value-type="float" office:value="78.530612244898" calcext:value-type="float">
            <text:p>78.530612244898</text:p>
          </table:table-cell>
          <table:table-cell table:formula="of:=AVERAGE([.F56:.F65])" office:value-type="float" office:value="79.8775510204082" calcext:value-type="float">
            <text:p>79.8775510204082</text:p>
          </table:table-cell>
          <table:table-cell table:formula="of:=AVERAGE([.G56:.G65])" office:value-type="float" office:value="81.0204081632653" calcext:value-type="float">
            <text:p>81.0204081632653</text:p>
          </table:table-cell>
          <table:table-cell table:formula="of:=AVERAGE([.H56:.H65])" office:value-type="float" office:value="82.1632653061224" calcext:value-type="float">
            <text:p>82.1632653061224</text:p>
          </table:table-cell>
          <table:table-cell table:formula="of:=AVERAGE([.I56:.I65])" office:value-type="float" office:value="83.1836734693878" calcext:value-type="float">
            <text:p>83.1836734693878</text:p>
          </table:table-cell>
          <table:table-cell table:formula="of:=AVERAGE([.J56:.J65])" office:value-type="float" office:value="83.9591836734694" calcext:value-type="float">
            <text:p>83.9591836734694</text:p>
          </table:table-cell>
          <table:table-cell table:formula="of:=AVERAGE([.K56:.K65])" office:value-type="float" office:value="85.6326530612245" calcext:value-type="float">
            <text:p>85.6326530612245</text:p>
          </table:table-cell>
          <table:table-cell table:formula="of:=AVERAGE([.L56:.L65])" office:value-type="float" office:value="86.8163265306123" calcext:value-type="float">
            <text:p>86.8163265306123</text:p>
          </table:table-cell>
          <table:table-cell table:formula="of:=AVERAGE([.M56:.M65])" office:value-type="float" office:value="88.0408163265306" calcext:value-type="float">
            <text:p>88.0408163265306</text:p>
          </table:table-cell>
          <table:table-cell table:formula="of:=AVERAGE([.N56:.N65])" office:value-type="float" office:value="89.1020408163265" calcext:value-type="float">
            <text:p>89.1020408163265</text:p>
          </table:table-cell>
          <table:table-cell table:formula="of:=AVERAGE([.O56:.O65])" office:value-type="float" office:value="90.4489795918368" calcext:value-type="float">
            <text:p>90.4489795918368</text:p>
          </table:table-cell>
          <table:table-cell table:formula="of:=AVERAGE([.P56:.P65])" office:value-type="float" office:value="91.469387755102" calcext:value-type="float">
            <text:p>91.469387755102</text:p>
          </table:table-cell>
          <table:table-cell table:formula="of:=AVERAGE([.Q56:.Q65])" office:value-type="float" office:value="92.1632653061224" calcext:value-type="float">
            <text:p>92.1632653061224</text:p>
          </table:table-cell>
          <table:table-cell table:formula="of:=AVERAGE([.R56:.R65])" office:value-type="float" office:value="93.469387755102" calcext:value-type="float">
            <text:p>93.469387755102</text:p>
          </table:table-cell>
          <table:table-cell table:formula="of:=AVERAGE([.S56:.S65])" office:value-type="float" office:value="94.0408163265306" calcext:value-type="float">
            <text:p>94.0408163265306</text:p>
          </table:table-cell>
          <table:table-cell table:formula="of:=AVERAGE([.T56:.T65])" office:value-type="float" office:value="94.6530612244898" calcext:value-type="float">
            <text:p>94.6530612244898</text:p>
          </table:table-cell>
          <table:table-cell table:formula="of:=AVERAGE([.U56:.U65])" office:value-type="float" office:value="95.3877551020408" calcext:value-type="float">
            <text:p>95.3877551020408</text:p>
          </table:table-cell>
          <table:table-cell table:formula="of:=AVERAGE([.V56:.V65])" office:value-type="float" office:value="96" calcext:value-type="float">
            <text:p>96</text:p>
          </table:table-cell>
          <table:table-cell table:formula="of:=AVERAGE([.W56:.W65])" office:value-type="float" office:value="96.530612244898" calcext:value-type="float">
            <text:p>96.530612244898</text:p>
          </table:table-cell>
          <table:table-cell table:formula="of:=AVERAGE([.X56:.X65])" office:value-type="float" office:value="97.1836734693878" calcext:value-type="float">
            <text:p>97.1836734693878</text:p>
          </table:table-cell>
          <table:table-cell table:formula="of:=AVERAGE([.Y56:.Y65])" office:value-type="float" office:value="98.0816326530612" calcext:value-type="float">
            <text:p>98.0816326530612</text:p>
          </table:table-cell>
          <table:table-cell table:formula="of:=AVERAGE([.Z56:.Z65])" office:value-type="float" office:value="98.4897959183673" calcext:value-type="float">
            <text:p>98.4897959183673</text:p>
          </table:table-cell>
          <table:table-cell table:formula="of:=AVERAGE([.AA56:.AA65])" office:value-type="float" office:value="98.8571428571429" calcext:value-type="float">
            <text:p>98.8571428571429</text:p>
          </table:table-cell>
          <table:table-cell table:formula="of:=AVERAGE([.AB56:.AB65])" office:value-type="float" office:value="99.1836734693877" calcext:value-type="float">
            <text:p>99.1836734693877</text:p>
          </table:table-cell>
          <table:table-cell table:formula="of:=AVERAGE([.AC56:.AC65])" office:value-type="float" office:value="99.469387755102" calcext:value-type="float">
            <text:p>99.469387755102</text:p>
          </table:table-cell>
          <table:table-cell table:formula="of:=AVERAGE([.AD56:.AD65])" office:value-type="float" office:value="99.5918367346939" calcext:value-type="float">
            <text:p>99.5918367346939</text:p>
          </table:table-cell>
          <table:table-cell table:formula="of:=AVERAGE([.AE56:.AE65])" office:value-type="float" office:value="99.7551020408163" calcext:value-type="float">
            <text:p>99.7551020408163</text:p>
          </table:table-cell>
          <table:table-cell table:formula="of:=AVERAGE([.AF56:.AF65])" office:value-type="float" office:value="99.795918367347" calcext:value-type="float">
            <text:p>99.795918367347</text:p>
          </table:table-cell>
          <table:table-cell table:formula="of:=AVERAGE([.AG56:.AG65])" office:value-type="float" office:value="99.795918367347" calcext:value-type="float">
            <text:p>99.795918367347</text:p>
          </table:table-cell>
          <table:table-cell table:formula="of:=AVERAGE([.AH56:.AH65])" office:value-type="float" office:value="99.8367346938776" calcext:value-type="float">
            <text:p>99.8367346938776</text:p>
          </table:table-cell>
          <table:table-cell table:formula="of:=AVERAGE([.AI56:.AI65])" office:value-type="float" office:value="99.8775510204082" calcext:value-type="float">
            <text:p>99.8775510204082</text:p>
          </table:table-cell>
          <table:table-cell table:formula="of:=AVERAGE([.AJ56:.AJ65])" office:value-type="float" office:value="99.8775510204082" calcext:value-type="float">
            <text:p>99.8775510204082</text:p>
          </table:table-cell>
          <table:table-cell table:formula="of:=AVERAGE([.AK56:.AK65])" office:value-type="float" office:value="99.9591836734694" calcext:value-type="float">
            <text:p>99.9591836734694</text:p>
          </table:table-cell>
          <table:table-cell table:formula="of:=AVERAGE([.AL56:.AL65])" office:value-type="float" office:value="100" calcext:value-type="float">
            <text:p>100</text:p>
          </table:table-cell>
          <table:table-cell table:formula="of:=AVERAGE([.AM56:.AM65])" office:value-type="float" office:value="100" calcext:value-type="float">
            <text:p>100</text:p>
          </table:table-cell>
          <table:table-cell table:formula="of:=AVERAGE([.AN56:.AN65])" office:value-type="float" office:value="100" calcext:value-type="float">
            <text:p>100</text:p>
          </table:table-cell>
          <table:table-cell table:formula="of:=AVERAGE([.AO56:.AO65])" office:value-type="float" office:value="100" calcext:value-type="float">
            <text:p>100</text:p>
          </table:table-cell>
          <table:table-cell table:formula="of:=AVERAGE([.AP56:.AP65])" office:value-type="float" office:value="100" calcext:value-type="float">
            <text:p>100</text:p>
          </table:table-cell>
          <table:table-cell table:formula="of:=AVERAGE([.AQ56:.AQ65])" office:value-type="float" office:value="100" calcext:value-type="float">
            <text:p>100</text:p>
          </table:table-cell>
          <table:table-cell table:formula="of:=AVERAGE([.AR56:.AR65])" office:value-type="float" office:value="100" calcext:value-type="float">
            <text:p>100</text:p>
          </table:table-cell>
          <table:table-cell table:formula="of:=AVERAGE([.AS56:.AS65])" office:value-type="float" office:value="100" calcext:value-type="float">
            <text:p>100</text:p>
          </table:table-cell>
          <table:table-cell table:formula="of:=AVERAGE([.AT56:.AT65])" office:value-type="float" office:value="100" calcext:value-type="float">
            <text:p>100</text:p>
          </table:table-cell>
          <table:table-cell table:formula="of:=AVERAGE([.AU56:.AU65])" office:value-type="float" office:value="100" calcext:value-type="float">
            <text:p>100</text:p>
          </table:table-cell>
          <table:table-cell table:formula="of:=AVERAGE([.AV56:.AV65])" office:value-type="float" office:value="100" calcext:value-type="float">
            <text:p>100</text:p>
          </table:table-cell>
          <table:table-cell table:formula="of:=AVERAGE([.AW56:.AW65])" office:value-type="float" office:value="100" calcext:value-type="float">
            <text:p>100</text:p>
          </table:table-cell>
          <table:table-cell table:formula="of:=AVERAGE([.AX56:.AX65])" office:value-type="float" office:value="100" calcext:value-type="float">
            <text:p>100</text:p>
          </table:table-cell>
          <table:table-cell table:formula="of:=AVERAGE([.AY56:.AY65])" office:value-type="float" office:value="100" calcext:value-type="float">
            <text:p>100</text:p>
          </table:table-cell>
          <table:table-cell table:formula="of:=AVERAGE([.AZ56:.AZ65])" office:value-type="float" office:value="100" calcext:value-type="float">
            <text:p>100</text:p>
          </table:table-cell>
          <table:table-cell table:formula="of:=AVERAGE([.BA56:.BA65])" office:value-type="float" office:value="100" calcext:value-type="float">
            <text:p>100</text:p>
          </table:table-cell>
          <table:table-cell table:formula="of:=AVERAGE([.BB56:.BB65])" office:value-type="float" office:value="100" calcext:value-type="float">
            <text:p>100</text:p>
          </table:table-cell>
          <table:table-cell table:formula="of:=AVERAGE([.BC56:.BC65])" office:value-type="float" office:value="100" calcext:value-type="float">
            <text:p>100</text:p>
          </table:table-cell>
          <table:table-cell table:formula="of:=AVERAGE([.BD56:.BD65])" office:value-type="float" office:value="100" calcext:value-type="float">
            <text:p>100</text:p>
          </table:table-cell>
          <table:table-cell table:formula="of:=AVERAGE([.BE56:.BE65])" office:value-type="float" office:value="100" calcext:value-type="float">
            <text:p>100</text:p>
          </table:table-cell>
          <table:table-cell table:formula="of:=AVERAGE([.BF56:.BF65])" office:value-type="float" office:value="100" calcext:value-type="float">
            <text:p>100</text:p>
          </table:table-cell>
          <table:table-cell table:formula="of:=AVERAGE([.BG56:.BG65])" office:value-type="float" office:value="100" calcext:value-type="float">
            <text:p>100</text:p>
          </table:table-cell>
          <table:table-cell table:formula="of:=AVERAGE([.BH56:.BH65])" office:value-type="float" office:value="100" calcext:value-type="float">
            <text:p>100</text:p>
          </table:table-cell>
          <table:table-cell table:formula="of:=AVERAGE([.BI56:.BI65])" office:value-type="float" office:value="100" calcext:value-type="float">
            <text:p>100</text:p>
          </table:table-cell>
          <table:table-cell table:formula="of:=AVERAGE([.BJ56:.BJ65])" office:value-type="float" office:value="100" calcext:value-type="float">
            <text:p>100</text:p>
          </table:table-cell>
          <table:table-cell table:formula="of:=AVERAGE([.BK56:.BK65])" office:value-type="float" office:value="100" calcext:value-type="float">
            <text:p>100</text:p>
          </table:table-cell>
          <table:table-cell table:formula="of:=AVERAGE([.BL56:.BL65])" office:value-type="float" office:value="100" calcext:value-type="float">
            <text:p>100</text:p>
          </table:table-cell>
          <table:table-cell table:formula="of:=AVERAGE([.BM56:.BM65])" office:value-type="float" office:value="100" calcext:value-type="float">
            <text:p>100</text:p>
          </table:table-cell>
          <table:table-cell table:formula="of:=AVERAGE([.BN56:.BN65])" office:value-type="float" office:value="100" calcext:value-type="float">
            <text:p>100</text:p>
          </table:table-cell>
          <table:table-cell table:formula="of:=AVERAGE([.BO56:.BO65])" office:value-type="float" office:value="100" calcext:value-type="float">
            <text:p>100</text:p>
          </table:table-cell>
          <table:table-cell table:formula="of:=AVERAGE([.BP56:.BP65])" office:value-type="float" office:value="100" calcext:value-type="float">
            <text:p>100</text:p>
          </table:table-cell>
          <table:table-cell table:formula="of:=AVERAGE([.BQ56:.BQ65])" office:value-type="float" office:value="100" calcext:value-type="float">
            <text:p>100</text:p>
          </table:table-cell>
          <table:table-cell table:formula="of:=AVERAGE([.BR56:.BR65])" office:value-type="float" office:value="100" calcext:value-type="float">
            <text:p>100</text:p>
          </table:table-cell>
          <table:table-cell table:formula="of:=AVERAGE([.BS56:.BS65])" office:value-type="float" office:value="100" calcext:value-type="float">
            <text:p>100</text:p>
          </table:table-cell>
          <table:table-cell table:formula="of:=AVERAGE([.BT56:.BT65])" office:value-type="float" office:value="100" calcext:value-type="float">
            <text:p>100</text:p>
          </table:table-cell>
          <table:table-cell table:formula="of:=AVERAGE([.BU56:.BU65])" office:value-type="float" office:value="100" calcext:value-type="float">
            <text:p>100</text:p>
          </table:table-cell>
          <table:table-cell table:formula="of:=AVERAGE([.BV56:.BV65])" office:value-type="float" office:value="100" calcext:value-type="float">
            <text:p>100</text:p>
          </table:table-cell>
          <table:table-cell table:formula="of:=AVERAGE([.BW56:.BW65])" office:value-type="float" office:value="100" calcext:value-type="float">
            <text:p>100</text:p>
          </table:table-cell>
          <table:table-cell table:formula="of:=AVERAGE([.BX56:.BX65])" office:value-type="float" office:value="100" calcext:value-type="float">
            <text:p>100</text:p>
          </table:table-cell>
          <table:table-cell table:formula="of:=AVERAGE([.BY56:.BY65])" office:value-type="float" office:value="100" calcext:value-type="float">
            <text:p>100</text:p>
          </table:table-cell>
          <table:table-cell table:formula="of:=AVERAGE([.BZ56:.BZ65])" office:value-type="float" office:value="100" calcext:value-type="float">
            <text:p>100</text:p>
          </table:table-cell>
          <table:table-cell table:formula="of:=AVERAGE([.CA56:.CA65])" office:value-type="float" office:value="100" calcext:value-type="float">
            <text:p>100</text:p>
          </table:table-cell>
          <table:table-cell table:formula="of:=AVERAGE([.CB56:.CB65])" office:value-type="float" office:value="100" calcext:value-type="float">
            <text:p>100</text:p>
          </table:table-cell>
          <table:table-cell table:formula="of:=AVERAGE([.CC56:.CC65])" office:value-type="float" office:value="100" calcext:value-type="float">
            <text:p>100</text:p>
          </table:table-cell>
          <table:table-cell table:formula="of:=AVERAGE([.CD56:.CD65])" office:value-type="float" office:value="100" calcext:value-type="float">
            <text:p>100</text:p>
          </table:table-cell>
          <table:table-cell table:formula="of:=AVERAGE([.CE56:.CE65])" office:value-type="float" office:value="100" calcext:value-type="float">
            <text:p>100</text:p>
          </table:table-cell>
          <table:table-cell table:formula="of:=AVERAGE([.CF56:.CF65])" office:value-type="float" office:value="100" calcext:value-type="float">
            <text:p>100</text:p>
          </table:table-cell>
          <table:table-cell table:formula="of:=AVERAGE([.CG56:.CG65])" office:value-type="float" office:value="100" calcext:value-type="float">
            <text:p>100</text:p>
          </table:table-cell>
          <table:table-cell table:formula="of:=AVERAGE([.CH56:.CH65])" office:value-type="float" office:value="100" calcext:value-type="float">
            <text:p>100</text:p>
          </table:table-cell>
          <table:table-cell table:formula="of:=AVERAGE([.CI56:.CI65])" office:value-type="float" office:value="100" calcext:value-type="float">
            <text:p>100</text:p>
          </table:table-cell>
          <table:table-cell table:formula="of:=AVERAGE([.CJ56:.CJ65])" office:value-type="float" office:value="100" calcext:value-type="float">
            <text:p>100</text:p>
          </table:table-cell>
          <table:table-cell table:formula="of:=AVERAGE([.CK56:.CK65])" office:value-type="float" office:value="100" calcext:value-type="float">
            <text:p>100</text:p>
          </table:table-cell>
          <table:table-cell table:formula="of:=AVERAGE([.CL56:.CL65])" office:value-type="float" office:value="100" calcext:value-type="float">
            <text:p>100</text:p>
          </table:table-cell>
          <table:table-cell table:formula="of:=AVERAGE([.CM56:.CM65])" office:value-type="float" office:value="100" calcext:value-type="float">
            <text:p>100</text:p>
          </table:table-cell>
          <table:table-cell table:formula="of:=AVERAGE([.CN56:.CN65])" office:value-type="float" office:value="100" calcext:value-type="float">
            <text:p>100</text:p>
          </table:table-cell>
          <table:table-cell table:formula="of:=AVERAGE([.CO56:.CO65])" office:value-type="float" office:value="100" calcext:value-type="float">
            <text:p>100</text:p>
          </table:table-cell>
          <table:table-cell table:formula="of:=AVERAGE([.CP56:.CP65])" office:value-type="float" office:value="100" calcext:value-type="float">
            <text:p>100</text:p>
          </table:table-cell>
          <table:table-cell table:formula="of:=AVERAGE([.CQ56:.CQ65])" office:value-type="float" office:value="100" calcext:value-type="float">
            <text:p>100</text:p>
          </table:table-cell>
          <table:table-cell table:formula="of:=AVERAGE([.CR56:.CR65])" office:value-type="float" office:value="100" calcext:value-type="float">
            <text:p>100</text:p>
          </table:table-cell>
          <table:table-cell table:formula="of:=AVERAGE([.CS56:.CS65])" office:value-type="float" office:value="100" calcext:value-type="float">
            <text:p>100</text:p>
          </table:table-cell>
          <table:table-cell table:formula="of:=AVERAGE([.CT56:.CT65])" office:value-type="float" office:value="100" calcext:value-type="float">
            <text:p>100</text:p>
          </table:table-cell>
          <table:table-cell table:formula="of:=AVERAGE([.CU56:.CU65])" office:value-type="float" office:value="100" calcext:value-type="float">
            <text:p>100</text:p>
          </table:table-cell>
          <table:table-cell table:formula="of:=AVERAGE([.CV56:.CV65])" office:value-type="float" office:value="100" calcext:value-type="float">
            <text:p>100</text:p>
          </table:table-cell>
          <table:table-cell table:formula="of:=AVERAGE([.CW56:.CW65])" office:value-type="float" office:value="100" calcext:value-type="float">
            <text:p>100</text:p>
          </table:table-cell>
          <table:table-cell table:formula="of:=AVERAGE([.CX56:.CX65])" office:value-type="float" office:value="100" calcext:value-type="float">
            <text:p>100</text:p>
          </table:table-cell>
          <table:table-cell table:formula="of:=AVERAGE([.CY56:.CY65])" office:value-type="float" office:value="100" calcext:value-type="float">
            <text:p>100</text:p>
          </table:table-cell>
          <table:table-cell table:formula="of:=AVERAGE([.CZ56:.CZ65])" office:value-type="float" office:value="100" calcext:value-type="float">
            <text:p>100</text:p>
          </table:table-cell>
          <table:table-cell table:formula="of:=AVERAGE([.DA56:.DA65])" office:value-type="float" office:value="100" calcext:value-type="float">
            <text:p>100</text:p>
          </table:table-cell>
          <table:table-cell table:formula="of:=AVERAGE([.DB56:.DB65])" office:value-type="float" office:value="100" calcext:value-type="float">
            <text:p>100</text:p>
          </table:table-cell>
          <table:table-cell table:formula="of:=AVERAGE([.DC56:.DC65])" office:value-type="float" office:value="100" calcext:value-type="float">
            <text:p>100</text:p>
          </table:table-cell>
          <table:table-cell table:formula="of:=AVERAGE([.DD56:.DD65])" office:value-type="float" office:value="100" calcext:value-type="float">
            <text:p>100</text:p>
          </table:table-cell>
          <table:table-cell table:formula="of:=AVERAGE([.DE56:.DE65])" office:value-type="float" office:value="100" calcext:value-type="float">
            <text:p>100</text:p>
          </table:table-cell>
          <table:table-cell table:formula="of:=AVERAGE([.DF56:.DF65])" office:value-type="float" office:value="100" calcext:value-type="float">
            <text:p>100</text:p>
          </table:table-cell>
          <table:table-cell table:formula="of:=AVERAGE([.DG56:.DG65])" office:value-type="float" office:value="100" calcext:value-type="float">
            <text:p>100</text:p>
          </table:table-cell>
          <table:table-cell table:formula="of:=AVERAGE([.DH56:.DH65])" office:value-type="float" office:value="100" calcext:value-type="float">
            <text:p>100</text:p>
          </table:table-cell>
          <table:table-cell table:formula="of:=AVERAGE([.DI56:.DI65])" office:value-type="float" office:value="100" calcext:value-type="float">
            <text:p>100</text:p>
          </table:table-cell>
          <table:table-cell table:formula="of:=AVERAGE([.DJ56:.DJ65])" office:value-type="float" office:value="100" calcext:value-type="float">
            <text:p>100</text:p>
          </table:table-cell>
          <table:table-cell table:formula="of:=AVERAGE([.DK56:.DK65])" office:value-type="float" office:value="100" calcext:value-type="float">
            <text:p>100</text:p>
          </table:table-cell>
          <table:table-cell table:formula="of:=AVERAGE([.DL56:.DL65])" office:value-type="float" office:value="100" calcext:value-type="float">
            <text:p>100</text:p>
          </table:table-cell>
          <table:table-cell table:formula="of:=AVERAGE([.DM56:.DM65])" office:value-type="float" office:value="100" calcext:value-type="float">
            <text:p>100</text:p>
          </table:table-cell>
          <table:table-cell table:formula="of:=AVERAGE([.DN56:.DN65])" office:value-type="float" office:value="100" calcext:value-type="float">
            <text:p>100</text:p>
          </table:table-cell>
          <table:table-cell table:formula="of:=AVERAGE([.DO56:.DO65])" office:value-type="float" office:value="100" calcext:value-type="float">
            <text:p>100</text:p>
          </table:table-cell>
          <table:table-cell table:formula="of:=AVERAGE([.DP56:.DP65])" office:value-type="float" office:value="100" calcext:value-type="float">
            <text:p>100</text:p>
          </table:table-cell>
          <table:table-cell table:formula="of:=AVERAGE([.DQ56:.DQ65])" office:value-type="float" office:value="100" calcext:value-type="float">
            <text:p>100</text:p>
          </table:table-cell>
          <table:table-cell table:formula="of:=AVERAGE([.DR56:.DR65])" office:value-type="float" office:value="100" calcext:value-type="float">
            <text:p>100</text:p>
          </table:table-cell>
          <table:table-cell table:formula="of:=AVERAGE([.DS56:.DS65])" office:value-type="float" office:value="100" calcext:value-type="float">
            <text:p>100</text:p>
          </table:table-cell>
          <table:table-cell table:formula="of:=AVERAGE([.DT56:.DT65])" office:value-type="float" office:value="100" calcext:value-type="float">
            <text:p>100</text:p>
          </table:table-cell>
          <table:table-cell table:formula="of:=AVERAGE([.DU56:.DU65])" office:value-type="float" office:value="100" calcext:value-type="float">
            <text:p>100</text:p>
          </table:table-cell>
          <table:table-cell table:formula="of:=AVERAGE([.DV56:.DV65])" office:value-type="float" office:value="100" calcext:value-type="float">
            <text:p>100</text:p>
          </table:table-cell>
          <table:table-cell table:formula="of:=AVERAGE([.DW56:.DW65])" office:value-type="float" office:value="100" calcext:value-type="float">
            <text:p>100</text:p>
          </table:table-cell>
          <table:table-cell table:formula="of:=AVERAGE([.DX56:.DX65])" office:value-type="float" office:value="100" calcext:value-type="float">
            <text:p>100</text:p>
          </table:table-cell>
          <table:table-cell table:formula="of:=AVERAGE([.DY56:.DY65])" office:value-type="float" office:value="100" calcext:value-type="float">
            <text:p>100</text:p>
          </table:table-cell>
          <table:table-cell table:formula="of:=AVERAGE([.DZ56:.DZ65])" office:value-type="float" office:value="100" calcext:value-type="float">
            <text:p>100</text:p>
          </table:table-cell>
        </table:table-row>
        <table:table-row table:style-name="ro1">
          <table:table-cell table:formula="of:=STDEV([.A56:.A65])" office:value-type="float" office:value="0" calcext:value-type="float">
            <text:p>0</text:p>
          </table:table-cell>
          <table:table-cell table:formula="of:=STDEV([.B56:.B65])" office:value-type="float" office:value="2.20223320493043" calcext:value-type="float">
            <text:p>2.20223320493043</text:p>
          </table:table-cell>
          <table:table-cell table:formula="of:=STDEV([.C56:.C65])" office:value-type="float" office:value="1.66853983311629" calcext:value-type="float">
            <text:p>1.66853983311629</text:p>
          </table:table-cell>
          <table:table-cell table:formula="of:=STDEV([.D56:.D65])" office:value-type="float" office:value="1.72955086607572" calcext:value-type="float">
            <text:p>1.72955086607572</text:p>
          </table:table-cell>
          <table:table-cell table:formula="of:=STDEV([.E56:.E65])" office:value-type="float" office:value="1.57729270706823" calcext:value-type="float">
            <text:p>1.57729270706823</text:p>
          </table:table-cell>
          <table:table-cell table:formula="of:=STDEV([.F56:.F65])" office:value-type="float" office:value="1.40142658849721" calcext:value-type="float">
            <text:p>1.40142658849721</text:p>
          </table:table-cell>
          <table:table-cell table:formula="of:=STDEV([.G56:.G65])" office:value-type="float" office:value="1.30852952800485" calcext:value-type="float">
            <text:p>1.30852952800485</text:p>
          </table:table-cell>
          <table:table-cell table:formula="of:=STDEV([.H56:.H65])" office:value-type="float" office:value="1.40142658849721" calcext:value-type="float">
            <text:p>1.40142658849721</text:p>
          </table:table-cell>
          <table:table-cell table:formula="of:=STDEV([.I56:.I65])" office:value-type="float" office:value="1.37138537886848" calcext:value-type="float">
            <text:p>1.37138537886848</text:p>
          </table:table-cell>
          <table:table-cell table:formula="of:=STDEV([.J56:.J65])" office:value-type="float" office:value="1.52781301100733" calcext:value-type="float">
            <text:p>1.52781301100733</text:p>
          </table:table-cell>
          <table:table-cell table:formula="of:=STDEV([.K56:.K65])" office:value-type="float" office:value="1.33027554411759" calcext:value-type="float">
            <text:p>1.33027554411759</text:p>
          </table:table-cell>
          <table:table-cell table:formula="of:=STDEV([.L56:.L65])" office:value-type="float" office:value="0.923768446082611" calcext:value-type="float">
            <text:p>0.923768446082611</text:p>
          </table:table-cell>
          <table:table-cell table:formula="of:=STDEV([.M56:.M65])" office:value-type="float" office:value="0.609973109427478" calcext:value-type="float">
            <text:p>0.609973109427478</text:p>
          </table:table-cell>
          <table:table-cell table:formula="of:=STDEV([.N56:.N65])" office:value-type="float" office:value="0.695076994527611" calcext:value-type="float">
            <text:p>0.695076994527611</text:p>
          </table:table-cell>
          <table:table-cell table:formula="of:=STDEV([.O56:.O65])" office:value-type="float" office:value="0.864775433037864" calcext:value-type="float">
            <text:p>0.864775433037864</text:p>
          </table:table-cell>
          <table:table-cell table:formula="of:=STDEV([.P56:.P65])" office:value-type="float" office:value="0.951408638750863" calcext:value-type="float">
            <text:p>0.951408638750863</text:p>
          </table:table-cell>
          <table:table-cell table:formula="of:=STDEV([.Q56:.Q65])" office:value-type="float" office:value="1.06783221063121" calcext:value-type="float">
            <text:p>1.06783221063121</text:p>
          </table:table-cell>
          <table:table-cell table:formula="of:=STDEV([.R56:.R65])" office:value-type="float" office:value="1.29072557557893" calcext:value-type="float">
            <text:p>1.29072557557893</text:p>
          </table:table-cell>
          <table:table-cell table:formula="of:=STDEV([.S56:.S65])" office:value-type="float" office:value="1.0034878320863" calcext:value-type="float">
            <text:p>1.0034878320863</text:p>
          </table:table-cell>
          <table:table-cell table:formula="of:=STDEV([.T56:.T65])" office:value-type="float" office:value="0.891130497622466" calcext:value-type="float">
            <text:p>0.891130497622466</text:p>
          </table:table-cell>
          <table:table-cell table:formula="of:=STDEV([.U56:.U65])" office:value-type="float" office:value="0.923768446082614" calcext:value-type="float">
            <text:p>0.923768446082614</text:p>
          </table:table-cell>
          <table:table-cell table:formula="of:=STDEV([.V56:.V65])" office:value-type="float" office:value="0.877524652876035" calcext:value-type="float">
            <text:p>0.877524652876035</text:p>
          </table:table-cell>
          <table:table-cell table:formula="of:=STDEV([.W56:.W65])" office:value-type="float" office:value="0.886966313633013" calcext:value-type="float">
            <text:p>0.886966313633013</text:p>
          </table:table-cell>
          <table:table-cell table:formula="of:=STDEV([.X56:.X65])" office:value-type="float" office:value="0.803758121781875" calcext:value-type="float">
            <text:p>0.803758121781875</text:p>
          </table:table-cell>
          <table:table-cell table:formula="of:=STDEV([.Y56:.Y65])" office:value-type="float" office:value="0.63960050468262" calcext:value-type="float">
            <text:p>0.63960050468262</text:p>
          </table:table-cell>
          <table:table-cell table:formula="of:=STDEV([.Z56:.Z65])" office:value-type="float" office:value="0.695076994527608" calcext:value-type="float">
            <text:p>0.695076994527608</text:p>
          </table:table-cell>
          <table:table-cell table:formula="of:=STDEV([.AA56:.AA65])" office:value-type="float" office:value="0.714771457772174" calcext:value-type="float">
            <text:p>0.714771457772174</text:p>
          </table:table-cell>
          <table:table-cell table:formula="of:=STDEV([.AB56:.AB65])" office:value-type="float" office:value="0.638151804057609" calcext:value-type="float">
            <text:p>0.638151804057609</text:p>
          </table:table-cell>
          <table:table-cell table:formula="of:=STDEV([.AC56:.AC65])" office:value-type="float" office:value="0.510883900830437" calcext:value-type="float">
            <text:p>0.510883900830437</text:p>
          </table:table-cell>
          <table:table-cell table:formula="of:=STDEV([.AD56:.AD65])" office:value-type="float" office:value="0.577230025458407" calcext:value-type="float">
            <text:p>0.577230025458407</text:p>
          </table:table-cell>
          <table:table-cell table:formula="of:=STDEV([.AE56:.AE65])" office:value-type="float" office:value="0.438762326438018" calcext:value-type="float">
            <text:p>0.438762326438018</text:p>
          </table:table-cell>
          <table:table-cell table:formula="of:=STDEV([.AF56:.AF65])" office:value-type="float" office:value="0.440866714177407" calcext:value-type="float">
            <text:p>0.440866714177407</text:p>
          </table:table-cell>
          <table:table-cell table:formula="of:=STDEV([.AG56:.AG65])" office:value-type="float" office:value="0.440866714177407" calcext:value-type="float">
            <text:p>0.440866714177407</text:p>
          </table:table-cell>
          <table:table-cell table:formula="of:=STDEV([.AH56:.AH65])" office:value-type="float" office:value="0.344193486821048" calcext:value-type="float">
            <text:p>0.344193486821048</text:p>
          </table:table-cell>
          <table:table-cell table:formula="of:=STDEV([.AI56:.AI65])" office:value-type="float" office:value="0.275489207228798" calcext:value-type="float">
            <text:p>0.275489207228798</text:p>
          </table:table-cell>
          <table:table-cell table:formula="of:=STDEV([.AJ56:.AJ65])" office:value-type="float" office:value="0.275489207228798" calcext:value-type="float">
            <text:p>0.275489207228798</text:p>
          </table:table-cell>
          <table:table-cell table:formula="of:=STDEV([.AK56:.AK65])" office:value-type="float" office:value="0.129072557557895" calcext:value-type="float">
            <text:p>0.129072557557895</text:p>
          </table:table-cell>
          <table:table-cell table:formula="of:=STDEV([.AL56:.AL65])" office:value-type="float" office:value="0" calcext:value-type="float">
            <text:p>0</text:p>
          </table:table-cell>
          <table:table-cell table:formula="of:=STDEV([.AM56:.AM65])" office:value-type="float" office:value="0" calcext:value-type="float">
            <text:p>0</text:p>
          </table:table-cell>
          <table:table-cell table:formula="of:=STDEV([.AN56:.AN65])" office:value-type="float" office:value="0" calcext:value-type="float">
            <text:p>0</text:p>
          </table:table-cell>
          <table:table-cell table:formula="of:=STDEV([.AO56:.AO65])" office:value-type="float" office:value="0" calcext:value-type="float">
            <text:p>0</text:p>
          </table:table-cell>
          <table:table-cell table:formula="of:=STDEV([.AP56:.AP65])" office:value-type="float" office:value="0" calcext:value-type="float">
            <text:p>0</text:p>
          </table:table-cell>
          <table:table-cell table:formula="of:=STDEV([.AQ56:.AQ65])" office:value-type="float" office:value="0" calcext:value-type="float">
            <text:p>0</text:p>
          </table:table-cell>
          <table:table-cell table:formula="of:=STDEV([.AR56:.AR65])" office:value-type="float" office:value="0" calcext:value-type="float">
            <text:p>0</text:p>
          </table:table-cell>
          <table:table-cell table:formula="of:=STDEV([.AS56:.AS65])" office:value-type="float" office:value="0" calcext:value-type="float">
            <text:p>0</text:p>
          </table:table-cell>
          <table:table-cell table:formula="of:=STDEV([.AT56:.AT65])" office:value-type="float" office:value="0" calcext:value-type="float">
            <text:p>0</text:p>
          </table:table-cell>
          <table:table-cell table:formula="of:=STDEV([.AU56:.AU65])" office:value-type="float" office:value="0" calcext:value-type="float">
            <text:p>0</text:p>
          </table:table-cell>
          <table:table-cell table:formula="of:=STDEV([.AV56:.AV65])" office:value-type="float" office:value="0" calcext:value-type="float">
            <text:p>0</text:p>
          </table:table-cell>
          <table:table-cell table:formula="of:=STDEV([.AW56:.AW65])" office:value-type="float" office:value="0" calcext:value-type="float">
            <text:p>0</text:p>
          </table:table-cell>
          <table:table-cell table:formula="of:=STDEV([.AX56:.AX65])" office:value-type="float" office:value="0" calcext:value-type="float">
            <text:p>0</text:p>
          </table:table-cell>
          <table:table-cell table:formula="of:=STDEV([.AY56:.AY65])" office:value-type="float" office:value="0" calcext:value-type="float">
            <text:p>0</text:p>
          </table:table-cell>
          <table:table-cell table:formula="of:=STDEV([.AZ56:.AZ65])" office:value-type="float" office:value="0" calcext:value-type="float">
            <text:p>0</text:p>
          </table:table-cell>
          <table:table-cell table:formula="of:=STDEV([.BA56:.BA65])" office:value-type="float" office:value="0" calcext:value-type="float">
            <text:p>0</text:p>
          </table:table-cell>
          <table:table-cell table:formula="of:=STDEV([.BB56:.BB65])" office:value-type="float" office:value="0" calcext:value-type="float">
            <text:p>0</text:p>
          </table:table-cell>
          <table:table-cell table:formula="of:=STDEV([.BC56:.BC65])" office:value-type="float" office:value="0" calcext:value-type="float">
            <text:p>0</text:p>
          </table:table-cell>
          <table:table-cell table:formula="of:=STDEV([.BD56:.BD65])" office:value-type="float" office:value="0" calcext:value-type="float">
            <text:p>0</text:p>
          </table:table-cell>
          <table:table-cell table:formula="of:=STDEV([.BE56:.BE65])" office:value-type="float" office:value="0" calcext:value-type="float">
            <text:p>0</text:p>
          </table:table-cell>
          <table:table-cell table:formula="of:=STDEV([.BF56:.BF65])" office:value-type="float" office:value="0" calcext:value-type="float">
            <text:p>0</text:p>
          </table:table-cell>
          <table:table-cell table:formula="of:=STDEV([.BG56:.BG65])" office:value-type="float" office:value="0" calcext:value-type="float">
            <text:p>0</text:p>
          </table:table-cell>
          <table:table-cell table:formula="of:=STDEV([.BH56:.BH65])" office:value-type="float" office:value="0" calcext:value-type="float">
            <text:p>0</text:p>
          </table:table-cell>
          <table:table-cell table:formula="of:=STDEV([.BI56:.BI65])" office:value-type="float" office:value="0" calcext:value-type="float">
            <text:p>0</text:p>
          </table:table-cell>
          <table:table-cell table:formula="of:=STDEV([.BJ56:.BJ65])" office:value-type="float" office:value="0" calcext:value-type="float">
            <text:p>0</text:p>
          </table:table-cell>
          <table:table-cell table:formula="of:=STDEV([.BK56:.BK65])" office:value-type="float" office:value="0" calcext:value-type="float">
            <text:p>0</text:p>
          </table:table-cell>
          <table:table-cell table:formula="of:=STDEV([.BL56:.BL65])" office:value-type="float" office:value="0" calcext:value-type="float">
            <text:p>0</text:p>
          </table:table-cell>
          <table:table-cell table:formula="of:=STDEV([.BM56:.BM65])" office:value-type="float" office:value="0" calcext:value-type="float">
            <text:p>0</text:p>
          </table:table-cell>
          <table:table-cell table:formula="of:=STDEV([.BN56:.BN65])" office:value-type="float" office:value="0" calcext:value-type="float">
            <text:p>0</text:p>
          </table:table-cell>
          <table:table-cell table:formula="of:=STDEV([.BO56:.BO65])" office:value-type="float" office:value="0" calcext:value-type="float">
            <text:p>0</text:p>
          </table:table-cell>
          <table:table-cell table:formula="of:=STDEV([.BP56:.BP65])" office:value-type="float" office:value="0" calcext:value-type="float">
            <text:p>0</text:p>
          </table:table-cell>
          <table:table-cell table:formula="of:=STDEV([.BQ56:.BQ65])" office:value-type="float" office:value="0" calcext:value-type="float">
            <text:p>0</text:p>
          </table:table-cell>
          <table:table-cell table:formula="of:=STDEV([.BR56:.BR65])" office:value-type="float" office:value="0" calcext:value-type="float">
            <text:p>0</text:p>
          </table:table-cell>
          <table:table-cell table:formula="of:=STDEV([.BS56:.BS65])" office:value-type="float" office:value="0" calcext:value-type="float">
            <text:p>0</text:p>
          </table:table-cell>
          <table:table-cell table:formula="of:=STDEV([.BT56:.BT65])" office:value-type="float" office:value="0" calcext:value-type="float">
            <text:p>0</text:p>
          </table:table-cell>
          <table:table-cell table:formula="of:=STDEV([.BU56:.BU65])" office:value-type="float" office:value="0" calcext:value-type="float">
            <text:p>0</text:p>
          </table:table-cell>
          <table:table-cell table:formula="of:=STDEV([.BV56:.BV65])" office:value-type="float" office:value="0" calcext:value-type="float">
            <text:p>0</text:p>
          </table:table-cell>
          <table:table-cell table:formula="of:=STDEV([.BW56:.BW65])" office:value-type="float" office:value="0" calcext:value-type="float">
            <text:p>0</text:p>
          </table:table-cell>
          <table:table-cell table:formula="of:=STDEV([.BX56:.BX65])" office:value-type="float" office:value="0" calcext:value-type="float">
            <text:p>0</text:p>
          </table:table-cell>
          <table:table-cell table:formula="of:=STDEV([.BY56:.BY65])" office:value-type="float" office:value="0" calcext:value-type="float">
            <text:p>0</text:p>
          </table:table-cell>
          <table:table-cell table:formula="of:=STDEV([.BZ56:.BZ65])" office:value-type="float" office:value="0" calcext:value-type="float">
            <text:p>0</text:p>
          </table:table-cell>
          <table:table-cell table:formula="of:=STDEV([.CA56:.CA65])" office:value-type="float" office:value="0" calcext:value-type="float">
            <text:p>0</text:p>
          </table:table-cell>
          <table:table-cell table:formula="of:=STDEV([.CB56:.CB65])" office:value-type="float" office:value="0" calcext:value-type="float">
            <text:p>0</text:p>
          </table:table-cell>
          <table:table-cell table:formula="of:=STDEV([.CC56:.CC65])" office:value-type="float" office:value="0" calcext:value-type="float">
            <text:p>0</text:p>
          </table:table-cell>
          <table:table-cell table:formula="of:=STDEV([.CD56:.CD65])" office:value-type="float" office:value="0" calcext:value-type="float">
            <text:p>0</text:p>
          </table:table-cell>
          <table:table-cell table:formula="of:=STDEV([.CE56:.CE65])" office:value-type="float" office:value="0" calcext:value-type="float">
            <text:p>0</text:p>
          </table:table-cell>
          <table:table-cell table:formula="of:=STDEV([.CF56:.CF65])" office:value-type="float" office:value="0" calcext:value-type="float">
            <text:p>0</text:p>
          </table:table-cell>
          <table:table-cell table:formula="of:=STDEV([.CG56:.CG65])" office:value-type="float" office:value="0" calcext:value-type="float">
            <text:p>0</text:p>
          </table:table-cell>
          <table:table-cell table:formula="of:=STDEV([.CH56:.CH65])" office:value-type="float" office:value="0" calcext:value-type="float">
            <text:p>0</text:p>
          </table:table-cell>
          <table:table-cell table:formula="of:=STDEV([.CI56:.CI65])" office:value-type="float" office:value="0" calcext:value-type="float">
            <text:p>0</text:p>
          </table:table-cell>
          <table:table-cell table:formula="of:=STDEV([.CJ56:.CJ65])" office:value-type="float" office:value="0" calcext:value-type="float">
            <text:p>0</text:p>
          </table:table-cell>
          <table:table-cell table:formula="of:=STDEV([.CK56:.CK65])" office:value-type="float" office:value="0" calcext:value-type="float">
            <text:p>0</text:p>
          </table:table-cell>
          <table:table-cell table:formula="of:=STDEV([.CL56:.CL65])" office:value-type="float" office:value="0" calcext:value-type="float">
            <text:p>0</text:p>
          </table:table-cell>
          <table:table-cell table:formula="of:=STDEV([.CM56:.CM65])" office:value-type="float" office:value="0" calcext:value-type="float">
            <text:p>0</text:p>
          </table:table-cell>
          <table:table-cell table:formula="of:=STDEV([.CN56:.CN65])" office:value-type="float" office:value="0" calcext:value-type="float">
            <text:p>0</text:p>
          </table:table-cell>
          <table:table-cell table:formula="of:=STDEV([.CO56:.CO65])" office:value-type="float" office:value="0" calcext:value-type="float">
            <text:p>0</text:p>
          </table:table-cell>
          <table:table-cell table:formula="of:=STDEV([.CP56:.CP65])" office:value-type="float" office:value="0" calcext:value-type="float">
            <text:p>0</text:p>
          </table:table-cell>
          <table:table-cell table:formula="of:=STDEV([.CQ56:.CQ65])" office:value-type="float" office:value="0" calcext:value-type="float">
            <text:p>0</text:p>
          </table:table-cell>
          <table:table-cell table:formula="of:=STDEV([.CR56:.CR65])" office:value-type="float" office:value="0" calcext:value-type="float">
            <text:p>0</text:p>
          </table:table-cell>
          <table:table-cell table:formula="of:=STDEV([.CS56:.CS65])" office:value-type="float" office:value="0" calcext:value-type="float">
            <text:p>0</text:p>
          </table:table-cell>
          <table:table-cell table:formula="of:=STDEV([.CT56:.CT65])" office:value-type="float" office:value="0" calcext:value-type="float">
            <text:p>0</text:p>
          </table:table-cell>
          <table:table-cell table:formula="of:=STDEV([.CU56:.CU65])" office:value-type="float" office:value="0" calcext:value-type="float">
            <text:p>0</text:p>
          </table:table-cell>
          <table:table-cell table:formula="of:=STDEV([.CV56:.CV65])" office:value-type="float" office:value="0" calcext:value-type="float">
            <text:p>0</text:p>
          </table:table-cell>
          <table:table-cell table:formula="of:=STDEV([.CW56:.CW65])" office:value-type="float" office:value="0" calcext:value-type="float">
            <text:p>0</text:p>
          </table:table-cell>
          <table:table-cell table:formula="of:=STDEV([.CX56:.CX65])" office:value-type="float" office:value="0" calcext:value-type="float">
            <text:p>0</text:p>
          </table:table-cell>
          <table:table-cell table:formula="of:=STDEV([.CY56:.CY65])" office:value-type="float" office:value="0" calcext:value-type="float">
            <text:p>0</text:p>
          </table:table-cell>
          <table:table-cell table:formula="of:=STDEV([.CZ56:.CZ65])" office:value-type="float" office:value="0" calcext:value-type="float">
            <text:p>0</text:p>
          </table:table-cell>
          <table:table-cell table:formula="of:=STDEV([.DA56:.DA65])" office:value-type="float" office:value="0" calcext:value-type="float">
            <text:p>0</text:p>
          </table:table-cell>
          <table:table-cell table:formula="of:=STDEV([.DB56:.DB65])" office:value-type="float" office:value="0" calcext:value-type="float">
            <text:p>0</text:p>
          </table:table-cell>
          <table:table-cell table:formula="of:=STDEV([.DC56:.DC65])" office:value-type="float" office:value="0" calcext:value-type="float">
            <text:p>0</text:p>
          </table:table-cell>
          <table:table-cell table:formula="of:=STDEV([.DD56:.DD65])" office:value-type="float" office:value="0" calcext:value-type="float">
            <text:p>0</text:p>
          </table:table-cell>
          <table:table-cell table:formula="of:=STDEV([.DE56:.DE65])" office:value-type="float" office:value="0" calcext:value-type="float">
            <text:p>0</text:p>
          </table:table-cell>
          <table:table-cell table:formula="of:=STDEV([.DF56:.DF65])" office:value-type="float" office:value="0" calcext:value-type="float">
            <text:p>0</text:p>
          </table:table-cell>
          <table:table-cell table:formula="of:=STDEV([.DG56:.DG65])" office:value-type="float" office:value="0" calcext:value-type="float">
            <text:p>0</text:p>
          </table:table-cell>
          <table:table-cell table:formula="of:=STDEV([.DH56:.DH65])" office:value-type="float" office:value="0" calcext:value-type="float">
            <text:p>0</text:p>
          </table:table-cell>
          <table:table-cell table:formula="of:=STDEV([.DI56:.DI65])" office:value-type="float" office:value="0" calcext:value-type="float">
            <text:p>0</text:p>
          </table:table-cell>
          <table:table-cell table:formula="of:=STDEV([.DJ56:.DJ65])" office:value-type="float" office:value="0" calcext:value-type="float">
            <text:p>0</text:p>
          </table:table-cell>
          <table:table-cell table:formula="of:=STDEV([.DK56:.DK65])" office:value-type="float" office:value="0" calcext:value-type="float">
            <text:p>0</text:p>
          </table:table-cell>
          <table:table-cell table:formula="of:=STDEV([.DL56:.DL65])" office:value-type="float" office:value="0" calcext:value-type="float">
            <text:p>0</text:p>
          </table:table-cell>
          <table:table-cell table:formula="of:=STDEV([.DM56:.DM65])" office:value-type="float" office:value="0" calcext:value-type="float">
            <text:p>0</text:p>
          </table:table-cell>
          <table:table-cell table:formula="of:=STDEV([.DN56:.DN65])" office:value-type="float" office:value="0" calcext:value-type="float">
            <text:p>0</text:p>
          </table:table-cell>
          <table:table-cell table:formula="of:=STDEV([.DO56:.DO65])" office:value-type="float" office:value="0" calcext:value-type="float">
            <text:p>0</text:p>
          </table:table-cell>
          <table:table-cell table:formula="of:=STDEV([.DP56:.DP65])" office:value-type="float" office:value="0" calcext:value-type="float">
            <text:p>0</text:p>
          </table:table-cell>
          <table:table-cell table:formula="of:=STDEV([.DQ56:.DQ65])" office:value-type="float" office:value="0" calcext:value-type="float">
            <text:p>0</text:p>
          </table:table-cell>
          <table:table-cell table:formula="of:=STDEV([.DR56:.DR65])" office:value-type="float" office:value="0" calcext:value-type="float">
            <text:p>0</text:p>
          </table:table-cell>
          <table:table-cell table:formula="of:=STDEV([.DS56:.DS65])" office:value-type="float" office:value="0" calcext:value-type="float">
            <text:p>0</text:p>
          </table:table-cell>
          <table:table-cell table:formula="of:=STDEV([.DT56:.DT65])" office:value-type="float" office:value="0" calcext:value-type="float">
            <text:p>0</text:p>
          </table:table-cell>
          <table:table-cell table:formula="of:=STDEV([.DU56:.DU65])" office:value-type="float" office:value="0" calcext:value-type="float">
            <text:p>0</text:p>
          </table:table-cell>
          <table:table-cell table:formula="of:=STDEV([.DV56:.DV65])" office:value-type="float" office:value="0" calcext:value-type="float">
            <text:p>0</text:p>
          </table:table-cell>
          <table:table-cell table:formula="of:=STDEV([.DW56:.DW65])" office:value-type="float" office:value="0" calcext:value-type="float">
            <text:p>0</text:p>
          </table:table-cell>
          <table:table-cell table:formula="of:=STDEV([.DX56:.DX65])" office:value-type="float" office:value="0" calcext:value-type="float">
            <text:p>0</text:p>
          </table:table-cell>
          <table:table-cell table:formula="of:=STDEV([.DY56:.DY65])" office:value-type="float" office:value="0" calcext:value-type="float">
            <text:p>0</text:p>
          </table:table-cell>
          <table:table-cell table:formula="of:=STDEV([.DZ56:.DZ65])" office:value-type="float" office:value="0" calcext:value-type="float">
            <text:p>0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5192307692308" calcext:value-type="float">
            <text:p>49.5192307692308</text:p>
          </table:table-cell>
          <table:table-cell office:value-type="float" office:value="68.75" calcext:value-type="float">
            <text:p>68.75</text:p>
          </table:table-cell>
          <table:table-cell office:value-type="float" office:value="71.6346153846154" calcext:value-type="float">
            <text:p>71.6346153846154</text:p>
          </table:table-cell>
          <table:table-cell office:value-type="float" office:value="75.4807692307692" calcext:value-type="float">
            <text:p>75.4807692307692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8.3653846153846" calcext:value-type="float">
            <text:p>78.3653846153846</text:p>
          </table:table-cell>
          <table:table-cell table:number-columns-repeated="2" office:value-type="float" office:value="80.2884615384616" calcext:value-type="float">
            <text:p>80.2884615384616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2.6923076923077" calcext:value-type="float">
            <text:p>82.6923076923077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84.1346153846154" calcext:value-type="float">
            <text:p>84.1346153846154</text:p>
          </table:table-cell>
          <table:table-cell office:value-type="float" office:value="85.5769230769231" calcext:value-type="float">
            <text:p>85.5769230769231</text:p>
          </table:table-cell>
          <table:table-cell office:value-type="float" office:value="87.5" calcext:value-type="float">
            <text:p>87.5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9.4230769230769" calcext:value-type="float">
            <text:p>89.4230769230769</text:p>
          </table:table-cell>
          <table:table-cell office:value-type="float" office:value="90.3846153846154" calcext:value-type="float">
            <text:p>90.3846153846154</text:p>
          </table:table-cell>
          <table:table-cell table:number-columns-repeated="2" office:value-type="float" office:value="92.3076923076923" calcext:value-type="float">
            <text:p>92.3076923076923</text:p>
          </table:table-cell>
          <table:table-cell office:value-type="float" office:value="92.7884615384616" calcext:value-type="float">
            <text:p>92.7884615384616</text:p>
          </table:table-cell>
          <table:table-cell office:value-type="float" office:value="93.2692307692308" calcext:value-type="float">
            <text:p>93.2692307692308</text:p>
          </table:table-cell>
          <table:table-cell office:value-type="float" office:value="94.7115384615385" calcext:value-type="float">
            <text:p>94.7115384615385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97.1153846153846" calcext:value-type="float">
            <text:p>97.1153846153846</text:p>
          </table:table-cell>
          <table:table-cell office:value-type="float" office:value="97.5961538461538" calcext:value-type="float">
            <text:p>97.5961538461538</text:p>
          </table:table-cell>
          <table:table-cell office:value-type="float" office:value="98.0769230769231" calcext:value-type="float">
            <text:p>98.0769230769231</text:p>
          </table:table-cell>
          <table:table-cell office:value-type="float" office:value="98.5576923076923" calcext:value-type="float">
            <text:p>98.5576923076923</text:p>
          </table:table-cell>
          <table:table-cell office:value-type="float" office:value="99.0384615384616" calcext:value-type="float">
            <text:p>99.0384615384616</text:p>
          </table:table-cell>
          <table:table-cell table:number-columns-repeated="3" office:value-type="float" office:value="99.5192307692308" calcext:value-type="float">
            <text:p>99.5192307692308</text:p>
          </table:table-cell>
          <table:table-cell table:number-columns-repeated="9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70.1923076923077" calcext:value-type="float">
            <text:p>70.1923076923077</text:p>
          </table:table-cell>
          <table:table-cell office:value-type="float" office:value="75" calcext:value-type="float">
            <text:p>75</text:p>
          </table:table-cell>
          <table:table-cell office:value-type="float" office:value="75.4807692307692" calcext:value-type="float">
            <text:p>75.4807692307692</text:p>
          </table:table-cell>
          <table:table-cell office:value-type="float" office:value="78.3653846153846" calcext:value-type="float">
            <text:p>78.3653846153846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80.2884615384616" calcext:value-type="float">
            <text:p>80.2884615384616</text:p>
          </table:table-cell>
          <table:table-cell office:value-type="float" office:value="79.3269230769231" calcext:value-type="float">
            <text:p>79.3269230769231</text:p>
          </table:table-cell>
          <table:table-cell table:number-columns-repeated="2" office:value-type="float" office:value="78.8461538461538" calcext:value-type="float">
            <text:p>78.8461538461538</text:p>
          </table:table-cell>
          <table:table-cell office:value-type="float" office:value="80.2884615384616" calcext:value-type="float">
            <text:p>80.2884615384616</text:p>
          </table:table-cell>
          <table:table-cell office:value-type="float" office:value="81.7307692307692" calcext:value-type="float">
            <text:p>81.7307692307692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86.0576923076923" calcext:value-type="float">
            <text:p>86.0576923076923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9.4230769230769" calcext:value-type="float">
            <text:p>89.4230769230769</text:p>
          </table:table-cell>
          <table:table-cell office:value-type="float" office:value="90.8653846153846" calcext:value-type="float">
            <text:p>90.8653846153846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94.7115384615385" calcext:value-type="float">
            <text:p>94.7115384615385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95.6730769230769" calcext:value-type="float">
            <text:p>95.6730769230769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97.5961538461538" calcext:value-type="float">
            <text:p>97.5961538461538</text:p>
          </table:table-cell>
          <table:table-cell table:number-columns-repeated="3" office:value-type="float" office:value="99.0384615384616" calcext:value-type="float">
            <text:p>99.0384615384616</text:p>
          </table:table-cell>
          <table:table-cell table:number-columns-repeated="4" office:value-type="float" office:value="99.5192307692308" calcext:value-type="float">
            <text:p>99.5192307692308</text:p>
          </table:table-cell>
          <table:table-cell table:number-columns-repeated="9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615384615385" calcext:value-type="float">
            <text:p>50.9615384615385</text:p>
          </table:table-cell>
          <table:table-cell office:value-type="float" office:value="66.3461538461538" calcext:value-type="float">
            <text:p>66.3461538461538</text:p>
          </table:table-cell>
          <table:table-cell office:value-type="float" office:value="71.6346153846154" calcext:value-type="float">
            <text:p>71.6346153846154</text:p>
          </table:table-cell>
          <table:table-cell office:value-type="float" office:value="74.5192307692308" calcext:value-type="float">
            <text:p>74.5192307692308</text:p>
          </table:table-cell>
          <table:table-cell office:value-type="float" office:value="75.4807692307692" calcext:value-type="float">
            <text:p>75.4807692307692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80.2884615384616" calcext:value-type="float">
            <text:p>80.2884615384616</text:p>
          </table:table-cell>
          <table:table-cell office:value-type="float" office:value="83.1730769230769" calcext:value-type="float">
            <text:p>83.1730769230769</text:p>
          </table:table-cell>
          <table:table-cell office:value-type="float" office:value="84.1346153846154" calcext:value-type="float">
            <text:p>84.1346153846154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5.5769230769231" calcext:value-type="float">
            <text:p>85.5769230769231</text:p>
          </table:table-cell>
          <table:table-cell office:value-type="float" office:value="86.5384615384616" calcext:value-type="float">
            <text:p>86.5384615384616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8.9423076923077" calcext:value-type="float">
            <text:p>88.9423076923077</text:p>
          </table:table-cell>
          <table:table-cell office:value-type="float" office:value="89.9038461538462" calcext:value-type="float">
            <text:p>89.9038461538462</text:p>
          </table:table-cell>
          <table:table-cell office:value-type="float" office:value="90.3846153846154" calcext:value-type="float">
            <text:p>90.3846153846154</text:p>
          </table:table-cell>
          <table:table-cell office:value-type="float" office:value="90.8653846153846" calcext:value-type="float">
            <text:p>90.8653846153846</text:p>
          </table:table-cell>
          <table:table-cell office:value-type="float" office:value="94.2307692307692" calcext:value-type="float">
            <text:p>94.2307692307692</text:p>
          </table:table-cell>
          <table:table-cell table:number-columns-repeated="3" office:value-type="float" office:value="95.6730769230769" calcext:value-type="float">
            <text:p>95.6730769230769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97.5961538461538" calcext:value-type="float">
            <text:p>97.5961538461538</text:p>
          </table:table-cell>
          <table:table-cell office:value-type="float" office:value="99.0384615384616" calcext:value-type="float">
            <text:p>99.0384615384616</text:p>
          </table:table-cell>
          <table:table-cell office:value-type="float" office:value="99.5192307692308" calcext:value-type="float">
            <text:p>99.5192307692308</text:p>
          </table:table-cell>
          <table:table-cell table:number-columns-repeated="10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615384615385" calcext:value-type="float">
            <text:p>50.9615384615385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78.3653846153846" calcext:value-type="float">
            <text:p>78.3653846153846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81.7307692307692" calcext:value-type="float">
            <text:p>81.7307692307692</text:p>
          </table:table-cell>
          <table:table-cell office:value-type="float" office:value="83.1730769230769" calcext:value-type="float">
            <text:p>83.1730769230769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5.0961538461538" calcext:value-type="float">
            <text:p>85.0961538461538</text:p>
          </table:table-cell>
          <table:table-cell table:number-columns-repeated="2" office:value-type="float" office:value="87.0192307692308" calcext:value-type="float">
            <text:p>87.0192307692308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9.4230769230769" calcext:value-type="float">
            <text:p>89.4230769230769</text:p>
          </table:table-cell>
          <table:table-cell table:number-columns-repeated="2" office:value-type="float" office:value="90.3846153846154" calcext:value-type="float">
            <text:p>90.3846153846154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93.2692307692308" calcext:value-type="float">
            <text:p>93.2692307692308</text:p>
          </table:table-cell>
          <table:table-cell office:value-type="float" office:value="93.75" calcext:value-type="float">
            <text:p>93.75</text:p>
          </table:table-cell>
          <table:table-cell office:value-type="float" office:value="94.2307692307692" calcext:value-type="float">
            <text:p>94.2307692307692</text:p>
          </table:table-cell>
          <table:table-cell table:number-columns-repeated="2" office:value-type="float" office:value="94.7115384615385" calcext:value-type="float">
            <text:p>94.7115384615385</text:p>
          </table:table-cell>
          <table:table-cell office:value-type="float" office:value="95.6730769230769" calcext:value-type="float">
            <text:p>95.6730769230769</text:p>
          </table:table-cell>
          <table:table-cell office:value-type="float" office:value="97.1153846153846" calcext:value-type="float">
            <text:p>97.1153846153846</text:p>
          </table:table-cell>
          <table:table-cell office:value-type="float" office:value="98.0769230769231" calcext:value-type="float">
            <text:p>98.0769230769231</text:p>
          </table:table-cell>
          <table:table-cell office:value-type="float" office:value="99.0384615384616" calcext:value-type="float">
            <text:p>99.0384615384616</text:p>
          </table:table-cell>
          <table:table-cell office:value-type="float" office:value="99.5192307692308" calcext:value-type="float">
            <text:p>99.5192307692308</text:p>
          </table:table-cell>
          <table:table-cell table:number-columns-repeated="9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5" calcext:value-type="float">
            <text:p>75</text:p>
          </table:table-cell>
          <table:table-cell office:value-type="float" office:value="76.4423076923077" calcext:value-type="float">
            <text:p>76.4423076923077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82.2115384615385" calcext:value-type="float">
            <text:p>82.2115384615385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85.5769230769231" calcext:value-type="float">
            <text:p>85.5769230769231</text:p>
          </table:table-cell>
          <table:table-cell office:value-type="float" office:value="86.0576923076923" calcext:value-type="float">
            <text:p>86.0576923076923</text:p>
          </table:table-cell>
          <table:table-cell office:value-type="float" office:value="87.5" calcext:value-type="float">
            <text:p>87.5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8.9423076923077" calcext:value-type="float">
            <text:p>88.9423076923077</text:p>
          </table:table-cell>
          <table:table-cell table:number-columns-repeated="2" office:value-type="float" office:value="89.9038461538462" calcext:value-type="float">
            <text:p>89.9038461538462</text:p>
          </table:table-cell>
          <table:table-cell office:value-type="float" office:value="90.8653846153846" calcext:value-type="float">
            <text:p>90.8653846153846</text:p>
          </table:table-cell>
          <table:table-cell office:value-type="float" office:value="91.8269230769231" calcext:value-type="float">
            <text:p>91.8269230769231</text:p>
          </table:table-cell>
          <table:table-cell office:value-type="float" office:value="93.2692307692308" calcext:value-type="float">
            <text:p>93.2692307692308</text:p>
          </table:table-cell>
          <table:table-cell office:value-type="float" office:value="93.75" calcext:value-type="float">
            <text:p>93.75</text:p>
          </table:table-cell>
          <table:table-cell office:value-type="float" office:value="94.2307692307692" calcext:value-type="float">
            <text:p>94.2307692307692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95.6730769230769" calcext:value-type="float">
            <text:p>95.6730769230769</text:p>
          </table:table-cell>
          <table:table-cell office:value-type="float" office:value="96.6346153846154" calcext:value-type="float">
            <text:p>96.6346153846154</text:p>
          </table:table-cell>
          <table:table-cell office:value-type="float" office:value="97.5961538461538" calcext:value-type="float">
            <text:p>97.5961538461538</text:p>
          </table:table-cell>
          <table:table-cell office:value-type="float" office:value="98.0769230769231" calcext:value-type="float">
            <text:p>98.0769230769231</text:p>
          </table:table-cell>
          <table:table-cell office:value-type="float" office:value="98.5576923076923" calcext:value-type="float">
            <text:p>98.5576923076923</text:p>
          </table:table-cell>
          <table:table-cell table:number-columns-repeated="2" office:value-type="float" office:value="99.0384615384616" calcext:value-type="float">
            <text:p>99.0384615384616</text:p>
          </table:table-cell>
          <table:table-cell table:number-columns-repeated="9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75.9615384615385" calcext:value-type="float">
            <text:p>75.9615384615385</text:p>
          </table:table-cell>
          <table:table-cell office:value-type="float" office:value="74.0384615384616" calcext:value-type="float">
            <text:p>74.0384615384616</text:p>
          </table:table-cell>
          <table:table-cell office:value-type="float" office:value="74.5192307692308" calcext:value-type="float">
            <text:p>74.5192307692308</text:p>
          </table:table-cell>
          <table:table-cell office:value-type="float" office:value="75.4807692307692" calcext:value-type="float">
            <text:p>75.4807692307692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8.8461538461538" calcext:value-type="float">
            <text:p>78.8461538461538</text:p>
          </table:table-cell>
          <table:table-cell office:value-type="float" office:value="80.2884615384616" calcext:value-type="float">
            <text:p>80.2884615384616</text:p>
          </table:table-cell>
          <table:table-cell office:value-type="float" office:value="81.25" calcext:value-type="float">
            <text:p>81.25</text:p>
          </table:table-cell>
          <table:table-cell office:value-type="float" office:value="83.1730769230769" calcext:value-type="float">
            <text:p>83.1730769230769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5.5769230769231" calcext:value-type="float">
            <text:p>85.5769230769231</text:p>
          </table:table-cell>
          <table:table-cell office:value-type="float" office:value="87.0192307692308" calcext:value-type="float">
            <text:p>87.0192307692308</text:p>
          </table:table-cell>
          <table:table-cell table:number-columns-repeated="3" office:value-type="float" office:value="88.4615384615385" calcext:value-type="float">
            <text:p>88.4615384615385</text:p>
          </table:table-cell>
          <table:table-cell office:value-type="float" office:value="89.4230769230769" calcext:value-type="float">
            <text:p>89.4230769230769</text:p>
          </table:table-cell>
          <table:table-cell office:value-type="float" office:value="89.9038461538462" calcext:value-type="float">
            <text:p>89.9038461538462</text:p>
          </table:table-cell>
          <table:table-cell office:value-type="float" office:value="90.8653846153846" calcext:value-type="float">
            <text:p>90.8653846153846</text:p>
          </table:table-cell>
          <table:table-cell table:number-columns-repeated="2" office:value-type="float" office:value="91.8269230769231" calcext:value-type="float">
            <text:p>91.8269230769231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94.7115384615385" calcext:value-type="float">
            <text:p>94.7115384615385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96.6346153846154" calcext:value-type="float">
            <text:p>96.6346153846154</text:p>
          </table:table-cell>
          <table:table-cell office:value-type="float" office:value="98.0769230769231" calcext:value-type="float">
            <text:p>98.0769230769231</text:p>
          </table:table-cell>
          <table:table-cell table:number-columns-repeated="4" office:value-type="float" office:value="98.5576923076923" calcext:value-type="float">
            <text:p>98.5576923076923</text:p>
          </table:table-cell>
          <table:table-cell table:number-columns-repeated="3" office:value-type="float" office:value="99.0384615384616" calcext:value-type="float">
            <text:p>99.0384615384616</text:p>
          </table:table-cell>
          <table:table-cell office:value-type="float" office:value="99.5192307692308" calcext:value-type="float">
            <text:p>99.5192307692308</text:p>
          </table:table-cell>
          <table:table-cell table:number-columns-repeated="9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846153846154" calcext:value-type="float">
            <text:p>52.8846153846154</text:p>
          </table:table-cell>
          <table:table-cell office:value-type="float" office:value="68.75" calcext:value-type="float">
            <text:p>68.75</text:p>
          </table:table-cell>
          <table:table-cell office:value-type="float" office:value="74.5192307692308" calcext:value-type="float">
            <text:p>74.519230769230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.4038461538462" calcext:value-type="float">
            <text:p>77.4038461538462</text:p>
          </table:table-cell>
          <table:table-cell office:value-type="float" office:value="79.8076923076923" calcext:value-type="float">
            <text:p>79.8076923076923</text:p>
          </table:table-cell>
          <table:table-cell table:number-columns-repeated="2" office:value-type="float" office:value="81.7307692307692" calcext:value-type="float">
            <text:p>81.7307692307692</text:p>
          </table:table-cell>
          <table:table-cell office:value-type="float" office:value="82.2115384615385" calcext:value-type="float">
            <text:p>82.2115384615385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85.5769230769231" calcext:value-type="float">
            <text:p>85.5769230769231</text:p>
          </table:table-cell>
          <table:table-cell office:value-type="float" office:value="86.5384615384616" calcext:value-type="float">
            <text:p>86.5384615384616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9.4230769230769" calcext:value-type="float">
            <text:p>89.4230769230769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92.7884615384616" calcext:value-type="float">
            <text:p>92.7884615384616</text:p>
          </table:table-cell>
          <table:table-cell office:value-type="float" office:value="93.2692307692308" calcext:value-type="float">
            <text:p>93.2692307692308</text:p>
          </table:table-cell>
          <table:table-cell office:value-type="float" office:value="93.75" calcext:value-type="float">
            <text:p>93.75</text:p>
          </table:table-cell>
          <table:table-cell office:value-type="float" office:value="94.2307692307692" calcext:value-type="float">
            <text:p>94.2307692307692</text:p>
          </table:table-cell>
          <table:table-cell office:value-type="float" office:value="94.7115384615385" calcext:value-type="float">
            <text:p>94.7115384615385</text:p>
          </table:table-cell>
          <table:table-cell office:value-type="float" office:value="95.6730769230769" calcext:value-type="float">
            <text:p>95.6730769230769</text:p>
          </table:table-cell>
          <table:table-cell office:value-type="float" office:value="96.6346153846154" calcext:value-type="float">
            <text:p>96.6346153846154</text:p>
          </table:table-cell>
          <table:table-cell office:value-type="float" office:value="97.1153846153846" calcext:value-type="float">
            <text:p>97.1153846153846</text:p>
          </table:table-cell>
          <table:table-cell office:value-type="float" office:value="98.0769230769231" calcext:value-type="float">
            <text:p>98.0769230769231</text:p>
          </table:table-cell>
          <table:table-cell table:number-columns-repeated="3" office:value-type="float" office:value="99.0384615384616" calcext:value-type="float">
            <text:p>99.0384615384616</text:p>
          </table:table-cell>
          <table:table-cell table:number-columns-repeated="9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5576923076923" calcext:value-type="float">
            <text:p>48.5576923076923</text:p>
          </table:table-cell>
          <table:table-cell office:value-type="float" office:value="64.9038461538462" calcext:value-type="float">
            <text:p>64.9038461538462</text:p>
          </table:table-cell>
          <table:table-cell office:value-type="float" office:value="74.0384615384616" calcext:value-type="float">
            <text:p>74.0384615384616</text:p>
          </table:table-cell>
          <table:table-cell office:value-type="float" office:value="77.4038461538462" calcext:value-type="float">
            <text:p>77.4038461538462</text:p>
          </table:table-cell>
          <table:table-cell table:number-columns-repeated="2" office:value-type="float" office:value="77.8846153846154" calcext:value-type="float">
            <text:p>77.8846153846154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8.3653846153846" calcext:value-type="float">
            <text:p>78.3653846153846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81.7307692307692" calcext:value-type="float">
            <text:p>81.7307692307692</text:p>
          </table:table-cell>
          <table:table-cell office:value-type="float" office:value="82.6923076923077" calcext:value-type="float">
            <text:p>82.6923076923077</text:p>
          </table:table-cell>
          <table:table-cell office:value-type="float" office:value="84.1346153846154" calcext:value-type="float">
            <text:p>84.1346153846154</text:p>
          </table:table-cell>
          <table:table-cell office:value-type="float" office:value="85.5769230769231" calcext:value-type="float">
            <text:p>85.5769230769231</text:p>
          </table:table-cell>
          <table:table-cell table:number-columns-repeated="2" office:value-type="float" office:value="86.0576923076923" calcext:value-type="float">
            <text:p>86.0576923076923</text:p>
          </table:table-cell>
          <table:table-cell office:value-type="float" office:value="86.5384615384616" calcext:value-type="float">
            <text:p>86.5384615384616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9.4230769230769" calcext:value-type="float">
            <text:p>89.4230769230769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93.2692307692308" calcext:value-type="float">
            <text:p>93.2692307692308</text:p>
          </table:table-cell>
          <table:table-cell office:value-type="float" office:value="93.75" calcext:value-type="float">
            <text:p>93.75</text:p>
          </table:table-cell>
          <table:table-cell office:value-type="float" office:value="94.2307692307692" calcext:value-type="float">
            <text:p>94.2307692307692</text:p>
          </table:table-cell>
          <table:table-cell office:value-type="float" office:value="95.1923076923077" calcext:value-type="float">
            <text:p>95.1923076923077</text:p>
          </table:table-cell>
          <table:table-cell office:value-type="float" office:value="95.6730769230769" calcext:value-type="float">
            <text:p>95.6730769230769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96.6346153846154" calcext:value-type="float">
            <text:p>96.6346153846154</text:p>
          </table:table-cell>
          <table:table-cell office:value-type="float" office:value="97.5961538461538" calcext:value-type="float">
            <text:p>97.5961538461538</text:p>
          </table:table-cell>
          <table:table-cell table:number-columns-repeated="2" office:value-type="float" office:value="99.0384615384616" calcext:value-type="float">
            <text:p>99.0384615384616</text:p>
          </table:table-cell>
          <table:table-cell table:number-columns-repeated="2" office:value-type="float" office:value="99.5192307692308" calcext:value-type="float">
            <text:p>99.5192307692308</text:p>
          </table:table-cell>
          <table:table-cell table:number-columns-repeated="9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653846153846" calcext:value-type="float">
            <text:p>53.3653846153846</text:p>
          </table:table-cell>
          <table:table-cell office:value-type="float" office:value="70.6730769230769" calcext:value-type="float">
            <text:p>70.6730769230769</text:p>
          </table:table-cell>
          <table:table-cell office:value-type="float" office:value="76.4423076923077" calcext:value-type="float">
            <text:p>76.4423076923077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8.3653846153846" calcext:value-type="float">
            <text:p>78.3653846153846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81.25" calcext:value-type="float">
            <text:p>81.25</text:p>
          </table:table-cell>
          <table:table-cell office:value-type="float" office:value="83.6538461538462" calcext:value-type="float">
            <text:p>83.653846153846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87.0192307692308" calcext:value-type="float">
            <text:p>87.0192307692308</text:p>
          </table:table-cell>
          <table:table-cell office:value-type="float" office:value="86.5384615384616" calcext:value-type="float">
            <text:p>86.5384615384616</text:p>
          </table:table-cell>
          <table:table-cell office:value-type="float" office:value="87.0192307692308" calcext:value-type="float">
            <text:p>87.0192307692308</text:p>
          </table:table-cell>
          <table:table-cell office:value-type="float" office:value="87.5" calcext:value-type="float">
            <text:p>87.5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88.9423076923077" calcext:value-type="float">
            <text:p>88.9423076923077</text:p>
          </table:table-cell>
          <table:table-cell office:value-type="float" office:value="89.9038461538462" calcext:value-type="float">
            <text:p>89.9038461538462</text:p>
          </table:table-cell>
          <table:table-cell office:value-type="float" office:value="91.3461538461538" calcext:value-type="float">
            <text:p>91.3461538461538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93.2692307692308" calcext:value-type="float">
            <text:p>93.2692307692308</text:p>
          </table:table-cell>
          <table:table-cell table:number-columns-repeated="2" office:value-type="float" office:value="94.7115384615385" calcext:value-type="float">
            <text:p>94.7115384615385</text:p>
          </table:table-cell>
          <table:table-cell office:value-type="float" office:value="95.6730769230769" calcext:value-type="float">
            <text:p>95.6730769230769</text:p>
          </table:table-cell>
          <table:table-cell table:number-columns-repeated="2" office:value-type="float" office:value="97.5961538461538" calcext:value-type="float">
            <text:p>97.5961538461538</text:p>
          </table:table-cell>
          <table:table-cell office:value-type="float" office:value="98.5576923076923" calcext:value-type="float">
            <text:p>98.5576923076923</text:p>
          </table:table-cell>
          <table:table-cell table:number-columns-repeated="2" office:value-type="float" office:value="99.0384615384616" calcext:value-type="float">
            <text:p>99.0384615384616</text:p>
          </table:table-cell>
          <table:table-cell office:value-type="float" office:value="99.5192307692308" calcext:value-type="float">
            <text:p>99.5192307692308</text:p>
          </table:table-cell>
          <table:table-cell table:number-columns-repeated="9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5192307692308" calcext:value-type="float">
            <text:p>49.5192307692308</text:p>
          </table:table-cell>
          <table:table-cell office:value-type="float" office:value="64.4230769230769" calcext:value-type="float">
            <text:p>64.4230769230769</text:p>
          </table:table-cell>
          <table:table-cell office:value-type="float" office:value="69.7115384615385" calcext:value-type="float">
            <text:p>69.7115384615385</text:p>
          </table:table-cell>
          <table:table-cell office:value-type="float" office:value="73.5576923076923" calcext:value-type="float">
            <text:p>73.5576923076923</text:p>
          </table:table-cell>
          <table:table-cell office:value-type="float" office:value="76.4423076923077" calcext:value-type="float">
            <text:p>76.4423076923077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6.4423076923077" calcext:value-type="float">
            <text:p>76.4423076923077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77.8846153846154" calcext:value-type="float">
            <text:p>77.8846153846154</text:p>
          </table:table-cell>
          <table:table-cell office:value-type="float" office:value="79.3269230769231" calcext:value-type="float">
            <text:p>79.3269230769231</text:p>
          </table:table-cell>
          <table:table-cell office:value-type="float" office:value="81.7307692307692" calcext:value-type="float">
            <text:p>81.7307692307692</text:p>
          </table:table-cell>
          <table:table-cell office:value-type="float" office:value="83.1730769230769" calcext:value-type="float">
            <text:p>83.1730769230769</text:p>
          </table:table-cell>
          <table:table-cell table:number-columns-repeated="2" office:value-type="float" office:value="84.6153846153846" calcext:value-type="float">
            <text:p>84.6153846153846</text:p>
          </table:table-cell>
          <table:table-cell table:number-columns-repeated="2" office:value-type="float" office:value="85.5769230769231" calcext:value-type="float">
            <text:p>85.5769230769231</text:p>
          </table:table-cell>
          <table:table-cell office:value-type="float" office:value="86.5384615384616" calcext:value-type="float">
            <text:p>86.5384615384616</text:p>
          </table:table-cell>
          <table:table-cell office:value-type="float" office:value="87.5" calcext:value-type="float">
            <text:p>87.5</text:p>
          </table:table-cell>
          <table:table-cell office:value-type="float" office:value="87.9807692307692" calcext:value-type="float">
            <text:p>87.9807692307692</text:p>
          </table:table-cell>
          <table:table-cell office:value-type="float" office:value="88.9423076923077" calcext:value-type="float">
            <text:p>88.9423076923077</text:p>
          </table:table-cell>
          <table:table-cell office:value-type="float" office:value="90.3846153846154" calcext:value-type="float">
            <text:p>90.3846153846154</text:p>
          </table:table-cell>
          <table:table-cell office:value-type="float" office:value="91.8269230769231" calcext:value-type="float">
            <text:p>91.8269230769231</text:p>
          </table:table-cell>
          <table:table-cell office:value-type="float" office:value="92.7884615384616" calcext:value-type="float">
            <text:p>92.7884615384616</text:p>
          </table:table-cell>
          <table:table-cell office:value-type="float" office:value="93.2692307692308" calcext:value-type="float">
            <text:p>93.2692307692308</text:p>
          </table:table-cell>
          <table:table-cell table:number-columns-repeated="2" office:value-type="float" office:value="94.2307692307692" calcext:value-type="float">
            <text:p>94.2307692307692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96.6346153846154" calcext:value-type="float">
            <text:p>96.6346153846154</text:p>
          </table:table-cell>
          <table:table-cell office:value-type="float" office:value="97.1153846153846" calcext:value-type="float">
            <text:p>97.1153846153846</text:p>
          </table:table-cell>
          <table:table-cell table:number-columns-repeated="2" office:value-type="float" office:value="98.5576923076923" calcext:value-type="float">
            <text:p>98.5576923076923</text:p>
          </table:table-cell>
          <table:table-cell table:number-columns-repeated="2" office:value-type="float" office:value="99.5192307692308" calcext:value-type="float">
            <text:p>99.5192307692308</text:p>
          </table:table-cell>
          <table:table-cell table:number-columns-repeated="96" office:value-type="float" office:value="100" calcext:value-type="float">
            <text:p>100</text:p>
          </table:table-cell>
        </table:table-row>
        <table:table-row table:style-name="ro1">
          <table:table-cell table:formula="of:=AVERAGE([.A69:.A78])" office:value-type="float" office:value="0" calcext:value-type="float">
            <text:p>0</text:p>
          </table:table-cell>
          <table:table-cell table:formula="of:=AVERAGE([.B69:.B78])" office:value-type="float" office:value="50.5769230769231" calcext:value-type="float">
            <text:p>50.5769230769231</text:p>
          </table:table-cell>
          <table:table-cell table:formula="of:=AVERAGE([.C69:.C78])" office:value-type="float" office:value="68.125" calcext:value-type="float">
            <text:p>68.125</text:p>
          </table:table-cell>
          <table:table-cell table:formula="of:=AVERAGE([.D69:.D78])" office:value-type="float" office:value="73.8942307692308" calcext:value-type="float">
            <text:p>73.8942307692308</text:p>
          </table:table-cell>
          <table:table-cell table:formula="of:=AVERAGE([.E69:.E78])" office:value-type="float" office:value="75.3846153846154" calcext:value-type="float">
            <text:p>75.3846153846154</text:p>
          </table:table-cell>
          <table:table-cell table:formula="of:=AVERAGE([.F69:.F78])" office:value-type="float" office:value="76.8269230769231" calcext:value-type="float">
            <text:p>76.8269230769231</text:p>
          </table:table-cell>
          <table:table-cell table:formula="of:=AVERAGE([.G69:.G78])" office:value-type="float" office:value="78.0769230769231" calcext:value-type="float">
            <text:p>78.0769230769231</text:p>
          </table:table-cell>
          <table:table-cell table:formula="of:=AVERAGE([.H69:.H78])" office:value-type="float" office:value="78.8461538461538" calcext:value-type="float">
            <text:p>78.8461538461538</text:p>
          </table:table-cell>
          <table:table-cell table:formula="of:=AVERAGE([.I69:.I78])" office:value-type="float" office:value="79.4711538461538" calcext:value-type="float">
            <text:p>79.4711538461538</text:p>
          </table:table-cell>
          <table:table-cell table:formula="of:=AVERAGE([.J69:.J78])" office:value-type="float" office:value="80.2884615384615" calcext:value-type="float">
            <text:p>80.2884615384615</text:p>
          </table:table-cell>
          <table:table-cell table:formula="of:=AVERAGE([.K69:.K78])" office:value-type="float" office:value="81.5865384615385" calcext:value-type="float">
            <text:p>81.5865384615385</text:p>
          </table:table-cell>
          <table:table-cell table:formula="of:=AVERAGE([.L69:.L78])" office:value-type="float" office:value="83.0288461538462" calcext:value-type="float">
            <text:p>83.0288461538462</text:p>
          </table:table-cell>
          <table:table-cell table:formula="of:=AVERAGE([.M69:.M78])" office:value-type="float" office:value="84.4711538461538" calcext:value-type="float">
            <text:p>84.4711538461538</text:p>
          </table:table-cell>
          <table:table-cell table:formula="of:=AVERAGE([.N69:.N78])" office:value-type="float" office:value="85.3365384615385" calcext:value-type="float">
            <text:p>85.3365384615385</text:p>
          </table:table-cell>
          <table:table-cell table:formula="of:=AVERAGE([.O69:.O78])" office:value-type="float" office:value="86.4423076923077" calcext:value-type="float">
            <text:p>86.4423076923077</text:p>
          </table:table-cell>
          <table:table-cell table:formula="of:=AVERAGE([.P69:.P78])" office:value-type="float" office:value="87.3557692307692" calcext:value-type="float">
            <text:p>87.3557692307692</text:p>
          </table:table-cell>
          <table:table-cell table:formula="of:=AVERAGE([.Q69:.Q78])" office:value-type="float" office:value="87.8846153846154" calcext:value-type="float">
            <text:p>87.8846153846154</text:p>
          </table:table-cell>
          <table:table-cell table:formula="of:=AVERAGE([.R69:.R78])" office:value-type="float" office:value="88.8942307692308" calcext:value-type="float">
            <text:p>88.8942307692308</text:p>
          </table:table-cell>
          <table:table-cell table:formula="of:=AVERAGE([.S69:.S78])" office:value-type="float" office:value="89.7115384615385" calcext:value-type="float">
            <text:p>89.7115384615385</text:p>
          </table:table-cell>
          <table:table-cell table:formula="of:=AVERAGE([.T69:.T78])" office:value-type="float" office:value="90.7211538461538" calcext:value-type="float">
            <text:p>90.7211538461538</text:p>
          </table:table-cell>
          <table:table-cell table:formula="of:=AVERAGE([.U69:.U78])" office:value-type="float" office:value="91.7788461538462" calcext:value-type="float">
            <text:p>91.7788461538462</text:p>
          </table:table-cell>
          <table:table-cell table:formula="of:=AVERAGE([.V69:.V78])" office:value-type="float" office:value="92.7884615384615" calcext:value-type="float">
            <text:p>92.7884615384615</text:p>
          </table:table-cell>
          <table:table-cell table:formula="of:=AVERAGE([.W69:.W78])" office:value-type="float" office:value="93.4134615384615" calcext:value-type="float">
            <text:p>93.4134615384615</text:p>
          </table:table-cell>
          <table:table-cell table:formula="of:=AVERAGE([.X69:.X78])" office:value-type="float" office:value="94.2788461538462" calcext:value-type="float">
            <text:p>94.2788461538462</text:p>
          </table:table-cell>
          <table:table-cell table:formula="of:=AVERAGE([.Y69:.Y78])" office:value-type="float" office:value="94.7115384615385" calcext:value-type="float">
            <text:p>94.7115384615385</text:p>
          </table:table-cell>
          <table:table-cell table:formula="of:=AVERAGE([.Z69:.Z78])" office:value-type="float" office:value="95.5769230769231" calcext:value-type="float">
            <text:p>95.5769230769231</text:p>
          </table:table-cell>
          <table:table-cell table:formula="of:=AVERAGE([.AA69:.AA78])" office:value-type="float" office:value="96.2980769230769" calcext:value-type="float">
            <text:p>96.2980769230769</text:p>
          </table:table-cell>
          <table:table-cell table:formula="of:=AVERAGE([.AB69:.AB78])" office:value-type="float" office:value="97.1153846153846" calcext:value-type="float">
            <text:p>97.1153846153846</text:p>
          </table:table-cell>
          <table:table-cell table:formula="of:=AVERAGE([.AC69:.AC78])" office:value-type="float" office:value="97.9807692307692" calcext:value-type="float">
            <text:p>97.9807692307692</text:p>
          </table:table-cell>
          <table:table-cell table:formula="of:=AVERAGE([.AD69:.AD78])" office:value-type="float" office:value="98.5576923076923" calcext:value-type="float">
            <text:p>98.5576923076923</text:p>
          </table:table-cell>
          <table:table-cell table:formula="of:=AVERAGE([.AE69:.AE78])" office:value-type="float" office:value="99.0384615384616" calcext:value-type="float">
            <text:p>99.0384615384616</text:p>
          </table:table-cell>
          <table:table-cell table:formula="of:=AVERAGE([.AF69:.AF78])" office:value-type="float" office:value="99.2788461538462" calcext:value-type="float">
            <text:p>99.2788461538462</text:p>
          </table:table-cell>
          <table:table-cell table:formula="of:=AVERAGE([.AG69:.AG78])" office:value-type="float" office:value="99.6634615384615" calcext:value-type="float">
            <text:p>99.6634615384615</text:p>
          </table:table-cell>
          <table:table-cell table:formula="of:=AVERAGE([.AH69:.AH78])" office:value-type="float" office:value="99.7115384615385" calcext:value-type="float">
            <text:p>99.7115384615385</text:p>
          </table:table-cell>
          <table:table-cell table:formula="of:=AVERAGE([.AI69:.AI78])" office:value-type="float" office:value="99.8557692307692" calcext:value-type="float">
            <text:p>99.8557692307692</text:p>
          </table:table-cell>
          <table:table-cell table:formula="of:=AVERAGE([.AJ69:.AJ78])" office:value-type="float" office:value="99.8557692307692" calcext:value-type="float">
            <text:p>99.8557692307692</text:p>
          </table:table-cell>
          <table:table-cell table:formula="of:=AVERAGE([.AK69:.AK78])" office:value-type="float" office:value="99.9519230769231" calcext:value-type="float">
            <text:p>99.9519230769231</text:p>
          </table:table-cell>
          <table:table-cell table:formula="of:=AVERAGE([.AL69:.AL78])" office:value-type="float" office:value="100" calcext:value-type="float">
            <text:p>100</text:p>
          </table:table-cell>
          <table:table-cell table:formula="of:=AVERAGE([.AM69:.AM78])" office:value-type="float" office:value="100" calcext:value-type="float">
            <text:p>100</text:p>
          </table:table-cell>
          <table:table-cell table:formula="of:=AVERAGE([.AN69:.AN78])" office:value-type="float" office:value="100" calcext:value-type="float">
            <text:p>100</text:p>
          </table:table-cell>
          <table:table-cell table:formula="of:=AVERAGE([.AO69:.AO78])" office:value-type="float" office:value="100" calcext:value-type="float">
            <text:p>100</text:p>
          </table:table-cell>
          <table:table-cell table:formula="of:=AVERAGE([.AP69:.AP78])" office:value-type="float" office:value="100" calcext:value-type="float">
            <text:p>100</text:p>
          </table:table-cell>
          <table:table-cell table:formula="of:=AVERAGE([.AQ69:.AQ78])" office:value-type="float" office:value="100" calcext:value-type="float">
            <text:p>100</text:p>
          </table:table-cell>
          <table:table-cell table:formula="of:=AVERAGE([.AR69:.AR78])" office:value-type="float" office:value="100" calcext:value-type="float">
            <text:p>100</text:p>
          </table:table-cell>
          <table:table-cell table:formula="of:=AVERAGE([.AS69:.AS78])" office:value-type="float" office:value="100" calcext:value-type="float">
            <text:p>100</text:p>
          </table:table-cell>
          <table:table-cell table:formula="of:=AVERAGE([.AT69:.AT78])" office:value-type="float" office:value="100" calcext:value-type="float">
            <text:p>100</text:p>
          </table:table-cell>
          <table:table-cell table:formula="of:=AVERAGE([.AU69:.AU78])" office:value-type="float" office:value="100" calcext:value-type="float">
            <text:p>100</text:p>
          </table:table-cell>
          <table:table-cell table:formula="of:=AVERAGE([.AV69:.AV78])" office:value-type="float" office:value="100" calcext:value-type="float">
            <text:p>100</text:p>
          </table:table-cell>
          <table:table-cell table:formula="of:=AVERAGE([.AW69:.AW78])" office:value-type="float" office:value="100" calcext:value-type="float">
            <text:p>100</text:p>
          </table:table-cell>
          <table:table-cell table:formula="of:=AVERAGE([.AX69:.AX78])" office:value-type="float" office:value="100" calcext:value-type="float">
            <text:p>100</text:p>
          </table:table-cell>
          <table:table-cell table:formula="of:=AVERAGE([.AY69:.AY78])" office:value-type="float" office:value="100" calcext:value-type="float">
            <text:p>100</text:p>
          </table:table-cell>
          <table:table-cell table:formula="of:=AVERAGE([.AZ69:.AZ78])" office:value-type="float" office:value="100" calcext:value-type="float">
            <text:p>100</text:p>
          </table:table-cell>
          <table:table-cell table:formula="of:=AVERAGE([.BA69:.BA78])" office:value-type="float" office:value="100" calcext:value-type="float">
            <text:p>100</text:p>
          </table:table-cell>
          <table:table-cell table:formula="of:=AVERAGE([.BB69:.BB78])" office:value-type="float" office:value="100" calcext:value-type="float">
            <text:p>100</text:p>
          </table:table-cell>
          <table:table-cell table:formula="of:=AVERAGE([.BC69:.BC78])" office:value-type="float" office:value="100" calcext:value-type="float">
            <text:p>100</text:p>
          </table:table-cell>
          <table:table-cell table:formula="of:=AVERAGE([.BD69:.BD78])" office:value-type="float" office:value="100" calcext:value-type="float">
            <text:p>100</text:p>
          </table:table-cell>
          <table:table-cell table:formula="of:=AVERAGE([.BE69:.BE78])" office:value-type="float" office:value="100" calcext:value-type="float">
            <text:p>100</text:p>
          </table:table-cell>
          <table:table-cell table:formula="of:=AVERAGE([.BF69:.BF78])" office:value-type="float" office:value="100" calcext:value-type="float">
            <text:p>100</text:p>
          </table:table-cell>
          <table:table-cell table:formula="of:=AVERAGE([.BG69:.BG78])" office:value-type="float" office:value="100" calcext:value-type="float">
            <text:p>100</text:p>
          </table:table-cell>
          <table:table-cell table:formula="of:=AVERAGE([.BH69:.BH78])" office:value-type="float" office:value="100" calcext:value-type="float">
            <text:p>100</text:p>
          </table:table-cell>
          <table:table-cell table:formula="of:=AVERAGE([.BI69:.BI78])" office:value-type="float" office:value="100" calcext:value-type="float">
            <text:p>100</text:p>
          </table:table-cell>
          <table:table-cell table:formula="of:=AVERAGE([.BJ69:.BJ78])" office:value-type="float" office:value="100" calcext:value-type="float">
            <text:p>100</text:p>
          </table:table-cell>
          <table:table-cell table:formula="of:=AVERAGE([.BK69:.BK78])" office:value-type="float" office:value="100" calcext:value-type="float">
            <text:p>100</text:p>
          </table:table-cell>
          <table:table-cell table:formula="of:=AVERAGE([.BL69:.BL78])" office:value-type="float" office:value="100" calcext:value-type="float">
            <text:p>100</text:p>
          </table:table-cell>
          <table:table-cell table:formula="of:=AVERAGE([.BM69:.BM78])" office:value-type="float" office:value="100" calcext:value-type="float">
            <text:p>100</text:p>
          </table:table-cell>
          <table:table-cell table:formula="of:=AVERAGE([.BN69:.BN78])" office:value-type="float" office:value="100" calcext:value-type="float">
            <text:p>100</text:p>
          </table:table-cell>
          <table:table-cell table:formula="of:=AVERAGE([.BO69:.BO78])" office:value-type="float" office:value="100" calcext:value-type="float">
            <text:p>100</text:p>
          </table:table-cell>
          <table:table-cell table:formula="of:=AVERAGE([.BP69:.BP78])" office:value-type="float" office:value="100" calcext:value-type="float">
            <text:p>100</text:p>
          </table:table-cell>
          <table:table-cell table:formula="of:=AVERAGE([.BQ69:.BQ78])" office:value-type="float" office:value="100" calcext:value-type="float">
            <text:p>100</text:p>
          </table:table-cell>
          <table:table-cell table:formula="of:=AVERAGE([.BR69:.BR78])" office:value-type="float" office:value="100" calcext:value-type="float">
            <text:p>100</text:p>
          </table:table-cell>
          <table:table-cell table:formula="of:=AVERAGE([.BS69:.BS78])" office:value-type="float" office:value="100" calcext:value-type="float">
            <text:p>100</text:p>
          </table:table-cell>
          <table:table-cell table:formula="of:=AVERAGE([.BT69:.BT78])" office:value-type="float" office:value="100" calcext:value-type="float">
            <text:p>100</text:p>
          </table:table-cell>
          <table:table-cell table:formula="of:=AVERAGE([.BU69:.BU78])" office:value-type="float" office:value="100" calcext:value-type="float">
            <text:p>100</text:p>
          </table:table-cell>
          <table:table-cell table:formula="of:=AVERAGE([.BV69:.BV78])" office:value-type="float" office:value="100" calcext:value-type="float">
            <text:p>100</text:p>
          </table:table-cell>
          <table:table-cell table:formula="of:=AVERAGE([.BW69:.BW78])" office:value-type="float" office:value="100" calcext:value-type="float">
            <text:p>100</text:p>
          </table:table-cell>
          <table:table-cell table:formula="of:=AVERAGE([.BX69:.BX78])" office:value-type="float" office:value="100" calcext:value-type="float">
            <text:p>100</text:p>
          </table:table-cell>
          <table:table-cell table:formula="of:=AVERAGE([.BY69:.BY78])" office:value-type="float" office:value="100" calcext:value-type="float">
            <text:p>100</text:p>
          </table:table-cell>
          <table:table-cell table:formula="of:=AVERAGE([.BZ69:.BZ78])" office:value-type="float" office:value="100" calcext:value-type="float">
            <text:p>100</text:p>
          </table:table-cell>
          <table:table-cell table:formula="of:=AVERAGE([.CA69:.CA78])" office:value-type="float" office:value="100" calcext:value-type="float">
            <text:p>100</text:p>
          </table:table-cell>
          <table:table-cell table:formula="of:=AVERAGE([.CB69:.CB78])" office:value-type="float" office:value="100" calcext:value-type="float">
            <text:p>100</text:p>
          </table:table-cell>
          <table:table-cell table:formula="of:=AVERAGE([.CC69:.CC78])" office:value-type="float" office:value="100" calcext:value-type="float">
            <text:p>100</text:p>
          </table:table-cell>
          <table:table-cell table:formula="of:=AVERAGE([.CD69:.CD78])" office:value-type="float" office:value="100" calcext:value-type="float">
            <text:p>100</text:p>
          </table:table-cell>
          <table:table-cell table:formula="of:=AVERAGE([.CE69:.CE78])" office:value-type="float" office:value="100" calcext:value-type="float">
            <text:p>100</text:p>
          </table:table-cell>
          <table:table-cell table:formula="of:=AVERAGE([.CF69:.CF78])" office:value-type="float" office:value="100" calcext:value-type="float">
            <text:p>100</text:p>
          </table:table-cell>
          <table:table-cell table:formula="of:=AVERAGE([.CG69:.CG78])" office:value-type="float" office:value="100" calcext:value-type="float">
            <text:p>100</text:p>
          </table:table-cell>
          <table:table-cell table:formula="of:=AVERAGE([.CH69:.CH78])" office:value-type="float" office:value="100" calcext:value-type="float">
            <text:p>100</text:p>
          </table:table-cell>
          <table:table-cell table:formula="of:=AVERAGE([.CI69:.CI78])" office:value-type="float" office:value="100" calcext:value-type="float">
            <text:p>100</text:p>
          </table:table-cell>
          <table:table-cell table:formula="of:=AVERAGE([.CJ69:.CJ78])" office:value-type="float" office:value="100" calcext:value-type="float">
            <text:p>100</text:p>
          </table:table-cell>
          <table:table-cell table:formula="of:=AVERAGE([.CK69:.CK78])" office:value-type="float" office:value="100" calcext:value-type="float">
            <text:p>100</text:p>
          </table:table-cell>
          <table:table-cell table:formula="of:=AVERAGE([.CL69:.CL78])" office:value-type="float" office:value="100" calcext:value-type="float">
            <text:p>100</text:p>
          </table:table-cell>
          <table:table-cell table:formula="of:=AVERAGE([.CM69:.CM78])" office:value-type="float" office:value="100" calcext:value-type="float">
            <text:p>100</text:p>
          </table:table-cell>
          <table:table-cell table:formula="of:=AVERAGE([.CN69:.CN78])" office:value-type="float" office:value="100" calcext:value-type="float">
            <text:p>100</text:p>
          </table:table-cell>
          <table:table-cell table:formula="of:=AVERAGE([.CO69:.CO78])" office:value-type="float" office:value="100" calcext:value-type="float">
            <text:p>100</text:p>
          </table:table-cell>
          <table:table-cell table:formula="of:=AVERAGE([.CP69:.CP78])" office:value-type="float" office:value="100" calcext:value-type="float">
            <text:p>100</text:p>
          </table:table-cell>
          <table:table-cell table:formula="of:=AVERAGE([.CQ69:.CQ78])" office:value-type="float" office:value="100" calcext:value-type="float">
            <text:p>100</text:p>
          </table:table-cell>
          <table:table-cell table:formula="of:=AVERAGE([.CR69:.CR78])" office:value-type="float" office:value="100" calcext:value-type="float">
            <text:p>100</text:p>
          </table:table-cell>
          <table:table-cell table:formula="of:=AVERAGE([.CS69:.CS78])" office:value-type="float" office:value="100" calcext:value-type="float">
            <text:p>100</text:p>
          </table:table-cell>
          <table:table-cell table:formula="of:=AVERAGE([.CT69:.CT78])" office:value-type="float" office:value="100" calcext:value-type="float">
            <text:p>100</text:p>
          </table:table-cell>
          <table:table-cell table:formula="of:=AVERAGE([.CU69:.CU78])" office:value-type="float" office:value="100" calcext:value-type="float">
            <text:p>100</text:p>
          </table:table-cell>
          <table:table-cell table:formula="of:=AVERAGE([.CV69:.CV78])" office:value-type="float" office:value="100" calcext:value-type="float">
            <text:p>100</text:p>
          </table:table-cell>
          <table:table-cell table:formula="of:=AVERAGE([.CW69:.CW78])" office:value-type="float" office:value="100" calcext:value-type="float">
            <text:p>100</text:p>
          </table:table-cell>
          <table:table-cell table:formula="of:=AVERAGE([.CX69:.CX78])" office:value-type="float" office:value="100" calcext:value-type="float">
            <text:p>100</text:p>
          </table:table-cell>
          <table:table-cell table:formula="of:=AVERAGE([.CY69:.CY78])" office:value-type="float" office:value="100" calcext:value-type="float">
            <text:p>100</text:p>
          </table:table-cell>
          <table:table-cell table:formula="of:=AVERAGE([.CZ69:.CZ78])" office:value-type="float" office:value="100" calcext:value-type="float">
            <text:p>100</text:p>
          </table:table-cell>
          <table:table-cell table:formula="of:=AVERAGE([.DA69:.DA78])" office:value-type="float" office:value="100" calcext:value-type="float">
            <text:p>100</text:p>
          </table:table-cell>
          <table:table-cell table:formula="of:=AVERAGE([.DB69:.DB78])" office:value-type="float" office:value="100" calcext:value-type="float">
            <text:p>100</text:p>
          </table:table-cell>
          <table:table-cell table:formula="of:=AVERAGE([.DC69:.DC78])" office:value-type="float" office:value="100" calcext:value-type="float">
            <text:p>100</text:p>
          </table:table-cell>
          <table:table-cell table:formula="of:=AVERAGE([.DD69:.DD78])" office:value-type="float" office:value="100" calcext:value-type="float">
            <text:p>100</text:p>
          </table:table-cell>
          <table:table-cell table:formula="of:=AVERAGE([.DE69:.DE78])" office:value-type="float" office:value="100" calcext:value-type="float">
            <text:p>100</text:p>
          </table:table-cell>
          <table:table-cell table:formula="of:=AVERAGE([.DF69:.DF78])" office:value-type="float" office:value="100" calcext:value-type="float">
            <text:p>100</text:p>
          </table:table-cell>
          <table:table-cell table:formula="of:=AVERAGE([.DG69:.DG78])" office:value-type="float" office:value="100" calcext:value-type="float">
            <text:p>100</text:p>
          </table:table-cell>
          <table:table-cell table:formula="of:=AVERAGE([.DH69:.DH78])" office:value-type="float" office:value="100" calcext:value-type="float">
            <text:p>100</text:p>
          </table:table-cell>
          <table:table-cell table:formula="of:=AVERAGE([.DI69:.DI78])" office:value-type="float" office:value="100" calcext:value-type="float">
            <text:p>100</text:p>
          </table:table-cell>
          <table:table-cell table:formula="of:=AVERAGE([.DJ69:.DJ78])" office:value-type="float" office:value="100" calcext:value-type="float">
            <text:p>100</text:p>
          </table:table-cell>
          <table:table-cell table:formula="of:=AVERAGE([.DK69:.DK78])" office:value-type="float" office:value="100" calcext:value-type="float">
            <text:p>100</text:p>
          </table:table-cell>
          <table:table-cell table:formula="of:=AVERAGE([.DL69:.DL78])" office:value-type="float" office:value="100" calcext:value-type="float">
            <text:p>100</text:p>
          </table:table-cell>
          <table:table-cell table:formula="of:=AVERAGE([.DM69:.DM78])" office:value-type="float" office:value="100" calcext:value-type="float">
            <text:p>100</text:p>
          </table:table-cell>
          <table:table-cell table:formula="of:=AVERAGE([.DN69:.DN78])" office:value-type="float" office:value="100" calcext:value-type="float">
            <text:p>100</text:p>
          </table:table-cell>
          <table:table-cell table:formula="of:=AVERAGE([.DO69:.DO78])" office:value-type="float" office:value="100" calcext:value-type="float">
            <text:p>100</text:p>
          </table:table-cell>
          <table:table-cell table:formula="of:=AVERAGE([.DP69:.DP78])" office:value-type="float" office:value="100" calcext:value-type="float">
            <text:p>100</text:p>
          </table:table-cell>
          <table:table-cell table:formula="of:=AVERAGE([.DQ69:.DQ78])" office:value-type="float" office:value="100" calcext:value-type="float">
            <text:p>100</text:p>
          </table:table-cell>
          <table:table-cell table:formula="of:=AVERAGE([.DR69:.DR78])" office:value-type="float" office:value="100" calcext:value-type="float">
            <text:p>100</text:p>
          </table:table-cell>
          <table:table-cell table:formula="of:=AVERAGE([.DS69:.DS78])" office:value-type="float" office:value="100" calcext:value-type="float">
            <text:p>100</text:p>
          </table:table-cell>
          <table:table-cell table:formula="of:=AVERAGE([.DT69:.DT78])" office:value-type="float" office:value="100" calcext:value-type="float">
            <text:p>100</text:p>
          </table:table-cell>
          <table:table-cell table:formula="of:=AVERAGE([.DU69:.DU78])" office:value-type="float" office:value="100" calcext:value-type="float">
            <text:p>100</text:p>
          </table:table-cell>
          <table:table-cell table:formula="of:=AVERAGE([.DV69:.DV78])" office:value-type="float" office:value="100" calcext:value-type="float">
            <text:p>100</text:p>
          </table:table-cell>
          <table:table-cell table:formula="of:=AVERAGE([.DW69:.DW78])" office:value-type="float" office:value="100" calcext:value-type="float">
            <text:p>100</text:p>
          </table:table-cell>
          <table:table-cell table:formula="of:=AVERAGE([.DX69:.DX78])" office:value-type="float" office:value="100" calcext:value-type="float">
            <text:p>100</text:p>
          </table:table-cell>
          <table:table-cell table:formula="of:=AVERAGE([.DY69:.DY78])" office:value-type="float" office:value="100" calcext:value-type="float">
            <text:p>100</text:p>
          </table:table-cell>
          <table:table-cell table:formula="of:=AVERAGE([.DZ69:.DZ78])" office:value-type="float" office:value="100" calcext:value-type="float">
            <text:p>100</text:p>
          </table:table-cell>
        </table:table-row>
        <table:table-row table:style-name="ro1">
          <table:table-cell table:formula="of:=STDEV([.A69:.A78])" office:value-type="float" office:value="0" calcext:value-type="float">
            <text:p>0</text:p>
          </table:table-cell>
          <table:table-cell table:formula="of:=STDEV([.B69:.B78])" office:value-type="float" office:value="2.18325466229826" calcext:value-type="float">
            <text:p>2.18325466229826</text:p>
          </table:table-cell>
          <table:table-cell table:formula="of:=STDEV([.C69:.C78])" office:value-type="float" office:value="2.15066252043215" calcext:value-type="float">
            <text:p>2.15066252043215</text:p>
          </table:table-cell>
          <table:table-cell table:formula="of:=STDEV([.D69:.D78])" office:value-type="float" office:value="2.1744143452674" calcext:value-type="float">
            <text:p>2.1744143452674</text:p>
          </table:table-cell>
          <table:table-cell table:formula="of:=STDEV([.E69:.E78])" office:value-type="float" office:value="1.23719609394992" calcext:value-type="float">
            <text:p>1.23719609394992</text:p>
          </table:table-cell>
          <table:table-cell table:formula="of:=STDEV([.F69:.F78])" office:value-type="float" office:value="1.39340161021052" calcext:value-type="float">
            <text:p>1.39340161021052</text:p>
          </table:table-cell>
          <table:table-cell table:formula="of:=STDEV([.G69:.G78])" office:value-type="float" office:value="1.28605145177813" calcext:value-type="float">
            <text:p>1.28605145177813</text:p>
          </table:table-cell>
          <table:table-cell table:formula="of:=STDEV([.H69:.H78])" office:value-type="float" office:value="1.37857776715427" calcext:value-type="float">
            <text:p>1.37857776715427</text:p>
          </table:table-cell>
          <table:table-cell table:formula="of:=STDEV([.I69:.I78])" office:value-type="float" office:value="1.28305249366975" calcext:value-type="float">
            <text:p>1.28305249366975</text:p>
          </table:table-cell>
          <table:table-cell table:formula="of:=STDEV([.J69:.J78])" office:value-type="float" office:value="1.52032579815788" calcext:value-type="float">
            <text:p>1.52032579815788</text:p>
          </table:table-cell>
          <table:table-cell table:formula="of:=STDEV([.K69:.K78])" office:value-type="float" office:value="1.66620432443206" calcext:value-type="float">
            <text:p>1.66620432443206</text:p>
          </table:table-cell>
          <table:table-cell table:formula="of:=STDEV([.L69:.L78])" office:value-type="float" office:value="1.30291516821653" calcext:value-type="float">
            <text:p>1.30291516821653</text:p>
          </table:table-cell>
          <table:table-cell table:formula="of:=STDEV([.M69:.M78])" office:value-type="float" office:value="1.45206811411209" calcext:value-type="float">
            <text:p>1.45206811411209</text:p>
          </table:table-cell>
          <table:table-cell table:formula="of:=STDEV([.N69:.N78])" office:value-type="float" office:value="0.968192786345719" calcext:value-type="float">
            <text:p>0.968192786345719</text:p>
          </table:table-cell>
          <table:table-cell table:formula="of:=STDEV([.O69:.O78])" office:value-type="float" office:value="1.03362278824341" calcext:value-type="float">
            <text:p>1.03362278824341</text:p>
          </table:table-cell>
          <table:table-cell table:formula="of:=STDEV([.P69:.P78])" office:value-type="float" office:value="1.03981591009669" calcext:value-type="float">
            <text:p>1.03981591009669</text:p>
          </table:table-cell>
          <table:table-cell table:formula="of:=STDEV([.Q69:.Q78])" office:value-type="float" office:value="1.08217583436757" calcext:value-type="float">
            <text:p>1.08217583436757</text:p>
          </table:table-cell>
          <table:table-cell table:formula="of:=STDEV([.R69:.R78])" office:value-type="float" office:value="1.04964890344954" calcext:value-type="float">
            <text:p>1.04964890344954</text:p>
          </table:table-cell>
          <table:table-cell table:formula="of:=STDEV([.S69:.S78])" office:value-type="float" office:value="1.04351414077562" calcext:value-type="float">
            <text:p>1.04351414077562</text:p>
          </table:table-cell>
          <table:table-cell table:formula="of:=STDEV([.T69:.T78])" office:value-type="float" office:value="1.34175869800862" calcext:value-type="float">
            <text:p>1.34175869800862</text:p>
          </table:table-cell>
          <table:table-cell table:formula="of:=STDEV([.U69:.U78])" office:value-type="float" office:value="1.42348833276939" calcext:value-type="float">
            <text:p>1.42348833276939</text:p>
          </table:table-cell>
          <table:table-cell table:formula="of:=STDEV([.V69:.V78])" office:value-type="float" office:value="1.37857776715427" calcext:value-type="float">
            <text:p>1.37857776715427</text:p>
          </table:table-cell>
          <table:table-cell table:formula="of:=STDEV([.W69:.W78])" office:value-type="float" office:value="1.11144492848717" calcext:value-type="float">
            <text:p>1.11144492848717</text:p>
          </table:table-cell>
          <table:table-cell table:formula="of:=STDEV([.X69:.X78])" office:value-type="float" office:value="0.799677881402219" calcext:value-type="float">
            <text:p>0.799677881402219</text:p>
          </table:table-cell>
          <table:table-cell table:formula="of:=STDEV([.Y69:.Y78])" office:value-type="float" office:value="0.877760508822384" calcext:value-type="float">
            <text:p>0.877760508822384</text:p>
          </table:table-cell>
          <table:table-cell table:formula="of:=STDEV([.Z69:.Z78])" office:value-type="float" office:value="1.00847004631746" calcext:value-type="float">
            <text:p>1.00847004631746</text:p>
          </table:table-cell>
          <table:table-cell table:formula="of:=STDEV([.AA69:.AA78])" office:value-type="float" office:value="1.46964827155261" calcext:value-type="float">
            <text:p>1.46964827155261</text:p>
          </table:table-cell>
          <table:table-cell table:formula="of:=STDEV([.AB69:.AB78])" office:value-type="float" office:value="1.17763929941499" calcext:value-type="float">
            <text:p>1.17763929941499</text:p>
          </table:table-cell>
          <table:table-cell table:formula="of:=STDEV([.AC69:.AC78])" office:value-type="float" office:value="1.05817782174482" calcext:value-type="float">
            <text:p>1.05817782174482</text:p>
          </table:table-cell>
          <table:table-cell table:formula="of:=STDEV([.AD69:.AD78])" office:value-type="float" office:value="0.81715056307577" calcext:value-type="float">
            <text:p>0.81715056307577</text:p>
          </table:table-cell>
          <table:table-cell table:formula="of:=STDEV([.AE69:.AE78])" office:value-type="float" office:value="0.39254643313833" calcext:value-type="float">
            <text:p>0.39254643313833</text:p>
          </table:table-cell>
          <table:table-cell table:formula="of:=STDEV([.AF69:.AF78])" office:value-type="float" office:value="0.519290120064732" calcext:value-type="float">
            <text:p>0.519290120064732</text:p>
          </table:table-cell>
          <table:table-cell table:formula="of:=STDEV([.AG69:.AG78])" office:value-type="float" office:value="0.456097739447362" calcext:value-type="float">
            <text:p>0.456097739447362</text:p>
          </table:table-cell>
          <table:table-cell table:formula="of:=STDEV([.AH69:.AH78])" office:value-type="float" office:value="0.336156682105815" calcext:value-type="float">
            <text:p>0.336156682105815</text:p>
          </table:table-cell>
          <table:table-cell table:formula="of:=STDEV([.AI69:.AI78])" office:value-type="float" office:value="0.324494498899301" calcext:value-type="float">
            <text:p>0.324494498899301</text:p>
          </table:table-cell>
          <table:table-cell table:formula="of:=STDEV([.AJ69:.AJ78])" office:value-type="float" office:value="0.324494498899301" calcext:value-type="float">
            <text:p>0.324494498899301</text:p>
          </table:table-cell>
          <table:table-cell table:formula="of:=STDEV([.AK69:.AK78])" office:value-type="float" office:value="0.152032579815786" calcext:value-type="float">
            <text:p>0.152032579815786</text:p>
          </table:table-cell>
          <table:table-cell table:formula="of:=STDEV([.AL69:.AL78])" office:value-type="float" office:value="0" calcext:value-type="float">
            <text:p>0</text:p>
          </table:table-cell>
          <table:table-cell table:formula="of:=STDEV([.AM69:.AM78])" office:value-type="float" office:value="0" calcext:value-type="float">
            <text:p>0</text:p>
          </table:table-cell>
          <table:table-cell table:formula="of:=STDEV([.AN69:.AN78])" office:value-type="float" office:value="0" calcext:value-type="float">
            <text:p>0</text:p>
          </table:table-cell>
          <table:table-cell table:formula="of:=STDEV([.AO69:.AO78])" office:value-type="float" office:value="0" calcext:value-type="float">
            <text:p>0</text:p>
          </table:table-cell>
          <table:table-cell table:formula="of:=STDEV([.AP69:.AP78])" office:value-type="float" office:value="0" calcext:value-type="float">
            <text:p>0</text:p>
          </table:table-cell>
          <table:table-cell table:formula="of:=STDEV([.AQ69:.AQ78])" office:value-type="float" office:value="0" calcext:value-type="float">
            <text:p>0</text:p>
          </table:table-cell>
          <table:table-cell table:formula="of:=STDEV([.AR69:.AR78])" office:value-type="float" office:value="0" calcext:value-type="float">
            <text:p>0</text:p>
          </table:table-cell>
          <table:table-cell table:formula="of:=STDEV([.AS69:.AS78])" office:value-type="float" office:value="0" calcext:value-type="float">
            <text:p>0</text:p>
          </table:table-cell>
          <table:table-cell table:formula="of:=STDEV([.AT69:.AT78])" office:value-type="float" office:value="0" calcext:value-type="float">
            <text:p>0</text:p>
          </table:table-cell>
          <table:table-cell table:formula="of:=STDEV([.AU69:.AU78])" office:value-type="float" office:value="0" calcext:value-type="float">
            <text:p>0</text:p>
          </table:table-cell>
          <table:table-cell table:formula="of:=STDEV([.AV69:.AV78])" office:value-type="float" office:value="0" calcext:value-type="float">
            <text:p>0</text:p>
          </table:table-cell>
          <table:table-cell table:formula="of:=STDEV([.AW69:.AW78])" office:value-type="float" office:value="0" calcext:value-type="float">
            <text:p>0</text:p>
          </table:table-cell>
          <table:table-cell table:formula="of:=STDEV([.AX69:.AX78])" office:value-type="float" office:value="0" calcext:value-type="float">
            <text:p>0</text:p>
          </table:table-cell>
          <table:table-cell table:formula="of:=STDEV([.AY69:.AY78])" office:value-type="float" office:value="0" calcext:value-type="float">
            <text:p>0</text:p>
          </table:table-cell>
          <table:table-cell table:formula="of:=STDEV([.AZ69:.AZ78])" office:value-type="float" office:value="0" calcext:value-type="float">
            <text:p>0</text:p>
          </table:table-cell>
          <table:table-cell table:formula="of:=STDEV([.BA69:.BA78])" office:value-type="float" office:value="0" calcext:value-type="float">
            <text:p>0</text:p>
          </table:table-cell>
          <table:table-cell table:formula="of:=STDEV([.BB69:.BB78])" office:value-type="float" office:value="0" calcext:value-type="float">
            <text:p>0</text:p>
          </table:table-cell>
          <table:table-cell table:formula="of:=STDEV([.BC69:.BC78])" office:value-type="float" office:value="0" calcext:value-type="float">
            <text:p>0</text:p>
          </table:table-cell>
          <table:table-cell table:formula="of:=STDEV([.BD69:.BD78])" office:value-type="float" office:value="0" calcext:value-type="float">
            <text:p>0</text:p>
          </table:table-cell>
          <table:table-cell table:formula="of:=STDEV([.BE69:.BE78])" office:value-type="float" office:value="0" calcext:value-type="float">
            <text:p>0</text:p>
          </table:table-cell>
          <table:table-cell table:formula="of:=STDEV([.BF69:.BF78])" office:value-type="float" office:value="0" calcext:value-type="float">
            <text:p>0</text:p>
          </table:table-cell>
          <table:table-cell table:formula="of:=STDEV([.BG69:.BG78])" office:value-type="float" office:value="0" calcext:value-type="float">
            <text:p>0</text:p>
          </table:table-cell>
          <table:table-cell table:formula="of:=STDEV([.BH69:.BH78])" office:value-type="float" office:value="0" calcext:value-type="float">
            <text:p>0</text:p>
          </table:table-cell>
          <table:table-cell table:formula="of:=STDEV([.BI69:.BI78])" office:value-type="float" office:value="0" calcext:value-type="float">
            <text:p>0</text:p>
          </table:table-cell>
          <table:table-cell table:formula="of:=STDEV([.BJ69:.BJ78])" office:value-type="float" office:value="0" calcext:value-type="float">
            <text:p>0</text:p>
          </table:table-cell>
          <table:table-cell table:formula="of:=STDEV([.BK69:.BK78])" office:value-type="float" office:value="0" calcext:value-type="float">
            <text:p>0</text:p>
          </table:table-cell>
          <table:table-cell table:formula="of:=STDEV([.BL69:.BL78])" office:value-type="float" office:value="0" calcext:value-type="float">
            <text:p>0</text:p>
          </table:table-cell>
          <table:table-cell table:formula="of:=STDEV([.BM69:.BM78])" office:value-type="float" office:value="0" calcext:value-type="float">
            <text:p>0</text:p>
          </table:table-cell>
          <table:table-cell table:formula="of:=STDEV([.BN69:.BN78])" office:value-type="float" office:value="0" calcext:value-type="float">
            <text:p>0</text:p>
          </table:table-cell>
          <table:table-cell table:formula="of:=STDEV([.BO69:.BO78])" office:value-type="float" office:value="0" calcext:value-type="float">
            <text:p>0</text:p>
          </table:table-cell>
          <table:table-cell table:formula="of:=STDEV([.BP69:.BP78])" office:value-type="float" office:value="0" calcext:value-type="float">
            <text:p>0</text:p>
          </table:table-cell>
          <table:table-cell table:formula="of:=STDEV([.BQ69:.BQ78])" office:value-type="float" office:value="0" calcext:value-type="float">
            <text:p>0</text:p>
          </table:table-cell>
          <table:table-cell table:formula="of:=STDEV([.BR69:.BR78])" office:value-type="float" office:value="0" calcext:value-type="float">
            <text:p>0</text:p>
          </table:table-cell>
          <table:table-cell table:formula="of:=STDEV([.BS69:.BS78])" office:value-type="float" office:value="0" calcext:value-type="float">
            <text:p>0</text:p>
          </table:table-cell>
          <table:table-cell table:formula="of:=STDEV([.BT69:.BT78])" office:value-type="float" office:value="0" calcext:value-type="float">
            <text:p>0</text:p>
          </table:table-cell>
          <table:table-cell table:formula="of:=STDEV([.BU69:.BU78])" office:value-type="float" office:value="0" calcext:value-type="float">
            <text:p>0</text:p>
          </table:table-cell>
          <table:table-cell table:formula="of:=STDEV([.BV69:.BV78])" office:value-type="float" office:value="0" calcext:value-type="float">
            <text:p>0</text:p>
          </table:table-cell>
          <table:table-cell table:formula="of:=STDEV([.BW69:.BW78])" office:value-type="float" office:value="0" calcext:value-type="float">
            <text:p>0</text:p>
          </table:table-cell>
          <table:table-cell table:formula="of:=STDEV([.BX69:.BX78])" office:value-type="float" office:value="0" calcext:value-type="float">
            <text:p>0</text:p>
          </table:table-cell>
          <table:table-cell table:formula="of:=STDEV([.BY69:.BY78])" office:value-type="float" office:value="0" calcext:value-type="float">
            <text:p>0</text:p>
          </table:table-cell>
          <table:table-cell table:formula="of:=STDEV([.BZ69:.BZ78])" office:value-type="float" office:value="0" calcext:value-type="float">
            <text:p>0</text:p>
          </table:table-cell>
          <table:table-cell table:formula="of:=STDEV([.CA69:.CA78])" office:value-type="float" office:value="0" calcext:value-type="float">
            <text:p>0</text:p>
          </table:table-cell>
          <table:table-cell table:formula="of:=STDEV([.CB69:.CB78])" office:value-type="float" office:value="0" calcext:value-type="float">
            <text:p>0</text:p>
          </table:table-cell>
          <table:table-cell table:formula="of:=STDEV([.CC69:.CC78])" office:value-type="float" office:value="0" calcext:value-type="float">
            <text:p>0</text:p>
          </table:table-cell>
          <table:table-cell table:formula="of:=STDEV([.CD69:.CD78])" office:value-type="float" office:value="0" calcext:value-type="float">
            <text:p>0</text:p>
          </table:table-cell>
          <table:table-cell table:formula="of:=STDEV([.CE69:.CE78])" office:value-type="float" office:value="0" calcext:value-type="float">
            <text:p>0</text:p>
          </table:table-cell>
          <table:table-cell table:formula="of:=STDEV([.CF69:.CF78])" office:value-type="float" office:value="0" calcext:value-type="float">
            <text:p>0</text:p>
          </table:table-cell>
          <table:table-cell table:formula="of:=STDEV([.CG69:.CG78])" office:value-type="float" office:value="0" calcext:value-type="float">
            <text:p>0</text:p>
          </table:table-cell>
          <table:table-cell table:formula="of:=STDEV([.CH69:.CH78])" office:value-type="float" office:value="0" calcext:value-type="float">
            <text:p>0</text:p>
          </table:table-cell>
          <table:table-cell table:formula="of:=STDEV([.CI69:.CI78])" office:value-type="float" office:value="0" calcext:value-type="float">
            <text:p>0</text:p>
          </table:table-cell>
          <table:table-cell table:formula="of:=STDEV([.CJ69:.CJ78])" office:value-type="float" office:value="0" calcext:value-type="float">
            <text:p>0</text:p>
          </table:table-cell>
          <table:table-cell table:formula="of:=STDEV([.CK69:.CK78])" office:value-type="float" office:value="0" calcext:value-type="float">
            <text:p>0</text:p>
          </table:table-cell>
          <table:table-cell table:formula="of:=STDEV([.CL69:.CL78])" office:value-type="float" office:value="0" calcext:value-type="float">
            <text:p>0</text:p>
          </table:table-cell>
          <table:table-cell table:formula="of:=STDEV([.CM69:.CM78])" office:value-type="float" office:value="0" calcext:value-type="float">
            <text:p>0</text:p>
          </table:table-cell>
          <table:table-cell table:formula="of:=STDEV([.CN69:.CN78])" office:value-type="float" office:value="0" calcext:value-type="float">
            <text:p>0</text:p>
          </table:table-cell>
          <table:table-cell table:formula="of:=STDEV([.CO69:.CO78])" office:value-type="float" office:value="0" calcext:value-type="float">
            <text:p>0</text:p>
          </table:table-cell>
          <table:table-cell table:formula="of:=STDEV([.CP69:.CP78])" office:value-type="float" office:value="0" calcext:value-type="float">
            <text:p>0</text:p>
          </table:table-cell>
          <table:table-cell table:formula="of:=STDEV([.CQ69:.CQ78])" office:value-type="float" office:value="0" calcext:value-type="float">
            <text:p>0</text:p>
          </table:table-cell>
          <table:table-cell table:formula="of:=STDEV([.CR69:.CR78])" office:value-type="float" office:value="0" calcext:value-type="float">
            <text:p>0</text:p>
          </table:table-cell>
          <table:table-cell table:formula="of:=STDEV([.CS69:.CS78])" office:value-type="float" office:value="0" calcext:value-type="float">
            <text:p>0</text:p>
          </table:table-cell>
          <table:table-cell table:formula="of:=STDEV([.CT69:.CT78])" office:value-type="float" office:value="0" calcext:value-type="float">
            <text:p>0</text:p>
          </table:table-cell>
          <table:table-cell table:formula="of:=STDEV([.CU69:.CU78])" office:value-type="float" office:value="0" calcext:value-type="float">
            <text:p>0</text:p>
          </table:table-cell>
          <table:table-cell table:formula="of:=STDEV([.CV69:.CV78])" office:value-type="float" office:value="0" calcext:value-type="float">
            <text:p>0</text:p>
          </table:table-cell>
          <table:table-cell table:formula="of:=STDEV([.CW69:.CW78])" office:value-type="float" office:value="0" calcext:value-type="float">
            <text:p>0</text:p>
          </table:table-cell>
          <table:table-cell table:formula="of:=STDEV([.CX69:.CX78])" office:value-type="float" office:value="0" calcext:value-type="float">
            <text:p>0</text:p>
          </table:table-cell>
          <table:table-cell table:formula="of:=STDEV([.CY69:.CY78])" office:value-type="float" office:value="0" calcext:value-type="float">
            <text:p>0</text:p>
          </table:table-cell>
          <table:table-cell table:formula="of:=STDEV([.CZ69:.CZ78])" office:value-type="float" office:value="0" calcext:value-type="float">
            <text:p>0</text:p>
          </table:table-cell>
          <table:table-cell table:formula="of:=STDEV([.DA69:.DA78])" office:value-type="float" office:value="0" calcext:value-type="float">
            <text:p>0</text:p>
          </table:table-cell>
          <table:table-cell table:formula="of:=STDEV([.DB69:.DB78])" office:value-type="float" office:value="0" calcext:value-type="float">
            <text:p>0</text:p>
          </table:table-cell>
          <table:table-cell table:formula="of:=STDEV([.DC69:.DC78])" office:value-type="float" office:value="0" calcext:value-type="float">
            <text:p>0</text:p>
          </table:table-cell>
          <table:table-cell table:formula="of:=STDEV([.DD69:.DD78])" office:value-type="float" office:value="0" calcext:value-type="float">
            <text:p>0</text:p>
          </table:table-cell>
          <table:table-cell table:formula="of:=STDEV([.DE69:.DE78])" office:value-type="float" office:value="0" calcext:value-type="float">
            <text:p>0</text:p>
          </table:table-cell>
          <table:table-cell table:formula="of:=STDEV([.DF69:.DF78])" office:value-type="float" office:value="0" calcext:value-type="float">
            <text:p>0</text:p>
          </table:table-cell>
          <table:table-cell table:formula="of:=STDEV([.DG69:.DG78])" office:value-type="float" office:value="0" calcext:value-type="float">
            <text:p>0</text:p>
          </table:table-cell>
          <table:table-cell table:formula="of:=STDEV([.DH69:.DH78])" office:value-type="float" office:value="0" calcext:value-type="float">
            <text:p>0</text:p>
          </table:table-cell>
          <table:table-cell table:formula="of:=STDEV([.DI69:.DI78])" office:value-type="float" office:value="0" calcext:value-type="float">
            <text:p>0</text:p>
          </table:table-cell>
          <table:table-cell table:formula="of:=STDEV([.DJ69:.DJ78])" office:value-type="float" office:value="0" calcext:value-type="float">
            <text:p>0</text:p>
          </table:table-cell>
          <table:table-cell table:formula="of:=STDEV([.DK69:.DK78])" office:value-type="float" office:value="0" calcext:value-type="float">
            <text:p>0</text:p>
          </table:table-cell>
          <table:table-cell table:formula="of:=STDEV([.DL69:.DL78])" office:value-type="float" office:value="0" calcext:value-type="float">
            <text:p>0</text:p>
          </table:table-cell>
          <table:table-cell table:formula="of:=STDEV([.DM69:.DM78])" office:value-type="float" office:value="0" calcext:value-type="float">
            <text:p>0</text:p>
          </table:table-cell>
          <table:table-cell table:formula="of:=STDEV([.DN69:.DN78])" office:value-type="float" office:value="0" calcext:value-type="float">
            <text:p>0</text:p>
          </table:table-cell>
          <table:table-cell table:formula="of:=STDEV([.DO69:.DO78])" office:value-type="float" office:value="0" calcext:value-type="float">
            <text:p>0</text:p>
          </table:table-cell>
          <table:table-cell table:formula="of:=STDEV([.DP69:.DP78])" office:value-type="float" office:value="0" calcext:value-type="float">
            <text:p>0</text:p>
          </table:table-cell>
          <table:table-cell table:formula="of:=STDEV([.DQ69:.DQ78])" office:value-type="float" office:value="0" calcext:value-type="float">
            <text:p>0</text:p>
          </table:table-cell>
          <table:table-cell table:formula="of:=STDEV([.DR69:.DR78])" office:value-type="float" office:value="0" calcext:value-type="float">
            <text:p>0</text:p>
          </table:table-cell>
          <table:table-cell table:formula="of:=STDEV([.DS69:.DS78])" office:value-type="float" office:value="0" calcext:value-type="float">
            <text:p>0</text:p>
          </table:table-cell>
          <table:table-cell table:formula="of:=STDEV([.DT69:.DT78])" office:value-type="float" office:value="0" calcext:value-type="float">
            <text:p>0</text:p>
          </table:table-cell>
          <table:table-cell table:formula="of:=STDEV([.DU69:.DU78])" office:value-type="float" office:value="0" calcext:value-type="float">
            <text:p>0</text:p>
          </table:table-cell>
          <table:table-cell table:formula="of:=STDEV([.DV69:.DV78])" office:value-type="float" office:value="0" calcext:value-type="float">
            <text:p>0</text:p>
          </table:table-cell>
          <table:table-cell table:formula="of:=STDEV([.DW69:.DW78])" office:value-type="float" office:value="0" calcext:value-type="float">
            <text:p>0</text:p>
          </table:table-cell>
          <table:table-cell table:formula="of:=STDEV([.DX69:.DX78])" office:value-type="float" office:value="0" calcext:value-type="float">
            <text:p>0</text:p>
          </table:table-cell>
          <table:table-cell table:formula="of:=STDEV([.DY69:.DY78])" office:value-type="float" office:value="0" calcext:value-type="float">
            <text:p>0</text:p>
          </table:table-cell>
          <table:table-cell table:formula="of:=STDEV([.DZ69:.DZ78])" office:value-type="float" office:value="0" calcext:value-type="float">
            <text:p>0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5291005291005" calcext:value-type="float">
            <text:p>50.5291005291005</text:p>
          </table:table-cell>
          <table:table-cell office:value-type="float" office:value="68.5185185185185" calcext:value-type="float">
            <text:p>68.5185185185185</text:p>
          </table:table-cell>
          <table:table-cell office:value-type="float" office:value="74.6031746031746" calcext:value-type="float">
            <text:p>74.6031746031746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6.984126984127" calcext:value-type="float">
            <text:p>76.984126984127</text:p>
          </table:table-cell>
          <table:table-cell office:value-type="float" office:value="79.1005291005291" calcext:value-type="float">
            <text:p>79.1005291005291</text:p>
          </table:table-cell>
          <table:table-cell office:value-type="float" office:value="79.8941798941799" calcext:value-type="float">
            <text:p>79.8941798941799</text:p>
          </table:table-cell>
          <table:table-cell office:value-type="float" office:value="81.7460317460317" calcext:value-type="float">
            <text:p>81.7460317460317</text:p>
          </table:table-cell>
          <table:table-cell office:value-type="float" office:value="82.2751322751323" calcext:value-type="float">
            <text:p>82.2751322751323</text:p>
          </table:table-cell>
          <table:table-cell office:value-type="float" office:value="84.6560846560847" calcext:value-type="float">
            <text:p>84.6560846560847</text:p>
          </table:table-cell>
          <table:table-cell office:value-type="float" office:value="85.4497354497355" calcext:value-type="float">
            <text:p>85.4497354497355</text:p>
          </table:table-cell>
          <table:table-cell office:value-type="float" office:value="86.2433862433862" calcext:value-type="float">
            <text:p>86.2433862433862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7.3015873015873" calcext:value-type="float">
            <text:p>87.3015873015873</text:p>
          </table:table-cell>
          <table:table-cell office:value-type="float" office:value="88.3597883597884" calcext:value-type="float">
            <text:p>88.3597883597884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89.9470899470899" calcext:value-type="float">
            <text:p>89.9470899470899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005291005291" calcext:value-type="float">
            <text:p>91.005291005291</text:p>
          </table:table-cell>
          <table:table-cell table:number-columns-repeated="2" office:value-type="float" office:value="90.4761904761905" calcext:value-type="float">
            <text:p>90.4761904761905</text:p>
          </table:table-cell>
          <table:table-cell office:value-type="float" office:value="91.5343915343915" calcext:value-type="float">
            <text:p>91.5343915343915</text:p>
          </table:table-cell>
          <table:table-cell office:value-type="float" office:value="92.3280423280423" calcext:value-type="float">
            <text:p>92.3280423280423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93.1216931216931" calcext:value-type="float">
            <text:p>93.1216931216931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94.7089947089947" calcext:value-type="float">
            <text:p>94.7089947089947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5608465608466" calcext:value-type="float">
            <text:p>96.5608465608466</text:p>
          </table:table-cell>
          <table:table-cell table:number-columns-repeated="3" office:value-type="float" office:value="95.7671957671958" calcext:value-type="float">
            <text:p>95.7671957671958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5608465608466" calcext:value-type="float">
            <text:p>96.5608465608466</text:p>
          </table:table-cell>
          <table:table-cell office:value-type="float" office:value="96.8253968253968" calcext:value-type="float">
            <text:p>96.8253968253968</text:p>
          </table:table-cell>
          <table:table-cell table:number-columns-repeated="2" office:value-type="float" office:value="97.6190476190476" calcext:value-type="float">
            <text:p>97.6190476190476</text:p>
          </table:table-cell>
          <table:table-cell office:value-type="float" office:value="98.4126984126984" calcext:value-type="float">
            <text:p>98.4126984126984</text:p>
          </table:table-cell>
          <table:table-cell table:number-columns-repeated="4" office:value-type="float" office:value="98.9417989417989" calcext:value-type="float">
            <text:p>98.9417989417989</text:p>
          </table:table-cell>
          <table:table-cell table:number-columns-repeated="2" office:value-type="float" office:value="99.2063492063492" calcext:value-type="float">
            <text:p>99.2063492063492</text:p>
          </table:table-cell>
          <table:table-cell table:number-columns-repeated="6" office:value-type="float" office:value="99.7354497354497" calcext:value-type="float">
            <text:p>99.7354497354497</text:p>
          </table:table-cell>
          <table:table-cell table:number-columns-repeated="47" office:value-type="float" office:value="100" calcext:value-type="float">
            <text:p>100</text:p>
          </table:table-cell>
          <table:table-cell table:number-columns-repeated="8" office:value-type="float" office:value="99.7354497354497" calcext:value-type="float">
            <text:p>99.7354497354497</text:p>
          </table:table-cell>
          <table:table-cell table:number-columns-repeated="4" office:value-type="float" office:value="99.4708994708995" calcext:value-type="float">
            <text:p>99.4708994708995</text:p>
          </table:table-cell>
          <table:table-cell table:number-columns-repeated="6" office:value-type="float" office:value="99.2063492063492" calcext:value-type="float">
            <text:p>99.2063492063492</text:p>
          </table:table-cell>
          <table:table-cell office:value-type="float" office:value="98.9417989417989" calcext:value-type="float">
            <text:p>98.9417989417989</text:p>
          </table:table-cell>
          <table:table-cell table:number-columns-repeated="2" office:value-type="float" office:value="98.6772486772487" calcext:value-type="float">
            <text:p>98.6772486772487</text:p>
          </table:table-cell>
          <table:table-cell table:number-columns-repeated="4" office:value-type="float" office:value="98.4126984126984" calcext:value-type="float">
            <text:p>98.4126984126984</text:p>
          </table:table-cell>
          <table:table-cell office:value-type="float" office:value="98.1481481481482" calcext:value-type="float">
            <text:p>98.1481481481482</text:p>
          </table:table-cell>
          <table:table-cell table:number-columns-repeated="2" office:value-type="float" office:value="97.8835978835979" calcext:value-type="float">
            <text:p>97.88359788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7619047619048" calcext:value-type="float">
            <text:p>54.7619047619048</text:p>
          </table:table-cell>
          <table:table-cell office:value-type="float" office:value="68.7830687830688" calcext:value-type="float">
            <text:p>68.7830687830688</text:p>
          </table:table-cell>
          <table:table-cell office:value-type="float" office:value="75.9259259259259" calcext:value-type="float">
            <text:p>75.9259259259259</text:p>
          </table:table-cell>
          <table:table-cell office:value-type="float" office:value="76.984126984127" calcext:value-type="float">
            <text:p>76.984126984127</text:p>
          </table:table-cell>
          <table:table-cell office:value-type="float" office:value="78.0423280423281" calcext:value-type="float">
            <text:p>78.0423280423281</text:p>
          </table:table-cell>
          <table:table-cell table:number-columns-repeated="2" office:value-type="float" office:value="78.5714285714286" calcext:value-type="float">
            <text:p>78.5714285714286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82.010582010582" calcext:value-type="float">
            <text:p>82.010582010582</text:p>
          </table:table-cell>
          <table:table-cell office:value-type="float" office:value="83.0687830687831" calcext:value-type="float">
            <text:p>83.0687830687831</text:p>
          </table:table-cell>
          <table:table-cell office:value-type="float" office:value="83.5978835978836" calcext:value-type="float">
            <text:p>83.5978835978836</text:p>
          </table:table-cell>
          <table:table-cell office:value-type="float" office:value="84.3915343915344" calcext:value-type="float">
            <text:p>84.3915343915344</text:p>
          </table:table-cell>
          <table:table-cell office:value-type="float" office:value="85.978835978836" calcext:value-type="float">
            <text:p>85.978835978836</text:p>
          </table:table-cell>
          <table:table-cell office:value-type="float" office:value="86.7724867724868" calcext:value-type="float">
            <text:p>86.7724867724868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8.6243386243386" calcext:value-type="float">
            <text:p>88.6243386243386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0634920634921" calcext:value-type="float">
            <text:p>92.0634920634921</text:p>
          </table:table-cell>
          <table:table-cell table:number-columns-repeated="2" office:value-type="float" office:value="92.3280423280423" calcext:value-type="float">
            <text:p>92.3280423280423</text:p>
          </table:table-cell>
          <table:table-cell office:value-type="float" office:value="93.3862433862434" calcext:value-type="float">
            <text:p>93.3862433862434</text:p>
          </table:table-cell>
          <table:table-cell office:value-type="float" office:value="93.9153439153439" calcext:value-type="float">
            <text:p>93.9153439153439</text:p>
          </table:table-cell>
          <table:table-cell office:value-type="float" office:value="94.7089947089947" calcext:value-type="float">
            <text:p>94.7089947089947</text:p>
          </table:table-cell>
          <table:table-cell office:value-type="float" office:value="94.973544973545" calcext:value-type="float">
            <text:p>94.973544973545</text:p>
          </table:table-cell>
          <table:table-cell office:value-type="float" office:value="95.5026455026455" calcext:value-type="float">
            <text:p>95.5026455026455</text:p>
          </table:table-cell>
          <table:table-cell office:value-type="float" office:value="96.031746031746" calcext:value-type="float">
            <text:p>96.031746031746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8253968253968" calcext:value-type="float">
            <text:p>96.8253968253968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7.3544973544974" calcext:value-type="float">
            <text:p>97.3544973544974</text:p>
          </table:table-cell>
          <table:table-cell office:value-type="float" office:value="98.1481481481482" calcext:value-type="float">
            <text:p>98.1481481481482</text:p>
          </table:table-cell>
          <table:table-cell table:number-columns-repeated="2" office:value-type="float" office:value="99.2063492063492" calcext:value-type="float">
            <text:p>99.2063492063492</text:p>
          </table:table-cell>
          <table:table-cell table:number-columns-repeated="2" office:value-type="float" office:value="99.4708994708995" calcext:value-type="float">
            <text:p>99.4708994708995</text:p>
          </table:table-cell>
          <table:table-cell table:number-columns-repeated="2" office:value-type="float" office:value="99.7354497354497" calcext:value-type="float">
            <text:p>99.7354497354497</text:p>
          </table:table-cell>
          <table:table-cell table:number-columns-repeated="50" office:value-type="float" office:value="100" calcext:value-type="float">
            <text:p>100</text:p>
          </table:table-cell>
          <table:table-cell table:number-columns-repeated="5" office:value-type="float" office:value="99.7354497354497" calcext:value-type="float">
            <text:p>99.7354497354497</text:p>
          </table:table-cell>
          <table:table-cell table:number-columns-repeated="4" office:value-type="float" office:value="99.4708994708995" calcext:value-type="float">
            <text:p>99.4708994708995</text:p>
          </table:table-cell>
          <table:table-cell table:number-columns-repeated="2" office:value-type="float" office:value="99.2063492063492" calcext:value-type="float">
            <text:p>99.2063492063492</text:p>
          </table:table-cell>
          <table:table-cell table:number-columns-repeated="4" office:value-type="float" office:value="98.9417989417989" calcext:value-type="float">
            <text:p>98.9417989417989</text:p>
          </table:table-cell>
          <table:table-cell table:number-columns-repeated="9" office:value-type="float" office:value="98.6772486772487" calcext:value-type="float">
            <text:p>98.6772486772487</text:p>
          </table:table-cell>
          <table:table-cell table:number-columns-repeated="2" office:value-type="float" office:value="98.4126984126984" calcext:value-type="float">
            <text:p>98.4126984126984</text:p>
          </table:table-cell>
          <table:table-cell table:number-columns-repeated="2" office:value-type="float" office:value="98.1481481481482" calcext:value-type="float">
            <text:p>98.1481481481482</text:p>
          </table:table-cell>
          <table:table-cell table:number-columns-repeated="3" office:value-type="float" office:value="97.8835978835979" calcext:value-type="float">
            <text:p>97.8835978835979</text:p>
          </table:table-cell>
          <table:table-cell table:number-columns-repeated="6" office:value-type="float" office:value="97.6190476190476" calcext:value-type="float">
            <text:p>97.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2063492063492" calcext:value-type="float">
            <text:p>49.2063492063492</text:p>
          </table:table-cell>
          <table:table-cell office:value-type="float" office:value="68.7830687830688" calcext:value-type="float">
            <text:p>68.7830687830688</text:p>
          </table:table-cell>
          <table:table-cell office:value-type="float" office:value="75.6613756613757" calcext:value-type="float">
            <text:p>75.6613756613757</text:p>
          </table:table-cell>
          <table:table-cell office:value-type="float" office:value="76.7195767195767" calcext:value-type="float">
            <text:p>76.7195767195767</text:p>
          </table:table-cell>
          <table:table-cell table:number-columns-repeated="2" office:value-type="float" office:value="77.5132275132275" calcext:value-type="float">
            <text:p>77.5132275132275</text:p>
          </table:table-cell>
          <table:table-cell office:value-type="float" office:value="78.3068783068783" calcext:value-type="float">
            <text:p>78.3068783068783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82.010582010582" calcext:value-type="float">
            <text:p>82.010582010582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4.9206349206349" calcext:value-type="float">
            <text:p>84.9206349206349</text:p>
          </table:table-cell>
          <table:table-cell office:value-type="float" office:value="85.978835978836" calcext:value-type="float">
            <text:p>85.978835978836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88.3597883597884" calcext:value-type="float">
            <text:p>88.3597883597884</text:p>
          </table:table-cell>
          <table:table-cell office:value-type="float" office:value="88.6243386243386" calcext:value-type="float">
            <text:p>88.6243386243386</text:p>
          </table:table-cell>
          <table:table-cell table:number-columns-repeated="2" office:value-type="float" office:value="89.4179894179894" calcext:value-type="float">
            <text:p>89.4179894179894</text:p>
          </table:table-cell>
          <table:table-cell office:value-type="float" office:value="90.2116402116402" calcext:value-type="float">
            <text:p>90.2116402116402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0634920634921" calcext:value-type="float">
            <text:p>92.0634920634921</text:p>
          </table:table-cell>
          <table:table-cell office:value-type="float" office:value="92.3280423280423" calcext:value-type="float">
            <text:p>92.3280423280423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93.1216931216931" calcext:value-type="float">
            <text:p>93.1216931216931</text:p>
          </table:table-cell>
          <table:table-cell office:value-type="float" office:value="93.6507936507936" calcext:value-type="float">
            <text:p>93.6507936507936</text:p>
          </table:table-cell>
          <table:table-cell office:value-type="float" office:value="94.1798941798942" calcext:value-type="float">
            <text:p>94.1798941798942</text:p>
          </table:table-cell>
          <table:table-cell office:value-type="float" office:value="94.7089947089947" calcext:value-type="float">
            <text:p>94.7089947089947</text:p>
          </table:table-cell>
          <table:table-cell office:value-type="float" office:value="95.5026455026455" calcext:value-type="float">
            <text:p>95.5026455026455</text:p>
          </table:table-cell>
          <table:table-cell table:number-columns-repeated="2" office:value-type="float" office:value="95.7671957671958" calcext:value-type="float">
            <text:p>95.7671957671958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7.6190476190476" calcext:value-type="float">
            <text:p>97.6190476190476</text:p>
          </table:table-cell>
          <table:table-cell office:value-type="float" office:value="97.8835978835979" calcext:value-type="float">
            <text:p>97.8835978835979</text:p>
          </table:table-cell>
          <table:table-cell office:value-type="float" office:value="98.9417989417989" calcext:value-type="float">
            <text:p>98.9417989417989</text:p>
          </table:table-cell>
          <table:table-cell office:value-type="float" office:value="99.4708994708995" calcext:value-type="float">
            <text:p>99.4708994708995</text:p>
          </table:table-cell>
          <table:table-cell office:value-type="float" office:value="99.7354497354497" calcext:value-type="float">
            <text:p>99.7354497354497</text:p>
          </table:table-cell>
          <table:table-cell table:number-columns-repeated="62" office:value-type="float" office:value="100" calcext:value-type="float">
            <text:p>100</text:p>
          </table:table-cell>
          <table:table-cell table:number-columns-repeated="2" office:value-type="float" office:value="99.7354497354497" calcext:value-type="float">
            <text:p>99.7354497354497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9" office:value-type="float" office:value="98.9417989417989" calcext:value-type="float">
            <text:p>98.9417989417989</text:p>
          </table:table-cell>
          <table:table-cell table:number-columns-repeated="3" office:value-type="float" office:value="98.6772486772487" calcext:value-type="float">
            <text:p>98.6772486772487</text:p>
          </table:table-cell>
          <table:table-cell office:value-type="float" office:value="98.4126984126984" calcext:value-type="float">
            <text:p>98.4126984126984</text:p>
          </table:table-cell>
          <table:table-cell table:number-columns-repeated="9" office:value-type="float" office:value="98.1481481481482" calcext:value-type="float">
            <text:p>98.1481481481482</text:p>
          </table:table-cell>
          <table:table-cell table:number-columns-repeated="2" office:value-type="float" office:value="98.4126984126984" calcext:value-type="float">
            <text:p>98.4126984126984</text:p>
          </table:table-cell>
          <table:table-cell office:value-type="float" office:value="97.8835978835979" calcext:value-type="float">
            <text:p>97.8835978835979</text:p>
          </table:table-cell>
          <table:table-cell office:value-type="float" office:value="97.6190476190476" calcext:value-type="float">
            <text:p>97.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873015873016" calcext:value-type="float">
            <text:p>51.5873015873016</text:p>
          </table:table-cell>
          <table:table-cell office:value-type="float" office:value="71.1640211640212" calcext:value-type="float">
            <text:p>71.1640211640212</text:p>
          </table:table-cell>
          <table:table-cell office:value-type="float" office:value="76.4550264550265" calcext:value-type="float">
            <text:p>76.4550264550265</text:p>
          </table:table-cell>
          <table:table-cell office:value-type="float" office:value="75.1322751322751" calcext:value-type="float">
            <text:p>75.1322751322751</text:p>
          </table:table-cell>
          <table:table-cell office:value-type="float" office:value="76.7195767195767" calcext:value-type="float">
            <text:p>76.7195767195767</text:p>
          </table:table-cell>
          <table:table-cell office:value-type="float" office:value="76.984126984127" calcext:value-type="float">
            <text:p>76.984126984127</text:p>
          </table:table-cell>
          <table:table-cell office:value-type="float" office:value="79.3650793650794" calcext:value-type="float">
            <text:p>79.3650793650794</text:p>
          </table:table-cell>
          <table:table-cell office:value-type="float" office:value="81.7460317460317" calcext:value-type="float">
            <text:p>81.746031746031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3.8624338624339" calcext:value-type="float">
            <text:p>83.8624338624339</text:p>
          </table:table-cell>
          <table:table-cell office:value-type="float" office:value="84.9206349206349" calcext:value-type="float">
            <text:p>84.9206349206349</text:p>
          </table:table-cell>
          <table:table-cell office:value-type="float" office:value="86.7724867724868" calcext:value-type="float">
            <text:p>86.7724867724868</text:p>
          </table:table-cell>
          <table:table-cell office:value-type="float" office:value="87.3015873015873" calcext:value-type="float">
            <text:p>87.3015873015873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88.0952380952381" calcext:value-type="float">
            <text:p>88.0952380952381</text:p>
          </table:table-cell>
          <table:table-cell table:number-columns-repeated="2" office:value-type="float" office:value="88.6243386243386" calcext:value-type="float">
            <text:p>88.6243386243386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office:value-type="float" office:value="89.1534391534391" calcext:value-type="float">
            <text:p>89.1534391534391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2698412698413" calcext:value-type="float">
            <text:p>91.2698412698413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92.3280423280423" calcext:value-type="float">
            <text:p>92.328042328042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94.1798941798942" calcext:value-type="float">
            <text:p>94.1798941798942</text:p>
          </table:table-cell>
          <table:table-cell office:value-type="float" office:value="94.7089947089947" calcext:value-type="float">
            <text:p>94.7089947089947</text:p>
          </table:table-cell>
          <table:table-cell table:number-columns-repeated="2" office:value-type="float" office:value="94.973544973545" calcext:value-type="float">
            <text:p>94.973544973545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6.031746031746" calcext:value-type="float">
            <text:p>96.031746031746</text:p>
          </table:table-cell>
          <table:table-cell office:value-type="float" office:value="96.5608465608466" calcext:value-type="float">
            <text:p>96.5608465608466</text:p>
          </table:table-cell>
          <table:table-cell office:value-type="float" office:value="97.3544973544974" calcext:value-type="float">
            <text:p>97.3544973544974</text:p>
          </table:table-cell>
          <table:table-cell office:value-type="float" office:value="98.6772486772487" calcext:value-type="float">
            <text:p>98.6772486772487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3" office:value-type="float" office:value="99.4708994708995" calcext:value-type="float">
            <text:p>99.4708994708995</text:p>
          </table:table-cell>
          <table:table-cell table:number-columns-repeated="59" office:value-type="float" office:value="100" calcext:value-type="float">
            <text:p>100</text:p>
          </table:table-cell>
          <table:table-cell table:number-columns-repeated="2" office:value-type="float" office:value="99.7354497354497" calcext:value-type="float">
            <text:p>99.7354497354497</text:p>
          </table:table-cell>
          <table:table-cell table:number-columns-repeated="3" office:value-type="float" office:value="99.4708994708995" calcext:value-type="float">
            <text:p>99.4708994708995</text:p>
          </table:table-cell>
          <table:table-cell table:number-columns-repeated="5" office:value-type="float" office:value="99.2063492063492" calcext:value-type="float">
            <text:p>99.2063492063492</text:p>
          </table:table-cell>
          <table:table-cell table:number-columns-repeated="5" office:value-type="float" office:value="98.9417989417989" calcext:value-type="float">
            <text:p>98.9417989417989</text:p>
          </table:table-cell>
          <table:table-cell table:number-columns-repeated="2" office:value-type="float" office:value="98.6772486772487" calcext:value-type="float">
            <text:p>98.6772486772487</text:p>
          </table:table-cell>
          <table:table-cell office:value-type="float" office:value="98.4126984126984" calcext:value-type="float">
            <text:p>98.4126984126984</text:p>
          </table:table-cell>
          <table:table-cell table:number-columns-repeated="2" office:value-type="float" office:value="98.1481481481482" calcext:value-type="float">
            <text:p>98.1481481481482</text:p>
          </table:table-cell>
          <table:table-cell office:value-type="float" office:value="97.8835978835979" calcext:value-type="float">
            <text:p>97.8835978835979</text:p>
          </table:table-cell>
          <table:table-cell table:number-columns-repeated="8" office:value-type="float" office:value="97.6190476190476" calcext:value-type="float">
            <text:p>97.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936507936508" calcext:value-type="float">
            <text:p>50.7936507936508</text:p>
          </table:table-cell>
          <table:table-cell office:value-type="float" office:value="65.8730158730159" calcext:value-type="float">
            <text:p>65.873015873015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6.7195767195767" calcext:value-type="float">
            <text:p>76.7195767195767</text:p>
          </table:table-cell>
          <table:table-cell office:value-type="float" office:value="77.5132275132275" calcext:value-type="float">
            <text:p>77.5132275132275</text:p>
          </table:table-cell>
          <table:table-cell office:value-type="float" office:value="78.0423280423281" calcext:value-type="float">
            <text:p>78.0423280423281</text:p>
          </table:table-cell>
          <table:table-cell office:value-type="float" office:value="78.8359788359788" calcext:value-type="float">
            <text:p>78.8359788359788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79.6296296296296" calcext:value-type="float">
            <text:p>79.6296296296296</text:p>
          </table:table-cell>
          <table:table-cell office:value-type="float" office:value="81.7460317460317" calcext:value-type="float">
            <text:p>81.7460317460317</text:p>
          </table:table-cell>
          <table:table-cell office:value-type="float" office:value="82.8042328042328" calcext:value-type="float">
            <text:p>82.8042328042328</text:p>
          </table:table-cell>
          <table:table-cell office:value-type="float" office:value="84.3915343915344" calcext:value-type="float">
            <text:p>84.3915343915344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85.978835978836" calcext:value-type="float">
            <text:p>85.978835978836</text:p>
          </table:table-cell>
          <table:table-cell office:value-type="float" office:value="87.3015873015873" calcext:value-type="float">
            <text:p>87.3015873015873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0.7407407407407" calcext:value-type="float">
            <text:p>90.7407407407407</text:p>
          </table:table-cell>
          <table:table-cell table:number-columns-repeated="2" office:value-type="float" office:value="92.0634920634921" calcext:value-type="float">
            <text:p>92.0634920634921</text:p>
          </table:table-cell>
          <table:table-cell table:number-columns-repeated="2" office:value-type="float" office:value="92.3280423280423" calcext:value-type="float">
            <text:p>92.328042328042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3" office:value-type="float" office:value="93.1216931216931" calcext:value-type="float">
            <text:p>93.1216931216931</text:p>
          </table:table-cell>
          <table:table-cell table:number-columns-repeated="2" office:value-type="float" office:value="94.4444444444444" calcext:value-type="float">
            <text:p>94.4444444444444</text:p>
          </table:table-cell>
          <table:table-cell office:value-type="float" office:value="95.5026455026455" calcext:value-type="float">
            <text:p>95.5026455026455</text:p>
          </table:table-cell>
          <table:table-cell office:value-type="float" office:value="96.5608465608466" calcext:value-type="float">
            <text:p>96.5608465608466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8.1481481481482" calcext:value-type="float">
            <text:p>98.1481481481482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98.9417989417989" calcext:value-type="float">
            <text:p>98.9417989417989</text:p>
          </table:table-cell>
          <table:table-cell table:number-columns-repeated="3" office:value-type="float" office:value="99.2063492063492" calcext:value-type="float">
            <text:p>99.2063492063492</text:p>
          </table:table-cell>
          <table:table-cell office:value-type="float" office:value="99.4708994708995" calcext:value-type="float">
            <text:p>99.4708994708995</text:p>
          </table:table-cell>
          <table:table-cell office:value-type="float" office:value="99.7354497354497" calcext:value-type="float">
            <text:p>99.7354497354497</text:p>
          </table:table-cell>
          <table:table-cell table:number-columns-repeated="53" office:value-type="float" office:value="100" calcext:value-type="float">
            <text:p>100</text:p>
          </table:table-cell>
          <table:table-cell table:number-columns-repeated="2" office:value-type="float" office:value="99.7354497354497" calcext:value-type="float">
            <text:p>99.7354497354497</text:p>
          </table:table-cell>
          <table:table-cell table:number-columns-repeated="11" office:value-type="float" office:value="99.4708994708995" calcext:value-type="float">
            <text:p>99.4708994708995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2" office:value-type="float" office:value="98.9417989417989" calcext:value-type="float">
            <text:p>98.9417989417989</text:p>
          </table:table-cell>
          <table:table-cell table:number-columns-repeated="2" office:value-type="float" office:value="98.6772486772487" calcext:value-type="float">
            <text:p>98.6772486772487</text:p>
          </table:table-cell>
          <table:table-cell table:number-columns-repeated="2" office:value-type="float" office:value="98.4126984126984" calcext:value-type="float">
            <text:p>98.4126984126984</text:p>
          </table:table-cell>
          <table:table-cell table:number-columns-repeated="3" office:value-type="float" office:value="98.1481481481482" calcext:value-type="float">
            <text:p>98.1481481481482</text:p>
          </table:table-cell>
          <table:table-cell table:number-columns-repeated="9" office:value-type="float" office:value="97.8835978835979" calcext:value-type="float">
            <text:p>97.8835978835979</text:p>
          </table:table-cell>
          <table:table-cell office:value-type="float" office:value="97.6190476190476" calcext:value-type="float">
            <text:p>97.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7354497354497" calcext:value-type="float">
            <text:p>49.7354497354497</text:p>
          </table:table-cell>
          <table:table-cell office:value-type="float" office:value="67.7248677248677" calcext:value-type="float">
            <text:p>67.7248677248677</text:p>
          </table:table-cell>
          <table:table-cell office:value-type="float" office:value="73.2804232804233" calcext:value-type="float">
            <text:p>73.2804232804233</text:p>
          </table:table-cell>
          <table:table-cell office:value-type="float" office:value="78.3068783068783" calcext:value-type="float">
            <text:p>78.3068783068783</text:p>
          </table:table-cell>
          <table:table-cell office:value-type="float" office:value="79.1005291005291" calcext:value-type="float">
            <text:p>79.1005291005291</text:p>
          </table:table-cell>
          <table:table-cell office:value-type="float" office:value="78.8359788359788" calcext:value-type="float">
            <text:p>78.8359788359788</text:p>
          </table:table-cell>
          <table:table-cell office:value-type="float" office:value="79.1005291005291" calcext:value-type="float">
            <text:p>79.1005291005291</text:p>
          </table:table-cell>
          <table:table-cell office:value-type="float" office:value="80.6878306878307" calcext:value-type="float">
            <text:p>80.6878306878307</text:p>
          </table:table-cell>
          <table:table-cell office:value-type="float" office:value="82.010582010582" calcext:value-type="float">
            <text:p>82.010582010582</text:p>
          </table:table-cell>
          <table:table-cell office:value-type="float" office:value="83.5978835978836" calcext:value-type="float">
            <text:p>83.5978835978836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84.6560846560847" calcext:value-type="float">
            <text:p>84.6560846560847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6.2433862433862" calcext:value-type="float">
            <text:p>86.2433862433862</text:p>
          </table:table-cell>
          <table:table-cell office:value-type="float" office:value="86.7724867724868" calcext:value-type="float">
            <text:p>86.7724867724868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7.3015873015873" calcext:value-type="float">
            <text:p>87.3015873015873</text:p>
          </table:table-cell>
          <table:table-cell office:value-type="float" office:value="87.5661375661376" calcext:value-type="float">
            <text:p>87.5661375661376</text:p>
          </table:table-cell>
          <table:table-cell office:value-type="float" office:value="88.0952380952381" calcext:value-type="float">
            <text:p>88.0952380952381</text:p>
          </table:table-cell>
          <table:table-cell office:value-type="float" office:value="88.6243386243386" calcext:value-type="float">
            <text:p>88.6243386243386</text:p>
          </table:table-cell>
          <table:table-cell office:value-type="float" office:value="89.1534391534391" calcext:value-type="float">
            <text:p>89.1534391534391</text:p>
          </table:table-cell>
          <table:table-cell office:value-type="float" office:value="89.9470899470899" calcext:value-type="float">
            <text:p>89.9470899470899</text:p>
          </table:table-cell>
          <table:table-cell office:value-type="float" office:value="90.2116402116402" calcext:value-type="float">
            <text:p>90.2116402116402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3280423280423" calcext:value-type="float">
            <text:p>92.3280423280423</text:p>
          </table:table-cell>
          <table:table-cell table:number-columns-repeated="3" office:value-type="float" office:value="92.5925925925926" calcext:value-type="float">
            <text:p>92.5925925925926</text:p>
          </table:table-cell>
          <table:table-cell office:value-type="float" office:value="93.6507936507936" calcext:value-type="float">
            <text:p>93.6507936507936</text:p>
          </table:table-cell>
          <table:table-cell office:value-type="float" office:value="93.9153439153439" calcext:value-type="float">
            <text:p>93.9153439153439</text:p>
          </table:table-cell>
          <table:table-cell table:number-columns-repeated="3" office:value-type="float" office:value="94.7089947089947" calcext:value-type="float">
            <text:p>94.7089947089947</text:p>
          </table:table-cell>
          <table:table-cell office:value-type="float" office:value="94.973544973545" calcext:value-type="float">
            <text:p>94.973544973545</text:p>
          </table:table-cell>
          <table:table-cell table:number-columns-repeated="3" office:value-type="float" office:value="95.7671957671958" calcext:value-type="float">
            <text:p>95.7671957671958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7.8835978835979" calcext:value-type="float">
            <text:p>97.8835978835979</text:p>
          </table:table-cell>
          <table:table-cell office:value-type="float" office:value="98.1481481481482" calcext:value-type="float">
            <text:p>98.1481481481482</text:p>
          </table:table-cell>
          <table:table-cell office:value-type="float" office:value="98.6772486772487" calcext:value-type="float">
            <text:p>98.6772486772487</text:p>
          </table:table-cell>
          <table:table-cell office:value-type="float" office:value="99.2063492063492" calcext:value-type="float">
            <text:p>99.2063492063492</text:p>
          </table:table-cell>
          <table:table-cell office:value-type="float" office:value="99.4708994708995" calcext:value-type="float">
            <text:p>99.4708994708995</text:p>
          </table:table-cell>
          <table:table-cell table:number-columns-repeated="10" office:value-type="float" office:value="99.7354497354497" calcext:value-type="float">
            <text:p>99.7354497354497</text:p>
          </table:table-cell>
          <table:table-cell table:number-columns-repeated="45" office:value-type="float" office:value="100" calcext:value-type="float">
            <text:p>100</text:p>
          </table:table-cell>
          <table:table-cell table:number-columns-repeated="6" office:value-type="float" office:value="99.7354497354497" calcext:value-type="float">
            <text:p>99.7354497354497</text:p>
          </table:table-cell>
          <table:table-cell table:number-columns-repeated="8" office:value-type="float" office:value="99.2063492063492" calcext:value-type="float">
            <text:p>99.2063492063492</text:p>
          </table:table-cell>
          <table:table-cell table:number-columns-repeated="5" office:value-type="float" office:value="98.9417989417989" calcext:value-type="float">
            <text:p>98.9417989417989</text:p>
          </table:table-cell>
          <table:table-cell office:value-type="float" office:value="98.4126984126984" calcext:value-type="float">
            <text:p>98.4126984126984</text:p>
          </table:table-cell>
          <table:table-cell table:number-columns-repeated="4" office:value-type="float" office:value="98.1481481481482" calcext:value-type="float">
            <text:p>98.1481481481482</text:p>
          </table:table-cell>
          <table:table-cell table:number-columns-repeated="4" office:value-type="float" office:value="97.8835978835979" calcext:value-type="float">
            <text:p>97.88359788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164021164021" calcext:value-type="float">
            <text:p>52.1164021164021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76.4550264550265" calcext:value-type="float">
            <text:p>76.4550264550265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8.3068783068783" calcext:value-type="float">
            <text:p>78.3068783068783</text:p>
          </table:table-cell>
          <table:table-cell office:value-type="float" office:value="79.6296296296296" calcext:value-type="float">
            <text:p>79.6296296296296</text:p>
          </table:table-cell>
          <table:table-cell office:value-type="float" office:value="80.4232804232804" calcext:value-type="float">
            <text:p>80.4232804232804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82.010582010582" calcext:value-type="float">
            <text:p>82.010582010582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4.3915343915344" calcext:value-type="float">
            <text:p>84.3915343915344</text:p>
          </table:table-cell>
          <table:table-cell office:value-type="float" office:value="85.978835978836" calcext:value-type="float">
            <text:p>85.978835978836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8.0952380952381" calcext:value-type="float">
            <text:p>88.0952380952381</text:p>
          </table:table-cell>
          <table:table-cell office:value-type="float" office:value="88.6243386243386" calcext:value-type="float">
            <text:p>88.6243386243386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1.005291005291" calcext:value-type="float">
            <text:p>91.005291005291</text:p>
          </table:table-cell>
          <table:table-cell office:value-type="float" office:value="91.2698412698413" calcext:value-type="float">
            <text:p>91.2698412698413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1.5343915343915" calcext:value-type="float">
            <text:p>91.5343915343915</text:p>
          </table:table-cell>
          <table:table-cell office:value-type="float" office:value="92.3280423280423" calcext:value-type="float">
            <text:p>92.3280423280423</text:p>
          </table:table-cell>
          <table:table-cell office:value-type="float" office:value="91.5343915343915" calcext:value-type="float">
            <text:p>91.5343915343915</text:p>
          </table:table-cell>
          <table:table-cell table:number-columns-repeated="2" office:value-type="float" office:value="92.5925925925926" calcext:value-type="float">
            <text:p>92.5925925925926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93.3862433862434" calcext:value-type="float">
            <text:p>93.3862433862434</text:p>
          </table:table-cell>
          <table:table-cell office:value-type="float" office:value="93.1216931216931" calcext:value-type="float">
            <text:p>93.1216931216931</text:p>
          </table:table-cell>
          <table:table-cell office:value-type="float" office:value="93.6507936507936" calcext:value-type="float">
            <text:p>93.6507936507936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4.7089947089947" calcext:value-type="float">
            <text:p>94.7089947089947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5.7671957671958" calcext:value-type="float">
            <text:p>95.7671957671958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8253968253968" calcext:value-type="float">
            <text:p>96.8253968253968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7.6190476190476" calcext:value-type="float">
            <text:p>97.6190476190476</text:p>
          </table:table-cell>
          <table:table-cell office:value-type="float" office:value="97.8835978835979" calcext:value-type="float">
            <text:p>97.8835978835979</text:p>
          </table:table-cell>
          <table:table-cell table:number-columns-repeated="2" office:value-type="float" office:value="99.4708994708995" calcext:value-type="float">
            <text:p>99.4708994708995</text:p>
          </table:table-cell>
          <table:table-cell office:value-type="float" office:value="99.7354497354497" calcext:value-type="float">
            <text:p>99.7354497354497</text:p>
          </table:table-cell>
          <table:table-cell table:number-columns-repeated="58" office:value-type="float" office:value="100" calcext:value-type="float">
            <text:p>100</text:p>
          </table:table-cell>
          <table:table-cell office:value-type="float" office:value="99.4708994708995" calcext:value-type="float">
            <text:p>99.4708994708995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7" office:value-type="float" office:value="98.9417989417989" calcext:value-type="float">
            <text:p>98.9417989417989</text:p>
          </table:table-cell>
          <table:table-cell table:number-columns-repeated="3" office:value-type="float" office:value="98.4126984126984" calcext:value-type="float">
            <text:p>98.4126984126984</text:p>
          </table:table-cell>
          <table:table-cell office:value-type="float" office:value="98.1481481481482" calcext:value-type="float">
            <text:p>98.1481481481482</text:p>
          </table:table-cell>
          <table:table-cell table:number-columns-repeated="2" office:value-type="float" office:value="98.4126984126984" calcext:value-type="float">
            <text:p>98.4126984126984</text:p>
          </table:table-cell>
          <table:table-cell table:number-columns-repeated="4" office:value-type="float" office:value="98.1481481481482" calcext:value-type="float">
            <text:p>98.1481481481482</text:p>
          </table:table-cell>
          <table:table-cell table:number-columns-repeated="9" office:value-type="float" office:value="97.8835978835979" calcext:value-type="float">
            <text:p>97.88359788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4021164021164" calcext:value-type="float">
            <text:p>66.4021164021164</text:p>
          </table:table-cell>
          <table:table-cell office:value-type="float" office:value="74.6031746031746" calcext:value-type="float">
            <text:p>74.6031746031746</text:p>
          </table:table-cell>
          <table:table-cell office:value-type="float" office:value="76.7195767195767" calcext:value-type="float">
            <text:p>76.7195767195767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6.984126984127" calcext:value-type="float">
            <text:p>76.984126984127</text:p>
          </table:table-cell>
          <table:table-cell office:value-type="float" office:value="79.8941798941799" calcext:value-type="float">
            <text:p>79.8941798941799</text:p>
          </table:table-cell>
          <table:table-cell office:value-type="float" office:value="80.4232804232804" calcext:value-type="float">
            <text:p>80.4232804232804</text:p>
          </table:table-cell>
          <table:table-cell office:value-type="float" office:value="82.2751322751323" calcext:value-type="float">
            <text:p>82.2751322751323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3.8624338624339" calcext:value-type="float">
            <text:p>83.8624338624339</text:p>
          </table:table-cell>
          <table:table-cell office:value-type="float" office:value="84.3915343915344" calcext:value-type="float">
            <text:p>84.3915343915344</text:p>
          </table:table-cell>
          <table:table-cell table:number-columns-repeated="2" office:value-type="float" office:value="86.2433862433862" calcext:value-type="float">
            <text:p>86.2433862433862</text:p>
          </table:table-cell>
          <table:table-cell office:value-type="float" office:value="86.7724867724868" calcext:value-type="float">
            <text:p>86.7724867724868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1534391534391" calcext:value-type="float">
            <text:p>89.1534391534391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1.5343915343915" calcext:value-type="float">
            <text:p>91.5343915343915</text:p>
          </table:table-cell>
          <table:table-cell table:number-columns-repeated="3" office:value-type="float" office:value="91.2698412698413" calcext:value-type="float">
            <text:p>91.2698412698413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93.3862433862434" calcext:value-type="float">
            <text:p>93.3862433862434</text:p>
          </table:table-cell>
          <table:table-cell table:number-columns-repeated="2" office:value-type="float" office:value="94.1798941798942" calcext:value-type="float">
            <text:p>94.1798941798942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5.5026455026455" calcext:value-type="float">
            <text:p>95.5026455026455</text:p>
          </table:table-cell>
          <table:table-cell office:value-type="float" office:value="96.031746031746" calcext:value-type="float">
            <text:p>96.031746031746</text:p>
          </table:table-cell>
          <table:table-cell office:value-type="float" office:value="96.5608465608466" calcext:value-type="float">
            <text:p>96.5608465608466</text:p>
          </table:table-cell>
          <table:table-cell office:value-type="float" office:value="97.6190476190476" calcext:value-type="float">
            <text:p>97.6190476190476</text:p>
          </table:table-cell>
          <table:table-cell office:value-type="float" office:value="98.1481481481482" calcext:value-type="float">
            <text:p>98.1481481481482</text:p>
          </table:table-cell>
          <table:table-cell office:value-type="float" office:value="98.9417989417989" calcext:value-type="float">
            <text:p>98.9417989417989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2" office:value-type="float" office:value="99.4708994708995" calcext:value-type="float">
            <text:p>99.4708994708995</text:p>
          </table:table-cell>
          <table:table-cell table:number-columns-repeated="7" office:value-type="float" office:value="99.7354497354497" calcext:value-type="float">
            <text:p>99.7354497354497</text:p>
          </table:table-cell>
          <table:table-cell table:number-columns-repeated="46" office:value-type="float" office:value="100" calcext:value-type="float">
            <text:p>100</text:p>
          </table:table-cell>
          <table:table-cell table:number-columns-repeated="4" office:value-type="float" office:value="99.7354497354497" calcext:value-type="float">
            <text:p>99.7354497354497</text:p>
          </table:table-cell>
          <table:table-cell table:number-columns-repeated="5" office:value-type="float" office:value="99.4708994708995" calcext:value-type="float">
            <text:p>99.4708994708995</text:p>
          </table:table-cell>
          <table:table-cell table:number-columns-repeated="4" office:value-type="float" office:value="99.2063492063492" calcext:value-type="float">
            <text:p>99.2063492063492</text:p>
          </table:table-cell>
          <table:table-cell table:number-columns-repeated="2" office:value-type="float" office:value="98.6772486772487" calcext:value-type="float">
            <text:p>98.6772486772487</text:p>
          </table:table-cell>
          <table:table-cell table:number-columns-repeated="15" office:value-type="float" office:value="98.4126984126984" calcext:value-type="float">
            <text:p>98.4126984126984</text:p>
          </table:table-cell>
          <table:table-cell table:number-columns-repeated="3" office:value-type="float" office:value="98.1481481481482" calcext:value-type="float">
            <text:p>98.1481481481482</text:p>
          </table:table-cell>
          <table:table-cell table:number-columns-repeated="2" office:value-type="float" office:value="97.8835978835979" calcext:value-type="float">
            <text:p>97.88359788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746031746032" calcext:value-type="float">
            <text:p>53.1746031746032</text:p>
          </table:table-cell>
          <table:table-cell office:value-type="float" office:value="69.5767195767196" calcext:value-type="float">
            <text:p>69.5767195767196</text:p>
          </table:table-cell>
          <table:table-cell office:value-type="float" office:value="74.8677248677249" calcext:value-type="float">
            <text:p>74.8677248677249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7.2486772486772" calcext:value-type="float">
            <text:p>77.2486772486772</text:p>
          </table:table-cell>
          <table:table-cell office:value-type="float" office:value="78.0423280423281" calcext:value-type="float">
            <text:p>78.0423280423281</text:p>
          </table:table-cell>
          <table:table-cell office:value-type="float" office:value="79.3650793650794" calcext:value-type="float">
            <text:p>79.3650793650794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82.2751322751323" calcext:value-type="float">
            <text:p>82.2751322751323</text:p>
          </table:table-cell>
          <table:table-cell office:value-type="float" office:value="82.8042328042328" calcext:value-type="float">
            <text:p>82.8042328042328</text:p>
          </table:table-cell>
          <table:table-cell office:value-type="float" office:value="83.5978835978836" calcext:value-type="float">
            <text:p>83.5978835978836</text:p>
          </table:table-cell>
          <table:table-cell office:value-type="float" office:value="84.3915343915344" calcext:value-type="float">
            <text:p>84.3915343915344</text:p>
          </table:table-cell>
          <table:table-cell office:value-type="float" office:value="85.4497354497355" calcext:value-type="float">
            <text:p>85.4497354497355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6.7724867724868" calcext:value-type="float">
            <text:p>86.7724867724868</text:p>
          </table:table-cell>
          <table:table-cell office:value-type="float" office:value="88.3597883597884" calcext:value-type="float">
            <text:p>88.3597883597884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89.9470899470899" calcext:value-type="float">
            <text:p>89.9470899470899</text:p>
          </table:table-cell>
          <table:table-cell office:value-type="float" office:value="89.6825396825397" calcext:value-type="float">
            <text:p>89.6825396825397</text:p>
          </table:table-cell>
          <table:table-cell office:value-type="float" office:value="89.4179894179894" calcext:value-type="float">
            <text:p>89.4179894179894</text:p>
          </table:table-cell>
          <table:table-cell office:value-type="float" office:value="90.2116402116402" calcext:value-type="float">
            <text:p>90.2116402116402</text:p>
          </table:table-cell>
          <table:table-cell office:value-type="float" office:value="91.005291005291" calcext:value-type="float">
            <text:p>91.005291005291</text:p>
          </table:table-cell>
          <table:table-cell office:value-type="float" office:value="91.5343915343915" calcext:value-type="float">
            <text:p>91.5343915343915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0634920634921" calcext:value-type="float">
            <text:p>92.0634920634921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93.3862433862434" calcext:value-type="float">
            <text:p>93.3862433862434</text:p>
          </table:table-cell>
          <table:table-cell office:value-type="float" office:value="93.6507936507936" calcext:value-type="float">
            <text:p>93.6507936507936</text:p>
          </table:table-cell>
          <table:table-cell office:value-type="float" office:value="94.1798941798942" calcext:value-type="float">
            <text:p>94.1798941798942</text:p>
          </table:table-cell>
          <table:table-cell office:value-type="float" office:value="94.7089947089947" calcext:value-type="float">
            <text:p>94.7089947089947</text:p>
          </table:table-cell>
          <table:table-cell table:number-columns-repeated="2" office:value-type="float" office:value="94.973544973545" calcext:value-type="float">
            <text:p>94.973544973545</text:p>
          </table:table-cell>
          <table:table-cell office:value-type="float" office:value="96.031746031746" calcext:value-type="float">
            <text:p>96.031746031746</text:p>
          </table:table-cell>
          <table:table-cell office:value-type="float" office:value="97.0899470899471" calcext:value-type="float">
            <text:p>97.0899470899471</text:p>
          </table:table-cell>
          <table:table-cell office:value-type="float" office:value="97.8835978835979" calcext:value-type="float">
            <text:p>97.8835978835979</text:p>
          </table:table-cell>
          <table:table-cell office:value-type="float" office:value="98.6772486772487" calcext:value-type="float">
            <text:p>98.6772486772487</text:p>
          </table:table-cell>
          <table:table-cell office:value-type="float" office:value="99.7354497354497" calcext:value-type="float">
            <text:p>99.7354497354497</text:p>
          </table:table-cell>
          <table:table-cell table:number-columns-repeated="47" office:value-type="float" office:value="100" calcext:value-type="float">
            <text:p>100</text:p>
          </table:table-cell>
          <table:table-cell table:number-columns-repeated="7" office:value-type="float" office:value="99.7354497354497" calcext:value-type="float">
            <text:p>99.7354497354497</text:p>
          </table:table-cell>
          <table:table-cell table:number-columns-repeated="13" office:value-type="float" office:value="99.4708994708995" calcext:value-type="float">
            <text:p>99.4708994708995</text:p>
          </table:table-cell>
          <table:table-cell table:number-columns-repeated="2" office:value-type="float" office:value="99.2063492063492" calcext:value-type="float">
            <text:p>99.2063492063492</text:p>
          </table:table-cell>
          <table:table-cell table:number-columns-repeated="9" office:value-type="float" office:value="98.9417989417989" calcext:value-type="float">
            <text:p>98.9417989417989</text:p>
          </table:table-cell>
          <table:table-cell table:number-columns-repeated="4" office:value-type="float" office:value="98.6772486772487" calcext:value-type="float">
            <text:p>98.6772486772487</text:p>
          </table:table-cell>
          <table:table-cell table:number-columns-repeated="2" office:value-type="float" office:value="98.4126984126984" calcext:value-type="float">
            <text:p>98.4126984126984</text:p>
          </table:table-cell>
          <table:table-cell table:number-columns-repeated="4" office:value-type="float" office:value="97.8835978835979" calcext:value-type="float">
            <text:p>97.8835978835979</text:p>
          </table:table-cell>
          <table:table-cell office:value-type="float" office:value="97.6190476190476" calcext:value-type="float">
            <text:p>97.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100529100529" calcext:value-type="float">
            <text:p>52.9100529100529</text:p>
          </table:table-cell>
          <table:table-cell office:value-type="float" office:value="67.989417989418" calcext:value-type="float">
            <text:p>67.989417989418</text:p>
          </table:table-cell>
          <table:table-cell table:number-columns-repeated="2" office:value-type="float" office:value="73.8095238095238" calcext:value-type="float">
            <text:p>73.8095238095238</text:p>
          </table:table-cell>
          <table:table-cell office:value-type="float" office:value="74.8677248677249" calcext:value-type="float">
            <text:p>74.8677248677249</text:p>
          </table:table-cell>
          <table:table-cell office:value-type="float" office:value="76.7195767195767" calcext:value-type="float">
            <text:p>76.7195767195767</text:p>
          </table:table-cell>
          <table:table-cell office:value-type="float" office:value="76.984126984127" calcext:value-type="float">
            <text:p>76.984126984127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0.4232804232804" calcext:value-type="float">
            <text:p>80.4232804232804</text:p>
          </table:table-cell>
          <table:table-cell office:value-type="float" office:value="82.5396825396825" calcext:value-type="float">
            <text:p>82.5396825396825</text:p>
          </table:table-cell>
          <table:table-cell office:value-type="float" office:value="83.5978835978836" calcext:value-type="float">
            <text:p>83.597883597883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7.037037037037" calcext:value-type="float">
            <text:p>87.037037037037</text:p>
          </table:table-cell>
          <table:table-cell office:value-type="float" office:value="86.5079365079365" calcext:value-type="float">
            <text:p>86.5079365079365</text:p>
          </table:table-cell>
          <table:table-cell office:value-type="float" office:value="87.037037037037" calcext:value-type="float">
            <text:p>87.037037037037</text:p>
          </table:table-cell>
          <table:table-cell table:number-columns-repeated="2" office:value-type="float" office:value="87.8306878306878" calcext:value-type="float">
            <text:p>87.8306878306878</text:p>
          </table:table-cell>
          <table:table-cell office:value-type="float" office:value="88.0952380952381" calcext:value-type="float">
            <text:p>88.0952380952381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89.4179894179894" calcext:value-type="float">
            <text:p>89.4179894179894</text:p>
          </table:table-cell>
          <table:table-cell office:value-type="float" office:value="90.2116402116402" calcext:value-type="float">
            <text:p>90.2116402116402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91.2698412698413" calcext:value-type="float">
            <text:p>91.2698412698413</text:p>
          </table:table-cell>
          <table:table-cell office:value-type="float" office:value="91.7989417989418" calcext:value-type="float">
            <text:p>91.7989417989418</text:p>
          </table:table-cell>
          <table:table-cell office:value-type="float" office:value="92.3280423280423" calcext:value-type="float">
            <text:p>92.3280423280423</text:p>
          </table:table-cell>
          <table:table-cell office:value-type="float" office:value="93.1216931216931" calcext:value-type="float">
            <text:p>93.1216931216931</text:p>
          </table:table-cell>
          <table:table-cell office:value-type="float" office:value="93.6507936507936" calcext:value-type="float">
            <text:p>93.6507936507936</text:p>
          </table:table-cell>
          <table:table-cell office:value-type="float" office:value="94.973544973545" calcext:value-type="float">
            <text:p>94.973544973545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8253968253968" calcext:value-type="float">
            <text:p>96.8253968253968</text:p>
          </table:table-cell>
          <table:table-cell office:value-type="float" office:value="97.3544973544974" calcext:value-type="float">
            <text:p>97.3544973544974</text:p>
          </table:table-cell>
          <table:table-cell office:value-type="float" office:value="97.6190476190476" calcext:value-type="float">
            <text:p>97.6190476190476</text:p>
          </table:table-cell>
          <table:table-cell office:value-type="float" office:value="97.8835978835979" calcext:value-type="float">
            <text:p>97.8835978835979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98.6772486772487" calcext:value-type="float">
            <text:p>98.6772486772487</text:p>
          </table:table-cell>
          <table:table-cell table:number-columns-repeated="2" office:value-type="float" office:value="98.9417989417989" calcext:value-type="float">
            <text:p>98.9417989417989</text:p>
          </table:table-cell>
          <table:table-cell office:value-type="float" office:value="99.2063492063492" calcext:value-type="float">
            <text:p>99.2063492063492</text:p>
          </table:table-cell>
          <table:table-cell table:number-columns-repeated="2" office:value-type="float" office:value="99.4708994708995" calcext:value-type="float">
            <text:p>99.4708994708995</text:p>
          </table:table-cell>
          <table:table-cell table:number-columns-repeated="2" office:value-type="float" office:value="99.7354497354497" calcext:value-type="float">
            <text:p>99.7354497354497</text:p>
          </table:table-cell>
          <table:table-cell table:number-columns-repeated="49" office:value-type="float" office:value="100" calcext:value-type="float">
            <text:p>100</text:p>
          </table:table-cell>
          <table:table-cell table:number-columns-repeated="6" office:value-type="float" office:value="99.7354497354497" calcext:value-type="float">
            <text:p>99.7354497354497</text:p>
          </table:table-cell>
          <table:table-cell table:number-columns-repeated="2" office:value-type="float" office:value="99.4708994708995" calcext:value-type="float">
            <text:p>99.4708994708995</text:p>
          </table:table-cell>
          <table:table-cell table:number-columns-repeated="5" office:value-type="float" office:value="99.2063492063492" calcext:value-type="float">
            <text:p>99.2063492063492</text:p>
          </table:table-cell>
          <table:table-cell table:number-columns-repeated="2" office:value-type="float" office:value="98.9417989417989" calcext:value-type="float">
            <text:p>98.9417989417989</text:p>
          </table:table-cell>
          <table:table-cell table:number-columns-repeated="2" office:value-type="float" office:value="98.6772486772487" calcext:value-type="float">
            <text:p>98.6772486772487</text:p>
          </table:table-cell>
          <table:table-cell table:number-columns-repeated="2" office:value-type="float" office:value="97.8835978835979" calcext:value-type="float">
            <text:p>97.8835978835979</text:p>
          </table:table-cell>
          <table:table-cell table:number-columns-repeated="4" office:value-type="float" office:value="97.6190476190476" calcext:value-type="float">
            <text:p>97.6190476190476</text:p>
          </table:table-cell>
          <table:table-cell table:number-columns-repeated="4" office:value-type="float" office:value="97.3544973544974" calcext:value-type="float">
            <text:p>97.3544973544974</text:p>
          </table:table-cell>
          <table:table-cell office:value-type="float" office:value="97.6190476190476" calcext:value-type="float">
            <text:p>97.6190476190476</text:p>
          </table:table-cell>
          <table:table-cell table:number-columns-repeated="2" office:value-type="float" office:value="97.8835978835979" calcext:value-type="float">
            <text:p>97.8835978835979</text:p>
          </table:table-cell>
          <table:table-cell table:number-columns-repeated="7" office:value-type="float" office:value="97.6190476190476" calcext:value-type="float">
            <text:p>97.6190476190476</text:p>
          </table:table-cell>
        </table:table-row>
        <table:table-row table:style-name="ro1">
          <table:table-cell table:formula="of:=AVERAGE([.A82:.A91])" office:value-type="float" office:value="0" calcext:value-type="float">
            <text:p>0</text:p>
          </table:table-cell>
          <table:table-cell table:formula="of:=AVERAGE([.B82:.B91])" office:value-type="float" office:value="51.4814814814815" calcext:value-type="float">
            <text:p>51.4814814814815</text:p>
          </table:table-cell>
          <table:table-cell table:formula="of:=AVERAGE([.C82:.C91])" office:value-type="float" office:value="68.5185185185185" calcext:value-type="float">
            <text:p>68.5185185185185</text:p>
          </table:table-cell>
          <table:table-cell table:formula="of:=AVERAGE([.D82:.D91])" office:value-type="float" office:value="74.7089947089947" calcext:value-type="float">
            <text:p>74.7089947089947</text:p>
          </table:table-cell>
          <table:table-cell table:formula="of:=AVERAGE([.E82:.E91])" office:value-type="float" office:value="76.2962962962963" calcext:value-type="float">
            <text:p>76.2962962962963</text:p>
          </table:table-cell>
          <table:table-cell table:formula="of:=AVERAGE([.F82:.F91])" office:value-type="float" office:value="77.4074074074074" calcext:value-type="float">
            <text:p>77.4074074074074</text:p>
          </table:table-cell>
          <table:table-cell table:formula="of:=AVERAGE([.G82:.G91])" office:value-type="float" office:value="78.042328042328" calcext:value-type="float">
            <text:p>78.042328042328</text:p>
          </table:table-cell>
          <table:table-cell table:formula="of:=AVERAGE([.H82:.H91])" office:value-type="float" office:value="79.0740740740741" calcext:value-type="float">
            <text:p>79.0740740740741</text:p>
          </table:table-cell>
          <table:table-cell table:formula="of:=AVERAGE([.I82:.I91])" office:value-type="float" office:value="80.3968253968254" calcext:value-type="float">
            <text:p>80.3968253968254</text:p>
          </table:table-cell>
          <table:table-cell table:formula="of:=AVERAGE([.J82:.J91])" office:value-type="float" office:value="81.7724867724868" calcext:value-type="float">
            <text:p>81.7724867724868</text:p>
          </table:table-cell>
          <table:table-cell table:formula="of:=AVERAGE([.K82:.K91])" office:value-type="float" office:value="82.989417989418" calcext:value-type="float">
            <text:p>82.989417989418</text:p>
          </table:table-cell>
          <table:table-cell table:formula="of:=AVERAGE([.L82:.L91])" office:value-type="float" office:value="84.0740740740741" calcext:value-type="float">
            <text:p>84.0740740740741</text:p>
          </table:table-cell>
          <table:table-cell table:formula="of:=AVERAGE([.M82:.M91])" office:value-type="float" office:value="85.0529100529101" calcext:value-type="float">
            <text:p>85.0529100529101</text:p>
          </table:table-cell>
          <table:table-cell table:formula="of:=AVERAGE([.N82:.N91])" office:value-type="float" office:value="86.1375661375661" calcext:value-type="float">
            <text:p>86.1375661375661</text:p>
          </table:table-cell>
          <table:table-cell table:formula="of:=AVERAGE([.O82:.O91])" office:value-type="float" office:value="86.7989417989418" calcext:value-type="float">
            <text:p>86.7989417989418</text:p>
          </table:table-cell>
          <table:table-cell table:formula="of:=AVERAGE([.P82:.P91])" office:value-type="float" office:value="87.4338624338624" calcext:value-type="float">
            <text:p>87.4338624338624</text:p>
          </table:table-cell>
          <table:table-cell table:formula="of:=AVERAGE([.Q82:.Q91])" office:value-type="float" office:value="88.0687830687831" calcext:value-type="float">
            <text:p>88.0687830687831</text:p>
          </table:table-cell>
          <table:table-cell table:formula="of:=AVERAGE([.R82:.R91])" office:value-type="float" office:value="88.6507936507936" calcext:value-type="float">
            <text:p>88.6507936507936</text:p>
          </table:table-cell>
          <table:table-cell table:formula="of:=AVERAGE([.S82:.S91])" office:value-type="float" office:value="89.1269841269841" calcext:value-type="float">
            <text:p>89.1269841269841</text:p>
          </table:table-cell>
          <table:table-cell table:formula="of:=AVERAGE([.T82:.T91])" office:value-type="float" office:value="89.4708994708995" calcext:value-type="float">
            <text:p>89.4708994708995</text:p>
          </table:table-cell>
          <table:table-cell table:formula="of:=AVERAGE([.U82:.U91])" office:value-type="float" office:value="89.8148148148148" calcext:value-type="float">
            <text:p>89.8148148148148</text:p>
          </table:table-cell>
          <table:table-cell table:formula="of:=AVERAGE([.V82:.V91])" office:value-type="float" office:value="90.2910052910053" calcext:value-type="float">
            <text:p>90.2910052910053</text:p>
          </table:table-cell>
          <table:table-cell table:formula="of:=AVERAGE([.W82:.W91])" office:value-type="float" office:value="90.8730158730159" calcext:value-type="float">
            <text:p>90.8730158730159</text:p>
          </table:table-cell>
          <table:table-cell table:formula="of:=AVERAGE([.X82:.X91])" office:value-type="float" office:value="91.2962962962963" calcext:value-type="float">
            <text:p>91.2962962962963</text:p>
          </table:table-cell>
          <table:table-cell table:formula="of:=AVERAGE([.Y82:.Y91])" office:value-type="float" office:value="91.5608465608466" calcext:value-type="float">
            <text:p>91.5608465608466</text:p>
          </table:table-cell>
          <table:table-cell table:formula="of:=AVERAGE([.Z82:.Z91])" office:value-type="float" office:value="92.0634920634921" calcext:value-type="float">
            <text:p>92.0634920634921</text:p>
          </table:table-cell>
          <table:table-cell table:formula="of:=AVERAGE([.AA82:.AA91])" office:value-type="float" office:value="92.4338624338624" calcext:value-type="float">
            <text:p>92.4338624338624</text:p>
          </table:table-cell>
          <table:table-cell table:formula="of:=AVERAGE([.AB82:.AB91])" office:value-type="float" office:value="92.989417989418" calcext:value-type="float">
            <text:p>92.989417989418</text:p>
          </table:table-cell>
          <table:table-cell table:formula="of:=AVERAGE([.AC82:.AC91])" office:value-type="float" office:value="93.5714285714286" calcext:value-type="float">
            <text:p>93.5714285714286</text:p>
          </table:table-cell>
          <table:table-cell table:formula="of:=AVERAGE([.AD82:.AD91])" office:value-type="float" office:value="93.8624338624339" calcext:value-type="float">
            <text:p>93.8624338624339</text:p>
          </table:table-cell>
          <table:table-cell table:formula="of:=AVERAGE([.AE82:.AE91])" office:value-type="float" office:value="94.3121693121693" calcext:value-type="float">
            <text:p>94.3121693121693</text:p>
          </table:table-cell>
          <table:table-cell table:formula="of:=AVERAGE([.AF82:.AF91])" office:value-type="float" office:value="94.8412698412698" calcext:value-type="float">
            <text:p>94.8412698412698</text:p>
          </table:table-cell>
          <table:table-cell table:formula="of:=AVERAGE([.AG82:.AG91])" office:value-type="float" office:value="95.2116402116402" calcext:value-type="float">
            <text:p>95.2116402116402</text:p>
          </table:table-cell>
          <table:table-cell table:formula="of:=AVERAGE([.AH82:.AH91])" office:value-type="float" office:value="95.8465608465609" calcext:value-type="float">
            <text:p>95.8465608465609</text:p>
          </table:table-cell>
          <table:table-cell table:formula="of:=AVERAGE([.AI82:.AI91])" office:value-type="float" office:value="96.1904761904762" calcext:value-type="float">
            <text:p>96.1904761904762</text:p>
          </table:table-cell>
          <table:table-cell table:formula="of:=AVERAGE([.AJ82:.AJ91])" office:value-type="float" office:value="96.5079365079365" calcext:value-type="float">
            <text:p>96.5079365079365</text:p>
          </table:table-cell>
          <table:table-cell table:formula="of:=AVERAGE([.AK82:.AK91])" office:value-type="float" office:value="97.1957671957672" calcext:value-type="float">
            <text:p>97.1957671957672</text:p>
          </table:table-cell>
          <table:table-cell table:formula="of:=AVERAGE([.AL82:.AL91])" office:value-type="float" office:value="97.8835978835979" calcext:value-type="float">
            <text:p>97.8835978835979</text:p>
          </table:table-cell>
          <table:table-cell table:formula="of:=AVERAGE([.AM82:.AM91])" office:value-type="float" office:value="98.2275132275132" calcext:value-type="float">
            <text:p>98.2275132275132</text:p>
          </table:table-cell>
          <table:table-cell table:formula="of:=AVERAGE([.AN82:.AN91])" office:value-type="float" office:value="98.5449735449735" calcext:value-type="float">
            <text:p>98.5449735449735</text:p>
          </table:table-cell>
          <table:table-cell table:formula="of:=AVERAGE([.AO82:.AO91])" office:value-type="float" office:value="98.8624338624339" calcext:value-type="float">
            <text:p>98.8624338624339</text:p>
          </table:table-cell>
          <table:table-cell table:formula="of:=AVERAGE([.AP82:.AP91])" office:value-type="float" office:value="99.1534391534391" calcext:value-type="float">
            <text:p>99.1534391534391</text:p>
          </table:table-cell>
          <table:table-cell table:formula="of:=AVERAGE([.AQ82:.AQ91])" office:value-type="float" office:value="99.4444444444444" calcext:value-type="float">
            <text:p>99.4444444444444</text:p>
          </table:table-cell>
          <table:table-cell table:formula="of:=AVERAGE([.AR82:.AR91])" office:value-type="float" office:value="99.6031746031746" calcext:value-type="float">
            <text:p>99.6031746031746</text:p>
          </table:table-cell>
          <table:table-cell table:formula="of:=AVERAGE([.AS82:.AS91])" office:value-type="float" office:value="99.7354497354497" calcext:value-type="float">
            <text:p>99.7354497354497</text:p>
          </table:table-cell>
          <table:table-cell table:formula="of:=AVERAGE([.AT82:.AT91])" office:value-type="float" office:value="99.7883597883598" calcext:value-type="float">
            <text:p>99.7883597883598</text:p>
          </table:table-cell>
          <table:table-cell table:formula="of:=AVERAGE([.AU82:.AU91])" office:value-type="float" office:value="99.8148148148148" calcext:value-type="float">
            <text:p>99.8148148148148</text:p>
          </table:table-cell>
          <table:table-cell table:formula="of:=AVERAGE([.AV82:.AV91])" office:value-type="float" office:value="99.8677248677249" calcext:value-type="float">
            <text:p>99.8677248677249</text:p>
          </table:table-cell>
          <table:table-cell table:formula="of:=AVERAGE([.AW82:.AW91])" office:value-type="float" office:value="99.8677248677249" calcext:value-type="float">
            <text:p>99.8677248677249</text:p>
          </table:table-cell>
          <table:table-cell table:formula="of:=AVERAGE([.AX82:.AX91])" office:value-type="float" office:value="99.94708994709" calcext:value-type="float">
            <text:p>99.94708994709</text:p>
          </table:table-cell>
          <table:table-cell table:formula="of:=AVERAGE([.AY82:.AY91])" office:value-type="float" office:value="99.94708994709" calcext:value-type="float">
            <text:p>99.94708994709</text:p>
          </table:table-cell>
          <table:table-cell table:formula="of:=AVERAGE([.AZ82:.AZ91])" office:value-type="float" office:value="99.94708994709" calcext:value-type="float">
            <text:p>99.94708994709</text:p>
          </table:table-cell>
          <table:table-cell table:formula="of:=AVERAGE([.BA82:.BA91])" office:value-type="float" office:value="99.94708994709" calcext:value-type="float">
            <text:p>99.94708994709</text:p>
          </table:table-cell>
          <table:table-cell table:formula="of:=AVERAGE([.BB82:.BB91])" office:value-type="float" office:value="99.94708994709" calcext:value-type="float">
            <text:p>99.94708994709</text:p>
          </table:table-cell>
          <table:table-cell table:formula="of:=AVERAGE([.BC82:.BC91])" office:value-type="float" office:value="99.94708994709" calcext:value-type="float">
            <text:p>99.94708994709</text:p>
          </table:table-cell>
          <table:table-cell table:formula="of:=AVERAGE([.BD82:.BD91])" office:value-type="float" office:value="99.973544973545" calcext:value-type="float">
            <text:p>99.973544973545</text:p>
          </table:table-cell>
          <table:table-cell table:formula="of:=AVERAGE([.BE82:.BE91])" office:value-type="float" office:value="99.973544973545" calcext:value-type="float">
            <text:p>99.973544973545</text:p>
          </table:table-cell>
          <table:table-cell table:formula="of:=AVERAGE([.BF82:.BF91])" office:value-type="float" office:value="100" calcext:value-type="float">
            <text:p>100</text:p>
          </table:table-cell>
          <table:table-cell table:formula="of:=AVERAGE([.BG82:.BG91])" office:value-type="float" office:value="100" calcext:value-type="float">
            <text:p>100</text:p>
          </table:table-cell>
          <table:table-cell table:formula="of:=AVERAGE([.BH82:.BH91])" office:value-type="float" office:value="100" calcext:value-type="float">
            <text:p>100</text:p>
          </table:table-cell>
          <table:table-cell table:formula="of:=AVERAGE([.BI82:.BI91])" office:value-type="float" office:value="100" calcext:value-type="float">
            <text:p>100</text:p>
          </table:table-cell>
          <table:table-cell table:formula="of:=AVERAGE([.BJ82:.BJ91])" office:value-type="float" office:value="100" calcext:value-type="float">
            <text:p>100</text:p>
          </table:table-cell>
          <table:table-cell table:formula="of:=AVERAGE([.BK82:.BK91])" office:value-type="float" office:value="100" calcext:value-type="float">
            <text:p>100</text:p>
          </table:table-cell>
          <table:table-cell table:formula="of:=AVERAGE([.BL82:.BL91])" office:value-type="float" office:value="100" calcext:value-type="float">
            <text:p>100</text:p>
          </table:table-cell>
          <table:table-cell table:formula="of:=AVERAGE([.BM82:.BM91])" office:value-type="float" office:value="100" calcext:value-type="float">
            <text:p>100</text:p>
          </table:table-cell>
          <table:table-cell table:formula="of:=AVERAGE([.BN82:.BN91])" office:value-type="float" office:value="100" calcext:value-type="float">
            <text:p>100</text:p>
          </table:table-cell>
          <table:table-cell table:formula="of:=AVERAGE([.BO82:.BO91])" office:value-type="float" office:value="100" calcext:value-type="float">
            <text:p>100</text:p>
          </table:table-cell>
          <table:table-cell table:formula="of:=AVERAGE([.BP82:.BP91])" office:value-type="float" office:value="100" calcext:value-type="float">
            <text:p>100</text:p>
          </table:table-cell>
          <table:table-cell table:formula="of:=AVERAGE([.BQ82:.BQ91])" office:value-type="float" office:value="100" calcext:value-type="float">
            <text:p>100</text:p>
          </table:table-cell>
          <table:table-cell table:formula="of:=AVERAGE([.BR82:.BR91])" office:value-type="float" office:value="100" calcext:value-type="float">
            <text:p>100</text:p>
          </table:table-cell>
          <table:table-cell table:formula="of:=AVERAGE([.BS82:.BS91])" office:value-type="float" office:value="100" calcext:value-type="float">
            <text:p>100</text:p>
          </table:table-cell>
          <table:table-cell table:formula="of:=AVERAGE([.BT82:.BT91])" office:value-type="float" office:value="100" calcext:value-type="float">
            <text:p>100</text:p>
          </table:table-cell>
          <table:table-cell table:formula="of:=AVERAGE([.BU82:.BU91])" office:value-type="float" office:value="100" calcext:value-type="float">
            <text:p>100</text:p>
          </table:table-cell>
          <table:table-cell table:formula="of:=AVERAGE([.BV82:.BV91])" office:value-type="float" office:value="100" calcext:value-type="float">
            <text:p>100</text:p>
          </table:table-cell>
          <table:table-cell table:formula="of:=AVERAGE([.BW82:.BW91])" office:value-type="float" office:value="100" calcext:value-type="float">
            <text:p>100</text:p>
          </table:table-cell>
          <table:table-cell table:formula="of:=AVERAGE([.BX82:.BX91])" office:value-type="float" office:value="100" calcext:value-type="float">
            <text:p>100</text:p>
          </table:table-cell>
          <table:table-cell table:formula="of:=AVERAGE([.BY82:.BY91])" office:value-type="float" office:value="100" calcext:value-type="float">
            <text:p>100</text:p>
          </table:table-cell>
          <table:table-cell table:formula="of:=AVERAGE([.BZ82:.BZ91])" office:value-type="float" office:value="100" calcext:value-type="float">
            <text:p>100</text:p>
          </table:table-cell>
          <table:table-cell table:formula="of:=AVERAGE([.CA82:.CA91])" office:value-type="float" office:value="100" calcext:value-type="float">
            <text:p>100</text:p>
          </table:table-cell>
          <table:table-cell table:formula="of:=AVERAGE([.CB82:.CB91])" office:value-type="float" office:value="100" calcext:value-type="float">
            <text:p>100</text:p>
          </table:table-cell>
          <table:table-cell table:formula="of:=AVERAGE([.CC82:.CC91])" office:value-type="float" office:value="100" calcext:value-type="float">
            <text:p>100</text:p>
          </table:table-cell>
          <table:table-cell table:formula="of:=AVERAGE([.CD82:.CD91])" office:value-type="float" office:value="100" calcext:value-type="float">
            <text:p>100</text:p>
          </table:table-cell>
          <table:table-cell table:formula="of:=AVERAGE([.CE82:.CE91])" office:value-type="float" office:value="100" calcext:value-type="float">
            <text:p>100</text:p>
          </table:table-cell>
          <table:table-cell table:formula="of:=AVERAGE([.CF82:.CF91])" office:value-type="float" office:value="100" calcext:value-type="float">
            <text:p>100</text:p>
          </table:table-cell>
          <table:table-cell table:formula="of:=AVERAGE([.CG82:.CG91])" office:value-type="float" office:value="100" calcext:value-type="float">
            <text:p>100</text:p>
          </table:table-cell>
          <table:table-cell table:formula="of:=AVERAGE([.CH82:.CH91])" office:value-type="float" office:value="100" calcext:value-type="float">
            <text:p>100</text:p>
          </table:table-cell>
          <table:table-cell table:formula="of:=AVERAGE([.CI82:.CI91])" office:value-type="float" office:value="100" calcext:value-type="float">
            <text:p>100</text:p>
          </table:table-cell>
          <table:table-cell table:formula="of:=AVERAGE([.CJ82:.CJ91])" office:value-type="float" office:value="100" calcext:value-type="float">
            <text:p>100</text:p>
          </table:table-cell>
          <table:table-cell table:formula="of:=AVERAGE([.CK82:.CK91])" office:value-type="float" office:value="99.973544973545" calcext:value-type="float">
            <text:p>99.973544973545</text:p>
          </table:table-cell>
          <table:table-cell table:formula="of:=AVERAGE([.CL82:.CL91])" office:value-type="float" office:value="99.973544973545" calcext:value-type="float">
            <text:p>99.973544973545</text:p>
          </table:table-cell>
          <table:table-cell table:formula="of:=AVERAGE([.CM82:.CM91])" office:value-type="float" office:value="99.973544973545" calcext:value-type="float">
            <text:p>99.973544973545</text:p>
          </table:table-cell>
          <table:table-cell table:formula="of:=AVERAGE([.CN82:.CN91])" office:value-type="float" office:value="99.973544973545" calcext:value-type="float">
            <text:p>99.973544973545</text:p>
          </table:table-cell>
          <table:table-cell table:formula="of:=AVERAGE([.CO82:.CO91])" office:value-type="float" office:value="99.973544973545" calcext:value-type="float">
            <text:p>99.973544973545</text:p>
          </table:table-cell>
          <table:table-cell table:formula="of:=AVERAGE([.CP82:.CP91])" office:value-type="float" office:value="99.9206349206349" calcext:value-type="float">
            <text:p>99.9206349206349</text:p>
          </table:table-cell>
          <table:table-cell table:formula="of:=AVERAGE([.CQ82:.CQ91])" office:value-type="float" office:value="99.9206349206349" calcext:value-type="float">
            <text:p>99.9206349206349</text:p>
          </table:table-cell>
          <table:table-cell table:formula="of:=AVERAGE([.CR82:.CR91])" office:value-type="float" office:value="99.8677248677249" calcext:value-type="float">
            <text:p>99.8677248677249</text:p>
          </table:table-cell>
          <table:table-cell table:formula="of:=AVERAGE([.CS82:.CS91])" office:value-type="float" office:value="99.8677248677249" calcext:value-type="float">
            <text:p>99.8677248677249</text:p>
          </table:table-cell>
          <table:table-cell table:formula="of:=AVERAGE([.CT82:.CT91])" office:value-type="float" office:value="99.8412698412698" calcext:value-type="float">
            <text:p>99.8412698412698</text:p>
          </table:table-cell>
          <table:table-cell table:formula="of:=AVERAGE([.CU82:.CU91])" office:value-type="float" office:value="99.8148148148148" calcext:value-type="float">
            <text:p>99.8148148148148</text:p>
          </table:table-cell>
          <table:table-cell table:formula="of:=AVERAGE([.CV82:.CV91])" office:value-type="float" office:value="99.7354497354497" calcext:value-type="float">
            <text:p>99.7354497354497</text:p>
          </table:table-cell>
          <table:table-cell table:formula="of:=AVERAGE([.CW82:.CW91])" office:value-type="float" office:value="99.7354497354497" calcext:value-type="float">
            <text:p>99.7354497354497</text:p>
          </table:table-cell>
          <table:table-cell table:formula="of:=AVERAGE([.CX82:.CX91])" office:value-type="float" office:value="99.6560846560847" calcext:value-type="float">
            <text:p>99.6560846560847</text:p>
          </table:table-cell>
          <table:table-cell table:formula="of:=AVERAGE([.CY82:.CY91])" office:value-type="float" office:value="99.5238095238095" calcext:value-type="float">
            <text:p>99.5238095238095</text:p>
          </table:table-cell>
          <table:table-cell table:formula="of:=AVERAGE([.CZ82:.CZ91])" office:value-type="float" office:value="99.4179894179894" calcext:value-type="float">
            <text:p>99.4179894179894</text:p>
          </table:table-cell>
          <table:table-cell table:formula="of:=AVERAGE([.DA82:.DA91])" office:value-type="float" office:value="99.3121693121693" calcext:value-type="float">
            <text:p>99.3121693121693</text:p>
          </table:table-cell>
          <table:table-cell table:formula="of:=AVERAGE([.DB82:.DB91])" office:value-type="float" office:value="99.3121693121693" calcext:value-type="float">
            <text:p>99.3121693121693</text:p>
          </table:table-cell>
          <table:table-cell table:formula="of:=AVERAGE([.DC82:.DC91])" office:value-type="float" office:value="99.2592592592593" calcext:value-type="float">
            <text:p>99.2592592592593</text:p>
          </table:table-cell>
          <table:table-cell table:formula="of:=AVERAGE([.DD82:.DD91])" office:value-type="float" office:value="99.2592592592593" calcext:value-type="float">
            <text:p>99.2592592592593</text:p>
          </table:table-cell>
          <table:table-cell table:formula="of:=AVERAGE([.DE82:.DE91])" office:value-type="float" office:value="99.0740740740741" calcext:value-type="float">
            <text:p>99.0740740740741</text:p>
          </table:table-cell>
          <table:table-cell table:formula="of:=AVERAGE([.DF82:.DF91])" office:value-type="float" office:value="99.0740740740741" calcext:value-type="float">
            <text:p>99.0740740740741</text:p>
          </table:table-cell>
          <table:table-cell table:formula="of:=AVERAGE([.DG82:.DG91])" office:value-type="float" office:value="98.8888888888889" calcext:value-type="float">
            <text:p>98.8888888888889</text:p>
          </table:table-cell>
          <table:table-cell table:formula="of:=AVERAGE([.DH82:.DH91])" office:value-type="float" office:value="98.7830687830688" calcext:value-type="float">
            <text:p>98.7830687830688</text:p>
          </table:table-cell>
          <table:table-cell table:formula="of:=AVERAGE([.DI82:.DI91])" office:value-type="float" office:value="98.7566137566138" calcext:value-type="float">
            <text:p>98.7566137566138</text:p>
          </table:table-cell>
          <table:table-cell table:formula="of:=AVERAGE([.DJ82:.DJ91])" office:value-type="float" office:value="98.7037037037037" calcext:value-type="float">
            <text:p>98.7037037037037</text:p>
          </table:table-cell>
          <table:table-cell table:formula="of:=AVERAGE([.DK82:.DK91])" office:value-type="float" office:value="98.6507936507936" calcext:value-type="float">
            <text:p>98.6507936507936</text:p>
          </table:table-cell>
          <table:table-cell table:formula="of:=AVERAGE([.DL82:.DL91])" office:value-type="float" office:value="98.6507936507936" calcext:value-type="float">
            <text:p>98.6507936507936</text:p>
          </table:table-cell>
          <table:table-cell table:formula="of:=AVERAGE([.DM82:.DM91])" office:value-type="float" office:value="98.5449735449735" calcext:value-type="float">
            <text:p>98.5449735449735</text:p>
          </table:table-cell>
          <table:table-cell table:formula="of:=AVERAGE([.DN82:.DN91])" office:value-type="float" office:value="98.4391534391535" calcext:value-type="float">
            <text:p>98.4391534391535</text:p>
          </table:table-cell>
          <table:table-cell table:formula="of:=AVERAGE([.DO82:.DO91])" office:value-type="float" office:value="98.4126984126984" calcext:value-type="float">
            <text:p>98.4126984126984</text:p>
          </table:table-cell>
          <table:table-cell table:formula="of:=AVERAGE([.DP82:.DP91])" office:value-type="float" office:value="98.3333333333333" calcext:value-type="float">
            <text:p>98.3333333333333</text:p>
          </table:table-cell>
          <table:table-cell table:formula="of:=AVERAGE([.DQ82:.DQ91])" office:value-type="float" office:value="98.3068783068783" calcext:value-type="float">
            <text:p>98.3068783068783</text:p>
          </table:table-cell>
          <table:table-cell table:formula="of:=AVERAGE([.DR82:.DR91])" office:value-type="float" office:value="98.1746031746032" calcext:value-type="float">
            <text:p>98.1746031746032</text:p>
          </table:table-cell>
          <table:table-cell table:formula="of:=AVERAGE([.DS82:.DS91])" office:value-type="float" office:value="98.1216931216931" calcext:value-type="float">
            <text:p>98.1216931216931</text:p>
          </table:table-cell>
          <table:table-cell table:formula="of:=AVERAGE([.DT82:.DT91])" office:value-type="float" office:value="98.042328042328" calcext:value-type="float">
            <text:p>98.042328042328</text:p>
          </table:table-cell>
          <table:table-cell table:formula="of:=AVERAGE([.DU82:.DU91])" office:value-type="float" office:value="98.015873015873" calcext:value-type="float">
            <text:p>98.015873015873</text:p>
          </table:table-cell>
          <table:table-cell table:formula="of:=AVERAGE([.DV82:.DV91])" office:value-type="float" office:value="97.9365079365079" calcext:value-type="float">
            <text:p>97.9365079365079</text:p>
          </table:table-cell>
          <table:table-cell table:formula="of:=AVERAGE([.DW82:.DW91])" office:value-type="float" office:value="97.9365079365079" calcext:value-type="float">
            <text:p>97.9365079365079</text:p>
          </table:table-cell>
          <table:table-cell table:formula="of:=AVERAGE([.DX82:.DX91])" office:value-type="float" office:value="97.9100529100529" calcext:value-type="float">
            <text:p>97.9100529100529</text:p>
          </table:table-cell>
          <table:table-cell table:formula="of:=AVERAGE([.DY82:.DY91])" office:value-type="float" office:value="97.8042328042328" calcext:value-type="float">
            <text:p>97.8042328042328</text:p>
          </table:table-cell>
          <table:table-cell table:formula="of:=AVERAGE([.DZ82:.DZ91])" office:value-type="float" office:value="97.7248677248677" calcext:value-type="float">
            <text:p>97.7248677248677</text:p>
          </table:table-cell>
        </table:table-row>
        <table:table-row table:style-name="ro1">
          <table:table-cell table:formula="of:=STDEV([.A82:.A91])" office:value-type="float" office:value="0" calcext:value-type="float">
            <text:p>0</text:p>
          </table:table-cell>
          <table:table-cell table:formula="of:=STDEV([.B82:.B91])" office:value-type="float" office:value="1.76013755906521" calcext:value-type="float">
            <text:p>1.76013755906521</text:p>
          </table:table-cell>
          <table:table-cell table:formula="of:=STDEV([.C82:.C91])" office:value-type="float" office:value="1.63555881754774" calcext:value-type="float">
            <text:p>1.63555881754774</text:p>
          </table:table-cell>
          <table:table-cell table:formula="of:=STDEV([.D82:.D91])" office:value-type="float" office:value="1.56857461688601" calcext:value-type="float">
            <text:p>1.56857461688601</text:p>
          </table:table-cell>
          <table:table-cell table:formula="of:=STDEV([.E82:.E91])" office:value-type="float" office:value="1.18441858133198" calcext:value-type="float">
            <text:p>1.18441858133198</text:p>
          </table:table-cell>
          <table:table-cell table:formula="of:=STDEV([.F82:.F91])" office:value-type="float" office:value="1.12377653065778" calcext:value-type="float">
            <text:p>1.12377653065778</text:p>
          </table:table-cell>
          <table:table-cell table:formula="of:=STDEV([.G82:.G91])" office:value-type="float" office:value="0.989856451527497" calcext:value-type="float">
            <text:p>0.989856451527497</text:p>
          </table:table-cell>
          <table:table-cell table:formula="of:=STDEV([.H82:.H91])" office:value-type="float" office:value="0.977603813186284" calcext:value-type="float">
            <text:p>0.977603813186284</text:p>
          </table:table-cell>
          <table:table-cell table:formula="of:=STDEV([.I82:.I91])" office:value-type="float" office:value="1.11160091105163" calcext:value-type="float">
            <text:p>1.11160091105163</text:p>
          </table:table-cell>
          <table:table-cell table:formula="of:=STDEV([.J82:.J91])" office:value-type="float" office:value="1.04674872844613" calcext:value-type="float">
            <text:p>1.04674872844613</text:p>
          </table:table-cell>
          <table:table-cell table:formula="of:=STDEV([.K82:.K91])" office:value-type="float" office:value="0.933662146918267" calcext:value-type="float">
            <text:p>0.933662146918267</text:p>
          </table:table-cell>
          <table:table-cell table:formula="of:=STDEV([.L82:.L91])" office:value-type="float" office:value="0.956292184248749" calcext:value-type="float">
            <text:p>0.956292184248749</text:p>
          </table:table-cell>
          <table:table-cell table:formula="of:=STDEV([.M82:.M91])" office:value-type="float" office:value="1.03779561692591" calcext:value-type="float">
            <text:p>1.03779561692591</text:p>
          </table:table-cell>
          <table:table-cell table:formula="of:=STDEV([.N82:.N91])" office:value-type="float" office:value="0.967609645456451" calcext:value-type="float">
            <text:p>0.967609645456451</text:p>
          </table:table-cell>
          <table:table-cell table:formula="of:=STDEV([.O82:.O91])" office:value-type="float" office:value="0.710410372526378" calcext:value-type="float">
            <text:p>0.710410372526378</text:p>
          </table:table-cell>
          <table:table-cell table:formula="of:=STDEV([.P82:.P91])" office:value-type="float" office:value="0.708217742689989" calcext:value-type="float">
            <text:p>0.708217742689989</text:p>
          </table:table-cell>
          <table:table-cell table:formula="of:=STDEV([.Q82:.Q91])" office:value-type="float" office:value="0.665185967042193" calcext:value-type="float">
            <text:p>0.665185967042193</text:p>
          </table:table-cell>
          <table:table-cell table:formula="of:=STDEV([.R82:.R91])" office:value-type="float" office:value="0.752923252421044" calcext:value-type="float">
            <text:p>0.752923252421044</text:p>
          </table:table-cell>
          <table:table-cell table:formula="of:=STDEV([.S82:.S91])" office:value-type="float" office:value="0.831453232192112" calcext:value-type="float">
            <text:p>0.831453232192112</text:p>
          </table:table-cell>
          <table:table-cell table:formula="of:=STDEV([.T82:.T91])" office:value-type="float" office:value="0.862215630446582" calcext:value-type="float">
            <text:p>0.862215630446582</text:p>
          </table:table-cell>
          <table:table-cell table:formula="of:=STDEV([.U82:.U91])" office:value-type="float" office:value="0.791197462298339" calcext:value-type="float">
            <text:p>0.791197462298339</text:p>
          </table:table-cell>
          <table:table-cell table:formula="of:=STDEV([.V82:.V91])" office:value-type="float" office:value="0.846285228501593" calcext:value-type="float">
            <text:p>0.846285228501593</text:p>
          </table:table-cell>
          <table:table-cell table:formula="of:=STDEV([.W82:.W91])" office:value-type="float" office:value="0.719114040136687" calcext:value-type="float">
            <text:p>0.719114040136687</text:p>
          </table:table-cell>
          <table:table-cell table:formula="of:=STDEV([.X82:.X91])" office:value-type="float" office:value="0.773303748444222" calcext:value-type="float">
            <text:p>0.773303748444222</text:p>
          </table:table-cell>
          <table:table-cell table:formula="of:=STDEV([.Y82:.Y91])" office:value-type="float" office:value="0.563960386431022" calcext:value-type="float">
            <text:p>0.563960386431022</text:p>
          </table:table-cell>
          <table:table-cell table:formula="of:=STDEV([.Z82:.Z91])" office:value-type="float" office:value="0.659904301018332" calcext:value-type="float">
            <text:p>0.659904301018332</text:p>
          </table:table-cell>
          <table:table-cell table:formula="of:=STDEV([.AA82:.AA91])" office:value-type="float" office:value="0.517209111062262" calcext:value-type="float">
            <text:p>0.517209111062262</text:p>
          </table:table-cell>
          <table:table-cell table:formula="of:=STDEV([.AB82:.AB91])" office:value-type="float" office:value="0.487008863191678" calcext:value-type="float">
            <text:p>0.487008863191678</text:p>
          </table:table-cell>
          <table:table-cell table:formula="of:=STDEV([.AC82:.AC91])" office:value-type="float" office:value="0.779313971615015" calcext:value-type="float">
            <text:p>0.779313971615015</text:p>
          </table:table-cell>
          <table:table-cell table:formula="of:=STDEV([.AD82:.AD91])" office:value-type="float" office:value="0.956292184248746" calcext:value-type="float">
            <text:p>0.956292184248746</text:p>
          </table:table-cell>
          <table:table-cell table:formula="of:=STDEV([.AE82:.AE91])" office:value-type="float" office:value="1.23614160219367" calcext:value-type="float">
            <text:p>1.23614160219367</text:p>
          </table:table-cell>
          <table:table-cell table:formula="of:=STDEV([.AF82:.AF91])" office:value-type="float" office:value="1.11718337383774" calcext:value-type="float">
            <text:p>1.11718337383774</text:p>
          </table:table-cell>
          <table:table-cell table:formula="of:=STDEV([.AG82:.AG91])" office:value-type="float" office:value="1.14604526252449" calcext:value-type="float">
            <text:p>1.14604526252449</text:p>
          </table:table-cell>
          <table:table-cell table:formula="of:=STDEV([.AH82:.AH91])" office:value-type="float" office:value="1.08755580905262" calcext:value-type="float">
            <text:p>1.08755580905262</text:p>
          </table:table-cell>
          <table:table-cell table:formula="of:=STDEV([.AI82:.AI91])" office:value-type="float" office:value="1.08862782095316" calcext:value-type="float">
            <text:p>1.08862782095316</text:p>
          </table:table-cell>
          <table:table-cell table:formula="of:=STDEV([.AJ82:.AJ91])" office:value-type="float" office:value="1.21424440762317" calcext:value-type="float">
            <text:p>1.21424440762317</text:p>
          </table:table-cell>
          <table:table-cell table:formula="of:=STDEV([.AK82:.AK91])" office:value-type="float" office:value="1.35009941509733" calcext:value-type="float">
            <text:p>1.35009941509733</text:p>
          </table:table-cell>
          <table:table-cell table:formula="of:=STDEV([.AL82:.AL91])" office:value-type="float" office:value="1.2960263189329" calcext:value-type="float">
            <text:p>1.2960263189329</text:p>
          </table:table-cell>
          <table:table-cell table:formula="of:=STDEV([.AM82:.AM91])" office:value-type="float" office:value="1.33183243725126" calcext:value-type="float">
            <text:p>1.33183243725126</text:p>
          </table:table-cell>
          <table:table-cell table:formula="of:=STDEV([.AN82:.AN91])" office:value-type="float" office:value="1.36185583875489" calcext:value-type="float">
            <text:p>1.36185583875489</text:p>
          </table:table-cell>
          <table:table-cell table:formula="of:=STDEV([.AO82:.AO91])" office:value-type="float" office:value="1.18998618173328" calcext:value-type="float">
            <text:p>1.18998618173328</text:p>
          </table:table-cell>
          <table:table-cell table:formula="of:=STDEV([.AP82:.AP91])" office:value-type="float" office:value="0.988284001842814" calcext:value-type="float">
            <text:p>0.988284001842814</text:p>
          </table:table-cell>
          <table:table-cell table:formula="of:=STDEV([.AQ82:.AQ91])" office:value-type="float" office:value="0.721273546620054" calcext:value-type="float">
            <text:p>0.721273546620054</text:p>
          </table:table-cell>
          <table:table-cell table:formula="of:=STDEV([.AR82:.AR91])" office:value-type="float" office:value="0.601330762653697" calcext:value-type="float">
            <text:p>0.601330762653697</text:p>
          </table:table-cell>
          <table:table-cell table:formula="of:=STDEV([.AS82:.AS91])" office:value-type="float" office:value="0.498840762741835" calcext:value-type="float">
            <text:p>0.498840762741835</text:p>
          </table:table-cell>
          <table:table-cell table:formula="of:=STDEV([.AT82:.AT91])" office:value-type="float" office:value="0.390404649403503" calcext:value-type="float">
            <text:p>0.390404649403503</text:p>
          </table:table-cell>
          <table:table-cell table:formula="of:=STDEV([.AU82:.AU91])" office:value-type="float" office:value="0.353834261864885" calcext:value-type="float">
            <text:p>0.353834261864885</text:p>
          </table:table-cell>
          <table:table-cell table:formula="of:=STDEV([.AV82:.AV91])" office:value-type="float" office:value="0.257096644393529" calcext:value-type="float">
            <text:p>0.257096644393529</text:p>
          </table:table-cell>
          <table:table-cell table:formula="of:=STDEV([.AW82:.AW91])" office:value-type="float" office:value="0.257096644393529" calcext:value-type="float">
            <text:p>0.257096644393529</text:p>
          </table:table-cell>
          <table:table-cell table:formula="of:=STDEV([.AX82:.AX91])" office:value-type="float" office:value="0.111544185543859" calcext:value-type="float">
            <text:p>0.111544185543859</text:p>
          </table:table-cell>
          <table:table-cell table:formula="of:=STDEV([.AY82:.AY91])" office:value-type="float" office:value="0.111544185543859" calcext:value-type="float">
            <text:p>0.111544185543859</text:p>
          </table:table-cell>
          <table:table-cell table:formula="of:=STDEV([.AZ82:.AZ91])" office:value-type="float" office:value="0.111544185543859" calcext:value-type="float">
            <text:p>0.111544185543859</text:p>
          </table:table-cell>
          <table:table-cell table:formula="of:=STDEV([.BA82:.BA91])" office:value-type="float" office:value="0.111544185543859" calcext:value-type="float">
            <text:p>0.111544185543859</text:p>
          </table:table-cell>
          <table:table-cell table:formula="of:=STDEV([.BB82:.BB91])" office:value-type="float" office:value="0.111544185543859" calcext:value-type="float">
            <text:p>0.111544185543859</text:p>
          </table:table-cell>
          <table:table-cell table:formula="of:=STDEV([.BC82:.BC91])" office:value-type="float" office:value="0.111544185543859" calcext:value-type="float">
            <text:p>0.111544185543859</text:p>
          </table:table-cell>
          <table:table-cell table:formula="of:=STDEV([.BD82:.BD91])" office:value-type="float" office:value="0.0836581391578941" calcext:value-type="float">
            <text:p>0.0836581391578941</text:p>
          </table:table-cell>
          <table:table-cell table:formula="of:=STDEV([.BE82:.BE91])" office:value-type="float" office:value="0.0836581391578941" calcext:value-type="float">
            <text:p>0.0836581391578941</text:p>
          </table:table-cell>
          <table:table-cell table:formula="of:=STDEV([.BF82:.BF91])" office:value-type="float" office:value="0" calcext:value-type="float">
            <text:p>0</text:p>
          </table:table-cell>
          <table:table-cell table:formula="of:=STDEV([.BG82:.BG91])" office:value-type="float" office:value="0" calcext:value-type="float">
            <text:p>0</text:p>
          </table:table-cell>
          <table:table-cell table:formula="of:=STDEV([.BH82:.BH91])" office:value-type="float" office:value="0" calcext:value-type="float">
            <text:p>0</text:p>
          </table:table-cell>
          <table:table-cell table:formula="of:=STDEV([.BI82:.BI91])" office:value-type="float" office:value="0" calcext:value-type="float">
            <text:p>0</text:p>
          </table:table-cell>
          <table:table-cell table:formula="of:=STDEV([.BJ82:.BJ91])" office:value-type="float" office:value="0" calcext:value-type="float">
            <text:p>0</text:p>
          </table:table-cell>
          <table:table-cell table:formula="of:=STDEV([.BK82:.BK91])" office:value-type="float" office:value="0" calcext:value-type="float">
            <text:p>0</text:p>
          </table:table-cell>
          <table:table-cell table:formula="of:=STDEV([.BL82:.BL91])" office:value-type="float" office:value="0" calcext:value-type="float">
            <text:p>0</text:p>
          </table:table-cell>
          <table:table-cell table:formula="of:=STDEV([.BM82:.BM91])" office:value-type="float" office:value="0" calcext:value-type="float">
            <text:p>0</text:p>
          </table:table-cell>
          <table:table-cell table:formula="of:=STDEV([.BN82:.BN91])" office:value-type="float" office:value="0" calcext:value-type="float">
            <text:p>0</text:p>
          </table:table-cell>
          <table:table-cell table:formula="of:=STDEV([.BO82:.BO91])" office:value-type="float" office:value="0" calcext:value-type="float">
            <text:p>0</text:p>
          </table:table-cell>
          <table:table-cell table:formula="of:=STDEV([.BP82:.BP91])" office:value-type="float" office:value="0" calcext:value-type="float">
            <text:p>0</text:p>
          </table:table-cell>
          <table:table-cell table:formula="of:=STDEV([.BQ82:.BQ91])" office:value-type="float" office:value="0" calcext:value-type="float">
            <text:p>0</text:p>
          </table:table-cell>
          <table:table-cell table:formula="of:=STDEV([.BR82:.BR91])" office:value-type="float" office:value="0" calcext:value-type="float">
            <text:p>0</text:p>
          </table:table-cell>
          <table:table-cell table:formula="of:=STDEV([.BS82:.BS91])" office:value-type="float" office:value="0" calcext:value-type="float">
            <text:p>0</text:p>
          </table:table-cell>
          <table:table-cell table:formula="of:=STDEV([.BT82:.BT91])" office:value-type="float" office:value="0" calcext:value-type="float">
            <text:p>0</text:p>
          </table:table-cell>
          <table:table-cell table:formula="of:=STDEV([.BU82:.BU91])" office:value-type="float" office:value="0" calcext:value-type="float">
            <text:p>0</text:p>
          </table:table-cell>
          <table:table-cell table:formula="of:=STDEV([.BV82:.BV91])" office:value-type="float" office:value="0" calcext:value-type="float">
            <text:p>0</text:p>
          </table:table-cell>
          <table:table-cell table:formula="of:=STDEV([.BW82:.BW91])" office:value-type="float" office:value="0" calcext:value-type="float">
            <text:p>0</text:p>
          </table:table-cell>
          <table:table-cell table:formula="of:=STDEV([.BX82:.BX91])" office:value-type="float" office:value="0" calcext:value-type="float">
            <text:p>0</text:p>
          </table:table-cell>
          <table:table-cell table:formula="of:=STDEV([.BY82:.BY91])" office:value-type="float" office:value="0" calcext:value-type="float">
            <text:p>0</text:p>
          </table:table-cell>
          <table:table-cell table:formula="of:=STDEV([.BZ82:.BZ91])" office:value-type="float" office:value="0" calcext:value-type="float">
            <text:p>0</text:p>
          </table:table-cell>
          <table:table-cell table:formula="of:=STDEV([.CA82:.CA91])" office:value-type="float" office:value="0" calcext:value-type="float">
            <text:p>0</text:p>
          </table:table-cell>
          <table:table-cell table:formula="of:=STDEV([.CB82:.CB91])" office:value-type="float" office:value="0" calcext:value-type="float">
            <text:p>0</text:p>
          </table:table-cell>
          <table:table-cell table:formula="of:=STDEV([.CC82:.CC91])" office:value-type="float" office:value="0" calcext:value-type="float">
            <text:p>0</text:p>
          </table:table-cell>
          <table:table-cell table:formula="of:=STDEV([.CD82:.CD91])" office:value-type="float" office:value="0" calcext:value-type="float">
            <text:p>0</text:p>
          </table:table-cell>
          <table:table-cell table:formula="of:=STDEV([.CE82:.CE91])" office:value-type="float" office:value="0" calcext:value-type="float">
            <text:p>0</text:p>
          </table:table-cell>
          <table:table-cell table:formula="of:=STDEV([.CF82:.CF91])" office:value-type="float" office:value="0" calcext:value-type="float">
            <text:p>0</text:p>
          </table:table-cell>
          <table:table-cell table:formula="of:=STDEV([.CG82:.CG91])" office:value-type="float" office:value="0" calcext:value-type="float">
            <text:p>0</text:p>
          </table:table-cell>
          <table:table-cell table:formula="of:=STDEV([.CH82:.CH91])" office:value-type="float" office:value="0" calcext:value-type="float">
            <text:p>0</text:p>
          </table:table-cell>
          <table:table-cell table:formula="of:=STDEV([.CI82:.CI91])" office:value-type="float" office:value="0" calcext:value-type="float">
            <text:p>0</text:p>
          </table:table-cell>
          <table:table-cell table:formula="of:=STDEV([.CJ82:.CJ91])" office:value-type="float" office:value="0" calcext:value-type="float">
            <text:p>0</text:p>
          </table:table-cell>
          <table:table-cell table:formula="of:=STDEV([.CK82:.CK91])" office:value-type="float" office:value="0.0836581391578941" calcext:value-type="float">
            <text:p>0.0836581391578941</text:p>
          </table:table-cell>
          <table:table-cell table:formula="of:=STDEV([.CL82:.CL91])" office:value-type="float" office:value="0.0836581391578941" calcext:value-type="float">
            <text:p>0.0836581391578941</text:p>
          </table:table-cell>
          <table:table-cell table:formula="of:=STDEV([.CM82:.CM91])" office:value-type="float" office:value="0.0836581391578941" calcext:value-type="float">
            <text:p>0.0836581391578941</text:p>
          </table:table-cell>
          <table:table-cell table:formula="of:=STDEV([.CN82:.CN91])" office:value-type="float" office:value="0.0836581391578941" calcext:value-type="float">
            <text:p>0.0836581391578941</text:p>
          </table:table-cell>
          <table:table-cell table:formula="of:=STDEV([.CO82:.CO91])" office:value-type="float" office:value="0.0836581391578941" calcext:value-type="float">
            <text:p>0.0836581391578941</text:p>
          </table:table-cell>
          <table:table-cell table:formula="of:=STDEV([.CP82:.CP91])" office:value-type="float" office:value="0.127789918396733" calcext:value-type="float">
            <text:p>0.127789918396733</text:p>
          </table:table-cell>
          <table:table-cell table:formula="of:=STDEV([.CQ82:.CQ91])" office:value-type="float" office:value="0.127789918396733" calcext:value-type="float">
            <text:p>0.127789918396733</text:p>
          </table:table-cell>
          <table:table-cell table:formula="of:=STDEV([.CR82:.CR91])" office:value-type="float" office:value="0.187065286028188" calcext:value-type="float">
            <text:p>0.187065286028188</text:p>
          </table:table-cell>
          <table:table-cell table:formula="of:=STDEV([.CS82:.CS91])" office:value-type="float" office:value="0.187065286028188" calcext:value-type="float">
            <text:p>0.187065286028188</text:p>
          </table:table-cell>
          <table:table-cell table:formula="of:=STDEV([.CT82:.CT91])" office:value-type="float" office:value="0.184975105497382" calcext:value-type="float">
            <text:p>0.184975105497382</text:p>
          </table:table-cell>
          <table:table-cell table:formula="of:=STDEV([.CU82:.CU91])" office:value-type="float" office:value="0.217796984748299" calcext:value-type="float">
            <text:p>0.217796984748299</text:p>
          </table:table-cell>
          <table:table-cell table:formula="of:=STDEV([.CV82:.CV91])" office:value-type="float" office:value="0.278860463859647" calcext:value-type="float">
            <text:p>0.278860463859647</text:p>
          </table:table-cell>
          <table:table-cell table:formula="of:=STDEV([.CW82:.CW91])" office:value-type="float" office:value="0.278860463859647" calcext:value-type="float">
            <text:p>0.278860463859647</text:p>
          </table:table-cell>
          <table:table-cell table:formula="of:=STDEV([.CX82:.CX91])" office:value-type="float" office:value="0.28025129774375" calcext:value-type="float">
            <text:p>0.28025129774375</text:p>
          </table:table-cell>
          <table:table-cell table:formula="of:=STDEV([.CY82:.CY91])" office:value-type="float" office:value="0.208680062895926" calcext:value-type="float">
            <text:p>0.208680062895926</text:p>
          </table:table-cell>
          <table:table-cell table:formula="of:=STDEV([.CZ82:.CZ91])" office:value-type="float" office:value="0.208680062895925" calcext:value-type="float">
            <text:p>0.208680062895925</text:p>
          </table:table-cell>
          <table:table-cell table:formula="of:=STDEV([.DA82:.DA91])" office:value-type="float" office:value="0.310525870575997" calcext:value-type="float">
            <text:p>0.310525870575997</text:p>
          </table:table-cell>
          <table:table-cell table:formula="of:=STDEV([.DB82:.DB91])" office:value-type="float" office:value="0.310525870575997" calcext:value-type="float">
            <text:p>0.310525870575997</text:p>
          </table:table-cell>
          <table:table-cell table:formula="of:=STDEV([.DC82:.DC91])" office:value-type="float" office:value="0.325204390027969" calcext:value-type="float">
            <text:p>0.325204390027969</text:p>
          </table:table-cell>
          <table:table-cell table:formula="of:=STDEV([.DD82:.DD91])" office:value-type="float" office:value="0.325204390027969" calcext:value-type="float">
            <text:p>0.325204390027969</text:p>
          </table:table-cell>
          <table:table-cell table:formula="of:=STDEV([.DE82:.DE91])" office:value-type="float" office:value="0.358202751527162" calcext:value-type="float">
            <text:p>0.358202751527162</text:p>
          </table:table-cell>
          <table:table-cell table:formula="of:=STDEV([.DF82:.DF91])" office:value-type="float" office:value="0.358202751527162" calcext:value-type="float">
            <text:p>0.358202751527162</text:p>
          </table:table-cell>
          <table:table-cell table:formula="of:=STDEV([.DG82:.DG91])" office:value-type="float" office:value="0.463277796704189" calcext:value-type="float">
            <text:p>0.463277796704189</text:p>
          </table:table-cell>
          <table:table-cell table:formula="of:=STDEV([.DH82:.DH91])" office:value-type="float" office:value="0.453094623586072" calcext:value-type="float">
            <text:p>0.453094623586072</text:p>
          </table:table-cell>
          <table:table-cell table:formula="of:=STDEV([.DI82:.DI91])" office:value-type="float" office:value="0.514948900199522" calcext:value-type="float">
            <text:p>0.514948900199522</text:p>
          </table:table-cell>
          <table:table-cell table:formula="of:=STDEV([.DJ82:.DJ91])" office:value-type="float" office:value="0.505807068772487" calcext:value-type="float">
            <text:p>0.505807068772487</text:p>
          </table:table-cell>
          <table:table-cell table:formula="of:=STDEV([.DK82:.DK91])" office:value-type="float" office:value="0.490191961540999" calcext:value-type="float">
            <text:p>0.490191961540999</text:p>
          </table:table-cell>
          <table:table-cell table:formula="of:=STDEV([.DL82:.DL91])" office:value-type="float" office:value="0.4740627885614" calcext:value-type="float">
            <text:p>0.4740627885614</text:p>
          </table:table-cell>
          <table:table-cell table:formula="of:=STDEV([.DM82:.DM91])" office:value-type="float" office:value="0.502722850572813" calcext:value-type="float">
            <text:p>0.502722850572813</text:p>
          </table:table-cell>
          <table:table-cell table:formula="of:=STDEV([.DN82:.DN91])" office:value-type="float" office:value="0.535673458500438" calcext:value-type="float">
            <text:p>0.535673458500438</text:p>
          </table:table-cell>
          <table:table-cell table:formula="of:=STDEV([.DO82:.DO91])" office:value-type="float" office:value="0.529100529100529" calcext:value-type="float">
            <text:p>0.529100529100529</text:p>
          </table:table-cell>
          <table:table-cell table:formula="of:=STDEV([.DP82:.DP91])" office:value-type="float" office:value="0.514948900199521" calcext:value-type="float">
            <text:p>0.514948900199521</text:p>
          </table:table-cell>
          <table:table-cell table:formula="of:=STDEV([.DQ82:.DQ91])" office:value-type="float" office:value="0.435593969496591" calcext:value-type="float">
            <text:p>0.435593969496591</text:p>
          </table:table-cell>
          <table:table-cell table:formula="of:=STDEV([.DR82:.DR91])" office:value-type="float" office:value="0.340392576113201" calcext:value-type="float">
            <text:p>0.340392576113201</text:p>
          </table:table-cell>
          <table:table-cell table:formula="of:=STDEV([.DS82:.DS91])" office:value-type="float" office:value="0.362518603017535" calcext:value-type="float">
            <text:p>0.362518603017535</text:p>
          </table:table-cell>
          <table:table-cell table:formula="of:=STDEV([.DT82:.DT91])" office:value-type="float" office:value="0.310525870575993" calcext:value-type="float">
            <text:p>0.310525870575993</text:p>
          </table:table-cell>
          <table:table-cell table:formula="of:=STDEV([.DU82:.DU91])" office:value-type="float" office:value="0.335792464985177" calcext:value-type="float">
            <text:p>0.335792464985177</text:p>
          </table:table-cell>
          <table:table-cell table:formula="of:=STDEV([.DV82:.DV91])" office:value-type="float" office:value="0.273226338356783" calcext:value-type="float">
            <text:p>0.273226338356783</text:p>
          </table:table-cell>
          <table:table-cell table:formula="of:=STDEV([.DW82:.DW91])" office:value-type="float" office:value="0.30034191121563" calcext:value-type="float">
            <text:p>0.30034191121563</text:p>
          </table:table-cell>
          <table:table-cell table:formula="of:=STDEV([.DX82:.DX91])" office:value-type="float" office:value="0.263076435452843" calcext:value-type="float">
            <text:p>0.263076435452843</text:p>
          </table:table-cell>
          <table:table-cell table:formula="of:=STDEV([.DY82:.DY91])" office:value-type="float" office:value="0.127789918396733" calcext:value-type="float">
            <text:p>0.127789918396733</text:p>
          </table:table-cell>
          <table:table-cell table:formula="of:=STDEV([.DZ82:.DZ91])" office:value-type="float" office:value="0.136613169178393" calcext:value-type="float">
            <text:p>0.136613169178393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006802721089" calcext:value-type="float">
            <text:p>51.7006802721089</text:p>
          </table:table-cell>
          <table:table-cell office:value-type="float" office:value="65.3061224489796" calcext:value-type="float">
            <text:p>65.3061224489796</text:p>
          </table:table-cell>
          <table:table-cell office:value-type="float" office:value="72.7891156462585" calcext:value-type="float">
            <text:p>72.7891156462585</text:p>
          </table:table-cell>
          <table:table-cell office:value-type="float" office:value="78.9115646258503" calcext:value-type="float">
            <text:p>78.9115646258503</text:p>
          </table:table-cell>
          <table:table-cell office:value-type="float" office:value="82.312925170068" calcext:value-type="float">
            <text:p>82.312925170068</text:p>
          </table:table-cell>
          <table:table-cell office:value-type="float" office:value="82.9931972789116" calcext:value-type="float">
            <text:p>82.9931972789116</text:p>
          </table:table-cell>
          <table:table-cell office:value-type="float" office:value="85.0340136054422" calcext:value-type="float">
            <text:p>85.0340136054422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7.0748299319728" calcext:value-type="float">
            <text:p>87.0748299319728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89.1156462585034" calcext:value-type="float">
            <text:p>89.1156462585034</text:p>
          </table:table-cell>
          <table:table-cell table:number-columns-repeated="2" office:value-type="float" office:value="89.795918367347" calcext:value-type="float">
            <text:p>89.795918367347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3.1972789115646" calcext:value-type="float">
            <text:p>93.1972789115646</text:p>
          </table:table-cell>
          <table:table-cell table:number-columns-repeated="2" office:value-type="float" office:value="93.8775510204082" calcext:value-type="float">
            <text:p>93.8775510204082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6.5986394557823" calcext:value-type="float">
            <text:p>96.5986394557823</text:p>
          </table:table-cell>
          <table:table-cell table:number-columns-repeated="4" office:value-type="float" office:value="97.2789115646259" calcext:value-type="float">
            <text:p>97.2789115646259</text:p>
          </table:table-cell>
          <table:table-cell office:value-type="float" office:value="97.9591836734694" calcext:value-type="float">
            <text:p>97.9591836734694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10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68.7074829931973" calcext:value-type="float">
            <text:p>68.7074829931973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5.5102040816327" calcext:value-type="float">
            <text:p>75.5102040816327</text:p>
          </table:table-cell>
          <table:table-cell office:value-type="float" office:value="76.8707482993197" calcext:value-type="float">
            <text:p>76.8707482993197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82.312925170068" calcext:value-type="float">
            <text:p>82.312925170068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91.156462585034" calcext:value-type="float">
            <text:p>91.156462585034</text:p>
          </table:table-cell>
          <table:table-cell office:value-type="float" office:value="93.1972789115646" calcext:value-type="float">
            <text:p>93.1972789115646</text:p>
          </table:table-cell>
          <table:table-cell table:number-columns-repeated="3" office:value-type="float" office:value="93.8775510204082" calcext:value-type="float">
            <text:p>93.8775510204082</text:p>
          </table:table-cell>
          <table:table-cell table:number-columns-repeated="2" office:value-type="float" office:value="95.9183673469388" calcext:value-type="float">
            <text:p>95.9183673469388</text:p>
          </table:table-cell>
          <table:table-cell table:number-columns-repeated="2" office:value-type="float" office:value="96.5986394557823" calcext:value-type="float">
            <text:p>96.5986394557823</text:p>
          </table:table-cell>
          <table:table-cell office:value-type="float" office:value="97.9591836734694" calcext:value-type="float">
            <text:p>97.9591836734694</text:p>
          </table:table-cell>
          <table:table-cell office:value-type="float" office:value="98.6394557823129" calcext:value-type="float">
            <text:p>98.6394557823129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10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65.9863945578231" calcext:value-type="float">
            <text:p>65.9863945578231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78.2312925170068" calcext:value-type="float">
            <text:p>78.2312925170068</text:p>
          </table:table-cell>
          <table:table-cell office:value-type="float" office:value="78.9115646258503" calcext:value-type="float">
            <text:p>78.9115646258503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91.156462585034" calcext:value-type="float">
            <text:p>91.156462585034</text:p>
          </table:table-cell>
          <table:table-cell table:number-columns-repeated="2" office:value-type="float" office:value="91.8367346938776" calcext:value-type="float">
            <text:p>91.8367346938776</text:p>
          </table:table-cell>
          <table:table-cell table:number-columns-repeated="2" office:value-type="float" office:value="92.5170068027211" calcext:value-type="float">
            <text:p>92.5170068027211</text:p>
          </table:table-cell>
          <table:table-cell office:value-type="float" office:value="93.1972789115646" calcext:value-type="float">
            <text:p>93.1972789115646</text:p>
          </table:table-cell>
          <table:table-cell table:number-columns-repeated="2" office:value-type="float" office:value="94.5578231292517" calcext:value-type="float">
            <text:p>94.5578231292517</text:p>
          </table:table-cell>
          <table:table-cell office:value-type="float" office:value="95.9183673469388" calcext:value-type="float">
            <text:p>95.9183673469388</text:p>
          </table:table-cell>
          <table:table-cell table:number-columns-repeated="4" office:value-type="float" office:value="97.2789115646259" calcext:value-type="float">
            <text:p>97.2789115646259</text:p>
          </table:table-cell>
          <table:table-cell table:number-columns-repeated="4" office:value-type="float" office:value="98.6394557823129" calcext:value-type="float">
            <text:p>98.6394557823129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68.7074829931973" calcext:value-type="float">
            <text:p>68.7074829931973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8.9115646258503" calcext:value-type="float">
            <text:p>78.9115646258503</text:p>
          </table:table-cell>
          <table:table-cell office:value-type="float" office:value="80.2721088435374" calcext:value-type="float">
            <text:p>80.2721088435374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81.6326530612245" calcext:value-type="float">
            <text:p>81.6326530612245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6.3945578231293" calcext:value-type="float">
            <text:p>86.3945578231293</text:p>
          </table:table-cell>
          <table:table-cell table:number-columns-repeated="2" office:value-type="float" office:value="87.7551020408163" calcext:value-type="float">
            <text:p>87.7551020408163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1.156462585034" calcext:value-type="float">
            <text:p>91.156462585034</text:p>
          </table:table-cell>
          <table:table-cell office:value-type="float" office:value="93.1972789115646" calcext:value-type="float">
            <text:p>93.1972789115646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2" office:value-type="float" office:value="95.9183673469388" calcext:value-type="float">
            <text:p>95.9183673469388</text:p>
          </table:table-cell>
          <table:table-cell table:number-columns-repeated="2" office:value-type="float" office:value="96.5986394557823" calcext:value-type="float">
            <text:p>96.5986394557823</text:p>
          </table:table-cell>
          <table:table-cell table:number-columns-repeated="5" office:value-type="float" office:value="97.9591836734694" calcext:value-type="float">
            <text:p>97.9591836734694</text:p>
          </table:table-cell>
          <table:table-cell table:number-columns-repeated="4" office:value-type="float" office:value="98.6394557823129" calcext:value-type="float">
            <text:p>98.6394557823129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9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0204081632653" calcext:value-type="float">
            <text:p>51.0204081632653</text:p>
          </table:table-cell>
          <table:table-cell office:value-type="float" office:value="67.3469387755102" calcext:value-type="float">
            <text:p>67.3469387755102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76.8707482993197" calcext:value-type="float">
            <text:p>76.8707482993197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6.8707482993197" calcext:value-type="float">
            <text:p>76.8707482993197</text:p>
          </table:table-cell>
          <table:table-cell office:value-type="float" office:value="80.2721088435374" calcext:value-type="float">
            <text:p>80.2721088435374</text:p>
          </table:table-cell>
          <table:table-cell office:value-type="float" office:value="82.9931972789116" calcext:value-type="float">
            <text:p>82.9931972789116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7.0748299319728" calcext:value-type="float">
            <text:p>87.0748299319728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3.1972789115646" calcext:value-type="float">
            <text:p>93.1972789115646</text:p>
          </table:table-cell>
          <table:table-cell office:value-type="float" office:value="95.2380952380952" calcext:value-type="float">
            <text:p>95.2380952380952</text:p>
          </table:table-cell>
          <table:table-cell table:number-columns-repeated="2" office:value-type="float" office:value="95.9183673469388" calcext:value-type="float">
            <text:p>95.9183673469388</text:p>
          </table:table-cell>
          <table:table-cell table:number-columns-repeated="2" office:value-type="float" office:value="96.5986394557823" calcext:value-type="float">
            <text:p>96.5986394557823</text:p>
          </table:table-cell>
          <table:table-cell table:number-columns-repeated="3" office:value-type="float" office:value="97.2789115646259" calcext:value-type="float">
            <text:p>97.2789115646259</text:p>
          </table:table-cell>
          <table:table-cell table:number-columns-repeated="7" office:value-type="float" office:value="98.6394557823129" calcext:value-type="float">
            <text:p>98.6394557823129</text:p>
          </table:table-cell>
          <table:table-cell table:number-columns-repeated="2" office:value-type="float" office:value="99.3197278911565" calcext:value-type="float">
            <text:p>99.3197278911565</text:p>
          </table:table-cell>
          <table:table-cell table:number-columns-repeated="9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6598639455782" calcext:value-type="float">
            <text:p>49.6598639455782</text:p>
          </table:table-cell>
          <table:table-cell office:value-type="float" office:value="68.7074829931973" calcext:value-type="float">
            <text:p>68.7074829931973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82.312925170068" calcext:value-type="float">
            <text:p>82.312925170068</text:p>
          </table:table-cell>
          <table:table-cell office:value-type="float" office:value="85.0340136054422" calcext:value-type="float">
            <text:p>85.0340136054422</text:p>
          </table:table-cell>
          <table:table-cell office:value-type="float" office:value="87.7551020408163" calcext:value-type="float">
            <text:p>87.7551020408163</text:p>
          </table:table-cell>
          <table:table-cell office:value-type="float" office:value="88.4353741496599" calcext:value-type="float">
            <text:p>88.4353741496599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90.4761904761905" calcext:value-type="float">
            <text:p>90.4761904761905</text:p>
          </table:table-cell>
          <table:table-cell table:number-columns-repeated="2" office:value-type="float" office:value="91.156462585034" calcext:value-type="float">
            <text:p>91.156462585034</text:p>
          </table:table-cell>
          <table:table-cell table:number-columns-repeated="4" office:value-type="float" office:value="92.5170068027211" calcext:value-type="float">
            <text:p>92.5170068027211</text:p>
          </table:table-cell>
          <table:table-cell office:value-type="float" office:value="93.8775510204082" calcext:value-type="float">
            <text:p>93.8775510204082</text:p>
          </table:table-cell>
          <table:table-cell office:value-type="float" office:value="95.2380952380952" calcext:value-type="float">
            <text:p>95.2380952380952</text:p>
          </table:table-cell>
          <table:table-cell table:number-columns-repeated="3" office:value-type="float" office:value="95.9183673469388" calcext:value-type="float">
            <text:p>95.9183673469388</text:p>
          </table:table-cell>
          <table:table-cell office:value-type="float" office:value="96.5986394557823" calcext:value-type="float">
            <text:p>96.5986394557823</text:p>
          </table:table-cell>
          <table:table-cell office:value-type="float" office:value="97.9591836734694" calcext:value-type="float">
            <text:p>97.9591836734694</text:p>
          </table:table-cell>
          <table:table-cell office:value-type="float" office:value="98.6394557823129" calcext:value-type="float">
            <text:p>98.6394557823129</text:p>
          </table:table-cell>
          <table:table-cell table:number-columns-repeated="8" office:value-type="float" office:value="99.3197278911565" calcext:value-type="float">
            <text:p>99.3197278911565</text:p>
          </table:table-cell>
          <table:table-cell table:number-columns-repeated="9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72.7891156462585" calcext:value-type="float">
            <text:p>72.7891156462585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2.312925170068" calcext:value-type="float">
            <text:p>82.312925170068</text:p>
          </table:table-cell>
          <table:table-cell office:value-type="float" office:value="83.6734693877551" calcext:value-type="float">
            <text:p>83.6734693877551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5.0340136054422" calcext:value-type="float">
            <text:p>85.0340136054422</text:p>
          </table:table-cell>
          <table:table-cell table:number-columns-repeated="2" office:value-type="float" office:value="89.1156462585034" calcext:value-type="float">
            <text:p>89.1156462585034</text:p>
          </table:table-cell>
          <table:table-cell office:value-type="float" office:value="89.795918367347" calcext:value-type="float">
            <text:p>89.795918367347</text:p>
          </table:table-cell>
          <table:table-cell table:number-columns-repeated="2" office:value-type="float" office:value="90.4761904761905" calcext:value-type="float">
            <text:p>90.4761904761905</text:p>
          </table:table-cell>
          <table:table-cell table:number-columns-repeated="2" office:value-type="float" office:value="91.156462585034" calcext:value-type="float">
            <text:p>91.156462585034</text:p>
          </table:table-cell>
          <table:table-cell table:number-columns-repeated="3" office:value-type="float" office:value="94.5578231292517" calcext:value-type="float">
            <text:p>94.5578231292517</text:p>
          </table:table-cell>
          <table:table-cell table:number-columns-repeated="2" office:value-type="float" office:value="97.9591836734694" calcext:value-type="float">
            <text:p>97.9591836734694</text:p>
          </table:table-cell>
          <table:table-cell table:number-columns-repeated="3" office:value-type="float" office:value="98.6394557823129" calcext:value-type="float">
            <text:p>98.6394557823129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10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578231292517" calcext:value-type="float">
            <text:p>45.578231292517</text:p>
          </table:table-cell>
          <table:table-cell office:value-type="float" office:value="62.5850340136054" calcext:value-type="float">
            <text:p>62.585034013605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8.9115646258503" calcext:value-type="float">
            <text:p>78.9115646258503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4.3537414965986" calcext:value-type="float">
            <text:p>84.3537414965986</text:p>
          </table:table-cell>
          <table:table-cell table:number-columns-repeated="2" office:value-type="float" office:value="85.0340136054422" calcext:value-type="float">
            <text:p>85.0340136054422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88.4353741496599" calcext:value-type="float">
            <text:p>88.4353741496599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92.5170068027211" calcext:value-type="float">
            <text:p>92.5170068027211</text:p>
          </table:table-cell>
          <table:table-cell office:value-type="float" office:value="93.8775510204082" calcext:value-type="float">
            <text:p>93.8775510204082</text:p>
          </table:table-cell>
          <table:table-cell table:number-columns-repeated="2" office:value-type="float" office:value="95.2380952380952" calcext:value-type="float">
            <text:p>95.2380952380952</text:p>
          </table:table-cell>
          <table:table-cell table:number-columns-repeated="3" office:value-type="float" office:value="96.5986394557823" calcext:value-type="float">
            <text:p>96.5986394557823</text:p>
          </table:table-cell>
          <table:table-cell table:number-columns-repeated="2" office:value-type="float" office:value="97.9591836734694" calcext:value-type="float">
            <text:p>97.9591836734694</text:p>
          </table:table-cell>
          <table:table-cell table:number-columns-repeated="2" office:value-type="float" office:value="98.6394557823129" calcext:value-type="float">
            <text:p>98.6394557823129</text:p>
          </table:table-cell>
          <table:table-cell office:value-type="float" office:value="99.3197278911565" calcext:value-type="float">
            <text:p>99.3197278911565</text:p>
          </table:table-cell>
          <table:table-cell table:number-columns-repeated="10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5374149659864" calcext:value-type="float">
            <text:p>43.5374149659864</text:p>
          </table:table-cell>
          <table:table-cell office:value-type="float" office:value="60.5442176870748" calcext:value-type="float">
            <text:p>60.5442176870748</text:p>
          </table:table-cell>
          <table:table-cell office:value-type="float" office:value="69.3877551020408" calcext:value-type="float">
            <text:p>69.3877551020408</text:p>
          </table:table-cell>
          <table:table-cell office:value-type="float" office:value="74.8299319727891" calcext:value-type="float">
            <text:p>74.8299319727891</text:p>
          </table:table-cell>
          <table:table-cell office:value-type="float" office:value="77.5510204081633" calcext:value-type="float">
            <text:p>77.5510204081633</text:p>
          </table:table-cell>
          <table:table-cell office:value-type="float" office:value="79.5918367346939" calcext:value-type="float">
            <text:p>79.5918367346939</text:p>
          </table:table-cell>
          <table:table-cell office:value-type="float" office:value="80.2721088435374" calcext:value-type="float">
            <text:p>80.2721088435374</text:p>
          </table:table-cell>
          <table:table-cell office:value-type="float" office:value="82.9931972789116" calcext:value-type="float">
            <text:p>82.9931972789116</text:p>
          </table:table-cell>
          <table:table-cell office:value-type="float" office:value="84.3537414965986" calcext:value-type="float">
            <text:p>84.3537414965986</text:p>
          </table:table-cell>
          <table:table-cell office:value-type="float" office:value="85.0340136054422" calcext:value-type="float">
            <text:p>85.0340136054422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88.4353741496599" calcext:value-type="float">
            <text:p>88.4353741496599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0.4761904761905" calcext:value-type="float">
            <text:p>90.4761904761905</text:p>
          </table:table-cell>
          <table:table-cell office:value-type="float" office:value="91.156462585034" calcext:value-type="float">
            <text:p>91.156462585034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94.5578231292517" calcext:value-type="float">
            <text:p>94.5578231292517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5.9183673469388" calcext:value-type="float">
            <text:p>95.9183673469388</text:p>
          </table:table-cell>
          <table:table-cell table:number-columns-repeated="5" office:value-type="float" office:value="97.9591836734694" calcext:value-type="float">
            <text:p>97.9591836734694</text:p>
          </table:table-cell>
          <table:table-cell office:value-type="float" office:value="98.6394557823129" calcext:value-type="float">
            <text:p>98.6394557823129</text:p>
          </table:table-cell>
          <table:table-cell table:number-columns-repeated="10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795918367347" calcext:value-type="float">
            <text:p>48.9795918367347</text:p>
          </table:table-cell>
          <table:table-cell office:value-type="float" office:value="70.0680272108844" calcext:value-type="float">
            <text:p>70.0680272108844</text:p>
          </table:table-cell>
          <table:table-cell office:value-type="float" office:value="74.1496598639456" calcext:value-type="float">
            <text:p>74.1496598639456</text:p>
          </table:table-cell>
          <table:table-cell office:value-type="float" office:value="74.8299319727891" calcext:value-type="float">
            <text:p>74.8299319727891</text:p>
          </table:table-cell>
          <table:table-cell table:number-columns-repeated="2" office:value-type="float" office:value="77.5510204081633" calcext:value-type="float">
            <text:p>77.5510204081633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82.9931972789116" calcext:value-type="float">
            <text:p>82.9931972789116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6.3945578231293" calcext:value-type="float">
            <text:p>86.3945578231293</text:p>
          </table:table-cell>
          <table:table-cell table:number-columns-repeated="2" office:value-type="float" office:value="87.7551020408163" calcext:value-type="float">
            <text:p>87.7551020408163</text:p>
          </table:table-cell>
          <table:table-cell office:value-type="float" office:value="89.1156462585034" calcext:value-type="float">
            <text:p>89.1156462585034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91.156462585034" calcext:value-type="float">
            <text:p>91.156462585034</text:p>
          </table:table-cell>
          <table:table-cell office:value-type="float" office:value="92.5170068027211" calcext:value-type="float">
            <text:p>92.5170068027211</text:p>
          </table:table-cell>
          <table:table-cell office:value-type="float" office:value="93.1972789115646" calcext:value-type="float">
            <text:p>93.1972789115646</text:p>
          </table:table-cell>
          <table:table-cell office:value-type="float" office:value="93.8775510204082" calcext:value-type="float">
            <text:p>93.8775510204082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96.5986394557823" calcext:value-type="float">
            <text:p>96.5986394557823</text:p>
          </table:table-cell>
          <table:table-cell office:value-type="float" office:value="98.6394557823129" calcext:value-type="float">
            <text:p>98.6394557823129</text:p>
          </table:table-cell>
          <table:table-cell table:number-columns-repeated="107" office:value-type="float" office:value="100" calcext:value-type="float">
            <text:p>100</text:p>
          </table:table-cell>
        </table:table-row>
        <table:table-row table:style-name="ro1">
          <table:table-cell table:formula="of:=AVERAGE([.A95:.A104])" office:value-type="float" office:value="0" calcext:value-type="float">
            <text:p>0</text:p>
          </table:table-cell>
          <table:table-cell table:formula="of:=AVERAGE([.B95:.B104])" office:value-type="float" office:value="47.8231292517007" calcext:value-type="float">
            <text:p>47.8231292517007</text:p>
          </table:table-cell>
          <table:table-cell table:formula="of:=AVERAGE([.C95:.C104])" office:value-type="float" office:value="65.9863945578231" calcext:value-type="float">
            <text:p>65.9863945578231</text:p>
          </table:table-cell>
          <table:table-cell table:formula="of:=AVERAGE([.D95:.D104])" office:value-type="float" office:value="73.8775510204082" calcext:value-type="float">
            <text:p>73.8775510204082</text:p>
          </table:table-cell>
          <table:table-cell table:formula="of:=AVERAGE([.E95:.E104])" office:value-type="float" office:value="76.8707482993197" calcext:value-type="float">
            <text:p>76.8707482993197</text:p>
          </table:table-cell>
          <table:table-cell table:formula="of:=AVERAGE([.F95:.F104])" office:value-type="float" office:value="78.7755102040816" calcext:value-type="float">
            <text:p>78.7755102040816</text:p>
          </table:table-cell>
          <table:table-cell table:formula="of:=AVERAGE([.G95:.G104])" office:value-type="float" office:value="80.2040816326531" calcext:value-type="float">
            <text:p>80.2040816326531</text:p>
          </table:table-cell>
          <table:table-cell table:formula="of:=AVERAGE([.H95:.H104])" office:value-type="float" office:value="82.1768707482993" calcext:value-type="float">
            <text:p>82.1768707482993</text:p>
          </table:table-cell>
          <table:table-cell table:formula="of:=AVERAGE([.I95:.I104])" office:value-type="float" office:value="83.8095238095238" calcext:value-type="float">
            <text:p>83.8095238095238</text:p>
          </table:table-cell>
          <table:table-cell table:formula="of:=AVERAGE([.J95:.J104])" office:value-type="float" office:value="85.6462585034014" calcext:value-type="float">
            <text:p>85.6462585034014</text:p>
          </table:table-cell>
          <table:table-cell table:formula="of:=AVERAGE([.K95:.K104])" office:value-type="float" office:value="86.8707482993197" calcext:value-type="float">
            <text:p>86.8707482993197</text:p>
          </table:table-cell>
          <table:table-cell table:formula="of:=AVERAGE([.L95:.L104])" office:value-type="float" office:value="87.8231292517007" calcext:value-type="float">
            <text:p>87.8231292517007</text:p>
          </table:table-cell>
          <table:table-cell table:formula="of:=AVERAGE([.M95:.M104])" office:value-type="float" office:value="88.5714285714286" calcext:value-type="float">
            <text:p>88.5714285714286</text:p>
          </table:table-cell>
          <table:table-cell table:formula="of:=AVERAGE([.N95:.N104])" office:value-type="float" office:value="89.8639455782313" calcext:value-type="float">
            <text:p>89.8639455782313</text:p>
          </table:table-cell>
          <table:table-cell table:formula="of:=AVERAGE([.O95:.O104])" office:value-type="float" office:value="90.8163265306122" calcext:value-type="float">
            <text:p>90.8163265306122</text:p>
          </table:table-cell>
          <table:table-cell table:formula="of:=AVERAGE([.P95:.P104])" office:value-type="float" office:value="91.7006802721089" calcext:value-type="float">
            <text:p>91.7006802721089</text:p>
          </table:table-cell>
          <table:table-cell table:formula="of:=AVERAGE([.Q95:.Q104])" office:value-type="float" office:value="92.5170068027211" calcext:value-type="float">
            <text:p>92.5170068027211</text:p>
          </table:table-cell>
          <table:table-cell table:formula="of:=AVERAGE([.R95:.R104])" office:value-type="float" office:value="94.0136054421769" calcext:value-type="float">
            <text:p>94.0136054421769</text:p>
          </table:table-cell>
          <table:table-cell table:formula="of:=AVERAGE([.S95:.S104])" office:value-type="float" office:value="94.7619047619048" calcext:value-type="float">
            <text:p>94.7619047619048</text:p>
          </table:table-cell>
          <table:table-cell table:formula="of:=AVERAGE([.T95:.T104])" office:value-type="float" office:value="95.4421768707483" calcext:value-type="float">
            <text:p>95.4421768707483</text:p>
          </table:table-cell>
          <table:table-cell table:formula="of:=AVERAGE([.U95:.U104])" office:value-type="float" office:value="96.530612244898" calcext:value-type="float">
            <text:p>96.530612244898</text:p>
          </table:table-cell>
          <table:table-cell table:formula="of:=AVERAGE([.V95:.V104])" office:value-type="float" office:value="97.0068027210884" calcext:value-type="float">
            <text:p>97.0068027210884</text:p>
          </table:table-cell>
          <table:table-cell table:formula="of:=AVERAGE([.W95:.W104])" office:value-type="float" office:value="97.6190476190476" calcext:value-type="float">
            <text:p>97.6190476190476</text:p>
          </table:table-cell>
          <table:table-cell table:formula="of:=AVERAGE([.X95:.X104])" office:value-type="float" office:value="97.9591836734694" calcext:value-type="float">
            <text:p>97.9591836734694</text:p>
          </table:table-cell>
          <table:table-cell table:formula="of:=AVERAGE([.Y95:.Y104])" office:value-type="float" office:value="98.3673469387755" calcext:value-type="float">
            <text:p>98.3673469387755</text:p>
          </table:table-cell>
          <table:table-cell table:formula="of:=AVERAGE([.Z95:.Z104])" office:value-type="float" office:value="98.6394557823129" calcext:value-type="float">
            <text:p>98.6394557823129</text:p>
          </table:table-cell>
          <table:table-cell table:formula="of:=AVERAGE([.AA95:.AA104])" office:value-type="float" office:value="99.2517006802721" calcext:value-type="float">
            <text:p>99.2517006802721</text:p>
          </table:table-cell>
          <table:table-cell table:formula="of:=AVERAGE([.AB95:.AB104])" office:value-type="float" office:value="99.4557823129252" calcext:value-type="float">
            <text:p>99.4557823129252</text:p>
          </table:table-cell>
          <table:table-cell table:formula="of:=AVERAGE([.AC95:.AC104])" office:value-type="float" office:value="99.5918367346939" calcext:value-type="float">
            <text:p>99.5918367346939</text:p>
          </table:table-cell>
          <table:table-cell table:formula="of:=AVERAGE([.AD95:.AD104])" office:value-type="float" office:value="99.6598639455782" calcext:value-type="float">
            <text:p>99.6598639455782</text:p>
          </table:table-cell>
          <table:table-cell table:formula="of:=AVERAGE([.AE95:.AE104])" office:value-type="float" office:value="99.7278911564626" calcext:value-type="float">
            <text:p>99.7278911564626</text:p>
          </table:table-cell>
          <table:table-cell table:formula="of:=AVERAGE([.AF95:.AF104])" office:value-type="float" office:value="99.795918367347" calcext:value-type="float">
            <text:p>99.795918367347</text:p>
          </table:table-cell>
          <table:table-cell table:formula="of:=AVERAGE([.AG95:.AG104])" office:value-type="float" office:value="99.795918367347" calcext:value-type="float">
            <text:p>99.795918367347</text:p>
          </table:table-cell>
          <table:table-cell table:formula="of:=AVERAGE([.AH95:.AH104])" office:value-type="float" office:value="99.8639455782313" calcext:value-type="float">
            <text:p>99.8639455782313</text:p>
          </table:table-cell>
          <table:table-cell table:formula="of:=AVERAGE([.AI95:.AI104])" office:value-type="float" office:value="99.9319727891156" calcext:value-type="float">
            <text:p>99.9319727891156</text:p>
          </table:table-cell>
          <table:table-cell table:formula="of:=AVERAGE([.AJ95:.AJ104])" office:value-type="float" office:value="100" calcext:value-type="float">
            <text:p>100</text:p>
          </table:table-cell>
          <table:table-cell table:formula="of:=AVERAGE([.AK95:.AK104])" office:value-type="float" office:value="100" calcext:value-type="float">
            <text:p>100</text:p>
          </table:table-cell>
          <table:table-cell table:formula="of:=AVERAGE([.AL95:.AL104])" office:value-type="float" office:value="100" calcext:value-type="float">
            <text:p>100</text:p>
          </table:table-cell>
          <table:table-cell table:formula="of:=AVERAGE([.AM95:.AM104])" office:value-type="float" office:value="100" calcext:value-type="float">
            <text:p>100</text:p>
          </table:table-cell>
          <table:table-cell table:formula="of:=AVERAGE([.AN95:.AN104])" office:value-type="float" office:value="100" calcext:value-type="float">
            <text:p>100</text:p>
          </table:table-cell>
          <table:table-cell table:formula="of:=AVERAGE([.AO95:.AO104])" office:value-type="float" office:value="100" calcext:value-type="float">
            <text:p>100</text:p>
          </table:table-cell>
          <table:table-cell table:formula="of:=AVERAGE([.AP95:.AP104])" office:value-type="float" office:value="100" calcext:value-type="float">
            <text:p>100</text:p>
          </table:table-cell>
          <table:table-cell table:formula="of:=AVERAGE([.AQ95:.AQ104])" office:value-type="float" office:value="100" calcext:value-type="float">
            <text:p>100</text:p>
          </table:table-cell>
          <table:table-cell table:formula="of:=AVERAGE([.AR95:.AR104])" office:value-type="float" office:value="100" calcext:value-type="float">
            <text:p>100</text:p>
          </table:table-cell>
          <table:table-cell table:formula="of:=AVERAGE([.AS95:.AS104])" office:value-type="float" office:value="100" calcext:value-type="float">
            <text:p>100</text:p>
          </table:table-cell>
          <table:table-cell table:formula="of:=AVERAGE([.AT95:.AT104])" office:value-type="float" office:value="100" calcext:value-type="float">
            <text:p>100</text:p>
          </table:table-cell>
          <table:table-cell table:formula="of:=AVERAGE([.AU95:.AU104])" office:value-type="float" office:value="100" calcext:value-type="float">
            <text:p>100</text:p>
          </table:table-cell>
          <table:table-cell table:formula="of:=AVERAGE([.AV95:.AV104])" office:value-type="float" office:value="100" calcext:value-type="float">
            <text:p>100</text:p>
          </table:table-cell>
          <table:table-cell table:formula="of:=AVERAGE([.AW95:.AW104])" office:value-type="float" office:value="100" calcext:value-type="float">
            <text:p>100</text:p>
          </table:table-cell>
          <table:table-cell table:formula="of:=AVERAGE([.AX95:.AX104])" office:value-type="float" office:value="100" calcext:value-type="float">
            <text:p>100</text:p>
          </table:table-cell>
          <table:table-cell table:formula="of:=AVERAGE([.AY95:.AY104])" office:value-type="float" office:value="100" calcext:value-type="float">
            <text:p>100</text:p>
          </table:table-cell>
          <table:table-cell table:formula="of:=AVERAGE([.AZ95:.AZ104])" office:value-type="float" office:value="100" calcext:value-type="float">
            <text:p>100</text:p>
          </table:table-cell>
          <table:table-cell table:formula="of:=AVERAGE([.BA95:.BA104])" office:value-type="float" office:value="100" calcext:value-type="float">
            <text:p>100</text:p>
          </table:table-cell>
          <table:table-cell table:formula="of:=AVERAGE([.BB95:.BB104])" office:value-type="float" office:value="100" calcext:value-type="float">
            <text:p>100</text:p>
          </table:table-cell>
          <table:table-cell table:formula="of:=AVERAGE([.BC95:.BC104])" office:value-type="float" office:value="100" calcext:value-type="float">
            <text:p>100</text:p>
          </table:table-cell>
          <table:table-cell table:formula="of:=AVERAGE([.BD95:.BD104])" office:value-type="float" office:value="100" calcext:value-type="float">
            <text:p>100</text:p>
          </table:table-cell>
          <table:table-cell table:formula="of:=AVERAGE([.BE95:.BE104])" office:value-type="float" office:value="100" calcext:value-type="float">
            <text:p>100</text:p>
          </table:table-cell>
          <table:table-cell table:formula="of:=AVERAGE([.BF95:.BF104])" office:value-type="float" office:value="100" calcext:value-type="float">
            <text:p>100</text:p>
          </table:table-cell>
          <table:table-cell table:formula="of:=AVERAGE([.BG95:.BG104])" office:value-type="float" office:value="100" calcext:value-type="float">
            <text:p>100</text:p>
          </table:table-cell>
          <table:table-cell table:formula="of:=AVERAGE([.BH95:.BH104])" office:value-type="float" office:value="100" calcext:value-type="float">
            <text:p>100</text:p>
          </table:table-cell>
          <table:table-cell table:formula="of:=AVERAGE([.BI95:.BI104])" office:value-type="float" office:value="100" calcext:value-type="float">
            <text:p>100</text:p>
          </table:table-cell>
          <table:table-cell table:formula="of:=AVERAGE([.BJ95:.BJ104])" office:value-type="float" office:value="100" calcext:value-type="float">
            <text:p>100</text:p>
          </table:table-cell>
          <table:table-cell table:formula="of:=AVERAGE([.BK95:.BK104])" office:value-type="float" office:value="100" calcext:value-type="float">
            <text:p>100</text:p>
          </table:table-cell>
          <table:table-cell table:formula="of:=AVERAGE([.BL95:.BL104])" office:value-type="float" office:value="100" calcext:value-type="float">
            <text:p>100</text:p>
          </table:table-cell>
          <table:table-cell table:formula="of:=AVERAGE([.BM95:.BM104])" office:value-type="float" office:value="100" calcext:value-type="float">
            <text:p>100</text:p>
          </table:table-cell>
          <table:table-cell table:formula="of:=AVERAGE([.BN95:.BN104])" office:value-type="float" office:value="100" calcext:value-type="float">
            <text:p>100</text:p>
          </table:table-cell>
          <table:table-cell table:formula="of:=AVERAGE([.BO95:.BO104])" office:value-type="float" office:value="100" calcext:value-type="float">
            <text:p>100</text:p>
          </table:table-cell>
          <table:table-cell table:formula="of:=AVERAGE([.BP95:.BP104])" office:value-type="float" office:value="100" calcext:value-type="float">
            <text:p>100</text:p>
          </table:table-cell>
          <table:table-cell table:formula="of:=AVERAGE([.BQ95:.BQ104])" office:value-type="float" office:value="100" calcext:value-type="float">
            <text:p>100</text:p>
          </table:table-cell>
          <table:table-cell table:formula="of:=AVERAGE([.BR95:.BR104])" office:value-type="float" office:value="100" calcext:value-type="float">
            <text:p>100</text:p>
          </table:table-cell>
          <table:table-cell table:formula="of:=AVERAGE([.BS95:.BS104])" office:value-type="float" office:value="100" calcext:value-type="float">
            <text:p>100</text:p>
          </table:table-cell>
          <table:table-cell table:formula="of:=AVERAGE([.BT95:.BT104])" office:value-type="float" office:value="100" calcext:value-type="float">
            <text:p>100</text:p>
          </table:table-cell>
          <table:table-cell table:formula="of:=AVERAGE([.BU95:.BU104])" office:value-type="float" office:value="100" calcext:value-type="float">
            <text:p>100</text:p>
          </table:table-cell>
          <table:table-cell table:formula="of:=AVERAGE([.BV95:.BV104])" office:value-type="float" office:value="100" calcext:value-type="float">
            <text:p>100</text:p>
          </table:table-cell>
          <table:table-cell table:formula="of:=AVERAGE([.BW95:.BW104])" office:value-type="float" office:value="100" calcext:value-type="float">
            <text:p>100</text:p>
          </table:table-cell>
          <table:table-cell table:formula="of:=AVERAGE([.BX95:.BX104])" office:value-type="float" office:value="100" calcext:value-type="float">
            <text:p>100</text:p>
          </table:table-cell>
          <table:table-cell table:formula="of:=AVERAGE([.BY95:.BY104])" office:value-type="float" office:value="100" calcext:value-type="float">
            <text:p>100</text:p>
          </table:table-cell>
          <table:table-cell table:formula="of:=AVERAGE([.BZ95:.BZ104])" office:value-type="float" office:value="100" calcext:value-type="float">
            <text:p>100</text:p>
          </table:table-cell>
          <table:table-cell table:formula="of:=AVERAGE([.CA95:.CA104])" office:value-type="float" office:value="100" calcext:value-type="float">
            <text:p>100</text:p>
          </table:table-cell>
          <table:table-cell table:formula="of:=AVERAGE([.CB95:.CB104])" office:value-type="float" office:value="100" calcext:value-type="float">
            <text:p>100</text:p>
          </table:table-cell>
          <table:table-cell table:formula="of:=AVERAGE([.CC95:.CC104])" office:value-type="float" office:value="100" calcext:value-type="float">
            <text:p>100</text:p>
          </table:table-cell>
          <table:table-cell table:formula="of:=AVERAGE([.CD95:.CD104])" office:value-type="float" office:value="100" calcext:value-type="float">
            <text:p>100</text:p>
          </table:table-cell>
          <table:table-cell table:formula="of:=AVERAGE([.CE95:.CE104])" office:value-type="float" office:value="100" calcext:value-type="float">
            <text:p>100</text:p>
          </table:table-cell>
          <table:table-cell table:formula="of:=AVERAGE([.CF95:.CF104])" office:value-type="float" office:value="100" calcext:value-type="float">
            <text:p>100</text:p>
          </table:table-cell>
          <table:table-cell table:formula="of:=AVERAGE([.CG95:.CG104])" office:value-type="float" office:value="100" calcext:value-type="float">
            <text:p>100</text:p>
          </table:table-cell>
          <table:table-cell table:formula="of:=AVERAGE([.CH95:.CH104])" office:value-type="float" office:value="100" calcext:value-type="float">
            <text:p>100</text:p>
          </table:table-cell>
          <table:table-cell table:formula="of:=AVERAGE([.CI95:.CI104])" office:value-type="float" office:value="100" calcext:value-type="float">
            <text:p>100</text:p>
          </table:table-cell>
          <table:table-cell table:formula="of:=AVERAGE([.CJ95:.CJ104])" office:value-type="float" office:value="100" calcext:value-type="float">
            <text:p>100</text:p>
          </table:table-cell>
          <table:table-cell table:formula="of:=AVERAGE([.CK95:.CK104])" office:value-type="float" office:value="100" calcext:value-type="float">
            <text:p>100</text:p>
          </table:table-cell>
          <table:table-cell table:formula="of:=AVERAGE([.CL95:.CL104])" office:value-type="float" office:value="100" calcext:value-type="float">
            <text:p>100</text:p>
          </table:table-cell>
          <table:table-cell table:formula="of:=AVERAGE([.CM95:.CM104])" office:value-type="float" office:value="100" calcext:value-type="float">
            <text:p>100</text:p>
          </table:table-cell>
          <table:table-cell table:formula="of:=AVERAGE([.CN95:.CN104])" office:value-type="float" office:value="100" calcext:value-type="float">
            <text:p>100</text:p>
          </table:table-cell>
          <table:table-cell table:formula="of:=AVERAGE([.CO95:.CO104])" office:value-type="float" office:value="100" calcext:value-type="float">
            <text:p>100</text:p>
          </table:table-cell>
          <table:table-cell table:formula="of:=AVERAGE([.CP95:.CP104])" office:value-type="float" office:value="100" calcext:value-type="float">
            <text:p>100</text:p>
          </table:table-cell>
          <table:table-cell table:formula="of:=AVERAGE([.CQ95:.CQ104])" office:value-type="float" office:value="100" calcext:value-type="float">
            <text:p>100</text:p>
          </table:table-cell>
          <table:table-cell table:formula="of:=AVERAGE([.CR95:.CR104])" office:value-type="float" office:value="100" calcext:value-type="float">
            <text:p>100</text:p>
          </table:table-cell>
          <table:table-cell table:formula="of:=AVERAGE([.CS95:.CS104])" office:value-type="float" office:value="100" calcext:value-type="float">
            <text:p>100</text:p>
          </table:table-cell>
          <table:table-cell table:formula="of:=AVERAGE([.CT95:.CT104])" office:value-type="float" office:value="100" calcext:value-type="float">
            <text:p>100</text:p>
          </table:table-cell>
          <table:table-cell table:formula="of:=AVERAGE([.CU95:.CU104])" office:value-type="float" office:value="100" calcext:value-type="float">
            <text:p>100</text:p>
          </table:table-cell>
          <table:table-cell table:formula="of:=AVERAGE([.CV95:.CV104])" office:value-type="float" office:value="100" calcext:value-type="float">
            <text:p>100</text:p>
          </table:table-cell>
          <table:table-cell table:formula="of:=AVERAGE([.CW95:.CW104])" office:value-type="float" office:value="100" calcext:value-type="float">
            <text:p>100</text:p>
          </table:table-cell>
          <table:table-cell table:formula="of:=AVERAGE([.CX95:.CX104])" office:value-type="float" office:value="100" calcext:value-type="float">
            <text:p>100</text:p>
          </table:table-cell>
          <table:table-cell table:formula="of:=AVERAGE([.CY95:.CY104])" office:value-type="float" office:value="100" calcext:value-type="float">
            <text:p>100</text:p>
          </table:table-cell>
          <table:table-cell table:formula="of:=AVERAGE([.CZ95:.CZ104])" office:value-type="float" office:value="100" calcext:value-type="float">
            <text:p>100</text:p>
          </table:table-cell>
          <table:table-cell table:formula="of:=AVERAGE([.DA95:.DA104])" office:value-type="float" office:value="100" calcext:value-type="float">
            <text:p>100</text:p>
          </table:table-cell>
          <table:table-cell table:formula="of:=AVERAGE([.DB95:.DB104])" office:value-type="float" office:value="100" calcext:value-type="float">
            <text:p>100</text:p>
          </table:table-cell>
          <table:table-cell table:formula="of:=AVERAGE([.DC95:.DC104])" office:value-type="float" office:value="100" calcext:value-type="float">
            <text:p>100</text:p>
          </table:table-cell>
          <table:table-cell table:formula="of:=AVERAGE([.DD95:.DD104])" office:value-type="float" office:value="100" calcext:value-type="float">
            <text:p>100</text:p>
          </table:table-cell>
          <table:table-cell table:formula="of:=AVERAGE([.DE95:.DE104])" office:value-type="float" office:value="100" calcext:value-type="float">
            <text:p>100</text:p>
          </table:table-cell>
          <table:table-cell table:formula="of:=AVERAGE([.DF95:.DF104])" office:value-type="float" office:value="100" calcext:value-type="float">
            <text:p>100</text:p>
          </table:table-cell>
          <table:table-cell table:formula="of:=AVERAGE([.DG95:.DG104])" office:value-type="float" office:value="100" calcext:value-type="float">
            <text:p>100</text:p>
          </table:table-cell>
          <table:table-cell table:formula="of:=AVERAGE([.DH95:.DH104])" office:value-type="float" office:value="100" calcext:value-type="float">
            <text:p>100</text:p>
          </table:table-cell>
          <table:table-cell table:formula="of:=AVERAGE([.DI95:.DI104])" office:value-type="float" office:value="100" calcext:value-type="float">
            <text:p>100</text:p>
          </table:table-cell>
          <table:table-cell table:formula="of:=AVERAGE([.DJ95:.DJ104])" office:value-type="float" office:value="100" calcext:value-type="float">
            <text:p>100</text:p>
          </table:table-cell>
          <table:table-cell table:formula="of:=AVERAGE([.DK95:.DK104])" office:value-type="float" office:value="100" calcext:value-type="float">
            <text:p>100</text:p>
          </table:table-cell>
          <table:table-cell table:formula="of:=AVERAGE([.DL95:.DL104])" office:value-type="float" office:value="100" calcext:value-type="float">
            <text:p>100</text:p>
          </table:table-cell>
          <table:table-cell table:formula="of:=AVERAGE([.DM95:.DM104])" office:value-type="float" office:value="100" calcext:value-type="float">
            <text:p>100</text:p>
          </table:table-cell>
          <table:table-cell table:formula="of:=AVERAGE([.DN95:.DN104])" office:value-type="float" office:value="100" calcext:value-type="float">
            <text:p>100</text:p>
          </table:table-cell>
          <table:table-cell table:formula="of:=AVERAGE([.DO95:.DO104])" office:value-type="float" office:value="100" calcext:value-type="float">
            <text:p>100</text:p>
          </table:table-cell>
          <table:table-cell table:formula="of:=AVERAGE([.DP95:.DP104])" office:value-type="float" office:value="100" calcext:value-type="float">
            <text:p>100</text:p>
          </table:table-cell>
          <table:table-cell table:formula="of:=AVERAGE([.DQ95:.DQ104])" office:value-type="float" office:value="100" calcext:value-type="float">
            <text:p>100</text:p>
          </table:table-cell>
          <table:table-cell table:formula="of:=AVERAGE([.DR95:.DR104])" office:value-type="float" office:value="100" calcext:value-type="float">
            <text:p>100</text:p>
          </table:table-cell>
          <table:table-cell table:formula="of:=AVERAGE([.DS95:.DS104])" office:value-type="float" office:value="100" calcext:value-type="float">
            <text:p>100</text:p>
          </table:table-cell>
          <table:table-cell table:formula="of:=AVERAGE([.DT95:.DT104])" office:value-type="float" office:value="100" calcext:value-type="float">
            <text:p>100</text:p>
          </table:table-cell>
          <table:table-cell table:formula="of:=AVERAGE([.DU95:.DU104])" office:value-type="float" office:value="100" calcext:value-type="float">
            <text:p>100</text:p>
          </table:table-cell>
          <table:table-cell table:formula="of:=AVERAGE([.DV95:.DV104])" office:value-type="float" office:value="100" calcext:value-type="float">
            <text:p>100</text:p>
          </table:table-cell>
          <table:table-cell table:formula="of:=AVERAGE([.DW95:.DW104])" office:value-type="float" office:value="100" calcext:value-type="float">
            <text:p>100</text:p>
          </table:table-cell>
          <table:table-cell table:formula="of:=AVERAGE([.DX95:.DX104])" office:value-type="float" office:value="100" calcext:value-type="float">
            <text:p>100</text:p>
          </table:table-cell>
          <table:table-cell table:formula="of:=AVERAGE([.DY95:.DY104])" office:value-type="float" office:value="100" calcext:value-type="float">
            <text:p>100</text:p>
          </table:table-cell>
          <table:table-cell table:formula="of:=AVERAGE([.DZ95:.DZ104])" office:value-type="float" office:value="100" calcext:value-type="float">
            <text:p>100</text:p>
          </table:table-cell>
        </table:table-row>
        <table:table-row table:style-name="ro1">
          <table:table-cell table:formula="of:=STDEV([.A95:.A104])" office:value-type="float" office:value="0" calcext:value-type="float">
            <text:p>0</text:p>
          </table:table-cell>
          <table:table-cell table:formula="of:=STDEV([.B95:.B104])" office:value-type="float" office:value="2.62588558715902" calcext:value-type="float">
            <text:p>2.62588558715902</text:p>
          </table:table-cell>
          <table:table-cell table:formula="of:=STDEV([.C95:.C104])" office:value-type="float" office:value="3.31717433975687" calcext:value-type="float">
            <text:p>3.31717433975687</text:p>
          </table:table-cell>
          <table:table-cell table:formula="of:=STDEV([.D95:.D104])" office:value-type="float" office:value="2.36089162536424" calcext:value-type="float">
            <text:p>2.36089162536424</text:p>
          </table:table-cell>
          <table:table-cell table:formula="of:=STDEV([.E95:.E104])" office:value-type="float" office:value="2.24478343233824" calcext:value-type="float">
            <text:p>2.24478343233824</text:p>
          </table:table-cell>
          <table:table-cell table:formula="of:=STDEV([.F95:.F104])" office:value-type="float" office:value="2.30802914285705" calcext:value-type="float">
            <text:p>2.30802914285705</text:p>
          </table:table-cell>
          <table:table-cell table:formula="of:=STDEV([.G95:.G104])" office:value-type="float" office:value="2.63370655931693" calcext:value-type="float">
            <text:p>2.63370655931693</text:p>
          </table:table-cell>
          <table:table-cell table:formula="of:=STDEV([.H95:.H104])" office:value-type="float" office:value="2.62098562844443" calcext:value-type="float">
            <text:p>2.62098562844443</text:p>
          </table:table-cell>
          <table:table-cell table:formula="of:=STDEV([.I95:.I104])" office:value-type="float" office:value="2.17024691410529" calcext:value-type="float">
            <text:p>2.17024691410529</text:p>
          </table:table-cell>
          <table:table-cell table:formula="of:=STDEV([.J95:.J104])" office:value-type="float" office:value="2.01418757289818" calcext:value-type="float">
            <text:p>2.01418757289818</text:p>
          </table:table-cell>
          <table:table-cell table:formula="of:=STDEV([.K95:.K104])" office:value-type="float" office:value="1.66786172774906" calcext:value-type="float">
            <text:p>1.66786172774906</text:p>
          </table:table-cell>
          <table:table-cell table:formula="of:=STDEV([.L95:.L104])" office:value-type="float" office:value="1.90934552698603" calcext:value-type="float">
            <text:p>1.90934552698603</text:p>
          </table:table-cell>
          <table:table-cell table:formula="of:=STDEV([.M95:.M104])" office:value-type="float" office:value="1.89175996504438" calcext:value-type="float">
            <text:p>1.89175996504438</text:p>
          </table:table-cell>
          <table:table-cell table:formula="of:=STDEV([.N95:.N104])" office:value-type="float" office:value="1.30064674827211" calcext:value-type="float">
            <text:p>1.30064674827211</text:p>
          </table:table-cell>
          <table:table-cell table:formula="of:=STDEV([.O95:.O104])" office:value-type="float" office:value="1.47827718938835" calcext:value-type="float">
            <text:p>1.47827718938835</text:p>
          </table:table-cell>
          <table:table-cell table:formula="of:=STDEV([.P95:.P104])" office:value-type="float" office:value="1.42695081383694" calcext:value-type="float">
            <text:p>1.42695081383694</text:p>
          </table:table-cell>
          <table:table-cell table:formula="of:=STDEV([.Q95:.Q104])" office:value-type="float" office:value="1.11087970194248" calcext:value-type="float">
            <text:p>1.11087970194248</text:p>
          </table:table-cell>
          <table:table-cell table:formula="of:=STDEV([.R95:.R104])" office:value-type="float" office:value="1.14731162273683" calcext:value-type="float">
            <text:p>1.14731162273683</text:p>
          </table:table-cell>
          <table:table-cell table:formula="of:=STDEV([.S95:.S104])" office:value-type="float" office:value="0.909859530509695" calcext:value-type="float">
            <text:p>0.909859530509695</text:p>
          </table:table-cell>
          <table:table-cell table:formula="of:=STDEV([.T95:.T104])" office:value-type="float" office:value="1.0166218490458" calcext:value-type="float">
            <text:p>1.0166218490458</text:p>
          </table:table-cell>
          <table:table-cell table:formula="of:=STDEV([.U95:.U104])" office:value-type="float" office:value="0.985807941917651" calcext:value-type="float">
            <text:p>0.985807941917651</text:p>
          </table:table-cell>
          <table:table-cell table:formula="of:=STDEV([.V95:.V104])" office:value-type="float" office:value="0.731270544063362" calcext:value-type="float">
            <text:p>0.731270544063362</text:p>
          </table:table-cell>
          <table:table-cell table:formula="of:=STDEV([.W95:.W104])" office:value-type="float" office:value="0.863466338533325" calcext:value-type="float">
            <text:p>0.863466338533325</text:p>
          </table:table-cell>
          <table:table-cell table:formula="of:=STDEV([.X95:.X104])" office:value-type="float" office:value="0.962050042430679" calcext:value-type="float">
            <text:p>0.962050042430679</text:p>
          </table:table-cell>
          <table:table-cell table:formula="of:=STDEV([.Y95:.Y104])" office:value-type="float" office:value="0.860483717052622" calcext:value-type="float">
            <text:p>0.860483717052622</text:p>
          </table:table-cell>
          <table:table-cell table:formula="of:=STDEV([.Z95:.Z104])" office:value-type="float" office:value="0.962050042430679" calcext:value-type="float">
            <text:p>0.962050042430679</text:p>
          </table:table-cell>
          <table:table-cell table:formula="of:=STDEV([.AA95:.AA104])" office:value-type="float" office:value="0.748642812663003" calcext:value-type="float">
            <text:p>0.748642812663003</text:p>
          </table:table-cell>
          <table:table-cell table:formula="of:=STDEV([.AB95:.AB104])" office:value-type="float" office:value="0.625126927532438" calcext:value-type="float">
            <text:p>0.625126927532438</text:p>
          </table:table-cell>
          <table:table-cell table:formula="of:=STDEV([.AC95:.AC104])" office:value-type="float" office:value="0.573655811368415" calcext:value-type="float">
            <text:p>0.573655811368415</text:p>
          </table:table-cell>
          <table:table-cell table:formula="of:=STDEV([.AD95:.AD104])" office:value-type="float" office:value="0.578120126257687" calcext:value-type="float">
            <text:p>0.578120126257687</text:p>
          </table:table-cell>
          <table:table-cell table:formula="of:=STDEV([.AE95:.AE104])" office:value-type="float" office:value="0.475650271278981" calcext:value-type="float">
            <text:p>0.475650271278981</text:p>
          </table:table-cell>
          <table:table-cell table:formula="of:=STDEV([.AF95:.AF104])" office:value-type="float" office:value="0.459148678714663" calcext:value-type="float">
            <text:p>0.459148678714663</text:p>
          </table:table-cell>
          <table:table-cell table:formula="of:=STDEV([.AG95:.AG104])" office:value-type="float" office:value="0.459148678714663" calcext:value-type="float">
            <text:p>0.459148678714663</text:p>
          </table:table-cell>
          <table:table-cell table:formula="of:=STDEV([.AH95:.AH104])" office:value-type="float" office:value="0.286827905684207" calcext:value-type="float">
            <text:p>0.286827905684207</text:p>
          </table:table-cell>
          <table:table-cell table:formula="of:=STDEV([.AI95:.AI104])" office:value-type="float" office:value="0.215120929263156" calcext:value-type="float">
            <text:p>0.215120929263156</text:p>
          </table:table-cell>
          <table:table-cell table:formula="of:=STDEV([.AJ95:.AJ104])" office:value-type="float" office:value="0" calcext:value-type="float">
            <text:p>0</text:p>
          </table:table-cell>
          <table:table-cell table:formula="of:=STDEV([.AK95:.AK104])" office:value-type="float" office:value="0" calcext:value-type="float">
            <text:p>0</text:p>
          </table:table-cell>
          <table:table-cell table:formula="of:=STDEV([.AL95:.AL104])" office:value-type="float" office:value="0" calcext:value-type="float">
            <text:p>0</text:p>
          </table:table-cell>
          <table:table-cell table:formula="of:=STDEV([.AM95:.AM104])" office:value-type="float" office:value="0" calcext:value-type="float">
            <text:p>0</text:p>
          </table:table-cell>
          <table:table-cell table:formula="of:=STDEV([.AN95:.AN104])" office:value-type="float" office:value="0" calcext:value-type="float">
            <text:p>0</text:p>
          </table:table-cell>
          <table:table-cell table:formula="of:=STDEV([.AO95:.AO104])" office:value-type="float" office:value="0" calcext:value-type="float">
            <text:p>0</text:p>
          </table:table-cell>
          <table:table-cell table:formula="of:=STDEV([.AP95:.AP104])" office:value-type="float" office:value="0" calcext:value-type="float">
            <text:p>0</text:p>
          </table:table-cell>
          <table:table-cell table:formula="of:=STDEV([.AQ95:.AQ104])" office:value-type="float" office:value="0" calcext:value-type="float">
            <text:p>0</text:p>
          </table:table-cell>
          <table:table-cell table:formula="of:=STDEV([.AR95:.AR104])" office:value-type="float" office:value="0" calcext:value-type="float">
            <text:p>0</text:p>
          </table:table-cell>
          <table:table-cell table:formula="of:=STDEV([.AS95:.AS104])" office:value-type="float" office:value="0" calcext:value-type="float">
            <text:p>0</text:p>
          </table:table-cell>
          <table:table-cell table:formula="of:=STDEV([.AT95:.AT104])" office:value-type="float" office:value="0" calcext:value-type="float">
            <text:p>0</text:p>
          </table:table-cell>
          <table:table-cell table:formula="of:=STDEV([.AU95:.AU104])" office:value-type="float" office:value="0" calcext:value-type="float">
            <text:p>0</text:p>
          </table:table-cell>
          <table:table-cell table:formula="of:=STDEV([.AV95:.AV104])" office:value-type="float" office:value="0" calcext:value-type="float">
            <text:p>0</text:p>
          </table:table-cell>
          <table:table-cell table:formula="of:=STDEV([.AW95:.AW104])" office:value-type="float" office:value="0" calcext:value-type="float">
            <text:p>0</text:p>
          </table:table-cell>
          <table:table-cell table:formula="of:=STDEV([.AX95:.AX104])" office:value-type="float" office:value="0" calcext:value-type="float">
            <text:p>0</text:p>
          </table:table-cell>
          <table:table-cell table:formula="of:=STDEV([.AY95:.AY104])" office:value-type="float" office:value="0" calcext:value-type="float">
            <text:p>0</text:p>
          </table:table-cell>
          <table:table-cell table:formula="of:=STDEV([.AZ95:.AZ104])" office:value-type="float" office:value="0" calcext:value-type="float">
            <text:p>0</text:p>
          </table:table-cell>
          <table:table-cell table:formula="of:=STDEV([.BA95:.BA104])" office:value-type="float" office:value="0" calcext:value-type="float">
            <text:p>0</text:p>
          </table:table-cell>
          <table:table-cell table:formula="of:=STDEV([.BB95:.BB104])" office:value-type="float" office:value="0" calcext:value-type="float">
            <text:p>0</text:p>
          </table:table-cell>
          <table:table-cell table:formula="of:=STDEV([.BC95:.BC104])" office:value-type="float" office:value="0" calcext:value-type="float">
            <text:p>0</text:p>
          </table:table-cell>
          <table:table-cell table:formula="of:=STDEV([.BD95:.BD104])" office:value-type="float" office:value="0" calcext:value-type="float">
            <text:p>0</text:p>
          </table:table-cell>
          <table:table-cell table:formula="of:=STDEV([.BE95:.BE104])" office:value-type="float" office:value="0" calcext:value-type="float">
            <text:p>0</text:p>
          </table:table-cell>
          <table:table-cell table:formula="of:=STDEV([.BF95:.BF104])" office:value-type="float" office:value="0" calcext:value-type="float">
            <text:p>0</text:p>
          </table:table-cell>
          <table:table-cell table:formula="of:=STDEV([.BG95:.BG104])" office:value-type="float" office:value="0" calcext:value-type="float">
            <text:p>0</text:p>
          </table:table-cell>
          <table:table-cell table:formula="of:=STDEV([.BH95:.BH104])" office:value-type="float" office:value="0" calcext:value-type="float">
            <text:p>0</text:p>
          </table:table-cell>
          <table:table-cell table:formula="of:=STDEV([.BI95:.BI104])" office:value-type="float" office:value="0" calcext:value-type="float">
            <text:p>0</text:p>
          </table:table-cell>
          <table:table-cell table:formula="of:=STDEV([.BJ95:.BJ104])" office:value-type="float" office:value="0" calcext:value-type="float">
            <text:p>0</text:p>
          </table:table-cell>
          <table:table-cell table:formula="of:=STDEV([.BK95:.BK104])" office:value-type="float" office:value="0" calcext:value-type="float">
            <text:p>0</text:p>
          </table:table-cell>
          <table:table-cell table:formula="of:=STDEV([.BL95:.BL104])" office:value-type="float" office:value="0" calcext:value-type="float">
            <text:p>0</text:p>
          </table:table-cell>
          <table:table-cell table:formula="of:=STDEV([.BM95:.BM104])" office:value-type="float" office:value="0" calcext:value-type="float">
            <text:p>0</text:p>
          </table:table-cell>
          <table:table-cell table:formula="of:=STDEV([.BN95:.BN104])" office:value-type="float" office:value="0" calcext:value-type="float">
            <text:p>0</text:p>
          </table:table-cell>
          <table:table-cell table:formula="of:=STDEV([.BO95:.BO104])" office:value-type="float" office:value="0" calcext:value-type="float">
            <text:p>0</text:p>
          </table:table-cell>
          <table:table-cell table:formula="of:=STDEV([.BP95:.BP104])" office:value-type="float" office:value="0" calcext:value-type="float">
            <text:p>0</text:p>
          </table:table-cell>
          <table:table-cell table:formula="of:=STDEV([.BQ95:.BQ104])" office:value-type="float" office:value="0" calcext:value-type="float">
            <text:p>0</text:p>
          </table:table-cell>
          <table:table-cell table:formula="of:=STDEV([.BR95:.BR104])" office:value-type="float" office:value="0" calcext:value-type="float">
            <text:p>0</text:p>
          </table:table-cell>
          <table:table-cell table:formula="of:=STDEV([.BS95:.BS104])" office:value-type="float" office:value="0" calcext:value-type="float">
            <text:p>0</text:p>
          </table:table-cell>
          <table:table-cell table:formula="of:=STDEV([.BT95:.BT104])" office:value-type="float" office:value="0" calcext:value-type="float">
            <text:p>0</text:p>
          </table:table-cell>
          <table:table-cell table:formula="of:=STDEV([.BU95:.BU104])" office:value-type="float" office:value="0" calcext:value-type="float">
            <text:p>0</text:p>
          </table:table-cell>
          <table:table-cell table:formula="of:=STDEV([.BV95:.BV104])" office:value-type="float" office:value="0" calcext:value-type="float">
            <text:p>0</text:p>
          </table:table-cell>
          <table:table-cell table:formula="of:=STDEV([.BW95:.BW104])" office:value-type="float" office:value="0" calcext:value-type="float">
            <text:p>0</text:p>
          </table:table-cell>
          <table:table-cell table:formula="of:=STDEV([.BX95:.BX104])" office:value-type="float" office:value="0" calcext:value-type="float">
            <text:p>0</text:p>
          </table:table-cell>
          <table:table-cell table:formula="of:=STDEV([.BY95:.BY104])" office:value-type="float" office:value="0" calcext:value-type="float">
            <text:p>0</text:p>
          </table:table-cell>
          <table:table-cell table:formula="of:=STDEV([.BZ95:.BZ104])" office:value-type="float" office:value="0" calcext:value-type="float">
            <text:p>0</text:p>
          </table:table-cell>
          <table:table-cell table:formula="of:=STDEV([.CA95:.CA104])" office:value-type="float" office:value="0" calcext:value-type="float">
            <text:p>0</text:p>
          </table:table-cell>
          <table:table-cell table:formula="of:=STDEV([.CB95:.CB104])" office:value-type="float" office:value="0" calcext:value-type="float">
            <text:p>0</text:p>
          </table:table-cell>
          <table:table-cell table:formula="of:=STDEV([.CC95:.CC104])" office:value-type="float" office:value="0" calcext:value-type="float">
            <text:p>0</text:p>
          </table:table-cell>
          <table:table-cell table:formula="of:=STDEV([.CD95:.CD104])" office:value-type="float" office:value="0" calcext:value-type="float">
            <text:p>0</text:p>
          </table:table-cell>
          <table:table-cell table:formula="of:=STDEV([.CE95:.CE104])" office:value-type="float" office:value="0" calcext:value-type="float">
            <text:p>0</text:p>
          </table:table-cell>
          <table:table-cell table:formula="of:=STDEV([.CF95:.CF104])" office:value-type="float" office:value="0" calcext:value-type="float">
            <text:p>0</text:p>
          </table:table-cell>
          <table:table-cell table:formula="of:=STDEV([.CG95:.CG104])" office:value-type="float" office:value="0" calcext:value-type="float">
            <text:p>0</text:p>
          </table:table-cell>
          <table:table-cell table:formula="of:=STDEV([.CH95:.CH104])" office:value-type="float" office:value="0" calcext:value-type="float">
            <text:p>0</text:p>
          </table:table-cell>
          <table:table-cell table:formula="of:=STDEV([.CI95:.CI104])" office:value-type="float" office:value="0" calcext:value-type="float">
            <text:p>0</text:p>
          </table:table-cell>
          <table:table-cell table:formula="of:=STDEV([.CJ95:.CJ104])" office:value-type="float" office:value="0" calcext:value-type="float">
            <text:p>0</text:p>
          </table:table-cell>
          <table:table-cell table:formula="of:=STDEV([.CK95:.CK104])" office:value-type="float" office:value="0" calcext:value-type="float">
            <text:p>0</text:p>
          </table:table-cell>
          <table:table-cell table:formula="of:=STDEV([.CL95:.CL104])" office:value-type="float" office:value="0" calcext:value-type="float">
            <text:p>0</text:p>
          </table:table-cell>
          <table:table-cell table:formula="of:=STDEV([.CM95:.CM104])" office:value-type="float" office:value="0" calcext:value-type="float">
            <text:p>0</text:p>
          </table:table-cell>
          <table:table-cell table:formula="of:=STDEV([.CN95:.CN104])" office:value-type="float" office:value="0" calcext:value-type="float">
            <text:p>0</text:p>
          </table:table-cell>
          <table:table-cell table:formula="of:=STDEV([.CO95:.CO104])" office:value-type="float" office:value="0" calcext:value-type="float">
            <text:p>0</text:p>
          </table:table-cell>
          <table:table-cell table:formula="of:=STDEV([.CP95:.CP104])" office:value-type="float" office:value="0" calcext:value-type="float">
            <text:p>0</text:p>
          </table:table-cell>
          <table:table-cell table:formula="of:=STDEV([.CQ95:.CQ104])" office:value-type="float" office:value="0" calcext:value-type="float">
            <text:p>0</text:p>
          </table:table-cell>
          <table:table-cell table:formula="of:=STDEV([.CR95:.CR104])" office:value-type="float" office:value="0" calcext:value-type="float">
            <text:p>0</text:p>
          </table:table-cell>
          <table:table-cell table:formula="of:=STDEV([.CS95:.CS104])" office:value-type="float" office:value="0" calcext:value-type="float">
            <text:p>0</text:p>
          </table:table-cell>
          <table:table-cell table:formula="of:=STDEV([.CT95:.CT104])" office:value-type="float" office:value="0" calcext:value-type="float">
            <text:p>0</text:p>
          </table:table-cell>
          <table:table-cell table:formula="of:=STDEV([.CU95:.CU104])" office:value-type="float" office:value="0" calcext:value-type="float">
            <text:p>0</text:p>
          </table:table-cell>
          <table:table-cell table:formula="of:=STDEV([.CV95:.CV104])" office:value-type="float" office:value="0" calcext:value-type="float">
            <text:p>0</text:p>
          </table:table-cell>
          <table:table-cell table:formula="of:=STDEV([.CW95:.CW104])" office:value-type="float" office:value="0" calcext:value-type="float">
            <text:p>0</text:p>
          </table:table-cell>
          <table:table-cell table:formula="of:=STDEV([.CX95:.CX104])" office:value-type="float" office:value="0" calcext:value-type="float">
            <text:p>0</text:p>
          </table:table-cell>
          <table:table-cell table:formula="of:=STDEV([.CY95:.CY104])" office:value-type="float" office:value="0" calcext:value-type="float">
            <text:p>0</text:p>
          </table:table-cell>
          <table:table-cell table:formula="of:=STDEV([.CZ95:.CZ104])" office:value-type="float" office:value="0" calcext:value-type="float">
            <text:p>0</text:p>
          </table:table-cell>
          <table:table-cell table:formula="of:=STDEV([.DA95:.DA104])" office:value-type="float" office:value="0" calcext:value-type="float">
            <text:p>0</text:p>
          </table:table-cell>
          <table:table-cell table:formula="of:=STDEV([.DB95:.DB104])" office:value-type="float" office:value="0" calcext:value-type="float">
            <text:p>0</text:p>
          </table:table-cell>
          <table:table-cell table:formula="of:=STDEV([.DC95:.DC104])" office:value-type="float" office:value="0" calcext:value-type="float">
            <text:p>0</text:p>
          </table:table-cell>
          <table:table-cell table:formula="of:=STDEV([.DD95:.DD104])" office:value-type="float" office:value="0" calcext:value-type="float">
            <text:p>0</text:p>
          </table:table-cell>
          <table:table-cell table:formula="of:=STDEV([.DE95:.DE104])" office:value-type="float" office:value="0" calcext:value-type="float">
            <text:p>0</text:p>
          </table:table-cell>
          <table:table-cell table:formula="of:=STDEV([.DF95:.DF104])" office:value-type="float" office:value="0" calcext:value-type="float">
            <text:p>0</text:p>
          </table:table-cell>
          <table:table-cell table:formula="of:=STDEV([.DG95:.DG104])" office:value-type="float" office:value="0" calcext:value-type="float">
            <text:p>0</text:p>
          </table:table-cell>
          <table:table-cell table:formula="of:=STDEV([.DH95:.DH104])" office:value-type="float" office:value="0" calcext:value-type="float">
            <text:p>0</text:p>
          </table:table-cell>
          <table:table-cell table:formula="of:=STDEV([.DI95:.DI104])" office:value-type="float" office:value="0" calcext:value-type="float">
            <text:p>0</text:p>
          </table:table-cell>
          <table:table-cell table:formula="of:=STDEV([.DJ95:.DJ104])" office:value-type="float" office:value="0" calcext:value-type="float">
            <text:p>0</text:p>
          </table:table-cell>
          <table:table-cell table:formula="of:=STDEV([.DK95:.DK104])" office:value-type="float" office:value="0" calcext:value-type="float">
            <text:p>0</text:p>
          </table:table-cell>
          <table:table-cell table:formula="of:=STDEV([.DL95:.DL104])" office:value-type="float" office:value="0" calcext:value-type="float">
            <text:p>0</text:p>
          </table:table-cell>
          <table:table-cell table:formula="of:=STDEV([.DM95:.DM104])" office:value-type="float" office:value="0" calcext:value-type="float">
            <text:p>0</text:p>
          </table:table-cell>
          <table:table-cell table:formula="of:=STDEV([.DN95:.DN104])" office:value-type="float" office:value="0" calcext:value-type="float">
            <text:p>0</text:p>
          </table:table-cell>
          <table:table-cell table:formula="of:=STDEV([.DO95:.DO104])" office:value-type="float" office:value="0" calcext:value-type="float">
            <text:p>0</text:p>
          </table:table-cell>
          <table:table-cell table:formula="of:=STDEV([.DP95:.DP104])" office:value-type="float" office:value="0" calcext:value-type="float">
            <text:p>0</text:p>
          </table:table-cell>
          <table:table-cell table:formula="of:=STDEV([.DQ95:.DQ104])" office:value-type="float" office:value="0" calcext:value-type="float">
            <text:p>0</text:p>
          </table:table-cell>
          <table:table-cell table:formula="of:=STDEV([.DR95:.DR104])" office:value-type="float" office:value="0" calcext:value-type="float">
            <text:p>0</text:p>
          </table:table-cell>
          <table:table-cell table:formula="of:=STDEV([.DS95:.DS104])" office:value-type="float" office:value="0" calcext:value-type="float">
            <text:p>0</text:p>
          </table:table-cell>
          <table:table-cell table:formula="of:=STDEV([.DT95:.DT104])" office:value-type="float" office:value="0" calcext:value-type="float">
            <text:p>0</text:p>
          </table:table-cell>
          <table:table-cell table:formula="of:=STDEV([.DU95:.DU104])" office:value-type="float" office:value="0" calcext:value-type="float">
            <text:p>0</text:p>
          </table:table-cell>
          <table:table-cell table:formula="of:=STDEV([.DV95:.DV104])" office:value-type="float" office:value="0" calcext:value-type="float">
            <text:p>0</text:p>
          </table:table-cell>
          <table:table-cell table:formula="of:=STDEV([.DW95:.DW104])" office:value-type="float" office:value="0" calcext:value-type="float">
            <text:p>0</text:p>
          </table:table-cell>
          <table:table-cell table:formula="of:=STDEV([.DX95:.DX104])" office:value-type="float" office:value="0" calcext:value-type="float">
            <text:p>0</text:p>
          </table:table-cell>
          <table:table-cell table:formula="of:=STDEV([.DY95:.DY104])" office:value-type="float" office:value="0" calcext:value-type="float">
            <text:p>0</text:p>
          </table:table-cell>
          <table:table-cell table:formula="of:=STDEV([.DZ95:.DZ104])" office:value-type="float" office:value="0" calcext:value-type="float">
            <text:p>0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5.9722222222222" calcext:value-type="float">
            <text:p>65.9722222222222</text:p>
          </table:table-cell>
          <table:table-cell table:number-columns-repeated="2" office:value-type="float" office:value="72.9166666666667" calcext:value-type="float">
            <text:p>72.9166666666667</text:p>
          </table:table-cell>
          <table:table-cell office:value-type="float" office:value="74.3055555555556" calcext:value-type="float">
            <text:p>74.30555555555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5.6944444444444" calcext:value-type="float">
            <text:p>75.694444444444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9.8611111111111" calcext:value-type="float">
            <text:p>79.8611111111111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84.7222222222222" calcext:value-type="float">
            <text:p>84.7222222222222</text:p>
          </table:table-cell>
          <table:table-cell office:value-type="float" office:value="84.0277777777778" calcext:value-type="float">
            <text:p>84.0277777777778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90.2777777777778" calcext:value-type="float">
            <text:p>90.2777777777778</text:p>
          </table:table-cell>
          <table:table-cell office:value-type="float" office:value="92.3611111111111" calcext:value-type="float">
            <text:p>92.3611111111111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96.5277777777778" calcext:value-type="float">
            <text:p>96.5277777777778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98.6111111111111" calcext:value-type="float">
            <text:p>98.6111111111111</text:p>
          </table:table-cell>
          <table:table-cell office:value-type="float" office:value="99.3055555555556" calcext:value-type="float">
            <text:p>99.3055555555556</text:p>
          </table:table-cell>
          <table:table-cell table:number-columns-repeated="10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6111111111111" calcext:value-type="float">
            <text:p>48.6111111111111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.3888888888889" calcext:value-type="float">
            <text:p>76.3888888888889</text:p>
          </table:table-cell>
          <table:table-cell office:value-type="float" office:value="77.0833333333333" calcext:value-type="float">
            <text:p>77.0833333333333</text:p>
          </table:table-cell>
          <table:table-cell table:number-columns-repeated="5" office:value-type="float" office:value="78.4722222222222" calcext:value-type="float">
            <text:p>78.47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80.5555555555556" calcext:value-type="float">
            <text:p>80.5555555555556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82.6388888888889" calcext:value-type="float">
            <text:p>82.6388888888889</text:p>
          </table:table-cell>
          <table:table-cell office:value-type="float" office:value="84.7222222222222" calcext:value-type="float">
            <text:p>84.7222222222222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9.5833333333333" calcext:value-type="float">
            <text:p>89.5833333333333</text:p>
          </table:table-cell>
          <table:table-cell table:number-columns-repeated="3" office:value-type="float" office:value="91.6666666666667" calcext:value-type="float">
            <text:p>91.6666666666667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5.1388888888889" calcext:value-type="float">
            <text:p>95.1388888888889</text:p>
          </table:table-cell>
          <table:table-cell office:value-type="float" office:value="97.2222222222222" calcext:value-type="float">
            <text:p>97.2222222222222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4" office:value-type="float" office:value="99.3055555555556" calcext:value-type="float">
            <text:p>99.3055555555556</text:p>
          </table:table-cell>
          <table:table-cell table:number-columns-repeated="9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1.5277777777778" calcext:value-type="float">
            <text:p>71.5277777777778</text:p>
          </table:table-cell>
          <table:table-cell office:value-type="float" office:value="72.9166666666667" calcext:value-type="float">
            <text:p>72.9166666666667</text:p>
          </table:table-cell>
          <table:table-cell office:value-type="float" office:value="71.5277777777778" calcext:value-type="float">
            <text:p>71.5277777777778</text:p>
          </table:table-cell>
          <table:table-cell office:value-type="float" office:value="73.6111111111111" calcext:value-type="float">
            <text:p>73.6111111111111</text:p>
          </table:table-cell>
          <table:table-cell office:value-type="float" office:value="74.3055555555556" calcext:value-type="float">
            <text:p>74.3055555555556</text:p>
          </table:table-cell>
          <table:table-cell office:value-type="float" office:value="77.0833333333333" calcext:value-type="float">
            <text:p>77.0833333333333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81.25" calcext:value-type="float">
            <text:p>81.25</text:p>
          </table:table-cell>
          <table:table-cell office:value-type="float" office:value="80.5555555555556" calcext:value-type="float">
            <text:p>80.5555555555556</text:p>
          </table:table-cell>
          <table:table-cell table:number-columns-repeated="2" office:value-type="float" office:value="83.3333333333333" calcext:value-type="float">
            <text:p>83.3333333333333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90.2777777777778" calcext:value-type="float">
            <text:p>90.2777777777778</text:p>
          </table:table-cell>
          <table:table-cell office:value-type="float" office:value="89.5833333333333" calcext:value-type="float">
            <text:p>89.5833333333333</text:p>
          </table:table-cell>
          <table:table-cell table:number-columns-repeated="2" office:value-type="float" office:value="91.6666666666667" calcext:value-type="float">
            <text:p>91.6666666666667</text:p>
          </table:table-cell>
          <table:table-cell office:value-type="float" office:value="93.0555555555556" calcext:value-type="float">
            <text:p>93.0555555555556</text:p>
          </table:table-cell>
          <table:table-cell office:value-type="float" office:value="95.1388888888889" calcext:value-type="float">
            <text:p>95.1388888888889</text:p>
          </table:table-cell>
          <table:table-cell office:value-type="float" office:value="95.8333333333333" calcext:value-type="float">
            <text:p>95.8333333333333</text:p>
          </table:table-cell>
          <table:table-cell table:number-columns-repeated="2" office:value-type="float" office:value="97.2222222222222" calcext:value-type="float">
            <text:p>97.2222222222222</text:p>
          </table:table-cell>
          <table:table-cell table:number-columns-repeated="3" office:value-type="float" office:value="97.9166666666667" calcext:value-type="float">
            <text:p>97.9166666666667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3" office:value-type="float" office:value="99.3055555555556" calcext:value-type="float">
            <text:p>99.3055555555556</text:p>
          </table:table-cell>
          <table:table-cell table:number-columns-repeated="9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944444444444" calcext:value-type="float">
            <text:p>50.6944444444444</text:p>
          </table:table-cell>
          <table:table-cell office:value-type="float" office:value="70.1388888888889" calcext:value-type="float">
            <text:p>70.1388888888889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2.9166666666667" calcext:value-type="float">
            <text:p>72.9166666666667</text:p>
          </table:table-cell>
          <table:table-cell office:value-type="float" office:value="75.6944444444444" calcext:value-type="float">
            <text:p>75.6944444444444</text:p>
          </table:table-cell>
          <table:table-cell office:value-type="float" office:value="75" calcext:value-type="float">
            <text:p>75</text:p>
          </table:table-cell>
          <table:table-cell office:value-type="float" office:value="76.3888888888889" calcext:value-type="float">
            <text:p>76.3888888888889</text:p>
          </table:table-cell>
          <table:table-cell office:value-type="float" office:value="77.0833333333333" calcext:value-type="float">
            <text:p>77.083333333333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9.8611111111111" calcext:value-type="float">
            <text:p>79.8611111111111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80.5555555555556" calcext:value-type="float">
            <text:p>80.5555555555556</text:p>
          </table:table-cell>
          <table:table-cell office:value-type="float" office:value="84.0277777777778" calcext:value-type="float">
            <text:p>84.0277777777778</text:p>
          </table:table-cell>
          <table:table-cell table:number-columns-repeated="2" office:value-type="float" office:value="85.4166666666667" calcext:value-type="float">
            <text:p>85.4166666666667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90.9722222222222" calcext:value-type="float">
            <text:p>90.9722222222222</text:p>
          </table:table-cell>
          <table:table-cell office:value-type="float" office:value="92.3611111111111" calcext:value-type="float">
            <text:p>92.3611111111111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6.5277777777778" calcext:value-type="float">
            <text:p>96.5277777777778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98.6111111111111" calcext:value-type="float">
            <text:p>98.6111111111111</text:p>
          </table:table-cell>
          <table:table-cell table:number-columns-repeated="3" office:value-type="float" office:value="99.3055555555556" calcext:value-type="float">
            <text:p>99.3055555555556</text:p>
          </table:table-cell>
          <table:table-cell table:number-columns-repeated="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1388888888889" calcext:value-type="float">
            <text:p>45.138888888888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1.5277777777778" calcext:value-type="float">
            <text:p>71.5277777777778</text:p>
          </table:table-cell>
          <table:table-cell office:value-type="float" office:value="75.6944444444444" calcext:value-type="float">
            <text:p>75.6944444444444</text:p>
          </table:table-cell>
          <table:table-cell table:number-columns-repeated="2" office:value-type="float" office:value="73.6111111111111" calcext:value-type="float">
            <text:p>73.6111111111111</text:p>
          </table:table-cell>
          <table:table-cell office:value-type="float" office:value="75" calcext:value-type="float">
            <text:p>75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7.0833333333333" calcext:value-type="float">
            <text:p>77.0833333333333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9.8611111111111" calcext:value-type="float">
            <text:p>79.8611111111111</text:p>
          </table:table-cell>
          <table:table-cell office:value-type="float" office:value="84.0277777777778" calcext:value-type="float">
            <text:p>84.0277777777778</text:p>
          </table:table-cell>
          <table:table-cell office:value-type="float" office:value="87.5" calcext:value-type="float">
            <text:p>87.5</text:p>
          </table:table-cell>
          <table:table-cell office:value-type="float" office:value="86.8055555555556" calcext:value-type="float">
            <text:p>86.8055555555556</text:p>
          </table:table-cell>
          <table:table-cell table:number-columns-repeated="3" office:value-type="float" office:value="88.1944444444444" calcext:value-type="float">
            <text:p>88.1944444444444</text:p>
          </table:table-cell>
          <table:table-cell office:value-type="float" office:value="90.2777777777778" calcext:value-type="float">
            <text:p>90.2777777777778</text:p>
          </table:table-cell>
          <table:table-cell table:number-columns-repeated="2" office:value-type="float" office:value="92.3611111111111" calcext:value-type="float">
            <text:p>92.3611111111111</text:p>
          </table:table-cell>
          <table:table-cell table:number-columns-repeated="2" office:value-type="float" office:value="94.4444444444444" calcext:value-type="float">
            <text:p>94.4444444444444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97.2222222222222" calcext:value-type="float">
            <text:p>97.2222222222222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2" office:value-type="float" office:value="99.3055555555556" calcext:value-type="float">
            <text:p>99.3055555555556</text:p>
          </table:table-cell>
          <table:table-cell table:number-columns-repeated="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.9722222222222" calcext:value-type="float">
            <text:p>65.9722222222222</text:p>
          </table:table-cell>
          <table:table-cell office:value-type="float" office:value="73.6111111111111" calcext:value-type="float">
            <text:p>73.6111111111111</text:p>
          </table:table-cell>
          <table:table-cell office:value-type="float" office:value="75" calcext:value-type="float">
            <text:p>75</text:p>
          </table:table-cell>
          <table:table-cell office:value-type="float" office:value="77.0833333333333" calcext:value-type="float">
            <text:p>77.0833333333333</text:p>
          </table:table-cell>
          <table:table-cell table:number-columns-repeated="2" office:value-type="float" office:value="74.3055555555556" calcext:value-type="float">
            <text:p>74.3055555555556</text:p>
          </table:table-cell>
          <table:table-cell office:value-type="float" office:value="76.3888888888889" calcext:value-type="float">
            <text:p>76.3888888888889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9.8611111111111" calcext:value-type="float">
            <text:p>79.8611111111111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82.6388888888889" calcext:value-type="float">
            <text:p>82.6388888888889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4.7222222222222" calcext:value-type="float">
            <text:p>84.7222222222222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86.1111111111111" calcext:value-type="float">
            <text:p>86.1111111111111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8.1944444444444" calcext:value-type="float">
            <text:p>88.1944444444444</text:p>
          </table:table-cell>
          <table:table-cell office:value-type="float" office:value="90.2777777777778" calcext:value-type="float">
            <text:p>90.2777777777778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3.0555555555556" calcext:value-type="float">
            <text:p>93.0555555555556</text:p>
          </table:table-cell>
          <table:table-cell office:value-type="float" office:value="95.1388888888889" calcext:value-type="float">
            <text:p>95.1388888888889</text:p>
          </table:table-cell>
          <table:table-cell office:value-type="float" office:value="96.5277777777778" calcext:value-type="float">
            <text:p>96.5277777777778</text:p>
          </table:table-cell>
          <table:table-cell office:value-type="float" office:value="97.2222222222222" calcext:value-type="float">
            <text:p>97.2222222222222</text:p>
          </table:table-cell>
          <table:table-cell office:value-type="float" office:value="97.9166666666667" calcext:value-type="float">
            <text:p>97.9166666666667</text:p>
          </table:table-cell>
          <table:table-cell table:number-columns-repeated="2" office:value-type="float" office:value="99.3055555555556" calcext:value-type="float">
            <text:p>99.3055555555556</text:p>
          </table:table-cell>
          <table:table-cell table:number-columns-repeated="9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65.9722222222222" calcext:value-type="float">
            <text:p>65.9722222222222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2.9166666666667" calcext:value-type="float">
            <text:p>72.9166666666667</text:p>
          </table:table-cell>
          <table:table-cell office:value-type="float" office:value="73.6111111111111" calcext:value-type="float">
            <text:p>73.611111111111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8.4722222222222" calcext:value-type="float">
            <text:p>78.47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80.5555555555556" calcext:value-type="float">
            <text:p>80.5555555555556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1.9444444444444" calcext:value-type="float">
            <text:p>81.9444444444444</text:p>
          </table:table-cell>
          <table:table-cell table:number-columns-repeated="2" office:value-type="float" office:value="85.4166666666667" calcext:value-type="float">
            <text:p>85.4166666666667</text:p>
          </table:table-cell>
          <table:table-cell table:number-columns-repeated="2" office:value-type="float" office:value="86.8055555555556" calcext:value-type="float">
            <text:p>86.8055555555556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8.1944444444444" calcext:value-type="float">
            <text:p>88.1944444444444</text:p>
          </table:table-cell>
          <table:table-cell table:number-columns-repeated="2" office:value-type="float" office:value="93.0555555555556" calcext:value-type="float">
            <text:p>93.0555555555556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94.4444444444444" calcext:value-type="float">
            <text:p>94.4444444444444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7" office:value-type="float" office:value="99.3055555555556" calcext:value-type="float">
            <text:p>99.3055555555556</text:p>
          </table:table-cell>
          <table:table-cell table:number-columns-repeated="9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6111111111111" calcext:value-type="float">
            <text:p>48.6111111111111</text:p>
          </table:table-cell>
          <table:table-cell office:value-type="float" office:value="68.0555555555556" calcext:value-type="float">
            <text:p>68.0555555555556</text:p>
          </table:table-cell>
          <table:table-cell table:number-columns-repeated="2" office:value-type="float" office:value="73.6111111111111" calcext:value-type="float">
            <text:p>73.6111111111111</text:p>
          </table:table-cell>
          <table:table-cell office:value-type="float" office:value="74.3055555555556" calcext:value-type="float">
            <text:p>74.3055555555556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80.5555555555556" calcext:value-type="float">
            <text:p>80.5555555555556</text:p>
          </table:table-cell>
          <table:table-cell table:number-columns-repeated="3" office:value-type="float" office:value="79.8611111111111" calcext:value-type="float">
            <text:p>79.8611111111111</text:p>
          </table:table-cell>
          <table:table-cell office:value-type="float" office:value="81.25" calcext:value-type="float">
            <text:p>81.25</text:p>
          </table:table-cell>
          <table:table-cell office:value-type="float" office:value="82.6388888888889" calcext:value-type="float">
            <text:p>82.6388888888889</text:p>
          </table:table-cell>
          <table:table-cell table:number-columns-repeated="2" office:value-type="float" office:value="83.3333333333333" calcext:value-type="float">
            <text:p>83.3333333333333</text:p>
          </table:table-cell>
          <table:table-cell office:value-type="float" office:value="84.0277777777778" calcext:value-type="float">
            <text:p>84.0277777777778</text:p>
          </table:table-cell>
          <table:table-cell office:value-type="float" office:value="85.4166666666667" calcext:value-type="float">
            <text:p>85.4166666666667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7.5" calcext:value-type="float">
            <text:p>87.5</text:p>
          </table:table-cell>
          <table:table-cell office:value-type="float" office:value="88.1944444444444" calcext:value-type="float">
            <text:p>88.1944444444444</text:p>
          </table:table-cell>
          <table:table-cell office:value-type="float" office:value="90.2777777777778" calcext:value-type="float">
            <text:p>90.2777777777778</text:p>
          </table:table-cell>
          <table:table-cell office:value-type="float" office:value="93.75" calcext:value-type="float">
            <text:p>93.75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97.9166666666667" calcext:value-type="float">
            <text:p>97.9166666666667</text:p>
          </table:table-cell>
          <table:table-cell table:number-columns-repeated="3" office:value-type="float" office:value="98.6111111111111" calcext:value-type="float">
            <text:p>98.6111111111111</text:p>
          </table:table-cell>
          <table:table-cell table:number-columns-repeated="9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944444444444" calcext:value-type="float">
            <text:p>50.6944444444444</text:p>
          </table:table-cell>
          <table:table-cell office:value-type="float" office:value="71.5277777777778" calcext:value-type="float">
            <text:p>71.5277777777778</text:p>
          </table:table-cell>
          <table:table-cell office:value-type="float" office:value="72.9166666666667" calcext:value-type="float">
            <text:p>72.9166666666667</text:p>
          </table:table-cell>
          <table:table-cell office:value-type="float" office:value="73.6111111111111" calcext:value-type="float">
            <text:p>73.6111111111111</text:p>
          </table:table-cell>
          <table:table-cell office:value-type="float" office:value="76.3888888888889" calcext:value-type="float">
            <text:p>76.3888888888889</text:p>
          </table:table-cell>
          <table:table-cell table:number-columns-repeated="2" office:value-type="float" office:value="77.0833333333333" calcext:value-type="float">
            <text:p>77.0833333333333</text:p>
          </table:table-cell>
          <table:table-cell office:value-type="float" office:value="78.4722222222222" calcext:value-type="float">
            <text:p>78.4722222222222</text:p>
          </table:table-cell>
          <table:table-cell office:value-type="float" office:value="76.3888888888889" calcext:value-type="float">
            <text:p>76.3888888888889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84.0277777777778" calcext:value-type="float">
            <text:p>84.0277777777778</text:p>
          </table:table-cell>
          <table:table-cell office:value-type="float" office:value="85.4166666666667" calcext:value-type="float">
            <text:p>85.4166666666667</text:p>
          </table:table-cell>
          <table:table-cell table:number-columns-repeated="2" office:value-type="float" office:value="86.1111111111111" calcext:value-type="float">
            <text:p>86.1111111111111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8.1944444444444" calcext:value-type="float">
            <text:p>88.1944444444444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90.9722222222222" calcext:value-type="float">
            <text:p>90.9722222222222</text:p>
          </table:table-cell>
          <table:table-cell office:value-type="float" office:value="92.3611111111111" calcext:value-type="float">
            <text:p>92.3611111111111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5.8333333333333" calcext:value-type="float">
            <text:p>95.8333333333333</text:p>
          </table:table-cell>
          <table:table-cell table:number-columns-repeated="2" office:value-type="float" office:value="97.2222222222222" calcext:value-type="float">
            <text:p>97.2222222222222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4" office:value-type="float" office:value="99.3055555555556" calcext:value-type="float">
            <text:p>99.3055555555556</text:p>
          </table:table-cell>
          <table:table-cell table:number-columns-repeated="9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3055555555556" calcext:value-type="float">
            <text:p>49.3055555555556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72.9166666666667" calcext:value-type="float">
            <text:p>72.9166666666667</text:p>
          </table:table-cell>
          <table:table-cell office:value-type="float" office:value="73.6111111111111" calcext:value-type="float">
            <text:p>73.6111111111111</text:p>
          </table:table-cell>
          <table:table-cell office:value-type="float" office:value="76.3888888888889" calcext:value-type="float">
            <text:p>76.3888888888889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80.5555555555556" calcext:value-type="float">
            <text:p>80.5555555555556</text:p>
          </table:table-cell>
          <table:table-cell table:number-columns-repeated="2" office:value-type="float" office:value="81.25" calcext:value-type="float">
            <text:p>81.25</text:p>
          </table:table-cell>
          <table:table-cell office:value-type="float" office:value="81.9444444444444" calcext:value-type="float">
            <text:p>81.9444444444444</text:p>
          </table:table-cell>
          <table:table-cell office:value-type="float" office:value="82.6388888888889" calcext:value-type="float">
            <text:p>82.6388888888889</text:p>
          </table:table-cell>
          <table:table-cell office:value-type="float" office:value="84.0277777777778" calcext:value-type="float">
            <text:p>84.0277777777778</text:p>
          </table:table-cell>
          <table:table-cell office:value-type="float" office:value="86.8055555555556" calcext:value-type="float">
            <text:p>86.8055555555556</text:p>
          </table:table-cell>
          <table:table-cell office:value-type="float" office:value="88.1944444444444" calcext:value-type="float">
            <text:p>88.1944444444444</text:p>
          </table:table-cell>
          <table:table-cell table:number-columns-repeated="2" office:value-type="float" office:value="89.5833333333333" calcext:value-type="float">
            <text:p>89.5833333333333</text:p>
          </table:table-cell>
          <table:table-cell office:value-type="float" office:value="90.2777777777778" calcext:value-type="float">
            <text:p>90.2777777777778</text:p>
          </table:table-cell>
          <table:table-cell office:value-type="float" office:value="90.9722222222222" calcext:value-type="float">
            <text:p>90.9722222222222</text:p>
          </table:table-cell>
          <table:table-cell office:value-type="float" office:value="92.3611111111111" calcext:value-type="float">
            <text:p>92.3611111111111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96.5277777777778" calcext:value-type="float">
            <text:p>96.5277777777778</text:p>
          </table:table-cell>
          <table:table-cell office:value-type="float" office:value="98.6111111111111" calcext:value-type="float">
            <text:p>98.6111111111111</text:p>
          </table:table-cell>
          <table:table-cell table:number-columns-repeated="2" office:value-type="float" office:value="99.3055555555556" calcext:value-type="float">
            <text:p>99.3055555555556</text:p>
          </table:table-cell>
          <table:table-cell table:number-columns-repeated="101" office:value-type="float" office:value="100" calcext:value-type="float">
            <text:p>100</text:p>
          </table:table-cell>
        </table:table-row>
        <table:table-row table:style-name="ro1">
          <table:table-cell table:formula="of:=AVERAGE([.A108:.A117])" office:value-type="float" office:value="0" calcext:value-type="float">
            <text:p>0</text:p>
          </table:table-cell>
          <table:table-cell table:formula="of:=AVERAGE([.B108:.B117])" office:value-type="float" office:value="48.3333333333333" calcext:value-type="float">
            <text:p>48.3333333333333</text:p>
          </table:table-cell>
          <table:table-cell table:formula="of:=AVERAGE([.C108:.C117])" office:value-type="float" office:value="67.5694444444444" calcext:value-type="float">
            <text:p>67.5694444444444</text:p>
          </table:table-cell>
          <table:table-cell table:formula="of:=AVERAGE([.D108:.D117])" office:value-type="float" office:value="72.3611111111111" calcext:value-type="float">
            <text:p>72.3611111111111</text:p>
          </table:table-cell>
          <table:table-cell table:formula="of:=AVERAGE([.E108:.E117])" office:value-type="float" office:value="73.8194444444444" calcext:value-type="float">
            <text:p>73.8194444444444</text:p>
          </table:table-cell>
          <table:table-cell table:formula="of:=AVERAGE([.F108:.F117])" office:value-type="float" office:value="74.5833333333333" calcext:value-type="float">
            <text:p>74.5833333333333</text:p>
          </table:table-cell>
          <table:table-cell table:formula="of:=AVERAGE([.G108:.G117])" office:value-type="float" office:value="75.1388888888889" calcext:value-type="float">
            <text:p>75.1388888888889</text:p>
          </table:table-cell>
          <table:table-cell table:formula="of:=AVERAGE([.H108:.H117])" office:value-type="float" office:value="76.1111111111111" calcext:value-type="float">
            <text:p>76.1111111111111</text:p>
          </table:table-cell>
          <table:table-cell table:formula="of:=AVERAGE([.I108:.I117])" office:value-type="float" office:value="77.5" calcext:value-type="float">
            <text:p>77.5</text:p>
          </table:table-cell>
          <table:table-cell table:formula="of:=AVERAGE([.J108:.J117])" office:value-type="float" office:value="78.3333333333333" calcext:value-type="float">
            <text:p>78.3333333333333</text:p>
          </table:table-cell>
          <table:table-cell table:formula="of:=AVERAGE([.K108:.K117])" office:value-type="float" office:value="78.8194444444444" calcext:value-type="float">
            <text:p>78.8194444444444</text:p>
          </table:table-cell>
          <table:table-cell table:formula="of:=AVERAGE([.L108:.L117])" office:value-type="float" office:value="80.1388888888889" calcext:value-type="float">
            <text:p>80.1388888888889</text:p>
          </table:table-cell>
          <table:table-cell table:formula="of:=AVERAGE([.M108:.M117])" office:value-type="float" office:value="80.9027777777778" calcext:value-type="float">
            <text:p>80.9027777777778</text:p>
          </table:table-cell>
          <table:table-cell table:formula="of:=AVERAGE([.N108:.N117])" office:value-type="float" office:value="82.7083333333333" calcext:value-type="float">
            <text:p>82.7083333333333</text:p>
          </table:table-cell>
          <table:table-cell table:formula="of:=AVERAGE([.O108:.O117])" office:value-type="float" office:value="83.3333333333333" calcext:value-type="float">
            <text:p>83.3333333333333</text:p>
          </table:table-cell>
          <table:table-cell table:formula="of:=AVERAGE([.P108:.P117])" office:value-type="float" office:value="84.5833333333333" calcext:value-type="float">
            <text:p>84.5833333333333</text:p>
          </table:table-cell>
          <table:table-cell table:formula="of:=AVERAGE([.Q108:.Q117])" office:value-type="float" office:value="85.5555555555556" calcext:value-type="float">
            <text:p>85.5555555555556</text:p>
          </table:table-cell>
          <table:table-cell table:formula="of:=AVERAGE([.R108:.R117])" office:value-type="float" office:value="86.5277777777778" calcext:value-type="float">
            <text:p>86.5277777777778</text:p>
          </table:table-cell>
          <table:table-cell table:formula="of:=AVERAGE([.S108:.S117])" office:value-type="float" office:value="87.7083333333333" calcext:value-type="float">
            <text:p>87.7083333333333</text:p>
          </table:table-cell>
          <table:table-cell table:formula="of:=AVERAGE([.T108:.T117])" office:value-type="float" office:value="88.75" calcext:value-type="float">
            <text:p>88.75</text:p>
          </table:table-cell>
          <table:table-cell table:formula="of:=AVERAGE([.U108:.U117])" office:value-type="float" office:value="89.9305555555556" calcext:value-type="float">
            <text:p>89.9305555555556</text:p>
          </table:table-cell>
          <table:table-cell table:formula="of:=AVERAGE([.V108:.V117])" office:value-type="float" office:value="90.9027777777778" calcext:value-type="float">
            <text:p>90.9027777777778</text:p>
          </table:table-cell>
          <table:table-cell table:formula="of:=AVERAGE([.W108:.W117])" office:value-type="float" office:value="92.7777777777778" calcext:value-type="float">
            <text:p>92.7777777777778</text:p>
          </table:table-cell>
          <table:table-cell table:formula="of:=AVERAGE([.X108:.X117])" office:value-type="float" office:value="94.1666666666667" calcext:value-type="float">
            <text:p>94.1666666666667</text:p>
          </table:table-cell>
          <table:table-cell table:formula="of:=AVERAGE([.Y108:.Y117])" office:value-type="float" office:value="95.5555555555556" calcext:value-type="float">
            <text:p>95.5555555555556</text:p>
          </table:table-cell>
          <table:table-cell table:formula="of:=AVERAGE([.Z108:.Z117])" office:value-type="float" office:value="96.7361111111111" calcext:value-type="float">
            <text:p>96.7361111111111</text:p>
          </table:table-cell>
          <table:table-cell table:formula="of:=AVERAGE([.AA108:.AA117])" office:value-type="float" office:value="97.4305555555556" calcext:value-type="float">
            <text:p>97.4305555555556</text:p>
          </table:table-cell>
          <table:table-cell table:formula="of:=AVERAGE([.AB108:.AB117])" office:value-type="float" office:value="98.1944444444444" calcext:value-type="float">
            <text:p>98.1944444444444</text:p>
          </table:table-cell>
          <table:table-cell table:formula="of:=AVERAGE([.AC108:.AC117])" office:value-type="float" office:value="98.8888888888889" calcext:value-type="float">
            <text:p>98.8888888888889</text:p>
          </table:table-cell>
          <table:table-cell table:formula="of:=AVERAGE([.AD108:.AD117])" office:value-type="float" office:value="99.2361111111111" calcext:value-type="float">
            <text:p>99.2361111111111</text:p>
          </table:table-cell>
          <table:table-cell table:formula="of:=AVERAGE([.AE108:.AE117])" office:value-type="float" office:value="99.4444444444444" calcext:value-type="float">
            <text:p>99.4444444444444</text:p>
          </table:table-cell>
          <table:table-cell table:formula="of:=AVERAGE([.AF108:.AF117])" office:value-type="float" office:value="99.7222222222222" calcext:value-type="float">
            <text:p>99.7222222222222</text:p>
          </table:table-cell>
          <table:table-cell table:formula="of:=AVERAGE([.AG108:.AG117])" office:value-type="float" office:value="99.7916666666667" calcext:value-type="float">
            <text:p>99.7916666666667</text:p>
          </table:table-cell>
          <table:table-cell table:formula="of:=AVERAGE([.AH108:.AH117])" office:value-type="float" office:value="99.8611111111111" calcext:value-type="float">
            <text:p>99.8611111111111</text:p>
          </table:table-cell>
          <table:table-cell table:formula="of:=AVERAGE([.AI108:.AI117])" office:value-type="float" office:value="99.9305555555556" calcext:value-type="float">
            <text:p>99.9305555555556</text:p>
          </table:table-cell>
          <table:table-cell table:formula="of:=AVERAGE([.AJ108:.AJ117])" office:value-type="float" office:value="99.9305555555556" calcext:value-type="float">
            <text:p>99.9305555555556</text:p>
          </table:table-cell>
          <table:table-cell table:formula="of:=AVERAGE([.AK108:.AK117])" office:value-type="float" office:value="100" calcext:value-type="float">
            <text:p>100</text:p>
          </table:table-cell>
          <table:table-cell table:formula="of:=AVERAGE([.AL108:.AL117])" office:value-type="float" office:value="100" calcext:value-type="float">
            <text:p>100</text:p>
          </table:table-cell>
          <table:table-cell table:formula="of:=AVERAGE([.AM108:.AM117])" office:value-type="float" office:value="100" calcext:value-type="float">
            <text:p>100</text:p>
          </table:table-cell>
          <table:table-cell table:formula="of:=AVERAGE([.AN108:.AN117])" office:value-type="float" office:value="100" calcext:value-type="float">
            <text:p>100</text:p>
          </table:table-cell>
          <table:table-cell table:formula="of:=AVERAGE([.AO108:.AO117])" office:value-type="float" office:value="100" calcext:value-type="float">
            <text:p>100</text:p>
          </table:table-cell>
          <table:table-cell table:formula="of:=AVERAGE([.AP108:.AP117])" office:value-type="float" office:value="100" calcext:value-type="float">
            <text:p>100</text:p>
          </table:table-cell>
          <table:table-cell table:formula="of:=AVERAGE([.AQ108:.AQ117])" office:value-type="float" office:value="100" calcext:value-type="float">
            <text:p>100</text:p>
          </table:table-cell>
          <table:table-cell table:formula="of:=AVERAGE([.AR108:.AR117])" office:value-type="float" office:value="100" calcext:value-type="float">
            <text:p>100</text:p>
          </table:table-cell>
          <table:table-cell table:formula="of:=AVERAGE([.AS108:.AS117])" office:value-type="float" office:value="100" calcext:value-type="float">
            <text:p>100</text:p>
          </table:table-cell>
          <table:table-cell table:formula="of:=AVERAGE([.AT108:.AT117])" office:value-type="float" office:value="100" calcext:value-type="float">
            <text:p>100</text:p>
          </table:table-cell>
          <table:table-cell table:formula="of:=AVERAGE([.AU108:.AU117])" office:value-type="float" office:value="100" calcext:value-type="float">
            <text:p>100</text:p>
          </table:table-cell>
          <table:table-cell table:formula="of:=AVERAGE([.AV108:.AV117])" office:value-type="float" office:value="100" calcext:value-type="float">
            <text:p>100</text:p>
          </table:table-cell>
          <table:table-cell table:formula="of:=AVERAGE([.AW108:.AW117])" office:value-type="float" office:value="100" calcext:value-type="float">
            <text:p>100</text:p>
          </table:table-cell>
          <table:table-cell table:formula="of:=AVERAGE([.AX108:.AX117])" office:value-type="float" office:value="100" calcext:value-type="float">
            <text:p>100</text:p>
          </table:table-cell>
          <table:table-cell table:formula="of:=AVERAGE([.AY108:.AY117])" office:value-type="float" office:value="100" calcext:value-type="float">
            <text:p>100</text:p>
          </table:table-cell>
          <table:table-cell table:formula="of:=AVERAGE([.AZ108:.AZ117])" office:value-type="float" office:value="100" calcext:value-type="float">
            <text:p>100</text:p>
          </table:table-cell>
          <table:table-cell table:formula="of:=AVERAGE([.BA108:.BA117])" office:value-type="float" office:value="100" calcext:value-type="float">
            <text:p>100</text:p>
          </table:table-cell>
          <table:table-cell table:formula="of:=AVERAGE([.BB108:.BB117])" office:value-type="float" office:value="100" calcext:value-type="float">
            <text:p>100</text:p>
          </table:table-cell>
          <table:table-cell table:formula="of:=AVERAGE([.BC108:.BC117])" office:value-type="float" office:value="100" calcext:value-type="float">
            <text:p>100</text:p>
          </table:table-cell>
          <table:table-cell table:formula="of:=AVERAGE([.BD108:.BD117])" office:value-type="float" office:value="100" calcext:value-type="float">
            <text:p>100</text:p>
          </table:table-cell>
          <table:table-cell table:formula="of:=AVERAGE([.BE108:.BE117])" office:value-type="float" office:value="100" calcext:value-type="float">
            <text:p>100</text:p>
          </table:table-cell>
          <table:table-cell table:formula="of:=AVERAGE([.BF108:.BF117])" office:value-type="float" office:value="100" calcext:value-type="float">
            <text:p>100</text:p>
          </table:table-cell>
          <table:table-cell table:formula="of:=AVERAGE([.BG108:.BG117])" office:value-type="float" office:value="100" calcext:value-type="float">
            <text:p>100</text:p>
          </table:table-cell>
          <table:table-cell table:formula="of:=AVERAGE([.BH108:.BH117])" office:value-type="float" office:value="100" calcext:value-type="float">
            <text:p>100</text:p>
          </table:table-cell>
          <table:table-cell table:formula="of:=AVERAGE([.BI108:.BI117])" office:value-type="float" office:value="100" calcext:value-type="float">
            <text:p>100</text:p>
          </table:table-cell>
          <table:table-cell table:formula="of:=AVERAGE([.BJ108:.BJ117])" office:value-type="float" office:value="100" calcext:value-type="float">
            <text:p>100</text:p>
          </table:table-cell>
          <table:table-cell table:formula="of:=AVERAGE([.BK108:.BK117])" office:value-type="float" office:value="100" calcext:value-type="float">
            <text:p>100</text:p>
          </table:table-cell>
          <table:table-cell table:formula="of:=AVERAGE([.BL108:.BL117])" office:value-type="float" office:value="100" calcext:value-type="float">
            <text:p>100</text:p>
          </table:table-cell>
          <table:table-cell table:formula="of:=AVERAGE([.BM108:.BM117])" office:value-type="float" office:value="100" calcext:value-type="float">
            <text:p>100</text:p>
          </table:table-cell>
          <table:table-cell table:formula="of:=AVERAGE([.BN108:.BN117])" office:value-type="float" office:value="100" calcext:value-type="float">
            <text:p>100</text:p>
          </table:table-cell>
          <table:table-cell table:formula="of:=AVERAGE([.BO108:.BO117])" office:value-type="float" office:value="100" calcext:value-type="float">
            <text:p>100</text:p>
          </table:table-cell>
          <table:table-cell table:formula="of:=AVERAGE([.BP108:.BP117])" office:value-type="float" office:value="100" calcext:value-type="float">
            <text:p>100</text:p>
          </table:table-cell>
          <table:table-cell table:formula="of:=AVERAGE([.BQ108:.BQ117])" office:value-type="float" office:value="100" calcext:value-type="float">
            <text:p>100</text:p>
          </table:table-cell>
          <table:table-cell table:formula="of:=AVERAGE([.BR108:.BR117])" office:value-type="float" office:value="100" calcext:value-type="float">
            <text:p>100</text:p>
          </table:table-cell>
          <table:table-cell table:formula="of:=AVERAGE([.BS108:.BS117])" office:value-type="float" office:value="100" calcext:value-type="float">
            <text:p>100</text:p>
          </table:table-cell>
          <table:table-cell table:formula="of:=AVERAGE([.BT108:.BT117])" office:value-type="float" office:value="100" calcext:value-type="float">
            <text:p>100</text:p>
          </table:table-cell>
          <table:table-cell table:formula="of:=AVERAGE([.BU108:.BU117])" office:value-type="float" office:value="100" calcext:value-type="float">
            <text:p>100</text:p>
          </table:table-cell>
          <table:table-cell table:formula="of:=AVERAGE([.BV108:.BV117])" office:value-type="float" office:value="100" calcext:value-type="float">
            <text:p>100</text:p>
          </table:table-cell>
          <table:table-cell table:formula="of:=AVERAGE([.BW108:.BW117])" office:value-type="float" office:value="100" calcext:value-type="float">
            <text:p>100</text:p>
          </table:table-cell>
          <table:table-cell table:formula="of:=AVERAGE([.BX108:.BX117])" office:value-type="float" office:value="100" calcext:value-type="float">
            <text:p>100</text:p>
          </table:table-cell>
          <table:table-cell table:formula="of:=AVERAGE([.BY108:.BY117])" office:value-type="float" office:value="100" calcext:value-type="float">
            <text:p>100</text:p>
          </table:table-cell>
          <table:table-cell table:formula="of:=AVERAGE([.BZ108:.BZ117])" office:value-type="float" office:value="100" calcext:value-type="float">
            <text:p>100</text:p>
          </table:table-cell>
          <table:table-cell table:formula="of:=AVERAGE([.CA108:.CA117])" office:value-type="float" office:value="100" calcext:value-type="float">
            <text:p>100</text:p>
          </table:table-cell>
          <table:table-cell table:formula="of:=AVERAGE([.CB108:.CB117])" office:value-type="float" office:value="100" calcext:value-type="float">
            <text:p>100</text:p>
          </table:table-cell>
          <table:table-cell table:formula="of:=AVERAGE([.CC108:.CC117])" office:value-type="float" office:value="100" calcext:value-type="float">
            <text:p>100</text:p>
          </table:table-cell>
          <table:table-cell table:formula="of:=AVERAGE([.CD108:.CD117])" office:value-type="float" office:value="100" calcext:value-type="float">
            <text:p>100</text:p>
          </table:table-cell>
          <table:table-cell table:formula="of:=AVERAGE([.CE108:.CE117])" office:value-type="float" office:value="100" calcext:value-type="float">
            <text:p>100</text:p>
          </table:table-cell>
          <table:table-cell table:formula="of:=AVERAGE([.CF108:.CF117])" office:value-type="float" office:value="100" calcext:value-type="float">
            <text:p>100</text:p>
          </table:table-cell>
          <table:table-cell table:formula="of:=AVERAGE([.CG108:.CG117])" office:value-type="float" office:value="100" calcext:value-type="float">
            <text:p>100</text:p>
          </table:table-cell>
          <table:table-cell table:formula="of:=AVERAGE([.CH108:.CH117])" office:value-type="float" office:value="100" calcext:value-type="float">
            <text:p>100</text:p>
          </table:table-cell>
          <table:table-cell table:formula="of:=AVERAGE([.CI108:.CI117])" office:value-type="float" office:value="100" calcext:value-type="float">
            <text:p>100</text:p>
          </table:table-cell>
          <table:table-cell table:formula="of:=AVERAGE([.CJ108:.CJ117])" office:value-type="float" office:value="100" calcext:value-type="float">
            <text:p>100</text:p>
          </table:table-cell>
          <table:table-cell table:formula="of:=AVERAGE([.CK108:.CK117])" office:value-type="float" office:value="100" calcext:value-type="float">
            <text:p>100</text:p>
          </table:table-cell>
          <table:table-cell table:formula="of:=AVERAGE([.CL108:.CL117])" office:value-type="float" office:value="100" calcext:value-type="float">
            <text:p>100</text:p>
          </table:table-cell>
          <table:table-cell table:formula="of:=AVERAGE([.CM108:.CM117])" office:value-type="float" office:value="100" calcext:value-type="float">
            <text:p>100</text:p>
          </table:table-cell>
          <table:table-cell table:formula="of:=AVERAGE([.CN108:.CN117])" office:value-type="float" office:value="100" calcext:value-type="float">
            <text:p>100</text:p>
          </table:table-cell>
          <table:table-cell table:formula="of:=AVERAGE([.CO108:.CO117])" office:value-type="float" office:value="100" calcext:value-type="float">
            <text:p>100</text:p>
          </table:table-cell>
          <table:table-cell table:formula="of:=AVERAGE([.CP108:.CP117])" office:value-type="float" office:value="100" calcext:value-type="float">
            <text:p>100</text:p>
          </table:table-cell>
          <table:table-cell table:formula="of:=AVERAGE([.CQ108:.CQ117])" office:value-type="float" office:value="100" calcext:value-type="float">
            <text:p>100</text:p>
          </table:table-cell>
          <table:table-cell table:formula="of:=AVERAGE([.CR108:.CR117])" office:value-type="float" office:value="100" calcext:value-type="float">
            <text:p>100</text:p>
          </table:table-cell>
          <table:table-cell table:formula="of:=AVERAGE([.CS108:.CS117])" office:value-type="float" office:value="100" calcext:value-type="float">
            <text:p>100</text:p>
          </table:table-cell>
          <table:table-cell table:formula="of:=AVERAGE([.CT108:.CT117])" office:value-type="float" office:value="100" calcext:value-type="float">
            <text:p>100</text:p>
          </table:table-cell>
          <table:table-cell table:formula="of:=AVERAGE([.CU108:.CU117])" office:value-type="float" office:value="100" calcext:value-type="float">
            <text:p>100</text:p>
          </table:table-cell>
          <table:table-cell table:formula="of:=AVERAGE([.CV108:.CV117])" office:value-type="float" office:value="100" calcext:value-type="float">
            <text:p>100</text:p>
          </table:table-cell>
          <table:table-cell table:formula="of:=AVERAGE([.CW108:.CW117])" office:value-type="float" office:value="100" calcext:value-type="float">
            <text:p>100</text:p>
          </table:table-cell>
          <table:table-cell table:formula="of:=AVERAGE([.CX108:.CX117])" office:value-type="float" office:value="100" calcext:value-type="float">
            <text:p>100</text:p>
          </table:table-cell>
          <table:table-cell table:formula="of:=AVERAGE([.CY108:.CY117])" office:value-type="float" office:value="100" calcext:value-type="float">
            <text:p>100</text:p>
          </table:table-cell>
          <table:table-cell table:formula="of:=AVERAGE([.CZ108:.CZ117])" office:value-type="float" office:value="100" calcext:value-type="float">
            <text:p>100</text:p>
          </table:table-cell>
          <table:table-cell table:formula="of:=AVERAGE([.DA108:.DA117])" office:value-type="float" office:value="100" calcext:value-type="float">
            <text:p>100</text:p>
          </table:table-cell>
          <table:table-cell table:formula="of:=AVERAGE([.DB108:.DB117])" office:value-type="float" office:value="100" calcext:value-type="float">
            <text:p>100</text:p>
          </table:table-cell>
          <table:table-cell table:formula="of:=AVERAGE([.DC108:.DC117])" office:value-type="float" office:value="100" calcext:value-type="float">
            <text:p>100</text:p>
          </table:table-cell>
          <table:table-cell table:formula="of:=AVERAGE([.DD108:.DD117])" office:value-type="float" office:value="100" calcext:value-type="float">
            <text:p>100</text:p>
          </table:table-cell>
          <table:table-cell table:formula="of:=AVERAGE([.DE108:.DE117])" office:value-type="float" office:value="100" calcext:value-type="float">
            <text:p>100</text:p>
          </table:table-cell>
          <table:table-cell table:formula="of:=AVERAGE([.DF108:.DF117])" office:value-type="float" office:value="100" calcext:value-type="float">
            <text:p>100</text:p>
          </table:table-cell>
          <table:table-cell table:formula="of:=AVERAGE([.DG108:.DG117])" office:value-type="float" office:value="100" calcext:value-type="float">
            <text:p>100</text:p>
          </table:table-cell>
          <table:table-cell table:formula="of:=AVERAGE([.DH108:.DH117])" office:value-type="float" office:value="100" calcext:value-type="float">
            <text:p>100</text:p>
          </table:table-cell>
          <table:table-cell table:formula="of:=AVERAGE([.DI108:.DI117])" office:value-type="float" office:value="100" calcext:value-type="float">
            <text:p>100</text:p>
          </table:table-cell>
          <table:table-cell table:formula="of:=AVERAGE([.DJ108:.DJ117])" office:value-type="float" office:value="100" calcext:value-type="float">
            <text:p>100</text:p>
          </table:table-cell>
          <table:table-cell table:formula="of:=AVERAGE([.DK108:.DK117])" office:value-type="float" office:value="100" calcext:value-type="float">
            <text:p>100</text:p>
          </table:table-cell>
          <table:table-cell table:formula="of:=AVERAGE([.DL108:.DL117])" office:value-type="float" office:value="100" calcext:value-type="float">
            <text:p>100</text:p>
          </table:table-cell>
          <table:table-cell table:formula="of:=AVERAGE([.DM108:.DM117])" office:value-type="float" office:value="100" calcext:value-type="float">
            <text:p>100</text:p>
          </table:table-cell>
          <table:table-cell table:formula="of:=AVERAGE([.DN108:.DN117])" office:value-type="float" office:value="100" calcext:value-type="float">
            <text:p>100</text:p>
          </table:table-cell>
          <table:table-cell table:formula="of:=AVERAGE([.DO108:.DO117])" office:value-type="float" office:value="100" calcext:value-type="float">
            <text:p>100</text:p>
          </table:table-cell>
          <table:table-cell table:formula="of:=AVERAGE([.DP108:.DP117])" office:value-type="float" office:value="100" calcext:value-type="float">
            <text:p>100</text:p>
          </table:table-cell>
          <table:table-cell table:formula="of:=AVERAGE([.DQ108:.DQ117])" office:value-type="float" office:value="100" calcext:value-type="float">
            <text:p>100</text:p>
          </table:table-cell>
          <table:table-cell table:formula="of:=AVERAGE([.DR108:.DR117])" office:value-type="float" office:value="100" calcext:value-type="float">
            <text:p>100</text:p>
          </table:table-cell>
          <table:table-cell table:formula="of:=AVERAGE([.DS108:.DS117])" office:value-type="float" office:value="100" calcext:value-type="float">
            <text:p>100</text:p>
          </table:table-cell>
          <table:table-cell table:formula="of:=AVERAGE([.DT108:.DT117])" office:value-type="float" office:value="100" calcext:value-type="float">
            <text:p>100</text:p>
          </table:table-cell>
          <table:table-cell table:formula="of:=AVERAGE([.DU108:.DU117])" office:value-type="float" office:value="100" calcext:value-type="float">
            <text:p>100</text:p>
          </table:table-cell>
          <table:table-cell table:formula="of:=AVERAGE([.DV108:.DV117])" office:value-type="float" office:value="100" calcext:value-type="float">
            <text:p>100</text:p>
          </table:table-cell>
          <table:table-cell table:formula="of:=AVERAGE([.DW108:.DW117])" office:value-type="float" office:value="100" calcext:value-type="float">
            <text:p>100</text:p>
          </table:table-cell>
          <table:table-cell table:formula="of:=AVERAGE([.DX108:.DX117])" office:value-type="float" office:value="100" calcext:value-type="float">
            <text:p>100</text:p>
          </table:table-cell>
          <table:table-cell table:formula="of:=AVERAGE([.DY108:.DY117])" office:value-type="float" office:value="100" calcext:value-type="float">
            <text:p>100</text:p>
          </table:table-cell>
          <table:table-cell table:formula="of:=AVERAGE([.DZ108:.DZ117])" office:value-type="float" office:value="100" calcext:value-type="float">
            <text:p>100</text:p>
          </table:table-cell>
        </table:table-row>
        <table:table-row table:style-name="ro1">
          <table:table-cell table:formula="of:=STDEV([.A108:.A117])" office:value-type="float" office:value="0" calcext:value-type="float">
            <text:p>0</text:p>
          </table:table-cell>
          <table:table-cell table:formula="of:=STDEV([.B108:.B117])" office:value-type="float" office:value="2.34242789642102" calcext:value-type="float">
            <text:p>2.34242789642102</text:p>
          </table:table-cell>
          <table:table-cell table:formula="of:=STDEV([.C108:.C117])" office:value-type="float" office:value="2.49420624945389" calcext:value-type="float">
            <text:p>2.49420624945389</text:p>
          </table:table-cell>
          <table:table-cell table:formula="of:=STDEV([.D108:.D117])" office:value-type="float" office:value="1.45667895579187" calcext:value-type="float">
            <text:p>1.45667895579187</text:p>
          </table:table-cell>
          <table:table-cell table:formula="of:=STDEV([.E108:.E117])" office:value-type="float" office:value="1.39081656349998" calcext:value-type="float">
            <text:p>1.39081656349998</text:p>
          </table:table-cell>
          <table:table-cell table:formula="of:=STDEV([.F108:.F117])" office:value-type="float" office:value="1.76897899764285" calcext:value-type="float">
            <text:p>1.76897899764285</text:p>
          </table:table-cell>
          <table:table-cell table:formula="of:=STDEV([.G108:.G117])" office:value-type="float" office:value="1.66280416630259" calcext:value-type="float">
            <text:p>1.66280416630259</text:p>
          </table:table-cell>
          <table:table-cell table:formula="of:=STDEV([.H108:.H117])" office:value-type="float" office:value="1.79901474330791" calcext:value-type="float">
            <text:p>1.79901474330791</text:p>
          </table:table-cell>
          <table:table-cell table:formula="of:=STDEV([.I108:.I117])" office:value-type="float" office:value="1.14343416992856" calcext:value-type="float">
            <text:p>1.14343416992856</text:p>
          </table:table-cell>
          <table:table-cell table:formula="of:=STDEV([.J108:.J117])" office:value-type="float" office:value="1.07582870727984" calcext:value-type="float">
            <text:p>1.07582870727984</text:p>
          </table:table-cell>
          <table:table-cell table:formula="of:=STDEV([.K108:.K117])" office:value-type="float" office:value="1.04807698358072" calcext:value-type="float">
            <text:p>1.04807698358072</text:p>
          </table:table-cell>
          <table:table-cell table:formula="of:=STDEV([.L108:.L117])" office:value-type="float" office:value="1.23360301800688" calcext:value-type="float">
            <text:p>1.23360301800688</text:p>
          </table:table-cell>
          <table:table-cell table:formula="of:=STDEV([.M108:.M117])" office:value-type="float" office:value="1.19162385891054" calcext:value-type="float">
            <text:p>1.19162385891054</text:p>
          </table:table-cell>
          <table:table-cell table:formula="of:=STDEV([.N108:.N117])" office:value-type="float" office:value="1.51615952720489" calcext:value-type="float">
            <text:p>1.51615952720489</text:p>
          </table:table-cell>
          <table:table-cell table:formula="of:=STDEV([.O108:.O117])" office:value-type="float" office:value="2.01800877015772" calcext:value-type="float">
            <text:p>2.01800877015772</text:p>
          </table:table-cell>
          <table:table-cell table:formula="of:=STDEV([.P108:.P117])" office:value-type="float" office:value="1.59705447320929" calcext:value-type="float">
            <text:p>1.59705447320929</text:p>
          </table:table-cell>
          <table:table-cell table:formula="of:=STDEV([.Q108:.Q117])" office:value-type="float" office:value="1.98588986940066" calcext:value-type="float">
            <text:p>1.98588986940066</text:p>
          </table:table-cell>
          <table:table-cell table:formula="of:=STDEV([.R108:.R117])" office:value-type="float" office:value="1.91445121556809" calcext:value-type="float">
            <text:p>1.91445121556809</text:p>
          </table:table-cell>
          <table:table-cell table:formula="of:=STDEV([.S108:.S117])" office:value-type="float" office:value="1.63845725640615" calcext:value-type="float">
            <text:p>1.63845725640615</text:p>
          </table:table-cell>
          <table:table-cell table:formula="of:=STDEV([.T108:.T117])" office:value-type="float" office:value="1.45667895579188" calcext:value-type="float">
            <text:p>1.45667895579188</text:p>
          </table:table-cell>
          <table:table-cell table:formula="of:=STDEV([.U108:.U117])" office:value-type="float" office:value="1.97099379235259" calcext:value-type="float">
            <text:p>1.97099379235259</text:p>
          </table:table-cell>
          <table:table-cell table:formula="of:=STDEV([.V108:.V117])" office:value-type="float" office:value="2.10762585927593" calcext:value-type="float">
            <text:p>2.10762585927593</text:p>
          </table:table-cell>
          <table:table-cell table:formula="of:=STDEV([.W108:.W117])" office:value-type="float" office:value="1.79901474330791" calcext:value-type="float">
            <text:p>1.79901474330791</text:p>
          </table:table-cell>
          <table:table-cell table:formula="of:=STDEV([.X108:.X117])" office:value-type="float" office:value="1.70732304764684" calcext:value-type="float">
            <text:p>1.70732304764684</text:p>
          </table:table-cell>
          <table:table-cell table:formula="of:=STDEV([.Y108:.Y117])" office:value-type="float" office:value="1.3965836230554" calcext:value-type="float">
            <text:p>1.3965836230554</text:p>
          </table:table-cell>
          <table:table-cell table:formula="of:=STDEV([.Z108:.Z117])" office:value-type="float" office:value="1.42882401500102" calcext:value-type="float">
            <text:p>1.42882401500102</text:p>
          </table:table-cell>
          <table:table-cell table:formula="of:=STDEV([.AA108:.AA117])" office:value-type="float" office:value="1.26998765966159" calcext:value-type="float">
            <text:p>1.26998765966159</text:p>
          </table:table-cell>
          <table:table-cell table:formula="of:=STDEV([.AB108:.AB117])" office:value-type="float" office:value="1.09557033020363" calcext:value-type="float">
            <text:p>1.09557033020363</text:p>
          </table:table-cell>
          <table:table-cell table:formula="of:=STDEV([.AC108:.AC117])" office:value-type="float" office:value="0.670897071582847" calcext:value-type="float">
            <text:p>0.670897071582847</text:p>
          </table:table-cell>
          <table:table-cell table:formula="of:=STDEV([.AD108:.AD117])" office:value-type="float" office:value="0.608052108174247" calcext:value-type="float">
            <text:p>0.608052108174247</text:p>
          </table:table-cell>
          <table:table-cell table:formula="of:=STDEV([.AE108:.AE117])" office:value-type="float" office:value="0.547785165101815" calcext:value-type="float">
            <text:p>0.547785165101815</text:p>
          </table:table-cell>
          <table:table-cell table:formula="of:=STDEV([.AF108:.AF117])" office:value-type="float" office:value="0.358609569093278" calcext:value-type="float">
            <text:p>0.358609569093278</text:p>
          </table:table-cell>
          <table:table-cell table:formula="of:=STDEV([.AG108:.AG117])" office:value-type="float" office:value="0.335448535791421" calcext:value-type="float">
            <text:p>0.335448535791421</text:p>
          </table:table-cell>
          <table:table-cell table:formula="of:=STDEV([.AH108:.AH117])" office:value-type="float" office:value="0.292803487052627" calcext:value-type="float">
            <text:p>0.292803487052627</text:p>
          </table:table-cell>
          <table:table-cell table:formula="of:=STDEV([.AI108:.AI117])" office:value-type="float" office:value="0.21960261528947" calcext:value-type="float">
            <text:p>0.21960261528947</text:p>
          </table:table-cell>
          <table:table-cell table:formula="of:=STDEV([.AJ108:.AJ117])" office:value-type="float" office:value="0.21960261528947" calcext:value-type="float">
            <text:p>0.21960261528947</text:p>
          </table:table-cell>
          <table:table-cell table:formula="of:=STDEV([.AK108:.AK117])" office:value-type="float" office:value="0" calcext:value-type="float">
            <text:p>0</text:p>
          </table:table-cell>
          <table:table-cell table:formula="of:=STDEV([.AL108:.AL117])" office:value-type="float" office:value="0" calcext:value-type="float">
            <text:p>0</text:p>
          </table:table-cell>
          <table:table-cell table:formula="of:=STDEV([.AM108:.AM117])" office:value-type="float" office:value="0" calcext:value-type="float">
            <text:p>0</text:p>
          </table:table-cell>
          <table:table-cell table:formula="of:=STDEV([.AN108:.AN117])" office:value-type="float" office:value="0" calcext:value-type="float">
            <text:p>0</text:p>
          </table:table-cell>
          <table:table-cell table:formula="of:=STDEV([.AO108:.AO117])" office:value-type="float" office:value="0" calcext:value-type="float">
            <text:p>0</text:p>
          </table:table-cell>
          <table:table-cell table:formula="of:=STDEV([.AP108:.AP117])" office:value-type="float" office:value="0" calcext:value-type="float">
            <text:p>0</text:p>
          </table:table-cell>
          <table:table-cell table:formula="of:=STDEV([.AQ108:.AQ117])" office:value-type="float" office:value="0" calcext:value-type="float">
            <text:p>0</text:p>
          </table:table-cell>
          <table:table-cell table:formula="of:=STDEV([.AR108:.AR117])" office:value-type="float" office:value="0" calcext:value-type="float">
            <text:p>0</text:p>
          </table:table-cell>
          <table:table-cell table:formula="of:=STDEV([.AS108:.AS117])" office:value-type="float" office:value="0" calcext:value-type="float">
            <text:p>0</text:p>
          </table:table-cell>
          <table:table-cell table:formula="of:=STDEV([.AT108:.AT117])" office:value-type="float" office:value="0" calcext:value-type="float">
            <text:p>0</text:p>
          </table:table-cell>
          <table:table-cell table:formula="of:=STDEV([.AU108:.AU117])" office:value-type="float" office:value="0" calcext:value-type="float">
            <text:p>0</text:p>
          </table:table-cell>
          <table:table-cell table:formula="of:=STDEV([.AV108:.AV117])" office:value-type="float" office:value="0" calcext:value-type="float">
            <text:p>0</text:p>
          </table:table-cell>
          <table:table-cell table:formula="of:=STDEV([.AW108:.AW117])" office:value-type="float" office:value="0" calcext:value-type="float">
            <text:p>0</text:p>
          </table:table-cell>
          <table:table-cell table:formula="of:=STDEV([.AX108:.AX117])" office:value-type="float" office:value="0" calcext:value-type="float">
            <text:p>0</text:p>
          </table:table-cell>
          <table:table-cell table:formula="of:=STDEV([.AY108:.AY117])" office:value-type="float" office:value="0" calcext:value-type="float">
            <text:p>0</text:p>
          </table:table-cell>
          <table:table-cell table:formula="of:=STDEV([.AZ108:.AZ117])" office:value-type="float" office:value="0" calcext:value-type="float">
            <text:p>0</text:p>
          </table:table-cell>
          <table:table-cell table:formula="of:=STDEV([.BA108:.BA117])" office:value-type="float" office:value="0" calcext:value-type="float">
            <text:p>0</text:p>
          </table:table-cell>
          <table:table-cell table:formula="of:=STDEV([.BB108:.BB117])" office:value-type="float" office:value="0" calcext:value-type="float">
            <text:p>0</text:p>
          </table:table-cell>
          <table:table-cell table:formula="of:=STDEV([.BC108:.BC117])" office:value-type="float" office:value="0" calcext:value-type="float">
            <text:p>0</text:p>
          </table:table-cell>
          <table:table-cell table:formula="of:=STDEV([.BD108:.BD117])" office:value-type="float" office:value="0" calcext:value-type="float">
            <text:p>0</text:p>
          </table:table-cell>
          <table:table-cell table:formula="of:=STDEV([.BE108:.BE117])" office:value-type="float" office:value="0" calcext:value-type="float">
            <text:p>0</text:p>
          </table:table-cell>
          <table:table-cell table:formula="of:=STDEV([.BF108:.BF117])" office:value-type="float" office:value="0" calcext:value-type="float">
            <text:p>0</text:p>
          </table:table-cell>
          <table:table-cell table:formula="of:=STDEV([.BG108:.BG117])" office:value-type="float" office:value="0" calcext:value-type="float">
            <text:p>0</text:p>
          </table:table-cell>
          <table:table-cell table:formula="of:=STDEV([.BH108:.BH117])" office:value-type="float" office:value="0" calcext:value-type="float">
            <text:p>0</text:p>
          </table:table-cell>
          <table:table-cell table:formula="of:=STDEV([.BI108:.BI117])" office:value-type="float" office:value="0" calcext:value-type="float">
            <text:p>0</text:p>
          </table:table-cell>
          <table:table-cell table:formula="of:=STDEV([.BJ108:.BJ117])" office:value-type="float" office:value="0" calcext:value-type="float">
            <text:p>0</text:p>
          </table:table-cell>
          <table:table-cell table:formula="of:=STDEV([.BK108:.BK117])" office:value-type="float" office:value="0" calcext:value-type="float">
            <text:p>0</text:p>
          </table:table-cell>
          <table:table-cell table:formula="of:=STDEV([.BL108:.BL117])" office:value-type="float" office:value="0" calcext:value-type="float">
            <text:p>0</text:p>
          </table:table-cell>
          <table:table-cell table:formula="of:=STDEV([.BM108:.BM117])" office:value-type="float" office:value="0" calcext:value-type="float">
            <text:p>0</text:p>
          </table:table-cell>
          <table:table-cell table:formula="of:=STDEV([.BN108:.BN117])" office:value-type="float" office:value="0" calcext:value-type="float">
            <text:p>0</text:p>
          </table:table-cell>
          <table:table-cell table:formula="of:=STDEV([.BO108:.BO117])" office:value-type="float" office:value="0" calcext:value-type="float">
            <text:p>0</text:p>
          </table:table-cell>
          <table:table-cell table:formula="of:=STDEV([.BP108:.BP117])" office:value-type="float" office:value="0" calcext:value-type="float">
            <text:p>0</text:p>
          </table:table-cell>
          <table:table-cell table:formula="of:=STDEV([.BQ108:.BQ117])" office:value-type="float" office:value="0" calcext:value-type="float">
            <text:p>0</text:p>
          </table:table-cell>
          <table:table-cell table:formula="of:=STDEV([.BR108:.BR117])" office:value-type="float" office:value="0" calcext:value-type="float">
            <text:p>0</text:p>
          </table:table-cell>
          <table:table-cell table:formula="of:=STDEV([.BS108:.BS117])" office:value-type="float" office:value="0" calcext:value-type="float">
            <text:p>0</text:p>
          </table:table-cell>
          <table:table-cell table:formula="of:=STDEV([.BT108:.BT117])" office:value-type="float" office:value="0" calcext:value-type="float">
            <text:p>0</text:p>
          </table:table-cell>
          <table:table-cell table:formula="of:=STDEV([.BU108:.BU117])" office:value-type="float" office:value="0" calcext:value-type="float">
            <text:p>0</text:p>
          </table:table-cell>
          <table:table-cell table:formula="of:=STDEV([.BV108:.BV117])" office:value-type="float" office:value="0" calcext:value-type="float">
            <text:p>0</text:p>
          </table:table-cell>
          <table:table-cell table:formula="of:=STDEV([.BW108:.BW117])" office:value-type="float" office:value="0" calcext:value-type="float">
            <text:p>0</text:p>
          </table:table-cell>
          <table:table-cell table:formula="of:=STDEV([.BX108:.BX117])" office:value-type="float" office:value="0" calcext:value-type="float">
            <text:p>0</text:p>
          </table:table-cell>
          <table:table-cell table:formula="of:=STDEV([.BY108:.BY117])" office:value-type="float" office:value="0" calcext:value-type="float">
            <text:p>0</text:p>
          </table:table-cell>
          <table:table-cell table:formula="of:=STDEV([.BZ108:.BZ117])" office:value-type="float" office:value="0" calcext:value-type="float">
            <text:p>0</text:p>
          </table:table-cell>
          <table:table-cell table:formula="of:=STDEV([.CA108:.CA117])" office:value-type="float" office:value="0" calcext:value-type="float">
            <text:p>0</text:p>
          </table:table-cell>
          <table:table-cell table:formula="of:=STDEV([.CB108:.CB117])" office:value-type="float" office:value="0" calcext:value-type="float">
            <text:p>0</text:p>
          </table:table-cell>
          <table:table-cell table:formula="of:=STDEV([.CC108:.CC117])" office:value-type="float" office:value="0" calcext:value-type="float">
            <text:p>0</text:p>
          </table:table-cell>
          <table:table-cell table:formula="of:=STDEV([.CD108:.CD117])" office:value-type="float" office:value="0" calcext:value-type="float">
            <text:p>0</text:p>
          </table:table-cell>
          <table:table-cell table:formula="of:=STDEV([.CE108:.CE117])" office:value-type="float" office:value="0" calcext:value-type="float">
            <text:p>0</text:p>
          </table:table-cell>
          <table:table-cell table:formula="of:=STDEV([.CF108:.CF117])" office:value-type="float" office:value="0" calcext:value-type="float">
            <text:p>0</text:p>
          </table:table-cell>
          <table:table-cell table:formula="of:=STDEV([.CG108:.CG117])" office:value-type="float" office:value="0" calcext:value-type="float">
            <text:p>0</text:p>
          </table:table-cell>
          <table:table-cell table:formula="of:=STDEV([.CH108:.CH117])" office:value-type="float" office:value="0" calcext:value-type="float">
            <text:p>0</text:p>
          </table:table-cell>
          <table:table-cell table:formula="of:=STDEV([.CI108:.CI117])" office:value-type="float" office:value="0" calcext:value-type="float">
            <text:p>0</text:p>
          </table:table-cell>
          <table:table-cell table:formula="of:=STDEV([.CJ108:.CJ117])" office:value-type="float" office:value="0" calcext:value-type="float">
            <text:p>0</text:p>
          </table:table-cell>
          <table:table-cell table:formula="of:=STDEV([.CK108:.CK117])" office:value-type="float" office:value="0" calcext:value-type="float">
            <text:p>0</text:p>
          </table:table-cell>
          <table:table-cell table:formula="of:=STDEV([.CL108:.CL117])" office:value-type="float" office:value="0" calcext:value-type="float">
            <text:p>0</text:p>
          </table:table-cell>
          <table:table-cell table:formula="of:=STDEV([.CM108:.CM117])" office:value-type="float" office:value="0" calcext:value-type="float">
            <text:p>0</text:p>
          </table:table-cell>
          <table:table-cell table:formula="of:=STDEV([.CN108:.CN117])" office:value-type="float" office:value="0" calcext:value-type="float">
            <text:p>0</text:p>
          </table:table-cell>
          <table:table-cell table:formula="of:=STDEV([.CO108:.CO117])" office:value-type="float" office:value="0" calcext:value-type="float">
            <text:p>0</text:p>
          </table:table-cell>
          <table:table-cell table:formula="of:=STDEV([.CP108:.CP117])" office:value-type="float" office:value="0" calcext:value-type="float">
            <text:p>0</text:p>
          </table:table-cell>
          <table:table-cell table:formula="of:=STDEV([.CQ108:.CQ117])" office:value-type="float" office:value="0" calcext:value-type="float">
            <text:p>0</text:p>
          </table:table-cell>
          <table:table-cell table:formula="of:=STDEV([.CR108:.CR117])" office:value-type="float" office:value="0" calcext:value-type="float">
            <text:p>0</text:p>
          </table:table-cell>
          <table:table-cell table:formula="of:=STDEV([.CS108:.CS117])" office:value-type="float" office:value="0" calcext:value-type="float">
            <text:p>0</text:p>
          </table:table-cell>
          <table:table-cell table:formula="of:=STDEV([.CT108:.CT117])" office:value-type="float" office:value="0" calcext:value-type="float">
            <text:p>0</text:p>
          </table:table-cell>
          <table:table-cell table:formula="of:=STDEV([.CU108:.CU117])" office:value-type="float" office:value="0" calcext:value-type="float">
            <text:p>0</text:p>
          </table:table-cell>
          <table:table-cell table:formula="of:=STDEV([.CV108:.CV117])" office:value-type="float" office:value="0" calcext:value-type="float">
            <text:p>0</text:p>
          </table:table-cell>
          <table:table-cell table:formula="of:=STDEV([.CW108:.CW117])" office:value-type="float" office:value="0" calcext:value-type="float">
            <text:p>0</text:p>
          </table:table-cell>
          <table:table-cell table:formula="of:=STDEV([.CX108:.CX117])" office:value-type="float" office:value="0" calcext:value-type="float">
            <text:p>0</text:p>
          </table:table-cell>
          <table:table-cell table:formula="of:=STDEV([.CY108:.CY117])" office:value-type="float" office:value="0" calcext:value-type="float">
            <text:p>0</text:p>
          </table:table-cell>
          <table:table-cell table:formula="of:=STDEV([.CZ108:.CZ117])" office:value-type="float" office:value="0" calcext:value-type="float">
            <text:p>0</text:p>
          </table:table-cell>
          <table:table-cell table:formula="of:=STDEV([.DA108:.DA117])" office:value-type="float" office:value="0" calcext:value-type="float">
            <text:p>0</text:p>
          </table:table-cell>
          <table:table-cell table:formula="of:=STDEV([.DB108:.DB117])" office:value-type="float" office:value="0" calcext:value-type="float">
            <text:p>0</text:p>
          </table:table-cell>
          <table:table-cell table:formula="of:=STDEV([.DC108:.DC117])" office:value-type="float" office:value="0" calcext:value-type="float">
            <text:p>0</text:p>
          </table:table-cell>
          <table:table-cell table:formula="of:=STDEV([.DD108:.DD117])" office:value-type="float" office:value="0" calcext:value-type="float">
            <text:p>0</text:p>
          </table:table-cell>
          <table:table-cell table:formula="of:=STDEV([.DE108:.DE117])" office:value-type="float" office:value="0" calcext:value-type="float">
            <text:p>0</text:p>
          </table:table-cell>
          <table:table-cell table:formula="of:=STDEV([.DF108:.DF117])" office:value-type="float" office:value="0" calcext:value-type="float">
            <text:p>0</text:p>
          </table:table-cell>
          <table:table-cell table:formula="of:=STDEV([.DG108:.DG117])" office:value-type="float" office:value="0" calcext:value-type="float">
            <text:p>0</text:p>
          </table:table-cell>
          <table:table-cell table:formula="of:=STDEV([.DH108:.DH117])" office:value-type="float" office:value="0" calcext:value-type="float">
            <text:p>0</text:p>
          </table:table-cell>
          <table:table-cell table:formula="of:=STDEV([.DI108:.DI117])" office:value-type="float" office:value="0" calcext:value-type="float">
            <text:p>0</text:p>
          </table:table-cell>
          <table:table-cell table:formula="of:=STDEV([.DJ108:.DJ117])" office:value-type="float" office:value="0" calcext:value-type="float">
            <text:p>0</text:p>
          </table:table-cell>
          <table:table-cell table:formula="of:=STDEV([.DK108:.DK117])" office:value-type="float" office:value="0" calcext:value-type="float">
            <text:p>0</text:p>
          </table:table-cell>
          <table:table-cell table:formula="of:=STDEV([.DL108:.DL117])" office:value-type="float" office:value="0" calcext:value-type="float">
            <text:p>0</text:p>
          </table:table-cell>
          <table:table-cell table:formula="of:=STDEV([.DM108:.DM117])" office:value-type="float" office:value="0" calcext:value-type="float">
            <text:p>0</text:p>
          </table:table-cell>
          <table:table-cell table:formula="of:=STDEV([.DN108:.DN117])" office:value-type="float" office:value="0" calcext:value-type="float">
            <text:p>0</text:p>
          </table:table-cell>
          <table:table-cell table:formula="of:=STDEV([.DO108:.DO117])" office:value-type="float" office:value="0" calcext:value-type="float">
            <text:p>0</text:p>
          </table:table-cell>
          <table:table-cell table:formula="of:=STDEV([.DP108:.DP117])" office:value-type="float" office:value="0" calcext:value-type="float">
            <text:p>0</text:p>
          </table:table-cell>
          <table:table-cell table:formula="of:=STDEV([.DQ108:.DQ117])" office:value-type="float" office:value="0" calcext:value-type="float">
            <text:p>0</text:p>
          </table:table-cell>
          <table:table-cell table:formula="of:=STDEV([.DR108:.DR117])" office:value-type="float" office:value="0" calcext:value-type="float">
            <text:p>0</text:p>
          </table:table-cell>
          <table:table-cell table:formula="of:=STDEV([.DS108:.DS117])" office:value-type="float" office:value="0" calcext:value-type="float">
            <text:p>0</text:p>
          </table:table-cell>
          <table:table-cell table:formula="of:=STDEV([.DT108:.DT117])" office:value-type="float" office:value="0" calcext:value-type="float">
            <text:p>0</text:p>
          </table:table-cell>
          <table:table-cell table:formula="of:=STDEV([.DU108:.DU117])" office:value-type="float" office:value="0" calcext:value-type="float">
            <text:p>0</text:p>
          </table:table-cell>
          <table:table-cell table:formula="of:=STDEV([.DV108:.DV117])" office:value-type="float" office:value="0" calcext:value-type="float">
            <text:p>0</text:p>
          </table:table-cell>
          <table:table-cell table:formula="of:=STDEV([.DW108:.DW117])" office:value-type="float" office:value="0" calcext:value-type="float">
            <text:p>0</text:p>
          </table:table-cell>
          <table:table-cell table:formula="of:=STDEV([.DX108:.DX117])" office:value-type="float" office:value="0" calcext:value-type="float">
            <text:p>0</text:p>
          </table:table-cell>
          <table:table-cell table:formula="of:=STDEV([.DY108:.DY117])" office:value-type="float" office:value="0" calcext:value-type="float">
            <text:p>0</text:p>
          </table:table-cell>
          <table:table-cell table:formula="of:=STDEV([.DZ108:.DZ117])" office:value-type="float" office:value="0" calcext:value-type="float">
            <text:p>0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3409961685824" calcext:value-type="float">
            <text:p>51.3409961685824</text:p>
          </table:table-cell>
          <table:table-cell office:value-type="float" office:value="68.5823754789272" calcext:value-type="float">
            <text:p>68.5823754789272</text:p>
          </table:table-cell>
          <table:table-cell office:value-type="float" office:value="73.1800766283525" calcext:value-type="float">
            <text:p>73.1800766283525</text:p>
          </table:table-cell>
          <table:table-cell office:value-type="float" office:value="74.3295019157088" calcext:value-type="float">
            <text:p>74.3295019157088</text:p>
          </table:table-cell>
          <table:table-cell office:value-type="float" office:value="76.6283524904215" calcext:value-type="float">
            <text:p>76.6283524904215</text:p>
          </table:table-cell>
          <table:table-cell office:value-type="float" office:value="78.1609195402299" calcext:value-type="float">
            <text:p>78.1609195402299</text:p>
          </table:table-cell>
          <table:table-cell office:value-type="float" office:value="79.6934865900383" calcext:value-type="float">
            <text:p>79.6934865900383</text:p>
          </table:table-cell>
          <table:table-cell office:value-type="float" office:value="80.0766283524904" calcext:value-type="float">
            <text:p>80.0766283524904</text:p>
          </table:table-cell>
          <table:table-cell office:value-type="float" office:value="81.2260536398467" calcext:value-type="float">
            <text:p>81.2260536398467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3.9080459770115" calcext:value-type="float">
            <text:p>83.9080459770115</text:p>
          </table:table-cell>
          <table:table-cell office:value-type="float" office:value="84.2911877394636" calcext:value-type="float">
            <text:p>84.2911877394636</text:p>
          </table:table-cell>
          <table:table-cell office:value-type="float" office:value="84.6743295019157" calcext:value-type="float">
            <text:p>84.6743295019157</text:p>
          </table:table-cell>
          <table:table-cell office:value-type="float" office:value="85.0574712643678" calcext:value-type="float">
            <text:p>85.0574712643678</text:p>
          </table:table-cell>
          <table:table-cell office:value-type="float" office:value="85.823754789272" calcext:value-type="float">
            <text:p>85.823754789272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6.9731800766284" calcext:value-type="float">
            <text:p>86.9731800766284</text:p>
          </table:table-cell>
          <table:table-cell office:value-type="float" office:value="87.3563218390805" calcext:value-type="float">
            <text:p>87.3563218390805</text:p>
          </table:table-cell>
          <table:table-cell table:number-columns-repeated="2" office:value-type="float" office:value="88.1226053639847" calcext:value-type="float">
            <text:p>88.1226053639847</text:p>
          </table:table-cell>
          <table:table-cell office:value-type="float" office:value="88.5057471264368" calcext:value-type="float">
            <text:p>88.505747126436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272030651341" calcext:value-type="float">
            <text:p>89.272030651341</text:p>
          </table:table-cell>
          <table:table-cell office:value-type="float" office:value="91.9540229885057" calcext:value-type="float">
            <text:p>91.9540229885057</text:p>
          </table:table-cell>
          <table:table-cell office:value-type="float" office:value="93.1034482758621" calcext:value-type="float">
            <text:p>93.1034482758621</text:p>
          </table:table-cell>
          <table:table-cell office:value-type="float" office:value="95.0191570881226" calcext:value-type="float">
            <text:p>95.0191570881226</text:p>
          </table:table-cell>
          <table:table-cell office:value-type="float" office:value="95.4022988505747" calcext:value-type="float">
            <text:p>95.4022988505747</text:p>
          </table:table-cell>
          <table:table-cell table:number-columns-repeated="2" office:value-type="float" office:value="96.1685823754789" calcext:value-type="float">
            <text:p>96.1685823754789</text:p>
          </table:table-cell>
          <table:table-cell office:value-type="float" office:value="96.9348659003832" calcext:value-type="float">
            <text:p>96.9348659003832</text:p>
          </table:table-cell>
          <table:table-cell office:value-type="float" office:value="97.3180076628352" calcext:value-type="float">
            <text:p>97.3180076628352</text:p>
          </table:table-cell>
          <table:table-cell table:number-columns-repeated="2" office:value-type="float" office:value="97.7011494252874" calcext:value-type="float">
            <text:p>97.7011494252874</text:p>
          </table:table-cell>
          <table:table-cell office:value-type="float" office:value="98.0842911877395" calcext:value-type="float">
            <text:p>98.0842911877395</text:p>
          </table:table-cell>
          <table:table-cell office:value-type="float" office:value="98.8505747126437" calcext:value-type="float">
            <text:p>98.8505747126437</text:p>
          </table:table-cell>
          <table:table-cell office:value-type="float" office:value="99.2337164750958" calcext:value-type="float">
            <text:p>99.2337164750958</text:p>
          </table:table-cell>
          <table:table-cell table:number-columns-repeated="7" office:value-type="float" office:value="99.6168582375479" calcext:value-type="float">
            <text:p>99.6168582375479</text:p>
          </table:table-cell>
          <table:table-cell table:number-columns-repeated="8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3409961685824" calcext:value-type="float">
            <text:p>51.3409961685824</text:p>
          </table:table-cell>
          <table:table-cell office:value-type="float" office:value="69.7318007662835" calcext:value-type="float">
            <text:p>69.7318007662835</text:p>
          </table:table-cell>
          <table:table-cell office:value-type="float" office:value="75.4789272030651" calcext:value-type="float">
            <text:p>75.4789272030651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78.1609195402299" calcext:value-type="float">
            <text:p>78.1609195402299</text:p>
          </table:table-cell>
          <table:table-cell office:value-type="float" office:value="79.6934865900383" calcext:value-type="float">
            <text:p>79.6934865900383</text:p>
          </table:table-cell>
          <table:table-cell office:value-type="float" office:value="81.6091954022989" calcext:value-type="float">
            <text:p>81.6091954022989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1.992337164751" calcext:value-type="float">
            <text:p>81.992337164751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3.5249042145594" calcext:value-type="float">
            <text:p>83.5249042145594</text:p>
          </table:table-cell>
          <table:table-cell table:number-columns-repeated="2" office:value-type="float" office:value="83.9080459770115" calcext:value-type="float">
            <text:p>83.9080459770115</text:p>
          </table:table-cell>
          <table:table-cell office:value-type="float" office:value="84.2911877394636" calcext:value-type="float">
            <text:p>84.2911877394636</text:p>
          </table:table-cell>
          <table:table-cell office:value-type="float" office:value="85.4406130268199" calcext:value-type="float">
            <text:p>85.4406130268199</text:p>
          </table:table-cell>
          <table:table-cell office:value-type="float" office:value="85.0574712643678" calcext:value-type="float">
            <text:p>85.0574712643678</text:p>
          </table:table-cell>
          <table:table-cell table:number-columns-repeated="2" office:value-type="float" office:value="85.823754789272" calcext:value-type="float">
            <text:p>85.823754789272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7.3563218390805" calcext:value-type="float">
            <text:p>87.3563218390805</text:p>
          </table:table-cell>
          <table:table-cell office:value-type="float" office:value="88.1226053639847" calcext:value-type="float">
            <text:p>88.1226053639847</text:p>
          </table:table-cell>
          <table:table-cell office:value-type="float" office:value="88.5057471264368" calcext:value-type="float">
            <text:p>88.505747126436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90.0383141762452" calcext:value-type="float">
            <text:p>90.0383141762452</text:p>
          </table:table-cell>
          <table:table-cell office:value-type="float" office:value="91.5708812260536" calcext:value-type="float">
            <text:p>91.5708812260536</text:p>
          </table:table-cell>
          <table:table-cell office:value-type="float" office:value="93.1034482758621" calcext:value-type="float">
            <text:p>93.1034482758621</text:p>
          </table:table-cell>
          <table:table-cell office:value-type="float" office:value="95.0191570881226" calcext:value-type="float">
            <text:p>95.0191570881226</text:p>
          </table:table-cell>
          <table:table-cell office:value-type="float" office:value="96.1685823754789" calcext:value-type="float">
            <text:p>96.1685823754789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98.8505747126437" calcext:value-type="float">
            <text:p>98.8505747126437</text:p>
          </table:table-cell>
          <table:table-cell table:number-columns-repeated="6" office:value-type="float" office:value="99.2337164750958" calcext:value-type="float">
            <text:p>99.2337164750958</text:p>
          </table:table-cell>
          <table:table-cell table:number-columns-repeated="5" office:value-type="float" office:value="99.6168582375479" calcext:value-type="float">
            <text:p>99.6168582375479</text:p>
          </table:table-cell>
          <table:table-cell table:number-columns-repeated="8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360153256705" calcext:value-type="float">
            <text:p>46.360153256705</text:p>
          </table:table-cell>
          <table:table-cell office:value-type="float" office:value="61.3026819923372" calcext:value-type="float">
            <text:p>61.3026819923372</text:p>
          </table:table-cell>
          <table:table-cell office:value-type="float" office:value="70.8812260536399" calcext:value-type="float">
            <text:p>70.8812260536399</text:p>
          </table:table-cell>
          <table:table-cell office:value-type="float" office:value="76.2452107279694" calcext:value-type="float">
            <text:p>76.2452107279694</text:p>
          </table:table-cell>
          <table:table-cell office:value-type="float" office:value="77.3946360153257" calcext:value-type="float">
            <text:p>77.3946360153257</text:p>
          </table:table-cell>
          <table:table-cell office:value-type="float" office:value="79.6934865900383" calcext:value-type="float">
            <text:p>79.6934865900383</text:p>
          </table:table-cell>
          <table:table-cell office:value-type="float" office:value="80.0766283524904" calcext:value-type="float">
            <text:p>80.0766283524904</text:p>
          </table:table-cell>
          <table:table-cell office:value-type="float" office:value="82.3754789272031" calcext:value-type="float">
            <text:p>82.3754789272031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1.992337164751" calcext:value-type="float">
            <text:p>81.992337164751</text:p>
          </table:table-cell>
          <table:table-cell table:number-columns-repeated="3" office:value-type="float" office:value="82.3754789272031" calcext:value-type="float">
            <text:p>82.3754789272031</text:p>
          </table:table-cell>
          <table:table-cell office:value-type="float" office:value="83.9080459770115" calcext:value-type="float">
            <text:p>83.9080459770115</text:p>
          </table:table-cell>
          <table:table-cell office:value-type="float" office:value="84.2911877394636" calcext:value-type="float">
            <text:p>84.2911877394636</text:p>
          </table:table-cell>
          <table:table-cell office:value-type="float" office:value="85.823754789272" calcext:value-type="float">
            <text:p>85.823754789272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7.3563218390805" calcext:value-type="float">
            <text:p>87.3563218390805</text:p>
          </table:table-cell>
          <table:table-cell office:value-type="float" office:value="88.5057471264368" calcext:value-type="float">
            <text:p>88.5057471264368</text:p>
          </table:table-cell>
          <table:table-cell office:value-type="float" office:value="89.6551724137931" calcext:value-type="float">
            <text:p>89.6551724137931</text:p>
          </table:table-cell>
          <table:table-cell office:value-type="float" office:value="90.0383141762452" calcext:value-type="float">
            <text:p>90.0383141762452</text:p>
          </table:table-cell>
          <table:table-cell office:value-type="float" office:value="90.4214559386973" calcext:value-type="float">
            <text:p>90.4214559386973</text:p>
          </table:table-cell>
          <table:table-cell table:number-columns-repeated="2" office:value-type="float" office:value="91.1877394636015" calcext:value-type="float">
            <text:p>91.1877394636015</text:p>
          </table:table-cell>
          <table:table-cell office:value-type="float" office:value="92.72030651341" calcext:value-type="float">
            <text:p>92.72030651341</text:p>
          </table:table-cell>
          <table:table-cell office:value-type="float" office:value="93.8697318007663" calcext:value-type="float">
            <text:p>93.8697318007663</text:p>
          </table:table-cell>
          <table:table-cell office:value-type="float" office:value="94.6360153256705" calcext:value-type="float">
            <text:p>94.6360153256705</text:p>
          </table:table-cell>
          <table:table-cell office:value-type="float" office:value="95.4022988505747" calcext:value-type="float">
            <text:p>95.4022988505747</text:p>
          </table:table-cell>
          <table:table-cell office:value-type="float" office:value="96.1685823754789" calcext:value-type="float">
            <text:p>96.1685823754789</text:p>
          </table:table-cell>
          <table:table-cell office:value-type="float" office:value="97.3180076628352" calcext:value-type="float">
            <text:p>97.3180076628352</text:p>
          </table:table-cell>
          <table:table-cell office:value-type="float" office:value="98.0842911877395" calcext:value-type="float">
            <text:p>98.0842911877395</text:p>
          </table:table-cell>
          <table:table-cell office:value-type="float" office:value="98.4674329501916" calcext:value-type="float">
            <text:p>98.4674329501916</text:p>
          </table:table-cell>
          <table:table-cell table:number-columns-repeated="2" office:value-type="float" office:value="98.8505747126437" calcext:value-type="float">
            <text:p>98.8505747126437</text:p>
          </table:table-cell>
          <table:table-cell table:number-columns-repeated="2" office:value-type="float" office:value="99.2337164750958" calcext:value-type="float">
            <text:p>99.2337164750958</text:p>
          </table:table-cell>
          <table:table-cell table:number-columns-repeated="3" office:value-type="float" office:value="99.6168582375479" calcext:value-type="float">
            <text:p>99.6168582375479</text:p>
          </table:table-cell>
          <table:table-cell table:number-columns-repeated="9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578544061303" calcext:value-type="float">
            <text:p>50.9578544061303</text:p>
          </table:table-cell>
          <table:table-cell office:value-type="float" office:value="67.0498084291188" calcext:value-type="float">
            <text:p>67.0498084291188</text:p>
          </table:table-cell>
          <table:table-cell office:value-type="float" office:value="72.7969348659004" calcext:value-type="float">
            <text:p>72.7969348659004</text:p>
          </table:table-cell>
          <table:table-cell office:value-type="float" office:value="76.2452107279694" calcext:value-type="float">
            <text:p>76.2452107279694</text:p>
          </table:table-cell>
          <table:table-cell office:value-type="float" office:value="78.9272030651341" calcext:value-type="float">
            <text:p>78.9272030651341</text:p>
          </table:table-cell>
          <table:table-cell office:value-type="float" office:value="80.0766283524904" calcext:value-type="float">
            <text:p>80.0766283524904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1.992337164751" calcext:value-type="float">
            <text:p>81.992337164751</text:p>
          </table:table-cell>
          <table:table-cell office:value-type="float" office:value="82.7586206896552" calcext:value-type="float">
            <text:p>82.7586206896552</text:p>
          </table:table-cell>
          <table:table-cell office:value-type="float" office:value="83.9080459770115" calcext:value-type="float">
            <text:p>83.9080459770115</text:p>
          </table:table-cell>
          <table:table-cell table:number-columns-repeated="2" office:value-type="float" office:value="84.2911877394636" calcext:value-type="float">
            <text:p>84.2911877394636</text:p>
          </table:table-cell>
          <table:table-cell office:value-type="float" office:value="84.6743295019157" calcext:value-type="float">
            <text:p>84.6743295019157</text:p>
          </table:table-cell>
          <table:table-cell table:number-columns-repeated="2" office:value-type="float" office:value="85.4406130268199" calcext:value-type="float">
            <text:p>85.4406130268199</text:p>
          </table:table-cell>
          <table:table-cell table:number-columns-repeated="5" office:value-type="float" office:value="85.0574712643678" calcext:value-type="float">
            <text:p>85.0574712643678</text:p>
          </table:table-cell>
          <table:table-cell office:value-type="float" office:value="86.2068965517241" calcext:value-type="float">
            <text:p>86.2068965517241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8.1226053639847" calcext:value-type="float">
            <text:p>88.1226053639847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office:value-type="float" office:value="91.1877394636015" calcext:value-type="float">
            <text:p>91.1877394636015</text:p>
          </table:table-cell>
          <table:table-cell office:value-type="float" office:value="93.1034482758621" calcext:value-type="float">
            <text:p>93.1034482758621</text:p>
          </table:table-cell>
          <table:table-cell office:value-type="float" office:value="93.4865900383142" calcext:value-type="float">
            <text:p>93.4865900383142</text:p>
          </table:table-cell>
          <table:table-cell office:value-type="float" office:value="94.6360153256705" calcext:value-type="float">
            <text:p>94.6360153256705</text:p>
          </table:table-cell>
          <table:table-cell table:number-columns-repeated="2" office:value-type="float" office:value="95.7854406130268" calcext:value-type="float">
            <text:p>95.7854406130268</text:p>
          </table:table-cell>
          <table:table-cell office:value-type="float" office:value="98.4674329501916" calcext:value-type="float">
            <text:p>98.4674329501916</text:p>
          </table:table-cell>
          <table:table-cell office:value-type="float" office:value="99.2337164750958" calcext:value-type="float">
            <text:p>99.2337164750958</text:p>
          </table:table-cell>
          <table:table-cell office:value-type="float" office:value="99.6168582375479" calcext:value-type="float">
            <text:p>99.6168582375479</text:p>
          </table:table-cell>
          <table:table-cell table:number-columns-repeated="9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4252873563218" calcext:value-type="float">
            <text:p>49.4252873563218</text:p>
          </table:table-cell>
          <table:table-cell office:value-type="float" office:value="68.1992337164751" calcext:value-type="float">
            <text:p>68.1992337164751</text:p>
          </table:table-cell>
          <table:table-cell office:value-type="float" office:value="75.095785440613" calcext:value-type="float">
            <text:p>75.095785440613</text:p>
          </table:table-cell>
          <table:table-cell office:value-type="float" office:value="78.544061302682" calcext:value-type="float">
            <text:p>78.544061302682</text:p>
          </table:table-cell>
          <table:table-cell office:value-type="float" office:value="79.6934865900383" calcext:value-type="float">
            <text:p>79.6934865900383</text:p>
          </table:table-cell>
          <table:table-cell office:value-type="float" office:value="79.3103448275862" calcext:value-type="float">
            <text:p>79.3103448275862</text:p>
          </table:table-cell>
          <table:table-cell office:value-type="float" office:value="78.9272030651341" calcext:value-type="float">
            <text:p>78.9272030651341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1.6091954022989" calcext:value-type="float">
            <text:p>81.6091954022989</text:p>
          </table:table-cell>
          <table:table-cell office:value-type="float" office:value="82.7586206896552" calcext:value-type="float">
            <text:p>82.7586206896552</text:p>
          </table:table-cell>
          <table:table-cell table:number-columns-repeated="3" office:value-type="float" office:value="83.5249042145594" calcext:value-type="float">
            <text:p>83.5249042145594</text:p>
          </table:table-cell>
          <table:table-cell office:value-type="float" office:value="84.2911877394636" calcext:value-type="float">
            <text:p>84.2911877394636</text:p>
          </table:table-cell>
          <table:table-cell office:value-type="float" office:value="85.0574712643678" calcext:value-type="float">
            <text:p>85.0574712643678</text:p>
          </table:table-cell>
          <table:table-cell office:value-type="float" office:value="85.4406130268199" calcext:value-type="float">
            <text:p>85.4406130268199</text:p>
          </table:table-cell>
          <table:table-cell office:value-type="float" office:value="85.0574712643678" calcext:value-type="float">
            <text:p>85.0574712643678</text:p>
          </table:table-cell>
          <table:table-cell office:value-type="float" office:value="85.823754789272" calcext:value-type="float">
            <text:p>85.823754789272</text:p>
          </table:table-cell>
          <table:table-cell office:value-type="float" office:value="86.9731800766284" calcext:value-type="float">
            <text:p>86.9731800766284</text:p>
          </table:table-cell>
          <table:table-cell office:value-type="float" office:value="88.1226053639847" calcext:value-type="float">
            <text:p>88.1226053639847</text:p>
          </table:table-cell>
          <table:table-cell office:value-type="float" office:value="88.5057471264368" calcext:value-type="float">
            <text:p>88.5057471264368</text:p>
          </table:table-cell>
          <table:table-cell office:value-type="float" office:value="89.272030651341" calcext:value-type="float">
            <text:p>89.272030651341</text:p>
          </table:table-cell>
          <table:table-cell table:number-columns-repeated="2" office:value-type="float" office:value="89.6551724137931" calcext:value-type="float">
            <text:p>89.6551724137931</text:p>
          </table:table-cell>
          <table:table-cell office:value-type="float" office:value="90.8045977011494" calcext:value-type="float">
            <text:p>90.8045977011494</text:p>
          </table:table-cell>
          <table:table-cell office:value-type="float" office:value="92.72030651341" calcext:value-type="float">
            <text:p>92.72030651341</text:p>
          </table:table-cell>
          <table:table-cell office:value-type="float" office:value="93.4865900383142" calcext:value-type="float">
            <text:p>93.4865900383142</text:p>
          </table:table-cell>
          <table:table-cell office:value-type="float" office:value="94.2528735632184" calcext:value-type="float">
            <text:p>94.2528735632184</text:p>
          </table:table-cell>
          <table:table-cell office:value-type="float" office:value="95.4022988505747" calcext:value-type="float">
            <text:p>95.4022988505747</text:p>
          </table:table-cell>
          <table:table-cell office:value-type="float" office:value="95.7854406130268" calcext:value-type="float">
            <text:p>95.7854406130268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97.3180076628352" calcext:value-type="float">
            <text:p>97.3180076628352</text:p>
          </table:table-cell>
          <table:table-cell office:value-type="float" office:value="98.4674329501916" calcext:value-type="float">
            <text:p>98.4674329501916</text:p>
          </table:table-cell>
          <table:table-cell table:number-columns-repeated="5" office:value-type="float" office:value="99.2337164750958" calcext:value-type="float">
            <text:p>99.2337164750958</text:p>
          </table:table-cell>
          <table:table-cell table:number-columns-repeated="7" office:value-type="float" office:value="99.6168582375479" calcext:value-type="float">
            <text:p>99.6168582375479</text:p>
          </table:table-cell>
          <table:table-cell table:number-columns-repeated="8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915708812261" calcext:value-type="float">
            <text:p>50.1915708812261</text:p>
          </table:table-cell>
          <table:table-cell office:value-type="float" office:value="68.5823754789272" calcext:value-type="float">
            <text:p>68.5823754789272</text:p>
          </table:table-cell>
          <table:table-cell office:value-type="float" office:value="73.9463601532567" calcext:value-type="float">
            <text:p>73.9463601532567</text:p>
          </table:table-cell>
          <table:table-cell office:value-type="float" office:value="75.4789272030651" calcext:value-type="float">
            <text:p>75.4789272030651</text:p>
          </table:table-cell>
          <table:table-cell office:value-type="float" office:value="77.0114942528736" calcext:value-type="float">
            <text:p>77.0114942528736</text:p>
          </table:table-cell>
          <table:table-cell office:value-type="float" office:value="78.1609195402299" calcext:value-type="float">
            <text:p>78.1609195402299</text:p>
          </table:table-cell>
          <table:table-cell office:value-type="float" office:value="78.9272030651341" calcext:value-type="float">
            <text:p>78.9272030651341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2.3754789272031" calcext:value-type="float">
            <text:p>82.3754789272031</text:p>
          </table:table-cell>
          <table:table-cell table:number-columns-repeated="2" office:value-type="float" office:value="83.9080459770115" calcext:value-type="float">
            <text:p>83.9080459770115</text:p>
          </table:table-cell>
          <table:table-cell office:value-type="float" office:value="85.0574712643678" calcext:value-type="float">
            <text:p>85.0574712643678</text:p>
          </table:table-cell>
          <table:table-cell table:number-columns-repeated="3" office:value-type="float" office:value="85.4406130268199" calcext:value-type="float">
            <text:p>85.4406130268199</text:p>
          </table:table-cell>
          <table:table-cell office:value-type="float" office:value="85.823754789272" calcext:value-type="float">
            <text:p>85.823754789272</text:p>
          </table:table-cell>
          <table:table-cell office:value-type="float" office:value="86.2068965517241" calcext:value-type="float">
            <text:p>86.2068965517241</text:p>
          </table:table-cell>
          <table:table-cell office:value-type="float" office:value="86.9731800766284" calcext:value-type="float">
            <text:p>86.9731800766284</text:p>
          </table:table-cell>
          <table:table-cell office:value-type="float" office:value="87.7394636015326" calcext:value-type="float">
            <text:p>87.7394636015326</text:p>
          </table:table-cell>
          <table:table-cell office:value-type="float" office:value="88.5057471264368" calcext:value-type="float">
            <text:p>88.5057471264368</text:p>
          </table:table-cell>
          <table:table-cell table:number-columns-repeated="2" office:value-type="float" office:value="89.272030651341" calcext:value-type="float">
            <text:p>89.272030651341</text:p>
          </table:table-cell>
          <table:table-cell office:value-type="float" office:value="92.3371647509579" calcext:value-type="float">
            <text:p>92.3371647509579</text:p>
          </table:table-cell>
          <table:table-cell office:value-type="float" office:value="93.8697318007663" calcext:value-type="float">
            <text:p>93.8697318007663</text:p>
          </table:table-cell>
          <table:table-cell office:value-type="float" office:value="94.2528735632184" calcext:value-type="float">
            <text:p>94.2528735632184</text:p>
          </table:table-cell>
          <table:table-cell office:value-type="float" office:value="95.0191570881226" calcext:value-type="float">
            <text:p>95.0191570881226</text:p>
          </table:table-cell>
          <table:table-cell office:value-type="float" office:value="95.7854406130268" calcext:value-type="float">
            <text:p>95.7854406130268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97.7011494252874" calcext:value-type="float">
            <text:p>97.7011494252874</text:p>
          </table:table-cell>
          <table:table-cell office:value-type="float" office:value="98.0842911877395" calcext:value-type="float">
            <text:p>98.0842911877395</text:p>
          </table:table-cell>
          <table:table-cell office:value-type="float" office:value="98.8505747126437" calcext:value-type="float">
            <text:p>98.8505747126437</text:p>
          </table:table-cell>
          <table:table-cell table:number-columns-repeated="2" office:value-type="float" office:value="99.2337164750958" calcext:value-type="float">
            <text:p>99.2337164750958</text:p>
          </table:table-cell>
          <table:table-cell table:number-columns-repeated="2" office:value-type="float" office:value="99.6168582375479" calcext:value-type="float">
            <text:p>99.6168582375479</text:p>
          </table:table-cell>
          <table:table-cell table:number-columns-repeated="9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5747126436782" calcext:value-type="float">
            <text:p>50.5747126436782</text:p>
          </table:table-cell>
          <table:table-cell office:value-type="float" office:value="64.7509578544061" calcext:value-type="float">
            <text:p>64.7509578544061</text:p>
          </table:table-cell>
          <table:table-cell office:value-type="float" office:value="71.264367816092" calcext:value-type="float">
            <text:p>71.264367816092</text:p>
          </table:table-cell>
          <table:table-cell office:value-type="float" office:value="75.4789272030651" calcext:value-type="float">
            <text:p>75.4789272030651</text:p>
          </table:table-cell>
          <table:table-cell office:value-type="float" office:value="77.3946360153257" calcext:value-type="float">
            <text:p>77.3946360153257</text:p>
          </table:table-cell>
          <table:table-cell office:value-type="float" office:value="78.9272030651341" calcext:value-type="float">
            <text:p>78.9272030651341</text:p>
          </table:table-cell>
          <table:table-cell office:value-type="float" office:value="80.0766283524904" calcext:value-type="float">
            <text:p>80.0766283524904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1.6091954022989" calcext:value-type="float">
            <text:p>81.6091954022989</text:p>
          </table:table-cell>
          <table:table-cell office:value-type="float" office:value="82.7586206896552" calcext:value-type="float">
            <text:p>82.7586206896552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3.9080459770115" calcext:value-type="float">
            <text:p>83.9080459770115</text:p>
          </table:table-cell>
          <table:table-cell office:value-type="float" office:value="83.5249042145594" calcext:value-type="float">
            <text:p>83.5249042145594</text:p>
          </table:table-cell>
          <table:table-cell office:value-type="float" office:value="84.6743295019157" calcext:value-type="float">
            <text:p>84.6743295019157</text:p>
          </table:table-cell>
          <table:table-cell office:value-type="float" office:value="85.4406130268199" calcext:value-type="float">
            <text:p>85.4406130268199</text:p>
          </table:table-cell>
          <table:table-cell table:number-columns-repeated="3" office:value-type="float" office:value="86.2068965517241" calcext:value-type="float">
            <text:p>86.2068965517241</text:p>
          </table:table-cell>
          <table:table-cell office:value-type="float" office:value="86.9731800766284" calcext:value-type="float">
            <text:p>86.9731800766284</text:p>
          </table:table-cell>
          <table:table-cell office:value-type="float" office:value="87.3563218390805" calcext:value-type="float">
            <text:p>87.3563218390805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6551724137931" calcext:value-type="float">
            <text:p>89.6551724137931</text:p>
          </table:table-cell>
          <table:table-cell office:value-type="float" office:value="91.1877394636015" calcext:value-type="float">
            <text:p>91.1877394636015</text:p>
          </table:table-cell>
          <table:table-cell office:value-type="float" office:value="91.5708812260536" calcext:value-type="float">
            <text:p>91.5708812260536</text:p>
          </table:table-cell>
          <table:table-cell office:value-type="float" office:value="92.3371647509579" calcext:value-type="float">
            <text:p>92.3371647509579</text:p>
          </table:table-cell>
          <table:table-cell table:number-columns-repeated="2" office:value-type="float" office:value="93.8697318007663" calcext:value-type="float">
            <text:p>93.8697318007663</text:p>
          </table:table-cell>
          <table:table-cell office:value-type="float" office:value="95.4022988505747" calcext:value-type="float">
            <text:p>95.4022988505747</text:p>
          </table:table-cell>
          <table:table-cell table:number-columns-repeated="2" office:value-type="float" office:value="96.551724137931" calcext:value-type="float">
            <text:p>96.551724137931</text:p>
          </table:table-cell>
          <table:table-cell office:value-type="float" office:value="98.0842911877395" calcext:value-type="float">
            <text:p>98.0842911877395</text:p>
          </table:table-cell>
          <table:table-cell table:number-columns-repeated="3" office:value-type="float" office:value="99.2337164750958" calcext:value-type="float">
            <text:p>99.2337164750958</text:p>
          </table:table-cell>
          <table:table-cell table:number-columns-repeated="2" office:value-type="float" office:value="99.6168582375479" calcext:value-type="float">
            <text:p>99.6168582375479</text:p>
          </table:table-cell>
          <table:table-cell table:number-columns-repeated="9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1264367816092" calcext:value-type="float">
            <text:p>47.1264367816092</text:p>
          </table:table-cell>
          <table:table-cell office:value-type="float" office:value="68.1992337164751" calcext:value-type="float">
            <text:p>68.1992337164751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9.6934865900383" calcext:value-type="float">
            <text:p>79.6934865900383</text:p>
          </table:table-cell>
          <table:table-cell office:value-type="float" office:value="81.6091954022989" calcext:value-type="float">
            <text:p>81.6091954022989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2.7586206896552" calcext:value-type="float">
            <text:p>82.7586206896552</text:p>
          </table:table-cell>
          <table:table-cell office:value-type="float" office:value="83.1417624521073" calcext:value-type="float">
            <text:p>83.1417624521073</text:p>
          </table:table-cell>
          <table:table-cell office:value-type="float" office:value="83.5249042145594" calcext:value-type="float">
            <text:p>83.5249042145594</text:p>
          </table:table-cell>
          <table:table-cell office:value-type="float" office:value="85.0574712643678" calcext:value-type="float">
            <text:p>85.0574712643678</text:p>
          </table:table-cell>
          <table:table-cell office:value-type="float" office:value="85.4406130268199" calcext:value-type="float">
            <text:p>85.4406130268199</text:p>
          </table:table-cell>
          <table:table-cell office:value-type="float" office:value="84.6743295019157" calcext:value-type="float">
            <text:p>84.6743295019157</text:p>
          </table:table-cell>
          <table:table-cell office:value-type="float" office:value="85.4406130268199" calcext:value-type="float">
            <text:p>85.4406130268199</text:p>
          </table:table-cell>
          <table:table-cell office:value-type="float" office:value="85.823754789272" calcext:value-type="float">
            <text:p>85.823754789272</text:p>
          </table:table-cell>
          <table:table-cell office:value-type="float" office:value="86.2068965517241" calcext:value-type="float">
            <text:p>86.2068965517241</text:p>
          </table:table-cell>
          <table:table-cell table:number-columns-repeated="2" office:value-type="float" office:value="85.823754789272" calcext:value-type="float">
            <text:p>85.823754789272</text:p>
          </table:table-cell>
          <table:table-cell office:value-type="float" office:value="86.2068965517241" calcext:value-type="float">
            <text:p>86.2068965517241</text:p>
          </table:table-cell>
          <table:table-cell office:value-type="float" office:value="87.3563218390805" calcext:value-type="float">
            <text:p>87.3563218390805</text:p>
          </table:table-cell>
          <table:table-cell office:value-type="float" office:value="88.1226053639847" calcext:value-type="float">
            <text:p>88.1226053639847</text:p>
          </table:table-cell>
          <table:table-cell office:value-type="float" office:value="89.272030651341" calcext:value-type="float">
            <text:p>89.272030651341</text:p>
          </table:table-cell>
          <table:table-cell office:value-type="float" office:value="89.6551724137931" calcext:value-type="float">
            <text:p>89.6551724137931</text:p>
          </table:table-cell>
          <table:table-cell office:value-type="float" office:value="90.0383141762452" calcext:value-type="float">
            <text:p>90.0383141762452</text:p>
          </table:table-cell>
          <table:table-cell office:value-type="float" office:value="90.4214559386973" calcext:value-type="float">
            <text:p>90.4214559386973</text:p>
          </table:table-cell>
          <table:table-cell office:value-type="float" office:value="92.3371647509579" calcext:value-type="float">
            <text:p>92.3371647509579</text:p>
          </table:table-cell>
          <table:table-cell office:value-type="float" office:value="93.8697318007663" calcext:value-type="float">
            <text:p>93.8697318007663</text:p>
          </table:table-cell>
          <table:table-cell office:value-type="float" office:value="95.7854406130268" calcext:value-type="float">
            <text:p>95.7854406130268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96.9348659003832" calcext:value-type="float">
            <text:p>96.9348659003832</text:p>
          </table:table-cell>
          <table:table-cell office:value-type="float" office:value="98.0842911877395" calcext:value-type="float">
            <text:p>98.0842911877395</text:p>
          </table:table-cell>
          <table:table-cell table:number-columns-repeated="4" office:value-type="float" office:value="98.4674329501916" calcext:value-type="float">
            <text:p>98.4674329501916</text:p>
          </table:table-cell>
          <table:table-cell office:value-type="float" office:value="98.8505747126437" calcext:value-type="float">
            <text:p>98.8505747126437</text:p>
          </table:table-cell>
          <table:table-cell office:value-type="float" office:value="99.2337164750958" calcext:value-type="float">
            <text:p>99.2337164750958</text:p>
          </table:table-cell>
          <table:table-cell table:number-columns-repeated="9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6590038314176" calcext:value-type="float">
            <text:p>48.659003831417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2.7969348659004" calcext:value-type="float">
            <text:p>72.7969348659004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76.6283524904215" calcext:value-type="float">
            <text:p>76.6283524904215</text:p>
          </table:table-cell>
          <table:table-cell office:value-type="float" office:value="78.1609195402299" calcext:value-type="float">
            <text:p>78.1609195402299</text:p>
          </table:table-cell>
          <table:table-cell office:value-type="float" office:value="79.3103448275862" calcext:value-type="float">
            <text:p>79.3103448275862</text:p>
          </table:table-cell>
          <table:table-cell office:value-type="float" office:value="81.2260536398467" calcext:value-type="float">
            <text:p>81.2260536398467</text:p>
          </table:table-cell>
          <table:table-cell office:value-type="float" office:value="80.8429118773946" calcext:value-type="float">
            <text:p>80.8429118773946</text:p>
          </table:table-cell>
          <table:table-cell office:value-type="float" office:value="81.2260536398467" calcext:value-type="float">
            <text:p>81.2260536398467</text:p>
          </table:table-cell>
          <table:table-cell office:value-type="float" office:value="81.6091954022989" calcext:value-type="float">
            <text:p>81.6091954022989</text:p>
          </table:table-cell>
          <table:table-cell office:value-type="float" office:value="82.3754789272031" calcext:value-type="float">
            <text:p>82.3754789272031</text:p>
          </table:table-cell>
          <table:table-cell table:number-columns-repeated="2" office:value-type="float" office:value="83.1417624521073" calcext:value-type="float">
            <text:p>83.1417624521073</text:p>
          </table:table-cell>
          <table:table-cell office:value-type="float" office:value="84.2911877394636" calcext:value-type="float">
            <text:p>84.2911877394636</text:p>
          </table:table-cell>
          <table:table-cell table:number-columns-repeated="2" office:value-type="float" office:value="85.0574712643678" calcext:value-type="float">
            <text:p>85.0574712643678</text:p>
          </table:table-cell>
          <table:table-cell table:number-columns-repeated="2" office:value-type="float" office:value="85.4406130268199" calcext:value-type="float">
            <text:p>85.4406130268199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7.7394636015326" calcext:value-type="float">
            <text:p>87.7394636015326</text:p>
          </table:table-cell>
          <table:table-cell office:value-type="float" office:value="89.272030651341" calcext:value-type="float">
            <text:p>89.272030651341</text:p>
          </table:table-cell>
          <table:table-cell office:value-type="float" office:value="90.0383141762452" calcext:value-type="float">
            <text:p>90.0383141762452</text:p>
          </table:table-cell>
          <table:table-cell office:value-type="float" office:value="90.8045977011494" calcext:value-type="float">
            <text:p>90.8045977011494</text:p>
          </table:table-cell>
          <table:table-cell office:value-type="float" office:value="91.5708812260536" calcext:value-type="float">
            <text:p>91.5708812260536</text:p>
          </table:table-cell>
          <table:table-cell table:number-columns-repeated="2" office:value-type="float" office:value="92.72030651341" calcext:value-type="float">
            <text:p>92.72030651341</text:p>
          </table:table-cell>
          <table:table-cell office:value-type="float" office:value="96.1685823754789" calcext:value-type="float">
            <text:p>96.1685823754789</text:p>
          </table:table-cell>
          <table:table-cell office:value-type="float" office:value="97.7011494252874" calcext:value-type="float">
            <text:p>97.7011494252874</text:p>
          </table:table-cell>
          <table:table-cell office:value-type="float" office:value="98.0842911877395" calcext:value-type="float">
            <text:p>98.0842911877395</text:p>
          </table:table-cell>
          <table:table-cell office:value-type="float" office:value="98.4674329501916" calcext:value-type="float">
            <text:p>98.4674329501916</text:p>
          </table:table-cell>
          <table:table-cell table:number-columns-repeated="2" office:value-type="float" office:value="98.8505747126437" calcext:value-type="float">
            <text:p>98.8505747126437</text:p>
          </table:table-cell>
          <table:table-cell table:number-columns-repeated="2" office:value-type="float" office:value="99.2337164750958" calcext:value-type="float">
            <text:p>99.2337164750958</text:p>
          </table:table-cell>
          <table:table-cell office:value-type="float" office:value="99.6168582375479" calcext:value-type="float">
            <text:p>99.6168582375479</text:p>
          </table:table-cell>
          <table:table-cell table:number-columns-repeated="9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67.816091954023" calcext:value-type="float">
            <text:p>67.816091954023</text:p>
          </table:table-cell>
          <table:table-cell office:value-type="float" office:value="74.7126436781609" calcext:value-type="float">
            <text:p>74.7126436781609</text:p>
          </table:table-cell>
          <table:table-cell office:value-type="float" office:value="77.3946360153257" calcext:value-type="float">
            <text:p>77.3946360153257</text:p>
          </table:table-cell>
          <table:table-cell office:value-type="float" office:value="79.3103448275862" calcext:value-type="float">
            <text:p>79.3103448275862</text:p>
          </table:table-cell>
          <table:table-cell office:value-type="float" office:value="80.4597701149425" calcext:value-type="float">
            <text:p>80.4597701149425</text:p>
          </table:table-cell>
          <table:table-cell office:value-type="float" office:value="82.3754789272031" calcext:value-type="float">
            <text:p>82.3754789272031</text:p>
          </table:table-cell>
          <table:table-cell office:value-type="float" office:value="81.6091954022989" calcext:value-type="float">
            <text:p>81.6091954022989</text:p>
          </table:table-cell>
          <table:table-cell table:number-columns-repeated="2" office:value-type="float" office:value="82.7586206896552" calcext:value-type="float">
            <text:p>82.7586206896552</text:p>
          </table:table-cell>
          <table:table-cell office:value-type="float" office:value="83.9080459770115" calcext:value-type="float">
            <text:p>83.9080459770115</text:p>
          </table:table-cell>
          <table:table-cell office:value-type="float" office:value="84.6743295019157" calcext:value-type="float">
            <text:p>84.6743295019157</text:p>
          </table:table-cell>
          <table:table-cell office:value-type="float" office:value="85.0574712643678" calcext:value-type="float">
            <text:p>85.0574712643678</text:p>
          </table:table-cell>
          <table:table-cell table:number-columns-repeated="4" office:value-type="float" office:value="86.2068965517241" calcext:value-type="float">
            <text:p>86.2068965517241</text:p>
          </table:table-cell>
          <table:table-cell office:value-type="float" office:value="86.5900383141763" calcext:value-type="float">
            <text:p>86.5900383141763</text:p>
          </table:table-cell>
          <table:table-cell office:value-type="float" office:value="87.3563218390805" calcext:value-type="float">
            <text:p>87.3563218390805</text:p>
          </table:table-cell>
          <table:table-cell office:value-type="float" office:value="87.7394636015326" calcext:value-type="float">
            <text:p>87.7394636015326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9.272030651341" calcext:value-type="float">
            <text:p>89.272030651341</text:p>
          </table:table-cell>
          <table:table-cell office:value-type="float" office:value="90.8045977011494" calcext:value-type="float">
            <text:p>90.8045977011494</text:p>
          </table:table-cell>
          <table:table-cell office:value-type="float" office:value="91.1877394636015" calcext:value-type="float">
            <text:p>91.1877394636015</text:p>
          </table:table-cell>
          <table:table-cell office:value-type="float" office:value="91.9540229885057" calcext:value-type="float">
            <text:p>91.9540229885057</text:p>
          </table:table-cell>
          <table:table-cell office:value-type="float" office:value="92.72030651341" calcext:value-type="float">
            <text:p>92.72030651341</text:p>
          </table:table-cell>
          <table:table-cell office:value-type="float" office:value="94.2528735632184" calcext:value-type="float">
            <text:p>94.2528735632184</text:p>
          </table:table-cell>
          <table:table-cell office:value-type="float" office:value="95.0191570881226" calcext:value-type="float">
            <text:p>95.0191570881226</text:p>
          </table:table-cell>
          <table:table-cell office:value-type="float" office:value="96.1685823754789" calcext:value-type="float">
            <text:p>96.1685823754789</text:p>
          </table:table-cell>
          <table:table-cell office:value-type="float" office:value="96.9348659003832" calcext:value-type="float">
            <text:p>96.9348659003832</text:p>
          </table:table-cell>
          <table:table-cell office:value-type="float" office:value="97.3180076628352" calcext:value-type="float">
            <text:p>97.3180076628352</text:p>
          </table:table-cell>
          <table:table-cell office:value-type="float" office:value="97.7011494252874" calcext:value-type="float">
            <text:p>97.7011494252874</text:p>
          </table:table-cell>
          <table:table-cell table:number-columns-repeated="2" office:value-type="float" office:value="98.8505747126437" calcext:value-type="float">
            <text:p>98.8505747126437</text:p>
          </table:table-cell>
          <table:table-cell office:value-type="float" office:value="99.2337164750958" calcext:value-type="float">
            <text:p>99.2337164750958</text:p>
          </table:table-cell>
          <table:table-cell office:value-type="float" office:value="99.6168582375479" calcext:value-type="float">
            <text:p>99.6168582375479</text:p>
          </table:table-cell>
          <table:table-cell table:number-columns-repeated="93" office:value-type="float" office:value="100" calcext:value-type="float">
            <text:p>100</text:p>
          </table:table-cell>
        </table:table-row>
        <table:table-row table:style-name="ro1">
          <table:table-cell table:formula="of:=AVERAGE([.A121:.A130])" office:value-type="float" office:value="0" calcext:value-type="float">
            <text:p>0</text:p>
          </table:table-cell>
          <table:table-cell table:formula="of:=AVERAGE([.B121:.B130])" office:value-type="float" office:value="49.4252873563218" calcext:value-type="float">
            <text:p>49.4252873563218</text:p>
          </table:table-cell>
          <table:table-cell table:formula="of:=AVERAGE([.C121:.C130])" office:value-type="float" office:value="67.088122605364" calcext:value-type="float">
            <text:p>67.088122605364</text:p>
          </table:table-cell>
          <table:table-cell table:formula="of:=AVERAGE([.D121:.D130])" office:value-type="float" office:value="73.6015325670498" calcext:value-type="float">
            <text:p>73.6015325670498</text:p>
          </table:table-cell>
          <table:table-cell table:formula="of:=AVERAGE([.E121:.E130])" office:value-type="float" office:value="76.3218390804598" calcext:value-type="float">
            <text:p>76.3218390804598</text:p>
          </table:table-cell>
          <table:table-cell table:formula="of:=AVERAGE([.F121:.F130])" office:value-type="float" office:value="78.0842911877395" calcext:value-type="float">
            <text:p>78.0842911877395</text:p>
          </table:table-cell>
          <table:table-cell table:formula="of:=AVERAGE([.G121:.G130])" office:value-type="float" office:value="79.4252873563218" calcext:value-type="float">
            <text:p>79.4252873563218</text:p>
          </table:table-cell>
          <table:table-cell table:formula="of:=AVERAGE([.H121:.H130])" office:value-type="float" office:value="80.4980842911877" calcext:value-type="float">
            <text:p>80.4980842911877</text:p>
          </table:table-cell>
          <table:table-cell table:formula="of:=AVERAGE([.I121:.I130])" office:value-type="float" office:value="81.3409961685824" calcext:value-type="float">
            <text:p>81.3409961685824</text:p>
          </table:table-cell>
          <table:table-cell table:formula="of:=AVERAGE([.J121:.J130])" office:value-type="float" office:value="82.1455938697318" calcext:value-type="float">
            <text:p>82.1455938697318</text:p>
          </table:table-cell>
          <table:table-cell table:formula="of:=AVERAGE([.K121:.K130])" office:value-type="float" office:value="82.911877394636" calcext:value-type="float">
            <text:p>82.911877394636</text:p>
          </table:table-cell>
          <table:table-cell table:formula="of:=AVERAGE([.L121:.L130])" office:value-type="float" office:value="83.5249042145594" calcext:value-type="float">
            <text:p>83.5249042145594</text:p>
          </table:table-cell>
          <table:table-cell table:formula="of:=AVERAGE([.M121:.M130])" office:value-type="float" office:value="83.9846743295019" calcext:value-type="float">
            <text:p>83.9846743295019</text:p>
          </table:table-cell>
          <table:table-cell table:formula="of:=AVERAGE([.N121:.N130])" office:value-type="float" office:value="84.0996168582376" calcext:value-type="float">
            <text:p>84.0996168582376</text:p>
          </table:table-cell>
          <table:table-cell table:formula="of:=AVERAGE([.O121:.O130])" office:value-type="float" office:value="84.7892720306514" calcext:value-type="float">
            <text:p>84.7892720306514</text:p>
          </table:table-cell>
          <table:table-cell table:formula="of:=AVERAGE([.P121:.P130])" office:value-type="float" office:value="85.3256704980843" calcext:value-type="float">
            <text:p>85.3256704980843</text:p>
          </table:table-cell>
          <table:table-cell table:formula="of:=AVERAGE([.Q121:.Q130])" office:value-type="float" office:value="85.7471264367816" calcext:value-type="float">
            <text:p>85.7471264367816</text:p>
          </table:table-cell>
          <table:table-cell table:formula="of:=AVERAGE([.R121:.R130])" office:value-type="float" office:value="85.9003831417624" calcext:value-type="float">
            <text:p>85.9003831417624</text:p>
          </table:table-cell>
          <table:table-cell table:formula="of:=AVERAGE([.S121:.S130])" office:value-type="float" office:value="86.2452107279693" calcext:value-type="float">
            <text:p>86.2452107279693</text:p>
          </table:table-cell>
          <table:table-cell table:formula="of:=AVERAGE([.T121:.T130])" office:value-type="float" office:value="86.8965517241379" calcext:value-type="float">
            <text:p>86.8965517241379</text:p>
          </table:table-cell>
          <table:table-cell table:formula="of:=AVERAGE([.U121:.U130])" office:value-type="float" office:value="87.5862068965517" calcext:value-type="float">
            <text:p>87.5862068965517</text:p>
          </table:table-cell>
          <table:table-cell table:formula="of:=AVERAGE([.V121:.V130])" office:value-type="float" office:value="88.4291187739464" calcext:value-type="float">
            <text:p>88.4291187739464</text:p>
          </table:table-cell>
          <table:table-cell table:formula="of:=AVERAGE([.W121:.W130])" office:value-type="float" office:value="89.0421455938697" calcext:value-type="float">
            <text:p>89.0421455938697</text:p>
          </table:table-cell>
          <table:table-cell table:formula="of:=AVERAGE([.X121:.X130])" office:value-type="float" office:value="90.1149425287356" calcext:value-type="float">
            <text:p>90.1149425287356</text:p>
          </table:table-cell>
          <table:table-cell table:formula="of:=AVERAGE([.Y121:.Y130])" office:value-type="float" office:value="90.9195402298851" calcext:value-type="float">
            <text:p>90.9195402298851</text:p>
          </table:table-cell>
          <table:table-cell table:formula="of:=AVERAGE([.Z121:.Z130])" office:value-type="float" office:value="91.7624521072797" calcext:value-type="float">
            <text:p>91.7624521072797</text:p>
          </table:table-cell>
          <table:table-cell table:formula="of:=AVERAGE([.AA121:.AA130])" office:value-type="float" office:value="93.2567049808429" calcext:value-type="float">
            <text:p>93.2567049808429</text:p>
          </table:table-cell>
          <table:table-cell table:formula="of:=AVERAGE([.AB121:.AB130])" office:value-type="float" office:value="94.2145593869732" calcext:value-type="float">
            <text:p>94.2145593869732</text:p>
          </table:table-cell>
          <table:table-cell table:formula="of:=AVERAGE([.AC121:.AC130])" office:value-type="float" office:value="95.4406130268199" calcext:value-type="float">
            <text:p>95.4406130268199</text:p>
          </table:table-cell>
          <table:table-cell table:formula="of:=AVERAGE([.AD121:.AD130])" office:value-type="float" office:value="96.360153256705" calcext:value-type="float">
            <text:p>96.360153256705</text:p>
          </table:table-cell>
          <table:table-cell table:formula="of:=AVERAGE([.AE121:.AE130])" office:value-type="float" office:value="97.1264367816092" calcext:value-type="float">
            <text:p>97.1264367816092</text:p>
          </table:table-cell>
          <table:table-cell table:formula="of:=AVERAGE([.AF121:.AF130])" office:value-type="float" office:value="97.7777777777778" calcext:value-type="float">
            <text:p>97.7777777777778</text:p>
          </table:table-cell>
          <table:table-cell table:formula="of:=AVERAGE([.AG121:.AG130])" office:value-type="float" office:value="98.4674329501916" calcext:value-type="float">
            <text:p>98.4674329501916</text:p>
          </table:table-cell>
          <table:table-cell table:formula="of:=AVERAGE([.AH121:.AH130])" office:value-type="float" office:value="98.8122605363985" calcext:value-type="float">
            <text:p>98.8122605363985</text:p>
          </table:table-cell>
          <table:table-cell table:formula="of:=AVERAGE([.AI121:.AI130])" office:value-type="float" office:value="99.0421455938697" calcext:value-type="float">
            <text:p>99.0421455938697</text:p>
          </table:table-cell>
          <table:table-cell table:formula="of:=AVERAGE([.AJ121:.AJ130])" office:value-type="float" office:value="99.272030651341" calcext:value-type="float">
            <text:p>99.272030651341</text:p>
          </table:table-cell>
          <table:table-cell table:formula="of:=AVERAGE([.AK121:.AK130])" office:value-type="float" office:value="99.4636015325671" calcext:value-type="float">
            <text:p>99.4636015325671</text:p>
          </table:table-cell>
          <table:table-cell table:formula="of:=AVERAGE([.AL121:.AL130])" office:value-type="float" office:value="99.7318007662835" calcext:value-type="float">
            <text:p>99.7318007662835</text:p>
          </table:table-cell>
          <table:table-cell table:formula="of:=AVERAGE([.AM121:.AM130])" office:value-type="float" office:value="99.8084291187739" calcext:value-type="float">
            <text:p>99.8084291187739</text:p>
          </table:table-cell>
          <table:table-cell table:formula="of:=AVERAGE([.AN121:.AN130])" office:value-type="float" office:value="99.8467432950192" calcext:value-type="float">
            <text:p>99.8467432950192</text:p>
          </table:table-cell>
          <table:table-cell table:formula="of:=AVERAGE([.AO121:.AO130])" office:value-type="float" office:value="99.8850574712644" calcext:value-type="float">
            <text:p>99.8850574712644</text:p>
          </table:table-cell>
          <table:table-cell table:formula="of:=AVERAGE([.AP121:.AP130])" office:value-type="float" office:value="99.8850574712644" calcext:value-type="float">
            <text:p>99.8850574712644</text:p>
          </table:table-cell>
          <table:table-cell table:formula="of:=AVERAGE([.AQ121:.AQ130])" office:value-type="float" office:value="99.9233716475096" calcext:value-type="float">
            <text:p>99.9233716475096</text:p>
          </table:table-cell>
          <table:table-cell table:formula="of:=AVERAGE([.AR121:.AR130])" office:value-type="float" office:value="99.9233716475096" calcext:value-type="float">
            <text:p>99.9233716475096</text:p>
          </table:table-cell>
          <table:table-cell table:formula="of:=AVERAGE([.AS121:.AS130])" office:value-type="float" office:value="99.9616858237548" calcext:value-type="float">
            <text:p>99.9616858237548</text:p>
          </table:table-cell>
          <table:table-cell table:formula="of:=AVERAGE([.AT121:.AT130])" office:value-type="float" office:value="99.9616858237548" calcext:value-type="float">
            <text:p>99.9616858237548</text:p>
          </table:table-cell>
          <table:table-cell table:formula="of:=AVERAGE([.AU121:.AU130])" office:value-type="float" office:value="100" calcext:value-type="float">
            <text:p>100</text:p>
          </table:table-cell>
          <table:table-cell table:formula="of:=AVERAGE([.AV121:.AV130])" office:value-type="float" office:value="100" calcext:value-type="float">
            <text:p>100</text:p>
          </table:table-cell>
          <table:table-cell table:formula="of:=AVERAGE([.AW121:.AW130])" office:value-type="float" office:value="100" calcext:value-type="float">
            <text:p>100</text:p>
          </table:table-cell>
          <table:table-cell table:formula="of:=AVERAGE([.AX121:.AX130])" office:value-type="float" office:value="100" calcext:value-type="float">
            <text:p>100</text:p>
          </table:table-cell>
          <table:table-cell table:formula="of:=AVERAGE([.AY121:.AY130])" office:value-type="float" office:value="100" calcext:value-type="float">
            <text:p>100</text:p>
          </table:table-cell>
          <table:table-cell table:formula="of:=AVERAGE([.AZ121:.AZ130])" office:value-type="float" office:value="100" calcext:value-type="float">
            <text:p>100</text:p>
          </table:table-cell>
          <table:table-cell table:formula="of:=AVERAGE([.BA121:.BA130])" office:value-type="float" office:value="100" calcext:value-type="float">
            <text:p>100</text:p>
          </table:table-cell>
          <table:table-cell table:formula="of:=AVERAGE([.BB121:.BB130])" office:value-type="float" office:value="100" calcext:value-type="float">
            <text:p>100</text:p>
          </table:table-cell>
          <table:table-cell table:formula="of:=AVERAGE([.BC121:.BC130])" office:value-type="float" office:value="100" calcext:value-type="float">
            <text:p>100</text:p>
          </table:table-cell>
          <table:table-cell table:formula="of:=AVERAGE([.BD121:.BD130])" office:value-type="float" office:value="100" calcext:value-type="float">
            <text:p>100</text:p>
          </table:table-cell>
          <table:table-cell table:formula="of:=AVERAGE([.BE121:.BE130])" office:value-type="float" office:value="100" calcext:value-type="float">
            <text:p>100</text:p>
          </table:table-cell>
          <table:table-cell table:formula="of:=AVERAGE([.BF121:.BF130])" office:value-type="float" office:value="100" calcext:value-type="float">
            <text:p>100</text:p>
          </table:table-cell>
          <table:table-cell table:formula="of:=AVERAGE([.BG121:.BG130])" office:value-type="float" office:value="100" calcext:value-type="float">
            <text:p>100</text:p>
          </table:table-cell>
          <table:table-cell table:formula="of:=AVERAGE([.BH121:.BH130])" office:value-type="float" office:value="100" calcext:value-type="float">
            <text:p>100</text:p>
          </table:table-cell>
          <table:table-cell table:formula="of:=AVERAGE([.BI121:.BI130])" office:value-type="float" office:value="100" calcext:value-type="float">
            <text:p>100</text:p>
          </table:table-cell>
          <table:table-cell table:formula="of:=AVERAGE([.BJ121:.BJ130])" office:value-type="float" office:value="100" calcext:value-type="float">
            <text:p>100</text:p>
          </table:table-cell>
          <table:table-cell table:formula="of:=AVERAGE([.BK121:.BK130])" office:value-type="float" office:value="100" calcext:value-type="float">
            <text:p>100</text:p>
          </table:table-cell>
          <table:table-cell table:formula="of:=AVERAGE([.BL121:.BL130])" office:value-type="float" office:value="100" calcext:value-type="float">
            <text:p>100</text:p>
          </table:table-cell>
          <table:table-cell table:formula="of:=AVERAGE([.BM121:.BM130])" office:value-type="float" office:value="100" calcext:value-type="float">
            <text:p>100</text:p>
          </table:table-cell>
          <table:table-cell table:formula="of:=AVERAGE([.BN121:.BN130])" office:value-type="float" office:value="100" calcext:value-type="float">
            <text:p>100</text:p>
          </table:table-cell>
          <table:table-cell table:formula="of:=AVERAGE([.BO121:.BO130])" office:value-type="float" office:value="100" calcext:value-type="float">
            <text:p>100</text:p>
          </table:table-cell>
          <table:table-cell table:formula="of:=AVERAGE([.BP121:.BP130])" office:value-type="float" office:value="100" calcext:value-type="float">
            <text:p>100</text:p>
          </table:table-cell>
          <table:table-cell table:formula="of:=AVERAGE([.BQ121:.BQ130])" office:value-type="float" office:value="100" calcext:value-type="float">
            <text:p>100</text:p>
          </table:table-cell>
          <table:table-cell table:formula="of:=AVERAGE([.BR121:.BR130])" office:value-type="float" office:value="100" calcext:value-type="float">
            <text:p>100</text:p>
          </table:table-cell>
          <table:table-cell table:formula="of:=AVERAGE([.BS121:.BS130])" office:value-type="float" office:value="100" calcext:value-type="float">
            <text:p>100</text:p>
          </table:table-cell>
          <table:table-cell table:formula="of:=AVERAGE([.BT121:.BT130])" office:value-type="float" office:value="100" calcext:value-type="float">
            <text:p>100</text:p>
          </table:table-cell>
          <table:table-cell table:formula="of:=AVERAGE([.BU121:.BU130])" office:value-type="float" office:value="100" calcext:value-type="float">
            <text:p>100</text:p>
          </table:table-cell>
          <table:table-cell table:formula="of:=AVERAGE([.BV121:.BV130])" office:value-type="float" office:value="100" calcext:value-type="float">
            <text:p>100</text:p>
          </table:table-cell>
          <table:table-cell table:formula="of:=AVERAGE([.BW121:.BW130])" office:value-type="float" office:value="100" calcext:value-type="float">
            <text:p>100</text:p>
          </table:table-cell>
          <table:table-cell table:formula="of:=AVERAGE([.BX121:.BX130])" office:value-type="float" office:value="100" calcext:value-type="float">
            <text:p>100</text:p>
          </table:table-cell>
          <table:table-cell table:formula="of:=AVERAGE([.BY121:.BY130])" office:value-type="float" office:value="100" calcext:value-type="float">
            <text:p>100</text:p>
          </table:table-cell>
          <table:table-cell table:formula="of:=AVERAGE([.BZ121:.BZ130])" office:value-type="float" office:value="100" calcext:value-type="float">
            <text:p>100</text:p>
          </table:table-cell>
          <table:table-cell table:formula="of:=AVERAGE([.CA121:.CA130])" office:value-type="float" office:value="100" calcext:value-type="float">
            <text:p>100</text:p>
          </table:table-cell>
          <table:table-cell table:formula="of:=AVERAGE([.CB121:.CB130])" office:value-type="float" office:value="100" calcext:value-type="float">
            <text:p>100</text:p>
          </table:table-cell>
          <table:table-cell table:formula="of:=AVERAGE([.CC121:.CC130])" office:value-type="float" office:value="100" calcext:value-type="float">
            <text:p>100</text:p>
          </table:table-cell>
          <table:table-cell table:formula="of:=AVERAGE([.CD121:.CD130])" office:value-type="float" office:value="100" calcext:value-type="float">
            <text:p>100</text:p>
          </table:table-cell>
          <table:table-cell table:formula="of:=AVERAGE([.CE121:.CE130])" office:value-type="float" office:value="100" calcext:value-type="float">
            <text:p>100</text:p>
          </table:table-cell>
          <table:table-cell table:formula="of:=AVERAGE([.CF121:.CF130])" office:value-type="float" office:value="100" calcext:value-type="float">
            <text:p>100</text:p>
          </table:table-cell>
          <table:table-cell table:formula="of:=AVERAGE([.CG121:.CG130])" office:value-type="float" office:value="100" calcext:value-type="float">
            <text:p>100</text:p>
          </table:table-cell>
          <table:table-cell table:formula="of:=AVERAGE([.CH121:.CH130])" office:value-type="float" office:value="100" calcext:value-type="float">
            <text:p>100</text:p>
          </table:table-cell>
          <table:table-cell table:formula="of:=AVERAGE([.CI121:.CI130])" office:value-type="float" office:value="100" calcext:value-type="float">
            <text:p>100</text:p>
          </table:table-cell>
          <table:table-cell table:formula="of:=AVERAGE([.CJ121:.CJ130])" office:value-type="float" office:value="100" calcext:value-type="float">
            <text:p>100</text:p>
          </table:table-cell>
          <table:table-cell table:formula="of:=AVERAGE([.CK121:.CK130])" office:value-type="float" office:value="100" calcext:value-type="float">
            <text:p>100</text:p>
          </table:table-cell>
          <table:table-cell table:formula="of:=AVERAGE([.CL121:.CL130])" office:value-type="float" office:value="100" calcext:value-type="float">
            <text:p>100</text:p>
          </table:table-cell>
          <table:table-cell table:formula="of:=AVERAGE([.CM121:.CM130])" office:value-type="float" office:value="100" calcext:value-type="float">
            <text:p>100</text:p>
          </table:table-cell>
          <table:table-cell table:formula="of:=AVERAGE([.CN121:.CN130])" office:value-type="float" office:value="100" calcext:value-type="float">
            <text:p>100</text:p>
          </table:table-cell>
          <table:table-cell table:formula="of:=AVERAGE([.CO121:.CO130])" office:value-type="float" office:value="100" calcext:value-type="float">
            <text:p>100</text:p>
          </table:table-cell>
          <table:table-cell table:formula="of:=AVERAGE([.CP121:.CP130])" office:value-type="float" office:value="100" calcext:value-type="float">
            <text:p>100</text:p>
          </table:table-cell>
          <table:table-cell table:formula="of:=AVERAGE([.CQ121:.CQ130])" office:value-type="float" office:value="100" calcext:value-type="float">
            <text:p>100</text:p>
          </table:table-cell>
          <table:table-cell table:formula="of:=AVERAGE([.CR121:.CR130])" office:value-type="float" office:value="100" calcext:value-type="float">
            <text:p>100</text:p>
          </table:table-cell>
          <table:table-cell table:formula="of:=AVERAGE([.CS121:.CS130])" office:value-type="float" office:value="100" calcext:value-type="float">
            <text:p>100</text:p>
          </table:table-cell>
          <table:table-cell table:formula="of:=AVERAGE([.CT121:.CT130])" office:value-type="float" office:value="100" calcext:value-type="float">
            <text:p>100</text:p>
          </table:table-cell>
          <table:table-cell table:formula="of:=AVERAGE([.CU121:.CU130])" office:value-type="float" office:value="100" calcext:value-type="float">
            <text:p>100</text:p>
          </table:table-cell>
          <table:table-cell table:formula="of:=AVERAGE([.CV121:.CV130])" office:value-type="float" office:value="100" calcext:value-type="float">
            <text:p>100</text:p>
          </table:table-cell>
          <table:table-cell table:formula="of:=AVERAGE([.CW121:.CW130])" office:value-type="float" office:value="100" calcext:value-type="float">
            <text:p>100</text:p>
          </table:table-cell>
          <table:table-cell table:formula="of:=AVERAGE([.CX121:.CX130])" office:value-type="float" office:value="100" calcext:value-type="float">
            <text:p>100</text:p>
          </table:table-cell>
          <table:table-cell table:formula="of:=AVERAGE([.CY121:.CY130])" office:value-type="float" office:value="100" calcext:value-type="float">
            <text:p>100</text:p>
          </table:table-cell>
          <table:table-cell table:formula="of:=AVERAGE([.CZ121:.CZ130])" office:value-type="float" office:value="100" calcext:value-type="float">
            <text:p>100</text:p>
          </table:table-cell>
          <table:table-cell table:formula="of:=AVERAGE([.DA121:.DA130])" office:value-type="float" office:value="100" calcext:value-type="float">
            <text:p>100</text:p>
          </table:table-cell>
          <table:table-cell table:formula="of:=AVERAGE([.DB121:.DB130])" office:value-type="float" office:value="100" calcext:value-type="float">
            <text:p>100</text:p>
          </table:table-cell>
          <table:table-cell table:formula="of:=AVERAGE([.DC121:.DC130])" office:value-type="float" office:value="100" calcext:value-type="float">
            <text:p>100</text:p>
          </table:table-cell>
          <table:table-cell table:formula="of:=AVERAGE([.DD121:.DD130])" office:value-type="float" office:value="100" calcext:value-type="float">
            <text:p>100</text:p>
          </table:table-cell>
          <table:table-cell table:formula="of:=AVERAGE([.DE121:.DE130])" office:value-type="float" office:value="100" calcext:value-type="float">
            <text:p>100</text:p>
          </table:table-cell>
          <table:table-cell table:formula="of:=AVERAGE([.DF121:.DF130])" office:value-type="float" office:value="100" calcext:value-type="float">
            <text:p>100</text:p>
          </table:table-cell>
          <table:table-cell table:formula="of:=AVERAGE([.DG121:.DG130])" office:value-type="float" office:value="100" calcext:value-type="float">
            <text:p>100</text:p>
          </table:table-cell>
          <table:table-cell table:formula="of:=AVERAGE([.DH121:.DH130])" office:value-type="float" office:value="100" calcext:value-type="float">
            <text:p>100</text:p>
          </table:table-cell>
          <table:table-cell table:formula="of:=AVERAGE([.DI121:.DI130])" office:value-type="float" office:value="100" calcext:value-type="float">
            <text:p>100</text:p>
          </table:table-cell>
          <table:table-cell table:formula="of:=AVERAGE([.DJ121:.DJ130])" office:value-type="float" office:value="100" calcext:value-type="float">
            <text:p>100</text:p>
          </table:table-cell>
          <table:table-cell table:formula="of:=AVERAGE([.DK121:.DK130])" office:value-type="float" office:value="100" calcext:value-type="float">
            <text:p>100</text:p>
          </table:table-cell>
          <table:table-cell table:formula="of:=AVERAGE([.DL121:.DL130])" office:value-type="float" office:value="100" calcext:value-type="float">
            <text:p>100</text:p>
          </table:table-cell>
          <table:table-cell table:formula="of:=AVERAGE([.DM121:.DM130])" office:value-type="float" office:value="100" calcext:value-type="float">
            <text:p>100</text:p>
          </table:table-cell>
          <table:table-cell table:formula="of:=AVERAGE([.DN121:.DN130])" office:value-type="float" office:value="100" calcext:value-type="float">
            <text:p>100</text:p>
          </table:table-cell>
          <table:table-cell table:formula="of:=AVERAGE([.DO121:.DO130])" office:value-type="float" office:value="100" calcext:value-type="float">
            <text:p>100</text:p>
          </table:table-cell>
          <table:table-cell table:formula="of:=AVERAGE([.DP121:.DP130])" office:value-type="float" office:value="100" calcext:value-type="float">
            <text:p>100</text:p>
          </table:table-cell>
          <table:table-cell table:formula="of:=AVERAGE([.DQ121:.DQ130])" office:value-type="float" office:value="100" calcext:value-type="float">
            <text:p>100</text:p>
          </table:table-cell>
          <table:table-cell table:formula="of:=AVERAGE([.DR121:.DR130])" office:value-type="float" office:value="100" calcext:value-type="float">
            <text:p>100</text:p>
          </table:table-cell>
          <table:table-cell table:formula="of:=AVERAGE([.DS121:.DS130])" office:value-type="float" office:value="100" calcext:value-type="float">
            <text:p>100</text:p>
          </table:table-cell>
          <table:table-cell table:formula="of:=AVERAGE([.DT121:.DT130])" office:value-type="float" office:value="100" calcext:value-type="float">
            <text:p>100</text:p>
          </table:table-cell>
          <table:table-cell table:formula="of:=AVERAGE([.DU121:.DU130])" office:value-type="float" office:value="100" calcext:value-type="float">
            <text:p>100</text:p>
          </table:table-cell>
          <table:table-cell table:formula="of:=AVERAGE([.DV121:.DV130])" office:value-type="float" office:value="100" calcext:value-type="float">
            <text:p>100</text:p>
          </table:table-cell>
          <table:table-cell table:formula="of:=AVERAGE([.DW121:.DW130])" office:value-type="float" office:value="100" calcext:value-type="float">
            <text:p>100</text:p>
          </table:table-cell>
          <table:table-cell table:formula="of:=AVERAGE([.DX121:.DX130])" office:value-type="float" office:value="100" calcext:value-type="float">
            <text:p>100</text:p>
          </table:table-cell>
          <table:table-cell table:formula="of:=AVERAGE([.DY121:.DY130])" office:value-type="float" office:value="100" calcext:value-type="float">
            <text:p>100</text:p>
          </table:table-cell>
          <table:table-cell table:formula="of:=AVERAGE([.DZ121:.DZ130])" office:value-type="float" office:value="100" calcext:value-type="float">
            <text:p>100</text:p>
          </table:table-cell>
        </table:table-row>
        <table:table-row table:style-name="ro1">
          <table:table-cell table:formula="of:=STDEV([.A121:.A130])" office:value-type="float" office:value="0" calcext:value-type="float">
            <text:p>0</text:p>
          </table:table-cell>
          <table:table-cell table:formula="of:=STDEV([.B121:.B130])" office:value-type="float" office:value="1.7696559975161" calcext:value-type="float">
            <text:p>1.7696559975161</text:p>
          </table:table-cell>
          <table:table-cell table:formula="of:=STDEV([.C121:.C130])" office:value-type="float" office:value="2.43963676572804" calcext:value-type="float">
            <text:p>2.43963676572804</text:p>
          </table:table-cell>
          <table:table-cell table:formula="of:=STDEV([.D121:.D130])" office:value-type="float" office:value="1.71774036562911" calcext:value-type="float">
            <text:p>1.71774036562911</text:p>
          </table:table-cell>
          <table:table-cell table:formula="of:=STDEV([.E121:.E130])" office:value-type="float" office:value="1.24872608547436" calcext:value-type="float">
            <text:p>1.24872608547436</text:p>
          </table:table-cell>
          <table:table-cell table:formula="of:=STDEV([.F121:.F130])" office:value-type="float" office:value="1.2355950572105" calcext:value-type="float">
            <text:p>1.2355950572105</text:p>
          </table:table-cell>
          <table:table-cell table:formula="of:=STDEV([.G121:.G130])" office:value-type="float" office:value="1.12866161406313" calcext:value-type="float">
            <text:p>1.12866161406313</text:p>
          </table:table-cell>
          <table:table-cell table:formula="of:=STDEV([.H121:.H130])" office:value-type="float" office:value="1.46119460893626" calcext:value-type="float">
            <text:p>1.46119460893626</text:p>
          </table:table-cell>
          <table:table-cell table:formula="of:=STDEV([.I121:.I130])" office:value-type="float" office:value="0.828665552873989" calcext:value-type="float">
            <text:p>0.828665552873989</text:p>
          </table:table-cell>
          <table:table-cell table:formula="of:=STDEV([.J121:.J130])" office:value-type="float" office:value="0.811762379671557" calcext:value-type="float">
            <text:p>0.811762379671557</text:p>
          </table:table-cell>
          <table:table-cell table:formula="of:=STDEV([.K121:.K130])" office:value-type="float" office:value="0.831612801844176" calcext:value-type="float">
            <text:p>0.831612801844176</text:p>
          </table:table-cell>
          <table:table-cell table:formula="of:=STDEV([.L121:.L130])" office:value-type="float" office:value="0.97264024340535" calcext:value-type="float">
            <text:p>0.97264024340535</text:p>
          </table:table-cell>
          <table:table-cell table:formula="of:=STDEV([.M121:.M130])" office:value-type="float" office:value="1.01851351404224" calcext:value-type="float">
            <text:p>1.01851351404224</text:p>
          </table:table-cell>
          <table:table-cell table:formula="of:=STDEV([.N121:.N130])" office:value-type="float" office:value="0.959980611645775" calcext:value-type="float">
            <text:p>0.959980611645775</text:p>
          </table:table-cell>
          <table:table-cell table:formula="of:=STDEV([.O121:.O130])" office:value-type="float" office:value="0.903976417327525" calcext:value-type="float">
            <text:p>0.903976417327525</text:p>
          </table:table-cell>
          <table:table-cell table:formula="of:=STDEV([.P121:.P130])" office:value-type="float" office:value="0.626969997886774" calcext:value-type="float">
            <text:p>0.626969997886774</text:p>
          </table:table-cell>
          <table:table-cell table:formula="of:=STDEV([.Q121:.Q130])" office:value-type="float" office:value="0.565413630170593" calcext:value-type="float">
            <text:p>0.565413630170593</text:p>
          </table:table-cell>
          <table:table-cell table:formula="of:=STDEV([.R121:.R130])" office:value-type="float" office:value="0.67095405039917" calcext:value-type="float">
            <text:p>0.67095405039917</text:p>
          </table:table-cell>
          <table:table-cell table:formula="of:=STDEV([.S121:.S130])" office:value-type="float" office:value="0.796549993844841" calcext:value-type="float">
            <text:p>0.796549993844841</text:p>
          </table:table-cell>
          <table:table-cell table:formula="of:=STDEV([.T121:.T130])" office:value-type="float" office:value="1.11045032537851" calcext:value-type="float">
            <text:p>1.11045032537851</text:p>
          </table:table-cell>
          <table:table-cell table:formula="of:=STDEV([.U121:.U130])" office:value-type="float" office:value="1.21429009696089" calcext:value-type="float">
            <text:p>1.21429009696089</text:p>
          </table:table-cell>
          <table:table-cell table:formula="of:=STDEV([.V121:.V130])" office:value-type="float" office:value="1.01851351404225" calcext:value-type="float">
            <text:p>1.01851351404225</text:p>
          </table:table-cell>
          <table:table-cell table:formula="of:=STDEV([.W121:.W130])" office:value-type="float" office:value="0.992559858376781" calcext:value-type="float">
            <text:p>0.992559858376781</text:p>
          </table:table-cell>
          <table:table-cell table:formula="of:=STDEV([.X121:.X130])" office:value-type="float" office:value="1.26172046336945" calcext:value-type="float">
            <text:p>1.26172046336945</text:p>
          </table:table-cell>
          <table:table-cell table:formula="of:=STDEV([.Y121:.Y130])" office:value-type="float" office:value="1.39961871701634" calcext:value-type="float">
            <text:p>1.39961871701634</text:p>
          </table:table-cell>
          <table:table-cell table:formula="of:=STDEV([.Z121:.Z130])" office:value-type="float" office:value="1.50301434175477" calcext:value-type="float">
            <text:p>1.50301434175477</text:p>
          </table:table-cell>
          <table:table-cell table:formula="of:=STDEV([.AA121:.AA130])" office:value-type="float" office:value="1.20078255668385" calcext:value-type="float">
            <text:p>1.20078255668385</text:p>
          </table:table-cell>
          <table:table-cell table:formula="of:=STDEV([.AB121:.AB130])" office:value-type="float" office:value="0.99665966871656" calcext:value-type="float">
            <text:p>0.99665966871656</text:p>
          </table:table-cell>
          <table:table-cell table:formula="of:=STDEV([.AC121:.AC130])" office:value-type="float" office:value="0.963372779854209" calcext:value-type="float">
            <text:p>0.963372779854209</text:p>
          </table:table-cell>
          <table:table-cell table:formula="of:=STDEV([.AD121:.AD130])" office:value-type="float" office:value="0.92537527114875" calcext:value-type="float">
            <text:p>0.92537527114875</text:p>
          </table:table-cell>
          <table:table-cell table:formula="of:=STDEV([.AE121:.AE130])" office:value-type="float" office:value="0.993381174080715" calcext:value-type="float">
            <text:p>0.993381174080715</text:p>
          </table:table-cell>
          <table:table-cell table:formula="of:=STDEV([.AF121:.AF130])" office:value-type="float" office:value="1.05005388460253" calcext:value-type="float">
            <text:p>1.05005388460253</text:p>
          </table:table-cell>
          <table:table-cell table:formula="of:=STDEV([.AG121:.AG130])" office:value-type="float" office:value="0.69951795339102" calcext:value-type="float">
            <text:p>0.69951795339102</text:p>
          </table:table-cell>
          <table:table-cell table:formula="of:=STDEV([.AH121:.AH130])" office:value-type="float" office:value="0.492982351612232" calcext:value-type="float">
            <text:p>0.492982351612232</text:p>
          </table:table-cell>
          <table:table-cell table:formula="of:=STDEV([.AI121:.AI130])" office:value-type="float" office:value="0.486320121702679" calcext:value-type="float">
            <text:p>0.486320121702679</text:p>
          </table:table-cell>
          <table:table-cell table:formula="of:=STDEV([.AJ121:.AJ130])" office:value-type="float" office:value="0.421649400235484" calcext:value-type="float">
            <text:p>0.421649400235484</text:p>
          </table:table-cell>
          <table:table-cell table:formula="of:=STDEV([.AK121:.AK130])" office:value-type="float" office:value="0.370150108459499" calcext:value-type="float">
            <text:p>0.370150108459499</text:p>
          </table:table-cell>
          <table:table-cell table:formula="of:=STDEV([.AL121:.AL130])" office:value-type="float" office:value="0.315430115842361" calcext:value-type="float">
            <text:p>0.315430115842361</text:p>
          </table:table-cell>
          <table:table-cell table:formula="of:=STDEV([.AM121:.AM130])" office:value-type="float" office:value="0.270922138385651" calcext:value-type="float">
            <text:p>0.270922138385651</text:p>
          </table:table-cell>
          <table:table-cell table:formula="of:=STDEV([.AN121:.AN130])" office:value-type="float" office:value="0.197853555361812" calcext:value-type="float">
            <text:p>0.197853555361812</text:p>
          </table:table-cell>
          <table:table-cell table:formula="of:=STDEV([.AO121:.AO130])" office:value-type="float" office:value="0.185075054229753" calcext:value-type="float">
            <text:p>0.185075054229753</text:p>
          </table:table-cell>
          <table:table-cell table:formula="of:=STDEV([.AP121:.AP130])" office:value-type="float" office:value="0.185075054229753" calcext:value-type="float">
            <text:p>0.185075054229753</text:p>
          </table:table-cell>
          <table:table-cell table:formula="of:=STDEV([.AQ121:.AQ130])" office:value-type="float" office:value="0.161546751477314" calcext:value-type="float">
            <text:p>0.161546751477314</text:p>
          </table:table-cell>
          <table:table-cell table:formula="of:=STDEV([.AR121:.AR130])" office:value-type="float" office:value="0.161546751477314" calcext:value-type="float">
            <text:p>0.161546751477314</text:p>
          </table:table-cell>
          <table:table-cell table:formula="of:=STDEV([.AS121:.AS130])" office:value-type="float" office:value="0.121160063607985" calcext:value-type="float">
            <text:p>0.121160063607985</text:p>
          </table:table-cell>
          <table:table-cell table:formula="of:=STDEV([.AT121:.AT130])" office:value-type="float" office:value="0.121160063607985" calcext:value-type="float">
            <text:p>0.121160063607985</text:p>
          </table:table-cell>
          <table:table-cell table:formula="of:=STDEV([.AU121:.AU130])" office:value-type="float" office:value="0" calcext:value-type="float">
            <text:p>0</text:p>
          </table:table-cell>
          <table:table-cell table:formula="of:=STDEV([.AV121:.AV130])" office:value-type="float" office:value="0" calcext:value-type="float">
            <text:p>0</text:p>
          </table:table-cell>
          <table:table-cell table:formula="of:=STDEV([.AW121:.AW130])" office:value-type="float" office:value="0" calcext:value-type="float">
            <text:p>0</text:p>
          </table:table-cell>
          <table:table-cell table:formula="of:=STDEV([.AX121:.AX130])" office:value-type="float" office:value="0" calcext:value-type="float">
            <text:p>0</text:p>
          </table:table-cell>
          <table:table-cell table:formula="of:=STDEV([.AY121:.AY130])" office:value-type="float" office:value="0" calcext:value-type="float">
            <text:p>0</text:p>
          </table:table-cell>
          <table:table-cell table:formula="of:=STDEV([.AZ121:.AZ130])" office:value-type="float" office:value="0" calcext:value-type="float">
            <text:p>0</text:p>
          </table:table-cell>
          <table:table-cell table:formula="of:=STDEV([.BA121:.BA130])" office:value-type="float" office:value="0" calcext:value-type="float">
            <text:p>0</text:p>
          </table:table-cell>
          <table:table-cell table:formula="of:=STDEV([.BB121:.BB130])" office:value-type="float" office:value="0" calcext:value-type="float">
            <text:p>0</text:p>
          </table:table-cell>
          <table:table-cell table:formula="of:=STDEV([.BC121:.BC130])" office:value-type="float" office:value="0" calcext:value-type="float">
            <text:p>0</text:p>
          </table:table-cell>
          <table:table-cell table:formula="of:=STDEV([.BD121:.BD130])" office:value-type="float" office:value="0" calcext:value-type="float">
            <text:p>0</text:p>
          </table:table-cell>
          <table:table-cell table:formula="of:=STDEV([.BE121:.BE130])" office:value-type="float" office:value="0" calcext:value-type="float">
            <text:p>0</text:p>
          </table:table-cell>
          <table:table-cell table:formula="of:=STDEV([.BF121:.BF130])" office:value-type="float" office:value="0" calcext:value-type="float">
            <text:p>0</text:p>
          </table:table-cell>
          <table:table-cell table:formula="of:=STDEV([.BG121:.BG130])" office:value-type="float" office:value="0" calcext:value-type="float">
            <text:p>0</text:p>
          </table:table-cell>
          <table:table-cell table:formula="of:=STDEV([.BH121:.BH130])" office:value-type="float" office:value="0" calcext:value-type="float">
            <text:p>0</text:p>
          </table:table-cell>
          <table:table-cell table:formula="of:=STDEV([.BI121:.BI130])" office:value-type="float" office:value="0" calcext:value-type="float">
            <text:p>0</text:p>
          </table:table-cell>
          <table:table-cell table:formula="of:=STDEV([.BJ121:.BJ130])" office:value-type="float" office:value="0" calcext:value-type="float">
            <text:p>0</text:p>
          </table:table-cell>
          <table:table-cell table:formula="of:=STDEV([.BK121:.BK130])" office:value-type="float" office:value="0" calcext:value-type="float">
            <text:p>0</text:p>
          </table:table-cell>
          <table:table-cell table:formula="of:=STDEV([.BL121:.BL130])" office:value-type="float" office:value="0" calcext:value-type="float">
            <text:p>0</text:p>
          </table:table-cell>
          <table:table-cell table:formula="of:=STDEV([.BM121:.BM130])" office:value-type="float" office:value="0" calcext:value-type="float">
            <text:p>0</text:p>
          </table:table-cell>
          <table:table-cell table:formula="of:=STDEV([.BN121:.BN130])" office:value-type="float" office:value="0" calcext:value-type="float">
            <text:p>0</text:p>
          </table:table-cell>
          <table:table-cell table:formula="of:=STDEV([.BO121:.BO130])" office:value-type="float" office:value="0" calcext:value-type="float">
            <text:p>0</text:p>
          </table:table-cell>
          <table:table-cell table:formula="of:=STDEV([.BP121:.BP130])" office:value-type="float" office:value="0" calcext:value-type="float">
            <text:p>0</text:p>
          </table:table-cell>
          <table:table-cell table:formula="of:=STDEV([.BQ121:.BQ130])" office:value-type="float" office:value="0" calcext:value-type="float">
            <text:p>0</text:p>
          </table:table-cell>
          <table:table-cell table:formula="of:=STDEV([.BR121:.BR130])" office:value-type="float" office:value="0" calcext:value-type="float">
            <text:p>0</text:p>
          </table:table-cell>
          <table:table-cell table:formula="of:=STDEV([.BS121:.BS130])" office:value-type="float" office:value="0" calcext:value-type="float">
            <text:p>0</text:p>
          </table:table-cell>
          <table:table-cell table:formula="of:=STDEV([.BT121:.BT130])" office:value-type="float" office:value="0" calcext:value-type="float">
            <text:p>0</text:p>
          </table:table-cell>
          <table:table-cell table:formula="of:=STDEV([.BU121:.BU130])" office:value-type="float" office:value="0" calcext:value-type="float">
            <text:p>0</text:p>
          </table:table-cell>
          <table:table-cell table:formula="of:=STDEV([.BV121:.BV130])" office:value-type="float" office:value="0" calcext:value-type="float">
            <text:p>0</text:p>
          </table:table-cell>
          <table:table-cell table:formula="of:=STDEV([.BW121:.BW130])" office:value-type="float" office:value="0" calcext:value-type="float">
            <text:p>0</text:p>
          </table:table-cell>
          <table:table-cell table:formula="of:=STDEV([.BX121:.BX130])" office:value-type="float" office:value="0" calcext:value-type="float">
            <text:p>0</text:p>
          </table:table-cell>
          <table:table-cell table:formula="of:=STDEV([.BY121:.BY130])" office:value-type="float" office:value="0" calcext:value-type="float">
            <text:p>0</text:p>
          </table:table-cell>
          <table:table-cell table:formula="of:=STDEV([.BZ121:.BZ130])" office:value-type="float" office:value="0" calcext:value-type="float">
            <text:p>0</text:p>
          </table:table-cell>
          <table:table-cell table:formula="of:=STDEV([.CA121:.CA130])" office:value-type="float" office:value="0" calcext:value-type="float">
            <text:p>0</text:p>
          </table:table-cell>
          <table:table-cell table:formula="of:=STDEV([.CB121:.CB130])" office:value-type="float" office:value="0" calcext:value-type="float">
            <text:p>0</text:p>
          </table:table-cell>
          <table:table-cell table:formula="of:=STDEV([.CC121:.CC130])" office:value-type="float" office:value="0" calcext:value-type="float">
            <text:p>0</text:p>
          </table:table-cell>
          <table:table-cell table:formula="of:=STDEV([.CD121:.CD130])" office:value-type="float" office:value="0" calcext:value-type="float">
            <text:p>0</text:p>
          </table:table-cell>
          <table:table-cell table:formula="of:=STDEV([.CE121:.CE130])" office:value-type="float" office:value="0" calcext:value-type="float">
            <text:p>0</text:p>
          </table:table-cell>
          <table:table-cell table:formula="of:=STDEV([.CF121:.CF130])" office:value-type="float" office:value="0" calcext:value-type="float">
            <text:p>0</text:p>
          </table:table-cell>
          <table:table-cell table:formula="of:=STDEV([.CG121:.CG130])" office:value-type="float" office:value="0" calcext:value-type="float">
            <text:p>0</text:p>
          </table:table-cell>
          <table:table-cell table:formula="of:=STDEV([.CH121:.CH130])" office:value-type="float" office:value="0" calcext:value-type="float">
            <text:p>0</text:p>
          </table:table-cell>
          <table:table-cell table:formula="of:=STDEV([.CI121:.CI130])" office:value-type="float" office:value="0" calcext:value-type="float">
            <text:p>0</text:p>
          </table:table-cell>
          <table:table-cell table:formula="of:=STDEV([.CJ121:.CJ130])" office:value-type="float" office:value="0" calcext:value-type="float">
            <text:p>0</text:p>
          </table:table-cell>
          <table:table-cell table:formula="of:=STDEV([.CK121:.CK130])" office:value-type="float" office:value="0" calcext:value-type="float">
            <text:p>0</text:p>
          </table:table-cell>
          <table:table-cell table:formula="of:=STDEV([.CL121:.CL130])" office:value-type="float" office:value="0" calcext:value-type="float">
            <text:p>0</text:p>
          </table:table-cell>
          <table:table-cell table:formula="of:=STDEV([.CM121:.CM130])" office:value-type="float" office:value="0" calcext:value-type="float">
            <text:p>0</text:p>
          </table:table-cell>
          <table:table-cell table:formula="of:=STDEV([.CN121:.CN130])" office:value-type="float" office:value="0" calcext:value-type="float">
            <text:p>0</text:p>
          </table:table-cell>
          <table:table-cell table:formula="of:=STDEV([.CO121:.CO130])" office:value-type="float" office:value="0" calcext:value-type="float">
            <text:p>0</text:p>
          </table:table-cell>
          <table:table-cell table:formula="of:=STDEV([.CP121:.CP130])" office:value-type="float" office:value="0" calcext:value-type="float">
            <text:p>0</text:p>
          </table:table-cell>
          <table:table-cell table:formula="of:=STDEV([.CQ121:.CQ130])" office:value-type="float" office:value="0" calcext:value-type="float">
            <text:p>0</text:p>
          </table:table-cell>
          <table:table-cell table:formula="of:=STDEV([.CR121:.CR130])" office:value-type="float" office:value="0" calcext:value-type="float">
            <text:p>0</text:p>
          </table:table-cell>
          <table:table-cell table:formula="of:=STDEV([.CS121:.CS130])" office:value-type="float" office:value="0" calcext:value-type="float">
            <text:p>0</text:p>
          </table:table-cell>
          <table:table-cell table:formula="of:=STDEV([.CT121:.CT130])" office:value-type="float" office:value="0" calcext:value-type="float">
            <text:p>0</text:p>
          </table:table-cell>
          <table:table-cell table:formula="of:=STDEV([.CU121:.CU130])" office:value-type="float" office:value="0" calcext:value-type="float">
            <text:p>0</text:p>
          </table:table-cell>
          <table:table-cell table:formula="of:=STDEV([.CV121:.CV130])" office:value-type="float" office:value="0" calcext:value-type="float">
            <text:p>0</text:p>
          </table:table-cell>
          <table:table-cell table:formula="of:=STDEV([.CW121:.CW130])" office:value-type="float" office:value="0" calcext:value-type="float">
            <text:p>0</text:p>
          </table:table-cell>
          <table:table-cell table:formula="of:=STDEV([.CX121:.CX130])" office:value-type="float" office:value="0" calcext:value-type="float">
            <text:p>0</text:p>
          </table:table-cell>
          <table:table-cell table:formula="of:=STDEV([.CY121:.CY130])" office:value-type="float" office:value="0" calcext:value-type="float">
            <text:p>0</text:p>
          </table:table-cell>
          <table:table-cell table:formula="of:=STDEV([.CZ121:.CZ130])" office:value-type="float" office:value="0" calcext:value-type="float">
            <text:p>0</text:p>
          </table:table-cell>
          <table:table-cell table:formula="of:=STDEV([.DA121:.DA130])" office:value-type="float" office:value="0" calcext:value-type="float">
            <text:p>0</text:p>
          </table:table-cell>
          <table:table-cell table:formula="of:=STDEV([.DB121:.DB130])" office:value-type="float" office:value="0" calcext:value-type="float">
            <text:p>0</text:p>
          </table:table-cell>
          <table:table-cell table:formula="of:=STDEV([.DC121:.DC130])" office:value-type="float" office:value="0" calcext:value-type="float">
            <text:p>0</text:p>
          </table:table-cell>
          <table:table-cell table:formula="of:=STDEV([.DD121:.DD130])" office:value-type="float" office:value="0" calcext:value-type="float">
            <text:p>0</text:p>
          </table:table-cell>
          <table:table-cell table:formula="of:=STDEV([.DE121:.DE130])" office:value-type="float" office:value="0" calcext:value-type="float">
            <text:p>0</text:p>
          </table:table-cell>
          <table:table-cell table:formula="of:=STDEV([.DF121:.DF130])" office:value-type="float" office:value="0" calcext:value-type="float">
            <text:p>0</text:p>
          </table:table-cell>
          <table:table-cell table:formula="of:=STDEV([.DG121:.DG130])" office:value-type="float" office:value="0" calcext:value-type="float">
            <text:p>0</text:p>
          </table:table-cell>
          <table:table-cell table:formula="of:=STDEV([.DH121:.DH130])" office:value-type="float" office:value="0" calcext:value-type="float">
            <text:p>0</text:p>
          </table:table-cell>
          <table:table-cell table:formula="of:=STDEV([.DI121:.DI130])" office:value-type="float" office:value="0" calcext:value-type="float">
            <text:p>0</text:p>
          </table:table-cell>
          <table:table-cell table:formula="of:=STDEV([.DJ121:.DJ130])" office:value-type="float" office:value="0" calcext:value-type="float">
            <text:p>0</text:p>
          </table:table-cell>
          <table:table-cell table:formula="of:=STDEV([.DK121:.DK130])" office:value-type="float" office:value="0" calcext:value-type="float">
            <text:p>0</text:p>
          </table:table-cell>
          <table:table-cell table:formula="of:=STDEV([.DL121:.DL130])" office:value-type="float" office:value="0" calcext:value-type="float">
            <text:p>0</text:p>
          </table:table-cell>
          <table:table-cell table:formula="of:=STDEV([.DM121:.DM130])" office:value-type="float" office:value="0" calcext:value-type="float">
            <text:p>0</text:p>
          </table:table-cell>
          <table:table-cell table:formula="of:=STDEV([.DN121:.DN130])" office:value-type="float" office:value="0" calcext:value-type="float">
            <text:p>0</text:p>
          </table:table-cell>
          <table:table-cell table:formula="of:=STDEV([.DO121:.DO130])" office:value-type="float" office:value="0" calcext:value-type="float">
            <text:p>0</text:p>
          </table:table-cell>
          <table:table-cell table:formula="of:=STDEV([.DP121:.DP130])" office:value-type="float" office:value="0" calcext:value-type="float">
            <text:p>0</text:p>
          </table:table-cell>
          <table:table-cell table:formula="of:=STDEV([.DQ121:.DQ130])" office:value-type="float" office:value="0" calcext:value-type="float">
            <text:p>0</text:p>
          </table:table-cell>
          <table:table-cell table:formula="of:=STDEV([.DR121:.DR130])" office:value-type="float" office:value="0" calcext:value-type="float">
            <text:p>0</text:p>
          </table:table-cell>
          <table:table-cell table:formula="of:=STDEV([.DS121:.DS130])" office:value-type="float" office:value="0" calcext:value-type="float">
            <text:p>0</text:p>
          </table:table-cell>
          <table:table-cell table:formula="of:=STDEV([.DT121:.DT130])" office:value-type="float" office:value="0" calcext:value-type="float">
            <text:p>0</text:p>
          </table:table-cell>
          <table:table-cell table:formula="of:=STDEV([.DU121:.DU130])" office:value-type="float" office:value="0" calcext:value-type="float">
            <text:p>0</text:p>
          </table:table-cell>
          <table:table-cell table:formula="of:=STDEV([.DV121:.DV130])" office:value-type="float" office:value="0" calcext:value-type="float">
            <text:p>0</text:p>
          </table:table-cell>
          <table:table-cell table:formula="of:=STDEV([.DW121:.DW130])" office:value-type="float" office:value="0" calcext:value-type="float">
            <text:p>0</text:p>
          </table:table-cell>
          <table:table-cell table:formula="of:=STDEV([.DX121:.DX130])" office:value-type="float" office:value="0" calcext:value-type="float">
            <text:p>0</text:p>
          </table:table-cell>
          <table:table-cell table:formula="of:=STDEV([.DY121:.DY130])" office:value-type="float" office:value="0" calcext:value-type="float">
            <text:p>0</text:p>
          </table:table-cell>
          <table:table-cell table:formula="of:=STDEV([.DZ121:.DZ13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4:28:29.326929584</dc:date>
    <meta:editing-duration>PT17M36S</meta:editing-duration>
    <meta:editing-cycles>1</meta:editing-cycles>
    <meta:document-statistic meta:table-count="1" meta:cell-count="15730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 chart:error-category="cell-range" chart:error-upper-range="normal_table_percentage_module_data.A15:normal_table_percentage_module_data.DZ15" chart:error-lower-range="normal_table_percentage_module_data.A15:normal_table_percentage_module_data.DZ15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normal_table_percentage_module_data.A15:normal_table_percentage_module_data.DZ15" chart:error-lower-range="normal_table_percentage_module_data.A15:normal_table_percentage_module_data.DZ15" loext:std-weight="1"/>
      <style:graphic-properties draw:stroke="solid" svg:stroke-width="0cm" svg:stroke-color="#2a6099" svg:stroke-opacity="100%" draw:stroke-linejoin="round"/>
    </style:style>
    <style:style style:name="ch7" style:family="chart" style:data-style-name="N0">
      <style:chart-properties chart:symbol-type="none" chart:link-data-style-to-source="true" chart:error-category="cell-range" chart:error-upper-range="normal_table_percentage_module_data.A93:normal_table_percentage_module_data.DZ93" chart:error-lower-range="normal_table_percentage_module_data.A93:normal_table_percentage_module_data.DZ93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normal_table_percentage_module_data.A93:normal_table_percentage_module_data.DZ93" chart:error-lower-range="normal_table_percentage_module_data.A93:normal_table_percentage_module_data.DZ9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one" chart:link-data-style-to-source="true" chart:error-category="cell-range" chart:error-upper-range="normal_table_percentage_module_data.A80:normal_table_percentage_module_data.DZ80" chart:error-lower-range="normal_table_percentage_module_data.A80:normal_table_percentage_module_data.DZ8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normal_table_percentage_module_data.A80:normal_table_percentage_module_data.DZ80" chart:error-lower-range="normal_table_percentage_module_data.A80:normal_table_percentage_module_data.DZ80" loext:std-weight="1"/>
      <style:graphic-properties draw:stroke="solid" svg:stroke-width="0cm" svg:stroke-color="#729fcf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normal_table_percentage_module_data.A80:normal_table_percentage_module_data.DZ80" chart:error-lower-range="normal_table_percentage_module_data.A80:normal_table_percentage_module_data.DZ80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normal_table_percentage_module_data.A80:normal_table_percentage_module_data.DZ80" chart:error-lower-range="normal_table_percentage_module_data.A80:normal_table_percentage_module_data.DZ80" loext:std-weight="1"/>
      <style:graphic-properties draw:stroke="solid" svg:stroke-width="0cm" svg:stroke-color="#80008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normal_table_percentage_module_data.A54:normal_table_percentage_module_data.DZ54" chart:error-lower-range="normal_table_percentage_module_data.A54:normal_table_percentage_module_data.DZ5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normal_table_percentage_module_data.A54:normal_table_percentage_module_data.DZ54" chart:error-lower-range="normal_table_percentage_module_data.A54:normal_table_percentage_module_data.DZ54" loext:std-weight="1"/>
      <style:graphic-properties draw:stroke="solid" svg:stroke-width="0cm" svg:stroke-color="#00a933" svg:stroke-opacity="100%" draw:stroke-linejoin="round"/>
    </style:style>
    <style:style style:name="ch15" style:family="chart" style:data-style-name="N0">
      <style:chart-properties chart:symbol-type="none" chart:link-data-style-to-source="true" chart:error-category="cell-range" chart:error-upper-range="normal_table_percentage_module_data.A41:normal_table_percentage_module_data.DZ41" chart:error-lower-range="normal_table_percentage_module_data.A41:normal_table_percentage_module_data.DZ41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normal_table_percentage_module_data.A41:normal_table_percentage_module_data.DZ41" chart:error-lower-range="normal_table_percentage_module_data.A41:normal_table_percentage_module_data.DZ41" loext:std-weight="1"/>
      <style:graphic-properties draw:stroke="solid" svg:stroke-width="0cm" svg:stroke-color="#ffff00" svg:stroke-opacity="100%" draw:stroke-linejoin="round"/>
    </style:style>
    <style:style style:name="ch17" style:family="chart" style:data-style-name="N0">
      <style:chart-properties chart:symbol-type="none" chart:link-data-style-to-source="true" chart:error-category="cell-range" chart:error-upper-range="normal_table_percentage_module_data.A28:normal_table_percentage_module_data.DZ28" chart:error-lower-range="normal_table_percentage_module_data.A28:normal_table_percentage_module_data.DZ28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normal_table_percentage_module_data.A28:normal_table_percentage_module_data.DZ28" chart:error-lower-range="normal_table_percentage_module_data.A28:normal_table_percentage_module_data.DZ28" loext:std-weight="1"/>
      <style:graphic-properties draw:stroke="solid" svg:stroke-width="0cm" svg:stroke-color="#ff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6 5 4 3 2 1" chart:style-name="ch1">
        <chart:plot-area chart:style-name="ch2" table:cell-range-address="normal_table_percentage_module_data.A14:normal_table_percentage_module_data.DZ14 normal_table_percentage_module_data.A92:normal_table_percentage_module_data.DZ92 normal_table_percentage_module_data.A79:normal_table_percentage_module_data.DZ79 normal_table_percentage_module_data.A66:normal_table_percentage_module_data.DZ66 normal_table_percentage_module_data.A53:normal_table_percentage_module_data.DZ53 normal_table_percentage_module_data.A40:normal_table_percentage_module_data.DZ40 normal_table_percentage_module_data.A27:normal_table_percentage_module_data.DZ27" svg:x="0.32cm" svg:y="0.18cm" svg:width="15.36cm" svg:height="8.64cm">
          <chart:coordinate-region svg:x="1.127cm" svg:y="0.379cm" svg:width="14.55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ormal_table_percentage_module_data.A14:normal_table_percentage_module_data.DZ14" chart:class="chart:line">
            <chart:error-indicator chart:style-name="ch6" chart:dimension="y"/>
            <chart:data-point chart:repeated="130"/>
          </chart:series>
          <chart:series chart:style-name="ch7" chart:values-cell-range-address="normal_table_percentage_module_data.A92:normal_table_percentage_module_data.DZ92" chart:class="chart:line">
            <chart:error-indicator chart:style-name="ch8" chart:dimension="y"/>
            <chart:data-point chart:repeated="130"/>
          </chart:series>
          <chart:series chart:style-name="ch9" chart:values-cell-range-address="normal_table_percentage_module_data.A79:normal_table_percentage_module_data.DZ79" chart:class="chart:line">
            <chart:error-indicator chart:style-name="ch10" chart:dimension="y"/>
            <chart:data-point chart:repeated="130"/>
          </chart:series>
          <chart:series chart:style-name="ch11" chart:values-cell-range-address="normal_table_percentage_module_data.A66:normal_table_percentage_module_data.DZ66" chart:class="chart:line">
            <chart:error-indicator chart:style-name="ch12" chart:dimension="y"/>
            <chart:data-point chart:repeated="130"/>
          </chart:series>
          <chart:series chart:style-name="ch13" chart:values-cell-range-address="normal_table_percentage_module_data.A53:normal_table_percentage_module_data.DZ53" chart:class="chart:line">
            <chart:error-indicator chart:style-name="ch14" chart:dimension="y"/>
            <chart:data-point chart:repeated="130"/>
          </chart:series>
          <chart:series chart:style-name="ch15" chart:values-cell-range-address="normal_table_percentage_module_data.A40:normal_table_percentage_module_data.DZ40" chart:class="chart:line">
            <chart:error-indicator chart:style-name="ch16" chart:dimension="y"/>
            <chart:data-point chart:repeated="130"/>
          </chart:series>
          <chart:series chart:style-name="ch17" chart:values-cell-range-address="normal_table_percentage_module_data.A27:normal_table_percentage_module_data.DZ27" chart:class="chart:line">
            <chart:error-indicator chart:style-name="ch18" chart:dimension="y"/>
            <chart:data-point chart:repeated="1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14:normal_table_percentage_module_data.DZ14</svg:desc>
                </draw:g>
              </table:table-cell>
              <table:table-cell office:value-type="float" office:value="43.7442922374429">
                <text:p>43.7442922374429</text:p>
              </table:table-cell>
              <table:table-cell office:value-type="float" office:value="52.5114155251142">
                <text:p>52.5114155251142</text:p>
              </table:table-cell>
              <table:table-cell office:value-type="float" office:value="51.0958904109589">
                <text:p>51.0958904109589</text:p>
              </table:table-cell>
              <table:table-cell office:value-type="float" office:value="47.351598173516">
                <text:p>47.351598173516</text:p>
              </table:table-cell>
              <table:table-cell office:value-type="float" office:value="43.013698630137">
                <text:p>43.013698630137</text:p>
              </table:table-cell>
              <table:table-cell office:value-type="float" office:value="40.2283105022831">
                <text:p>40.2283105022831</text:p>
              </table:table-cell>
              <table:table-cell office:value-type="float" office:value="38.4931506849315">
                <text:p>38.4931506849315</text:p>
              </table:table-cell>
              <table:table-cell office:value-type="float" office:value="37.3059360730594">
                <text:p>37.3059360730594</text:p>
              </table:table-cell>
              <table:table-cell office:value-type="float" office:value="37.1689497716895">
                <text:p>37.1689497716895</text:p>
              </table:table-cell>
              <table:table-cell office:value-type="float" office:value="37.0319634703196">
                <text:p>37.0319634703196</text:p>
              </table:table-cell>
              <table:table-cell office:value-type="float" office:value="36.7579908675799">
                <text:p>36.7579908675799</text:p>
              </table:table-cell>
              <table:table-cell office:value-type="float" office:value="36.4383561643836">
                <text:p>36.4383561643836</text:p>
              </table:table-cell>
              <table:table-cell office:value-type="float" office:value="36.5296803652968">
                <text:p>36.5296803652968</text:p>
              </table:table-cell>
              <table:table-cell office:value-type="float" office:value="36.2557077625571">
                <text:p>36.2557077625571</text:p>
              </table:table-cell>
              <table:table-cell office:value-type="float" office:value="36.5753424657534">
                <text:p>36.5753424657534</text:p>
              </table:table-cell>
              <table:table-cell office:value-type="float" office:value="37.0319634703196">
                <text:p>37.0319634703196</text:p>
              </table:table-cell>
              <table:table-cell office:value-type="float" office:value="37.7168949771689">
                <text:p>37.7168949771689</text:p>
              </table:table-cell>
              <table:table-cell office:value-type="float" office:value="38.2191780821918">
                <text:p>38.2191780821918</text:p>
              </table:table-cell>
              <table:table-cell office:value-type="float" office:value="38.9041095890411">
                <text:p>38.9041095890411</text:p>
              </table:table-cell>
              <table:table-cell office:value-type="float" office:value="39.4977168949772">
                <text:p>39.4977168949772</text:p>
              </table:table-cell>
              <table:table-cell office:value-type="float" office:value="40.5022831050228">
                <text:p>40.5022831050228</text:p>
              </table:table-cell>
              <table:table-cell office:value-type="float" office:value="41.2785388127854">
                <text:p>41.2785388127854</text:p>
              </table:table-cell>
              <table:table-cell office:value-type="float" office:value="42.1461187214612">
                <text:p>42.1461187214612</text:p>
              </table:table-cell>
              <table:table-cell office:value-type="float" office:value="43.1050228310502">
                <text:p>43.1050228310502</text:p>
              </table:table-cell>
              <table:table-cell office:value-type="float" office:value="44.2922374429224">
                <text:p>44.2922374429224</text:p>
              </table:table-cell>
              <table:table-cell office:value-type="float" office:value="45.4337899543379">
                <text:p>45.4337899543379</text:p>
              </table:table-cell>
              <table:table-cell office:value-type="float" office:value="46.8493150684932">
                <text:p>46.8493150684932</text:p>
              </table:table-cell>
              <table:table-cell office:value-type="float" office:value="48.2648401826484">
                <text:p>48.2648401826484</text:p>
              </table:table-cell>
              <table:table-cell office:value-type="float" office:value="49.4063926940639">
                <text:p>49.4063926940639</text:p>
              </table:table-cell>
              <table:table-cell office:value-type="float" office:value="51.3698630136986">
                <text:p>51.3698630136986</text:p>
              </table:table-cell>
              <table:table-cell office:value-type="float" office:value="53.1050228310502">
                <text:p>53.1050228310502</text:p>
              </table:table-cell>
              <table:table-cell office:value-type="float" office:value="55.0228310502283">
                <text:p>55.0228310502283</text:p>
              </table:table-cell>
              <table:table-cell office:value-type="float" office:value="57.1232876712329">
                <text:p>57.1232876712329</text:p>
              </table:table-cell>
              <table:table-cell office:value-type="float" office:value="58.7214611872146">
                <text:p>58.7214611872146</text:p>
              </table:table-cell>
              <table:table-cell office:value-type="float" office:value="60.958904109589">
                <text:p>60.958904109589</text:p>
              </table:table-cell>
              <table:table-cell office:value-type="float" office:value="62.5114155251142">
                <text:p>62.5114155251142</text:p>
              </table:table-cell>
              <table:table-cell office:value-type="float" office:value="64.9771689497717">
                <text:p>64.9771689497717</text:p>
              </table:table-cell>
              <table:table-cell office:value-type="float" office:value="67.5799086757991">
                <text:p>67.5799086757991</text:p>
              </table:table-cell>
              <table:table-cell office:value-type="float" office:value="70.5479452054795">
                <text:p>70.5479452054795</text:p>
              </table:table-cell>
              <table:table-cell office:value-type="float" office:value="73.1963470319635">
                <text:p>73.1963470319635</text:p>
              </table:table-cell>
              <table:table-cell office:value-type="float" office:value="75.4794520547945">
                <text:p>75.4794520547945</text:p>
              </table:table-cell>
              <table:table-cell office:value-type="float" office:value="77.4885844748858">
                <text:p>77.4885844748858</text:p>
              </table:table-cell>
              <table:table-cell office:value-type="float" office:value="80.365296803653">
                <text:p>80.365296803653</text:p>
              </table:table-cell>
              <table:table-cell office:value-type="float" office:value="82.5570776255708">
                <text:p>82.5570776255708</text:p>
              </table:table-cell>
              <table:table-cell office:value-type="float" office:value="84.6575342465754">
                <text:p>84.6575342465754</text:p>
              </table:table-cell>
              <table:table-cell office:value-type="float" office:value="86.5753424657534">
                <text:p>86.5753424657534</text:p>
              </table:table-cell>
              <table:table-cell office:value-type="float" office:value="88.4931506849315">
                <text:p>88.4931506849315</text:p>
              </table:table-cell>
              <table:table-cell office:value-type="float" office:value="89.5433789954338">
                <text:p>89.5433789954338</text:p>
              </table:table-cell>
              <table:table-cell office:value-type="float" office:value="91.2328767123288">
                <text:p>91.2328767123288</text:p>
              </table:table-cell>
              <table:table-cell office:value-type="float" office:value="92.7853881278539">
                <text:p>92.7853881278539</text:p>
              </table:table-cell>
              <table:table-cell office:value-type="float" office:value="94.4748858447489">
                <text:p>94.4748858447489</text:p>
              </table:table-cell>
              <table:table-cell office:value-type="float" office:value="95.3881278538813">
                <text:p>95.3881278538813</text:p>
              </table:table-cell>
              <table:table-cell office:value-type="float" office:value="96.4383561643836">
                <text:p>96.4383561643836</text:p>
              </table:table-cell>
              <table:table-cell office:value-type="float" office:value="97.6255707762557">
                <text:p>97.6255707762557</text:p>
              </table:table-cell>
              <table:table-cell office:value-type="float" office:value="98.2191780821918">
                <text:p>98.2191780821918</text:p>
              </table:table-cell>
              <table:table-cell office:value-type="float" office:value="98.675799086758">
                <text:p>98.675799086758</text:p>
              </table:table-cell>
              <table:table-cell office:value-type="float" office:value="99.041095890411">
                <text:p>99.041095890411</text:p>
              </table:table-cell>
              <table:table-cell office:value-type="float" office:value="99.3607305936073">
                <text:p>99.3607305936073</text:p>
              </table:table-cell>
              <table:table-cell office:value-type="float" office:value="99.6803652968037">
                <text:p>99.6803652968037</text:p>
              </table:table-cell>
              <table:table-cell office:value-type="float" office:value="99.8630136986301">
                <text:p>99.8630136986301</text:p>
              </table:table-cell>
              <table:table-cell office:value-type="float" office:value="99.8630136986301">
                <text:p>99.8630136986301</text:p>
              </table:table-cell>
              <table:table-cell office:value-type="float" office:value="99.9543378995434">
                <text:p>99.95433789954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543378995434">
                <text:p>99.9543378995434</text:p>
              </table:table-cell>
              <table:table-cell office:value-type="float" office:value="99.9086757990868">
                <text:p>99.9086757990868</text:p>
              </table:table-cell>
              <table:table-cell office:value-type="float" office:value="99.9086757990868">
                <text:p>99.9086757990868</text:p>
              </table:table-cell>
              <table:table-cell office:value-type="float" office:value="99.9086757990868">
                <text:p>99.9086757990868</text:p>
              </table:table-cell>
              <table:table-cell office:value-type="float" office:value="99.8173515981735">
                <text:p>99.8173515981735</text:p>
              </table:table-cell>
              <table:table-cell office:value-type="float" office:value="99.6803652968037">
                <text:p>99.6803652968037</text:p>
              </table:table-cell>
              <table:table-cell office:value-type="float" office:value="99.4520547945205">
                <text:p>99.4520547945205</text:p>
              </table:table-cell>
              <table:table-cell office:value-type="float" office:value="99.4520547945205">
                <text:p>99.4520547945205</text:p>
              </table:table-cell>
              <table:table-cell office:value-type="float" office:value="99.1780821917808">
                <text:p>99.1780821917808</text:p>
              </table:table-cell>
              <table:table-cell office:value-type="float" office:value="98.7671232876712">
                <text:p>98.7671232876712</text:p>
              </table:table-cell>
              <table:table-cell office:value-type="float" office:value="98.4018264840183">
                <text:p>98.4018264840183</text:p>
              </table:table-cell>
              <table:table-cell office:value-type="float" office:value="97.9452054794521">
                <text:p>97.9452054794521</text:p>
              </table:table-cell>
              <table:table-cell office:value-type="float" office:value="97.5799086757991">
                <text:p>97.5799086757991</text:p>
              </table:table-cell>
              <table:table-cell office:value-type="float" office:value="97.1689497716895">
                <text:p>97.1689497716895</text:p>
              </table:table-cell>
              <table:table-cell office:value-type="float" office:value="96.3470319634703">
                <text:p>96.3470319634703</text:p>
              </table:table-cell>
              <table:table-cell office:value-type="float" office:value="95.7990867579909">
                <text:p>95.7990867579909</text:p>
              </table:table-cell>
              <table:table-cell office:value-type="float" office:value="95.2054794520548">
                <text:p>95.2054794520548</text:p>
              </table:table-cell>
              <table:table-cell office:value-type="float" office:value="94.5662100456621">
                <text:p>94.5662100456621</text:p>
              </table:table-cell>
              <table:table-cell office:value-type="float" office:value="94.0182648401826">
                <text:p>94.0182648401826</text:p>
              </table:table-cell>
              <table:table-cell office:value-type="float" office:value="93.6073059360731">
                <text:p>93.6073059360731</text:p>
              </table:table-cell>
              <table:table-cell office:value-type="float" office:value="93.1963470319635">
                <text:p>93.1963470319635</text:p>
              </table:table-cell>
              <table:table-cell office:value-type="float" office:value="92.8310502283105">
                <text:p>92.8310502283105</text:p>
              </table:table-cell>
              <table:table-cell office:value-type="float" office:value="92.5570776255708">
                <text:p>92.5570776255708</text:p>
              </table:table-cell>
              <table:table-cell office:value-type="float" office:value="92.3287671232877">
                <text:p>92.3287671232877</text:p>
              </table:table-cell>
              <table:table-cell office:value-type="float" office:value="92.0091324200913">
                <text:p>92.0091324200913</text:p>
              </table:table-cell>
              <table:table-cell office:value-type="float" office:value="91.6438356164383">
                <text:p>91.643835616438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15:normal_table_percentage_module_data.DZ15</svg:desc>
                </draw:g>
              </table:table-cell>
              <table:table-cell office:value-type="float" office:value="2.3658276076378">
                <text:p>2.3658276076378</text:p>
              </table:table-cell>
              <table:table-cell office:value-type="float" office:value="2.84753225781883">
                <text:p>2.84753225781883</text:p>
              </table:table-cell>
              <table:table-cell office:value-type="float" office:value="3.33781313199287">
                <text:p>3.33781313199287</text:p>
              </table:table-cell>
              <table:table-cell office:value-type="float" office:value="2.37803652144833">
                <text:p>2.37803652144833</text:p>
              </table:table-cell>
              <table:table-cell office:value-type="float" office:value="1.91078901996654">
                <text:p>1.91078901996654</text:p>
              </table:table-cell>
              <table:table-cell office:value-type="float" office:value="1.75467674726997">
                <text:p>1.75467674726997</text:p>
              </table:table-cell>
              <table:table-cell office:value-type="float" office:value="1.379133186006">
                <text:p>1.379133186006</text:p>
              </table:table-cell>
              <table:table-cell office:value-type="float" office:value="1.16017284628064">
                <text:p>1.16017284628064</text:p>
              </table:table-cell>
              <table:table-cell office:value-type="float" office:value="1.0142058599061">
                <text:p>1.0142058599061</text:p>
              </table:table-cell>
              <table:table-cell office:value-type="float" office:value="0.695837409477168">
                <text:p>0.695837409477168</text:p>
              </table:table-cell>
              <table:table-cell office:value-type="float" office:value="0.753386220442289">
                <text:p>0.753386220442289</text:p>
              </table:table-cell>
              <table:table-cell office:value-type="float" office:value="0.933315660076463">
                <text:p>0.933315660076463</text:p>
              </table:table-cell>
              <table:table-cell office:value-type="float" office:value="1.03231811006473">
                <text:p>1.03231811006473</text:p>
              </table:table-cell>
              <table:table-cell office:value-type="float" office:value="0.94319229131383">
                <text:p>0.94319229131383</text:p>
              </table:table-cell>
              <table:table-cell office:value-type="float" office:value="0.789424808516892">
                <text:p>0.789424808516892</text:p>
              </table:table-cell>
              <table:table-cell office:value-type="float" office:value="0.625717040824795">
                <text:p>0.625717040824795</text:p>
              </table:table-cell>
              <table:table-cell office:value-type="float" office:value="1.0589057613958">
                <text:p>1.0589057613958</text:p>
              </table:table-cell>
              <table:table-cell office:value-type="float" office:value="1.14002942533175">
                <text:p>1.14002942533175</text:p>
              </table:table-cell>
              <table:table-cell office:value-type="float" office:value="1.30579059905798">
                <text:p>1.30579059905798</text:p>
              </table:table-cell>
              <table:table-cell office:value-type="float" office:value="1.58543886270926">
                <text:p>1.58543886270926</text:p>
              </table:table-cell>
              <table:table-cell office:value-type="float" office:value="1.41233007119173">
                <text:p>1.41233007119173</text:p>
              </table:table-cell>
              <table:table-cell office:value-type="float" office:value="1.50984435526785">
                <text:p>1.50984435526785</text:p>
              </table:table-cell>
              <table:table-cell office:value-type="float" office:value="1.56780600083021">
                <text:p>1.56780600083021</text:p>
              </table:table-cell>
              <table:table-cell office:value-type="float" office:value="1.73809466345451">
                <text:p>1.73809466345451</text:p>
              </table:table-cell>
              <table:table-cell office:value-type="float" office:value="2.22659647463132">
                <text:p>2.22659647463132</text:p>
              </table:table-cell>
              <table:table-cell office:value-type="float" office:value="2.39937332883325">
                <text:p>2.39937332883325</text:p>
              </table:table-cell>
              <table:table-cell office:value-type="float" office:value="2.39889050896141">
                <text:p>2.39889050896141</text:p>
              </table:table-cell>
              <table:table-cell office:value-type="float" office:value="2.09858076958589">
                <text:p>2.09858076958589</text:p>
              </table:table-cell>
              <table:table-cell office:value-type="float" office:value="2.37559975831071">
                <text:p>2.37559975831071</text:p>
              </table:table-cell>
              <table:table-cell office:value-type="float" office:value="3.00777364465289">
                <text:p>3.00777364465289</text:p>
              </table:table-cell>
              <table:table-cell office:value-type="float" office:value="3.04452052416583">
                <text:p>3.04452052416583</text:p>
              </table:table-cell>
              <table:table-cell office:value-type="float" office:value="3.04604202377314">
                <text:p>3.04604202377314</text:p>
              </table:table-cell>
              <table:table-cell office:value-type="float" office:value="3.40651375020721">
                <text:p>3.40651375020721</text:p>
              </table:table-cell>
              <table:table-cell office:value-type="float" office:value="3.06839650979706">
                <text:p>3.06839650979706</text:p>
              </table:table-cell>
              <table:table-cell office:value-type="float" office:value="2.85768392017025">
                <text:p>2.85768392017025</text:p>
              </table:table-cell>
              <table:table-cell office:value-type="float" office:value="2.55100024336262">
                <text:p>2.55100024336262</text:p>
              </table:table-cell>
              <table:table-cell office:value-type="float" office:value="2.36827442555067">
                <text:p>2.36827442555067</text:p>
              </table:table-cell>
              <table:table-cell office:value-type="float" office:value="2.53779786918312">
                <text:p>2.53779786918312</text:p>
              </table:table-cell>
              <table:table-cell office:value-type="float" office:value="3.06877399599025">
                <text:p>3.06877399599025</text:p>
              </table:table-cell>
              <table:table-cell office:value-type="float" office:value="3.34889994062282">
                <text:p>3.34889994062282</text:p>
              </table:table-cell>
              <table:table-cell office:value-type="float" office:value="3.54384186278384">
                <text:p>3.54384186278384</text:p>
              </table:table-cell>
              <table:table-cell office:value-type="float" office:value="2.67165564048434">
                <text:p>2.67165564048434</text:p>
              </table:table-cell>
              <table:table-cell office:value-type="float" office:value="3.17817549738525">
                <text:p>3.17817549738525</text:p>
              </table:table-cell>
              <table:table-cell office:value-type="float" office:value="2.83775249593216">
                <text:p>2.83775249593216</text:p>
              </table:table-cell>
              <table:table-cell office:value-type="float" office:value="2.79166064367985">
                <text:p>2.79166064367985</text:p>
              </table:table-cell>
              <table:table-cell office:value-type="float" office:value="2.99194213097245">
                <text:p>2.99194213097245</text:p>
              </table:table-cell>
              <table:table-cell office:value-type="float" office:value="2.82137756121364">
                <text:p>2.82137756121364</text:p>
              </table:table-cell>
              <table:table-cell office:value-type="float" office:value="2.78542971415587">
                <text:p>2.78542971415587</text:p>
              </table:table-cell>
              <table:table-cell office:value-type="float" office:value="3.0426175797183">
                <text:p>3.0426175797183</text:p>
              </table:table-cell>
              <table:table-cell office:value-type="float" office:value="3.00430558087679">
                <text:p>3.00430558087679</text:p>
              </table:table-cell>
              <table:table-cell office:value-type="float" office:value="2.55100024336262">
                <text:p>2.55100024336262</text:p>
              </table:table-cell>
              <table:table-cell office:value-type="float" office:value="2.40130363753551">
                <text:p>2.40130363753551</text:p>
              </table:table-cell>
              <table:table-cell office:value-type="float" office:value="2.6694869124376">
                <text:p>2.6694869124376</text:p>
              </table:table-cell>
              <table:table-cell office:value-type="float" office:value="2.25554137629744">
                <text:p>2.25554137629744</text:p>
              </table:table-cell>
              <table:table-cell office:value-type="float" office:value="2.10299187433656">
                <text:p>2.10299187433656</text:p>
              </table:table-cell>
              <table:table-cell office:value-type="float" office:value="1.79384846497243">
                <text:p>1.79384846497243</text:p>
              </table:table-cell>
              <table:table-cell office:value-type="float" office:value="1.52890398829196">
                <text:p>1.52890398829196</text:p>
              </table:table-cell>
              <table:table-cell office:value-type="float" office:value="1.41478843697075">
                <text:p>1.41478843697075</text:p>
              </table:table-cell>
              <table:table-cell office:value-type="float" office:value="0.862357106497124">
                <text:p>0.862357106497124</text:p>
              </table:table-cell>
              <table:table-cell office:value-type="float" office:value="0.308195688452307">
                <text:p>0.308195688452307</text:p>
              </table:table-cell>
              <table:table-cell office:value-type="float" office:value="0.308195688452307">
                <text:p>0.308195688452307</text:p>
              </table:table-cell>
              <table:table-cell office:value-type="float" office:value="0.144396240190339">
                <text:p>0.144396240190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396240190339">
                <text:p>0.144396240190339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31927209989959">
                <text:p>0.31927209989959</text:p>
              </table:table-cell>
              <table:table-cell office:value-type="float" office:value="0.483721418023462">
                <text:p>0.483721418023462</text:p>
              </table:table-cell>
              <table:table-cell office:value-type="float" office:value="0.739419044230814">
                <text:p>0.739419044230814</text:p>
              </table:table-cell>
              <table:table-cell office:value-type="float" office:value="0.739419044230814">
                <text:p>0.739419044230814</text:p>
              </table:table-cell>
              <table:table-cell office:value-type="float" office:value="0.855614570627407">
                <text:p>0.855614570627407</text:p>
              </table:table-cell>
              <table:table-cell office:value-type="float" office:value="1.2743644255059">
                <text:p>1.2743644255059</text:p>
              </table:table-cell>
              <table:table-cell office:value-type="float" office:value="1.64284879337313">
                <text:p>1.64284879337313</text:p>
              </table:table-cell>
              <table:table-cell office:value-type="float" office:value="1.5559397488783">
                <text:p>1.5559397488783</text:p>
              </table:table-cell>
              <table:table-cell office:value-type="float" office:value="1.50754100632139">
                <text:p>1.50754100632139</text:p>
              </table:table-cell>
              <table:table-cell office:value-type="float" office:value="1.70580526345472">
                <text:p>1.70580526345472</text:p>
              </table:table-cell>
              <table:table-cell office:value-type="float" office:value="2.1632679457461">
                <text:p>2.1632679457461</text:p>
              </table:table-cell>
              <table:table-cell office:value-type="float" office:value="2.42386961794757">
                <text:p>2.42386961794757</text:p>
              </table:table-cell>
              <table:table-cell office:value-type="float" office:value="2.36043568025431">
                <text:p>2.36043568025431</text:p>
              </table:table-cell>
              <table:table-cell office:value-type="float" office:value="2.25194360947851">
                <text:p>2.25194360947851</text:p>
              </table:table-cell>
              <table:table-cell office:value-type="float" office:value="2.28259760977381">
                <text:p>2.28259760977381</text:p>
              </table:table-cell>
              <table:table-cell office:value-type="float" office:value="2.24730944600204">
                <text:p>2.24730944600204</text:p>
              </table:table-cell>
              <table:table-cell office:value-type="float" office:value="2.27242555555082">
                <text:p>2.27242555555082</text:p>
              </table:table-cell>
              <table:table-cell office:value-type="float" office:value="2.35847192310884">
                <text:p>2.35847192310884</text:p>
              </table:table-cell>
              <table:table-cell office:value-type="float" office:value="2.48288764671572">
                <text:p>2.48288764671572</text:p>
              </table:table-cell>
              <table:table-cell office:value-type="float" office:value="2.40467794923976">
                <text:p>2.40467794923976</text:p>
              </table:table-cell>
              <table:table-cell office:value-type="float" office:value="2.49405930109192">
                <text:p>2.49405930109192</text:p>
              </table:table-cell>
              <table:table-cell office:value-type="float" office:value="2.46415567303776">
                <text:p>2.46415567303776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15:normal_table_percentage_module_data.DZ15</svg:desc>
                </draw:g>
              </table:table-cell>
              <table:table-cell office:value-type="float" office:value="2.3658276076378">
                <text:p>2.3658276076378</text:p>
              </table:table-cell>
              <table:table-cell office:value-type="float" office:value="2.84753225781883">
                <text:p>2.84753225781883</text:p>
              </table:table-cell>
              <table:table-cell office:value-type="float" office:value="3.33781313199287">
                <text:p>3.33781313199287</text:p>
              </table:table-cell>
              <table:table-cell office:value-type="float" office:value="2.37803652144833">
                <text:p>2.37803652144833</text:p>
              </table:table-cell>
              <table:table-cell office:value-type="float" office:value="1.91078901996654">
                <text:p>1.91078901996654</text:p>
              </table:table-cell>
              <table:table-cell office:value-type="float" office:value="1.75467674726997">
                <text:p>1.75467674726997</text:p>
              </table:table-cell>
              <table:table-cell office:value-type="float" office:value="1.379133186006">
                <text:p>1.379133186006</text:p>
              </table:table-cell>
              <table:table-cell office:value-type="float" office:value="1.16017284628064">
                <text:p>1.16017284628064</text:p>
              </table:table-cell>
              <table:table-cell office:value-type="float" office:value="1.0142058599061">
                <text:p>1.0142058599061</text:p>
              </table:table-cell>
              <table:table-cell office:value-type="float" office:value="0.695837409477168">
                <text:p>0.695837409477168</text:p>
              </table:table-cell>
              <table:table-cell office:value-type="float" office:value="0.753386220442289">
                <text:p>0.753386220442289</text:p>
              </table:table-cell>
              <table:table-cell office:value-type="float" office:value="0.933315660076463">
                <text:p>0.933315660076463</text:p>
              </table:table-cell>
              <table:table-cell office:value-type="float" office:value="1.03231811006473">
                <text:p>1.03231811006473</text:p>
              </table:table-cell>
              <table:table-cell office:value-type="float" office:value="0.94319229131383">
                <text:p>0.94319229131383</text:p>
              </table:table-cell>
              <table:table-cell office:value-type="float" office:value="0.789424808516892">
                <text:p>0.789424808516892</text:p>
              </table:table-cell>
              <table:table-cell office:value-type="float" office:value="0.625717040824795">
                <text:p>0.625717040824795</text:p>
              </table:table-cell>
              <table:table-cell office:value-type="float" office:value="1.0589057613958">
                <text:p>1.0589057613958</text:p>
              </table:table-cell>
              <table:table-cell office:value-type="float" office:value="1.14002942533175">
                <text:p>1.14002942533175</text:p>
              </table:table-cell>
              <table:table-cell office:value-type="float" office:value="1.30579059905798">
                <text:p>1.30579059905798</text:p>
              </table:table-cell>
              <table:table-cell office:value-type="float" office:value="1.58543886270926">
                <text:p>1.58543886270926</text:p>
              </table:table-cell>
              <table:table-cell office:value-type="float" office:value="1.41233007119173">
                <text:p>1.41233007119173</text:p>
              </table:table-cell>
              <table:table-cell office:value-type="float" office:value="1.50984435526785">
                <text:p>1.50984435526785</text:p>
              </table:table-cell>
              <table:table-cell office:value-type="float" office:value="1.56780600083021">
                <text:p>1.56780600083021</text:p>
              </table:table-cell>
              <table:table-cell office:value-type="float" office:value="1.73809466345451">
                <text:p>1.73809466345451</text:p>
              </table:table-cell>
              <table:table-cell office:value-type="float" office:value="2.22659647463132">
                <text:p>2.22659647463132</text:p>
              </table:table-cell>
              <table:table-cell office:value-type="float" office:value="2.39937332883325">
                <text:p>2.39937332883325</text:p>
              </table:table-cell>
              <table:table-cell office:value-type="float" office:value="2.39889050896141">
                <text:p>2.39889050896141</text:p>
              </table:table-cell>
              <table:table-cell office:value-type="float" office:value="2.09858076958589">
                <text:p>2.09858076958589</text:p>
              </table:table-cell>
              <table:table-cell office:value-type="float" office:value="2.37559975831071">
                <text:p>2.37559975831071</text:p>
              </table:table-cell>
              <table:table-cell office:value-type="float" office:value="3.00777364465289">
                <text:p>3.00777364465289</text:p>
              </table:table-cell>
              <table:table-cell office:value-type="float" office:value="3.04452052416583">
                <text:p>3.04452052416583</text:p>
              </table:table-cell>
              <table:table-cell office:value-type="float" office:value="3.04604202377314">
                <text:p>3.04604202377314</text:p>
              </table:table-cell>
              <table:table-cell office:value-type="float" office:value="3.40651375020721">
                <text:p>3.40651375020721</text:p>
              </table:table-cell>
              <table:table-cell office:value-type="float" office:value="3.06839650979706">
                <text:p>3.06839650979706</text:p>
              </table:table-cell>
              <table:table-cell office:value-type="float" office:value="2.85768392017025">
                <text:p>2.85768392017025</text:p>
              </table:table-cell>
              <table:table-cell office:value-type="float" office:value="2.55100024336262">
                <text:p>2.55100024336262</text:p>
              </table:table-cell>
              <table:table-cell office:value-type="float" office:value="2.36827442555067">
                <text:p>2.36827442555067</text:p>
              </table:table-cell>
              <table:table-cell office:value-type="float" office:value="2.53779786918312">
                <text:p>2.53779786918312</text:p>
              </table:table-cell>
              <table:table-cell office:value-type="float" office:value="3.06877399599025">
                <text:p>3.06877399599025</text:p>
              </table:table-cell>
              <table:table-cell office:value-type="float" office:value="3.34889994062282">
                <text:p>3.34889994062282</text:p>
              </table:table-cell>
              <table:table-cell office:value-type="float" office:value="3.54384186278384">
                <text:p>3.54384186278384</text:p>
              </table:table-cell>
              <table:table-cell office:value-type="float" office:value="2.67165564048434">
                <text:p>2.67165564048434</text:p>
              </table:table-cell>
              <table:table-cell office:value-type="float" office:value="3.17817549738525">
                <text:p>3.17817549738525</text:p>
              </table:table-cell>
              <table:table-cell office:value-type="float" office:value="2.83775249593216">
                <text:p>2.83775249593216</text:p>
              </table:table-cell>
              <table:table-cell office:value-type="float" office:value="2.79166064367985">
                <text:p>2.79166064367985</text:p>
              </table:table-cell>
              <table:table-cell office:value-type="float" office:value="2.99194213097245">
                <text:p>2.99194213097245</text:p>
              </table:table-cell>
              <table:table-cell office:value-type="float" office:value="2.82137756121364">
                <text:p>2.82137756121364</text:p>
              </table:table-cell>
              <table:table-cell office:value-type="float" office:value="2.78542971415587">
                <text:p>2.78542971415587</text:p>
              </table:table-cell>
              <table:table-cell office:value-type="float" office:value="3.0426175797183">
                <text:p>3.0426175797183</text:p>
              </table:table-cell>
              <table:table-cell office:value-type="float" office:value="3.00430558087679">
                <text:p>3.00430558087679</text:p>
              </table:table-cell>
              <table:table-cell office:value-type="float" office:value="2.55100024336262">
                <text:p>2.55100024336262</text:p>
              </table:table-cell>
              <table:table-cell office:value-type="float" office:value="2.40130363753551">
                <text:p>2.40130363753551</text:p>
              </table:table-cell>
              <table:table-cell office:value-type="float" office:value="2.6694869124376">
                <text:p>2.6694869124376</text:p>
              </table:table-cell>
              <table:table-cell office:value-type="float" office:value="2.25554137629744">
                <text:p>2.25554137629744</text:p>
              </table:table-cell>
              <table:table-cell office:value-type="float" office:value="2.10299187433656">
                <text:p>2.10299187433656</text:p>
              </table:table-cell>
              <table:table-cell office:value-type="float" office:value="1.79384846497243">
                <text:p>1.79384846497243</text:p>
              </table:table-cell>
              <table:table-cell office:value-type="float" office:value="1.52890398829196">
                <text:p>1.52890398829196</text:p>
              </table:table-cell>
              <table:table-cell office:value-type="float" office:value="1.41478843697075">
                <text:p>1.41478843697075</text:p>
              </table:table-cell>
              <table:table-cell office:value-type="float" office:value="0.862357106497124">
                <text:p>0.862357106497124</text:p>
              </table:table-cell>
              <table:table-cell office:value-type="float" office:value="0.308195688452307">
                <text:p>0.308195688452307</text:p>
              </table:table-cell>
              <table:table-cell office:value-type="float" office:value="0.308195688452307">
                <text:p>0.308195688452307</text:p>
              </table:table-cell>
              <table:table-cell office:value-type="float" office:value="0.144396240190339">
                <text:p>0.144396240190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396240190339">
                <text:p>0.144396240190339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192528320253785">
                <text:p>0.192528320253785</text:p>
              </table:table-cell>
              <table:table-cell office:value-type="float" office:value="0.31927209989959">
                <text:p>0.31927209989959</text:p>
              </table:table-cell>
              <table:table-cell office:value-type="float" office:value="0.483721418023462">
                <text:p>0.483721418023462</text:p>
              </table:table-cell>
              <table:table-cell office:value-type="float" office:value="0.739419044230814">
                <text:p>0.739419044230814</text:p>
              </table:table-cell>
              <table:table-cell office:value-type="float" office:value="0.739419044230814">
                <text:p>0.739419044230814</text:p>
              </table:table-cell>
              <table:table-cell office:value-type="float" office:value="0.855614570627407">
                <text:p>0.855614570627407</text:p>
              </table:table-cell>
              <table:table-cell office:value-type="float" office:value="1.2743644255059">
                <text:p>1.2743644255059</text:p>
              </table:table-cell>
              <table:table-cell office:value-type="float" office:value="1.64284879337313">
                <text:p>1.64284879337313</text:p>
              </table:table-cell>
              <table:table-cell office:value-type="float" office:value="1.5559397488783">
                <text:p>1.5559397488783</text:p>
              </table:table-cell>
              <table:table-cell office:value-type="float" office:value="1.50754100632139">
                <text:p>1.50754100632139</text:p>
              </table:table-cell>
              <table:table-cell office:value-type="float" office:value="1.70580526345472">
                <text:p>1.70580526345472</text:p>
              </table:table-cell>
              <table:table-cell office:value-type="float" office:value="2.1632679457461">
                <text:p>2.1632679457461</text:p>
              </table:table-cell>
              <table:table-cell office:value-type="float" office:value="2.42386961794757">
                <text:p>2.42386961794757</text:p>
              </table:table-cell>
              <table:table-cell office:value-type="float" office:value="2.36043568025431">
                <text:p>2.36043568025431</text:p>
              </table:table-cell>
              <table:table-cell office:value-type="float" office:value="2.25194360947851">
                <text:p>2.25194360947851</text:p>
              </table:table-cell>
              <table:table-cell office:value-type="float" office:value="2.28259760977381">
                <text:p>2.28259760977381</text:p>
              </table:table-cell>
              <table:table-cell office:value-type="float" office:value="2.24730944600204">
                <text:p>2.24730944600204</text:p>
              </table:table-cell>
              <table:table-cell office:value-type="float" office:value="2.27242555555082">
                <text:p>2.27242555555082</text:p>
              </table:table-cell>
              <table:table-cell office:value-type="float" office:value="2.35847192310884">
                <text:p>2.35847192310884</text:p>
              </table:table-cell>
              <table:table-cell office:value-type="float" office:value="2.48288764671572">
                <text:p>2.48288764671572</text:p>
              </table:table-cell>
              <table:table-cell office:value-type="float" office:value="2.40467794923976">
                <text:p>2.40467794923976</text:p>
              </table:table-cell>
              <table:table-cell office:value-type="float" office:value="2.49405930109192">
                <text:p>2.49405930109192</text:p>
              </table:table-cell>
              <table:table-cell office:value-type="float" office:value="2.46415567303776">
                <text:p>2.46415567303776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92:normal_table_percentage_module_data.DZ92</svg:desc>
                </draw:g>
              </table:table-cell>
              <table:table-cell office:value-type="float" office:value="51.4814814814815">
                <text:p>51.4814814814815</text:p>
              </table:table-cell>
              <table:table-cell office:value-type="float" office:value="68.5185185185185">
                <text:p>68.5185185185185</text:p>
              </table:table-cell>
              <table:table-cell office:value-type="float" office:value="74.7089947089947">
                <text:p>74.7089947089947</text:p>
              </table:table-cell>
              <table:table-cell office:value-type="float" office:value="76.2962962962963">
                <text:p>76.2962962962963</text:p>
              </table:table-cell>
              <table:table-cell office:value-type="float" office:value="77.4074074074074">
                <text:p>77.4074074074074</text:p>
              </table:table-cell>
              <table:table-cell office:value-type="float" office:value="78.042328042328">
                <text:p>78.042328042328</text:p>
              </table:table-cell>
              <table:table-cell office:value-type="float" office:value="79.0740740740741">
                <text:p>79.0740740740741</text:p>
              </table:table-cell>
              <table:table-cell office:value-type="float" office:value="80.3968253968254">
                <text:p>80.3968253968254</text:p>
              </table:table-cell>
              <table:table-cell office:value-type="float" office:value="81.7724867724868">
                <text:p>81.7724867724868</text:p>
              </table:table-cell>
              <table:table-cell office:value-type="float" office:value="82.989417989418">
                <text:p>82.989417989418</text:p>
              </table:table-cell>
              <table:table-cell office:value-type="float" office:value="84.0740740740741">
                <text:p>84.0740740740741</text:p>
              </table:table-cell>
              <table:table-cell office:value-type="float" office:value="85.0529100529101">
                <text:p>85.0529100529101</text:p>
              </table:table-cell>
              <table:table-cell office:value-type="float" office:value="86.1375661375661">
                <text:p>86.1375661375661</text:p>
              </table:table-cell>
              <table:table-cell office:value-type="float" office:value="86.7989417989418">
                <text:p>86.7989417989418</text:p>
              </table:table-cell>
              <table:table-cell office:value-type="float" office:value="87.4338624338624">
                <text:p>87.4338624338624</text:p>
              </table:table-cell>
              <table:table-cell office:value-type="float" office:value="88.0687830687831">
                <text:p>88.0687830687831</text:p>
              </table:table-cell>
              <table:table-cell office:value-type="float" office:value="88.6507936507936">
                <text:p>88.6507936507936</text:p>
              </table:table-cell>
              <table:table-cell office:value-type="float" office:value="89.1269841269841">
                <text:p>89.1269841269841</text:p>
              </table:table-cell>
              <table:table-cell office:value-type="float" office:value="89.4708994708995">
                <text:p>89.4708994708995</text:p>
              </table:table-cell>
              <table:table-cell office:value-type="float" office:value="89.8148148148148">
                <text:p>89.8148148148148</text:p>
              </table:table-cell>
              <table:table-cell office:value-type="float" office:value="90.2910052910053">
                <text:p>90.2910052910053</text:p>
              </table:table-cell>
              <table:table-cell office:value-type="float" office:value="90.8730158730159">
                <text:p>90.8730158730159</text:p>
              </table:table-cell>
              <table:table-cell office:value-type="float" office:value="91.2962962962963">
                <text:p>91.2962962962963</text:p>
              </table:table-cell>
              <table:table-cell office:value-type="float" office:value="91.5608465608466">
                <text:p>91.5608465608466</text:p>
              </table:table-cell>
              <table:table-cell office:value-type="float" office:value="92.0634920634921">
                <text:p>92.0634920634921</text:p>
              </table:table-cell>
              <table:table-cell office:value-type="float" office:value="92.4338624338624">
                <text:p>92.4338624338624</text:p>
              </table:table-cell>
              <table:table-cell office:value-type="float" office:value="92.989417989418">
                <text:p>92.989417989418</text:p>
              </table:table-cell>
              <table:table-cell office:value-type="float" office:value="93.5714285714286">
                <text:p>93.5714285714286</text:p>
              </table:table-cell>
              <table:table-cell office:value-type="float" office:value="93.8624338624339">
                <text:p>93.8624338624339</text:p>
              </table:table-cell>
              <table:table-cell office:value-type="float" office:value="94.3121693121693">
                <text:p>94.3121693121693</text:p>
              </table:table-cell>
              <table:table-cell office:value-type="float" office:value="94.8412698412698">
                <text:p>94.8412698412698</text:p>
              </table:table-cell>
              <table:table-cell office:value-type="float" office:value="95.2116402116402">
                <text:p>95.2116402116402</text:p>
              </table:table-cell>
              <table:table-cell office:value-type="float" office:value="95.8465608465609">
                <text:p>95.8465608465609</text:p>
              </table:table-cell>
              <table:table-cell office:value-type="float" office:value="96.1904761904762">
                <text:p>96.1904761904762</text:p>
              </table:table-cell>
              <table:table-cell office:value-type="float" office:value="96.5079365079365">
                <text:p>96.5079365079365</text:p>
              </table:table-cell>
              <table:table-cell office:value-type="float" office:value="97.1957671957672">
                <text:p>97.1957671957672</text:p>
              </table:table-cell>
              <table:table-cell office:value-type="float" office:value="97.8835978835979">
                <text:p>97.8835978835979</text:p>
              </table:table-cell>
              <table:table-cell office:value-type="float" office:value="98.2275132275132">
                <text:p>98.2275132275132</text:p>
              </table:table-cell>
              <table:table-cell office:value-type="float" office:value="98.5449735449735">
                <text:p>98.5449735449735</text:p>
              </table:table-cell>
              <table:table-cell office:value-type="float" office:value="98.8624338624339">
                <text:p>98.8624338624339</text:p>
              </table:table-cell>
              <table:table-cell office:value-type="float" office:value="99.1534391534391">
                <text:p>99.1534391534391</text:p>
              </table:table-cell>
              <table:table-cell office:value-type="float" office:value="99.4444444444444">
                <text:p>99.4444444444444</text:p>
              </table:table-cell>
              <table:table-cell office:value-type="float" office:value="99.6031746031746">
                <text:p>99.6031746031746</text:p>
              </table:table-cell>
              <table:table-cell office:value-type="float" office:value="99.7354497354497">
                <text:p>99.7354497354497</text:p>
              </table:table-cell>
              <table:table-cell office:value-type="float" office:value="99.7883597883598">
                <text:p>99.7883597883598</text:p>
              </table:table-cell>
              <table:table-cell office:value-type="float" office:value="99.8148148148148">
                <text:p>99.8148148148148</text:p>
              </table:table-cell>
              <table:table-cell office:value-type="float" office:value="99.8677248677249">
                <text:p>99.8677248677249</text:p>
              </table:table-cell>
              <table:table-cell office:value-type="float" office:value="99.8677248677249">
                <text:p>99.867724867724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4708994709">
                <text:p>99.94708994709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73544973545">
                <text:p>99.973544973545</text:p>
              </table:table-cell>
              <table:table-cell office:value-type="float" office:value="99.9206349206349">
                <text:p>99.9206349206349</text:p>
              </table:table-cell>
              <table:table-cell office:value-type="float" office:value="99.9206349206349">
                <text:p>99.9206349206349</text:p>
              </table:table-cell>
              <table:table-cell office:value-type="float" office:value="99.8677248677249">
                <text:p>99.8677248677249</text:p>
              </table:table-cell>
              <table:table-cell office:value-type="float" office:value="99.8677248677249">
                <text:p>99.8677248677249</text:p>
              </table:table-cell>
              <table:table-cell office:value-type="float" office:value="99.8412698412698">
                <text:p>99.8412698412698</text:p>
              </table:table-cell>
              <table:table-cell office:value-type="float" office:value="99.8148148148148">
                <text:p>99.8148148148148</text:p>
              </table:table-cell>
              <table:table-cell office:value-type="float" office:value="99.7354497354497">
                <text:p>99.7354497354497</text:p>
              </table:table-cell>
              <table:table-cell office:value-type="float" office:value="99.7354497354497">
                <text:p>99.7354497354497</text:p>
              </table:table-cell>
              <table:table-cell office:value-type="float" office:value="99.6560846560847">
                <text:p>99.6560846560847</text:p>
              </table:table-cell>
              <table:table-cell office:value-type="float" office:value="99.5238095238095">
                <text:p>99.5238095238095</text:p>
              </table:table-cell>
              <table:table-cell office:value-type="float" office:value="99.4179894179894">
                <text:p>99.4179894179894</text:p>
              </table:table-cell>
              <table:table-cell office:value-type="float" office:value="99.3121693121693">
                <text:p>99.3121693121693</text:p>
              </table:table-cell>
              <table:table-cell office:value-type="float" office:value="99.3121693121693">
                <text:p>99.3121693121693</text:p>
              </table:table-cell>
              <table:table-cell office:value-type="float" office:value="99.2592592592593">
                <text:p>99.2592592592593</text:p>
              </table:table-cell>
              <table:table-cell office:value-type="float" office:value="99.2592592592593">
                <text:p>99.2592592592593</text:p>
              </table:table-cell>
              <table:table-cell office:value-type="float" office:value="99.0740740740741">
                <text:p>99.0740740740741</text:p>
              </table:table-cell>
              <table:table-cell office:value-type="float" office:value="99.0740740740741">
                <text:p>99.0740740740741</text:p>
              </table:table-cell>
              <table:table-cell office:value-type="float" office:value="98.8888888888889">
                <text:p>98.8888888888889</text:p>
              </table:table-cell>
              <table:table-cell office:value-type="float" office:value="98.7830687830688">
                <text:p>98.7830687830688</text:p>
              </table:table-cell>
              <table:table-cell office:value-type="float" office:value="98.7566137566138">
                <text:p>98.7566137566138</text:p>
              </table:table-cell>
              <table:table-cell office:value-type="float" office:value="98.7037037037037">
                <text:p>98.7037037037037</text:p>
              </table:table-cell>
              <table:table-cell office:value-type="float" office:value="98.6507936507936">
                <text:p>98.6507936507936</text:p>
              </table:table-cell>
              <table:table-cell office:value-type="float" office:value="98.6507936507936">
                <text:p>98.6507936507936</text:p>
              </table:table-cell>
              <table:table-cell office:value-type="float" office:value="98.5449735449735">
                <text:p>98.5449735449735</text:p>
              </table:table-cell>
              <table:table-cell office:value-type="float" office:value="98.4391534391535">
                <text:p>98.4391534391535</text:p>
              </table:table-cell>
              <table:table-cell office:value-type="float" office:value="98.4126984126984">
                <text:p>98.4126984126984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8.3068783068783">
                <text:p>98.3068783068783</text:p>
              </table:table-cell>
              <table:table-cell office:value-type="float" office:value="98.1746031746032">
                <text:p>98.1746031746032</text:p>
              </table:table-cell>
              <table:table-cell office:value-type="float" office:value="98.1216931216931">
                <text:p>98.1216931216931</text:p>
              </table:table-cell>
              <table:table-cell office:value-type="float" office:value="98.042328042328">
                <text:p>98.042328042328</text:p>
              </table:table-cell>
              <table:table-cell office:value-type="float" office:value="98.015873015873">
                <text:p>98.015873015873</text:p>
              </table:table-cell>
              <table:table-cell office:value-type="float" office:value="97.9365079365079">
                <text:p>97.9365079365079</text:p>
              </table:table-cell>
              <table:table-cell office:value-type="float" office:value="97.9365079365079">
                <text:p>97.9365079365079</text:p>
              </table:table-cell>
              <table:table-cell office:value-type="float" office:value="97.9100529100529">
                <text:p>97.9100529100529</text:p>
              </table:table-cell>
              <table:table-cell office:value-type="float" office:value="97.8042328042328">
                <text:p>97.8042328042328</text:p>
              </table:table-cell>
              <table:table-cell office:value-type="float" office:value="97.7248677248677">
                <text:p>97.7248677248677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93:normal_table_percentage_module_data.DZ93</svg:desc>
                </draw:g>
              </table:table-cell>
              <table:table-cell office:value-type="float" office:value="1.76013755906521">
                <text:p>1.76013755906521</text:p>
              </table:table-cell>
              <table:table-cell office:value-type="float" office:value="1.63555881754774">
                <text:p>1.63555881754774</text:p>
              </table:table-cell>
              <table:table-cell office:value-type="float" office:value="1.56857461688601">
                <text:p>1.56857461688601</text:p>
              </table:table-cell>
              <table:table-cell office:value-type="float" office:value="1.18441858133198">
                <text:p>1.18441858133198</text:p>
              </table:table-cell>
              <table:table-cell office:value-type="float" office:value="1.12377653065778">
                <text:p>1.12377653065778</text:p>
              </table:table-cell>
              <table:table-cell office:value-type="float" office:value="0.989856451527497">
                <text:p>0.989856451527497</text:p>
              </table:table-cell>
              <table:table-cell office:value-type="float" office:value="0.977603813186284">
                <text:p>0.977603813186284</text:p>
              </table:table-cell>
              <table:table-cell office:value-type="float" office:value="1.11160091105163">
                <text:p>1.11160091105163</text:p>
              </table:table-cell>
              <table:table-cell office:value-type="float" office:value="1.04674872844613">
                <text:p>1.04674872844613</text:p>
              </table:table-cell>
              <table:table-cell office:value-type="float" office:value="0.933662146918267">
                <text:p>0.933662146918267</text:p>
              </table:table-cell>
              <table:table-cell office:value-type="float" office:value="0.956292184248749">
                <text:p>0.956292184248749</text:p>
              </table:table-cell>
              <table:table-cell office:value-type="float" office:value="1.03779561692591">
                <text:p>1.03779561692591</text:p>
              </table:table-cell>
              <table:table-cell office:value-type="float" office:value="0.967609645456451">
                <text:p>0.967609645456451</text:p>
              </table:table-cell>
              <table:table-cell office:value-type="float" office:value="0.710410372526378">
                <text:p>0.710410372526378</text:p>
              </table:table-cell>
              <table:table-cell office:value-type="float" office:value="0.708217742689989">
                <text:p>0.708217742689989</text:p>
              </table:table-cell>
              <table:table-cell office:value-type="float" office:value="0.665185967042193">
                <text:p>0.665185967042193</text:p>
              </table:table-cell>
              <table:table-cell office:value-type="float" office:value="0.752923252421044">
                <text:p>0.752923252421044</text:p>
              </table:table-cell>
              <table:table-cell office:value-type="float" office:value="0.831453232192112">
                <text:p>0.831453232192112</text:p>
              </table:table-cell>
              <table:table-cell office:value-type="float" office:value="0.862215630446582">
                <text:p>0.862215630446582</text:p>
              </table:table-cell>
              <table:table-cell office:value-type="float" office:value="0.791197462298339">
                <text:p>0.791197462298339</text:p>
              </table:table-cell>
              <table:table-cell office:value-type="float" office:value="0.846285228501593">
                <text:p>0.846285228501593</text:p>
              </table:table-cell>
              <table:table-cell office:value-type="float" office:value="0.719114040136687">
                <text:p>0.719114040136687</text:p>
              </table:table-cell>
              <table:table-cell office:value-type="float" office:value="0.773303748444222">
                <text:p>0.773303748444222</text:p>
              </table:table-cell>
              <table:table-cell office:value-type="float" office:value="0.563960386431022">
                <text:p>0.563960386431022</text:p>
              </table:table-cell>
              <table:table-cell office:value-type="float" office:value="0.659904301018332">
                <text:p>0.659904301018332</text:p>
              </table:table-cell>
              <table:table-cell office:value-type="float" office:value="0.517209111062262">
                <text:p>0.517209111062262</text:p>
              </table:table-cell>
              <table:table-cell office:value-type="float" office:value="0.487008863191678">
                <text:p>0.487008863191678</text:p>
              </table:table-cell>
              <table:table-cell office:value-type="float" office:value="0.779313971615015">
                <text:p>0.779313971615015</text:p>
              </table:table-cell>
              <table:table-cell office:value-type="float" office:value="0.956292184248746">
                <text:p>0.956292184248746</text:p>
              </table:table-cell>
              <table:table-cell office:value-type="float" office:value="1.23614160219367">
                <text:p>1.23614160219367</text:p>
              </table:table-cell>
              <table:table-cell office:value-type="float" office:value="1.11718337383774">
                <text:p>1.11718337383774</text:p>
              </table:table-cell>
              <table:table-cell office:value-type="float" office:value="1.14604526252449">
                <text:p>1.14604526252449</text:p>
              </table:table-cell>
              <table:table-cell office:value-type="float" office:value="1.08755580905262">
                <text:p>1.08755580905262</text:p>
              </table:table-cell>
              <table:table-cell office:value-type="float" office:value="1.08862782095316">
                <text:p>1.08862782095316</text:p>
              </table:table-cell>
              <table:table-cell office:value-type="float" office:value="1.21424440762317">
                <text:p>1.21424440762317</text:p>
              </table:table-cell>
              <table:table-cell office:value-type="float" office:value="1.35009941509733">
                <text:p>1.35009941509733</text:p>
              </table:table-cell>
              <table:table-cell office:value-type="float" office:value="1.2960263189329">
                <text:p>1.2960263189329</text:p>
              </table:table-cell>
              <table:table-cell office:value-type="float" office:value="1.33183243725126">
                <text:p>1.33183243725126</text:p>
              </table:table-cell>
              <table:table-cell office:value-type="float" office:value="1.36185583875489">
                <text:p>1.36185583875489</text:p>
              </table:table-cell>
              <table:table-cell office:value-type="float" office:value="1.18998618173328">
                <text:p>1.18998618173328</text:p>
              </table:table-cell>
              <table:table-cell office:value-type="float" office:value="0.988284001842814">
                <text:p>0.988284001842814</text:p>
              </table:table-cell>
              <table:table-cell office:value-type="float" office:value="0.721273546620054">
                <text:p>0.721273546620054</text:p>
              </table:table-cell>
              <table:table-cell office:value-type="float" office:value="0.601330762653697">
                <text:p>0.601330762653697</text:p>
              </table:table-cell>
              <table:table-cell office:value-type="float" office:value="0.498840762741835">
                <text:p>0.498840762741835</text:p>
              </table:table-cell>
              <table:table-cell office:value-type="float" office:value="0.390404649403503">
                <text:p>0.390404649403503</text:p>
              </table:table-cell>
              <table:table-cell office:value-type="float" office:value="0.353834261864885">
                <text:p>0.353834261864885</text:p>
              </table:table-cell>
              <table:table-cell office:value-type="float" office:value="0.257096644393529">
                <text:p>0.257096644393529</text:p>
              </table:table-cell>
              <table:table-cell office:value-type="float" office:value="0.257096644393529">
                <text:p>0.25709664439352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87065286028188">
                <text:p>0.187065286028188</text:p>
              </table:table-cell>
              <table:table-cell office:value-type="float" office:value="0.187065286028188">
                <text:p>0.187065286028188</text:p>
              </table:table-cell>
              <table:table-cell office:value-type="float" office:value="0.184975105497382">
                <text:p>0.184975105497382</text:p>
              </table:table-cell>
              <table:table-cell office:value-type="float" office:value="0.217796984748299">
                <text:p>0.217796984748299</text:p>
              </table:table-cell>
              <table:table-cell office:value-type="float" office:value="0.278860463859647">
                <text:p>0.278860463859647</text:p>
              </table:table-cell>
              <table:table-cell office:value-type="float" office:value="0.278860463859647">
                <text:p>0.278860463859647</text:p>
              </table:table-cell>
              <table:table-cell office:value-type="float" office:value="0.28025129774375">
                <text:p>0.28025129774375</text:p>
              </table:table-cell>
              <table:table-cell office:value-type="float" office:value="0.208680062895926">
                <text:p>0.208680062895926</text:p>
              </table:table-cell>
              <table:table-cell office:value-type="float" office:value="0.208680062895925">
                <text:p>0.208680062895925</text:p>
              </table:table-cell>
              <table:table-cell office:value-type="float" office:value="0.310525870575997">
                <text:p>0.310525870575997</text:p>
              </table:table-cell>
              <table:table-cell office:value-type="float" office:value="0.310525870575997">
                <text:p>0.310525870575997</text:p>
              </table:table-cell>
              <table:table-cell office:value-type="float" office:value="0.325204390027969">
                <text:p>0.325204390027969</text:p>
              </table:table-cell>
              <table:table-cell office:value-type="float" office:value="0.325204390027969">
                <text:p>0.325204390027969</text:p>
              </table:table-cell>
              <table:table-cell office:value-type="float" office:value="0.358202751527162">
                <text:p>0.358202751527162</text:p>
              </table:table-cell>
              <table:table-cell office:value-type="float" office:value="0.358202751527162">
                <text:p>0.358202751527162</text:p>
              </table:table-cell>
              <table:table-cell office:value-type="float" office:value="0.463277796704189">
                <text:p>0.463277796704189</text:p>
              </table:table-cell>
              <table:table-cell office:value-type="float" office:value="0.453094623586072">
                <text:p>0.453094623586072</text:p>
              </table:table-cell>
              <table:table-cell office:value-type="float" office:value="0.514948900199522">
                <text:p>0.514948900199522</text:p>
              </table:table-cell>
              <table:table-cell office:value-type="float" office:value="0.505807068772487">
                <text:p>0.505807068772487</text:p>
              </table:table-cell>
              <table:table-cell office:value-type="float" office:value="0.490191961540999">
                <text:p>0.490191961540999</text:p>
              </table:table-cell>
              <table:table-cell office:value-type="float" office:value="0.4740627885614">
                <text:p>0.4740627885614</text:p>
              </table:table-cell>
              <table:table-cell office:value-type="float" office:value="0.502722850572813">
                <text:p>0.502722850572813</text:p>
              </table:table-cell>
              <table:table-cell office:value-type="float" office:value="0.535673458500438">
                <text:p>0.535673458500438</text:p>
              </table:table-cell>
              <table:table-cell office:value-type="float" office:value="0.529100529100529">
                <text:p>0.529100529100529</text:p>
              </table:table-cell>
              <table:table-cell office:value-type="float" office:value="0.514948900199521">
                <text:p>0.514948900199521</text:p>
              </table:table-cell>
              <table:table-cell office:value-type="float" office:value="0.435593969496591">
                <text:p>0.435593969496591</text:p>
              </table:table-cell>
              <table:table-cell office:value-type="float" office:value="0.340392576113201">
                <text:p>0.340392576113201</text:p>
              </table:table-cell>
              <table:table-cell office:value-type="float" office:value="0.362518603017535">
                <text:p>0.362518603017535</text:p>
              </table:table-cell>
              <table:table-cell office:value-type="float" office:value="0.310525870575993">
                <text:p>0.310525870575993</text:p>
              </table:table-cell>
              <table:table-cell office:value-type="float" office:value="0.335792464985177">
                <text:p>0.335792464985177</text:p>
              </table:table-cell>
              <table:table-cell office:value-type="float" office:value="0.273226338356783">
                <text:p>0.273226338356783</text:p>
              </table:table-cell>
              <table:table-cell office:value-type="float" office:value="0.30034191121563">
                <text:p>0.30034191121563</text:p>
              </table:table-cell>
              <table:table-cell office:value-type="float" office:value="0.263076435452843">
                <text:p>0.263076435452843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36613169178393">
                <text:p>0.136613169178393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93:normal_table_percentage_module_data.DZ93</svg:desc>
                </draw:g>
              </table:table-cell>
              <table:table-cell office:value-type="float" office:value="1.76013755906521">
                <text:p>1.76013755906521</text:p>
              </table:table-cell>
              <table:table-cell office:value-type="float" office:value="1.63555881754774">
                <text:p>1.63555881754774</text:p>
              </table:table-cell>
              <table:table-cell office:value-type="float" office:value="1.56857461688601">
                <text:p>1.56857461688601</text:p>
              </table:table-cell>
              <table:table-cell office:value-type="float" office:value="1.18441858133198">
                <text:p>1.18441858133198</text:p>
              </table:table-cell>
              <table:table-cell office:value-type="float" office:value="1.12377653065778">
                <text:p>1.12377653065778</text:p>
              </table:table-cell>
              <table:table-cell office:value-type="float" office:value="0.989856451527497">
                <text:p>0.989856451527497</text:p>
              </table:table-cell>
              <table:table-cell office:value-type="float" office:value="0.977603813186284">
                <text:p>0.977603813186284</text:p>
              </table:table-cell>
              <table:table-cell office:value-type="float" office:value="1.11160091105163">
                <text:p>1.11160091105163</text:p>
              </table:table-cell>
              <table:table-cell office:value-type="float" office:value="1.04674872844613">
                <text:p>1.04674872844613</text:p>
              </table:table-cell>
              <table:table-cell office:value-type="float" office:value="0.933662146918267">
                <text:p>0.933662146918267</text:p>
              </table:table-cell>
              <table:table-cell office:value-type="float" office:value="0.956292184248749">
                <text:p>0.956292184248749</text:p>
              </table:table-cell>
              <table:table-cell office:value-type="float" office:value="1.03779561692591">
                <text:p>1.03779561692591</text:p>
              </table:table-cell>
              <table:table-cell office:value-type="float" office:value="0.967609645456451">
                <text:p>0.967609645456451</text:p>
              </table:table-cell>
              <table:table-cell office:value-type="float" office:value="0.710410372526378">
                <text:p>0.710410372526378</text:p>
              </table:table-cell>
              <table:table-cell office:value-type="float" office:value="0.708217742689989">
                <text:p>0.708217742689989</text:p>
              </table:table-cell>
              <table:table-cell office:value-type="float" office:value="0.665185967042193">
                <text:p>0.665185967042193</text:p>
              </table:table-cell>
              <table:table-cell office:value-type="float" office:value="0.752923252421044">
                <text:p>0.752923252421044</text:p>
              </table:table-cell>
              <table:table-cell office:value-type="float" office:value="0.831453232192112">
                <text:p>0.831453232192112</text:p>
              </table:table-cell>
              <table:table-cell office:value-type="float" office:value="0.862215630446582">
                <text:p>0.862215630446582</text:p>
              </table:table-cell>
              <table:table-cell office:value-type="float" office:value="0.791197462298339">
                <text:p>0.791197462298339</text:p>
              </table:table-cell>
              <table:table-cell office:value-type="float" office:value="0.846285228501593">
                <text:p>0.846285228501593</text:p>
              </table:table-cell>
              <table:table-cell office:value-type="float" office:value="0.719114040136687">
                <text:p>0.719114040136687</text:p>
              </table:table-cell>
              <table:table-cell office:value-type="float" office:value="0.773303748444222">
                <text:p>0.773303748444222</text:p>
              </table:table-cell>
              <table:table-cell office:value-type="float" office:value="0.563960386431022">
                <text:p>0.563960386431022</text:p>
              </table:table-cell>
              <table:table-cell office:value-type="float" office:value="0.659904301018332">
                <text:p>0.659904301018332</text:p>
              </table:table-cell>
              <table:table-cell office:value-type="float" office:value="0.517209111062262">
                <text:p>0.517209111062262</text:p>
              </table:table-cell>
              <table:table-cell office:value-type="float" office:value="0.487008863191678">
                <text:p>0.487008863191678</text:p>
              </table:table-cell>
              <table:table-cell office:value-type="float" office:value="0.779313971615015">
                <text:p>0.779313971615015</text:p>
              </table:table-cell>
              <table:table-cell office:value-type="float" office:value="0.956292184248746">
                <text:p>0.956292184248746</text:p>
              </table:table-cell>
              <table:table-cell office:value-type="float" office:value="1.23614160219367">
                <text:p>1.23614160219367</text:p>
              </table:table-cell>
              <table:table-cell office:value-type="float" office:value="1.11718337383774">
                <text:p>1.11718337383774</text:p>
              </table:table-cell>
              <table:table-cell office:value-type="float" office:value="1.14604526252449">
                <text:p>1.14604526252449</text:p>
              </table:table-cell>
              <table:table-cell office:value-type="float" office:value="1.08755580905262">
                <text:p>1.08755580905262</text:p>
              </table:table-cell>
              <table:table-cell office:value-type="float" office:value="1.08862782095316">
                <text:p>1.08862782095316</text:p>
              </table:table-cell>
              <table:table-cell office:value-type="float" office:value="1.21424440762317">
                <text:p>1.21424440762317</text:p>
              </table:table-cell>
              <table:table-cell office:value-type="float" office:value="1.35009941509733">
                <text:p>1.35009941509733</text:p>
              </table:table-cell>
              <table:table-cell office:value-type="float" office:value="1.2960263189329">
                <text:p>1.2960263189329</text:p>
              </table:table-cell>
              <table:table-cell office:value-type="float" office:value="1.33183243725126">
                <text:p>1.33183243725126</text:p>
              </table:table-cell>
              <table:table-cell office:value-type="float" office:value="1.36185583875489">
                <text:p>1.36185583875489</text:p>
              </table:table-cell>
              <table:table-cell office:value-type="float" office:value="1.18998618173328">
                <text:p>1.18998618173328</text:p>
              </table:table-cell>
              <table:table-cell office:value-type="float" office:value="0.988284001842814">
                <text:p>0.988284001842814</text:p>
              </table:table-cell>
              <table:table-cell office:value-type="float" office:value="0.721273546620054">
                <text:p>0.721273546620054</text:p>
              </table:table-cell>
              <table:table-cell office:value-type="float" office:value="0.601330762653697">
                <text:p>0.601330762653697</text:p>
              </table:table-cell>
              <table:table-cell office:value-type="float" office:value="0.498840762741835">
                <text:p>0.498840762741835</text:p>
              </table:table-cell>
              <table:table-cell office:value-type="float" office:value="0.390404649403503">
                <text:p>0.390404649403503</text:p>
              </table:table-cell>
              <table:table-cell office:value-type="float" office:value="0.353834261864885">
                <text:p>0.353834261864885</text:p>
              </table:table-cell>
              <table:table-cell office:value-type="float" office:value="0.257096644393529">
                <text:p>0.257096644393529</text:p>
              </table:table-cell>
              <table:table-cell office:value-type="float" office:value="0.257096644393529">
                <text:p>0.25709664439352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111544185543859">
                <text:p>0.111544185543859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0836581391578941">
                <text:p>0.0836581391578941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87065286028188">
                <text:p>0.187065286028188</text:p>
              </table:table-cell>
              <table:table-cell office:value-type="float" office:value="0.187065286028188">
                <text:p>0.187065286028188</text:p>
              </table:table-cell>
              <table:table-cell office:value-type="float" office:value="0.184975105497382">
                <text:p>0.184975105497382</text:p>
              </table:table-cell>
              <table:table-cell office:value-type="float" office:value="0.217796984748299">
                <text:p>0.217796984748299</text:p>
              </table:table-cell>
              <table:table-cell office:value-type="float" office:value="0.278860463859647">
                <text:p>0.278860463859647</text:p>
              </table:table-cell>
              <table:table-cell office:value-type="float" office:value="0.278860463859647">
                <text:p>0.278860463859647</text:p>
              </table:table-cell>
              <table:table-cell office:value-type="float" office:value="0.28025129774375">
                <text:p>0.28025129774375</text:p>
              </table:table-cell>
              <table:table-cell office:value-type="float" office:value="0.208680062895926">
                <text:p>0.208680062895926</text:p>
              </table:table-cell>
              <table:table-cell office:value-type="float" office:value="0.208680062895925">
                <text:p>0.208680062895925</text:p>
              </table:table-cell>
              <table:table-cell office:value-type="float" office:value="0.310525870575997">
                <text:p>0.310525870575997</text:p>
              </table:table-cell>
              <table:table-cell office:value-type="float" office:value="0.310525870575997">
                <text:p>0.310525870575997</text:p>
              </table:table-cell>
              <table:table-cell office:value-type="float" office:value="0.325204390027969">
                <text:p>0.325204390027969</text:p>
              </table:table-cell>
              <table:table-cell office:value-type="float" office:value="0.325204390027969">
                <text:p>0.325204390027969</text:p>
              </table:table-cell>
              <table:table-cell office:value-type="float" office:value="0.358202751527162">
                <text:p>0.358202751527162</text:p>
              </table:table-cell>
              <table:table-cell office:value-type="float" office:value="0.358202751527162">
                <text:p>0.358202751527162</text:p>
              </table:table-cell>
              <table:table-cell office:value-type="float" office:value="0.463277796704189">
                <text:p>0.463277796704189</text:p>
              </table:table-cell>
              <table:table-cell office:value-type="float" office:value="0.453094623586072">
                <text:p>0.453094623586072</text:p>
              </table:table-cell>
              <table:table-cell office:value-type="float" office:value="0.514948900199522">
                <text:p>0.514948900199522</text:p>
              </table:table-cell>
              <table:table-cell office:value-type="float" office:value="0.505807068772487">
                <text:p>0.505807068772487</text:p>
              </table:table-cell>
              <table:table-cell office:value-type="float" office:value="0.490191961540999">
                <text:p>0.490191961540999</text:p>
              </table:table-cell>
              <table:table-cell office:value-type="float" office:value="0.4740627885614">
                <text:p>0.4740627885614</text:p>
              </table:table-cell>
              <table:table-cell office:value-type="float" office:value="0.502722850572813">
                <text:p>0.502722850572813</text:p>
              </table:table-cell>
              <table:table-cell office:value-type="float" office:value="0.535673458500438">
                <text:p>0.535673458500438</text:p>
              </table:table-cell>
              <table:table-cell office:value-type="float" office:value="0.529100529100529">
                <text:p>0.529100529100529</text:p>
              </table:table-cell>
              <table:table-cell office:value-type="float" office:value="0.514948900199521">
                <text:p>0.514948900199521</text:p>
              </table:table-cell>
              <table:table-cell office:value-type="float" office:value="0.435593969496591">
                <text:p>0.435593969496591</text:p>
              </table:table-cell>
              <table:table-cell office:value-type="float" office:value="0.340392576113201">
                <text:p>0.340392576113201</text:p>
              </table:table-cell>
              <table:table-cell office:value-type="float" office:value="0.362518603017535">
                <text:p>0.362518603017535</text:p>
              </table:table-cell>
              <table:table-cell office:value-type="float" office:value="0.310525870575993">
                <text:p>0.310525870575993</text:p>
              </table:table-cell>
              <table:table-cell office:value-type="float" office:value="0.335792464985177">
                <text:p>0.335792464985177</text:p>
              </table:table-cell>
              <table:table-cell office:value-type="float" office:value="0.273226338356783">
                <text:p>0.273226338356783</text:p>
              </table:table-cell>
              <table:table-cell office:value-type="float" office:value="0.30034191121563">
                <text:p>0.30034191121563</text:p>
              </table:table-cell>
              <table:table-cell office:value-type="float" office:value="0.263076435452843">
                <text:p>0.263076435452843</text:p>
              </table:table-cell>
              <table:table-cell office:value-type="float" office:value="0.127789918396733">
                <text:p>0.127789918396733</text:p>
              </table:table-cell>
              <table:table-cell office:value-type="float" office:value="0.136613169178393">
                <text:p>0.136613169178393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79:normal_table_percentage_module_data.DZ79</svg:desc>
                </draw:g>
              </table:table-cell>
              <table:table-cell office:value-type="float" office:value="50.5769230769231">
                <text:p>50.5769230769231</text:p>
              </table:table-cell>
              <table:table-cell office:value-type="float" office:value="68.125">
                <text:p>68.125</text:p>
              </table:table-cell>
              <table:table-cell office:value-type="float" office:value="73.8942307692308">
                <text:p>73.8942307692308</text:p>
              </table:table-cell>
              <table:table-cell office:value-type="float" office:value="75.3846153846154">
                <text:p>75.3846153846154</text:p>
              </table:table-cell>
              <table:table-cell office:value-type="float" office:value="76.8269230769231">
                <text:p>76.8269230769231</text:p>
              </table:table-cell>
              <table:table-cell office:value-type="float" office:value="78.0769230769231">
                <text:p>78.0769230769231</text:p>
              </table:table-cell>
              <table:table-cell office:value-type="float" office:value="78.8461538461538">
                <text:p>78.8461538461538</text:p>
              </table:table-cell>
              <table:table-cell office:value-type="float" office:value="79.4711538461538">
                <text:p>79.4711538461538</text:p>
              </table:table-cell>
              <table:table-cell office:value-type="float" office:value="80.2884615384615">
                <text:p>80.2884615384615</text:p>
              </table:table-cell>
              <table:table-cell office:value-type="float" office:value="81.5865384615385">
                <text:p>81.5865384615385</text:p>
              </table:table-cell>
              <table:table-cell office:value-type="float" office:value="83.0288461538462">
                <text:p>83.0288461538462</text:p>
              </table:table-cell>
              <table:table-cell office:value-type="float" office:value="84.4711538461538">
                <text:p>84.4711538461538</text:p>
              </table:table-cell>
              <table:table-cell office:value-type="float" office:value="85.3365384615385">
                <text:p>85.3365384615385</text:p>
              </table:table-cell>
              <table:table-cell office:value-type="float" office:value="86.4423076923077">
                <text:p>86.4423076923077</text:p>
              </table:table-cell>
              <table:table-cell office:value-type="float" office:value="87.3557692307692">
                <text:p>87.3557692307692</text:p>
              </table:table-cell>
              <table:table-cell office:value-type="float" office:value="87.8846153846154">
                <text:p>87.8846153846154</text:p>
              </table:table-cell>
              <table:table-cell office:value-type="float" office:value="88.8942307692308">
                <text:p>88.8942307692308</text:p>
              </table:table-cell>
              <table:table-cell office:value-type="float" office:value="89.7115384615385">
                <text:p>89.7115384615385</text:p>
              </table:table-cell>
              <table:table-cell office:value-type="float" office:value="90.7211538461538">
                <text:p>90.7211538461538</text:p>
              </table:table-cell>
              <table:table-cell office:value-type="float" office:value="91.7788461538462">
                <text:p>91.7788461538462</text:p>
              </table:table-cell>
              <table:table-cell office:value-type="float" office:value="92.7884615384615">
                <text:p>92.7884615384615</text:p>
              </table:table-cell>
              <table:table-cell office:value-type="float" office:value="93.4134615384615">
                <text:p>93.4134615384615</text:p>
              </table:table-cell>
              <table:table-cell office:value-type="float" office:value="94.2788461538462">
                <text:p>94.2788461538462</text:p>
              </table:table-cell>
              <table:table-cell office:value-type="float" office:value="94.7115384615385">
                <text:p>94.7115384615385</text:p>
              </table:table-cell>
              <table:table-cell office:value-type="float" office:value="95.5769230769231">
                <text:p>95.5769230769231</text:p>
              </table:table-cell>
              <table:table-cell office:value-type="float" office:value="96.2980769230769">
                <text:p>96.2980769230769</text:p>
              </table:table-cell>
              <table:table-cell office:value-type="float" office:value="97.1153846153846">
                <text:p>97.1153846153846</text:p>
              </table:table-cell>
              <table:table-cell office:value-type="float" office:value="97.9807692307692">
                <text:p>97.9807692307692</text:p>
              </table:table-cell>
              <table:table-cell office:value-type="float" office:value="98.5576923076923">
                <text:p>98.5576923076923</text:p>
              </table:table-cell>
              <table:table-cell office:value-type="float" office:value="99.0384615384616">
                <text:p>99.0384615384616</text:p>
              </table:table-cell>
              <table:table-cell office:value-type="float" office:value="99.2788461538462">
                <text:p>99.2788461538462</text:p>
              </table:table-cell>
              <table:table-cell office:value-type="float" office:value="99.6634615384615">
                <text:p>99.6634615384615</text:p>
              </table:table-cell>
              <table:table-cell office:value-type="float" office:value="99.7115384615385">
                <text:p>99.7115384615385</text:p>
              </table:table-cell>
              <table:table-cell office:value-type="float" office:value="99.8557692307692">
                <text:p>99.8557692307692</text:p>
              </table:table-cell>
              <table:table-cell office:value-type="float" office:value="99.8557692307692">
                <text:p>99.8557692307692</text:p>
              </table:table-cell>
              <table:table-cell office:value-type="float" office:value="99.9519230769231">
                <text:p>99.951923076923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80:normal_table_percentage_module_data.DZ80</svg:desc>
                </draw:g>
              </table:table-cell>
              <table:table-cell office:value-type="float" office:value="2.18325466229826">
                <text:p>2.18325466229826</text:p>
              </table:table-cell>
              <table:table-cell office:value-type="float" office:value="2.15066252043215">
                <text:p>2.15066252043215</text:p>
              </table:table-cell>
              <table:table-cell office:value-type="float" office:value="2.1744143452674">
                <text:p>2.1744143452674</text:p>
              </table:table-cell>
              <table:table-cell office:value-type="float" office:value="1.23719609394992">
                <text:p>1.23719609394992</text:p>
              </table:table-cell>
              <table:table-cell office:value-type="float" office:value="1.39340161021052">
                <text:p>1.39340161021052</text:p>
              </table:table-cell>
              <table:table-cell office:value-type="float" office:value="1.28605145177813">
                <text:p>1.28605145177813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28305249366975">
                <text:p>1.28305249366975</text:p>
              </table:table-cell>
              <table:table-cell office:value-type="float" office:value="1.52032579815788">
                <text:p>1.52032579815788</text:p>
              </table:table-cell>
              <table:table-cell office:value-type="float" office:value="1.66620432443206">
                <text:p>1.66620432443206</text:p>
              </table:table-cell>
              <table:table-cell office:value-type="float" office:value="1.30291516821653">
                <text:p>1.30291516821653</text:p>
              </table:table-cell>
              <table:table-cell office:value-type="float" office:value="1.45206811411209">
                <text:p>1.45206811411209</text:p>
              </table:table-cell>
              <table:table-cell office:value-type="float" office:value="0.968192786345719">
                <text:p>0.968192786345719</text:p>
              </table:table-cell>
              <table:table-cell office:value-type="float" office:value="1.03362278824341">
                <text:p>1.03362278824341</text:p>
              </table:table-cell>
              <table:table-cell office:value-type="float" office:value="1.03981591009669">
                <text:p>1.03981591009669</text:p>
              </table:table-cell>
              <table:table-cell office:value-type="float" office:value="1.08217583436757">
                <text:p>1.08217583436757</text:p>
              </table:table-cell>
              <table:table-cell office:value-type="float" office:value="1.04964890344954">
                <text:p>1.04964890344954</text:p>
              </table:table-cell>
              <table:table-cell office:value-type="float" office:value="1.04351414077562">
                <text:p>1.04351414077562</text:p>
              </table:table-cell>
              <table:table-cell office:value-type="float" office:value="1.34175869800862">
                <text:p>1.34175869800862</text:p>
              </table:table-cell>
              <table:table-cell office:value-type="float" office:value="1.42348833276939">
                <text:p>1.42348833276939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11144492848717">
                <text:p>1.11144492848717</text:p>
              </table:table-cell>
              <table:table-cell office:value-type="float" office:value="0.799677881402219">
                <text:p>0.799677881402219</text:p>
              </table:table-cell>
              <table:table-cell office:value-type="float" office:value="0.877760508822384">
                <text:p>0.877760508822384</text:p>
              </table:table-cell>
              <table:table-cell office:value-type="float" office:value="1.00847004631746">
                <text:p>1.00847004631746</text:p>
              </table:table-cell>
              <table:table-cell office:value-type="float" office:value="1.46964827155261">
                <text:p>1.46964827155261</text:p>
              </table:table-cell>
              <table:table-cell office:value-type="float" office:value="1.17763929941499">
                <text:p>1.17763929941499</text:p>
              </table:table-cell>
              <table:table-cell office:value-type="float" office:value="1.05817782174482">
                <text:p>1.05817782174482</text:p>
              </table:table-cell>
              <table:table-cell office:value-type="float" office:value="0.81715056307577">
                <text:p>0.81715056307577</text:p>
              </table:table-cell>
              <table:table-cell office:value-type="float" office:value="0.39254643313833">
                <text:p>0.39254643313833</text:p>
              </table:table-cell>
              <table:table-cell office:value-type="float" office:value="0.519290120064732">
                <text:p>0.519290120064732</text:p>
              </table:table-cell>
              <table:table-cell office:value-type="float" office:value="0.456097739447362">
                <text:p>0.456097739447362</text:p>
              </table:table-cell>
              <table:table-cell office:value-type="float" office:value="0.336156682105815">
                <text:p>0.336156682105815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152032579815786">
                <text:p>0.15203257981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80:normal_table_percentage_module_data.DZ80</svg:desc>
                </draw:g>
              </table:table-cell>
              <table:table-cell office:value-type="float" office:value="2.18325466229826">
                <text:p>2.18325466229826</text:p>
              </table:table-cell>
              <table:table-cell office:value-type="float" office:value="2.15066252043215">
                <text:p>2.15066252043215</text:p>
              </table:table-cell>
              <table:table-cell office:value-type="float" office:value="2.1744143452674">
                <text:p>2.1744143452674</text:p>
              </table:table-cell>
              <table:table-cell office:value-type="float" office:value="1.23719609394992">
                <text:p>1.23719609394992</text:p>
              </table:table-cell>
              <table:table-cell office:value-type="float" office:value="1.39340161021052">
                <text:p>1.39340161021052</text:p>
              </table:table-cell>
              <table:table-cell office:value-type="float" office:value="1.28605145177813">
                <text:p>1.28605145177813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28305249366975">
                <text:p>1.28305249366975</text:p>
              </table:table-cell>
              <table:table-cell office:value-type="float" office:value="1.52032579815788">
                <text:p>1.52032579815788</text:p>
              </table:table-cell>
              <table:table-cell office:value-type="float" office:value="1.66620432443206">
                <text:p>1.66620432443206</text:p>
              </table:table-cell>
              <table:table-cell office:value-type="float" office:value="1.30291516821653">
                <text:p>1.30291516821653</text:p>
              </table:table-cell>
              <table:table-cell office:value-type="float" office:value="1.45206811411209">
                <text:p>1.45206811411209</text:p>
              </table:table-cell>
              <table:table-cell office:value-type="float" office:value="0.968192786345719">
                <text:p>0.968192786345719</text:p>
              </table:table-cell>
              <table:table-cell office:value-type="float" office:value="1.03362278824341">
                <text:p>1.03362278824341</text:p>
              </table:table-cell>
              <table:table-cell office:value-type="float" office:value="1.03981591009669">
                <text:p>1.03981591009669</text:p>
              </table:table-cell>
              <table:table-cell office:value-type="float" office:value="1.08217583436757">
                <text:p>1.08217583436757</text:p>
              </table:table-cell>
              <table:table-cell office:value-type="float" office:value="1.04964890344954">
                <text:p>1.04964890344954</text:p>
              </table:table-cell>
              <table:table-cell office:value-type="float" office:value="1.04351414077562">
                <text:p>1.04351414077562</text:p>
              </table:table-cell>
              <table:table-cell office:value-type="float" office:value="1.34175869800862">
                <text:p>1.34175869800862</text:p>
              </table:table-cell>
              <table:table-cell office:value-type="float" office:value="1.42348833276939">
                <text:p>1.42348833276939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11144492848717">
                <text:p>1.11144492848717</text:p>
              </table:table-cell>
              <table:table-cell office:value-type="float" office:value="0.799677881402219">
                <text:p>0.799677881402219</text:p>
              </table:table-cell>
              <table:table-cell office:value-type="float" office:value="0.877760508822384">
                <text:p>0.877760508822384</text:p>
              </table:table-cell>
              <table:table-cell office:value-type="float" office:value="1.00847004631746">
                <text:p>1.00847004631746</text:p>
              </table:table-cell>
              <table:table-cell office:value-type="float" office:value="1.46964827155261">
                <text:p>1.46964827155261</text:p>
              </table:table-cell>
              <table:table-cell office:value-type="float" office:value="1.17763929941499">
                <text:p>1.17763929941499</text:p>
              </table:table-cell>
              <table:table-cell office:value-type="float" office:value="1.05817782174482">
                <text:p>1.05817782174482</text:p>
              </table:table-cell>
              <table:table-cell office:value-type="float" office:value="0.81715056307577">
                <text:p>0.81715056307577</text:p>
              </table:table-cell>
              <table:table-cell office:value-type="float" office:value="0.39254643313833">
                <text:p>0.39254643313833</text:p>
              </table:table-cell>
              <table:table-cell office:value-type="float" office:value="0.519290120064732">
                <text:p>0.519290120064732</text:p>
              </table:table-cell>
              <table:table-cell office:value-type="float" office:value="0.456097739447362">
                <text:p>0.456097739447362</text:p>
              </table:table-cell>
              <table:table-cell office:value-type="float" office:value="0.336156682105815">
                <text:p>0.336156682105815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152032579815786">
                <text:p>0.15203257981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66:normal_table_percentage_module_data.DZ66</svg:desc>
                </draw:g>
              </table:table-cell>
              <table:table-cell office:value-type="float" office:value="51.0204081632653">
                <text:p>51.0204081632653</text:p>
              </table:table-cell>
              <table:table-cell office:value-type="float" office:value="69.1428571428571">
                <text:p>69.1428571428571</text:p>
              </table:table-cell>
              <table:table-cell office:value-type="float" office:value="75.8367346938776">
                <text:p>75.8367346938776</text:p>
              </table:table-cell>
              <table:table-cell office:value-type="float" office:value="78.530612244898">
                <text:p>78.530612244898</text:p>
              </table:table-cell>
              <table:table-cell office:value-type="float" office:value="79.8775510204082">
                <text:p>79.8775510204082</text:p>
              </table:table-cell>
              <table:table-cell office:value-type="float" office:value="81.0204081632653">
                <text:p>81.0204081632653</text:p>
              </table:table-cell>
              <table:table-cell office:value-type="float" office:value="82.1632653061224">
                <text:p>82.1632653061224</text:p>
              </table:table-cell>
              <table:table-cell office:value-type="float" office:value="83.1836734693878">
                <text:p>83.1836734693878</text:p>
              </table:table-cell>
              <table:table-cell office:value-type="float" office:value="83.9591836734694">
                <text:p>83.9591836734694</text:p>
              </table:table-cell>
              <table:table-cell office:value-type="float" office:value="85.6326530612245">
                <text:p>85.6326530612245</text:p>
              </table:table-cell>
              <table:table-cell office:value-type="float" office:value="86.8163265306123">
                <text:p>86.8163265306123</text:p>
              </table:table-cell>
              <table:table-cell office:value-type="float" office:value="88.0408163265306">
                <text:p>88.0408163265306</text:p>
              </table:table-cell>
              <table:table-cell office:value-type="float" office:value="89.1020408163265">
                <text:p>89.1020408163265</text:p>
              </table:table-cell>
              <table:table-cell office:value-type="float" office:value="90.4489795918368">
                <text:p>90.4489795918368</text:p>
              </table:table-cell>
              <table:table-cell office:value-type="float" office:value="91.469387755102">
                <text:p>91.469387755102</text:p>
              </table:table-cell>
              <table:table-cell office:value-type="float" office:value="92.1632653061224">
                <text:p>92.1632653061224</text:p>
              </table:table-cell>
              <table:table-cell office:value-type="float" office:value="93.469387755102">
                <text:p>93.469387755102</text:p>
              </table:table-cell>
              <table:table-cell office:value-type="float" office:value="94.0408163265306">
                <text:p>94.0408163265306</text:p>
              </table:table-cell>
              <table:table-cell office:value-type="float" office:value="94.6530612244898">
                <text:p>94.6530612244898</text:p>
              </table:table-cell>
              <table:table-cell office:value-type="float" office:value="95.3877551020408">
                <text:p>95.3877551020408</text:p>
              </table:table-cell>
              <table:table-cell office:value-type="float" office:value="96">
                <text:p>96</text:p>
              </table:table-cell>
              <table:table-cell office:value-type="float" office:value="96.530612244898">
                <text:p>96.530612244898</text:p>
              </table:table-cell>
              <table:table-cell office:value-type="float" office:value="97.1836734693878">
                <text:p>97.1836734693878</text:p>
              </table:table-cell>
              <table:table-cell office:value-type="float" office:value="98.0816326530612">
                <text:p>98.0816326530612</text:p>
              </table:table-cell>
              <table:table-cell office:value-type="float" office:value="98.4897959183673">
                <text:p>98.4897959183673</text:p>
              </table:table-cell>
              <table:table-cell office:value-type="float" office:value="98.8571428571429">
                <text:p>98.8571428571429</text:p>
              </table:table-cell>
              <table:table-cell office:value-type="float" office:value="99.1836734693877">
                <text:p>99.1836734693877</text:p>
              </table:table-cell>
              <table:table-cell office:value-type="float" office:value="99.469387755102">
                <text:p>99.469387755102</text:p>
              </table:table-cell>
              <table:table-cell office:value-type="float" office:value="99.5918367346939">
                <text:p>99.5918367346939</text:p>
              </table:table-cell>
              <table:table-cell office:value-type="float" office:value="99.7551020408163">
                <text:p>99.7551020408163</text:p>
              </table:table-cell>
              <table:table-cell office:value-type="float" office:value="99.795918367347">
                <text:p>99.795918367347</text:p>
              </table:table-cell>
              <table:table-cell office:value-type="float" office:value="99.795918367347">
                <text:p>99.795918367347</text:p>
              </table:table-cell>
              <table:table-cell office:value-type="float" office:value="99.8367346938776">
                <text:p>99.8367346938776</text:p>
              </table:table-cell>
              <table:table-cell office:value-type="float" office:value="99.8775510204082">
                <text:p>99.8775510204082</text:p>
              </table:table-cell>
              <table:table-cell office:value-type="float" office:value="99.8775510204082">
                <text:p>99.8775510204082</text:p>
              </table:table-cell>
              <table:table-cell office:value-type="float" office:value="99.9591836734694">
                <text:p>99.95918367346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80:normal_table_percentage_module_data.DZ80</svg:desc>
                </draw:g>
              </table:table-cell>
              <table:table-cell office:value-type="float" office:value="2.18325466229826">
                <text:p>2.18325466229826</text:p>
              </table:table-cell>
              <table:table-cell office:value-type="float" office:value="2.15066252043215">
                <text:p>2.15066252043215</text:p>
              </table:table-cell>
              <table:table-cell office:value-type="float" office:value="2.1744143452674">
                <text:p>2.1744143452674</text:p>
              </table:table-cell>
              <table:table-cell office:value-type="float" office:value="1.23719609394992">
                <text:p>1.23719609394992</text:p>
              </table:table-cell>
              <table:table-cell office:value-type="float" office:value="1.39340161021052">
                <text:p>1.39340161021052</text:p>
              </table:table-cell>
              <table:table-cell office:value-type="float" office:value="1.28605145177813">
                <text:p>1.28605145177813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28305249366975">
                <text:p>1.28305249366975</text:p>
              </table:table-cell>
              <table:table-cell office:value-type="float" office:value="1.52032579815788">
                <text:p>1.52032579815788</text:p>
              </table:table-cell>
              <table:table-cell office:value-type="float" office:value="1.66620432443206">
                <text:p>1.66620432443206</text:p>
              </table:table-cell>
              <table:table-cell office:value-type="float" office:value="1.30291516821653">
                <text:p>1.30291516821653</text:p>
              </table:table-cell>
              <table:table-cell office:value-type="float" office:value="1.45206811411209">
                <text:p>1.45206811411209</text:p>
              </table:table-cell>
              <table:table-cell office:value-type="float" office:value="0.968192786345719">
                <text:p>0.968192786345719</text:p>
              </table:table-cell>
              <table:table-cell office:value-type="float" office:value="1.03362278824341">
                <text:p>1.03362278824341</text:p>
              </table:table-cell>
              <table:table-cell office:value-type="float" office:value="1.03981591009669">
                <text:p>1.03981591009669</text:p>
              </table:table-cell>
              <table:table-cell office:value-type="float" office:value="1.08217583436757">
                <text:p>1.08217583436757</text:p>
              </table:table-cell>
              <table:table-cell office:value-type="float" office:value="1.04964890344954">
                <text:p>1.04964890344954</text:p>
              </table:table-cell>
              <table:table-cell office:value-type="float" office:value="1.04351414077562">
                <text:p>1.04351414077562</text:p>
              </table:table-cell>
              <table:table-cell office:value-type="float" office:value="1.34175869800862">
                <text:p>1.34175869800862</text:p>
              </table:table-cell>
              <table:table-cell office:value-type="float" office:value="1.42348833276939">
                <text:p>1.42348833276939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11144492848717">
                <text:p>1.11144492848717</text:p>
              </table:table-cell>
              <table:table-cell office:value-type="float" office:value="0.799677881402219">
                <text:p>0.799677881402219</text:p>
              </table:table-cell>
              <table:table-cell office:value-type="float" office:value="0.877760508822384">
                <text:p>0.877760508822384</text:p>
              </table:table-cell>
              <table:table-cell office:value-type="float" office:value="1.00847004631746">
                <text:p>1.00847004631746</text:p>
              </table:table-cell>
              <table:table-cell office:value-type="float" office:value="1.46964827155261">
                <text:p>1.46964827155261</text:p>
              </table:table-cell>
              <table:table-cell office:value-type="float" office:value="1.17763929941499">
                <text:p>1.17763929941499</text:p>
              </table:table-cell>
              <table:table-cell office:value-type="float" office:value="1.05817782174482">
                <text:p>1.05817782174482</text:p>
              </table:table-cell>
              <table:table-cell office:value-type="float" office:value="0.81715056307577">
                <text:p>0.81715056307577</text:p>
              </table:table-cell>
              <table:table-cell office:value-type="float" office:value="0.39254643313833">
                <text:p>0.39254643313833</text:p>
              </table:table-cell>
              <table:table-cell office:value-type="float" office:value="0.519290120064732">
                <text:p>0.519290120064732</text:p>
              </table:table-cell>
              <table:table-cell office:value-type="float" office:value="0.456097739447362">
                <text:p>0.456097739447362</text:p>
              </table:table-cell>
              <table:table-cell office:value-type="float" office:value="0.336156682105815">
                <text:p>0.336156682105815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152032579815786">
                <text:p>0.15203257981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80:normal_table_percentage_module_data.DZ80</svg:desc>
                </draw:g>
              </table:table-cell>
              <table:table-cell office:value-type="float" office:value="2.18325466229826">
                <text:p>2.18325466229826</text:p>
              </table:table-cell>
              <table:table-cell office:value-type="float" office:value="2.15066252043215">
                <text:p>2.15066252043215</text:p>
              </table:table-cell>
              <table:table-cell office:value-type="float" office:value="2.1744143452674">
                <text:p>2.1744143452674</text:p>
              </table:table-cell>
              <table:table-cell office:value-type="float" office:value="1.23719609394992">
                <text:p>1.23719609394992</text:p>
              </table:table-cell>
              <table:table-cell office:value-type="float" office:value="1.39340161021052">
                <text:p>1.39340161021052</text:p>
              </table:table-cell>
              <table:table-cell office:value-type="float" office:value="1.28605145177813">
                <text:p>1.28605145177813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28305249366975">
                <text:p>1.28305249366975</text:p>
              </table:table-cell>
              <table:table-cell office:value-type="float" office:value="1.52032579815788">
                <text:p>1.52032579815788</text:p>
              </table:table-cell>
              <table:table-cell office:value-type="float" office:value="1.66620432443206">
                <text:p>1.66620432443206</text:p>
              </table:table-cell>
              <table:table-cell office:value-type="float" office:value="1.30291516821653">
                <text:p>1.30291516821653</text:p>
              </table:table-cell>
              <table:table-cell office:value-type="float" office:value="1.45206811411209">
                <text:p>1.45206811411209</text:p>
              </table:table-cell>
              <table:table-cell office:value-type="float" office:value="0.968192786345719">
                <text:p>0.968192786345719</text:p>
              </table:table-cell>
              <table:table-cell office:value-type="float" office:value="1.03362278824341">
                <text:p>1.03362278824341</text:p>
              </table:table-cell>
              <table:table-cell office:value-type="float" office:value="1.03981591009669">
                <text:p>1.03981591009669</text:p>
              </table:table-cell>
              <table:table-cell office:value-type="float" office:value="1.08217583436757">
                <text:p>1.08217583436757</text:p>
              </table:table-cell>
              <table:table-cell office:value-type="float" office:value="1.04964890344954">
                <text:p>1.04964890344954</text:p>
              </table:table-cell>
              <table:table-cell office:value-type="float" office:value="1.04351414077562">
                <text:p>1.04351414077562</text:p>
              </table:table-cell>
              <table:table-cell office:value-type="float" office:value="1.34175869800862">
                <text:p>1.34175869800862</text:p>
              </table:table-cell>
              <table:table-cell office:value-type="float" office:value="1.42348833276939">
                <text:p>1.42348833276939</text:p>
              </table:table-cell>
              <table:table-cell office:value-type="float" office:value="1.37857776715427">
                <text:p>1.37857776715427</text:p>
              </table:table-cell>
              <table:table-cell office:value-type="float" office:value="1.11144492848717">
                <text:p>1.11144492848717</text:p>
              </table:table-cell>
              <table:table-cell office:value-type="float" office:value="0.799677881402219">
                <text:p>0.799677881402219</text:p>
              </table:table-cell>
              <table:table-cell office:value-type="float" office:value="0.877760508822384">
                <text:p>0.877760508822384</text:p>
              </table:table-cell>
              <table:table-cell office:value-type="float" office:value="1.00847004631746">
                <text:p>1.00847004631746</text:p>
              </table:table-cell>
              <table:table-cell office:value-type="float" office:value="1.46964827155261">
                <text:p>1.46964827155261</text:p>
              </table:table-cell>
              <table:table-cell office:value-type="float" office:value="1.17763929941499">
                <text:p>1.17763929941499</text:p>
              </table:table-cell>
              <table:table-cell office:value-type="float" office:value="1.05817782174482">
                <text:p>1.05817782174482</text:p>
              </table:table-cell>
              <table:table-cell office:value-type="float" office:value="0.81715056307577">
                <text:p>0.81715056307577</text:p>
              </table:table-cell>
              <table:table-cell office:value-type="float" office:value="0.39254643313833">
                <text:p>0.39254643313833</text:p>
              </table:table-cell>
              <table:table-cell office:value-type="float" office:value="0.519290120064732">
                <text:p>0.519290120064732</text:p>
              </table:table-cell>
              <table:table-cell office:value-type="float" office:value="0.456097739447362">
                <text:p>0.456097739447362</text:p>
              </table:table-cell>
              <table:table-cell office:value-type="float" office:value="0.336156682105815">
                <text:p>0.336156682105815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324494498899301">
                <text:p>0.324494498899301</text:p>
              </table:table-cell>
              <table:table-cell office:value-type="float" office:value="0.152032579815786">
                <text:p>0.152032579815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53:normal_table_percentage_module_data.DZ53</svg:desc>
                </draw:g>
              </table:table-cell>
              <table:table-cell office:value-type="float" office:value="48.5141509433962">
                <text:p>48.5141509433962</text:p>
              </table:table-cell>
              <table:table-cell office:value-type="float" office:value="64.2688679245283">
                <text:p>64.2688679245283</text:p>
              </table:table-cell>
              <table:table-cell office:value-type="float" office:value="68.372641509434">
                <text:p>68.372641509434</text:p>
              </table:table-cell>
              <table:table-cell office:value-type="float" office:value="68.7735849056604">
                <text:p>68.7735849056604</text:p>
              </table:table-cell>
              <table:table-cell office:value-type="float" office:value="68.8443396226415">
                <text:p>68.8443396226415</text:p>
              </table:table-cell>
              <table:table-cell office:value-type="float" office:value="68.8915094339623">
                <text:p>68.8915094339623</text:p>
              </table:table-cell>
              <table:table-cell office:value-type="float" office:value="68.9150943396226">
                <text:p>68.9150943396226</text:p>
              </table:table-cell>
              <table:table-cell office:value-type="float" office:value="69.1981132075472">
                <text:p>69.1981132075472</text:p>
              </table:table-cell>
              <table:table-cell office:value-type="float" office:value="69.9292452830189">
                <text:p>69.9292452830189</text:p>
              </table:table-cell>
              <table:table-cell office:value-type="float" office:value="70.4716981132076">
                <text:p>70.4716981132076</text:p>
              </table:table-cell>
              <table:table-cell office:value-type="float" office:value="70.7075471698113">
                <text:p>70.7075471698113</text:p>
              </table:table-cell>
              <table:table-cell office:value-type="float" office:value="71.5094339622642">
                <text:p>71.5094339622642</text:p>
              </table:table-cell>
              <table:table-cell office:value-type="float" office:value="71.9811320754717">
                <text:p>71.9811320754717</text:p>
              </table:table-cell>
              <table:table-cell office:value-type="float" office:value="72.4764150943396">
                <text:p>72.4764150943396</text:p>
              </table:table-cell>
              <table:table-cell office:value-type="float" office:value="72.9245283018868">
                <text:p>72.9245283018868</text:p>
              </table:table-cell>
              <table:table-cell office:value-type="float" office:value="73.3490566037736">
                <text:p>73.3490566037736</text:p>
              </table:table-cell>
              <table:table-cell office:value-type="float" office:value="74.0801886792453">
                <text:p>74.0801886792453</text:p>
              </table:table-cell>
              <table:table-cell office:value-type="float" office:value="74.7169811320755">
                <text:p>74.7169811320755</text:p>
              </table:table-cell>
              <table:table-cell office:value-type="float" office:value="75.2122641509434">
                <text:p>75.2122641509434</text:p>
              </table:table-cell>
              <table:table-cell office:value-type="float" office:value="75.8018867924528">
                <text:p>75.8018867924528</text:p>
              </table:table-cell>
              <table:table-cell office:value-type="float" office:value="76.627358490566">
                <text:p>76.627358490566</text:p>
              </table:table-cell>
              <table:table-cell office:value-type="float" office:value="77.6179245283019">
                <text:p>77.6179245283019</text:p>
              </table:table-cell>
              <table:table-cell office:value-type="float" office:value="78.7028301886793">
                <text:p>78.7028301886793</text:p>
              </table:table-cell>
              <table:table-cell office:value-type="float" office:value="80.188679245283">
                <text:p>80.188679245283</text:p>
              </table:table-cell>
              <table:table-cell office:value-type="float" office:value="81.5094339622641">
                <text:p>81.5094339622641</text:p>
              </table:table-cell>
              <table:table-cell office:value-type="float" office:value="83.0188679245283">
                <text:p>83.0188679245283</text:p>
              </table:table-cell>
              <table:table-cell office:value-type="float" office:value="84.622641509434">
                <text:p>84.622641509434</text:p>
              </table:table-cell>
              <table:table-cell office:value-type="float" office:value="85.7547169811321">
                <text:p>85.7547169811321</text:p>
              </table:table-cell>
              <table:table-cell office:value-type="float" office:value="87.0283018867925">
                <text:p>87.0283018867925</text:p>
              </table:table-cell>
              <table:table-cell office:value-type="float" office:value="88.4433962264151">
                <text:p>88.4433962264151</text:p>
              </table:table-cell>
              <table:table-cell office:value-type="float" office:value="89.6462264150943">
                <text:p>89.6462264150943</text:p>
              </table:table-cell>
              <table:table-cell office:value-type="float" office:value="90.9669811320755">
                <text:p>90.9669811320755</text:p>
              </table:table-cell>
              <table:table-cell office:value-type="float" office:value="92.0754716981132">
                <text:p>92.0754716981132</text:p>
              </table:table-cell>
              <table:table-cell office:value-type="float" office:value="93.2547169811321">
                <text:p>93.2547169811321</text:p>
              </table:table-cell>
              <table:table-cell office:value-type="float" office:value="94.4811320754717">
                <text:p>94.4811320754717</text:p>
              </table:table-cell>
              <table:table-cell office:value-type="float" office:value="95.4716981132076">
                <text:p>95.4716981132076</text:p>
              </table:table-cell>
              <table:table-cell office:value-type="float" office:value="96.1320754716981">
                <text:p>96.1320754716981</text:p>
              </table:table-cell>
              <table:table-cell office:value-type="float" office:value="96.8867924528302">
                <text:p>96.8867924528302</text:p>
              </table:table-cell>
              <table:table-cell office:value-type="float" office:value="97.8066037735849">
                <text:p>97.8066037735849</text:p>
              </table:table-cell>
              <table:table-cell office:value-type="float" office:value="98.4433962264151">
                <text:p>98.4433962264151</text:p>
              </table:table-cell>
              <table:table-cell office:value-type="float" office:value="98.938679245283">
                <text:p>98.938679245283</text:p>
              </table:table-cell>
              <table:table-cell office:value-type="float" office:value="99.2688679245283">
                <text:p>99.2688679245283</text:p>
              </table:table-cell>
              <table:table-cell office:value-type="float" office:value="99.5754716981132">
                <text:p>99.5754716981132</text:p>
              </table:table-cell>
              <table:table-cell office:value-type="float" office:value="99.6698113207547">
                <text:p>99.6698113207547</text:p>
              </table:table-cell>
              <table:table-cell office:value-type="float" office:value="99.7877358490566">
                <text:p>99.7877358490566</text:p>
              </table:table-cell>
              <table:table-cell office:value-type="float" office:value="99.8349056603774">
                <text:p>99.8349056603774</text:p>
              </table:table-cell>
              <table:table-cell office:value-type="float" office:value="99.8584905660377">
                <text:p>99.8584905660377</text:p>
              </table:table-cell>
              <table:table-cell office:value-type="float" office:value="99.9292452830189">
                <text:p>99.9292452830189</text:p>
              </table:table-cell>
              <table:table-cell office:value-type="float" office:value="99.9528301886793">
                <text:p>99.9528301886793</text:p>
              </table:table-cell>
              <table:table-cell office:value-type="float" office:value="99.9764150943396">
                <text:p>99.9764150943396</text:p>
              </table:table-cell>
              <table:table-cell office:value-type="float" office:value="99.9764150943396">
                <text:p>99.97641509433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764150943396">
                <text:p>99.9764150943396</text:p>
              </table:table-cell>
              <table:table-cell office:value-type="float" office:value="99.9764150943396">
                <text:p>99.9764150943396</text:p>
              </table:table-cell>
              <table:table-cell office:value-type="float" office:value="99.9764150943396">
                <text:p>99.9764150943396</text:p>
              </table:table-cell>
              <table:table-cell office:value-type="float" office:value="99.9528301886793">
                <text:p>99.9528301886793</text:p>
              </table:table-cell>
              <table:table-cell office:value-type="float" office:value="99.9528301886793">
                <text:p>99.9528301886793</text:p>
              </table:table-cell>
              <table:table-cell office:value-type="float" office:value="99.9528301886793">
                <text:p>99.9528301886793</text:p>
              </table:table-cell>
              <table:table-cell office:value-type="float" office:value="99.9528301886793">
                <text:p>99.9528301886793</text:p>
              </table:table-cell>
              <table:table-cell office:value-type="float" office:value="99.8820754716981">
                <text:p>99.8820754716981</text:p>
              </table:table-cell>
              <table:table-cell office:value-type="float" office:value="99.8584905660377">
                <text:p>99.8584905660377</text:p>
              </table:table-cell>
              <table:table-cell office:value-type="float" office:value="99.8349056603774">
                <text:p>99.8349056603774</text:p>
              </table:table-cell>
              <table:table-cell office:value-type="float" office:value="99.7877358490566">
                <text:p>99.7877358490566</text:p>
              </table:table-cell>
              <table:table-cell office:value-type="float" office:value="99.7877358490566">
                <text:p>99.7877358490566</text:p>
              </table:table-cell>
              <table:table-cell office:value-type="float" office:value="99.7641509433962">
                <text:p>99.7641509433962</text:p>
              </table:table-cell>
              <table:table-cell office:value-type="float" office:value="99.7405660377359">
                <text:p>99.740566037735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54:normal_table_percentage_module_data.DZ54</svg:desc>
                </draw:g>
              </table:table-cell>
              <table:table-cell office:value-type="float" office:value="1.40215079720934">
                <text:p>1.40215079720934</text:p>
              </table:table-cell>
              <table:table-cell office:value-type="float" office:value="0.870123570014885">
                <text:p>0.870123570014885</text:p>
              </table:table-cell>
              <table:table-cell office:value-type="float" office:value="0.926539655256986">
                <text:p>0.926539655256986</text:p>
              </table:table-cell>
              <table:table-cell office:value-type="float" office:value="0.747475743648092">
                <text:p>0.747475743648092</text:p>
              </table:table-cell>
              <table:table-cell office:value-type="float" office:value="0.926539655256984">
                <text:p>0.926539655256984</text:p>
              </table:table-cell>
              <table:table-cell office:value-type="float" office:value="1.02171016328835">
                <text:p>1.02171016328835</text:p>
              </table:table-cell>
              <table:table-cell office:value-type="float" office:value="0.866921305162907">
                <text:p>0.866921305162907</text:p>
              </table:table-cell>
              <table:table-cell office:value-type="float" office:value="0.897742290793724">
                <text:p>0.897742290793724</text:p>
              </table:table-cell>
              <table:table-cell office:value-type="float" office:value="0.696542655136375">
                <text:p>0.696542655136375</text:p>
              </table:table-cell>
              <table:table-cell office:value-type="float" office:value="0.692538224702681">
                <text:p>0.692538224702681</text:p>
              </table:table-cell>
              <table:table-cell office:value-type="float" office:value="0.874021516332535">
                <text:p>0.874021516332535</text:p>
              </table:table-cell>
              <table:table-cell office:value-type="float" office:value="0.701405912679102">
                <text:p>0.701405912679102</text:p>
              </table:table-cell>
              <table:table-cell office:value-type="float" office:value="0.646377509153914">
                <text:p>0.646377509153914</text:p>
              </table:table-cell>
              <table:table-cell office:value-type="float" office:value="0.639165931577918">
                <text:p>0.639165931577918</text:p>
              </table:table-cell>
              <table:table-cell office:value-type="float" office:value="0.701405912679104">
                <text:p>0.701405912679104</text:p>
              </table:table-cell>
              <table:table-cell office:value-type="float" office:value="0.598724300775465">
                <text:p>0.598724300775465</text:p>
              </table:table-cell>
              <table:table-cell office:value-type="float" office:value="0.613509843242979">
                <text:p>0.613509843242979</text:p>
              </table:table-cell>
              <table:table-cell office:value-type="float" office:value="0.542395858825798">
                <text:p>0.542395858825798</text:p>
              </table:table-cell>
              <table:table-cell office:value-type="float" office:value="0.661966491667324">
                <text:p>0.661966491667324</text:p>
              </table:table-cell>
              <table:table-cell office:value-type="float" office:value="0.779848853310517">
                <text:p>0.779848853310517</text:p>
              </table:table-cell>
              <table:table-cell office:value-type="float" office:value="0.965733971011129">
                <text:p>0.965733971011129</text:p>
              </table:table-cell>
              <table:table-cell office:value-type="float" office:value="1.07477495912795">
                <text:p>1.07477495912795</text:p>
              </table:table-cell>
              <table:table-cell office:value-type="float" office:value="0.839761018441922">
                <text:p>0.839761018441922</text:p>
              </table:table-cell>
              <table:table-cell office:value-type="float" office:value="0.628930817610064">
                <text:p>0.628930817610064</text:p>
              </table:table-cell>
              <table:table-cell office:value-type="float" office:value="0.678108762668169">
                <text:p>0.678108762668169</text:p>
              </table:table-cell>
              <table:table-cell office:value-type="float" office:value="0.685361469110172">
                <text:p>0.685361469110172</text:p>
              </table:table-cell>
              <table:table-cell office:value-type="float" office:value="0.586206034034818">
                <text:p>0.586206034034818</text:p>
              </table:table-cell>
              <table:table-cell office:value-type="float" office:value="0.630893165023236">
                <text:p>0.630893165023236</text:p>
              </table:table-cell>
              <table:table-cell office:value-type="float" office:value="0.628930817610064">
                <text:p>0.628930817610064</text:p>
              </table:table-cell>
              <table:table-cell office:value-type="float" office:value="0.762213814059169">
                <text:p>0.762213814059169</text:p>
              </table:table-cell>
              <table:table-cell office:value-type="float" office:value="0.805194190507508">
                <text:p>0.805194190507508</text:p>
              </table:table-cell>
              <table:table-cell office:value-type="float" office:value="1.01928761058886">
                <text:p>1.01928761058886</text:p>
              </table:table-cell>
              <table:table-cell office:value-type="float" office:value="0.97052197245352">
                <text:p>0.97052197245352</text:p>
              </table:table-cell>
              <table:table-cell office:value-type="float" office:value="1.12945188654515">
                <text:p>1.12945188654515</text:p>
              </table:table-cell>
              <table:table-cell office:value-type="float" office:value="1.03821220246661">
                <text:p>1.03821220246661</text:p>
              </table:table-cell>
              <table:table-cell office:value-type="float" office:value="0.967971318969895">
                <text:p>0.967971318969895</text:p>
              </table:table-cell>
              <table:table-cell office:value-type="float" office:value="0.924870513827216">
                <text:p>0.924870513827216</text:p>
              </table:table-cell>
              <table:table-cell office:value-type="float" office:value="0.727360597875494">
                <text:p>0.727360597875494</text:p>
              </table:table-cell>
              <table:table-cell office:value-type="float" office:value="0.832368612111098">
                <text:p>0.832368612111098</text:p>
              </table:table-cell>
              <table:table-cell office:value-type="float" office:value="0.883865995129259">
                <text:p>0.883865995129259</text:p>
              </table:table-cell>
              <table:table-cell office:value-type="float" office:value="0.739578919898851">
                <text:p>0.739578919898851</text:p>
              </table:table-cell>
              <table:table-cell office:value-type="float" office:value="0.680383538472284">
                <text:p>0.680383538472284</text:p>
              </table:table-cell>
              <table:table-cell office:value-type="float" office:value="0.427719198387904">
                <text:p>0.427719198387904</text:p>
              </table:table-cell>
              <table:table-cell office:value-type="float" office:value="0.433460652581452">
                <text:p>0.433460652581452</text:p>
              </table:table-cell>
              <table:table-cell office:value-type="float" office:value="0.437010758166267">
                <text:p>0.437010758166267</text:p>
              </table:table-cell>
              <table:table-cell office:value-type="float" office:value="0.369580480300101">
                <text:p>0.369580480300101</text:p>
              </table:table-cell>
              <table:table-cell office:value-type="float" office:value="0.372080489503122">
                <text:p>0.372080489503122</text:p>
              </table:table-cell>
              <table:table-cell office:value-type="float" office:value="0.22374606086097">
                <text:p>0.22374606086097</text:p>
              </table:table-cell>
              <table:table-cell office:value-type="float" office:value="0.149164040573982">
                <text:p>0.149164040573982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124303367144988">
                <text:p>0.124303367144988</text:p>
              </table:table-cell>
              <table:table-cell office:value-type="float" office:value="0.164907051599084">
                <text:p>0.164907051599084</text:p>
              </table:table-cell>
              <table:table-cell office:value-type="float" office:value="0.223746060860971">
                <text:p>0.223746060860971</text:p>
              </table:table-cell>
              <table:table-cell office:value-type="float" office:value="0.234535124059377">
                <text:p>0.234535124059377</text:p>
              </table:table-cell>
              <table:table-cell office:value-type="float" office:value="0.234535124059377">
                <text:p>0.234535124059377</text:p>
              </table:table-cell>
              <table:table-cell office:value-type="float" office:value="0.272335032636616">
                <text:p>0.272335032636616</text:p>
              </table:table-cell>
              <table:table-cell office:value-type="float" office:value="0.282362971636289">
                <text:p>0.28236297163628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54:normal_table_percentage_module_data.DZ54</svg:desc>
                </draw:g>
              </table:table-cell>
              <table:table-cell office:value-type="float" office:value="1.40215079720934">
                <text:p>1.40215079720934</text:p>
              </table:table-cell>
              <table:table-cell office:value-type="float" office:value="0.870123570014885">
                <text:p>0.870123570014885</text:p>
              </table:table-cell>
              <table:table-cell office:value-type="float" office:value="0.926539655256986">
                <text:p>0.926539655256986</text:p>
              </table:table-cell>
              <table:table-cell office:value-type="float" office:value="0.747475743648092">
                <text:p>0.747475743648092</text:p>
              </table:table-cell>
              <table:table-cell office:value-type="float" office:value="0.926539655256984">
                <text:p>0.926539655256984</text:p>
              </table:table-cell>
              <table:table-cell office:value-type="float" office:value="1.02171016328835">
                <text:p>1.02171016328835</text:p>
              </table:table-cell>
              <table:table-cell office:value-type="float" office:value="0.866921305162907">
                <text:p>0.866921305162907</text:p>
              </table:table-cell>
              <table:table-cell office:value-type="float" office:value="0.897742290793724">
                <text:p>0.897742290793724</text:p>
              </table:table-cell>
              <table:table-cell office:value-type="float" office:value="0.696542655136375">
                <text:p>0.696542655136375</text:p>
              </table:table-cell>
              <table:table-cell office:value-type="float" office:value="0.692538224702681">
                <text:p>0.692538224702681</text:p>
              </table:table-cell>
              <table:table-cell office:value-type="float" office:value="0.874021516332535">
                <text:p>0.874021516332535</text:p>
              </table:table-cell>
              <table:table-cell office:value-type="float" office:value="0.701405912679102">
                <text:p>0.701405912679102</text:p>
              </table:table-cell>
              <table:table-cell office:value-type="float" office:value="0.646377509153914">
                <text:p>0.646377509153914</text:p>
              </table:table-cell>
              <table:table-cell office:value-type="float" office:value="0.639165931577918">
                <text:p>0.639165931577918</text:p>
              </table:table-cell>
              <table:table-cell office:value-type="float" office:value="0.701405912679104">
                <text:p>0.701405912679104</text:p>
              </table:table-cell>
              <table:table-cell office:value-type="float" office:value="0.598724300775465">
                <text:p>0.598724300775465</text:p>
              </table:table-cell>
              <table:table-cell office:value-type="float" office:value="0.613509843242979">
                <text:p>0.613509843242979</text:p>
              </table:table-cell>
              <table:table-cell office:value-type="float" office:value="0.542395858825798">
                <text:p>0.542395858825798</text:p>
              </table:table-cell>
              <table:table-cell office:value-type="float" office:value="0.661966491667324">
                <text:p>0.661966491667324</text:p>
              </table:table-cell>
              <table:table-cell office:value-type="float" office:value="0.779848853310517">
                <text:p>0.779848853310517</text:p>
              </table:table-cell>
              <table:table-cell office:value-type="float" office:value="0.965733971011129">
                <text:p>0.965733971011129</text:p>
              </table:table-cell>
              <table:table-cell office:value-type="float" office:value="1.07477495912795">
                <text:p>1.07477495912795</text:p>
              </table:table-cell>
              <table:table-cell office:value-type="float" office:value="0.839761018441922">
                <text:p>0.839761018441922</text:p>
              </table:table-cell>
              <table:table-cell office:value-type="float" office:value="0.628930817610064">
                <text:p>0.628930817610064</text:p>
              </table:table-cell>
              <table:table-cell office:value-type="float" office:value="0.678108762668169">
                <text:p>0.678108762668169</text:p>
              </table:table-cell>
              <table:table-cell office:value-type="float" office:value="0.685361469110172">
                <text:p>0.685361469110172</text:p>
              </table:table-cell>
              <table:table-cell office:value-type="float" office:value="0.586206034034818">
                <text:p>0.586206034034818</text:p>
              </table:table-cell>
              <table:table-cell office:value-type="float" office:value="0.630893165023236">
                <text:p>0.630893165023236</text:p>
              </table:table-cell>
              <table:table-cell office:value-type="float" office:value="0.628930817610064">
                <text:p>0.628930817610064</text:p>
              </table:table-cell>
              <table:table-cell office:value-type="float" office:value="0.762213814059169">
                <text:p>0.762213814059169</text:p>
              </table:table-cell>
              <table:table-cell office:value-type="float" office:value="0.805194190507508">
                <text:p>0.805194190507508</text:p>
              </table:table-cell>
              <table:table-cell office:value-type="float" office:value="1.01928761058886">
                <text:p>1.01928761058886</text:p>
              </table:table-cell>
              <table:table-cell office:value-type="float" office:value="0.97052197245352">
                <text:p>0.97052197245352</text:p>
              </table:table-cell>
              <table:table-cell office:value-type="float" office:value="1.12945188654515">
                <text:p>1.12945188654515</text:p>
              </table:table-cell>
              <table:table-cell office:value-type="float" office:value="1.03821220246661">
                <text:p>1.03821220246661</text:p>
              </table:table-cell>
              <table:table-cell office:value-type="float" office:value="0.967971318969895">
                <text:p>0.967971318969895</text:p>
              </table:table-cell>
              <table:table-cell office:value-type="float" office:value="0.924870513827216">
                <text:p>0.924870513827216</text:p>
              </table:table-cell>
              <table:table-cell office:value-type="float" office:value="0.727360597875494">
                <text:p>0.727360597875494</text:p>
              </table:table-cell>
              <table:table-cell office:value-type="float" office:value="0.832368612111098">
                <text:p>0.832368612111098</text:p>
              </table:table-cell>
              <table:table-cell office:value-type="float" office:value="0.883865995129259">
                <text:p>0.883865995129259</text:p>
              </table:table-cell>
              <table:table-cell office:value-type="float" office:value="0.739578919898851">
                <text:p>0.739578919898851</text:p>
              </table:table-cell>
              <table:table-cell office:value-type="float" office:value="0.680383538472284">
                <text:p>0.680383538472284</text:p>
              </table:table-cell>
              <table:table-cell office:value-type="float" office:value="0.427719198387904">
                <text:p>0.427719198387904</text:p>
              </table:table-cell>
              <table:table-cell office:value-type="float" office:value="0.433460652581452">
                <text:p>0.433460652581452</text:p>
              </table:table-cell>
              <table:table-cell office:value-type="float" office:value="0.437010758166267">
                <text:p>0.437010758166267</text:p>
              </table:table-cell>
              <table:table-cell office:value-type="float" office:value="0.369580480300101">
                <text:p>0.369580480300101</text:p>
              </table:table-cell>
              <table:table-cell office:value-type="float" office:value="0.372080489503122">
                <text:p>0.372080489503122</text:p>
              </table:table-cell>
              <table:table-cell office:value-type="float" office:value="0.22374606086097">
                <text:p>0.22374606086097</text:p>
              </table:table-cell>
              <table:table-cell office:value-type="float" office:value="0.149164040573982">
                <text:p>0.149164040573982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745820202869931">
                <text:p>0.0745820202869931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0994426937159907">
                <text:p>0.0994426937159907</text:p>
              </table:table-cell>
              <table:table-cell office:value-type="float" office:value="0.124303367144988">
                <text:p>0.124303367144988</text:p>
              </table:table-cell>
              <table:table-cell office:value-type="float" office:value="0.164907051599084">
                <text:p>0.164907051599084</text:p>
              </table:table-cell>
              <table:table-cell office:value-type="float" office:value="0.223746060860971">
                <text:p>0.223746060860971</text:p>
              </table:table-cell>
              <table:table-cell office:value-type="float" office:value="0.234535124059377">
                <text:p>0.234535124059377</text:p>
              </table:table-cell>
              <table:table-cell office:value-type="float" office:value="0.234535124059377">
                <text:p>0.234535124059377</text:p>
              </table:table-cell>
              <table:table-cell office:value-type="float" office:value="0.272335032636616">
                <text:p>0.272335032636616</text:p>
              </table:table-cell>
              <table:table-cell office:value-type="float" office:value="0.282362971636289">
                <text:p>0.282362971636289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40:normal_table_percentage_module_data.DZ40</svg:desc>
                </draw:g>
              </table:table-cell>
              <table:table-cell office:value-type="float" office:value="49.1304347826087">
                <text:p>49.1304347826087</text:p>
              </table:table-cell>
              <table:table-cell office:value-type="float" office:value="62.7329192546584">
                <text:p>62.7329192546584</text:p>
              </table:table-cell>
              <table:table-cell office:value-type="float" office:value="64.1614906832298">
                <text:p>64.1614906832298</text:p>
              </table:table-cell>
              <table:table-cell office:value-type="float" office:value="61.3664596273292">
                <text:p>61.3664596273292</text:p>
              </table:table-cell>
              <table:table-cell office:value-type="float" office:value="59.0062111801242">
                <text:p>59.0062111801242</text:p>
              </table:table-cell>
              <table:table-cell office:value-type="float" office:value="56.832298136646">
                <text:p>56.832298136646</text:p>
              </table:table-cell>
              <table:table-cell office:value-type="float" office:value="55.3416149068323">
                <text:p>55.3416149068323</text:p>
              </table:table-cell>
              <table:table-cell office:value-type="float" office:value="54.9689440993789">
                <text:p>54.9689440993789</text:p>
              </table:table-cell>
              <table:table-cell office:value-type="float" office:value="55.4037267080745">
                <text:p>55.4037267080745</text:p>
              </table:table-cell>
              <table:table-cell office:value-type="float" office:value="56.2111801242236">
                <text:p>56.2111801242236</text:p>
              </table:table-cell>
              <table:table-cell office:value-type="float" office:value="56.7701863354037">
                <text:p>56.7701863354037</text:p>
              </table:table-cell>
              <table:table-cell office:value-type="float" office:value="57.4534161490683">
                <text:p>57.4534161490683</text:p>
              </table:table-cell>
              <table:table-cell office:value-type="float" office:value="58.3850931677019">
                <text:p>58.3850931677019</text:p>
              </table:table-cell>
              <table:table-cell office:value-type="float" office:value="59.5031055900621">
                <text:p>59.5031055900621</text:p>
              </table:table-cell>
              <table:table-cell office:value-type="float" office:value="61.1180124223603">
                <text:p>61.1180124223603</text:p>
              </table:table-cell>
              <table:table-cell office:value-type="float" office:value="63.0434782608696">
                <text:p>63.0434782608696</text:p>
              </table:table-cell>
              <table:table-cell office:value-type="float" office:value="63.9751552795031">
                <text:p>63.9751552795031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7.2670807453416">
                <text:p>67.2670807453416</text:p>
              </table:table-cell>
              <table:table-cell office:value-type="float" office:value="68.7577639751553">
                <text:p>68.7577639751553</text:p>
              </table:table-cell>
              <table:table-cell office:value-type="float" office:value="69.8757763975155">
                <text:p>69.8757763975155</text:p>
              </table:table-cell>
              <table:table-cell office:value-type="float" office:value="71.6149068322981">
                <text:p>71.6149068322981</text:p>
              </table:table-cell>
              <table:table-cell office:value-type="float" office:value="73.2298136645963">
                <text:p>73.2298136645963</text:p>
              </table:table-cell>
              <table:table-cell office:value-type="float" office:value="74.5962732919255">
                <text:p>74.5962732919255</text:p>
              </table:table-cell>
              <table:table-cell office:value-type="float" office:value="75.9627329192547">
                <text:p>75.9627329192547</text:p>
              </table:table-cell>
              <table:table-cell office:value-type="float" office:value="77.1428571428571">
                <text:p>77.1428571428571</text:p>
              </table:table-cell>
              <table:table-cell office:value-type="float" office:value="78.3850931677019">
                <text:p>78.3850931677019</text:p>
              </table:table-cell>
              <table:table-cell office:value-type="float" office:value="80.3105590062112">
                <text:p>80.3105590062112</text:p>
              </table:table-cell>
              <table:table-cell office:value-type="float" office:value="81.304347826087">
                <text:p>81.304347826087</text:p>
              </table:table-cell>
              <table:table-cell office:value-type="float" office:value="82.6086956521739">
                <text:p>82.6086956521739</text:p>
              </table:table-cell>
              <table:table-cell office:value-type="float" office:value="83.6645962732919">
                <text:p>83.6645962732919</text:p>
              </table:table-cell>
              <table:table-cell office:value-type="float" office:value="85.1552795031056">
                <text:p>85.1552795031056</text:p>
              </table:table-cell>
              <table:table-cell office:value-type="float" office:value="86.0248447204969">
                <text:p>86.0248447204969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88.5093167701863">
                <text:p>88.5093167701863</text:p>
              </table:table-cell>
              <table:table-cell office:value-type="float" office:value="89.5652173913043">
                <text:p>89.5652173913043</text:p>
              </table:table-cell>
              <table:table-cell office:value-type="float" office:value="90.6832298136646">
                <text:p>90.6832298136646</text:p>
              </table:table-cell>
              <table:table-cell office:value-type="float" office:value="91.6770186335404">
                <text:p>91.6770186335404</text:p>
              </table:table-cell>
              <table:table-cell office:value-type="float" office:value="92.360248447205">
                <text:p>92.360248447205</text:p>
              </table:table-cell>
              <table:table-cell office:value-type="float" office:value="93.1055900621118">
                <text:p>93.1055900621118</text:p>
              </table:table-cell>
              <table:table-cell office:value-type="float" office:value="94.2236024844721">
                <text:p>94.2236024844721</text:p>
              </table:table-cell>
              <table:table-cell office:value-type="float" office:value="95.0931677018633">
                <text:p>95.0931677018633</text:p>
              </table:table-cell>
              <table:table-cell office:value-type="float" office:value="95.9627329192547">
                <text:p>95.9627329192547</text:p>
              </table:table-cell>
              <table:table-cell office:value-type="float" office:value="96.2111801242236">
                <text:p>96.2111801242236</text:p>
              </table:table-cell>
              <table:table-cell office:value-type="float" office:value="96.8944099378882">
                <text:p>96.8944099378882</text:p>
              </table:table-cell>
              <table:table-cell office:value-type="float" office:value="97.4534161490683">
                <text:p>97.4534161490683</text:p>
              </table:table-cell>
              <table:table-cell office:value-type="float" office:value="97.7639751552795">
                <text:p>97.7639751552795</text:p>
              </table:table-cell>
              <table:table-cell office:value-type="float" office:value="98.1366459627329">
                <text:p>98.1366459627329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8819875776398">
                <text:p>98.8819875776398</text:p>
              </table:table-cell>
              <table:table-cell office:value-type="float" office:value="99.1304347826087">
                <text:p>99.1304347826087</text:p>
              </table:table-cell>
              <table:table-cell office:value-type="float" office:value="99.3167701863354">
                <text:p>99.3167701863354</text:p>
              </table:table-cell>
              <table:table-cell office:value-type="float" office:value="99.5031055900621">
                <text:p>99.5031055900621</text:p>
              </table:table-cell>
              <table:table-cell office:value-type="float" office:value="99.6273291925466">
                <text:p>99.6273291925466</text:p>
              </table:table-cell>
              <table:table-cell office:value-type="float" office:value="99.6894409937888">
                <text:p>99.6894409937888</text:p>
              </table:table-cell>
              <table:table-cell office:value-type="float" office:value="99.6894409937888">
                <text:p>99.6894409937888</text:p>
              </table:table-cell>
              <table:table-cell office:value-type="float" office:value="99.8136645962733">
                <text:p>99.8136645962733</text:p>
              </table:table-cell>
              <table:table-cell office:value-type="float" office:value="99.8136645962733">
                <text:p>99.8136645962733</text:p>
              </table:table-cell>
              <table:table-cell office:value-type="float" office:value="99.8136645962733">
                <text:p>99.8136645962733</text:p>
              </table:table-cell>
              <table:table-cell office:value-type="float" office:value="99.8757763975155">
                <text:p>99.8757763975155</text:p>
              </table:table-cell>
              <table:table-cell office:value-type="float" office:value="99.9378881987578">
                <text:p>99.9378881987578</text:p>
              </table:table-cell>
              <table:table-cell office:value-type="float" office:value="99.9378881987578">
                <text:p>99.93788819875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378881987578">
                <text:p>99.9378881987578</text:p>
              </table:table-cell>
              <table:table-cell office:value-type="float" office:value="99.8757763975155">
                <text:p>99.8757763975155</text:p>
              </table:table-cell>
              <table:table-cell office:value-type="float" office:value="99.8757763975155">
                <text:p>99.8757763975155</text:p>
              </table:table-cell>
              <table:table-cell office:value-type="float" office:value="99.8757763975155">
                <text:p>99.8757763975155</text:p>
              </table:table-cell>
              <table:table-cell office:value-type="float" office:value="99.8136645962733">
                <text:p>99.8136645962733</text:p>
              </table:table-cell>
              <table:table-cell office:value-type="float" office:value="99.8136645962733">
                <text:p>99.8136645962733</text:p>
              </table:table-cell>
              <table:table-cell office:value-type="float" office:value="99.6894409937888">
                <text:p>99.6894409937888</text:p>
              </table:table-cell>
              <table:table-cell office:value-type="float" office:value="99.6273291925466">
                <text:p>99.6273291925466</text:p>
              </table:table-cell>
              <table:table-cell office:value-type="float" office:value="99.5031055900621">
                <text:p>99.5031055900621</text:p>
              </table:table-cell>
              <table:table-cell office:value-type="float" office:value="99.4409937888199">
                <text:p>99.4409937888199</text:p>
              </table:table-cell>
              <table:table-cell office:value-type="float" office:value="99.4409937888199">
                <text:p>99.4409937888199</text:p>
              </table:table-cell>
              <table:table-cell office:value-type="float" office:value="99.3167701863354">
                <text:p>99.3167701863354</text:p>
              </table:table-cell>
              <table:table-cell office:value-type="float" office:value="99.2546583850932">
                <text:p>99.2546583850932</text:p>
              </table:table-cell>
              <table:table-cell office:value-type="float" office:value="99.2546583850932">
                <text:p>99.2546583850932</text:p>
              </table:table-cell>
              <table:table-cell office:value-type="float" office:value="99.1925465838509">
                <text:p>99.1925465838509</text:p>
              </table:table-cell>
              <table:table-cell office:value-type="float" office:value="99.1925465838509">
                <text:p>99.1925465838509</text:p>
              </table:table-cell>
              <table:table-cell office:value-type="float" office:value="99.0683229813665">
                <text:p>99.0683229813665</text:p>
              </table:table-cell>
              <table:table-cell office:value-type="float" office:value="98.695652173913">
                <text:p>98.695652173913</text:p>
              </table:table-cell>
              <table:table-cell office:value-type="float" office:value="98.6335403726708">
                <text:p>98.6335403726708</text:p>
              </table:table-cell>
              <table:table-cell office:value-type="float" office:value="98.6335403726708">
                <text:p>98.6335403726708</text:p>
              </table:table-cell>
              <table:table-cell office:value-type="float" office:value="98.5714285714286">
                <text:p>98.5714285714286</text:p>
              </table:table-cell>
              <table:table-cell office:value-type="float" office:value="98.1987577639752">
                <text:p>98.1987577639752</text:p>
              </table:table-cell>
              <table:table-cell office:value-type="float" office:value="98.0745341614907">
                <text:p>98.0745341614907</text:p>
              </table:table-cell>
              <table:table-cell office:value-type="float" office:value="97.7639751552795">
                <text:p>97.7639751552795</text:p>
              </table:table-cell>
              <table:table-cell office:value-type="float" office:value="97.7639751552795">
                <text:p>97.7639751552795</text:p>
              </table:table-cell>
              <table:table-cell office:value-type="float" office:value="97.7018633540373">
                <text:p>97.7018633540373</text:p>
              </table:table-cell>
              <table:table-cell office:value-type="float" office:value="97.5776397515528">
                <text:p>97.5776397515528</text:p>
              </table:table-cell>
              <table:table-cell office:value-type="float" office:value="97.3913043478261">
                <text:p>97.3913043478261</text:p>
              </table:table-cell>
              <table:table-cell office:value-type="float" office:value="97.3291925465839">
                <text:p>97.3291925465839</text:p>
              </table:table-cell>
              <table:table-cell office:value-type="float" office:value="97.2049689440994">
                <text:p>97.2049689440994</text:p>
              </table:table-cell>
              <table:table-cell office:value-type="float" office:value="96.8944099378882">
                <text:p>96.8944099378882</text:p>
              </table:table-cell>
              <table:table-cell office:value-type="float" office:value="96.7701863354037">
                <text:p>96.7701863354037</text:p>
              </table:table-cell>
              <table:table-cell office:value-type="float" office:value="96.832298136646">
                <text:p>96.832298136646</text:p>
              </table:table-cell>
              <table:table-cell office:value-type="float" office:value="97.0807453416149">
                <text:p>97.0807453416149</text:p>
              </table:table-cell>
              <table:table-cell office:value-type="float" office:value="97.0186335403727">
                <text:p>97.0186335403727</text:p>
              </table:table-cell>
              <table:table-cell office:value-type="float" office:value="96.9565217391304">
                <text:p>96.9565217391304</text:p>
              </table:table-cell>
              <table:table-cell office:value-type="float" office:value="96.832298136646">
                <text:p>96.83229813664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41:normal_table_percentage_module_data.DZ41</svg:desc>
                </draw:g>
              </table:table-cell>
              <table:table-cell office:value-type="float" office:value="2.78465984738632">
                <text:p>2.78465984738632</text:p>
              </table:table-cell>
              <table:table-cell office:value-type="float" office:value="2.8688212133646">
                <text:p>2.8688212133646</text:p>
              </table:table-cell>
              <table:table-cell office:value-type="float" office:value="1.4654524529347">
                <text:p>1.4654524529347</text:p>
              </table:table-cell>
              <table:table-cell office:value-type="float" office:value="2.26421914939831">
                <text:p>2.26421914939831</text:p>
              </table:table-cell>
              <table:table-cell office:value-type="float" office:value="1.75678703400385">
                <text:p>1.75678703400385</text:p>
              </table:table-cell>
              <table:table-cell office:value-type="float" office:value="1.71355542000485">
                <text:p>1.71355542000485</text:p>
              </table:table-cell>
              <table:table-cell office:value-type="float" office:value="1.56174096609906">
                <text:p>1.56174096609906</text:p>
              </table:table-cell>
              <table:table-cell office:value-type="float" office:value="1.31759027550288">
                <text:p>1.31759027550288</text:p>
              </table:table-cell>
              <table:table-cell office:value-type="float" office:value="1.84718078867043">
                <text:p>1.84718078867043</text:p>
              </table:table-cell>
              <table:table-cell office:value-type="float" office:value="1.21608075822678">
                <text:p>1.21608075822678</text:p>
              </table:table-cell>
              <table:table-cell office:value-type="float" office:value="1.17848856900685">
                <text:p>1.17848856900685</text:p>
              </table:table-cell>
              <table:table-cell office:value-type="float" office:value="0.937410469786484">
                <text:p>0.937410469786484</text:p>
              </table:table-cell>
              <table:table-cell office:value-type="float" office:value="1.52142220048645">
                <text:p>1.52142220048645</text:p>
              </table:table-cell>
              <table:table-cell office:value-type="float" office:value="1.39809051893451">
                <text:p>1.39809051893451</text:p>
              </table:table-cell>
              <table:table-cell office:value-type="float" office:value="1.94661023164276">
                <text:p>1.94661023164276</text:p>
              </table:table-cell>
              <table:table-cell office:value-type="float" office:value="1.58354643279279">
                <text:p>1.58354643279279</text:p>
              </table:table-cell>
              <table:table-cell office:value-type="float" office:value="1.20723641715224">
                <text:p>1.20723641715224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0.830741310465373">
                <text:p>0.830741310465373</text:p>
              </table:table-cell>
              <table:table-cell office:value-type="float" office:value="0.880830119510672">
                <text:p>0.880830119510672</text:p>
              </table:table-cell>
              <table:table-cell office:value-type="float" office:value="0.890509862012695">
                <text:p>0.890509862012695</text:p>
              </table:table-cell>
              <table:table-cell office:value-type="float" office:value="0.973305115821377">
                <text:p>0.973305115821377</text:p>
              </table:table-cell>
              <table:table-cell office:value-type="float" office:value="1.56174096609906">
                <text:p>1.56174096609906</text:p>
              </table:table-cell>
              <table:table-cell office:value-type="float" office:value="1.50584650484209">
                <text:p>1.50584650484209</text:p>
              </table:table-cell>
              <table:table-cell office:value-type="float" office:value="1.37490333050799">
                <text:p>1.37490333050799</text:p>
              </table:table-cell>
              <table:table-cell office:value-type="float" office:value="1.65113060350947">
                <text:p>1.65113060350947</text:p>
              </table:table-cell>
              <table:table-cell office:value-type="float" office:value="1.77619963474345">
                <text:p>1.77619963474345</text:p>
              </table:table-cell>
              <table:table-cell office:value-type="float" office:value="2.21154454546196">
                <text:p>2.21154454546196</text:p>
              </table:table-cell>
              <table:table-cell office:value-type="float" office:value="2.31384406972232">
                <text:p>2.31384406972232</text:p>
              </table:table-cell>
              <table:table-cell office:value-type="float" office:value="1.98585156244833">
                <text:p>1.98585156244833</text:p>
              </table:table-cell>
              <table:table-cell office:value-type="float" office:value="1.94330435283765">
                <text:p>1.94330435283765</text:p>
              </table:table-cell>
              <table:table-cell office:value-type="float" office:value="1.69342484858621">
                <text:p>1.69342484858621</text:p>
              </table:table-cell>
              <table:table-cell office:value-type="float" office:value="2.05480675375561">
                <text:p>2.05480675375561</text:p>
              </table:table-cell>
              <table:table-cell office:value-type="float" office:value="2.05063031294648">
                <text:p>2.05063031294648</text:p>
              </table:table-cell>
              <table:table-cell office:value-type="float" office:value="1.55624186111521">
                <text:p>1.55624186111521</text:p>
              </table:table-cell>
              <table:table-cell office:value-type="float" office:value="1.04754539467276">
                <text:p>1.04754539467276</text:p>
              </table:table-cell>
              <table:table-cell office:value-type="float" office:value="0.878393517001918">
                <text:p>0.878393517001918</text:p>
              </table:table-cell>
              <table:table-cell office:value-type="float" office:value="0.935121307713142">
                <text:p>0.935121307713142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03312421945132">
                <text:p>1.03312421945132</text:p>
              </table:table-cell>
              <table:table-cell office:value-type="float" office:value="1.0975037913622">
                <text:p>1.0975037913622</text:p>
              </table:table-cell>
              <table:table-cell office:value-type="float" office:value="0.851130633171616">
                <text:p>0.851130633171616</text:p>
              </table:table-cell>
              <table:table-cell office:value-type="float" office:value="1.18030582308399">
                <text:p>1.18030582308399</text:p>
              </table:table-cell>
              <table:table-cell office:value-type="float" office:value="1.18754703103105">
                <text:p>1.18754703103105</text:p>
              </table:table-cell>
              <table:table-cell office:value-type="float" office:value="0.9259080652173">
                <text:p>0.9259080652173</text:p>
              </table:table-cell>
              <table:table-cell office:value-type="float" office:value="1.1130169818398">
                <text:p>1.1130169818398</text:p>
              </table:table-cell>
              <table:table-cell office:value-type="float" office:value="1.24911827155266">
                <text:p>1.24911827155266</text:p>
              </table:table-cell>
              <table:table-cell office:value-type="float" office:value="1.01428146699096">
                <text:p>1.01428146699096</text:p>
              </table:table-cell>
              <table:table-cell office:value-type="float" office:value="0.88083011951067">
                <text:p>0.88083011951067</text:p>
              </table:table-cell>
              <table:table-cell office:value-type="float" office:value="0.916602220338662">
                <text:p>0.916602220338662</text:p>
              </table:table-cell>
              <table:table-cell office:value-type="float" office:value="0.667681801101333">
                <text:p>0.667681801101333</text:p>
              </table:table-cell>
              <table:table-cell office:value-type="float" office:value="0.743614285551472">
                <text:p>0.743614285551472</text:p>
              </table:table-cell>
              <table:table-cell office:value-type="float" office:value="0.489944495494795">
                <text:p>0.489944495494795</text:p>
              </table:table-cell>
              <table:table-cell office:value-type="float" office:value="0.434289378124288">
                <text:p>0.434289378124288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419222706652519">
                <text:p>0.419222706652519</text:p>
              </table:table-cell>
              <table:table-cell office:value-type="float" office:value="0.419222706652519">
                <text:p>0.419222706652519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52377269733638">
                <text:p>0.52377269733638</text:p>
              </table:table-cell>
              <table:table-cell office:value-type="float" office:value="0.57076806426875">
                <text:p>0.57076806426875</text:p>
              </table:table-cell>
              <table:table-cell office:value-type="float" office:value="0.68354343764883">
                <text:p>0.68354343764883</text:p>
              </table:table-cell>
              <table:table-cell office:value-type="float" office:value="0.68354343764883">
                <text:p>0.68354343764883</text:p>
              </table:table-cell>
              <table:table-cell office:value-type="float" office:value="0.900085512185682">
                <text:p>0.900085512185682</text:p>
              </table:table-cell>
              <table:table-cell office:value-type="float" office:value="0.962231887256503">
                <text:p>0.962231887256503</text:p>
              </table:table-cell>
              <table:table-cell office:value-type="float" office:value="0.962231887256503">
                <text:p>0.962231887256503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14341211358046">
                <text:p>1.14341211358046</text:p>
              </table:table-cell>
              <table:table-cell office:value-type="float" office:value="1.35606814855593">
                <text:p>1.35606814855593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1.27795439851023">
                <text:p>1.27795439851023</text:p>
              </table:table-cell>
              <table:table-cell office:value-type="float" office:value="1.64201905249676">
                <text:p>1.64201905249676</text:p>
              </table:table-cell>
              <table:table-cell office:value-type="float" office:value="1.83904082742877">
                <text:p>1.83904082742877</text:p>
              </table:table-cell>
              <table:table-cell office:value-type="float" office:value="2.03278471364531">
                <text:p>2.03278471364531</text:p>
              </table:table-cell>
              <table:table-cell office:value-type="float" office:value="1.924463774513">
                <text:p>1.924463774513</text:p>
              </table:table-cell>
              <table:table-cell office:value-type="float" office:value="1.8759637747535">
                <text:p>1.8759637747535</text:p>
              </table:table-cell>
              <table:table-cell office:value-type="float" office:value="2.01690747460994">
                <text:p>2.01690747460994</text:p>
              </table:table-cell>
              <table:table-cell office:value-type="float" office:value="2.32031896084835">
                <text:p>2.32031896084835</text:p>
              </table:table-cell>
              <table:table-cell office:value-type="float" office:value="2.19207634493854">
                <text:p>2.19207634493854</text:p>
              </table:table-cell>
              <table:table-cell office:value-type="float" office:value="2.1959837925048">
                <text:p>2.1959837925048</text:p>
              </table:table-cell>
              <table:table-cell office:value-type="float" office:value="2.22988190771615">
                <text:p>2.22988190771615</text:p>
              </table:table-cell>
              <table:table-cell office:value-type="float" office:value="2.18718221883963">
                <text:p>2.18718221883963</text:p>
              </table:table-cell>
              <table:table-cell office:value-type="float" office:value="2.07968927599961">
                <text:p>2.07968927599961</text:p>
              </table:table-cell>
              <table:table-cell office:value-type="float" office:value="2.02961920217846">
                <text:p>2.02961920217846</text:p>
              </table:table-cell>
              <table:table-cell office:value-type="float" office:value="1.95977798197917">
                <text:p>1.95977798197917</text:p>
              </table:table-cell>
              <table:table-cell office:value-type="float" office:value="1.90768521735643">
                <text:p>1.90768521735643</text:p>
              </table:table-cell>
              <table:table-cell office:value-type="float" office:value="2.16056237651256">
                <text:p>2.1605623765125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41:normal_table_percentage_module_data.DZ41</svg:desc>
                </draw:g>
              </table:table-cell>
              <table:table-cell office:value-type="float" office:value="2.78465984738632">
                <text:p>2.78465984738632</text:p>
              </table:table-cell>
              <table:table-cell office:value-type="float" office:value="2.8688212133646">
                <text:p>2.8688212133646</text:p>
              </table:table-cell>
              <table:table-cell office:value-type="float" office:value="1.4654524529347">
                <text:p>1.4654524529347</text:p>
              </table:table-cell>
              <table:table-cell office:value-type="float" office:value="2.26421914939831">
                <text:p>2.26421914939831</text:p>
              </table:table-cell>
              <table:table-cell office:value-type="float" office:value="1.75678703400385">
                <text:p>1.75678703400385</text:p>
              </table:table-cell>
              <table:table-cell office:value-type="float" office:value="1.71355542000485">
                <text:p>1.71355542000485</text:p>
              </table:table-cell>
              <table:table-cell office:value-type="float" office:value="1.56174096609906">
                <text:p>1.56174096609906</text:p>
              </table:table-cell>
              <table:table-cell office:value-type="float" office:value="1.31759027550288">
                <text:p>1.31759027550288</text:p>
              </table:table-cell>
              <table:table-cell office:value-type="float" office:value="1.84718078867043">
                <text:p>1.84718078867043</text:p>
              </table:table-cell>
              <table:table-cell office:value-type="float" office:value="1.21608075822678">
                <text:p>1.21608075822678</text:p>
              </table:table-cell>
              <table:table-cell office:value-type="float" office:value="1.17848856900685">
                <text:p>1.17848856900685</text:p>
              </table:table-cell>
              <table:table-cell office:value-type="float" office:value="0.937410469786484">
                <text:p>0.937410469786484</text:p>
              </table:table-cell>
              <table:table-cell office:value-type="float" office:value="1.52142220048645">
                <text:p>1.52142220048645</text:p>
              </table:table-cell>
              <table:table-cell office:value-type="float" office:value="1.39809051893451">
                <text:p>1.39809051893451</text:p>
              </table:table-cell>
              <table:table-cell office:value-type="float" office:value="1.94661023164276">
                <text:p>1.94661023164276</text:p>
              </table:table-cell>
              <table:table-cell office:value-type="float" office:value="1.58354643279279">
                <text:p>1.58354643279279</text:p>
              </table:table-cell>
              <table:table-cell office:value-type="float" office:value="1.20723641715224">
                <text:p>1.20723641715224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0.830741310465373">
                <text:p>0.830741310465373</text:p>
              </table:table-cell>
              <table:table-cell office:value-type="float" office:value="0.880830119510672">
                <text:p>0.880830119510672</text:p>
              </table:table-cell>
              <table:table-cell office:value-type="float" office:value="0.890509862012695">
                <text:p>0.890509862012695</text:p>
              </table:table-cell>
              <table:table-cell office:value-type="float" office:value="0.973305115821377">
                <text:p>0.973305115821377</text:p>
              </table:table-cell>
              <table:table-cell office:value-type="float" office:value="1.56174096609906">
                <text:p>1.56174096609906</text:p>
              </table:table-cell>
              <table:table-cell office:value-type="float" office:value="1.50584650484209">
                <text:p>1.50584650484209</text:p>
              </table:table-cell>
              <table:table-cell office:value-type="float" office:value="1.37490333050799">
                <text:p>1.37490333050799</text:p>
              </table:table-cell>
              <table:table-cell office:value-type="float" office:value="1.65113060350947">
                <text:p>1.65113060350947</text:p>
              </table:table-cell>
              <table:table-cell office:value-type="float" office:value="1.77619963474345">
                <text:p>1.77619963474345</text:p>
              </table:table-cell>
              <table:table-cell office:value-type="float" office:value="2.21154454546196">
                <text:p>2.21154454546196</text:p>
              </table:table-cell>
              <table:table-cell office:value-type="float" office:value="2.31384406972232">
                <text:p>2.31384406972232</text:p>
              </table:table-cell>
              <table:table-cell office:value-type="float" office:value="1.98585156244833">
                <text:p>1.98585156244833</text:p>
              </table:table-cell>
              <table:table-cell office:value-type="float" office:value="1.94330435283765">
                <text:p>1.94330435283765</text:p>
              </table:table-cell>
              <table:table-cell office:value-type="float" office:value="1.69342484858621">
                <text:p>1.69342484858621</text:p>
              </table:table-cell>
              <table:table-cell office:value-type="float" office:value="2.05480675375561">
                <text:p>2.05480675375561</text:p>
              </table:table-cell>
              <table:table-cell office:value-type="float" office:value="2.05063031294648">
                <text:p>2.05063031294648</text:p>
              </table:table-cell>
              <table:table-cell office:value-type="float" office:value="1.55624186111521">
                <text:p>1.55624186111521</text:p>
              </table:table-cell>
              <table:table-cell office:value-type="float" office:value="1.04754539467276">
                <text:p>1.04754539467276</text:p>
              </table:table-cell>
              <table:table-cell office:value-type="float" office:value="0.878393517001918">
                <text:p>0.878393517001918</text:p>
              </table:table-cell>
              <table:table-cell office:value-type="float" office:value="0.935121307713142">
                <text:p>0.935121307713142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03312421945132">
                <text:p>1.03312421945132</text:p>
              </table:table-cell>
              <table:table-cell office:value-type="float" office:value="1.0975037913622">
                <text:p>1.0975037913622</text:p>
              </table:table-cell>
              <table:table-cell office:value-type="float" office:value="0.851130633171616">
                <text:p>0.851130633171616</text:p>
              </table:table-cell>
              <table:table-cell office:value-type="float" office:value="1.18030582308399">
                <text:p>1.18030582308399</text:p>
              </table:table-cell>
              <table:table-cell office:value-type="float" office:value="1.18754703103105">
                <text:p>1.18754703103105</text:p>
              </table:table-cell>
              <table:table-cell office:value-type="float" office:value="0.9259080652173">
                <text:p>0.9259080652173</text:p>
              </table:table-cell>
              <table:table-cell office:value-type="float" office:value="1.1130169818398">
                <text:p>1.1130169818398</text:p>
              </table:table-cell>
              <table:table-cell office:value-type="float" office:value="1.24911827155266">
                <text:p>1.24911827155266</text:p>
              </table:table-cell>
              <table:table-cell office:value-type="float" office:value="1.01428146699096">
                <text:p>1.01428146699096</text:p>
              </table:table-cell>
              <table:table-cell office:value-type="float" office:value="0.88083011951067">
                <text:p>0.88083011951067</text:p>
              </table:table-cell>
              <table:table-cell office:value-type="float" office:value="0.916602220338662">
                <text:p>0.916602220338662</text:p>
              </table:table-cell>
              <table:table-cell office:value-type="float" office:value="0.667681801101333">
                <text:p>0.667681801101333</text:p>
              </table:table-cell>
              <table:table-cell office:value-type="float" office:value="0.743614285551472">
                <text:p>0.743614285551472</text:p>
              </table:table-cell>
              <table:table-cell office:value-type="float" office:value="0.489944495494795">
                <text:p>0.489944495494795</text:p>
              </table:table-cell>
              <table:table-cell office:value-type="float" office:value="0.434289378124288">
                <text:p>0.434289378124288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300028504061892">
                <text:p>0.300028504061892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414761501141">
                <text:p>0.196414761501141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261886348668188">
                <text:p>0.261886348668188</text:p>
              </table:table-cell>
              <table:table-cell office:value-type="float" office:value="0.419222706652519">
                <text:p>0.419222706652519</text:p>
              </table:table-cell>
              <table:table-cell office:value-type="float" office:value="0.419222706652519">
                <text:p>0.419222706652519</text:p>
              </table:table-cell>
              <table:table-cell office:value-type="float" office:value="0.439196758500963">
                <text:p>0.439196758500963</text:p>
              </table:table-cell>
              <table:table-cell office:value-type="float" office:value="0.52377269733638">
                <text:p>0.52377269733638</text:p>
              </table:table-cell>
              <table:table-cell office:value-type="float" office:value="0.57076806426875">
                <text:p>0.57076806426875</text:p>
              </table:table-cell>
              <table:table-cell office:value-type="float" office:value="0.68354343764883">
                <text:p>0.68354343764883</text:p>
              </table:table-cell>
              <table:table-cell office:value-type="float" office:value="0.68354343764883">
                <text:p>0.68354343764883</text:p>
              </table:table-cell>
              <table:table-cell office:value-type="float" office:value="0.900085512185682">
                <text:p>0.900085512185682</text:p>
              </table:table-cell>
              <table:table-cell office:value-type="float" office:value="0.962231887256503">
                <text:p>0.962231887256503</text:p>
              </table:table-cell>
              <table:table-cell office:value-type="float" office:value="0.962231887256503">
                <text:p>0.962231887256503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05772586123767">
                <text:p>1.05772586123767</text:p>
              </table:table-cell>
              <table:table-cell office:value-type="float" office:value="1.14341211358046">
                <text:p>1.14341211358046</text:p>
              </table:table-cell>
              <table:table-cell office:value-type="float" office:value="1.35606814855593">
                <text:p>1.35606814855593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1.33536360220266">
                <text:p>1.33536360220266</text:p>
              </table:table-cell>
              <table:table-cell office:value-type="float" office:value="1.27795439851023">
                <text:p>1.27795439851023</text:p>
              </table:table-cell>
              <table:table-cell office:value-type="float" office:value="1.64201905249676">
                <text:p>1.64201905249676</text:p>
              </table:table-cell>
              <table:table-cell office:value-type="float" office:value="1.83904082742877">
                <text:p>1.83904082742877</text:p>
              </table:table-cell>
              <table:table-cell office:value-type="float" office:value="2.03278471364531">
                <text:p>2.03278471364531</text:p>
              </table:table-cell>
              <table:table-cell office:value-type="float" office:value="1.924463774513">
                <text:p>1.924463774513</text:p>
              </table:table-cell>
              <table:table-cell office:value-type="float" office:value="1.8759637747535">
                <text:p>1.8759637747535</text:p>
              </table:table-cell>
              <table:table-cell office:value-type="float" office:value="2.01690747460994">
                <text:p>2.01690747460994</text:p>
              </table:table-cell>
              <table:table-cell office:value-type="float" office:value="2.32031896084835">
                <text:p>2.32031896084835</text:p>
              </table:table-cell>
              <table:table-cell office:value-type="float" office:value="2.19207634493854">
                <text:p>2.19207634493854</text:p>
              </table:table-cell>
              <table:table-cell office:value-type="float" office:value="2.1959837925048">
                <text:p>2.1959837925048</text:p>
              </table:table-cell>
              <table:table-cell office:value-type="float" office:value="2.22988190771615">
                <text:p>2.22988190771615</text:p>
              </table:table-cell>
              <table:table-cell office:value-type="float" office:value="2.18718221883963">
                <text:p>2.18718221883963</text:p>
              </table:table-cell>
              <table:table-cell office:value-type="float" office:value="2.07968927599961">
                <text:p>2.07968927599961</text:p>
              </table:table-cell>
              <table:table-cell office:value-type="float" office:value="2.02961920217846">
                <text:p>2.02961920217846</text:p>
              </table:table-cell>
              <table:table-cell office:value-type="float" office:value="1.95977798197917">
                <text:p>1.95977798197917</text:p>
              </table:table-cell>
              <table:table-cell office:value-type="float" office:value="1.90768521735643">
                <text:p>1.90768521735643</text:p>
              </table:table-cell>
              <table:table-cell office:value-type="float" office:value="2.16056237651256">
                <text:p>2.1605623765125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27:normal_table_percentage_module_data.DZ27</svg:desc>
                </draw:g>
              </table:table-cell>
              <table:table-cell office:value-type="float" office:value="52.3826714801444">
                <text:p>52.3826714801444</text:p>
              </table:table-cell>
              <table:table-cell office:value-type="float" office:value="68.6642599277978">
                <text:p>68.6642599277978</text:p>
              </table:table-cell>
              <table:table-cell office:value-type="float" office:value="73.898916967509">
                <text:p>73.898916967509</text:p>
              </table:table-cell>
              <table:table-cell office:value-type="float" office:value="74.8014440433213">
                <text:p>74.8014440433213</text:p>
              </table:table-cell>
              <table:table-cell office:value-type="float" office:value="74.4765342960289">
                <text:p>74.4765342960289</text:p>
              </table:table-cell>
              <table:table-cell office:value-type="float" office:value="74.2599277978339">
                <text:p>74.2599277978339</text:p>
              </table:table-cell>
              <table:table-cell office:value-type="float" office:value="74.8736462093863">
                <text:p>74.8736462093863</text:p>
              </table:table-cell>
              <table:table-cell office:value-type="float" office:value="75.4512635379061">
                <text:p>75.4512635379061</text:p>
              </table:table-cell>
              <table:table-cell office:value-type="float" office:value="76.173285198556">
                <text:p>76.173285198556</text:p>
              </table:table-cell>
              <table:table-cell office:value-type="float" office:value="77.5812274368231">
                <text:p>77.5812274368231</text:p>
              </table:table-cell>
              <table:table-cell office:value-type="float" office:value="78.8808664259928">
                <text:p>78.8808664259928</text:p>
              </table:table-cell>
              <table:table-cell office:value-type="float" office:value="79.7833935018051">
                <text:p>79.7833935018051</text:p>
              </table:table-cell>
              <table:table-cell office:value-type="float" office:value="80.5776173285199">
                <text:p>80.5776173285199</text:p>
              </table:table-cell>
              <table:table-cell office:value-type="float" office:value="81.7689530685921">
                <text:p>81.7689530685921</text:p>
              </table:table-cell>
              <table:table-cell office:value-type="float" office:value="82.5992779783394">
                <text:p>82.5992779783394</text:p>
              </table:table-cell>
              <table:table-cell office:value-type="float" office:value="83.7545126353791">
                <text:p>83.7545126353791</text:p>
              </table:table-cell>
              <table:table-cell office:value-type="float" office:value="84.4043321299639">
                <text:p>84.4043321299639</text:p>
              </table:table-cell>
              <table:table-cell office:value-type="float" office:value="84.9819494584838">
                <text:p>84.9819494584838</text:p>
              </table:table-cell>
              <table:table-cell office:value-type="float" office:value="85.7039711191336">
                <text:p>85.7039711191336</text:p>
              </table:table-cell>
              <table:table-cell office:value-type="float" office:value="86.101083032491">
                <text:p>86.101083032491</text:p>
              </table:table-cell>
              <table:table-cell office:value-type="float" office:value="86.7870036101083">
                <text:p>86.7870036101083</text:p>
              </table:table-cell>
              <table:table-cell office:value-type="float" office:value="87.5812274368231">
                <text:p>87.5812274368231</text:p>
              </table:table-cell>
              <table:table-cell office:value-type="float" office:value="88.6281588447654">
                <text:p>88.6281588447654</text:p>
              </table:table-cell>
              <table:table-cell office:value-type="float" office:value="89.8194945848375">
                <text:p>89.8194945848375</text:p>
              </table:table-cell>
              <table:table-cell office:value-type="float" office:value="90.3610108303249">
                <text:p>90.3610108303249</text:p>
              </table:table-cell>
              <table:table-cell office:value-type="float" office:value="91.2996389891697">
                <text:p>91.2996389891697</text:p>
              </table:table-cell>
              <table:table-cell office:value-type="float" office:value="92.3104693140794">
                <text:p>92.3104693140794</text:p>
              </table:table-cell>
              <table:table-cell office:value-type="float" office:value="92.8880866425993">
                <text:p>92.8880866425993</text:p>
              </table:table-cell>
              <table:table-cell office:value-type="float" office:value="93.6462093862816">
                <text:p>93.6462093862816</text:p>
              </table:table-cell>
              <table:table-cell office:value-type="float" office:value="94.115523465704">
                <text:p>94.115523465704</text:p>
              </table:table-cell>
              <table:table-cell office:value-type="float" office:value="94.8736462093863">
                <text:p>94.8736462093863</text:p>
              </table:table-cell>
              <table:table-cell office:value-type="float" office:value="95.5956678700361">
                <text:p>95.5956678700361</text:p>
              </table:table-cell>
              <table:table-cell office:value-type="float" office:value="96.3898916967509">
                <text:p>96.3898916967509</text:p>
              </table:table-cell>
              <table:table-cell office:value-type="float" office:value="96.9675090252708">
                <text:p>96.9675090252708</text:p>
              </table:table-cell>
              <table:table-cell office:value-type="float" office:value="97.5812274368231">
                <text:p>97.5812274368231</text:p>
              </table:table-cell>
              <table:table-cell office:value-type="float" office:value="97.9783393501805">
                <text:p>97.9783393501805</text:p>
              </table:table-cell>
              <table:table-cell office:value-type="float" office:value="98.5198555956679">
                <text:p>98.5198555956679</text:p>
              </table:table-cell>
              <table:table-cell office:value-type="float" office:value="98.9169675090253">
                <text:p>98.9169675090253</text:p>
              </table:table-cell>
              <table:table-cell office:value-type="float" office:value="99.2779783393502">
                <text:p>99.2779783393502</text:p>
              </table:table-cell>
              <table:table-cell office:value-type="float" office:value="99.4584837545126">
                <text:p>99.4584837545126</text:p>
              </table:table-cell>
              <table:table-cell office:value-type="float" office:value="99.7111913357401">
                <text:p>99.7111913357401</text:p>
              </table:table-cell>
              <table:table-cell office:value-type="float" office:value="99.7833935018051">
                <text:p>99.7833935018051</text:p>
              </table:table-cell>
              <table:table-cell office:value-type="float" office:value="99.927797833935">
                <text:p>99.927797833935</text:p>
              </table:table-cell>
              <table:table-cell office:value-type="float" office:value="99.927797833935">
                <text:p>99.927797833935</text:p>
              </table:table-cell>
              <table:table-cell office:value-type="float" office:value="99.927797833935">
                <text:p>99.927797833935</text:p>
              </table:table-cell>
              <table:table-cell office:value-type="float" office:value="99.9638989169675">
                <text:p>99.9638989169675</text:p>
              </table:table-cell>
              <table:table-cell office:value-type="float" office:value="99.9638989169675">
                <text:p>99.96389891696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38989169675">
                <text:p>99.9638989169675</text:p>
              </table:table-cell>
              <table:table-cell office:value-type="float" office:value="99.9638989169675">
                <text:p>99.9638989169675</text:p>
              </table:table-cell>
              <table:table-cell office:value-type="float" office:value="99.8916967509025">
                <text:p>99.8916967509025</text:p>
              </table:table-cell>
              <table:table-cell office:value-type="float" office:value="99.8916967509025">
                <text:p>99.8916967509025</text:p>
              </table:table-cell>
              <table:table-cell office:value-type="float" office:value="99.8916967509025">
                <text:p>99.8916967509025</text:p>
              </table:table-cell>
              <table:table-cell office:value-type="float" office:value="99.8916967509025">
                <text:p>99.8916967509025</text:p>
              </table:table-cell>
              <table:table-cell office:value-type="float" office:value="99.8194945848375">
                <text:p>99.8194945848375</text:p>
              </table:table-cell>
              <table:table-cell office:value-type="float" office:value="99.8194945848375">
                <text:p>99.8194945848375</text:p>
              </table:table-cell>
              <table:table-cell office:value-type="float" office:value="99.7472924187726">
                <text:p>99.7472924187726</text:p>
              </table:table-cell>
              <table:table-cell office:value-type="float" office:value="99.6028880866426">
                <text:p>99.6028880866426</text:p>
              </table:table-cell>
              <table:table-cell office:value-type="float" office:value="99.5667870036101">
                <text:p>99.5667870036101</text:p>
              </table:table-cell>
              <table:table-cell office:value-type="float" office:value="99.5306859205776">
                <text:p>99.5306859205776</text:p>
              </table:table-cell>
              <table:table-cell office:value-type="float" office:value="99.4945848375451">
                <text:p>99.4945848375451</text:p>
              </table:table-cell>
              <table:table-cell office:value-type="float" office:value="99.4584837545126">
                <text:p>99.4584837545126</text:p>
              </table:table-cell>
              <table:table-cell office:value-type="float" office:value="99.2779783393502">
                <text:p>99.2779783393502</text:p>
              </table:table-cell>
              <table:table-cell office:value-type="float" office:value="99.1696750902527">
                <text:p>99.1696750902527</text:p>
              </table:table-cell>
              <table:table-cell office:value-type="float" office:value="99.1335740072202">
                <text:p>99.1335740072202</text:p>
              </table:table-cell>
              <table:table-cell office:value-type="float" office:value="99.0613718411552">
                <text:p>99.0613718411552</text:p>
              </table:table-cell>
              <table:table-cell office:value-type="float" office:value="98.9891696750903">
                <text:p>98.9891696750903</text:p>
              </table:table-cell>
              <table:table-cell office:value-type="float" office:value="98.9530685920578">
                <text:p>98.9530685920578</text:p>
              </table:table-cell>
              <table:table-cell office:value-type="float" office:value="98.8447653429603">
                <text:p>98.8447653429603</text:p>
              </table:table-cell>
              <table:table-cell office:value-type="float" office:value="98.8447653429603">
                <text:p>98.8447653429603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8447653429603">
                <text:p>98.8447653429603</text:p>
              </table:table-cell>
              <table:table-cell office:value-type="float" office:value="98.8447653429603">
                <text:p>98.8447653429603</text:p>
              </table:table-cell>
              <table:table-cell office:value-type="float" office:value="98.8808664259928">
                <text:p>98.8808664259928</text:p>
              </table:table-cell>
              <table:table-cell office:value-type="float" office:value="98.8447653429603">
                <text:p>98.8447653429603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9169675090253">
                <text:p>98.9169675090253</text:p>
              </table:table-cell>
              <table:table-cell office:value-type="float" office:value="98.8808664259928">
                <text:p>98.8808664259928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7364620938628">
                <text:p>98.7364620938628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8086642599278">
                <text:p>98.8086642599278</text:p>
              </table:table-cell>
              <table:table-cell office:value-type="float" office:value="98.8808664259928">
                <text:p>98.8808664259928</text:p>
              </table:table-cell>
              <table:table-cell office:value-type="float" office:value="98.9169675090253">
                <text:p>98.9169675090253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28:normal_table_percentage_module_data.DZ28</svg:desc>
                </draw:g>
              </table:table-cell>
              <table:table-cell office:value-type="float" office:value="1.99519958654394">
                <text:p>1.99519958654394</text:p>
              </table:table-cell>
              <table:table-cell office:value-type="float" office:value="2.08290700586463">
                <text:p>2.08290700586463</text:p>
              </table:table-cell>
              <table:table-cell office:value-type="float" office:value="1.97770389248545">
                <text:p>1.97770389248545</text:p>
              </table:table-cell>
              <table:table-cell office:value-type="float" office:value="1.74218638467907">
                <text:p>1.74218638467907</text:p>
              </table:table-cell>
              <table:table-cell office:value-type="float" office:value="1.99954959080623">
                <text:p>1.99954959080623</text:p>
              </table:table-cell>
              <table:table-cell office:value-type="float" office:value="1.27409491528918">
                <text:p>1.27409491528918</text:p>
              </table:table-cell>
              <table:table-cell office:value-type="float" office:value="0.705794382604818">
                <text:p>0.705794382604818</text:p>
              </table:table-cell>
              <table:table-cell office:value-type="float" office:value="0.7016789283809">
                <text:p>0.7016789283809</text:p>
              </table:table-cell>
              <table:table-cell office:value-type="float" office:value="1.04907315127333">
                <text:p>1.04907315127333</text:p>
              </table:table-cell>
              <table:table-cell office:value-type="float" office:value="1.01326278868934">
                <text:p>1.01326278868934</text:p>
              </table:table-cell>
              <table:table-cell office:value-type="float" office:value="1.33188589778451">
                <text:p>1.33188589778451</text:p>
              </table:table-cell>
              <table:table-cell office:value-type="float" office:value="1.55974505376844">
                <text:p>1.55974505376844</text:p>
              </table:table-cell>
              <table:table-cell office:value-type="float" office:value="1.13907673320811">
                <text:p>1.13907673320811</text:p>
              </table:table-cell>
              <table:table-cell office:value-type="float" office:value="0.920400634222522">
                <text:p>0.920400634222522</text:p>
              </table:table-cell>
              <table:table-cell office:value-type="float" office:value="1.01825250547803">
                <text:p>1.01825250547803</text:p>
              </table:table-cell>
              <table:table-cell office:value-type="float" office:value="0.538163171480097">
                <text:p>0.538163171480097</text:p>
              </table:table-cell>
              <table:table-cell office:value-type="float" office:value="0.47529284375768">
                <text:p>0.47529284375768</text:p>
              </table:table-cell>
              <table:table-cell office:value-type="float" office:value="0.543518160800778">
                <text:p>0.543518160800778</text:p>
              </table:table-cell>
              <table:table-cell office:value-type="float" office:value="0.618302410525399">
                <text:p>0.618302410525399</text:p>
              </table:table-cell>
              <table:table-cell office:value-type="float" office:value="0.425455343674215">
                <text:p>0.425455343674215</text:p>
              </table:table-cell>
              <table:table-cell office:value-type="float" office:value="0.594420651515207">
                <text:p>0.594420651515207</text:p>
              </table:table-cell>
              <table:table-cell office:value-type="float" office:value="0.726021811263458">
                <text:p>0.726021811263458</text:p>
              </table:table-cell>
              <table:table-cell office:value-type="float" office:value="0.802747536951043">
                <text:p>0.802747536951043</text:p>
              </table:table-cell>
              <table:table-cell office:value-type="float" office:value="0.959682408537997">
                <text:p>0.959682408537997</text:p>
              </table:table-cell>
              <table:table-cell office:value-type="float" office:value="1.07699883683583">
                <text:p>1.07699883683583</text:p>
              </table:table-cell>
              <table:table-cell office:value-type="float" office:value="1.05526648704663">
                <text:p>1.05526648704663</text:p>
              </table:table-cell>
              <table:table-cell office:value-type="float" office:value="1.03587673726389">
                <text:p>1.03587673726389</text:p>
              </table:table-cell>
              <table:table-cell office:value-type="float" office:value="0.868596025637476">
                <text:p>0.868596025637476</text:p>
              </table:table-cell>
              <table:table-cell office:value-type="float" office:value="0.965699285089713">
                <text:p>0.965699285089713</text:p>
              </table:table-cell>
              <table:table-cell office:value-type="float" office:value="1.02180167101582">
                <text:p>1.02180167101582</text:p>
              </table:table-cell>
              <table:table-cell office:value-type="float" office:value="0.974654956982752">
                <text:p>0.974654956982752</text:p>
              </table:table-cell>
              <table:table-cell office:value-type="float" office:value="0.897297322854741">
                <text:p>0.897297322854741</text:p>
              </table:table-cell>
              <table:table-cell office:value-type="float" office:value="1.11595890439178">
                <text:p>1.11595890439178</text:p>
              </table:table-cell>
              <table:table-cell office:value-type="float" office:value="1.13142327543135">
                <text:p>1.13142327543135</text:p>
              </table:table-cell>
              <table:table-cell office:value-type="float" office:value="1.07699883683584">
                <text:p>1.07699883683584</text:p>
              </table:table-cell>
              <table:table-cell office:value-type="float" office:value="0.72602181126346">
                <text:p>0.72602181126346</text:p>
              </table:table-cell>
              <table:table-cell office:value-type="float" office:value="0.769592151880603">
                <text:p>0.769592151880603</text:p>
              </table:table-cell>
              <table:table-cell office:value-type="float" office:value="0.564430296007631">
                <text:p>0.564430296007631</text:p>
              </table:table-cell>
              <table:table-cell office:value-type="float" office:value="0.538163171480092">
                <text:p>0.538163171480092</text:p>
              </table:table-cell>
              <table:table-cell office:value-type="float" office:value="0.425455343674213">
                <text:p>0.425455343674213</text:p>
              </table:table-cell>
              <table:table-cell office:value-type="float" office:value="0.409852860792452">
                <text:p>0.409852860792452</text:p>
              </table:table-cell>
              <table:table-cell office:value-type="float" office:value="0.348769596779527">
                <text:p>0.348769596779527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306800211407507">
                <text:p>0.306800211407507</text:p>
              </table:table-cell>
              <table:table-cell office:value-type="float" office:value="0.306800211407507">
                <text:p>0.306800211407507</text:p>
              </table:table-cell>
              <table:table-cell office:value-type="float" office:value="0.342484945144588">
                <text:p>0.342484945144588</text:p>
              </table:table-cell>
              <table:table-cell office:value-type="float" office:value="0.397294200221881">
                <text:p>0.397294200221881</text:p>
              </table:table-cell>
              <table:table-cell office:value-type="float" office:value="0.475292843757675">
                <text:p>0.475292843757675</text:p>
              </table:table-cell>
              <table:table-cell office:value-type="float" office:value="0.565711637715674">
                <text:p>0.565711637715674</text:p>
              </table:table-cell>
              <table:table-cell office:value-type="float" office:value="0.594420651515208">
                <text:p>0.594420651515208</text:p>
              </table:table-cell>
              <table:table-cell office:value-type="float" office:value="0.686026128218495">
                <text:p>0.686026128218495</text:p>
              </table:table-cell>
              <table:table-cell office:value-type="float" office:value="0.722021660649821">
                <text:p>0.722021660649821</text:p>
              </table:table-cell>
              <table:table-cell office:value-type="float" office:value="0.723023773083023">
                <text:p>0.723023773083023</text:p>
              </table:table-cell>
              <table:table-cell office:value-type="float" office:value="0.726021811263459">
                <text:p>0.726021811263459</text:p>
              </table:table-cell>
              <table:table-cell office:value-type="float" office:value="0.745700764612741">
                <text:p>0.745700764612741</text:p>
              </table:table-cell>
              <table:table-cell office:value-type="float" office:value="0.757262706260037">
                <text:p>0.757262706260037</text:p>
              </table:table-cell>
              <table:table-cell office:value-type="float" office:value="0.841498615501663">
                <text:p>0.841498615501663</text:p>
              </table:table-cell>
              <table:table-cell office:value-type="float" office:value="0.944472532868766">
                <text:p>0.944472532868766</text:p>
              </table:table-cell>
              <table:table-cell office:value-type="float" office:value="0.944472532868766">
                <text:p>0.944472532868766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897297322854742">
                <text:p>0.897297322854742</text:p>
              </table:table-cell>
              <table:table-cell office:value-type="float" office:value="0.897297322854742">
                <text:p>0.897297322854742</text:p>
              </table:table-cell>
              <table:table-cell office:value-type="float" office:value="0.891630977272814">
                <text:p>0.891630977272814</text:p>
              </table:table-cell>
              <table:table-cell office:value-type="float" office:value="0.86441805035225">
                <text:p>0.86441805035225</text:p>
              </table:table-cell>
              <table:table-cell office:value-type="float" office:value="0.868596025637478">
                <text:p>0.868596025637478</text:p>
              </table:table-cell>
              <table:table-cell office:value-type="float" office:value="0.947534040193961">
                <text:p>0.947534040193961</text:p>
              </table:table-cell>
              <table:table-cell office:value-type="float" office:value="0.954386525097394">
                <text:p>0.954386525097394</text:p>
              </table:table-cell>
              <table:table-cell office:value-type="float" office:value="1.14225053911762">
                <text:p>1.14225053911762</text:p>
              </table:table-cell>
              <table:table-cell office:value-type="float" office:value="1.00752999706062">
                <text:p>1.00752999706062</text:p>
              </table:table-cell>
              <table:table-cell office:value-type="float" office:value="1.05251839257135">
                <text:p>1.05251839257135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907726698707394">
                <text:p>0.907726698707394</text:p>
              </table:table-cell>
              <table:table-cell office:value-type="float" office:value="0.916458857504682">
                <text:p>0.91645885750468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rmal_table_percentage_module_data.A28:normal_table_percentage_module_data.DZ28</svg:desc>
                </draw:g>
              </table:table-cell>
              <table:table-cell office:value-type="float" office:value="1.99519958654394">
                <text:p>1.99519958654394</text:p>
              </table:table-cell>
              <table:table-cell office:value-type="float" office:value="2.08290700586463">
                <text:p>2.08290700586463</text:p>
              </table:table-cell>
              <table:table-cell office:value-type="float" office:value="1.97770389248545">
                <text:p>1.97770389248545</text:p>
              </table:table-cell>
              <table:table-cell office:value-type="float" office:value="1.74218638467907">
                <text:p>1.74218638467907</text:p>
              </table:table-cell>
              <table:table-cell office:value-type="float" office:value="1.99954959080623">
                <text:p>1.99954959080623</text:p>
              </table:table-cell>
              <table:table-cell office:value-type="float" office:value="1.27409491528918">
                <text:p>1.27409491528918</text:p>
              </table:table-cell>
              <table:table-cell office:value-type="float" office:value="0.705794382604818">
                <text:p>0.705794382604818</text:p>
              </table:table-cell>
              <table:table-cell office:value-type="float" office:value="0.7016789283809">
                <text:p>0.7016789283809</text:p>
              </table:table-cell>
              <table:table-cell office:value-type="float" office:value="1.04907315127333">
                <text:p>1.04907315127333</text:p>
              </table:table-cell>
              <table:table-cell office:value-type="float" office:value="1.01326278868934">
                <text:p>1.01326278868934</text:p>
              </table:table-cell>
              <table:table-cell office:value-type="float" office:value="1.33188589778451">
                <text:p>1.33188589778451</text:p>
              </table:table-cell>
              <table:table-cell office:value-type="float" office:value="1.55974505376844">
                <text:p>1.55974505376844</text:p>
              </table:table-cell>
              <table:table-cell office:value-type="float" office:value="1.13907673320811">
                <text:p>1.13907673320811</text:p>
              </table:table-cell>
              <table:table-cell office:value-type="float" office:value="0.920400634222522">
                <text:p>0.920400634222522</text:p>
              </table:table-cell>
              <table:table-cell office:value-type="float" office:value="1.01825250547803">
                <text:p>1.01825250547803</text:p>
              </table:table-cell>
              <table:table-cell office:value-type="float" office:value="0.538163171480097">
                <text:p>0.538163171480097</text:p>
              </table:table-cell>
              <table:table-cell office:value-type="float" office:value="0.47529284375768">
                <text:p>0.47529284375768</text:p>
              </table:table-cell>
              <table:table-cell office:value-type="float" office:value="0.543518160800778">
                <text:p>0.543518160800778</text:p>
              </table:table-cell>
              <table:table-cell office:value-type="float" office:value="0.618302410525399">
                <text:p>0.618302410525399</text:p>
              </table:table-cell>
              <table:table-cell office:value-type="float" office:value="0.425455343674215">
                <text:p>0.425455343674215</text:p>
              </table:table-cell>
              <table:table-cell office:value-type="float" office:value="0.594420651515207">
                <text:p>0.594420651515207</text:p>
              </table:table-cell>
              <table:table-cell office:value-type="float" office:value="0.726021811263458">
                <text:p>0.726021811263458</text:p>
              </table:table-cell>
              <table:table-cell office:value-type="float" office:value="0.802747536951043">
                <text:p>0.802747536951043</text:p>
              </table:table-cell>
              <table:table-cell office:value-type="float" office:value="0.959682408537997">
                <text:p>0.959682408537997</text:p>
              </table:table-cell>
              <table:table-cell office:value-type="float" office:value="1.07699883683583">
                <text:p>1.07699883683583</text:p>
              </table:table-cell>
              <table:table-cell office:value-type="float" office:value="1.05526648704663">
                <text:p>1.05526648704663</text:p>
              </table:table-cell>
              <table:table-cell office:value-type="float" office:value="1.03587673726389">
                <text:p>1.03587673726389</text:p>
              </table:table-cell>
              <table:table-cell office:value-type="float" office:value="0.868596025637476">
                <text:p>0.868596025637476</text:p>
              </table:table-cell>
              <table:table-cell office:value-type="float" office:value="0.965699285089713">
                <text:p>0.965699285089713</text:p>
              </table:table-cell>
              <table:table-cell office:value-type="float" office:value="1.02180167101582">
                <text:p>1.02180167101582</text:p>
              </table:table-cell>
              <table:table-cell office:value-type="float" office:value="0.974654956982752">
                <text:p>0.974654956982752</text:p>
              </table:table-cell>
              <table:table-cell office:value-type="float" office:value="0.897297322854741">
                <text:p>0.897297322854741</text:p>
              </table:table-cell>
              <table:table-cell office:value-type="float" office:value="1.11595890439178">
                <text:p>1.11595890439178</text:p>
              </table:table-cell>
              <table:table-cell office:value-type="float" office:value="1.13142327543135">
                <text:p>1.13142327543135</text:p>
              </table:table-cell>
              <table:table-cell office:value-type="float" office:value="1.07699883683584">
                <text:p>1.07699883683584</text:p>
              </table:table-cell>
              <table:table-cell office:value-type="float" office:value="0.72602181126346">
                <text:p>0.72602181126346</text:p>
              </table:table-cell>
              <table:table-cell office:value-type="float" office:value="0.769592151880603">
                <text:p>0.769592151880603</text:p>
              </table:table-cell>
              <table:table-cell office:value-type="float" office:value="0.564430296007631">
                <text:p>0.564430296007631</text:p>
              </table:table-cell>
              <table:table-cell office:value-type="float" office:value="0.538163171480092">
                <text:p>0.538163171480092</text:p>
              </table:table-cell>
              <table:table-cell office:value-type="float" office:value="0.425455343674213">
                <text:p>0.425455343674213</text:p>
              </table:table-cell>
              <table:table-cell office:value-type="float" office:value="0.409852860792452">
                <text:p>0.409852860792452</text:p>
              </table:table-cell>
              <table:table-cell office:value-type="float" office:value="0.348769596779527">
                <text:p>0.348769596779527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228323296763059">
                <text:p>0.228323296763059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114161648381532">
                <text:p>0.114161648381532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243663739245686">
                <text:p>0.243663739245686</text:p>
              </table:table-cell>
              <table:table-cell office:value-type="float" office:value="0.306800211407507">
                <text:p>0.306800211407507</text:p>
              </table:table-cell>
              <table:table-cell office:value-type="float" office:value="0.306800211407507">
                <text:p>0.306800211407507</text:p>
              </table:table-cell>
              <table:table-cell office:value-type="float" office:value="0.342484945144588">
                <text:p>0.342484945144588</text:p>
              </table:table-cell>
              <table:table-cell office:value-type="float" office:value="0.397294200221881">
                <text:p>0.397294200221881</text:p>
              </table:table-cell>
              <table:table-cell office:value-type="float" office:value="0.475292843757675">
                <text:p>0.475292843757675</text:p>
              </table:table-cell>
              <table:table-cell office:value-type="float" office:value="0.565711637715674">
                <text:p>0.565711637715674</text:p>
              </table:table-cell>
              <table:table-cell office:value-type="float" office:value="0.594420651515208">
                <text:p>0.594420651515208</text:p>
              </table:table-cell>
              <table:table-cell office:value-type="float" office:value="0.686026128218495">
                <text:p>0.686026128218495</text:p>
              </table:table-cell>
              <table:table-cell office:value-type="float" office:value="0.722021660649821">
                <text:p>0.722021660649821</text:p>
              </table:table-cell>
              <table:table-cell office:value-type="float" office:value="0.723023773083023">
                <text:p>0.723023773083023</text:p>
              </table:table-cell>
              <table:table-cell office:value-type="float" office:value="0.726021811263459">
                <text:p>0.726021811263459</text:p>
              </table:table-cell>
              <table:table-cell office:value-type="float" office:value="0.745700764612741">
                <text:p>0.745700764612741</text:p>
              </table:table-cell>
              <table:table-cell office:value-type="float" office:value="0.757262706260037">
                <text:p>0.757262706260037</text:p>
              </table:table-cell>
              <table:table-cell office:value-type="float" office:value="0.841498615501663">
                <text:p>0.841498615501663</text:p>
              </table:table-cell>
              <table:table-cell office:value-type="float" office:value="0.944472532868766">
                <text:p>0.944472532868766</text:p>
              </table:table-cell>
              <table:table-cell office:value-type="float" office:value="0.944472532868766">
                <text:p>0.944472532868766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897297322854742">
                <text:p>0.897297322854742</text:p>
              </table:table-cell>
              <table:table-cell office:value-type="float" office:value="0.897297322854742">
                <text:p>0.897297322854742</text:p>
              </table:table-cell>
              <table:table-cell office:value-type="float" office:value="0.891630977272814">
                <text:p>0.891630977272814</text:p>
              </table:table-cell>
              <table:table-cell office:value-type="float" office:value="0.86441805035225">
                <text:p>0.86441805035225</text:p>
              </table:table-cell>
              <table:table-cell office:value-type="float" office:value="0.868596025637478">
                <text:p>0.868596025637478</text:p>
              </table:table-cell>
              <table:table-cell office:value-type="float" office:value="0.947534040193961">
                <text:p>0.947534040193961</text:p>
              </table:table-cell>
              <table:table-cell office:value-type="float" office:value="0.954386525097394">
                <text:p>0.954386525097394</text:p>
              </table:table-cell>
              <table:table-cell office:value-type="float" office:value="1.14225053911762">
                <text:p>1.14225053911762</text:p>
              </table:table-cell>
              <table:table-cell office:value-type="float" office:value="1.00752999706062">
                <text:p>1.00752999706062</text:p>
              </table:table-cell>
              <table:table-cell office:value-type="float" office:value="1.05251839257135">
                <text:p>1.05251839257135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932902404010316">
                <text:p>0.932902404010316</text:p>
              </table:table-cell>
              <table:table-cell office:value-type="float" office:value="0.907726698707394">
                <text:p>0.907726698707394</text:p>
              </table:table-cell>
              <table:table-cell office:value-type="float" office:value="0.916458857504682">
                <text:p>0.916458857504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